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1.3953in"/>
    </style:style>
    <style:style style:name="co4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673in"/>
    </style:style>
    <style:style style:name="co7" style:family="table-column">
      <style:table-column-properties fo:break-before="auto" style:column-width="1.9937in"/>
    </style:style>
    <style:style style:name="co8" style:family="table-column">
      <style:table-column-properties fo:break-before="auto" style:column-width="1.8957in"/>
    </style:style>
    <style:style style:name="co10" style:family="table-column">
      <style:table-column-properties fo:break-before="auto" style:column-width="1.852in"/>
    </style:style>
    <style:style style:name="co11" style:family="table-column">
      <style:table-column-properties fo:break-before="auto" style:column-width="1.86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untry Names and Co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Natural Earth</text:p>
          </table:table-cell>
          <table:table-cell table:style-name="ce2" office:value-type="string" calcext:value-type="string">
            <text:p>GeoIP / ISO 3166-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. S. Antarctic Lands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nia and Herz.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al African Rep.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. Rep. Congo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. Cyprus</text:p>
          </table:table-cell>
          <table:table-cell office:value-type="string" calcext:value-type="string">
            <text:p>C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ch Rep.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kland Is.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XX</text:p>
          </table:table-cell>
          <table:table-cell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o PDR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NC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N. Ireland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GB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valbard Is.</text:p>
          </table:table-cell>
          <table:table-cell office:value-type="string" calcext:value-type="string">
            <text:p>NSV</text:p>
          </table:table-cell>
          <table:table-cell office:value-type="string" calcext:value-type="string">
            <text:p>SJ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Z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K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Bougainville</text:p>
          </table:table-cell>
          <table:table-cell office:value-type="string" calcext:value-type="string">
            <text:p>PNB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NX</text:p>
          </table:table-cell>
          <table:table-cell office:value-type="string" calcext:value-type="string">
            <text:p>PG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Dem. Rep. Kore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KP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T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Y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Russia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W. Sahara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EH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cotland</text:p>
          </table:table-cell>
          <table:table-cell office:value-type="string" calcext:value-type="string">
            <text:p>SCT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D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. Sudan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SS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N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olomon Is.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B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V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omaliland</text:p>
          </table:table-cell>
          <table:table-cell office:value-type="string" calcext:value-type="string">
            <text:p>SOL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RS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R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K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I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Z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D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G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J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M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L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N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  <table:table-cell office:value-type="string" calcext:value-type="string">
            <text:p>TW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Z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A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Y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N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U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West Bank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PS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Wales</text:p>
          </table:table-cell>
          <table:table-cell office:value-type="string" calcext:value-type="string">
            <text:p>WLS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ZA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M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W</text:p>
          </table:table-cell>
          <table:table-cell table:style-name="Default" table:number-columns-repeated="2"/>
        </table:table-row>
      </table:table>
      <table:table table:name="JavaScript Code" table:style-name="ta1"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var naturalEarthToGeoIP = {</text:p>
          </table:table-cell>
          <table:table-cell office:value-type="string" calcext:value-type="string">
            <text:p>var geoIPToNaturalEarth = {</text:p>
          </table:table-cell>
          <table:table-cell office:value-type="string" calcext:value-type="string">
            <text:p>var naturalEarthToName = {</text:p>
          </table:table-cell>
          <table:table-cell office:value-type="string" calcext:value-type="string">
            <text:p>var nameToNaturalEarth = {</text:p>
          </table:table-cell>
          <table:table-cell office:value-type="string" calcext:value-type="string">
            <text:p>var geoIPToName = {</text:p>
          </table:table-cell>
          <table:table-cell office:value-type="string" calcext:value-type="string">
            <text:p>var nameToGeoIP = {</text:p>
          </table:table-cell>
        </table:table-row>
        <table:table-row table:style-name="ro1">
          <table:table-cell table:formula="of:=CONCATENATE(&quot;'&quot;;['Country Names and Codes'.B2];&quot;': '&quot;;['Country Names and Codes'.C2];&quot;',&quot;)" office:value-type="string" office:string-value="'AFG': 'AF'," calcext:value-type="string">
            <text:p>'AFG': 'AF',</text:p>
          </table:table-cell>
          <table:table-cell table:formula="of:=CONCATENATE(&quot;&quot;&quot;&quot;;['Country Names and Codes'.C2];&quot;&quot;&quot;: &quot;&quot;&quot;;['Country Names and Codes'.B2];&quot;&quot;&quot;,&quot;)" office:value-type="string" office:string-value="&quot;AF&quot;: &quot;AFG&quot;," calcext:value-type="string">
            <text:p>"AF": "AFG",</text:p>
          </table:table-cell>
          <table:table-cell table:formula="of:=CONCATENATE(&quot;&quot;&quot;&quot;;['Country Names and Codes'.B2];&quot;&quot;&quot;: &quot;&quot;&quot;;['Country Names and Codes'.A2];&quot;&quot;&quot;,&quot;)" office:value-type="string" office:string-value="&quot;AFG&quot;: &quot;Afghanistan&quot;," calcext:value-type="string">
            <text:p>"AFG": "Afghanistan",</text:p>
          </table:table-cell>
          <table:table-cell table:formula="of:=CONCATENATE(&quot;&quot;&quot;&quot;;['Country Names and Codes'.A2];&quot;&quot;&quot;: &quot;&quot;&quot;;['Country Names and Codes'.B2];&quot;&quot;&quot;,&quot;)" office:value-type="string" office:string-value="&quot;Afghanistan&quot;: &quot;AFG&quot;," calcext:value-type="string">
            <text:p>"Afghanistan": "AFG",</text:p>
          </table:table-cell>
          <table:table-cell table:formula="of:=CONCATENATE(&quot;&quot;&quot;&quot;;['Country Names and Codes'.C2];&quot;&quot;&quot;: &quot;&quot;&quot;;['Country Names and Codes'.A2];&quot;&quot;&quot;,&quot;)" office:value-type="string" office:string-value="&quot;AF&quot;: &quot;Afghanistan&quot;," calcext:value-type="string">
            <text:p>"AF": "Afghanistan",</text:p>
          </table:table-cell>
          <table:table-cell table:formula="of:=CONCATENATE(&quot;&quot;&quot;&quot;;['Country Names and Codes'.A2];&quot;&quot;&quot;: &quot;&quot;&quot;;['Country Names and Codes'.C2];&quot;&quot;&quot;,&quot;)" office:value-type="string" office:string-value="&quot;Afghanistan&quot;: &quot;AF&quot;," calcext:value-type="string">
            <text:p>"Afghanistan": "AF",</text:p>
          </table:table-cell>
        </table:table-row>
        <table:table-row table:style-name="ro1">
          <table:table-cell table:formula="of:=CONCATENATE(&quot;'&quot;;['Country Names and Codes'.B3];&quot;': '&quot;;['Country Names and Codes'.C3];&quot;',&quot;)" office:value-type="string" office:string-value="'AGO': 'AO'," calcext:value-type="string">
            <text:p>'AGO': 'AO',</text:p>
          </table:table-cell>
          <table:table-cell table:formula="of:=CONCATENATE(&quot;&quot;&quot;&quot;;['Country Names and Codes'.C3];&quot;&quot;&quot;: &quot;&quot;&quot;;['Country Names and Codes'.B3];&quot;&quot;&quot;,&quot;)" office:value-type="string" office:string-value="&quot;AO&quot;: &quot;AGO&quot;," calcext:value-type="string">
            <text:p>"AO": "AGO",</text:p>
          </table:table-cell>
          <table:table-cell table:formula="of:=CONCATENATE(&quot;&quot;&quot;&quot;;['Country Names and Codes'.B3];&quot;&quot;&quot;: &quot;&quot;&quot;;['Country Names and Codes'.A3];&quot;&quot;&quot;,&quot;)" office:value-type="string" office:string-value="&quot;AGO&quot;: &quot;Angola&quot;," calcext:value-type="string">
            <text:p>"AGO": "Angola",</text:p>
          </table:table-cell>
          <table:table-cell table:formula="of:=CONCATENATE(&quot;&quot;&quot;&quot;;['Country Names and Codes'.A3];&quot;&quot;&quot;: &quot;&quot;&quot;;['Country Names and Codes'.B3];&quot;&quot;&quot;,&quot;)" office:value-type="string" office:string-value="&quot;Angola&quot;: &quot;AGO&quot;," calcext:value-type="string">
            <text:p>"Angola": "AGO",</text:p>
          </table:table-cell>
          <table:table-cell table:formula="of:=CONCATENATE(&quot;&quot;&quot;&quot;;['Country Names and Codes'.C3];&quot;&quot;&quot;: &quot;&quot;&quot;;['Country Names and Codes'.A3];&quot;&quot;&quot;,&quot;)" office:value-type="string" office:string-value="&quot;AO&quot;: &quot;Angola&quot;," calcext:value-type="string">
            <text:p>"AO": "Angola",</text:p>
          </table:table-cell>
          <table:table-cell table:formula="of:=CONCATENATE(&quot;&quot;&quot;&quot;;['Country Names and Codes'.A3];&quot;&quot;&quot;: &quot;&quot;&quot;;['Country Names and Codes'.C3];&quot;&quot;&quot;,&quot;)" office:value-type="string" office:string-value="&quot;Angola&quot;: &quot;AO&quot;," calcext:value-type="string">
            <text:p>"Angola": "AO",</text:p>
          </table:table-cell>
        </table:table-row>
        <table:table-row table:style-name="ro1">
          <table:table-cell table:formula="of:=CONCATENATE(&quot;'&quot;;['Country Names and Codes'.B4];&quot;': '&quot;;['Country Names and Codes'.C4];&quot;',&quot;)" office:value-type="string" office:string-value="'ALB': 'AL'," calcext:value-type="string">
            <text:p>'ALB': 'AL',</text:p>
          </table:table-cell>
          <table:table-cell table:formula="of:=CONCATENATE(&quot;&quot;&quot;&quot;;['Country Names and Codes'.C4];&quot;&quot;&quot;: &quot;&quot;&quot;;['Country Names and Codes'.B4];&quot;&quot;&quot;,&quot;)" office:value-type="string" office:string-value="&quot;AL&quot;: &quot;ALB&quot;," calcext:value-type="string">
            <text:p>"AL": "ALB",</text:p>
          </table:table-cell>
          <table:table-cell table:formula="of:=CONCATENATE(&quot;&quot;&quot;&quot;;['Country Names and Codes'.B4];&quot;&quot;&quot;: &quot;&quot;&quot;;['Country Names and Codes'.A4];&quot;&quot;&quot;,&quot;)" office:value-type="string" office:string-value="&quot;ALB&quot;: &quot;Albania&quot;," calcext:value-type="string">
            <text:p>"ALB": "Albania",</text:p>
          </table:table-cell>
          <table:table-cell table:formula="of:=CONCATENATE(&quot;&quot;&quot;&quot;;['Country Names and Codes'.A4];&quot;&quot;&quot;: &quot;&quot;&quot;;['Country Names and Codes'.B4];&quot;&quot;&quot;,&quot;)" office:value-type="string" office:string-value="&quot;Albania&quot;: &quot;ALB&quot;," calcext:value-type="string">
            <text:p>"Albania": "ALB",</text:p>
          </table:table-cell>
          <table:table-cell table:formula="of:=CONCATENATE(&quot;&quot;&quot;&quot;;['Country Names and Codes'.C4];&quot;&quot;&quot;: &quot;&quot;&quot;;['Country Names and Codes'.A4];&quot;&quot;&quot;,&quot;)" office:value-type="string" office:string-value="&quot;AL&quot;: &quot;Albania&quot;," calcext:value-type="string">
            <text:p>"AL": "Albania",</text:p>
          </table:table-cell>
          <table:table-cell table:formula="of:=CONCATENATE(&quot;&quot;&quot;&quot;;['Country Names and Codes'.A4];&quot;&quot;&quot;: &quot;&quot;&quot;;['Country Names and Codes'.C4];&quot;&quot;&quot;,&quot;)" office:value-type="string" office:string-value="&quot;Albania&quot;: &quot;AL&quot;," calcext:value-type="string">
            <text:p>"Albania": "AL",</text:p>
          </table:table-cell>
        </table:table-row>
        <table:table-row table:style-name="ro1">
          <table:table-cell table:formula="of:=CONCATENATE(&quot;'&quot;;['Country Names and Codes'.B5];&quot;': '&quot;;['Country Names and Codes'.C5];&quot;',&quot;)" office:value-type="string" office:string-value="'ARE': 'AE'," calcext:value-type="string">
            <text:p>'ARE': 'AE',</text:p>
          </table:table-cell>
          <table:table-cell table:formula="of:=CONCATENATE(&quot;&quot;&quot;&quot;;['Country Names and Codes'.C5];&quot;&quot;&quot;: &quot;&quot;&quot;;['Country Names and Codes'.B5];&quot;&quot;&quot;,&quot;)" office:value-type="string" office:string-value="&quot;AE&quot;: &quot;ARE&quot;," calcext:value-type="string">
            <text:p>"AE": "ARE",</text:p>
          </table:table-cell>
          <table:table-cell table:formula="of:=CONCATENATE(&quot;&quot;&quot;&quot;;['Country Names and Codes'.B5];&quot;&quot;&quot;: &quot;&quot;&quot;;['Country Names and Codes'.A5];&quot;&quot;&quot;,&quot;)" office:value-type="string" office:string-value="&quot;ARE&quot;: &quot;United Arab Emirates&quot;," calcext:value-type="string">
            <text:p>"ARE": "United Arab Emirates",</text:p>
          </table:table-cell>
          <table:table-cell table:formula="of:=CONCATENATE(&quot;&quot;&quot;&quot;;['Country Names and Codes'.A5];&quot;&quot;&quot;: &quot;&quot;&quot;;['Country Names and Codes'.B5];&quot;&quot;&quot;,&quot;)" office:value-type="string" office:string-value="&quot;United Arab Emirates&quot;: &quot;ARE&quot;," calcext:value-type="string">
            <text:p>"United Arab Emirates": "ARE",</text:p>
          </table:table-cell>
          <table:table-cell table:formula="of:=CONCATENATE(&quot;&quot;&quot;&quot;;['Country Names and Codes'.C5];&quot;&quot;&quot;: &quot;&quot;&quot;;['Country Names and Codes'.A5];&quot;&quot;&quot;,&quot;)" office:value-type="string" office:string-value="&quot;AE&quot;: &quot;United Arab Emirates&quot;," calcext:value-type="string">
            <text:p>"AE": "United Arab Emirates",</text:p>
          </table:table-cell>
          <table:table-cell table:formula="of:=CONCATENATE(&quot;&quot;&quot;&quot;;['Country Names and Codes'.A5];&quot;&quot;&quot;: &quot;&quot;&quot;;['Country Names and Codes'.C5];&quot;&quot;&quot;,&quot;)" office:value-type="string" office:string-value="&quot;United Arab Emirates&quot;: &quot;AE&quot;," calcext:value-type="string">
            <text:p>"United Arab Emirates": "AE",</text:p>
          </table:table-cell>
        </table:table-row>
        <table:table-row table:style-name="ro1">
          <table:table-cell table:formula="of:=CONCATENATE(&quot;'&quot;;['Country Names and Codes'.B6];&quot;': '&quot;;['Country Names and Codes'.C6];&quot;',&quot;)" office:value-type="string" office:string-value="'ARG': 'AR'," calcext:value-type="string">
            <text:p>'ARG': 'AR',</text:p>
          </table:table-cell>
          <table:table-cell table:formula="of:=CONCATENATE(&quot;&quot;&quot;&quot;;['Country Names and Codes'.C6];&quot;&quot;&quot;: &quot;&quot;&quot;;['Country Names and Codes'.B6];&quot;&quot;&quot;,&quot;)" office:value-type="string" office:string-value="&quot;AR&quot;: &quot;ARG&quot;," calcext:value-type="string">
            <text:p>"AR": "ARG",</text:p>
          </table:table-cell>
          <table:table-cell table:formula="of:=CONCATENATE(&quot;&quot;&quot;&quot;;['Country Names and Codes'.B6];&quot;&quot;&quot;: &quot;&quot;&quot;;['Country Names and Codes'.A6];&quot;&quot;&quot;,&quot;)" office:value-type="string" office:string-value="&quot;ARG&quot;: &quot;Argentina&quot;," calcext:value-type="string">
            <text:p>"ARG": "Argentina",</text:p>
          </table:table-cell>
          <table:table-cell table:formula="of:=CONCATENATE(&quot;&quot;&quot;&quot;;['Country Names and Codes'.A6];&quot;&quot;&quot;: &quot;&quot;&quot;;['Country Names and Codes'.B6];&quot;&quot;&quot;,&quot;)" office:value-type="string" office:string-value="&quot;Argentina&quot;: &quot;ARG&quot;," calcext:value-type="string">
            <text:p>"Argentina": "ARG",</text:p>
          </table:table-cell>
          <table:table-cell table:formula="of:=CONCATENATE(&quot;&quot;&quot;&quot;;['Country Names and Codes'.C6];&quot;&quot;&quot;: &quot;&quot;&quot;;['Country Names and Codes'.A6];&quot;&quot;&quot;,&quot;)" office:value-type="string" office:string-value="&quot;AR&quot;: &quot;Argentina&quot;," calcext:value-type="string">
            <text:p>"AR": "Argentina",</text:p>
          </table:table-cell>
          <table:table-cell table:formula="of:=CONCATENATE(&quot;&quot;&quot;&quot;;['Country Names and Codes'.A6];&quot;&quot;&quot;: &quot;&quot;&quot;;['Country Names and Codes'.C6];&quot;&quot;&quot;,&quot;)" office:value-type="string" office:string-value="&quot;Argentina&quot;: &quot;AR&quot;," calcext:value-type="string">
            <text:p>"Argentina": "AR",</text:p>
          </table:table-cell>
        </table:table-row>
        <table:table-row table:style-name="ro1">
          <table:table-cell table:formula="of:=CONCATENATE(&quot;'&quot;;['Country Names and Codes'.B7];&quot;': '&quot;;['Country Names and Codes'.C7];&quot;',&quot;)" office:value-type="string" office:string-value="'ARM': 'AM'," calcext:value-type="string">
            <text:p>'ARM': 'AM',</text:p>
          </table:table-cell>
          <table:table-cell table:formula="of:=CONCATENATE(&quot;&quot;&quot;&quot;;['Country Names and Codes'.C7];&quot;&quot;&quot;: &quot;&quot;&quot;;['Country Names and Codes'.B7];&quot;&quot;&quot;,&quot;)" office:value-type="string" office:string-value="&quot;AM&quot;: &quot;ARM&quot;," calcext:value-type="string">
            <text:p>"AM": "ARM",</text:p>
          </table:table-cell>
          <table:table-cell table:formula="of:=CONCATENATE(&quot;&quot;&quot;&quot;;['Country Names and Codes'.B7];&quot;&quot;&quot;: &quot;&quot;&quot;;['Country Names and Codes'.A7];&quot;&quot;&quot;,&quot;)" office:value-type="string" office:string-value="&quot;ARM&quot;: &quot;Armenia&quot;," calcext:value-type="string">
            <text:p>"ARM": "Armenia",</text:p>
          </table:table-cell>
          <table:table-cell table:formula="of:=CONCATENATE(&quot;&quot;&quot;&quot;;['Country Names and Codes'.A7];&quot;&quot;&quot;: &quot;&quot;&quot;;['Country Names and Codes'.B7];&quot;&quot;&quot;,&quot;)" office:value-type="string" office:string-value="&quot;Armenia&quot;: &quot;ARM&quot;," calcext:value-type="string">
            <text:p>"Armenia": "ARM",</text:p>
          </table:table-cell>
          <table:table-cell table:formula="of:=CONCATENATE(&quot;&quot;&quot;&quot;;['Country Names and Codes'.C7];&quot;&quot;&quot;: &quot;&quot;&quot;;['Country Names and Codes'.A7];&quot;&quot;&quot;,&quot;)" office:value-type="string" office:string-value="&quot;AM&quot;: &quot;Armenia&quot;," calcext:value-type="string">
            <text:p>"AM": "Armenia",</text:p>
          </table:table-cell>
          <table:table-cell table:formula="of:=CONCATENATE(&quot;&quot;&quot;&quot;;['Country Names and Codes'.A7];&quot;&quot;&quot;: &quot;&quot;&quot;;['Country Names and Codes'.C7];&quot;&quot;&quot;,&quot;)" office:value-type="string" office:string-value="&quot;Armenia&quot;: &quot;AM&quot;," calcext:value-type="string">
            <text:p>"Armenia": "AM",</text:p>
          </table:table-cell>
        </table:table-row>
        <table:table-row table:style-name="ro1">
          <table:table-cell table:formula="of:=CONCATENATE(&quot;'&quot;;['Country Names and Codes'.B8];&quot;': '&quot;;['Country Names and Codes'.C8];&quot;',&quot;)" office:value-type="string" office:string-value="'ATA': 'AQ'," calcext:value-type="string">
            <text:p>'ATA': 'AQ',</text:p>
          </table:table-cell>
          <table:table-cell table:formula="of:=CONCATENATE(&quot;&quot;&quot;&quot;;['Country Names and Codes'.C8];&quot;&quot;&quot;: &quot;&quot;&quot;;['Country Names and Codes'.B8];&quot;&quot;&quot;,&quot;)" office:value-type="string" office:string-value="&quot;AQ&quot;: &quot;ATA&quot;," calcext:value-type="string">
            <text:p>"AQ": "ATA",</text:p>
          </table:table-cell>
          <table:table-cell table:formula="of:=CONCATENATE(&quot;&quot;&quot;&quot;;['Country Names and Codes'.B8];&quot;&quot;&quot;: &quot;&quot;&quot;;['Country Names and Codes'.A8];&quot;&quot;&quot;,&quot;)" office:value-type="string" office:string-value="&quot;ATA&quot;: &quot;Antarctica&quot;," calcext:value-type="string">
            <text:p>"ATA": "Antarctica",</text:p>
          </table:table-cell>
          <table:table-cell table:formula="of:=CONCATENATE(&quot;&quot;&quot;&quot;;['Country Names and Codes'.A8];&quot;&quot;&quot;: &quot;&quot;&quot;;['Country Names and Codes'.B8];&quot;&quot;&quot;,&quot;)" office:value-type="string" office:string-value="&quot;Antarctica&quot;: &quot;ATA&quot;," calcext:value-type="string">
            <text:p>"Antarctica": "ATA",</text:p>
          </table:table-cell>
          <table:table-cell table:formula="of:=CONCATENATE(&quot;&quot;&quot;&quot;;['Country Names and Codes'.C8];&quot;&quot;&quot;: &quot;&quot;&quot;;['Country Names and Codes'.A8];&quot;&quot;&quot;,&quot;)" office:value-type="string" office:string-value="&quot;AQ&quot;: &quot;Antarctica&quot;," calcext:value-type="string">
            <text:p>"AQ": "Antarctica",</text:p>
          </table:table-cell>
          <table:table-cell table:formula="of:=CONCATENATE(&quot;&quot;&quot;&quot;;['Country Names and Codes'.A8];&quot;&quot;&quot;: &quot;&quot;&quot;;['Country Names and Codes'.C8];&quot;&quot;&quot;,&quot;)" office:value-type="string" office:string-value="&quot;Antarctica&quot;: &quot;AQ&quot;," calcext:value-type="string">
            <text:p>"Antarctica": "AQ",</text:p>
          </table:table-cell>
        </table:table-row>
        <table:table-row table:style-name="ro1">
          <table:table-cell table:formula="of:=CONCATENATE(&quot;'&quot;;['Country Names and Codes'.B9];&quot;': '&quot;;['Country Names and Codes'.C9];&quot;',&quot;)" office:value-type="string" office:string-value="'ATF': 'TF'," calcext:value-type="string">
            <text:p>'ATF': 'TF',</text:p>
          </table:table-cell>
          <table:table-cell table:formula="of:=CONCATENATE(&quot;&quot;&quot;&quot;;['Country Names and Codes'.C9];&quot;&quot;&quot;: &quot;&quot;&quot;;['Country Names and Codes'.B9];&quot;&quot;&quot;,&quot;)" office:value-type="string" office:string-value="&quot;TF&quot;: &quot;ATF&quot;," calcext:value-type="string">
            <text:p>"TF": "ATF",</text:p>
          </table:table-cell>
          <table:table-cell table:formula="of:=CONCATENATE(&quot;&quot;&quot;&quot;;['Country Names and Codes'.B9];&quot;&quot;&quot;: &quot;&quot;&quot;;['Country Names and Codes'.A9];&quot;&quot;&quot;,&quot;)" office:value-type="string" office:string-value="&quot;ATF&quot;: &quot;Fr. S. Antarctic Lands&quot;," calcext:value-type="string">
            <text:p>"ATF": "Fr. S. Antarctic Lands",</text:p>
          </table:table-cell>
          <table:table-cell table:formula="of:=CONCATENATE(&quot;&quot;&quot;&quot;;['Country Names and Codes'.A9];&quot;&quot;&quot;: &quot;&quot;&quot;;['Country Names and Codes'.B9];&quot;&quot;&quot;,&quot;)" office:value-type="string" office:string-value="&quot;Fr. S. Antarctic Lands&quot;: &quot;ATF&quot;," calcext:value-type="string">
            <text:p>"Fr. S. Antarctic Lands": "ATF",</text:p>
          </table:table-cell>
          <table:table-cell table:formula="of:=CONCATENATE(&quot;&quot;&quot;&quot;;['Country Names and Codes'.C9];&quot;&quot;&quot;: &quot;&quot;&quot;;['Country Names and Codes'.A9];&quot;&quot;&quot;,&quot;)" office:value-type="string" office:string-value="&quot;TF&quot;: &quot;Fr. S. Antarctic Lands&quot;," calcext:value-type="string">
            <text:p>"TF": "Fr. S. Antarctic Lands",</text:p>
          </table:table-cell>
          <table:table-cell table:formula="of:=CONCATENATE(&quot;&quot;&quot;&quot;;['Country Names and Codes'.A9];&quot;&quot;&quot;: &quot;&quot;&quot;;['Country Names and Codes'.C9];&quot;&quot;&quot;,&quot;)" office:value-type="string" office:string-value="&quot;Fr. S. Antarctic Lands&quot;: &quot;TF&quot;," calcext:value-type="string">
            <text:p>"Fr. S. Antarctic Lands": "TF",</text:p>
          </table:table-cell>
        </table:table-row>
        <table:table-row table:style-name="ro1">
          <table:table-cell table:formula="of:=CONCATENATE(&quot;'&quot;;['Country Names and Codes'.B10];&quot;': '&quot;;['Country Names and Codes'.C10];&quot;',&quot;)" office:value-type="string" office:string-value="'AUS': 'AU'," calcext:value-type="string">
            <text:p>'AUS': 'AU',</text:p>
          </table:table-cell>
          <table:table-cell table:formula="of:=CONCATENATE(&quot;&quot;&quot;&quot;;['Country Names and Codes'.C10];&quot;&quot;&quot;: &quot;&quot;&quot;;['Country Names and Codes'.B10];&quot;&quot;&quot;,&quot;)" office:value-type="string" office:string-value="&quot;AU&quot;: &quot;AUS&quot;," calcext:value-type="string">
            <text:p>"AU": "AUS",</text:p>
          </table:table-cell>
          <table:table-cell table:formula="of:=CONCATENATE(&quot;&quot;&quot;&quot;;['Country Names and Codes'.B10];&quot;&quot;&quot;: &quot;&quot;&quot;;['Country Names and Codes'.A10];&quot;&quot;&quot;,&quot;)" office:value-type="string" office:string-value="&quot;AUS&quot;: &quot;Australia&quot;," calcext:value-type="string">
            <text:p>"AUS": "Australia",</text:p>
          </table:table-cell>
          <table:table-cell table:formula="of:=CONCATENATE(&quot;&quot;&quot;&quot;;['Country Names and Codes'.A10];&quot;&quot;&quot;: &quot;&quot;&quot;;['Country Names and Codes'.B10];&quot;&quot;&quot;,&quot;)" office:value-type="string" office:string-value="&quot;Australia&quot;: &quot;AUS&quot;," calcext:value-type="string">
            <text:p>"Australia": "AUS",</text:p>
          </table:table-cell>
          <table:table-cell table:formula="of:=CONCATENATE(&quot;&quot;&quot;&quot;;['Country Names and Codes'.C10];&quot;&quot;&quot;: &quot;&quot;&quot;;['Country Names and Codes'.A10];&quot;&quot;&quot;,&quot;)" office:value-type="string" office:string-value="&quot;AU&quot;: &quot;Australia&quot;," calcext:value-type="string">
            <text:p>"AU": "Australia",</text:p>
          </table:table-cell>
          <table:table-cell table:formula="of:=CONCATENATE(&quot;&quot;&quot;&quot;;['Country Names and Codes'.A10];&quot;&quot;&quot;: &quot;&quot;&quot;;['Country Names and Codes'.C10];&quot;&quot;&quot;,&quot;)" office:value-type="string" office:string-value="&quot;Australia&quot;: &quot;AU&quot;," calcext:value-type="string">
            <text:p>"Australia": "AU",</text:p>
          </table:table-cell>
        </table:table-row>
        <table:table-row table:style-name="ro1">
          <table:table-cell table:formula="of:=CONCATENATE(&quot;'&quot;;['Country Names and Codes'.B11];&quot;': '&quot;;['Country Names and Codes'.C11];&quot;',&quot;)" office:value-type="string" office:string-value="'AUT': 'AT'," calcext:value-type="string">
            <text:p>'AUT': 'AT',</text:p>
          </table:table-cell>
          <table:table-cell table:formula="of:=CONCATENATE(&quot;&quot;&quot;&quot;;['Country Names and Codes'.C11];&quot;&quot;&quot;: &quot;&quot;&quot;;['Country Names and Codes'.B11];&quot;&quot;&quot;,&quot;)" office:value-type="string" office:string-value="&quot;AT&quot;: &quot;AUT&quot;," calcext:value-type="string">
            <text:p>"AT": "AUT",</text:p>
          </table:table-cell>
          <table:table-cell table:formula="of:=CONCATENATE(&quot;&quot;&quot;&quot;;['Country Names and Codes'.B11];&quot;&quot;&quot;: &quot;&quot;&quot;;['Country Names and Codes'.A11];&quot;&quot;&quot;,&quot;)" office:value-type="string" office:string-value="&quot;AUT&quot;: &quot;Austria&quot;," calcext:value-type="string">
            <text:p>"AUT": "Austria",</text:p>
          </table:table-cell>
          <table:table-cell table:formula="of:=CONCATENATE(&quot;&quot;&quot;&quot;;['Country Names and Codes'.A11];&quot;&quot;&quot;: &quot;&quot;&quot;;['Country Names and Codes'.B11];&quot;&quot;&quot;,&quot;)" office:value-type="string" office:string-value="&quot;Austria&quot;: &quot;AUT&quot;," calcext:value-type="string">
            <text:p>"Austria": "AUT",</text:p>
          </table:table-cell>
          <table:table-cell table:formula="of:=CONCATENATE(&quot;&quot;&quot;&quot;;['Country Names and Codes'.C11];&quot;&quot;&quot;: &quot;&quot;&quot;;['Country Names and Codes'.A11];&quot;&quot;&quot;,&quot;)" office:value-type="string" office:string-value="&quot;AT&quot;: &quot;Austria&quot;," calcext:value-type="string">
            <text:p>"AT": "Austria",</text:p>
          </table:table-cell>
          <table:table-cell table:formula="of:=CONCATENATE(&quot;&quot;&quot;&quot;;['Country Names and Codes'.A11];&quot;&quot;&quot;: &quot;&quot;&quot;;['Country Names and Codes'.C11];&quot;&quot;&quot;,&quot;)" office:value-type="string" office:string-value="&quot;Austria&quot;: &quot;AT&quot;," calcext:value-type="string">
            <text:p>"Austria": "AT",</text:p>
          </table:table-cell>
        </table:table-row>
        <table:table-row table:style-name="ro1">
          <table:table-cell table:formula="of:=CONCATENATE(&quot;'&quot;;['Country Names and Codes'.B12];&quot;': '&quot;;['Country Names and Codes'.C12];&quot;',&quot;)" office:value-type="string" office:string-value="'AZE': 'AZ'," calcext:value-type="string">
            <text:p>'AZE': 'AZ',</text:p>
          </table:table-cell>
          <table:table-cell table:formula="of:=CONCATENATE(&quot;&quot;&quot;&quot;;['Country Names and Codes'.C12];&quot;&quot;&quot;: &quot;&quot;&quot;;['Country Names and Codes'.B12];&quot;&quot;&quot;,&quot;)" office:value-type="string" office:string-value="&quot;AZ&quot;: &quot;AZE&quot;," calcext:value-type="string">
            <text:p>"AZ": "AZE",</text:p>
          </table:table-cell>
          <table:table-cell table:formula="of:=CONCATENATE(&quot;&quot;&quot;&quot;;['Country Names and Codes'.B12];&quot;&quot;&quot;: &quot;&quot;&quot;;['Country Names and Codes'.A12];&quot;&quot;&quot;,&quot;)" office:value-type="string" office:string-value="&quot;AZE&quot;: &quot;Azerbaijan&quot;," calcext:value-type="string">
            <text:p>"AZE": "Azerbaijan",</text:p>
          </table:table-cell>
          <table:table-cell table:formula="of:=CONCATENATE(&quot;&quot;&quot;&quot;;['Country Names and Codes'.A12];&quot;&quot;&quot;: &quot;&quot;&quot;;['Country Names and Codes'.B12];&quot;&quot;&quot;,&quot;)" office:value-type="string" office:string-value="&quot;Azerbaijan&quot;: &quot;AZE&quot;," calcext:value-type="string">
            <text:p>"Azerbaijan": "AZE",</text:p>
          </table:table-cell>
          <table:table-cell table:formula="of:=CONCATENATE(&quot;&quot;&quot;&quot;;['Country Names and Codes'.C12];&quot;&quot;&quot;: &quot;&quot;&quot;;['Country Names and Codes'.A12];&quot;&quot;&quot;,&quot;)" office:value-type="string" office:string-value="&quot;AZ&quot;: &quot;Azerbaijan&quot;," calcext:value-type="string">
            <text:p>"AZ": "Azerbaijan",</text:p>
          </table:table-cell>
          <table:table-cell table:formula="of:=CONCATENATE(&quot;&quot;&quot;&quot;;['Country Names and Codes'.A12];&quot;&quot;&quot;: &quot;&quot;&quot;;['Country Names and Codes'.C12];&quot;&quot;&quot;,&quot;)" office:value-type="string" office:string-value="&quot;Azerbaijan&quot;: &quot;AZ&quot;," calcext:value-type="string">
            <text:p>"Azerbaijan": "AZ",</text:p>
          </table:table-cell>
        </table:table-row>
        <table:table-row table:style-name="ro1">
          <table:table-cell table:formula="of:=CONCATENATE(&quot;'&quot;;['Country Names and Codes'.B13];&quot;': '&quot;;['Country Names and Codes'.C13];&quot;',&quot;)" office:value-type="string" office:string-value="'BDI': 'BI'," calcext:value-type="string">
            <text:p>'BDI': 'BI',</text:p>
          </table:table-cell>
          <table:table-cell table:formula="of:=CONCATENATE(&quot;&quot;&quot;&quot;;['Country Names and Codes'.C13];&quot;&quot;&quot;: &quot;&quot;&quot;;['Country Names and Codes'.B13];&quot;&quot;&quot;,&quot;)" office:value-type="string" office:string-value="&quot;BI&quot;: &quot;BDI&quot;," calcext:value-type="string">
            <text:p>"BI": "BDI",</text:p>
          </table:table-cell>
          <table:table-cell table:formula="of:=CONCATENATE(&quot;&quot;&quot;&quot;;['Country Names and Codes'.B13];&quot;&quot;&quot;: &quot;&quot;&quot;;['Country Names and Codes'.A13];&quot;&quot;&quot;,&quot;)" office:value-type="string" office:string-value="&quot;BDI&quot;: &quot;Burundi&quot;," calcext:value-type="string">
            <text:p>"BDI": "Burundi",</text:p>
          </table:table-cell>
          <table:table-cell table:formula="of:=CONCATENATE(&quot;&quot;&quot;&quot;;['Country Names and Codes'.A13];&quot;&quot;&quot;: &quot;&quot;&quot;;['Country Names and Codes'.B13];&quot;&quot;&quot;,&quot;)" office:value-type="string" office:string-value="&quot;Burundi&quot;: &quot;BDI&quot;," calcext:value-type="string">
            <text:p>"Burundi": "BDI",</text:p>
          </table:table-cell>
          <table:table-cell table:formula="of:=CONCATENATE(&quot;&quot;&quot;&quot;;['Country Names and Codes'.C13];&quot;&quot;&quot;: &quot;&quot;&quot;;['Country Names and Codes'.A13];&quot;&quot;&quot;,&quot;)" office:value-type="string" office:string-value="&quot;BI&quot;: &quot;Burundi&quot;," calcext:value-type="string">
            <text:p>"BI": "Burundi",</text:p>
          </table:table-cell>
          <table:table-cell table:formula="of:=CONCATENATE(&quot;&quot;&quot;&quot;;['Country Names and Codes'.A13];&quot;&quot;&quot;: &quot;&quot;&quot;;['Country Names and Codes'.C13];&quot;&quot;&quot;,&quot;)" office:value-type="string" office:string-value="&quot;Burundi&quot;: &quot;BI&quot;," calcext:value-type="string">
            <text:p>"Burundi": "BI",</text:p>
          </table:table-cell>
        </table:table-row>
        <table:table-row table:style-name="ro1">
          <table:table-cell table:formula="of:=CONCATENATE(&quot;'&quot;;['Country Names and Codes'.B14];&quot;': '&quot;;['Country Names and Codes'.C14];&quot;',&quot;)" office:value-type="string" office:string-value="'BEL': 'BE'," calcext:value-type="string">
            <text:p>'BEL': 'BE',</text:p>
          </table:table-cell>
          <table:table-cell table:formula="of:=CONCATENATE(&quot;&quot;&quot;&quot;;['Country Names and Codes'.C14];&quot;&quot;&quot;: &quot;&quot;&quot;;['Country Names and Codes'.B14];&quot;&quot;&quot;,&quot;)" office:value-type="string" office:string-value="&quot;BE&quot;: &quot;BEL&quot;," calcext:value-type="string">
            <text:p>"BE": "BEL",</text:p>
          </table:table-cell>
          <table:table-cell table:formula="of:=CONCATENATE(&quot;&quot;&quot;&quot;;['Country Names and Codes'.B14];&quot;&quot;&quot;: &quot;&quot;&quot;;['Country Names and Codes'.A14];&quot;&quot;&quot;,&quot;)" office:value-type="string" office:string-value="&quot;BEL&quot;: &quot;Belgium&quot;," calcext:value-type="string">
            <text:p>"BEL": "Belgium",</text:p>
          </table:table-cell>
          <table:table-cell table:formula="of:=CONCATENATE(&quot;&quot;&quot;&quot;;['Country Names and Codes'.A14];&quot;&quot;&quot;: &quot;&quot;&quot;;['Country Names and Codes'.B14];&quot;&quot;&quot;,&quot;)" office:value-type="string" office:string-value="&quot;Belgium&quot;: &quot;BEL&quot;," calcext:value-type="string">
            <text:p>"Belgium": "BEL",</text:p>
          </table:table-cell>
          <table:table-cell table:formula="of:=CONCATENATE(&quot;&quot;&quot;&quot;;['Country Names and Codes'.C14];&quot;&quot;&quot;: &quot;&quot;&quot;;['Country Names and Codes'.A14];&quot;&quot;&quot;,&quot;)" office:value-type="string" office:string-value="&quot;BE&quot;: &quot;Belgium&quot;," calcext:value-type="string">
            <text:p>"BE": "Belgium",</text:p>
          </table:table-cell>
          <table:table-cell table:formula="of:=CONCATENATE(&quot;&quot;&quot;&quot;;['Country Names and Codes'.A14];&quot;&quot;&quot;: &quot;&quot;&quot;;['Country Names and Codes'.C14];&quot;&quot;&quot;,&quot;)" office:value-type="string" office:string-value="&quot;Belgium&quot;: &quot;BE&quot;," calcext:value-type="string">
            <text:p>"Belgium": "BE",</text:p>
          </table:table-cell>
        </table:table-row>
        <table:table-row table:style-name="ro1">
          <table:table-cell table:formula="of:=CONCATENATE(&quot;'&quot;;['Country Names and Codes'.B15];&quot;': '&quot;;['Country Names and Codes'.C15];&quot;',&quot;)" office:value-type="string" office:string-value="'BEN': 'BJ'," calcext:value-type="string">
            <text:p>'BEN': 'BJ',</text:p>
          </table:table-cell>
          <table:table-cell table:formula="of:=CONCATENATE(&quot;&quot;&quot;&quot;;['Country Names and Codes'.C15];&quot;&quot;&quot;: &quot;&quot;&quot;;['Country Names and Codes'.B15];&quot;&quot;&quot;,&quot;)" office:value-type="string" office:string-value="&quot;BJ&quot;: &quot;BEN&quot;," calcext:value-type="string">
            <text:p>"BJ": "BEN",</text:p>
          </table:table-cell>
          <table:table-cell table:formula="of:=CONCATENATE(&quot;&quot;&quot;&quot;;['Country Names and Codes'.B15];&quot;&quot;&quot;: &quot;&quot;&quot;;['Country Names and Codes'.A15];&quot;&quot;&quot;,&quot;)" office:value-type="string" office:string-value="&quot;BEN&quot;: &quot;Benin&quot;," calcext:value-type="string">
            <text:p>"BEN": "Benin",</text:p>
          </table:table-cell>
          <table:table-cell table:formula="of:=CONCATENATE(&quot;&quot;&quot;&quot;;['Country Names and Codes'.A15];&quot;&quot;&quot;: &quot;&quot;&quot;;['Country Names and Codes'.B15];&quot;&quot;&quot;,&quot;)" office:value-type="string" office:string-value="&quot;Benin&quot;: &quot;BEN&quot;," calcext:value-type="string">
            <text:p>"Benin": "BEN",</text:p>
          </table:table-cell>
          <table:table-cell table:formula="of:=CONCATENATE(&quot;&quot;&quot;&quot;;['Country Names and Codes'.C15];&quot;&quot;&quot;: &quot;&quot;&quot;;['Country Names and Codes'.A15];&quot;&quot;&quot;,&quot;)" office:value-type="string" office:string-value="&quot;BJ&quot;: &quot;Benin&quot;," calcext:value-type="string">
            <text:p>"BJ": "Benin",</text:p>
          </table:table-cell>
          <table:table-cell table:formula="of:=CONCATENATE(&quot;&quot;&quot;&quot;;['Country Names and Codes'.A15];&quot;&quot;&quot;: &quot;&quot;&quot;;['Country Names and Codes'.C15];&quot;&quot;&quot;,&quot;)" office:value-type="string" office:string-value="&quot;Benin&quot;: &quot;BJ&quot;," calcext:value-type="string">
            <text:p>"Benin": "BJ",</text:p>
          </table:table-cell>
        </table:table-row>
        <table:table-row table:style-name="ro1">
          <table:table-cell table:formula="of:=CONCATENATE(&quot;'&quot;;['Country Names and Codes'.B16];&quot;': '&quot;;['Country Names and Codes'.C16];&quot;',&quot;)" office:value-type="string" office:string-value="'BFA': 'BF'," calcext:value-type="string">
            <text:p>'BFA': 'BF',</text:p>
          </table:table-cell>
          <table:table-cell table:formula="of:=CONCATENATE(&quot;&quot;&quot;&quot;;['Country Names and Codes'.C16];&quot;&quot;&quot;: &quot;&quot;&quot;;['Country Names and Codes'.B16];&quot;&quot;&quot;,&quot;)" office:value-type="string" office:string-value="&quot;BF&quot;: &quot;BFA&quot;," calcext:value-type="string">
            <text:p>"BF": "BFA",</text:p>
          </table:table-cell>
          <table:table-cell table:formula="of:=CONCATENATE(&quot;&quot;&quot;&quot;;['Country Names and Codes'.B16];&quot;&quot;&quot;: &quot;&quot;&quot;;['Country Names and Codes'.A16];&quot;&quot;&quot;,&quot;)" office:value-type="string" office:string-value="&quot;BFA&quot;: &quot;Burkina Faso&quot;," calcext:value-type="string">
            <text:p>"BFA": "Burkina Faso",</text:p>
          </table:table-cell>
          <table:table-cell table:formula="of:=CONCATENATE(&quot;&quot;&quot;&quot;;['Country Names and Codes'.A16];&quot;&quot;&quot;: &quot;&quot;&quot;;['Country Names and Codes'.B16];&quot;&quot;&quot;,&quot;)" office:value-type="string" office:string-value="&quot;Burkina Faso&quot;: &quot;BFA&quot;," calcext:value-type="string">
            <text:p>"Burkina Faso": "BFA",</text:p>
          </table:table-cell>
          <table:table-cell table:formula="of:=CONCATENATE(&quot;&quot;&quot;&quot;;['Country Names and Codes'.C16];&quot;&quot;&quot;: &quot;&quot;&quot;;['Country Names and Codes'.A16];&quot;&quot;&quot;,&quot;)" office:value-type="string" office:string-value="&quot;BF&quot;: &quot;Burkina Faso&quot;," calcext:value-type="string">
            <text:p>"BF": "Burkina Faso",</text:p>
          </table:table-cell>
          <table:table-cell table:formula="of:=CONCATENATE(&quot;&quot;&quot;&quot;;['Country Names and Codes'.A16];&quot;&quot;&quot;: &quot;&quot;&quot;;['Country Names and Codes'.C16];&quot;&quot;&quot;,&quot;)" office:value-type="string" office:string-value="&quot;Burkina Faso&quot;: &quot;BF&quot;," calcext:value-type="string">
            <text:p>"Burkina Faso": "BF",</text:p>
          </table:table-cell>
        </table:table-row>
        <table:table-row table:style-name="ro1">
          <table:table-cell table:formula="of:=CONCATENATE(&quot;'&quot;;['Country Names and Codes'.B17];&quot;': '&quot;;['Country Names and Codes'.C17];&quot;',&quot;)" office:value-type="string" office:string-value="'BGD': 'BD'," calcext:value-type="string">
            <text:p>'BGD': 'BD',</text:p>
          </table:table-cell>
          <table:table-cell table:formula="of:=CONCATENATE(&quot;&quot;&quot;&quot;;['Country Names and Codes'.C17];&quot;&quot;&quot;: &quot;&quot;&quot;;['Country Names and Codes'.B17];&quot;&quot;&quot;,&quot;)" office:value-type="string" office:string-value="&quot;BD&quot;: &quot;BGD&quot;," calcext:value-type="string">
            <text:p>"BD": "BGD",</text:p>
          </table:table-cell>
          <table:table-cell table:formula="of:=CONCATENATE(&quot;&quot;&quot;&quot;;['Country Names and Codes'.B17];&quot;&quot;&quot;: &quot;&quot;&quot;;['Country Names and Codes'.A17];&quot;&quot;&quot;,&quot;)" office:value-type="string" office:string-value="&quot;BGD&quot;: &quot;Bangladesh&quot;," calcext:value-type="string">
            <text:p>"BGD": "Bangladesh",</text:p>
          </table:table-cell>
          <table:table-cell table:formula="of:=CONCATENATE(&quot;&quot;&quot;&quot;;['Country Names and Codes'.A17];&quot;&quot;&quot;: &quot;&quot;&quot;;['Country Names and Codes'.B17];&quot;&quot;&quot;,&quot;)" office:value-type="string" office:string-value="&quot;Bangladesh&quot;: &quot;BGD&quot;," calcext:value-type="string">
            <text:p>"Bangladesh": "BGD",</text:p>
          </table:table-cell>
          <table:table-cell table:formula="of:=CONCATENATE(&quot;&quot;&quot;&quot;;['Country Names and Codes'.C17];&quot;&quot;&quot;: &quot;&quot;&quot;;['Country Names and Codes'.A17];&quot;&quot;&quot;,&quot;)" office:value-type="string" office:string-value="&quot;BD&quot;: &quot;Bangladesh&quot;," calcext:value-type="string">
            <text:p>"BD": "Bangladesh",</text:p>
          </table:table-cell>
          <table:table-cell table:formula="of:=CONCATENATE(&quot;&quot;&quot;&quot;;['Country Names and Codes'.A17];&quot;&quot;&quot;: &quot;&quot;&quot;;['Country Names and Codes'.C17];&quot;&quot;&quot;,&quot;)" office:value-type="string" office:string-value="&quot;Bangladesh&quot;: &quot;BD&quot;," calcext:value-type="string">
            <text:p>"Bangladesh": "BD",</text:p>
          </table:table-cell>
        </table:table-row>
        <table:table-row table:style-name="ro1">
          <table:table-cell table:formula="of:=CONCATENATE(&quot;'&quot;;['Country Names and Codes'.B18];&quot;': '&quot;;['Country Names and Codes'.C18];&quot;',&quot;)" office:value-type="string" office:string-value="'BGR': 'BG'," calcext:value-type="string">
            <text:p>'BGR': 'BG',</text:p>
          </table:table-cell>
          <table:table-cell table:formula="of:=CONCATENATE(&quot;&quot;&quot;&quot;;['Country Names and Codes'.C18];&quot;&quot;&quot;: &quot;&quot;&quot;;['Country Names and Codes'.B18];&quot;&quot;&quot;,&quot;)" office:value-type="string" office:string-value="&quot;BG&quot;: &quot;BGR&quot;," calcext:value-type="string">
            <text:p>"BG": "BGR",</text:p>
          </table:table-cell>
          <table:table-cell table:formula="of:=CONCATENATE(&quot;&quot;&quot;&quot;;['Country Names and Codes'.B18];&quot;&quot;&quot;: &quot;&quot;&quot;;['Country Names and Codes'.A18];&quot;&quot;&quot;,&quot;)" office:value-type="string" office:string-value="&quot;BGR&quot;: &quot;Bulgaria&quot;," calcext:value-type="string">
            <text:p>"BGR": "Bulgaria",</text:p>
          </table:table-cell>
          <table:table-cell table:formula="of:=CONCATENATE(&quot;&quot;&quot;&quot;;['Country Names and Codes'.A18];&quot;&quot;&quot;: &quot;&quot;&quot;;['Country Names and Codes'.B18];&quot;&quot;&quot;,&quot;)" office:value-type="string" office:string-value="&quot;Bulgaria&quot;: &quot;BGR&quot;," calcext:value-type="string">
            <text:p>"Bulgaria": "BGR",</text:p>
          </table:table-cell>
          <table:table-cell table:formula="of:=CONCATENATE(&quot;&quot;&quot;&quot;;['Country Names and Codes'.C18];&quot;&quot;&quot;: &quot;&quot;&quot;;['Country Names and Codes'.A18];&quot;&quot;&quot;,&quot;)" office:value-type="string" office:string-value="&quot;BG&quot;: &quot;Bulgaria&quot;," calcext:value-type="string">
            <text:p>"BG": "Bulgaria",</text:p>
          </table:table-cell>
          <table:table-cell table:formula="of:=CONCATENATE(&quot;&quot;&quot;&quot;;['Country Names and Codes'.A18];&quot;&quot;&quot;: &quot;&quot;&quot;;['Country Names and Codes'.C18];&quot;&quot;&quot;,&quot;)" office:value-type="string" office:string-value="&quot;Bulgaria&quot;: &quot;BG&quot;," calcext:value-type="string">
            <text:p>"Bulgaria": "BG",</text:p>
          </table:table-cell>
        </table:table-row>
        <table:table-row table:style-name="ro1">
          <table:table-cell table:formula="of:=CONCATENATE(&quot;'&quot;;['Country Names and Codes'.B19];&quot;': '&quot;;['Country Names and Codes'.C19];&quot;',&quot;)" office:value-type="string" office:string-value="'BHS': 'BS'," calcext:value-type="string">
            <text:p>'BHS': 'BS',</text:p>
          </table:table-cell>
          <table:table-cell table:formula="of:=CONCATENATE(&quot;&quot;&quot;&quot;;['Country Names and Codes'.C19];&quot;&quot;&quot;: &quot;&quot;&quot;;['Country Names and Codes'.B19];&quot;&quot;&quot;,&quot;)" office:value-type="string" office:string-value="&quot;BS&quot;: &quot;BHS&quot;," calcext:value-type="string">
            <text:p>"BS": "BHS",</text:p>
          </table:table-cell>
          <table:table-cell table:formula="of:=CONCATENATE(&quot;&quot;&quot;&quot;;['Country Names and Codes'.B19];&quot;&quot;&quot;: &quot;&quot;&quot;;['Country Names and Codes'.A19];&quot;&quot;&quot;,&quot;)" office:value-type="string" office:string-value="&quot;BHS&quot;: &quot;Bahamas&quot;," calcext:value-type="string">
            <text:p>"BHS": "Bahamas",</text:p>
          </table:table-cell>
          <table:table-cell table:formula="of:=CONCATENATE(&quot;&quot;&quot;&quot;;['Country Names and Codes'.A19];&quot;&quot;&quot;: &quot;&quot;&quot;;['Country Names and Codes'.B19];&quot;&quot;&quot;,&quot;)" office:value-type="string" office:string-value="&quot;Bahamas&quot;: &quot;BHS&quot;," calcext:value-type="string">
            <text:p>"Bahamas": "BHS",</text:p>
          </table:table-cell>
          <table:table-cell table:formula="of:=CONCATENATE(&quot;&quot;&quot;&quot;;['Country Names and Codes'.C19];&quot;&quot;&quot;: &quot;&quot;&quot;;['Country Names and Codes'.A19];&quot;&quot;&quot;,&quot;)" office:value-type="string" office:string-value="&quot;BS&quot;: &quot;Bahamas&quot;," calcext:value-type="string">
            <text:p>"BS": "Bahamas",</text:p>
          </table:table-cell>
          <table:table-cell table:formula="of:=CONCATENATE(&quot;&quot;&quot;&quot;;['Country Names and Codes'.A19];&quot;&quot;&quot;: &quot;&quot;&quot;;['Country Names and Codes'.C19];&quot;&quot;&quot;,&quot;)" office:value-type="string" office:string-value="&quot;Bahamas&quot;: &quot;BS&quot;," calcext:value-type="string">
            <text:p>"Bahamas": "BS",</text:p>
          </table:table-cell>
        </table:table-row>
        <table:table-row table:style-name="ro1">
          <table:table-cell table:formula="of:=CONCATENATE(&quot;'&quot;;['Country Names and Codes'.B20];&quot;': '&quot;;['Country Names and Codes'.C20];&quot;',&quot;)" office:value-type="string" office:string-value="'BIH': 'BA'," calcext:value-type="string">
            <text:p>'BIH': 'BA',</text:p>
          </table:table-cell>
          <table:table-cell table:formula="of:=CONCATENATE(&quot;&quot;&quot;&quot;;['Country Names and Codes'.C20];&quot;&quot;&quot;: &quot;&quot;&quot;;['Country Names and Codes'.B20];&quot;&quot;&quot;,&quot;)" office:value-type="string" office:string-value="&quot;BA&quot;: &quot;BIH&quot;," calcext:value-type="string">
            <text:p>"BA": "BIH",</text:p>
          </table:table-cell>
          <table:table-cell table:formula="of:=CONCATENATE(&quot;&quot;&quot;&quot;;['Country Names and Codes'.B20];&quot;&quot;&quot;: &quot;&quot;&quot;;['Country Names and Codes'.A20];&quot;&quot;&quot;,&quot;)" office:value-type="string" office:string-value="&quot;BIH&quot;: &quot;Bosnia and Herz.&quot;," calcext:value-type="string">
            <text:p>"BIH": "Bosnia and Herz.",</text:p>
          </table:table-cell>
          <table:table-cell table:formula="of:=CONCATENATE(&quot;&quot;&quot;&quot;;['Country Names and Codes'.A20];&quot;&quot;&quot;: &quot;&quot;&quot;;['Country Names and Codes'.B20];&quot;&quot;&quot;,&quot;)" office:value-type="string" office:string-value="&quot;Bosnia and Herz.&quot;: &quot;BIH&quot;," calcext:value-type="string">
            <text:p>"Bosnia and Herz.": "BIH",</text:p>
          </table:table-cell>
          <table:table-cell table:formula="of:=CONCATENATE(&quot;&quot;&quot;&quot;;['Country Names and Codes'.C20];&quot;&quot;&quot;: &quot;&quot;&quot;;['Country Names and Codes'.A20];&quot;&quot;&quot;,&quot;)" office:value-type="string" office:string-value="&quot;BA&quot;: &quot;Bosnia and Herz.&quot;," calcext:value-type="string">
            <text:p>"BA": "Bosnia and Herz.",</text:p>
          </table:table-cell>
          <table:table-cell table:formula="of:=CONCATENATE(&quot;&quot;&quot;&quot;;['Country Names and Codes'.A20];&quot;&quot;&quot;: &quot;&quot;&quot;;['Country Names and Codes'.C20];&quot;&quot;&quot;,&quot;)" office:value-type="string" office:string-value="&quot;Bosnia and Herz.&quot;: &quot;BA&quot;," calcext:value-type="string">
            <text:p>"Bosnia and Herz.": "BA",</text:p>
          </table:table-cell>
        </table:table-row>
        <table:table-row table:style-name="ro1">
          <table:table-cell table:formula="of:=CONCATENATE(&quot;'&quot;;['Country Names and Codes'.B21];&quot;': '&quot;;['Country Names and Codes'.C21];&quot;',&quot;)" office:value-type="string" office:string-value="'BLR': 'BY'," calcext:value-type="string">
            <text:p>'BLR': 'BY',</text:p>
          </table:table-cell>
          <table:table-cell table:formula="of:=CONCATENATE(&quot;&quot;&quot;&quot;;['Country Names and Codes'.C21];&quot;&quot;&quot;: &quot;&quot;&quot;;['Country Names and Codes'.B21];&quot;&quot;&quot;,&quot;)" office:value-type="string" office:string-value="&quot;BY&quot;: &quot;BLR&quot;," calcext:value-type="string">
            <text:p>"BY": "BLR",</text:p>
          </table:table-cell>
          <table:table-cell table:formula="of:=CONCATENATE(&quot;&quot;&quot;&quot;;['Country Names and Codes'.B21];&quot;&quot;&quot;: &quot;&quot;&quot;;['Country Names and Codes'.A21];&quot;&quot;&quot;,&quot;)" office:value-type="string" office:string-value="&quot;BLR&quot;: &quot;Belarus&quot;," calcext:value-type="string">
            <text:p>"BLR": "Belarus",</text:p>
          </table:table-cell>
          <table:table-cell table:formula="of:=CONCATENATE(&quot;&quot;&quot;&quot;;['Country Names and Codes'.A21];&quot;&quot;&quot;: &quot;&quot;&quot;;['Country Names and Codes'.B21];&quot;&quot;&quot;,&quot;)" office:value-type="string" office:string-value="&quot;Belarus&quot;: &quot;BLR&quot;," calcext:value-type="string">
            <text:p>"Belarus": "BLR",</text:p>
          </table:table-cell>
          <table:table-cell table:formula="of:=CONCATENATE(&quot;&quot;&quot;&quot;;['Country Names and Codes'.C21];&quot;&quot;&quot;: &quot;&quot;&quot;;['Country Names and Codes'.A21];&quot;&quot;&quot;,&quot;)" office:value-type="string" office:string-value="&quot;BY&quot;: &quot;Belarus&quot;," calcext:value-type="string">
            <text:p>"BY": "Belarus",</text:p>
          </table:table-cell>
          <table:table-cell table:formula="of:=CONCATENATE(&quot;&quot;&quot;&quot;;['Country Names and Codes'.A21];&quot;&quot;&quot;: &quot;&quot;&quot;;['Country Names and Codes'.C21];&quot;&quot;&quot;,&quot;)" office:value-type="string" office:string-value="&quot;Belarus&quot;: &quot;BY&quot;," calcext:value-type="string">
            <text:p>"Belarus": "BY",</text:p>
          </table:table-cell>
        </table:table-row>
        <table:table-row table:style-name="ro1">
          <table:table-cell table:formula="of:=CONCATENATE(&quot;'&quot;;['Country Names and Codes'.B22];&quot;': '&quot;;['Country Names and Codes'.C22];&quot;',&quot;)" office:value-type="string" office:string-value="'BLZ': 'BZ'," calcext:value-type="string">
            <text:p>'BLZ': 'BZ',</text:p>
          </table:table-cell>
          <table:table-cell table:formula="of:=CONCATENATE(&quot;&quot;&quot;&quot;;['Country Names and Codes'.C22];&quot;&quot;&quot;: &quot;&quot;&quot;;['Country Names and Codes'.B22];&quot;&quot;&quot;,&quot;)" office:value-type="string" office:string-value="&quot;BZ&quot;: &quot;BLZ&quot;," calcext:value-type="string">
            <text:p>"BZ": "BLZ",</text:p>
          </table:table-cell>
          <table:table-cell table:formula="of:=CONCATENATE(&quot;&quot;&quot;&quot;;['Country Names and Codes'.B22];&quot;&quot;&quot;: &quot;&quot;&quot;;['Country Names and Codes'.A22];&quot;&quot;&quot;,&quot;)" office:value-type="string" office:string-value="&quot;BLZ&quot;: &quot;Belize&quot;," calcext:value-type="string">
            <text:p>"BLZ": "Belize",</text:p>
          </table:table-cell>
          <table:table-cell table:formula="of:=CONCATENATE(&quot;&quot;&quot;&quot;;['Country Names and Codes'.A22];&quot;&quot;&quot;: &quot;&quot;&quot;;['Country Names and Codes'.B22];&quot;&quot;&quot;,&quot;)" office:value-type="string" office:string-value="&quot;Belize&quot;: &quot;BLZ&quot;," calcext:value-type="string">
            <text:p>"Belize": "BLZ",</text:p>
          </table:table-cell>
          <table:table-cell table:formula="of:=CONCATENATE(&quot;&quot;&quot;&quot;;['Country Names and Codes'.C22];&quot;&quot;&quot;: &quot;&quot;&quot;;['Country Names and Codes'.A22];&quot;&quot;&quot;,&quot;)" office:value-type="string" office:string-value="&quot;BZ&quot;: &quot;Belize&quot;," calcext:value-type="string">
            <text:p>"BZ": "Belize",</text:p>
          </table:table-cell>
          <table:table-cell table:formula="of:=CONCATENATE(&quot;&quot;&quot;&quot;;['Country Names and Codes'.A22];&quot;&quot;&quot;: &quot;&quot;&quot;;['Country Names and Codes'.C22];&quot;&quot;&quot;,&quot;)" office:value-type="string" office:string-value="&quot;Belize&quot;: &quot;BZ&quot;," calcext:value-type="string">
            <text:p>"Belize": "BZ",</text:p>
          </table:table-cell>
        </table:table-row>
        <table:table-row table:style-name="ro1">
          <table:table-cell table:formula="of:=CONCATENATE(&quot;'&quot;;['Country Names and Codes'.B23];&quot;': '&quot;;['Country Names and Codes'.C23];&quot;',&quot;)" office:value-type="string" office:string-value="'BOL': 'BO'," calcext:value-type="string">
            <text:p>'BOL': 'BO',</text:p>
          </table:table-cell>
          <table:table-cell table:formula="of:=CONCATENATE(&quot;&quot;&quot;&quot;;['Country Names and Codes'.C23];&quot;&quot;&quot;: &quot;&quot;&quot;;['Country Names and Codes'.B23];&quot;&quot;&quot;,&quot;)" office:value-type="string" office:string-value="&quot;BO&quot;: &quot;BOL&quot;," calcext:value-type="string">
            <text:p>"BO": "BOL",</text:p>
          </table:table-cell>
          <table:table-cell table:formula="of:=CONCATENATE(&quot;&quot;&quot;&quot;;['Country Names and Codes'.B23];&quot;&quot;&quot;: &quot;&quot;&quot;;['Country Names and Codes'.A23];&quot;&quot;&quot;,&quot;)" office:value-type="string" office:string-value="&quot;BOL&quot;: &quot;Bolivia&quot;," calcext:value-type="string">
            <text:p>"BOL": "Bolivia",</text:p>
          </table:table-cell>
          <table:table-cell table:formula="of:=CONCATENATE(&quot;&quot;&quot;&quot;;['Country Names and Codes'.A23];&quot;&quot;&quot;: &quot;&quot;&quot;;['Country Names and Codes'.B23];&quot;&quot;&quot;,&quot;)" office:value-type="string" office:string-value="&quot;Bolivia&quot;: &quot;BOL&quot;," calcext:value-type="string">
            <text:p>"Bolivia": "BOL",</text:p>
          </table:table-cell>
          <table:table-cell table:formula="of:=CONCATENATE(&quot;&quot;&quot;&quot;;['Country Names and Codes'.C23];&quot;&quot;&quot;: &quot;&quot;&quot;;['Country Names and Codes'.A23];&quot;&quot;&quot;,&quot;)" office:value-type="string" office:string-value="&quot;BO&quot;: &quot;Bolivia&quot;," calcext:value-type="string">
            <text:p>"BO": "Bolivia",</text:p>
          </table:table-cell>
          <table:table-cell table:formula="of:=CONCATENATE(&quot;&quot;&quot;&quot;;['Country Names and Codes'.A23];&quot;&quot;&quot;: &quot;&quot;&quot;;['Country Names and Codes'.C23];&quot;&quot;&quot;,&quot;)" office:value-type="string" office:string-value="&quot;Bolivia&quot;: &quot;BO&quot;," calcext:value-type="string">
            <text:p>"Bolivia": "BO",</text:p>
          </table:table-cell>
        </table:table-row>
        <table:table-row table:style-name="ro1">
          <table:table-cell table:formula="of:=CONCATENATE(&quot;'&quot;;['Country Names and Codes'.B24];&quot;': '&quot;;['Country Names and Codes'.C24];&quot;',&quot;)" office:value-type="string" office:string-value="'BRA': 'BR'," calcext:value-type="string">
            <text:p>'BRA': 'BR',</text:p>
          </table:table-cell>
          <table:table-cell table:formula="of:=CONCATENATE(&quot;&quot;&quot;&quot;;['Country Names and Codes'.C24];&quot;&quot;&quot;: &quot;&quot;&quot;;['Country Names and Codes'.B24];&quot;&quot;&quot;,&quot;)" office:value-type="string" office:string-value="&quot;BR&quot;: &quot;BRA&quot;," calcext:value-type="string">
            <text:p>"BR": "BRA",</text:p>
          </table:table-cell>
          <table:table-cell table:formula="of:=CONCATENATE(&quot;&quot;&quot;&quot;;['Country Names and Codes'.B24];&quot;&quot;&quot;: &quot;&quot;&quot;;['Country Names and Codes'.A24];&quot;&quot;&quot;,&quot;)" office:value-type="string" office:string-value="&quot;BRA&quot;: &quot;Brazil&quot;," calcext:value-type="string">
            <text:p>"BRA": "Brazil",</text:p>
          </table:table-cell>
          <table:table-cell table:formula="of:=CONCATENATE(&quot;&quot;&quot;&quot;;['Country Names and Codes'.A24];&quot;&quot;&quot;: &quot;&quot;&quot;;['Country Names and Codes'.B24];&quot;&quot;&quot;,&quot;)" office:value-type="string" office:string-value="&quot;Brazil&quot;: &quot;BRA&quot;," calcext:value-type="string">
            <text:p>"Brazil": "BRA",</text:p>
          </table:table-cell>
          <table:table-cell table:formula="of:=CONCATENATE(&quot;&quot;&quot;&quot;;['Country Names and Codes'.C24];&quot;&quot;&quot;: &quot;&quot;&quot;;['Country Names and Codes'.A24];&quot;&quot;&quot;,&quot;)" office:value-type="string" office:string-value="&quot;BR&quot;: &quot;Brazil&quot;," calcext:value-type="string">
            <text:p>"BR": "Brazil",</text:p>
          </table:table-cell>
          <table:table-cell table:formula="of:=CONCATENATE(&quot;&quot;&quot;&quot;;['Country Names and Codes'.A24];&quot;&quot;&quot;: &quot;&quot;&quot;;['Country Names and Codes'.C24];&quot;&quot;&quot;,&quot;)" office:value-type="string" office:string-value="&quot;Brazil&quot;: &quot;BR&quot;," calcext:value-type="string">
            <text:p>"Brazil": "BR",</text:p>
          </table:table-cell>
        </table:table-row>
        <table:table-row table:style-name="ro1">
          <table:table-cell table:formula="of:=CONCATENATE(&quot;'&quot;;['Country Names and Codes'.B25];&quot;': '&quot;;['Country Names and Codes'.C25];&quot;',&quot;)" office:value-type="string" office:string-value="'BRN': 'BN'," calcext:value-type="string">
            <text:p>'BRN': 'BN',</text:p>
          </table:table-cell>
          <table:table-cell table:formula="of:=CONCATENATE(&quot;&quot;&quot;&quot;;['Country Names and Codes'.C25];&quot;&quot;&quot;: &quot;&quot;&quot;;['Country Names and Codes'.B25];&quot;&quot;&quot;,&quot;)" office:value-type="string" office:string-value="&quot;BN&quot;: &quot;BRN&quot;," calcext:value-type="string">
            <text:p>"BN": "BRN",</text:p>
          </table:table-cell>
          <table:table-cell table:formula="of:=CONCATENATE(&quot;&quot;&quot;&quot;;['Country Names and Codes'.B25];&quot;&quot;&quot;: &quot;&quot;&quot;;['Country Names and Codes'.A25];&quot;&quot;&quot;,&quot;)" office:value-type="string" office:string-value="&quot;BRN&quot;: &quot;Brunei&quot;," calcext:value-type="string">
            <text:p>"BRN": "Brunei",</text:p>
          </table:table-cell>
          <table:table-cell table:formula="of:=CONCATENATE(&quot;&quot;&quot;&quot;;['Country Names and Codes'.A25];&quot;&quot;&quot;: &quot;&quot;&quot;;['Country Names and Codes'.B25];&quot;&quot;&quot;,&quot;)" office:value-type="string" office:string-value="&quot;Brunei&quot;: &quot;BRN&quot;," calcext:value-type="string">
            <text:p>"Brunei": "BRN",</text:p>
          </table:table-cell>
          <table:table-cell table:formula="of:=CONCATENATE(&quot;&quot;&quot;&quot;;['Country Names and Codes'.C25];&quot;&quot;&quot;: &quot;&quot;&quot;;['Country Names and Codes'.A25];&quot;&quot;&quot;,&quot;)" office:value-type="string" office:string-value="&quot;BN&quot;: &quot;Brunei&quot;," calcext:value-type="string">
            <text:p>"BN": "Brunei",</text:p>
          </table:table-cell>
          <table:table-cell table:formula="of:=CONCATENATE(&quot;&quot;&quot;&quot;;['Country Names and Codes'.A25];&quot;&quot;&quot;: &quot;&quot;&quot;;['Country Names and Codes'.C25];&quot;&quot;&quot;,&quot;)" office:value-type="string" office:string-value="&quot;Brunei&quot;: &quot;BN&quot;," calcext:value-type="string">
            <text:p>"Brunei": "BN",</text:p>
          </table:table-cell>
        </table:table-row>
        <table:table-row table:style-name="ro1">
          <table:table-cell table:formula="of:=CONCATENATE(&quot;'&quot;;['Country Names and Codes'.B26];&quot;': '&quot;;['Country Names and Codes'.C26];&quot;',&quot;)" office:value-type="string" office:string-value="'BTN': 'BT'," calcext:value-type="string">
            <text:p>'BTN': 'BT',</text:p>
          </table:table-cell>
          <table:table-cell table:formula="of:=CONCATENATE(&quot;&quot;&quot;&quot;;['Country Names and Codes'.C26];&quot;&quot;&quot;: &quot;&quot;&quot;;['Country Names and Codes'.B26];&quot;&quot;&quot;,&quot;)" office:value-type="string" office:string-value="&quot;BT&quot;: &quot;BTN&quot;," calcext:value-type="string">
            <text:p>"BT": "BTN",</text:p>
          </table:table-cell>
          <table:table-cell table:formula="of:=CONCATENATE(&quot;&quot;&quot;&quot;;['Country Names and Codes'.B26];&quot;&quot;&quot;: &quot;&quot;&quot;;['Country Names and Codes'.A26];&quot;&quot;&quot;,&quot;)" office:value-type="string" office:string-value="&quot;BTN&quot;: &quot;Bhutan&quot;," calcext:value-type="string">
            <text:p>"BTN": "Bhutan",</text:p>
          </table:table-cell>
          <table:table-cell table:formula="of:=CONCATENATE(&quot;&quot;&quot;&quot;;['Country Names and Codes'.A26];&quot;&quot;&quot;: &quot;&quot;&quot;;['Country Names and Codes'.B26];&quot;&quot;&quot;,&quot;)" office:value-type="string" office:string-value="&quot;Bhutan&quot;: &quot;BTN&quot;," calcext:value-type="string">
            <text:p>"Bhutan": "BTN",</text:p>
          </table:table-cell>
          <table:table-cell table:formula="of:=CONCATENATE(&quot;&quot;&quot;&quot;;['Country Names and Codes'.C26];&quot;&quot;&quot;: &quot;&quot;&quot;;['Country Names and Codes'.A26];&quot;&quot;&quot;,&quot;)" office:value-type="string" office:string-value="&quot;BT&quot;: &quot;Bhutan&quot;," calcext:value-type="string">
            <text:p>"BT": "Bhutan",</text:p>
          </table:table-cell>
          <table:table-cell table:formula="of:=CONCATENATE(&quot;&quot;&quot;&quot;;['Country Names and Codes'.A26];&quot;&quot;&quot;: &quot;&quot;&quot;;['Country Names and Codes'.C26];&quot;&quot;&quot;,&quot;)" office:value-type="string" office:string-value="&quot;Bhutan&quot;: &quot;BT&quot;," calcext:value-type="string">
            <text:p>"Bhutan": "BT",</text:p>
          </table:table-cell>
        </table:table-row>
        <table:table-row table:style-name="ro1">
          <table:table-cell table:formula="of:=CONCATENATE(&quot;'&quot;;['Country Names and Codes'.B27];&quot;': '&quot;;['Country Names and Codes'.C27];&quot;',&quot;)" office:value-type="string" office:string-value="'BWA': 'BW'," calcext:value-type="string">
            <text:p>'BWA': 'BW',</text:p>
          </table:table-cell>
          <table:table-cell table:formula="of:=CONCATENATE(&quot;&quot;&quot;&quot;;['Country Names and Codes'.C27];&quot;&quot;&quot;: &quot;&quot;&quot;;['Country Names and Codes'.B27];&quot;&quot;&quot;,&quot;)" office:value-type="string" office:string-value="&quot;BW&quot;: &quot;BWA&quot;," calcext:value-type="string">
            <text:p>"BW": "BWA",</text:p>
          </table:table-cell>
          <table:table-cell table:formula="of:=CONCATENATE(&quot;&quot;&quot;&quot;;['Country Names and Codes'.B27];&quot;&quot;&quot;: &quot;&quot;&quot;;['Country Names and Codes'.A27];&quot;&quot;&quot;,&quot;)" office:value-type="string" office:string-value="&quot;BWA&quot;: &quot;Botswana&quot;," calcext:value-type="string">
            <text:p>"BWA": "Botswana",</text:p>
          </table:table-cell>
          <table:table-cell table:formula="of:=CONCATENATE(&quot;&quot;&quot;&quot;;['Country Names and Codes'.A27];&quot;&quot;&quot;: &quot;&quot;&quot;;['Country Names and Codes'.B27];&quot;&quot;&quot;,&quot;)" office:value-type="string" office:string-value="&quot;Botswana&quot;: &quot;BWA&quot;," calcext:value-type="string">
            <text:p>"Botswana": "BWA",</text:p>
          </table:table-cell>
          <table:table-cell table:formula="of:=CONCATENATE(&quot;&quot;&quot;&quot;;['Country Names and Codes'.C27];&quot;&quot;&quot;: &quot;&quot;&quot;;['Country Names and Codes'.A27];&quot;&quot;&quot;,&quot;)" office:value-type="string" office:string-value="&quot;BW&quot;: &quot;Botswana&quot;," calcext:value-type="string">
            <text:p>"BW": "Botswana",</text:p>
          </table:table-cell>
          <table:table-cell table:formula="of:=CONCATENATE(&quot;&quot;&quot;&quot;;['Country Names and Codes'.A27];&quot;&quot;&quot;: &quot;&quot;&quot;;['Country Names and Codes'.C27];&quot;&quot;&quot;,&quot;)" office:value-type="string" office:string-value="&quot;Botswana&quot;: &quot;BW&quot;," calcext:value-type="string">
            <text:p>"Botswana": "BW",</text:p>
          </table:table-cell>
        </table:table-row>
        <table:table-row table:style-name="ro1">
          <table:table-cell table:formula="of:=CONCATENATE(&quot;'&quot;;['Country Names and Codes'.B28];&quot;': '&quot;;['Country Names and Codes'.C28];&quot;',&quot;)" office:value-type="string" office:string-value="'CAF': 'CF'," calcext:value-type="string">
            <text:p>'CAF': 'CF',</text:p>
          </table:table-cell>
          <table:table-cell table:formula="of:=CONCATENATE(&quot;&quot;&quot;&quot;;['Country Names and Codes'.C28];&quot;&quot;&quot;: &quot;&quot;&quot;;['Country Names and Codes'.B28];&quot;&quot;&quot;,&quot;)" office:value-type="string" office:string-value="&quot;CF&quot;: &quot;CAF&quot;," calcext:value-type="string">
            <text:p>"CF": "CAF",</text:p>
          </table:table-cell>
          <table:table-cell table:formula="of:=CONCATENATE(&quot;&quot;&quot;&quot;;['Country Names and Codes'.B28];&quot;&quot;&quot;: &quot;&quot;&quot;;['Country Names and Codes'.A28];&quot;&quot;&quot;,&quot;)" office:value-type="string" office:string-value="&quot;CAF&quot;: &quot;Central African Rep.&quot;," calcext:value-type="string">
            <text:p>"CAF": "Central African Rep.",</text:p>
          </table:table-cell>
          <table:table-cell table:formula="of:=CONCATENATE(&quot;&quot;&quot;&quot;;['Country Names and Codes'.A28];&quot;&quot;&quot;: &quot;&quot;&quot;;['Country Names and Codes'.B28];&quot;&quot;&quot;,&quot;)" office:value-type="string" office:string-value="&quot;Central African Rep.&quot;: &quot;CAF&quot;," calcext:value-type="string">
            <text:p>"Central African Rep.": "CAF",</text:p>
          </table:table-cell>
          <table:table-cell table:formula="of:=CONCATENATE(&quot;&quot;&quot;&quot;;['Country Names and Codes'.C28];&quot;&quot;&quot;: &quot;&quot;&quot;;['Country Names and Codes'.A28];&quot;&quot;&quot;,&quot;)" office:value-type="string" office:string-value="&quot;CF&quot;: &quot;Central African Rep.&quot;," calcext:value-type="string">
            <text:p>"CF": "Central African Rep.",</text:p>
          </table:table-cell>
          <table:table-cell table:formula="of:=CONCATENATE(&quot;&quot;&quot;&quot;;['Country Names and Codes'.A28];&quot;&quot;&quot;: &quot;&quot;&quot;;['Country Names and Codes'.C28];&quot;&quot;&quot;,&quot;)" office:value-type="string" office:string-value="&quot;Central African Rep.&quot;: &quot;CF&quot;," calcext:value-type="string">
            <text:p>"Central African Rep.": "CF",</text:p>
          </table:table-cell>
        </table:table-row>
        <table:table-row table:style-name="ro1">
          <table:table-cell table:formula="of:=CONCATENATE(&quot;'&quot;;['Country Names and Codes'.B29];&quot;': '&quot;;['Country Names and Codes'.C29];&quot;',&quot;)" office:value-type="string" office:string-value="'CAN': 'CA'," calcext:value-type="string">
            <text:p>'CAN': 'CA',</text:p>
          </table:table-cell>
          <table:table-cell table:formula="of:=CONCATENATE(&quot;&quot;&quot;&quot;;['Country Names and Codes'.C29];&quot;&quot;&quot;: &quot;&quot;&quot;;['Country Names and Codes'.B29];&quot;&quot;&quot;,&quot;)" office:value-type="string" office:string-value="&quot;CA&quot;: &quot;CAN&quot;," calcext:value-type="string">
            <text:p>"CA": "CAN",</text:p>
          </table:table-cell>
          <table:table-cell table:formula="of:=CONCATENATE(&quot;&quot;&quot;&quot;;['Country Names and Codes'.B29];&quot;&quot;&quot;: &quot;&quot;&quot;;['Country Names and Codes'.A29];&quot;&quot;&quot;,&quot;)" office:value-type="string" office:string-value="&quot;CAN&quot;: &quot;Canada&quot;," calcext:value-type="string">
            <text:p>"CAN": "Canada",</text:p>
          </table:table-cell>
          <table:table-cell table:formula="of:=CONCATENATE(&quot;&quot;&quot;&quot;;['Country Names and Codes'.A29];&quot;&quot;&quot;: &quot;&quot;&quot;;['Country Names and Codes'.B29];&quot;&quot;&quot;,&quot;)" office:value-type="string" office:string-value="&quot;Canada&quot;: &quot;CAN&quot;," calcext:value-type="string">
            <text:p>"Canada": "CAN",</text:p>
          </table:table-cell>
          <table:table-cell table:formula="of:=CONCATENATE(&quot;&quot;&quot;&quot;;['Country Names and Codes'.C29];&quot;&quot;&quot;: &quot;&quot;&quot;;['Country Names and Codes'.A29];&quot;&quot;&quot;,&quot;)" office:value-type="string" office:string-value="&quot;CA&quot;: &quot;Canada&quot;," calcext:value-type="string">
            <text:p>"CA": "Canada",</text:p>
          </table:table-cell>
          <table:table-cell table:formula="of:=CONCATENATE(&quot;&quot;&quot;&quot;;['Country Names and Codes'.A29];&quot;&quot;&quot;: &quot;&quot;&quot;;['Country Names and Codes'.C29];&quot;&quot;&quot;,&quot;)" office:value-type="string" office:string-value="&quot;Canada&quot;: &quot;CA&quot;," calcext:value-type="string">
            <text:p>"Canada": "CA",</text:p>
          </table:table-cell>
        </table:table-row>
        <table:table-row table:style-name="ro1">
          <table:table-cell table:formula="of:=CONCATENATE(&quot;'&quot;;['Country Names and Codes'.B30];&quot;': '&quot;;['Country Names and Codes'.C30];&quot;',&quot;)" office:value-type="string" office:string-value="'CHE': 'CH'," calcext:value-type="string">
            <text:p>'CHE': 'CH',</text:p>
          </table:table-cell>
          <table:table-cell table:formula="of:=CONCATENATE(&quot;&quot;&quot;&quot;;['Country Names and Codes'.C30];&quot;&quot;&quot;: &quot;&quot;&quot;;['Country Names and Codes'.B30];&quot;&quot;&quot;,&quot;)" office:value-type="string" office:string-value="&quot;CH&quot;: &quot;CHE&quot;," calcext:value-type="string">
            <text:p>"CH": "CHE",</text:p>
          </table:table-cell>
          <table:table-cell table:formula="of:=CONCATENATE(&quot;&quot;&quot;&quot;;['Country Names and Codes'.B30];&quot;&quot;&quot;: &quot;&quot;&quot;;['Country Names and Codes'.A30];&quot;&quot;&quot;,&quot;)" office:value-type="string" office:string-value="&quot;CHE&quot;: &quot;Switzerland&quot;," calcext:value-type="string">
            <text:p>"CHE": "Switzerland",</text:p>
          </table:table-cell>
          <table:table-cell table:formula="of:=CONCATENATE(&quot;&quot;&quot;&quot;;['Country Names and Codes'.A30];&quot;&quot;&quot;: &quot;&quot;&quot;;['Country Names and Codes'.B30];&quot;&quot;&quot;,&quot;)" office:value-type="string" office:string-value="&quot;Switzerland&quot;: &quot;CHE&quot;," calcext:value-type="string">
            <text:p>"Switzerland": "CHE",</text:p>
          </table:table-cell>
          <table:table-cell table:formula="of:=CONCATENATE(&quot;&quot;&quot;&quot;;['Country Names and Codes'.C30];&quot;&quot;&quot;: &quot;&quot;&quot;;['Country Names and Codes'.A30];&quot;&quot;&quot;,&quot;)" office:value-type="string" office:string-value="&quot;CH&quot;: &quot;Switzerland&quot;," calcext:value-type="string">
            <text:p>"CH": "Switzerland",</text:p>
          </table:table-cell>
          <table:table-cell table:formula="of:=CONCATENATE(&quot;&quot;&quot;&quot;;['Country Names and Codes'.A30];&quot;&quot;&quot;: &quot;&quot;&quot;;['Country Names and Codes'.C30];&quot;&quot;&quot;,&quot;)" office:value-type="string" office:string-value="&quot;Switzerland&quot;: &quot;CH&quot;," calcext:value-type="string">
            <text:p>"Switzerland": "CH",</text:p>
          </table:table-cell>
        </table:table-row>
        <table:table-row table:style-name="ro1">
          <table:table-cell table:formula="of:=CONCATENATE(&quot;'&quot;;['Country Names and Codes'.B31];&quot;': '&quot;;['Country Names and Codes'.C31];&quot;',&quot;)" office:value-type="string" office:string-value="'CHL': 'CL'," calcext:value-type="string">
            <text:p>'CHL': 'CL',</text:p>
          </table:table-cell>
          <table:table-cell table:formula="of:=CONCATENATE(&quot;&quot;&quot;&quot;;['Country Names and Codes'.C31];&quot;&quot;&quot;: &quot;&quot;&quot;;['Country Names and Codes'.B31];&quot;&quot;&quot;,&quot;)" office:value-type="string" office:string-value="&quot;CL&quot;: &quot;CHL&quot;," calcext:value-type="string">
            <text:p>"CL": "CHL",</text:p>
          </table:table-cell>
          <table:table-cell table:formula="of:=CONCATENATE(&quot;&quot;&quot;&quot;;['Country Names and Codes'.B31];&quot;&quot;&quot;: &quot;&quot;&quot;;['Country Names and Codes'.A31];&quot;&quot;&quot;,&quot;)" office:value-type="string" office:string-value="&quot;CHL&quot;: &quot;Chile&quot;," calcext:value-type="string">
            <text:p>"CHL": "Chile",</text:p>
          </table:table-cell>
          <table:table-cell table:formula="of:=CONCATENATE(&quot;&quot;&quot;&quot;;['Country Names and Codes'.A31];&quot;&quot;&quot;: &quot;&quot;&quot;;['Country Names and Codes'.B31];&quot;&quot;&quot;,&quot;)" office:value-type="string" office:string-value="&quot;Chile&quot;: &quot;CHL&quot;," calcext:value-type="string">
            <text:p>"Chile": "CHL",</text:p>
          </table:table-cell>
          <table:table-cell table:formula="of:=CONCATENATE(&quot;&quot;&quot;&quot;;['Country Names and Codes'.C31];&quot;&quot;&quot;: &quot;&quot;&quot;;['Country Names and Codes'.A31];&quot;&quot;&quot;,&quot;)" office:value-type="string" office:string-value="&quot;CL&quot;: &quot;Chile&quot;," calcext:value-type="string">
            <text:p>"CL": "Chile",</text:p>
          </table:table-cell>
          <table:table-cell table:formula="of:=CONCATENATE(&quot;&quot;&quot;&quot;;['Country Names and Codes'.A31];&quot;&quot;&quot;: &quot;&quot;&quot;;['Country Names and Codes'.C31];&quot;&quot;&quot;,&quot;)" office:value-type="string" office:string-value="&quot;Chile&quot;: &quot;CL&quot;," calcext:value-type="string">
            <text:p>"Chile": "CL",</text:p>
          </table:table-cell>
        </table:table-row>
        <table:table-row table:style-name="ro1">
          <table:table-cell table:formula="of:=CONCATENATE(&quot;'&quot;;['Country Names and Codes'.B32];&quot;': '&quot;;['Country Names and Codes'.C32];&quot;',&quot;)" office:value-type="string" office:string-value="'CHN': 'CN'," calcext:value-type="string">
            <text:p>'CHN': 'CN',</text:p>
          </table:table-cell>
          <table:table-cell table:formula="of:=CONCATENATE(&quot;&quot;&quot;&quot;;['Country Names and Codes'.C32];&quot;&quot;&quot;: &quot;&quot;&quot;;['Country Names and Codes'.B32];&quot;&quot;&quot;,&quot;)" office:value-type="string" office:string-value="&quot;CN&quot;: &quot;CHN&quot;," calcext:value-type="string">
            <text:p>"CN": "CHN",</text:p>
          </table:table-cell>
          <table:table-cell table:formula="of:=CONCATENATE(&quot;&quot;&quot;&quot;;['Country Names and Codes'.B32];&quot;&quot;&quot;: &quot;&quot;&quot;;['Country Names and Codes'.A32];&quot;&quot;&quot;,&quot;)" office:value-type="string" office:string-value="&quot;CHN&quot;: &quot;China&quot;," calcext:value-type="string">
            <text:p>"CHN": "China",</text:p>
          </table:table-cell>
          <table:table-cell table:formula="of:=CONCATENATE(&quot;&quot;&quot;&quot;;['Country Names and Codes'.A32];&quot;&quot;&quot;: &quot;&quot;&quot;;['Country Names and Codes'.B32];&quot;&quot;&quot;,&quot;)" office:value-type="string" office:string-value="&quot;China&quot;: &quot;CHN&quot;," calcext:value-type="string">
            <text:p>"China": "CHN",</text:p>
          </table:table-cell>
          <table:table-cell table:formula="of:=CONCATENATE(&quot;&quot;&quot;&quot;;['Country Names and Codes'.C32];&quot;&quot;&quot;: &quot;&quot;&quot;;['Country Names and Codes'.A32];&quot;&quot;&quot;,&quot;)" office:value-type="string" office:string-value="&quot;CN&quot;: &quot;China&quot;," calcext:value-type="string">
            <text:p>"CN": "China",</text:p>
          </table:table-cell>
          <table:table-cell table:formula="of:=CONCATENATE(&quot;&quot;&quot;&quot;;['Country Names and Codes'.A32];&quot;&quot;&quot;: &quot;&quot;&quot;;['Country Names and Codes'.C32];&quot;&quot;&quot;,&quot;)" office:value-type="string" office:string-value="&quot;China&quot;: &quot;CN&quot;," calcext:value-type="string">
            <text:p>"China": "CN",</text:p>
          </table:table-cell>
        </table:table-row>
        <table:table-row table:style-name="ro1">
          <table:table-cell table:formula="of:=CONCATENATE(&quot;'&quot;;['Country Names and Codes'.B33];&quot;': '&quot;;['Country Names and Codes'.C33];&quot;',&quot;)" office:value-type="string" office:string-value="'CIV': 'CI'," calcext:value-type="string">
            <text:p>'CIV': 'CI',</text:p>
          </table:table-cell>
          <table:table-cell table:formula="of:=CONCATENATE(&quot;&quot;&quot;&quot;;['Country Names and Codes'.C33];&quot;&quot;&quot;: &quot;&quot;&quot;;['Country Names and Codes'.B33];&quot;&quot;&quot;,&quot;)" office:value-type="string" office:string-value="&quot;CI&quot;: &quot;CIV&quot;," calcext:value-type="string">
            <text:p>"CI": "CIV",</text:p>
          </table:table-cell>
          <table:table-cell table:formula="of:=CONCATENATE(&quot;&quot;&quot;&quot;;['Country Names and Codes'.B33];&quot;&quot;&quot;: &quot;&quot;&quot;;['Country Names and Codes'.A33];&quot;&quot;&quot;,&quot;)" office:value-type="string" office:string-value="&quot;CIV&quot;: &quot;Côte d'Ivoire&quot;," calcext:value-type="string">
            <text:p>"CIV": "Côte d'Ivoire",</text:p>
          </table:table-cell>
          <table:table-cell table:formula="of:=CONCATENATE(&quot;&quot;&quot;&quot;;['Country Names and Codes'.A33];&quot;&quot;&quot;: &quot;&quot;&quot;;['Country Names and Codes'.B33];&quot;&quot;&quot;,&quot;)" office:value-type="string" office:string-value="&quot;Côte d'Ivoire&quot;: &quot;CIV&quot;," calcext:value-type="string">
            <text:p>"Côte d'Ivoire": "CIV",</text:p>
          </table:table-cell>
          <table:table-cell table:formula="of:=CONCATENATE(&quot;&quot;&quot;&quot;;['Country Names and Codes'.C33];&quot;&quot;&quot;: &quot;&quot;&quot;;['Country Names and Codes'.A33];&quot;&quot;&quot;,&quot;)" office:value-type="string" office:string-value="&quot;CI&quot;: &quot;Côte d'Ivoire&quot;," calcext:value-type="string">
            <text:p>"CI": "Côte d'Ivoire",</text:p>
          </table:table-cell>
          <table:table-cell table:formula="of:=CONCATENATE(&quot;&quot;&quot;&quot;;['Country Names and Codes'.A33];&quot;&quot;&quot;: &quot;&quot;&quot;;['Country Names and Codes'.C33];&quot;&quot;&quot;,&quot;)" office:value-type="string" office:string-value="&quot;Côte d'Ivoire&quot;: &quot;CI&quot;," calcext:value-type="string">
            <text:p>"Côte d'Ivoire": "CI",</text:p>
          </table:table-cell>
        </table:table-row>
        <table:table-row table:style-name="ro1">
          <table:table-cell table:formula="of:=CONCATENATE(&quot;'&quot;;['Country Names and Codes'.B34];&quot;': '&quot;;['Country Names and Codes'.C34];&quot;',&quot;)" office:value-type="string" office:string-value="'CMR': 'CM'," calcext:value-type="string">
            <text:p>'CMR': 'CM',</text:p>
          </table:table-cell>
          <table:table-cell table:formula="of:=CONCATENATE(&quot;&quot;&quot;&quot;;['Country Names and Codes'.C34];&quot;&quot;&quot;: &quot;&quot;&quot;;['Country Names and Codes'.B34];&quot;&quot;&quot;,&quot;)" office:value-type="string" office:string-value="&quot;CM&quot;: &quot;CMR&quot;," calcext:value-type="string">
            <text:p>"CM": "CMR",</text:p>
          </table:table-cell>
          <table:table-cell table:formula="of:=CONCATENATE(&quot;&quot;&quot;&quot;;['Country Names and Codes'.B34];&quot;&quot;&quot;: &quot;&quot;&quot;;['Country Names and Codes'.A34];&quot;&quot;&quot;,&quot;)" office:value-type="string" office:string-value="&quot;CMR&quot;: &quot;Cameroon&quot;," calcext:value-type="string">
            <text:p>"CMR": "Cameroon",</text:p>
          </table:table-cell>
          <table:table-cell table:formula="of:=CONCATENATE(&quot;&quot;&quot;&quot;;['Country Names and Codes'.A34];&quot;&quot;&quot;: &quot;&quot;&quot;;['Country Names and Codes'.B34];&quot;&quot;&quot;,&quot;)" office:value-type="string" office:string-value="&quot;Cameroon&quot;: &quot;CMR&quot;," calcext:value-type="string">
            <text:p>"Cameroon": "CMR",</text:p>
          </table:table-cell>
          <table:table-cell table:formula="of:=CONCATENATE(&quot;&quot;&quot;&quot;;['Country Names and Codes'.C34];&quot;&quot;&quot;: &quot;&quot;&quot;;['Country Names and Codes'.A34];&quot;&quot;&quot;,&quot;)" office:value-type="string" office:string-value="&quot;CM&quot;: &quot;Cameroon&quot;," calcext:value-type="string">
            <text:p>"CM": "Cameroon",</text:p>
          </table:table-cell>
          <table:table-cell table:formula="of:=CONCATENATE(&quot;&quot;&quot;&quot;;['Country Names and Codes'.A34];&quot;&quot;&quot;: &quot;&quot;&quot;;['Country Names and Codes'.C34];&quot;&quot;&quot;,&quot;)" office:value-type="string" office:string-value="&quot;Cameroon&quot;: &quot;CM&quot;," calcext:value-type="string">
            <text:p>"Cameroon": "CM",</text:p>
          </table:table-cell>
        </table:table-row>
        <table:table-row table:style-name="ro1">
          <table:table-cell table:formula="of:=CONCATENATE(&quot;'&quot;;['Country Names and Codes'.B35];&quot;': '&quot;;['Country Names and Codes'.C35];&quot;',&quot;)" office:value-type="string" office:string-value="'COD': 'CD'," calcext:value-type="string">
            <text:p>'COD': 'CD',</text:p>
          </table:table-cell>
          <table:table-cell table:formula="of:=CONCATENATE(&quot;&quot;&quot;&quot;;['Country Names and Codes'.C35];&quot;&quot;&quot;: &quot;&quot;&quot;;['Country Names and Codes'.B35];&quot;&quot;&quot;,&quot;)" office:value-type="string" office:string-value="&quot;CD&quot;: &quot;COD&quot;," calcext:value-type="string">
            <text:p>"CD": "COD",</text:p>
          </table:table-cell>
          <table:table-cell table:formula="of:=CONCATENATE(&quot;&quot;&quot;&quot;;['Country Names and Codes'.B35];&quot;&quot;&quot;: &quot;&quot;&quot;;['Country Names and Codes'.A35];&quot;&quot;&quot;,&quot;)" office:value-type="string" office:string-value="&quot;COD&quot;: &quot;Dem. Rep. Congo&quot;," calcext:value-type="string">
            <text:p>"COD": "Dem. Rep. Congo",</text:p>
          </table:table-cell>
          <table:table-cell table:formula="of:=CONCATENATE(&quot;&quot;&quot;&quot;;['Country Names and Codes'.A35];&quot;&quot;&quot;: &quot;&quot;&quot;;['Country Names and Codes'.B35];&quot;&quot;&quot;,&quot;)" office:value-type="string" office:string-value="&quot;Dem. Rep. Congo&quot;: &quot;COD&quot;," calcext:value-type="string">
            <text:p>"Dem. Rep. Congo": "COD",</text:p>
          </table:table-cell>
          <table:table-cell table:formula="of:=CONCATENATE(&quot;&quot;&quot;&quot;;['Country Names and Codes'.C35];&quot;&quot;&quot;: &quot;&quot;&quot;;['Country Names and Codes'.A35];&quot;&quot;&quot;,&quot;)" office:value-type="string" office:string-value="&quot;CD&quot;: &quot;Dem. Rep. Congo&quot;," calcext:value-type="string">
            <text:p>"CD": "Dem. Rep. Congo",</text:p>
          </table:table-cell>
          <table:table-cell table:formula="of:=CONCATENATE(&quot;&quot;&quot;&quot;;['Country Names and Codes'.A35];&quot;&quot;&quot;: &quot;&quot;&quot;;['Country Names and Codes'.C35];&quot;&quot;&quot;,&quot;)" office:value-type="string" office:string-value="&quot;Dem. Rep. Congo&quot;: &quot;CD&quot;," calcext:value-type="string">
            <text:p>"Dem. Rep. Congo": "CD",</text:p>
          </table:table-cell>
        </table:table-row>
        <table:table-row table:style-name="ro1">
          <table:table-cell table:formula="of:=CONCATENATE(&quot;'&quot;;['Country Names and Codes'.B36];&quot;': '&quot;;['Country Names and Codes'.C36];&quot;',&quot;)" office:value-type="string" office:string-value="'COG': 'CG'," calcext:value-type="string">
            <text:p>'COG': 'CG',</text:p>
          </table:table-cell>
          <table:table-cell table:formula="of:=CONCATENATE(&quot;&quot;&quot;&quot;;['Country Names and Codes'.C36];&quot;&quot;&quot;: &quot;&quot;&quot;;['Country Names and Codes'.B36];&quot;&quot;&quot;,&quot;)" office:value-type="string" office:string-value="&quot;CG&quot;: &quot;COG&quot;," calcext:value-type="string">
            <text:p>"CG": "COG",</text:p>
          </table:table-cell>
          <table:table-cell table:formula="of:=CONCATENATE(&quot;&quot;&quot;&quot;;['Country Names and Codes'.B36];&quot;&quot;&quot;: &quot;&quot;&quot;;['Country Names and Codes'.A36];&quot;&quot;&quot;,&quot;)" office:value-type="string" office:string-value="&quot;COG&quot;: &quot;Congo&quot;," calcext:value-type="string">
            <text:p>"COG": "Congo",</text:p>
          </table:table-cell>
          <table:table-cell table:formula="of:=CONCATENATE(&quot;&quot;&quot;&quot;;['Country Names and Codes'.A36];&quot;&quot;&quot;: &quot;&quot;&quot;;['Country Names and Codes'.B36];&quot;&quot;&quot;,&quot;)" office:value-type="string" office:string-value="&quot;Congo&quot;: &quot;COG&quot;," calcext:value-type="string">
            <text:p>"Congo": "COG",</text:p>
          </table:table-cell>
          <table:table-cell table:formula="of:=CONCATENATE(&quot;&quot;&quot;&quot;;['Country Names and Codes'.C36];&quot;&quot;&quot;: &quot;&quot;&quot;;['Country Names and Codes'.A36];&quot;&quot;&quot;,&quot;)" office:value-type="string" office:string-value="&quot;CG&quot;: &quot;Congo&quot;," calcext:value-type="string">
            <text:p>"CG": "Congo",</text:p>
          </table:table-cell>
          <table:table-cell table:formula="of:=CONCATENATE(&quot;&quot;&quot;&quot;;['Country Names and Codes'.A36];&quot;&quot;&quot;: &quot;&quot;&quot;;['Country Names and Codes'.C36];&quot;&quot;&quot;,&quot;)" office:value-type="string" office:string-value="&quot;Congo&quot;: &quot;CG&quot;," calcext:value-type="string">
            <text:p>"Congo": "CG",</text:p>
          </table:table-cell>
        </table:table-row>
        <table:table-row table:style-name="ro1">
          <table:table-cell table:formula="of:=CONCATENATE(&quot;'&quot;;['Country Names and Codes'.B37];&quot;': '&quot;;['Country Names and Codes'.C37];&quot;',&quot;)" office:value-type="string" office:string-value="'COL': 'CO'," calcext:value-type="string">
            <text:p>'COL': 'CO',</text:p>
          </table:table-cell>
          <table:table-cell table:formula="of:=CONCATENATE(&quot;&quot;&quot;&quot;;['Country Names and Codes'.C37];&quot;&quot;&quot;: &quot;&quot;&quot;;['Country Names and Codes'.B37];&quot;&quot;&quot;,&quot;)" office:value-type="string" office:string-value="&quot;CO&quot;: &quot;COL&quot;," calcext:value-type="string">
            <text:p>"CO": "COL",</text:p>
          </table:table-cell>
          <table:table-cell table:formula="of:=CONCATENATE(&quot;&quot;&quot;&quot;;['Country Names and Codes'.B37];&quot;&quot;&quot;: &quot;&quot;&quot;;['Country Names and Codes'.A37];&quot;&quot;&quot;,&quot;)" office:value-type="string" office:string-value="&quot;COL&quot;: &quot;Colombia&quot;," calcext:value-type="string">
            <text:p>"COL": "Colombia",</text:p>
          </table:table-cell>
          <table:table-cell table:formula="of:=CONCATENATE(&quot;&quot;&quot;&quot;;['Country Names and Codes'.A37];&quot;&quot;&quot;: &quot;&quot;&quot;;['Country Names and Codes'.B37];&quot;&quot;&quot;,&quot;)" office:value-type="string" office:string-value="&quot;Colombia&quot;: &quot;COL&quot;," calcext:value-type="string">
            <text:p>"Colombia": "COL",</text:p>
          </table:table-cell>
          <table:table-cell table:formula="of:=CONCATENATE(&quot;&quot;&quot;&quot;;['Country Names and Codes'.C37];&quot;&quot;&quot;: &quot;&quot;&quot;;['Country Names and Codes'.A37];&quot;&quot;&quot;,&quot;)" office:value-type="string" office:string-value="&quot;CO&quot;: &quot;Colombia&quot;," calcext:value-type="string">
            <text:p>"CO": "Colombia",</text:p>
          </table:table-cell>
          <table:table-cell table:formula="of:=CONCATENATE(&quot;&quot;&quot;&quot;;['Country Names and Codes'.A37];&quot;&quot;&quot;: &quot;&quot;&quot;;['Country Names and Codes'.C37];&quot;&quot;&quot;,&quot;)" office:value-type="string" office:string-value="&quot;Colombia&quot;: &quot;CO&quot;," calcext:value-type="string">
            <text:p>"Colombia": "CO",</text:p>
          </table:table-cell>
        </table:table-row>
        <table:table-row table:style-name="ro1">
          <table:table-cell table:formula="of:=CONCATENATE(&quot;'&quot;;['Country Names and Codes'.B38];&quot;': '&quot;;['Country Names and Codes'.C38];&quot;',&quot;)" office:value-type="string" office:string-value="'CRI': 'CR'," calcext:value-type="string">
            <text:p>'CRI': 'CR',</text:p>
          </table:table-cell>
          <table:table-cell table:formula="of:=CONCATENATE(&quot;&quot;&quot;&quot;;['Country Names and Codes'.C38];&quot;&quot;&quot;: &quot;&quot;&quot;;['Country Names and Codes'.B38];&quot;&quot;&quot;,&quot;)" office:value-type="string" office:string-value="&quot;CR&quot;: &quot;CRI&quot;," calcext:value-type="string">
            <text:p>"CR": "CRI",</text:p>
          </table:table-cell>
          <table:table-cell table:formula="of:=CONCATENATE(&quot;&quot;&quot;&quot;;['Country Names and Codes'.B38];&quot;&quot;&quot;: &quot;&quot;&quot;;['Country Names and Codes'.A38];&quot;&quot;&quot;,&quot;)" office:value-type="string" office:string-value="&quot;CRI&quot;: &quot;Costa Rica&quot;," calcext:value-type="string">
            <text:p>"CRI": "Costa Rica",</text:p>
          </table:table-cell>
          <table:table-cell table:formula="of:=CONCATENATE(&quot;&quot;&quot;&quot;;['Country Names and Codes'.A38];&quot;&quot;&quot;: &quot;&quot;&quot;;['Country Names and Codes'.B38];&quot;&quot;&quot;,&quot;)" office:value-type="string" office:string-value="&quot;Costa Rica&quot;: &quot;CRI&quot;," calcext:value-type="string">
            <text:p>"Costa Rica": "CRI",</text:p>
          </table:table-cell>
          <table:table-cell table:formula="of:=CONCATENATE(&quot;&quot;&quot;&quot;;['Country Names and Codes'.C38];&quot;&quot;&quot;: &quot;&quot;&quot;;['Country Names and Codes'.A38];&quot;&quot;&quot;,&quot;)" office:value-type="string" office:string-value="&quot;CR&quot;: &quot;Costa Rica&quot;," calcext:value-type="string">
            <text:p>"CR": "Costa Rica",</text:p>
          </table:table-cell>
          <table:table-cell table:formula="of:=CONCATENATE(&quot;&quot;&quot;&quot;;['Country Names and Codes'.A38];&quot;&quot;&quot;: &quot;&quot;&quot;;['Country Names and Codes'.C38];&quot;&quot;&quot;,&quot;)" office:value-type="string" office:string-value="&quot;Costa Rica&quot;: &quot;CR&quot;," calcext:value-type="string">
            <text:p>"Costa Rica": "CR",</text:p>
          </table:table-cell>
        </table:table-row>
        <table:table-row table:style-name="ro1">
          <table:table-cell table:formula="of:=CONCATENATE(&quot;'&quot;;['Country Names and Codes'.B39];&quot;': '&quot;;['Country Names and Codes'.C39];&quot;',&quot;)" office:value-type="string" office:string-value="'CUB': 'CU'," calcext:value-type="string">
            <text:p>'CUB': 'CU',</text:p>
          </table:table-cell>
          <table:table-cell table:formula="of:=CONCATENATE(&quot;&quot;&quot;&quot;;['Country Names and Codes'.C39];&quot;&quot;&quot;: &quot;&quot;&quot;;['Country Names and Codes'.B39];&quot;&quot;&quot;,&quot;)" office:value-type="string" office:string-value="&quot;CU&quot;: &quot;CUB&quot;," calcext:value-type="string">
            <text:p>"CU": "CUB",</text:p>
          </table:table-cell>
          <table:table-cell table:formula="of:=CONCATENATE(&quot;&quot;&quot;&quot;;['Country Names and Codes'.B39];&quot;&quot;&quot;: &quot;&quot;&quot;;['Country Names and Codes'.A39];&quot;&quot;&quot;,&quot;)" office:value-type="string" office:string-value="&quot;CUB&quot;: &quot;Cuba&quot;," calcext:value-type="string">
            <text:p>"CUB": "Cuba",</text:p>
          </table:table-cell>
          <table:table-cell table:formula="of:=CONCATENATE(&quot;&quot;&quot;&quot;;['Country Names and Codes'.A39];&quot;&quot;&quot;: &quot;&quot;&quot;;['Country Names and Codes'.B39];&quot;&quot;&quot;,&quot;)" office:value-type="string" office:string-value="&quot;Cuba&quot;: &quot;CUB&quot;," calcext:value-type="string">
            <text:p>"Cuba": "CUB",</text:p>
          </table:table-cell>
          <table:table-cell table:formula="of:=CONCATENATE(&quot;&quot;&quot;&quot;;['Country Names and Codes'.C39];&quot;&quot;&quot;: &quot;&quot;&quot;;['Country Names and Codes'.A39];&quot;&quot;&quot;,&quot;)" office:value-type="string" office:string-value="&quot;CU&quot;: &quot;Cuba&quot;," calcext:value-type="string">
            <text:p>"CU": "Cuba",</text:p>
          </table:table-cell>
          <table:table-cell table:formula="of:=CONCATENATE(&quot;&quot;&quot;&quot;;['Country Names and Codes'.A39];&quot;&quot;&quot;: &quot;&quot;&quot;;['Country Names and Codes'.C39];&quot;&quot;&quot;,&quot;)" office:value-type="string" office:string-value="&quot;Cuba&quot;: &quot;CU&quot;," calcext:value-type="string">
            <text:p>"Cuba": "CU",</text:p>
          </table:table-cell>
        </table:table-row>
        <table:table-row table:style-name="ro1">
          <table:table-cell table:formula="of:=CONCATENATE(&quot;'&quot;;['Country Names and Codes'.B40];&quot;': '&quot;;['Country Names and Codes'.C40];&quot;',&quot;)" office:value-type="string" office:string-value="'CYN': ''," calcext:value-type="string">
            <text:p>'CYN': '',</text:p>
          </table:table-cell>
          <table:table-cell table:formula="of:=CONCATENATE(&quot;&quot;&quot;&quot;;['Country Names and Codes'.C40];&quot;&quot;&quot;: &quot;&quot;&quot;;['Country Names and Codes'.B40];&quot;&quot;&quot;,&quot;)" office:value-type="string" office:string-value="&quot;&quot;: &quot;CYN&quot;," calcext:value-type="string">
            <text:p>"": "CYN",</text:p>
          </table:table-cell>
          <table:table-cell table:formula="of:=CONCATENATE(&quot;&quot;&quot;&quot;;['Country Names and Codes'.B40];&quot;&quot;&quot;: &quot;&quot;&quot;;['Country Names and Codes'.A40];&quot;&quot;&quot;,&quot;)" office:value-type="string" office:string-value="&quot;CYN&quot;: &quot;N. Cyprus&quot;," calcext:value-type="string">
            <text:p>"CYN": "N. Cyprus",</text:p>
          </table:table-cell>
          <table:table-cell table:formula="of:=CONCATENATE(&quot;&quot;&quot;&quot;;['Country Names and Codes'.A40];&quot;&quot;&quot;: &quot;&quot;&quot;;['Country Names and Codes'.B40];&quot;&quot;&quot;,&quot;)" office:value-type="string" office:string-value="&quot;N. Cyprus&quot;: &quot;CYN&quot;," calcext:value-type="string">
            <text:p>"N. Cyprus": "CYN",</text:p>
          </table:table-cell>
          <table:table-cell table:formula="of:=CONCATENATE(&quot;&quot;&quot;&quot;;['Country Names and Codes'.C40];&quot;&quot;&quot;: &quot;&quot;&quot;;['Country Names and Codes'.A40];&quot;&quot;&quot;,&quot;)" office:value-type="string" office:string-value="&quot;&quot;: &quot;N. Cyprus&quot;," calcext:value-type="string">
            <text:p>"": "N. Cyprus",</text:p>
          </table:table-cell>
          <table:table-cell table:formula="of:=CONCATENATE(&quot;&quot;&quot;&quot;;['Country Names and Codes'.A40];&quot;&quot;&quot;: &quot;&quot;&quot;;['Country Names and Codes'.C40];&quot;&quot;&quot;,&quot;)" office:value-type="string" office:string-value="&quot;N. Cyprus&quot;: &quot;&quot;," calcext:value-type="string">
            <text:p>"N. Cyprus": "",</text:p>
          </table:table-cell>
        </table:table-row>
        <table:table-row table:style-name="ro1">
          <table:table-cell table:formula="of:=CONCATENATE(&quot;'&quot;;['Country Names and Codes'.B41];&quot;': '&quot;;['Country Names and Codes'.C41];&quot;',&quot;)" office:value-type="string" office:string-value="'CYP': 'CY'," calcext:value-type="string">
            <text:p>'CYP': 'CY',</text:p>
          </table:table-cell>
          <table:table-cell table:formula="of:=CONCATENATE(&quot;&quot;&quot;&quot;;['Country Names and Codes'.C41];&quot;&quot;&quot;: &quot;&quot;&quot;;['Country Names and Codes'.B41];&quot;&quot;&quot;,&quot;)" office:value-type="string" office:string-value="&quot;CY&quot;: &quot;CYP&quot;," calcext:value-type="string">
            <text:p>"CY": "CYP",</text:p>
          </table:table-cell>
          <table:table-cell table:formula="of:=CONCATENATE(&quot;&quot;&quot;&quot;;['Country Names and Codes'.B41];&quot;&quot;&quot;: &quot;&quot;&quot;;['Country Names and Codes'.A41];&quot;&quot;&quot;,&quot;)" office:value-type="string" office:string-value="&quot;CYP&quot;: &quot;Cyprus&quot;," calcext:value-type="string">
            <text:p>"CYP": "Cyprus",</text:p>
          </table:table-cell>
          <table:table-cell table:formula="of:=CONCATENATE(&quot;&quot;&quot;&quot;;['Country Names and Codes'.A41];&quot;&quot;&quot;: &quot;&quot;&quot;;['Country Names and Codes'.B41];&quot;&quot;&quot;,&quot;)" office:value-type="string" office:string-value="&quot;Cyprus&quot;: &quot;CYP&quot;," calcext:value-type="string">
            <text:p>"Cyprus": "CYP",</text:p>
          </table:table-cell>
          <table:table-cell table:formula="of:=CONCATENATE(&quot;&quot;&quot;&quot;;['Country Names and Codes'.C41];&quot;&quot;&quot;: &quot;&quot;&quot;;['Country Names and Codes'.A41];&quot;&quot;&quot;,&quot;)" office:value-type="string" office:string-value="&quot;CY&quot;: &quot;Cyprus&quot;," calcext:value-type="string">
            <text:p>"CY": "Cyprus",</text:p>
          </table:table-cell>
          <table:table-cell table:formula="of:=CONCATENATE(&quot;&quot;&quot;&quot;;['Country Names and Codes'.A41];&quot;&quot;&quot;: &quot;&quot;&quot;;['Country Names and Codes'.C41];&quot;&quot;&quot;,&quot;)" office:value-type="string" office:string-value="&quot;Cyprus&quot;: &quot;CY&quot;," calcext:value-type="string">
            <text:p>"Cyprus": "CY",</text:p>
          </table:table-cell>
        </table:table-row>
        <table:table-row table:style-name="ro1">
          <table:table-cell table:formula="of:=CONCATENATE(&quot;'&quot;;['Country Names and Codes'.B42];&quot;': '&quot;;['Country Names and Codes'.C42];&quot;',&quot;)" office:value-type="string" office:string-value="'CZE': 'CZ'," calcext:value-type="string">
            <text:p>'CZE': 'CZ',</text:p>
          </table:table-cell>
          <table:table-cell table:formula="of:=CONCATENATE(&quot;&quot;&quot;&quot;;['Country Names and Codes'.C42];&quot;&quot;&quot;: &quot;&quot;&quot;;['Country Names and Codes'.B42];&quot;&quot;&quot;,&quot;)" office:value-type="string" office:string-value="&quot;CZ&quot;: &quot;CZE&quot;," calcext:value-type="string">
            <text:p>"CZ": "CZE",</text:p>
          </table:table-cell>
          <table:table-cell table:formula="of:=CONCATENATE(&quot;&quot;&quot;&quot;;['Country Names and Codes'.B42];&quot;&quot;&quot;: &quot;&quot;&quot;;['Country Names and Codes'.A42];&quot;&quot;&quot;,&quot;)" office:value-type="string" office:string-value="&quot;CZE&quot;: &quot;Czech Rep.&quot;," calcext:value-type="string">
            <text:p>"CZE": "Czech Rep.",</text:p>
          </table:table-cell>
          <table:table-cell table:formula="of:=CONCATENATE(&quot;&quot;&quot;&quot;;['Country Names and Codes'.A42];&quot;&quot;&quot;: &quot;&quot;&quot;;['Country Names and Codes'.B42];&quot;&quot;&quot;,&quot;)" office:value-type="string" office:string-value="&quot;Czech Rep.&quot;: &quot;CZE&quot;," calcext:value-type="string">
            <text:p>"Czech Rep.": "CZE",</text:p>
          </table:table-cell>
          <table:table-cell table:formula="of:=CONCATENATE(&quot;&quot;&quot;&quot;;['Country Names and Codes'.C42];&quot;&quot;&quot;: &quot;&quot;&quot;;['Country Names and Codes'.A42];&quot;&quot;&quot;,&quot;)" office:value-type="string" office:string-value="&quot;CZ&quot;: &quot;Czech Rep.&quot;," calcext:value-type="string">
            <text:p>"CZ": "Czech Rep.",</text:p>
          </table:table-cell>
          <table:table-cell table:formula="of:=CONCATENATE(&quot;&quot;&quot;&quot;;['Country Names and Codes'.A42];&quot;&quot;&quot;: &quot;&quot;&quot;;['Country Names and Codes'.C42];&quot;&quot;&quot;,&quot;)" office:value-type="string" office:string-value="&quot;Czech Rep.&quot;: &quot;CZ&quot;," calcext:value-type="string">
            <text:p>"Czech Rep.": "CZ",</text:p>
          </table:table-cell>
        </table:table-row>
        <table:table-row table:style-name="ro1">
          <table:table-cell table:formula="of:=CONCATENATE(&quot;'&quot;;['Country Names and Codes'.B43];&quot;': '&quot;;['Country Names and Codes'.C43];&quot;',&quot;)" office:value-type="string" office:string-value="'DEU': 'DE'," calcext:value-type="string">
            <text:p>'DEU': 'DE',</text:p>
          </table:table-cell>
          <table:table-cell table:formula="of:=CONCATENATE(&quot;&quot;&quot;&quot;;['Country Names and Codes'.C43];&quot;&quot;&quot;: &quot;&quot;&quot;;['Country Names and Codes'.B43];&quot;&quot;&quot;,&quot;)" office:value-type="string" office:string-value="&quot;DE&quot;: &quot;DEU&quot;," calcext:value-type="string">
            <text:p>"DE": "DEU",</text:p>
          </table:table-cell>
          <table:table-cell table:formula="of:=CONCATENATE(&quot;&quot;&quot;&quot;;['Country Names and Codes'.B43];&quot;&quot;&quot;: &quot;&quot;&quot;;['Country Names and Codes'.A43];&quot;&quot;&quot;,&quot;)" office:value-type="string" office:string-value="&quot;DEU&quot;: &quot;Germany&quot;," calcext:value-type="string">
            <text:p>"DEU": "Germany",</text:p>
          </table:table-cell>
          <table:table-cell table:formula="of:=CONCATENATE(&quot;&quot;&quot;&quot;;['Country Names and Codes'.A43];&quot;&quot;&quot;: &quot;&quot;&quot;;['Country Names and Codes'.B43];&quot;&quot;&quot;,&quot;)" office:value-type="string" office:string-value="&quot;Germany&quot;: &quot;DEU&quot;," calcext:value-type="string">
            <text:p>"Germany": "DEU",</text:p>
          </table:table-cell>
          <table:table-cell table:formula="of:=CONCATENATE(&quot;&quot;&quot;&quot;;['Country Names and Codes'.C43];&quot;&quot;&quot;: &quot;&quot;&quot;;['Country Names and Codes'.A43];&quot;&quot;&quot;,&quot;)" office:value-type="string" office:string-value="&quot;DE&quot;: &quot;Germany&quot;," calcext:value-type="string">
            <text:p>"DE": "Germany",</text:p>
          </table:table-cell>
          <table:table-cell table:formula="of:=CONCATENATE(&quot;&quot;&quot;&quot;;['Country Names and Codes'.A43];&quot;&quot;&quot;: &quot;&quot;&quot;;['Country Names and Codes'.C43];&quot;&quot;&quot;,&quot;)" office:value-type="string" office:string-value="&quot;Germany&quot;: &quot;DE&quot;," calcext:value-type="string">
            <text:p>"Germany": "DE",</text:p>
          </table:table-cell>
        </table:table-row>
        <table:table-row table:style-name="ro1">
          <table:table-cell table:formula="of:=CONCATENATE(&quot;'&quot;;['Country Names and Codes'.B44];&quot;': '&quot;;['Country Names and Codes'.C44];&quot;',&quot;)" office:value-type="string" office:string-value="'DJI': 'DJ'," calcext:value-type="string">
            <text:p>'DJI': 'DJ',</text:p>
          </table:table-cell>
          <table:table-cell table:formula="of:=CONCATENATE(&quot;&quot;&quot;&quot;;['Country Names and Codes'.C44];&quot;&quot;&quot;: &quot;&quot;&quot;;['Country Names and Codes'.B44];&quot;&quot;&quot;,&quot;)" office:value-type="string" office:string-value="&quot;DJ&quot;: &quot;DJI&quot;," calcext:value-type="string">
            <text:p>"DJ": "DJI",</text:p>
          </table:table-cell>
          <table:table-cell table:formula="of:=CONCATENATE(&quot;&quot;&quot;&quot;;['Country Names and Codes'.B44];&quot;&quot;&quot;: &quot;&quot;&quot;;['Country Names and Codes'.A44];&quot;&quot;&quot;,&quot;)" office:value-type="string" office:string-value="&quot;DJI&quot;: &quot;Djibouti&quot;," calcext:value-type="string">
            <text:p>"DJI": "Djibouti",</text:p>
          </table:table-cell>
          <table:table-cell table:formula="of:=CONCATENATE(&quot;&quot;&quot;&quot;;['Country Names and Codes'.A44];&quot;&quot;&quot;: &quot;&quot;&quot;;['Country Names and Codes'.B44];&quot;&quot;&quot;,&quot;)" office:value-type="string" office:string-value="&quot;Djibouti&quot;: &quot;DJI&quot;," calcext:value-type="string">
            <text:p>"Djibouti": "DJI",</text:p>
          </table:table-cell>
          <table:table-cell table:formula="of:=CONCATENATE(&quot;&quot;&quot;&quot;;['Country Names and Codes'.C44];&quot;&quot;&quot;: &quot;&quot;&quot;;['Country Names and Codes'.A44];&quot;&quot;&quot;,&quot;)" office:value-type="string" office:string-value="&quot;DJ&quot;: &quot;Djibouti&quot;," calcext:value-type="string">
            <text:p>"DJ": "Djibouti",</text:p>
          </table:table-cell>
          <table:table-cell table:formula="of:=CONCATENATE(&quot;&quot;&quot;&quot;;['Country Names and Codes'.A44];&quot;&quot;&quot;: &quot;&quot;&quot;;['Country Names and Codes'.C44];&quot;&quot;&quot;,&quot;)" office:value-type="string" office:string-value="&quot;Djibouti&quot;: &quot;DJ&quot;," calcext:value-type="string">
            <text:p>"Djibouti": "DJ",</text:p>
          </table:table-cell>
        </table:table-row>
        <table:table-row table:style-name="ro1">
          <table:table-cell table:formula="of:=CONCATENATE(&quot;'&quot;;['Country Names and Codes'.B45];&quot;': '&quot;;['Country Names and Codes'.C45];&quot;',&quot;)" office:value-type="string" office:string-value="'DNK': 'DK'," calcext:value-type="string">
            <text:p>'DNK': 'DK',</text:p>
          </table:table-cell>
          <table:table-cell table:formula="of:=CONCATENATE(&quot;&quot;&quot;&quot;;['Country Names and Codes'.C45];&quot;&quot;&quot;: &quot;&quot;&quot;;['Country Names and Codes'.B45];&quot;&quot;&quot;,&quot;)" office:value-type="string" office:string-value="&quot;DK&quot;: &quot;DNK&quot;," calcext:value-type="string">
            <text:p>"DK": "DNK",</text:p>
          </table:table-cell>
          <table:table-cell table:formula="of:=CONCATENATE(&quot;&quot;&quot;&quot;;['Country Names and Codes'.B45];&quot;&quot;&quot;: &quot;&quot;&quot;;['Country Names and Codes'.A45];&quot;&quot;&quot;,&quot;)" office:value-type="string" office:string-value="&quot;DNK&quot;: &quot;Denmark&quot;," calcext:value-type="string">
            <text:p>"DNK": "Denmark",</text:p>
          </table:table-cell>
          <table:table-cell table:formula="of:=CONCATENATE(&quot;&quot;&quot;&quot;;['Country Names and Codes'.A45];&quot;&quot;&quot;: &quot;&quot;&quot;;['Country Names and Codes'.B45];&quot;&quot;&quot;,&quot;)" office:value-type="string" office:string-value="&quot;Denmark&quot;: &quot;DNK&quot;," calcext:value-type="string">
            <text:p>"Denmark": "DNK",</text:p>
          </table:table-cell>
          <table:table-cell table:formula="of:=CONCATENATE(&quot;&quot;&quot;&quot;;['Country Names and Codes'.C45];&quot;&quot;&quot;: &quot;&quot;&quot;;['Country Names and Codes'.A45];&quot;&quot;&quot;,&quot;)" office:value-type="string" office:string-value="&quot;DK&quot;: &quot;Denmark&quot;," calcext:value-type="string">
            <text:p>"DK": "Denmark",</text:p>
          </table:table-cell>
          <table:table-cell table:formula="of:=CONCATENATE(&quot;&quot;&quot;&quot;;['Country Names and Codes'.A45];&quot;&quot;&quot;: &quot;&quot;&quot;;['Country Names and Codes'.C45];&quot;&quot;&quot;,&quot;)" office:value-type="string" office:string-value="&quot;Denmark&quot;: &quot;DK&quot;," calcext:value-type="string">
            <text:p>"Denmark": "DK",</text:p>
          </table:table-cell>
        </table:table-row>
        <table:table-row table:style-name="ro1">
          <table:table-cell table:formula="of:=CONCATENATE(&quot;'&quot;;['Country Names and Codes'.B46];&quot;': '&quot;;['Country Names and Codes'.C46];&quot;',&quot;)" office:value-type="string" office:string-value="'DOM': 'DO'," calcext:value-type="string">
            <text:p>'DOM': 'DO',</text:p>
          </table:table-cell>
          <table:table-cell table:formula="of:=CONCATENATE(&quot;&quot;&quot;&quot;;['Country Names and Codes'.C46];&quot;&quot;&quot;: &quot;&quot;&quot;;['Country Names and Codes'.B46];&quot;&quot;&quot;,&quot;)" office:value-type="string" office:string-value="&quot;DO&quot;: &quot;DOM&quot;," calcext:value-type="string">
            <text:p>"DO": "DOM",</text:p>
          </table:table-cell>
          <table:table-cell table:formula="of:=CONCATENATE(&quot;&quot;&quot;&quot;;['Country Names and Codes'.B46];&quot;&quot;&quot;: &quot;&quot;&quot;;['Country Names and Codes'.A46];&quot;&quot;&quot;,&quot;)" office:value-type="string" office:string-value="&quot;DOM&quot;: &quot;Dominican Rep.&quot;," calcext:value-type="string">
            <text:p>"DOM": "Dominican Rep.",</text:p>
          </table:table-cell>
          <table:table-cell table:formula="of:=CONCATENATE(&quot;&quot;&quot;&quot;;['Country Names and Codes'.A46];&quot;&quot;&quot;: &quot;&quot;&quot;;['Country Names and Codes'.B46];&quot;&quot;&quot;,&quot;)" office:value-type="string" office:string-value="&quot;Dominican Rep.&quot;: &quot;DOM&quot;," calcext:value-type="string">
            <text:p>"Dominican Rep.": "DOM",</text:p>
          </table:table-cell>
          <table:table-cell table:formula="of:=CONCATENATE(&quot;&quot;&quot;&quot;;['Country Names and Codes'.C46];&quot;&quot;&quot;: &quot;&quot;&quot;;['Country Names and Codes'.A46];&quot;&quot;&quot;,&quot;)" office:value-type="string" office:string-value="&quot;DO&quot;: &quot;Dominican Rep.&quot;," calcext:value-type="string">
            <text:p>"DO": "Dominican Rep.",</text:p>
          </table:table-cell>
          <table:table-cell table:formula="of:=CONCATENATE(&quot;&quot;&quot;&quot;;['Country Names and Codes'.A46];&quot;&quot;&quot;: &quot;&quot;&quot;;['Country Names and Codes'.C46];&quot;&quot;&quot;,&quot;)" office:value-type="string" office:string-value="&quot;Dominican Rep.&quot;: &quot;DO&quot;," calcext:value-type="string">
            <text:p>"Dominican Rep.": "DO",</text:p>
          </table:table-cell>
        </table:table-row>
        <table:table-row table:style-name="ro1">
          <table:table-cell table:formula="of:=CONCATENATE(&quot;'&quot;;['Country Names and Codes'.B47];&quot;': '&quot;;['Country Names and Codes'.C47];&quot;',&quot;)" office:value-type="string" office:string-value="'DZA': 'DZ'," calcext:value-type="string">
            <text:p>'DZA': 'DZ',</text:p>
          </table:table-cell>
          <table:table-cell table:formula="of:=CONCATENATE(&quot;&quot;&quot;&quot;;['Country Names and Codes'.C47];&quot;&quot;&quot;: &quot;&quot;&quot;;['Country Names and Codes'.B47];&quot;&quot;&quot;,&quot;)" office:value-type="string" office:string-value="&quot;DZ&quot;: &quot;DZA&quot;," calcext:value-type="string">
            <text:p>"DZ": "DZA",</text:p>
          </table:table-cell>
          <table:table-cell table:formula="of:=CONCATENATE(&quot;&quot;&quot;&quot;;['Country Names and Codes'.B47];&quot;&quot;&quot;: &quot;&quot;&quot;;['Country Names and Codes'.A47];&quot;&quot;&quot;,&quot;)" office:value-type="string" office:string-value="&quot;DZA&quot;: &quot;Algeria&quot;," calcext:value-type="string">
            <text:p>"DZA": "Algeria",</text:p>
          </table:table-cell>
          <table:table-cell table:formula="of:=CONCATENATE(&quot;&quot;&quot;&quot;;['Country Names and Codes'.A47];&quot;&quot;&quot;: &quot;&quot;&quot;;['Country Names and Codes'.B47];&quot;&quot;&quot;,&quot;)" office:value-type="string" office:string-value="&quot;Algeria&quot;: &quot;DZA&quot;," calcext:value-type="string">
            <text:p>"Algeria": "DZA",</text:p>
          </table:table-cell>
          <table:table-cell table:formula="of:=CONCATENATE(&quot;&quot;&quot;&quot;;['Country Names and Codes'.C47];&quot;&quot;&quot;: &quot;&quot;&quot;;['Country Names and Codes'.A47];&quot;&quot;&quot;,&quot;)" office:value-type="string" office:string-value="&quot;DZ&quot;: &quot;Algeria&quot;," calcext:value-type="string">
            <text:p>"DZ": "Algeria",</text:p>
          </table:table-cell>
          <table:table-cell table:formula="of:=CONCATENATE(&quot;&quot;&quot;&quot;;['Country Names and Codes'.A47];&quot;&quot;&quot;: &quot;&quot;&quot;;['Country Names and Codes'.C47];&quot;&quot;&quot;,&quot;)" office:value-type="string" office:string-value="&quot;Algeria&quot;: &quot;DZ&quot;," calcext:value-type="string">
            <text:p>"Algeria": "DZ",</text:p>
          </table:table-cell>
        </table:table-row>
        <table:table-row table:style-name="ro1">
          <table:table-cell table:formula="of:=CONCATENATE(&quot;'&quot;;['Country Names and Codes'.B48];&quot;': '&quot;;['Country Names and Codes'.C48];&quot;',&quot;)" office:value-type="string" office:string-value="'ECU': 'EC'," calcext:value-type="string">
            <text:p>'ECU': 'EC',</text:p>
          </table:table-cell>
          <table:table-cell table:formula="of:=CONCATENATE(&quot;&quot;&quot;&quot;;['Country Names and Codes'.C48];&quot;&quot;&quot;: &quot;&quot;&quot;;['Country Names and Codes'.B48];&quot;&quot;&quot;,&quot;)" office:value-type="string" office:string-value="&quot;EC&quot;: &quot;ECU&quot;," calcext:value-type="string">
            <text:p>"EC": "ECU",</text:p>
          </table:table-cell>
          <table:table-cell table:formula="of:=CONCATENATE(&quot;&quot;&quot;&quot;;['Country Names and Codes'.B48];&quot;&quot;&quot;: &quot;&quot;&quot;;['Country Names and Codes'.A48];&quot;&quot;&quot;,&quot;)" office:value-type="string" office:string-value="&quot;ECU&quot;: &quot;Ecuador&quot;," calcext:value-type="string">
            <text:p>"ECU": "Ecuador",</text:p>
          </table:table-cell>
          <table:table-cell table:formula="of:=CONCATENATE(&quot;&quot;&quot;&quot;;['Country Names and Codes'.A48];&quot;&quot;&quot;: &quot;&quot;&quot;;['Country Names and Codes'.B48];&quot;&quot;&quot;,&quot;)" office:value-type="string" office:string-value="&quot;Ecuador&quot;: &quot;ECU&quot;," calcext:value-type="string">
            <text:p>"Ecuador": "ECU",</text:p>
          </table:table-cell>
          <table:table-cell table:formula="of:=CONCATENATE(&quot;&quot;&quot;&quot;;['Country Names and Codes'.C48];&quot;&quot;&quot;: &quot;&quot;&quot;;['Country Names and Codes'.A48];&quot;&quot;&quot;,&quot;)" office:value-type="string" office:string-value="&quot;EC&quot;: &quot;Ecuador&quot;," calcext:value-type="string">
            <text:p>"EC": "Ecuador",</text:p>
          </table:table-cell>
          <table:table-cell table:formula="of:=CONCATENATE(&quot;&quot;&quot;&quot;;['Country Names and Codes'.A48];&quot;&quot;&quot;: &quot;&quot;&quot;;['Country Names and Codes'.C48];&quot;&quot;&quot;,&quot;)" office:value-type="string" office:string-value="&quot;Ecuador&quot;: &quot;EC&quot;," calcext:value-type="string">
            <text:p>"Ecuador": "EC",</text:p>
          </table:table-cell>
        </table:table-row>
        <table:table-row table:style-name="ro1">
          <table:table-cell table:formula="of:=CONCATENATE(&quot;'&quot;;['Country Names and Codes'.B49];&quot;': '&quot;;['Country Names and Codes'.C49];&quot;',&quot;)" office:value-type="string" office:string-value="'EGY': 'EG'," calcext:value-type="string">
            <text:p>'EGY': 'EG',</text:p>
          </table:table-cell>
          <table:table-cell table:formula="of:=CONCATENATE(&quot;&quot;&quot;&quot;;['Country Names and Codes'.C49];&quot;&quot;&quot;: &quot;&quot;&quot;;['Country Names and Codes'.B49];&quot;&quot;&quot;,&quot;)" office:value-type="string" office:string-value="&quot;EG&quot;: &quot;EGY&quot;," calcext:value-type="string">
            <text:p>"EG": "EGY",</text:p>
          </table:table-cell>
          <table:table-cell table:formula="of:=CONCATENATE(&quot;&quot;&quot;&quot;;['Country Names and Codes'.B49];&quot;&quot;&quot;: &quot;&quot;&quot;;['Country Names and Codes'.A49];&quot;&quot;&quot;,&quot;)" office:value-type="string" office:string-value="&quot;EGY&quot;: &quot;Egypt&quot;," calcext:value-type="string">
            <text:p>"EGY": "Egypt",</text:p>
          </table:table-cell>
          <table:table-cell table:formula="of:=CONCATENATE(&quot;&quot;&quot;&quot;;['Country Names and Codes'.A49];&quot;&quot;&quot;: &quot;&quot;&quot;;['Country Names and Codes'.B49];&quot;&quot;&quot;,&quot;)" office:value-type="string" office:string-value="&quot;Egypt&quot;: &quot;EGY&quot;," calcext:value-type="string">
            <text:p>"Egypt": "EGY",</text:p>
          </table:table-cell>
          <table:table-cell table:formula="of:=CONCATENATE(&quot;&quot;&quot;&quot;;['Country Names and Codes'.C49];&quot;&quot;&quot;: &quot;&quot;&quot;;['Country Names and Codes'.A49];&quot;&quot;&quot;,&quot;)" office:value-type="string" office:string-value="&quot;EG&quot;: &quot;Egypt&quot;," calcext:value-type="string">
            <text:p>"EG": "Egypt",</text:p>
          </table:table-cell>
          <table:table-cell table:formula="of:=CONCATENATE(&quot;&quot;&quot;&quot;;['Country Names and Codes'.A49];&quot;&quot;&quot;: &quot;&quot;&quot;;['Country Names and Codes'.C49];&quot;&quot;&quot;,&quot;)" office:value-type="string" office:string-value="&quot;Egypt&quot;: &quot;EG&quot;," calcext:value-type="string">
            <text:p>"Egypt": "EG",</text:p>
          </table:table-cell>
        </table:table-row>
        <table:table-row table:style-name="ro1">
          <table:table-cell table:formula="of:=CONCATENATE(&quot;'&quot;;['Country Names and Codes'.B50];&quot;': '&quot;;['Country Names and Codes'.C50];&quot;',&quot;)" office:value-type="string" office:string-value="'ENG': 'GB'," calcext:value-type="string">
            <text:p>'ENG': 'GB',</text:p>
          </table:table-cell>
          <table:table-cell table:formula="of:=CONCATENATE(&quot;&quot;&quot;&quot;;['Country Names and Codes'.C50];&quot;&quot;&quot;: &quot;&quot;&quot;;['Country Names and Codes'.B50];&quot;&quot;&quot;,&quot;)" office:value-type="string" office:string-value="&quot;GB&quot;: &quot;ENG&quot;," calcext:value-type="string">
            <text:p>"GB": "ENG",</text:p>
          </table:table-cell>
          <table:table-cell table:formula="of:=CONCATENATE(&quot;&quot;&quot;&quot;;['Country Names and Codes'.B50];&quot;&quot;&quot;: &quot;&quot;&quot;;['Country Names and Codes'.A50];&quot;&quot;&quot;,&quot;)" office:value-type="string" office:string-value="&quot;ENG&quot;: &quot;England&quot;," calcext:value-type="string">
            <text:p>"ENG": "England",</text:p>
          </table:table-cell>
          <table:table-cell table:formula="of:=CONCATENATE(&quot;&quot;&quot;&quot;;['Country Names and Codes'.A50];&quot;&quot;&quot;: &quot;&quot;&quot;;['Country Names and Codes'.B50];&quot;&quot;&quot;,&quot;)" office:value-type="string" office:string-value="&quot;England&quot;: &quot;ENG&quot;," calcext:value-type="string">
            <text:p>"England": "ENG",</text:p>
          </table:table-cell>
          <table:table-cell table:formula="of:=CONCATENATE(&quot;&quot;&quot;&quot;;['Country Names and Codes'.C50];&quot;&quot;&quot;: &quot;&quot;&quot;;['Country Names and Codes'.A50];&quot;&quot;&quot;,&quot;)" office:value-type="string" office:string-value="&quot;GB&quot;: &quot;England&quot;," calcext:value-type="string">
            <text:p>"GB": "England",</text:p>
          </table:table-cell>
          <table:table-cell table:formula="of:=CONCATENATE(&quot;&quot;&quot;&quot;;['Country Names and Codes'.A50];&quot;&quot;&quot;: &quot;&quot;&quot;;['Country Names and Codes'.C50];&quot;&quot;&quot;,&quot;)" office:value-type="string" office:string-value="&quot;England&quot;: &quot;GB&quot;," calcext:value-type="string">
            <text:p>"England": "GB",</text:p>
          </table:table-cell>
        </table:table-row>
        <table:table-row table:style-name="ro1">
          <table:table-cell table:formula="of:=CONCATENATE(&quot;'&quot;;['Country Names and Codes'.B51];&quot;': '&quot;;['Country Names and Codes'.C51];&quot;',&quot;)" office:value-type="string" office:string-value="'ERI': 'ER'," calcext:value-type="string">
            <text:p>'ERI': 'ER',</text:p>
          </table:table-cell>
          <table:table-cell table:formula="of:=CONCATENATE(&quot;&quot;&quot;&quot;;['Country Names and Codes'.C51];&quot;&quot;&quot;: &quot;&quot;&quot;;['Country Names and Codes'.B51];&quot;&quot;&quot;,&quot;)" office:value-type="string" office:string-value="&quot;ER&quot;: &quot;ERI&quot;," calcext:value-type="string">
            <text:p>"ER": "ERI",</text:p>
          </table:table-cell>
          <table:table-cell table:formula="of:=CONCATENATE(&quot;&quot;&quot;&quot;;['Country Names and Codes'.B51];&quot;&quot;&quot;: &quot;&quot;&quot;;['Country Names and Codes'.A51];&quot;&quot;&quot;,&quot;)" office:value-type="string" office:string-value="&quot;ERI&quot;: &quot;Eritrea&quot;," calcext:value-type="string">
            <text:p>"ERI": "Eritrea",</text:p>
          </table:table-cell>
          <table:table-cell table:formula="of:=CONCATENATE(&quot;&quot;&quot;&quot;;['Country Names and Codes'.A51];&quot;&quot;&quot;: &quot;&quot;&quot;;['Country Names and Codes'.B51];&quot;&quot;&quot;,&quot;)" office:value-type="string" office:string-value="&quot;Eritrea&quot;: &quot;ERI&quot;," calcext:value-type="string">
            <text:p>"Eritrea": "ERI",</text:p>
          </table:table-cell>
          <table:table-cell table:formula="of:=CONCATENATE(&quot;&quot;&quot;&quot;;['Country Names and Codes'.C51];&quot;&quot;&quot;: &quot;&quot;&quot;;['Country Names and Codes'.A51];&quot;&quot;&quot;,&quot;)" office:value-type="string" office:string-value="&quot;ER&quot;: &quot;Eritrea&quot;," calcext:value-type="string">
            <text:p>"ER": "Eritrea",</text:p>
          </table:table-cell>
          <table:table-cell table:formula="of:=CONCATENATE(&quot;&quot;&quot;&quot;;['Country Names and Codes'.A51];&quot;&quot;&quot;: &quot;&quot;&quot;;['Country Names and Codes'.C51];&quot;&quot;&quot;,&quot;)" office:value-type="string" office:string-value="&quot;Eritrea&quot;: &quot;ER&quot;," calcext:value-type="string">
            <text:p>"Eritrea": "ER",</text:p>
          </table:table-cell>
        </table:table-row>
        <table:table-row table:style-name="ro1">
          <table:table-cell table:formula="of:=CONCATENATE(&quot;'&quot;;['Country Names and Codes'.B52];&quot;': '&quot;;['Country Names and Codes'.C52];&quot;',&quot;)" office:value-type="string" office:string-value="'ESP': 'ES'," calcext:value-type="string">
            <text:p>'ESP': 'ES',</text:p>
          </table:table-cell>
          <table:table-cell table:formula="of:=CONCATENATE(&quot;&quot;&quot;&quot;;['Country Names and Codes'.C52];&quot;&quot;&quot;: &quot;&quot;&quot;;['Country Names and Codes'.B52];&quot;&quot;&quot;,&quot;)" office:value-type="string" office:string-value="&quot;ES&quot;: &quot;ESP&quot;," calcext:value-type="string">
            <text:p>"ES": "ESP",</text:p>
          </table:table-cell>
          <table:table-cell table:formula="of:=CONCATENATE(&quot;&quot;&quot;&quot;;['Country Names and Codes'.B52];&quot;&quot;&quot;: &quot;&quot;&quot;;['Country Names and Codes'.A52];&quot;&quot;&quot;,&quot;)" office:value-type="string" office:string-value="&quot;ESP&quot;: &quot;Spain&quot;," calcext:value-type="string">
            <text:p>"ESP": "Spain",</text:p>
          </table:table-cell>
          <table:table-cell table:formula="of:=CONCATENATE(&quot;&quot;&quot;&quot;;['Country Names and Codes'.A52];&quot;&quot;&quot;: &quot;&quot;&quot;;['Country Names and Codes'.B52];&quot;&quot;&quot;,&quot;)" office:value-type="string" office:string-value="&quot;Spain&quot;: &quot;ESP&quot;," calcext:value-type="string">
            <text:p>"Spain": "ESP",</text:p>
          </table:table-cell>
          <table:table-cell table:formula="of:=CONCATENATE(&quot;&quot;&quot;&quot;;['Country Names and Codes'.C52];&quot;&quot;&quot;: &quot;&quot;&quot;;['Country Names and Codes'.A52];&quot;&quot;&quot;,&quot;)" office:value-type="string" office:string-value="&quot;ES&quot;: &quot;Spain&quot;," calcext:value-type="string">
            <text:p>"ES": "Spain",</text:p>
          </table:table-cell>
          <table:table-cell table:formula="of:=CONCATENATE(&quot;&quot;&quot;&quot;;['Country Names and Codes'.A52];&quot;&quot;&quot;: &quot;&quot;&quot;;['Country Names and Codes'.C52];&quot;&quot;&quot;,&quot;)" office:value-type="string" office:string-value="&quot;Spain&quot;: &quot;ES&quot;," calcext:value-type="string">
            <text:p>"Spain": "ES",</text:p>
          </table:table-cell>
        </table:table-row>
        <table:table-row table:style-name="ro1">
          <table:table-cell table:formula="of:=CONCATENATE(&quot;'&quot;;['Country Names and Codes'.B53];&quot;': '&quot;;['Country Names and Codes'.C53];&quot;',&quot;)" office:value-type="string" office:string-value="'EST': 'EE'," calcext:value-type="string">
            <text:p>'EST': 'EE',</text:p>
          </table:table-cell>
          <table:table-cell table:formula="of:=CONCATENATE(&quot;&quot;&quot;&quot;;['Country Names and Codes'.C53];&quot;&quot;&quot;: &quot;&quot;&quot;;['Country Names and Codes'.B53];&quot;&quot;&quot;,&quot;)" office:value-type="string" office:string-value="&quot;EE&quot;: &quot;EST&quot;," calcext:value-type="string">
            <text:p>"EE": "EST",</text:p>
          </table:table-cell>
          <table:table-cell table:formula="of:=CONCATENATE(&quot;&quot;&quot;&quot;;['Country Names and Codes'.B53];&quot;&quot;&quot;: &quot;&quot;&quot;;['Country Names and Codes'.A53];&quot;&quot;&quot;,&quot;)" office:value-type="string" office:string-value="&quot;EST&quot;: &quot;Estonia&quot;," calcext:value-type="string">
            <text:p>"EST": "Estonia",</text:p>
          </table:table-cell>
          <table:table-cell table:formula="of:=CONCATENATE(&quot;&quot;&quot;&quot;;['Country Names and Codes'.A53];&quot;&quot;&quot;: &quot;&quot;&quot;;['Country Names and Codes'.B53];&quot;&quot;&quot;,&quot;)" office:value-type="string" office:string-value="&quot;Estonia&quot;: &quot;EST&quot;," calcext:value-type="string">
            <text:p>"Estonia": "EST",</text:p>
          </table:table-cell>
          <table:table-cell table:formula="of:=CONCATENATE(&quot;&quot;&quot;&quot;;['Country Names and Codes'.C53];&quot;&quot;&quot;: &quot;&quot;&quot;;['Country Names and Codes'.A53];&quot;&quot;&quot;,&quot;)" office:value-type="string" office:string-value="&quot;EE&quot;: &quot;Estonia&quot;," calcext:value-type="string">
            <text:p>"EE": "Estonia",</text:p>
          </table:table-cell>
          <table:table-cell table:formula="of:=CONCATENATE(&quot;&quot;&quot;&quot;;['Country Names and Codes'.A53];&quot;&quot;&quot;: &quot;&quot;&quot;;['Country Names and Codes'.C53];&quot;&quot;&quot;,&quot;)" office:value-type="string" office:string-value="&quot;Estonia&quot;: &quot;EE&quot;," calcext:value-type="string">
            <text:p>"Estonia": "EE",</text:p>
          </table:table-cell>
        </table:table-row>
        <table:table-row table:style-name="ro1">
          <table:table-cell table:formula="of:=CONCATENATE(&quot;'&quot;;['Country Names and Codes'.B54];&quot;': '&quot;;['Country Names and Codes'.C54];&quot;',&quot;)" office:value-type="string" office:string-value="'ETH': 'ET'," calcext:value-type="string">
            <text:p>'ETH': 'ET',</text:p>
          </table:table-cell>
          <table:table-cell table:formula="of:=CONCATENATE(&quot;&quot;&quot;&quot;;['Country Names and Codes'.C54];&quot;&quot;&quot;: &quot;&quot;&quot;;['Country Names and Codes'.B54];&quot;&quot;&quot;,&quot;)" office:value-type="string" office:string-value="&quot;ET&quot;: &quot;ETH&quot;," calcext:value-type="string">
            <text:p>"ET": "ETH",</text:p>
          </table:table-cell>
          <table:table-cell table:formula="of:=CONCATENATE(&quot;&quot;&quot;&quot;;['Country Names and Codes'.B54];&quot;&quot;&quot;: &quot;&quot;&quot;;['Country Names and Codes'.A54];&quot;&quot;&quot;,&quot;)" office:value-type="string" office:string-value="&quot;ETH&quot;: &quot;Ethiopia&quot;," calcext:value-type="string">
            <text:p>"ETH": "Ethiopia",</text:p>
          </table:table-cell>
          <table:table-cell table:formula="of:=CONCATENATE(&quot;&quot;&quot;&quot;;['Country Names and Codes'.A54];&quot;&quot;&quot;: &quot;&quot;&quot;;['Country Names and Codes'.B54];&quot;&quot;&quot;,&quot;)" office:value-type="string" office:string-value="&quot;Ethiopia&quot;: &quot;ETH&quot;," calcext:value-type="string">
            <text:p>"Ethiopia": "ETH",</text:p>
          </table:table-cell>
          <table:table-cell table:formula="of:=CONCATENATE(&quot;&quot;&quot;&quot;;['Country Names and Codes'.C54];&quot;&quot;&quot;: &quot;&quot;&quot;;['Country Names and Codes'.A54];&quot;&quot;&quot;,&quot;)" office:value-type="string" office:string-value="&quot;ET&quot;: &quot;Ethiopia&quot;," calcext:value-type="string">
            <text:p>"ET": "Ethiopia",</text:p>
          </table:table-cell>
          <table:table-cell table:formula="of:=CONCATENATE(&quot;&quot;&quot;&quot;;['Country Names and Codes'.A54];&quot;&quot;&quot;: &quot;&quot;&quot;;['Country Names and Codes'.C54];&quot;&quot;&quot;,&quot;)" office:value-type="string" office:string-value="&quot;Ethiopia&quot;: &quot;ET&quot;," calcext:value-type="string">
            <text:p>"Ethiopia": "ET",</text:p>
          </table:table-cell>
        </table:table-row>
        <table:table-row table:style-name="ro1">
          <table:table-cell table:formula="of:=CONCATENATE(&quot;'&quot;;['Country Names and Codes'.B55];&quot;': '&quot;;['Country Names and Codes'.C55];&quot;',&quot;)" office:value-type="string" office:string-value="'FIN': 'FI'," calcext:value-type="string">
            <text:p>'FIN': 'FI',</text:p>
          </table:table-cell>
          <table:table-cell table:formula="of:=CONCATENATE(&quot;&quot;&quot;&quot;;['Country Names and Codes'.C55];&quot;&quot;&quot;: &quot;&quot;&quot;;['Country Names and Codes'.B55];&quot;&quot;&quot;,&quot;)" office:value-type="string" office:string-value="&quot;FI&quot;: &quot;FIN&quot;," calcext:value-type="string">
            <text:p>"FI": "FIN",</text:p>
          </table:table-cell>
          <table:table-cell table:formula="of:=CONCATENATE(&quot;&quot;&quot;&quot;;['Country Names and Codes'.B55];&quot;&quot;&quot;: &quot;&quot;&quot;;['Country Names and Codes'.A55];&quot;&quot;&quot;,&quot;)" office:value-type="string" office:string-value="&quot;FIN&quot;: &quot;Finland&quot;," calcext:value-type="string">
            <text:p>"FIN": "Finland",</text:p>
          </table:table-cell>
          <table:table-cell table:formula="of:=CONCATENATE(&quot;&quot;&quot;&quot;;['Country Names and Codes'.A55];&quot;&quot;&quot;: &quot;&quot;&quot;;['Country Names and Codes'.B55];&quot;&quot;&quot;,&quot;)" office:value-type="string" office:string-value="&quot;Finland&quot;: &quot;FIN&quot;," calcext:value-type="string">
            <text:p>"Finland": "FIN",</text:p>
          </table:table-cell>
          <table:table-cell table:formula="of:=CONCATENATE(&quot;&quot;&quot;&quot;;['Country Names and Codes'.C55];&quot;&quot;&quot;: &quot;&quot;&quot;;['Country Names and Codes'.A55];&quot;&quot;&quot;,&quot;)" office:value-type="string" office:string-value="&quot;FI&quot;: &quot;Finland&quot;," calcext:value-type="string">
            <text:p>"FI": "Finland",</text:p>
          </table:table-cell>
          <table:table-cell table:formula="of:=CONCATENATE(&quot;&quot;&quot;&quot;;['Country Names and Codes'.A55];&quot;&quot;&quot;: &quot;&quot;&quot;;['Country Names and Codes'.C55];&quot;&quot;&quot;,&quot;)" office:value-type="string" office:string-value="&quot;Finland&quot;: &quot;FI&quot;," calcext:value-type="string">
            <text:p>"Finland": "FI",</text:p>
          </table:table-cell>
        </table:table-row>
        <table:table-row table:style-name="ro1">
          <table:table-cell table:formula="of:=CONCATENATE(&quot;'&quot;;['Country Names and Codes'.B56];&quot;': '&quot;;['Country Names and Codes'.C56];&quot;',&quot;)" office:value-type="string" office:string-value="'FJI': 'FJ'," calcext:value-type="string">
            <text:p>'FJI': 'FJ',</text:p>
          </table:table-cell>
          <table:table-cell table:formula="of:=CONCATENATE(&quot;&quot;&quot;&quot;;['Country Names and Codes'.C56];&quot;&quot;&quot;: &quot;&quot;&quot;;['Country Names and Codes'.B56];&quot;&quot;&quot;,&quot;)" office:value-type="string" office:string-value="&quot;FJ&quot;: &quot;FJI&quot;," calcext:value-type="string">
            <text:p>"FJ": "FJI",</text:p>
          </table:table-cell>
          <table:table-cell table:formula="of:=CONCATENATE(&quot;&quot;&quot;&quot;;['Country Names and Codes'.B56];&quot;&quot;&quot;: &quot;&quot;&quot;;['Country Names and Codes'.A56];&quot;&quot;&quot;,&quot;)" office:value-type="string" office:string-value="&quot;FJI&quot;: &quot;Fiji&quot;," calcext:value-type="string">
            <text:p>"FJI": "Fiji",</text:p>
          </table:table-cell>
          <table:table-cell table:formula="of:=CONCATENATE(&quot;&quot;&quot;&quot;;['Country Names and Codes'.A56];&quot;&quot;&quot;: &quot;&quot;&quot;;['Country Names and Codes'.B56];&quot;&quot;&quot;,&quot;)" office:value-type="string" office:string-value="&quot;Fiji&quot;: &quot;FJI&quot;," calcext:value-type="string">
            <text:p>"Fiji": "FJI",</text:p>
          </table:table-cell>
          <table:table-cell table:formula="of:=CONCATENATE(&quot;&quot;&quot;&quot;;['Country Names and Codes'.C56];&quot;&quot;&quot;: &quot;&quot;&quot;;['Country Names and Codes'.A56];&quot;&quot;&quot;,&quot;)" office:value-type="string" office:string-value="&quot;FJ&quot;: &quot;Fiji&quot;," calcext:value-type="string">
            <text:p>"FJ": "Fiji",</text:p>
          </table:table-cell>
          <table:table-cell table:formula="of:=CONCATENATE(&quot;&quot;&quot;&quot;;['Country Names and Codes'.A56];&quot;&quot;&quot;: &quot;&quot;&quot;;['Country Names and Codes'.C56];&quot;&quot;&quot;,&quot;)" office:value-type="string" office:string-value="&quot;Fiji&quot;: &quot;FJ&quot;," calcext:value-type="string">
            <text:p>"Fiji": "FJ",</text:p>
          </table:table-cell>
        </table:table-row>
        <table:table-row table:style-name="ro1">
          <table:table-cell table:formula="of:=CONCATENATE(&quot;'&quot;;['Country Names and Codes'.B57];&quot;': '&quot;;['Country Names and Codes'.C57];&quot;',&quot;)" office:value-type="string" office:string-value="'FLK': 'FK'," calcext:value-type="string">
            <text:p>'FLK': 'FK',</text:p>
          </table:table-cell>
          <table:table-cell table:formula="of:=CONCATENATE(&quot;&quot;&quot;&quot;;['Country Names and Codes'.C57];&quot;&quot;&quot;: &quot;&quot;&quot;;['Country Names and Codes'.B57];&quot;&quot;&quot;,&quot;)" office:value-type="string" office:string-value="&quot;FK&quot;: &quot;FLK&quot;," calcext:value-type="string">
            <text:p>"FK": "FLK",</text:p>
          </table:table-cell>
          <table:table-cell table:formula="of:=CONCATENATE(&quot;&quot;&quot;&quot;;['Country Names and Codes'.B57];&quot;&quot;&quot;: &quot;&quot;&quot;;['Country Names and Codes'.A57];&quot;&quot;&quot;,&quot;)" office:value-type="string" office:string-value="&quot;FLK&quot;: &quot;Falkland Is.&quot;," calcext:value-type="string">
            <text:p>"FLK": "Falkland Is.",</text:p>
          </table:table-cell>
          <table:table-cell table:formula="of:=CONCATENATE(&quot;&quot;&quot;&quot;;['Country Names and Codes'.A57];&quot;&quot;&quot;: &quot;&quot;&quot;;['Country Names and Codes'.B57];&quot;&quot;&quot;,&quot;)" office:value-type="string" office:string-value="&quot;Falkland Is.&quot;: &quot;FLK&quot;," calcext:value-type="string">
            <text:p>"Falkland Is.": "FLK",</text:p>
          </table:table-cell>
          <table:table-cell table:formula="of:=CONCATENATE(&quot;&quot;&quot;&quot;;['Country Names and Codes'.C57];&quot;&quot;&quot;: &quot;&quot;&quot;;['Country Names and Codes'.A57];&quot;&quot;&quot;,&quot;)" office:value-type="string" office:string-value="&quot;FK&quot;: &quot;Falkland Is.&quot;," calcext:value-type="string">
            <text:p>"FK": "Falkland Is.",</text:p>
          </table:table-cell>
          <table:table-cell table:formula="of:=CONCATENATE(&quot;&quot;&quot;&quot;;['Country Names and Codes'.A57];&quot;&quot;&quot;: &quot;&quot;&quot;;['Country Names and Codes'.C57];&quot;&quot;&quot;,&quot;)" office:value-type="string" office:string-value="&quot;Falkland Is.&quot;: &quot;FK&quot;," calcext:value-type="string">
            <text:p>"Falkland Is.": "FK",</text:p>
          </table:table-cell>
        </table:table-row>
        <table:table-row table:style-name="ro1">
          <table:table-cell table:formula="of:=CONCATENATE(&quot;'&quot;;['Country Names and Codes'.B58];&quot;': '&quot;;['Country Names and Codes'.C58];&quot;',&quot;)" office:value-type="string" office:string-value="'FXX': 'FR'," calcext:value-type="string">
            <text:p>'FXX': 'FR',</text:p>
          </table:table-cell>
          <table:table-cell table:formula="of:=CONCATENATE(&quot;&quot;&quot;&quot;;['Country Names and Codes'.C58];&quot;&quot;&quot;: &quot;&quot;&quot;;['Country Names and Codes'.B58];&quot;&quot;&quot;,&quot;)" office:value-type="string" office:string-value="&quot;FR&quot;: &quot;FXX&quot;," calcext:value-type="string">
            <text:p>"FR": "FXX",</text:p>
          </table:table-cell>
          <table:table-cell table:formula="of:=CONCATENATE(&quot;&quot;&quot;&quot;;['Country Names and Codes'.B58];&quot;&quot;&quot;: &quot;&quot;&quot;;['Country Names and Codes'.A58];&quot;&quot;&quot;,&quot;)" office:value-type="string" office:string-value="&quot;FXX&quot;: &quot;France&quot;," calcext:value-type="string">
            <text:p>"FXX": "France",</text:p>
          </table:table-cell>
          <table:table-cell table:formula="of:=CONCATENATE(&quot;&quot;&quot;&quot;;['Country Names and Codes'.A58];&quot;&quot;&quot;: &quot;&quot;&quot;;['Country Names and Codes'.B58];&quot;&quot;&quot;,&quot;)" office:value-type="string" office:string-value="&quot;France&quot;: &quot;FXX&quot;," calcext:value-type="string">
            <text:p>"France": "FXX",</text:p>
          </table:table-cell>
          <table:table-cell table:formula="of:=CONCATENATE(&quot;&quot;&quot;&quot;;['Country Names and Codes'.C58];&quot;&quot;&quot;: &quot;&quot;&quot;;['Country Names and Codes'.A58];&quot;&quot;&quot;,&quot;)" office:value-type="string" office:string-value="&quot;FR&quot;: &quot;France&quot;," calcext:value-type="string">
            <text:p>"FR": "France",</text:p>
          </table:table-cell>
          <table:table-cell table:formula="of:=CONCATENATE(&quot;&quot;&quot;&quot;;['Country Names and Codes'.A58];&quot;&quot;&quot;: &quot;&quot;&quot;;['Country Names and Codes'.C58];&quot;&quot;&quot;,&quot;)" office:value-type="string" office:string-value="&quot;France&quot;: &quot;FR&quot;," calcext:value-type="string">
            <text:p>"France": "FR",</text:p>
          </table:table-cell>
        </table:table-row>
        <table:table-row table:style-name="ro1">
          <table:table-cell table:formula="of:=CONCATENATE(&quot;'&quot;;['Country Names and Codes'.B59];&quot;': '&quot;;['Country Names and Codes'.C59];&quot;',&quot;)" office:value-type="string" office:string-value="'GAB': 'GA'," calcext:value-type="string">
            <text:p>'GAB': 'GA',</text:p>
          </table:table-cell>
          <table:table-cell table:formula="of:=CONCATENATE(&quot;&quot;&quot;&quot;;['Country Names and Codes'.C59];&quot;&quot;&quot;: &quot;&quot;&quot;;['Country Names and Codes'.B59];&quot;&quot;&quot;,&quot;)" office:value-type="string" office:string-value="&quot;GA&quot;: &quot;GAB&quot;," calcext:value-type="string">
            <text:p>"GA": "GAB",</text:p>
          </table:table-cell>
          <table:table-cell table:formula="of:=CONCATENATE(&quot;&quot;&quot;&quot;;['Country Names and Codes'.B59];&quot;&quot;&quot;: &quot;&quot;&quot;;['Country Names and Codes'.A59];&quot;&quot;&quot;,&quot;)" office:value-type="string" office:string-value="&quot;GAB&quot;: &quot;Gabon&quot;," calcext:value-type="string">
            <text:p>"GAB": "Gabon",</text:p>
          </table:table-cell>
          <table:table-cell table:formula="of:=CONCATENATE(&quot;&quot;&quot;&quot;;['Country Names and Codes'.A59];&quot;&quot;&quot;: &quot;&quot;&quot;;['Country Names and Codes'.B59];&quot;&quot;&quot;,&quot;)" office:value-type="string" office:string-value="&quot;Gabon&quot;: &quot;GAB&quot;," calcext:value-type="string">
            <text:p>"Gabon": "GAB",</text:p>
          </table:table-cell>
          <table:table-cell table:formula="of:=CONCATENATE(&quot;&quot;&quot;&quot;;['Country Names and Codes'.C59];&quot;&quot;&quot;: &quot;&quot;&quot;;['Country Names and Codes'.A59];&quot;&quot;&quot;,&quot;)" office:value-type="string" office:string-value="&quot;GA&quot;: &quot;Gabon&quot;," calcext:value-type="string">
            <text:p>"GA": "Gabon",</text:p>
          </table:table-cell>
          <table:table-cell table:formula="of:=CONCATENATE(&quot;&quot;&quot;&quot;;['Country Names and Codes'.A59];&quot;&quot;&quot;: &quot;&quot;&quot;;['Country Names and Codes'.C59];&quot;&quot;&quot;,&quot;)" office:value-type="string" office:string-value="&quot;Gabon&quot;: &quot;GA&quot;," calcext:value-type="string">
            <text:p>"Gabon": "GA",</text:p>
          </table:table-cell>
        </table:table-row>
        <table:table-row table:style-name="ro1">
          <table:table-cell table:formula="of:=CONCATENATE(&quot;'&quot;;['Country Names and Codes'.B60];&quot;': '&quot;;['Country Names and Codes'.C60];&quot;',&quot;)" office:value-type="string" office:string-value="'GEO': 'GE'," calcext:value-type="string">
            <text:p>'GEO': 'GE',</text:p>
          </table:table-cell>
          <table:table-cell table:formula="of:=CONCATENATE(&quot;&quot;&quot;&quot;;['Country Names and Codes'.C60];&quot;&quot;&quot;: &quot;&quot;&quot;;['Country Names and Codes'.B60];&quot;&quot;&quot;,&quot;)" office:value-type="string" office:string-value="&quot;GE&quot;: &quot;GEO&quot;," calcext:value-type="string">
            <text:p>"GE": "GEO",</text:p>
          </table:table-cell>
          <table:table-cell table:formula="of:=CONCATENATE(&quot;&quot;&quot;&quot;;['Country Names and Codes'.B60];&quot;&quot;&quot;: &quot;&quot;&quot;;['Country Names and Codes'.A60];&quot;&quot;&quot;,&quot;)" office:value-type="string" office:string-value="&quot;GEO&quot;: &quot;Georgia&quot;," calcext:value-type="string">
            <text:p>"GEO": "Georgia",</text:p>
          </table:table-cell>
          <table:table-cell table:formula="of:=CONCATENATE(&quot;&quot;&quot;&quot;;['Country Names and Codes'.A60];&quot;&quot;&quot;: &quot;&quot;&quot;;['Country Names and Codes'.B60];&quot;&quot;&quot;,&quot;)" office:value-type="string" office:string-value="&quot;Georgia&quot;: &quot;GEO&quot;," calcext:value-type="string">
            <text:p>"Georgia": "GEO",</text:p>
          </table:table-cell>
          <table:table-cell table:formula="of:=CONCATENATE(&quot;&quot;&quot;&quot;;['Country Names and Codes'.C60];&quot;&quot;&quot;: &quot;&quot;&quot;;['Country Names and Codes'.A60];&quot;&quot;&quot;,&quot;)" office:value-type="string" office:string-value="&quot;GE&quot;: &quot;Georgia&quot;," calcext:value-type="string">
            <text:p>"GE": "Georgia",</text:p>
          </table:table-cell>
          <table:table-cell table:formula="of:=CONCATENATE(&quot;&quot;&quot;&quot;;['Country Names and Codes'.A60];&quot;&quot;&quot;: &quot;&quot;&quot;;['Country Names and Codes'.C60];&quot;&quot;&quot;,&quot;)" office:value-type="string" office:string-value="&quot;Georgia&quot;: &quot;GE&quot;," calcext:value-type="string">
            <text:p>"Georgia": "GE",</text:p>
          </table:table-cell>
        </table:table-row>
        <table:table-row table:style-name="ro1">
          <table:table-cell table:formula="of:=CONCATENATE(&quot;'&quot;;['Country Names and Codes'.B61];&quot;': '&quot;;['Country Names and Codes'.C61];&quot;',&quot;)" office:value-type="string" office:string-value="'GHA': 'GH'," calcext:value-type="string">
            <text:p>'GHA': 'GH',</text:p>
          </table:table-cell>
          <table:table-cell table:formula="of:=CONCATENATE(&quot;&quot;&quot;&quot;;['Country Names and Codes'.C61];&quot;&quot;&quot;: &quot;&quot;&quot;;['Country Names and Codes'.B61];&quot;&quot;&quot;,&quot;)" office:value-type="string" office:string-value="&quot;GH&quot;: &quot;GHA&quot;," calcext:value-type="string">
            <text:p>"GH": "GHA",</text:p>
          </table:table-cell>
          <table:table-cell table:formula="of:=CONCATENATE(&quot;&quot;&quot;&quot;;['Country Names and Codes'.B61];&quot;&quot;&quot;: &quot;&quot;&quot;;['Country Names and Codes'.A61];&quot;&quot;&quot;,&quot;)" office:value-type="string" office:string-value="&quot;GHA&quot;: &quot;Ghana&quot;," calcext:value-type="string">
            <text:p>"GHA": "Ghana",</text:p>
          </table:table-cell>
          <table:table-cell table:formula="of:=CONCATENATE(&quot;&quot;&quot;&quot;;['Country Names and Codes'.A61];&quot;&quot;&quot;: &quot;&quot;&quot;;['Country Names and Codes'.B61];&quot;&quot;&quot;,&quot;)" office:value-type="string" office:string-value="&quot;Ghana&quot;: &quot;GHA&quot;," calcext:value-type="string">
            <text:p>"Ghana": "GHA",</text:p>
          </table:table-cell>
          <table:table-cell table:formula="of:=CONCATENATE(&quot;&quot;&quot;&quot;;['Country Names and Codes'.C61];&quot;&quot;&quot;: &quot;&quot;&quot;;['Country Names and Codes'.A61];&quot;&quot;&quot;,&quot;)" office:value-type="string" office:string-value="&quot;GH&quot;: &quot;Ghana&quot;," calcext:value-type="string">
            <text:p>"GH": "Ghana",</text:p>
          </table:table-cell>
          <table:table-cell table:formula="of:=CONCATENATE(&quot;&quot;&quot;&quot;;['Country Names and Codes'.A61];&quot;&quot;&quot;: &quot;&quot;&quot;;['Country Names and Codes'.C61];&quot;&quot;&quot;,&quot;)" office:value-type="string" office:string-value="&quot;Ghana&quot;: &quot;GH&quot;," calcext:value-type="string">
            <text:p>"Ghana": "GH",</text:p>
          </table:table-cell>
        </table:table-row>
        <table:table-row table:style-name="ro1">
          <table:table-cell table:formula="of:=CONCATENATE(&quot;'&quot;;['Country Names and Codes'.B62];&quot;': '&quot;;['Country Names and Codes'.C62];&quot;',&quot;)" office:value-type="string" office:string-value="'GIN': 'GN'," calcext:value-type="string">
            <text:p>'GIN': 'GN',</text:p>
          </table:table-cell>
          <table:table-cell table:formula="of:=CONCATENATE(&quot;&quot;&quot;&quot;;['Country Names and Codes'.C62];&quot;&quot;&quot;: &quot;&quot;&quot;;['Country Names and Codes'.B62];&quot;&quot;&quot;,&quot;)" office:value-type="string" office:string-value="&quot;GN&quot;: &quot;GIN&quot;," calcext:value-type="string">
            <text:p>"GN": "GIN",</text:p>
          </table:table-cell>
          <table:table-cell table:formula="of:=CONCATENATE(&quot;&quot;&quot;&quot;;['Country Names and Codes'.B62];&quot;&quot;&quot;: &quot;&quot;&quot;;['Country Names and Codes'.A62];&quot;&quot;&quot;,&quot;)" office:value-type="string" office:string-value="&quot;GIN&quot;: &quot;Guinea&quot;," calcext:value-type="string">
            <text:p>"GIN": "Guinea",</text:p>
          </table:table-cell>
          <table:table-cell table:formula="of:=CONCATENATE(&quot;&quot;&quot;&quot;;['Country Names and Codes'.A62];&quot;&quot;&quot;: &quot;&quot;&quot;;['Country Names and Codes'.B62];&quot;&quot;&quot;,&quot;)" office:value-type="string" office:string-value="&quot;Guinea&quot;: &quot;GIN&quot;," calcext:value-type="string">
            <text:p>"Guinea": "GIN",</text:p>
          </table:table-cell>
          <table:table-cell table:formula="of:=CONCATENATE(&quot;&quot;&quot;&quot;;['Country Names and Codes'.C62];&quot;&quot;&quot;: &quot;&quot;&quot;;['Country Names and Codes'.A62];&quot;&quot;&quot;,&quot;)" office:value-type="string" office:string-value="&quot;GN&quot;: &quot;Guinea&quot;," calcext:value-type="string">
            <text:p>"GN": "Guinea",</text:p>
          </table:table-cell>
          <table:table-cell table:formula="of:=CONCATENATE(&quot;&quot;&quot;&quot;;['Country Names and Codes'.A62];&quot;&quot;&quot;: &quot;&quot;&quot;;['Country Names and Codes'.C62];&quot;&quot;&quot;,&quot;)" office:value-type="string" office:string-value="&quot;Guinea&quot;: &quot;GN&quot;," calcext:value-type="string">
            <text:p>"Guinea": "GN",</text:p>
          </table:table-cell>
        </table:table-row>
        <table:table-row table:style-name="ro1">
          <table:table-cell table:formula="of:=CONCATENATE(&quot;'&quot;;['Country Names and Codes'.B63];&quot;': '&quot;;['Country Names and Codes'.C63];&quot;',&quot;)" office:value-type="string" office:string-value="'GMB': 'GM'," calcext:value-type="string">
            <text:p>'GMB': 'GM',</text:p>
          </table:table-cell>
          <table:table-cell table:formula="of:=CONCATENATE(&quot;&quot;&quot;&quot;;['Country Names and Codes'.C63];&quot;&quot;&quot;: &quot;&quot;&quot;;['Country Names and Codes'.B63];&quot;&quot;&quot;,&quot;)" office:value-type="string" office:string-value="&quot;GM&quot;: &quot;GMB&quot;," calcext:value-type="string">
            <text:p>"GM": "GMB",</text:p>
          </table:table-cell>
          <table:table-cell table:formula="of:=CONCATENATE(&quot;&quot;&quot;&quot;;['Country Names and Codes'.B63];&quot;&quot;&quot;: &quot;&quot;&quot;;['Country Names and Codes'.A63];&quot;&quot;&quot;,&quot;)" office:value-type="string" office:string-value="&quot;GMB&quot;: &quot;Gambia&quot;," calcext:value-type="string">
            <text:p>"GMB": "Gambia",</text:p>
          </table:table-cell>
          <table:table-cell table:formula="of:=CONCATENATE(&quot;&quot;&quot;&quot;;['Country Names and Codes'.A63];&quot;&quot;&quot;: &quot;&quot;&quot;;['Country Names and Codes'.B63];&quot;&quot;&quot;,&quot;)" office:value-type="string" office:string-value="&quot;Gambia&quot;: &quot;GMB&quot;," calcext:value-type="string">
            <text:p>"Gambia": "GMB",</text:p>
          </table:table-cell>
          <table:table-cell table:formula="of:=CONCATENATE(&quot;&quot;&quot;&quot;;['Country Names and Codes'.C63];&quot;&quot;&quot;: &quot;&quot;&quot;;['Country Names and Codes'.A63];&quot;&quot;&quot;,&quot;)" office:value-type="string" office:string-value="&quot;GM&quot;: &quot;Gambia&quot;," calcext:value-type="string">
            <text:p>"GM": "Gambia",</text:p>
          </table:table-cell>
          <table:table-cell table:formula="of:=CONCATENATE(&quot;&quot;&quot;&quot;;['Country Names and Codes'.A63];&quot;&quot;&quot;: &quot;&quot;&quot;;['Country Names and Codes'.C63];&quot;&quot;&quot;,&quot;)" office:value-type="string" office:string-value="&quot;Gambia&quot;: &quot;GM&quot;," calcext:value-type="string">
            <text:p>"Gambia": "GM",</text:p>
          </table:table-cell>
        </table:table-row>
        <table:table-row table:style-name="ro1">
          <table:table-cell table:formula="of:=CONCATENATE(&quot;'&quot;;['Country Names and Codes'.B64];&quot;': '&quot;;['Country Names and Codes'.C64];&quot;',&quot;)" office:value-type="string" office:string-value="'GNB': 'GW'," calcext:value-type="string">
            <text:p>'GNB': 'GW',</text:p>
          </table:table-cell>
          <table:table-cell table:formula="of:=CONCATENATE(&quot;&quot;&quot;&quot;;['Country Names and Codes'.C64];&quot;&quot;&quot;: &quot;&quot;&quot;;['Country Names and Codes'.B64];&quot;&quot;&quot;,&quot;)" office:value-type="string" office:string-value="&quot;GW&quot;: &quot;GNB&quot;," calcext:value-type="string">
            <text:p>"GW": "GNB",</text:p>
          </table:table-cell>
          <table:table-cell table:formula="of:=CONCATENATE(&quot;&quot;&quot;&quot;;['Country Names and Codes'.B64];&quot;&quot;&quot;: &quot;&quot;&quot;;['Country Names and Codes'.A64];&quot;&quot;&quot;,&quot;)" office:value-type="string" office:string-value="&quot;GNB&quot;: &quot;Guinea-Bissau&quot;," calcext:value-type="string">
            <text:p>"GNB": "Guinea-Bissau",</text:p>
          </table:table-cell>
          <table:table-cell table:formula="of:=CONCATENATE(&quot;&quot;&quot;&quot;;['Country Names and Codes'.A64];&quot;&quot;&quot;: &quot;&quot;&quot;;['Country Names and Codes'.B64];&quot;&quot;&quot;,&quot;)" office:value-type="string" office:string-value="&quot;Guinea-Bissau&quot;: &quot;GNB&quot;," calcext:value-type="string">
            <text:p>"Guinea-Bissau": "GNB",</text:p>
          </table:table-cell>
          <table:table-cell table:formula="of:=CONCATENATE(&quot;&quot;&quot;&quot;;['Country Names and Codes'.C64];&quot;&quot;&quot;: &quot;&quot;&quot;;['Country Names and Codes'.A64];&quot;&quot;&quot;,&quot;)" office:value-type="string" office:string-value="&quot;GW&quot;: &quot;Guinea-Bissau&quot;," calcext:value-type="string">
            <text:p>"GW": "Guinea-Bissau",</text:p>
          </table:table-cell>
          <table:table-cell table:formula="of:=CONCATENATE(&quot;&quot;&quot;&quot;;['Country Names and Codes'.A64];&quot;&quot;&quot;: &quot;&quot;&quot;;['Country Names and Codes'.C64];&quot;&quot;&quot;,&quot;)" office:value-type="string" office:string-value="&quot;Guinea-Bissau&quot;: &quot;GW&quot;," calcext:value-type="string">
            <text:p>"Guinea-Bissau": "GW",</text:p>
          </table:table-cell>
        </table:table-row>
        <table:table-row table:style-name="ro1">
          <table:table-cell table:formula="of:=CONCATENATE(&quot;'&quot;;['Country Names and Codes'.B65];&quot;': '&quot;;['Country Names and Codes'.C65];&quot;',&quot;)" office:value-type="string" office:string-value="'GNQ': 'GQ'," calcext:value-type="string">
            <text:p>'GNQ': 'GQ',</text:p>
          </table:table-cell>
          <table:table-cell table:formula="of:=CONCATENATE(&quot;&quot;&quot;&quot;;['Country Names and Codes'.C65];&quot;&quot;&quot;: &quot;&quot;&quot;;['Country Names and Codes'.B65];&quot;&quot;&quot;,&quot;)" office:value-type="string" office:string-value="&quot;GQ&quot;: &quot;GNQ&quot;," calcext:value-type="string">
            <text:p>"GQ": "GNQ",</text:p>
          </table:table-cell>
          <table:table-cell table:formula="of:=CONCATENATE(&quot;&quot;&quot;&quot;;['Country Names and Codes'.B65];&quot;&quot;&quot;: &quot;&quot;&quot;;['Country Names and Codes'.A65];&quot;&quot;&quot;,&quot;)" office:value-type="string" office:string-value="&quot;GNQ&quot;: &quot;Eq. Guinea&quot;," calcext:value-type="string">
            <text:p>"GNQ": "Eq. Guinea",</text:p>
          </table:table-cell>
          <table:table-cell table:formula="of:=CONCATENATE(&quot;&quot;&quot;&quot;;['Country Names and Codes'.A65];&quot;&quot;&quot;: &quot;&quot;&quot;;['Country Names and Codes'.B65];&quot;&quot;&quot;,&quot;)" office:value-type="string" office:string-value="&quot;Eq. Guinea&quot;: &quot;GNQ&quot;," calcext:value-type="string">
            <text:p>"Eq. Guinea": "GNQ",</text:p>
          </table:table-cell>
          <table:table-cell table:formula="of:=CONCATENATE(&quot;&quot;&quot;&quot;;['Country Names and Codes'.C65];&quot;&quot;&quot;: &quot;&quot;&quot;;['Country Names and Codes'.A65];&quot;&quot;&quot;,&quot;)" office:value-type="string" office:string-value="&quot;GQ&quot;: &quot;Eq. Guinea&quot;," calcext:value-type="string">
            <text:p>"GQ": "Eq. Guinea",</text:p>
          </table:table-cell>
          <table:table-cell table:formula="of:=CONCATENATE(&quot;&quot;&quot;&quot;;['Country Names and Codes'.A65];&quot;&quot;&quot;: &quot;&quot;&quot;;['Country Names and Codes'.C65];&quot;&quot;&quot;,&quot;)" office:value-type="string" office:string-value="&quot;Eq. Guinea&quot;: &quot;GQ&quot;," calcext:value-type="string">
            <text:p>"Eq. Guinea": "GQ",</text:p>
          </table:table-cell>
        </table:table-row>
        <table:table-row table:style-name="ro1">
          <table:table-cell table:formula="of:=CONCATENATE(&quot;'&quot;;['Country Names and Codes'.B66];&quot;': '&quot;;['Country Names and Codes'.C66];&quot;',&quot;)" office:value-type="string" office:string-value="'GRC': 'GR'," calcext:value-type="string">
            <text:p>'GRC': 'GR',</text:p>
          </table:table-cell>
          <table:table-cell table:formula="of:=CONCATENATE(&quot;&quot;&quot;&quot;;['Country Names and Codes'.C66];&quot;&quot;&quot;: &quot;&quot;&quot;;['Country Names and Codes'.B66];&quot;&quot;&quot;,&quot;)" office:value-type="string" office:string-value="&quot;GR&quot;: &quot;GRC&quot;," calcext:value-type="string">
            <text:p>"GR": "GRC",</text:p>
          </table:table-cell>
          <table:table-cell table:formula="of:=CONCATENATE(&quot;&quot;&quot;&quot;;['Country Names and Codes'.B66];&quot;&quot;&quot;: &quot;&quot;&quot;;['Country Names and Codes'.A66];&quot;&quot;&quot;,&quot;)" office:value-type="string" office:string-value="&quot;GRC&quot;: &quot;Greece&quot;," calcext:value-type="string">
            <text:p>"GRC": "Greece",</text:p>
          </table:table-cell>
          <table:table-cell table:formula="of:=CONCATENATE(&quot;&quot;&quot;&quot;;['Country Names and Codes'.A66];&quot;&quot;&quot;: &quot;&quot;&quot;;['Country Names and Codes'.B66];&quot;&quot;&quot;,&quot;)" office:value-type="string" office:string-value="&quot;Greece&quot;: &quot;GRC&quot;," calcext:value-type="string">
            <text:p>"Greece": "GRC",</text:p>
          </table:table-cell>
          <table:table-cell table:formula="of:=CONCATENATE(&quot;&quot;&quot;&quot;;['Country Names and Codes'.C66];&quot;&quot;&quot;: &quot;&quot;&quot;;['Country Names and Codes'.A66];&quot;&quot;&quot;,&quot;)" office:value-type="string" office:string-value="&quot;GR&quot;: &quot;Greece&quot;," calcext:value-type="string">
            <text:p>"GR": "Greece",</text:p>
          </table:table-cell>
          <table:table-cell table:formula="of:=CONCATENATE(&quot;&quot;&quot;&quot;;['Country Names and Codes'.A66];&quot;&quot;&quot;: &quot;&quot;&quot;;['Country Names and Codes'.C66];&quot;&quot;&quot;,&quot;)" office:value-type="string" office:string-value="&quot;Greece&quot;: &quot;GR&quot;," calcext:value-type="string">
            <text:p>"Greece": "GR",</text:p>
          </table:table-cell>
        </table:table-row>
        <table:table-row table:style-name="ro1">
          <table:table-cell table:formula="of:=CONCATENATE(&quot;'&quot;;['Country Names and Codes'.B67];&quot;': '&quot;;['Country Names and Codes'.C67];&quot;',&quot;)" office:value-type="string" office:string-value="'GRL': 'GL'," calcext:value-type="string">
            <text:p>'GRL': 'GL',</text:p>
          </table:table-cell>
          <table:table-cell table:formula="of:=CONCATENATE(&quot;&quot;&quot;&quot;;['Country Names and Codes'.C67];&quot;&quot;&quot;: &quot;&quot;&quot;;['Country Names and Codes'.B67];&quot;&quot;&quot;,&quot;)" office:value-type="string" office:string-value="&quot;GL&quot;: &quot;GRL&quot;," calcext:value-type="string">
            <text:p>"GL": "GRL",</text:p>
          </table:table-cell>
          <table:table-cell table:formula="of:=CONCATENATE(&quot;&quot;&quot;&quot;;['Country Names and Codes'.B67];&quot;&quot;&quot;: &quot;&quot;&quot;;['Country Names and Codes'.A67];&quot;&quot;&quot;,&quot;)" office:value-type="string" office:string-value="&quot;GRL&quot;: &quot;Greenland&quot;," calcext:value-type="string">
            <text:p>"GRL": "Greenland",</text:p>
          </table:table-cell>
          <table:table-cell table:formula="of:=CONCATENATE(&quot;&quot;&quot;&quot;;['Country Names and Codes'.A67];&quot;&quot;&quot;: &quot;&quot;&quot;;['Country Names and Codes'.B67];&quot;&quot;&quot;,&quot;)" office:value-type="string" office:string-value="&quot;Greenland&quot;: &quot;GRL&quot;," calcext:value-type="string">
            <text:p>"Greenland": "GRL",</text:p>
          </table:table-cell>
          <table:table-cell table:formula="of:=CONCATENATE(&quot;&quot;&quot;&quot;;['Country Names and Codes'.C67];&quot;&quot;&quot;: &quot;&quot;&quot;;['Country Names and Codes'.A67];&quot;&quot;&quot;,&quot;)" office:value-type="string" office:string-value="&quot;GL&quot;: &quot;Greenland&quot;," calcext:value-type="string">
            <text:p>"GL": "Greenland",</text:p>
          </table:table-cell>
          <table:table-cell table:formula="of:=CONCATENATE(&quot;&quot;&quot;&quot;;['Country Names and Codes'.A67];&quot;&quot;&quot;: &quot;&quot;&quot;;['Country Names and Codes'.C67];&quot;&quot;&quot;,&quot;)" office:value-type="string" office:string-value="&quot;Greenland&quot;: &quot;GL&quot;," calcext:value-type="string">
            <text:p>"Greenland": "GL",</text:p>
          </table:table-cell>
        </table:table-row>
        <table:table-row table:style-name="ro1">
          <table:table-cell table:formula="of:=CONCATENATE(&quot;'&quot;;['Country Names and Codes'.B68];&quot;': '&quot;;['Country Names and Codes'.C68];&quot;',&quot;)" office:value-type="string" office:string-value="'GTM': 'GT'," calcext:value-type="string">
            <text:p>'GTM': 'GT',</text:p>
          </table:table-cell>
          <table:table-cell table:formula="of:=CONCATENATE(&quot;&quot;&quot;&quot;;['Country Names and Codes'.C68];&quot;&quot;&quot;: &quot;&quot;&quot;;['Country Names and Codes'.B68];&quot;&quot;&quot;,&quot;)" office:value-type="string" office:string-value="&quot;GT&quot;: &quot;GTM&quot;," calcext:value-type="string">
            <text:p>"GT": "GTM",</text:p>
          </table:table-cell>
          <table:table-cell table:formula="of:=CONCATENATE(&quot;&quot;&quot;&quot;;['Country Names and Codes'.B68];&quot;&quot;&quot;: &quot;&quot;&quot;;['Country Names and Codes'.A68];&quot;&quot;&quot;,&quot;)" office:value-type="string" office:string-value="&quot;GTM&quot;: &quot;Guatemala&quot;," calcext:value-type="string">
            <text:p>"GTM": "Guatemala",</text:p>
          </table:table-cell>
          <table:table-cell table:formula="of:=CONCATENATE(&quot;&quot;&quot;&quot;;['Country Names and Codes'.A68];&quot;&quot;&quot;: &quot;&quot;&quot;;['Country Names and Codes'.B68];&quot;&quot;&quot;,&quot;)" office:value-type="string" office:string-value="&quot;Guatemala&quot;: &quot;GTM&quot;," calcext:value-type="string">
            <text:p>"Guatemala": "GTM",</text:p>
          </table:table-cell>
          <table:table-cell table:formula="of:=CONCATENATE(&quot;&quot;&quot;&quot;;['Country Names and Codes'.C68];&quot;&quot;&quot;: &quot;&quot;&quot;;['Country Names and Codes'.A68];&quot;&quot;&quot;,&quot;)" office:value-type="string" office:string-value="&quot;GT&quot;: &quot;Guatemala&quot;," calcext:value-type="string">
            <text:p>"GT": "Guatemala",</text:p>
          </table:table-cell>
          <table:table-cell table:formula="of:=CONCATENATE(&quot;&quot;&quot;&quot;;['Country Names and Codes'.A68];&quot;&quot;&quot;: &quot;&quot;&quot;;['Country Names and Codes'.C68];&quot;&quot;&quot;,&quot;)" office:value-type="string" office:string-value="&quot;Guatemala&quot;: &quot;GT&quot;," calcext:value-type="string">
            <text:p>"Guatemala": "GT",</text:p>
          </table:table-cell>
        </table:table-row>
        <table:table-row table:style-name="ro1">
          <table:table-cell table:formula="of:=CONCATENATE(&quot;'&quot;;['Country Names and Codes'.B69];&quot;': '&quot;;['Country Names and Codes'.C69];&quot;',&quot;)" office:value-type="string" office:string-value="'GUF': 'GF'," calcext:value-type="string">
            <text:p>'GUF': 'GF',</text:p>
          </table:table-cell>
          <table:table-cell table:formula="of:=CONCATENATE(&quot;&quot;&quot;&quot;;['Country Names and Codes'.C69];&quot;&quot;&quot;: &quot;&quot;&quot;;['Country Names and Codes'.B69];&quot;&quot;&quot;,&quot;)" office:value-type="string" office:string-value="&quot;GF&quot;: &quot;GUF&quot;," calcext:value-type="string">
            <text:p>"GF": "GUF",</text:p>
          </table:table-cell>
          <table:table-cell table:formula="of:=CONCATENATE(&quot;&quot;&quot;&quot;;['Country Names and Codes'.B69];&quot;&quot;&quot;: &quot;&quot;&quot;;['Country Names and Codes'.A69];&quot;&quot;&quot;,&quot;)" office:value-type="string" office:string-value="&quot;GUF&quot;: &quot;French Guiana&quot;," calcext:value-type="string">
            <text:p>"GUF": "French Guiana",</text:p>
          </table:table-cell>
          <table:table-cell table:formula="of:=CONCATENATE(&quot;&quot;&quot;&quot;;['Country Names and Codes'.A69];&quot;&quot;&quot;: &quot;&quot;&quot;;['Country Names and Codes'.B69];&quot;&quot;&quot;,&quot;)" office:value-type="string" office:string-value="&quot;French Guiana&quot;: &quot;GUF&quot;," calcext:value-type="string">
            <text:p>"French Guiana": "GUF",</text:p>
          </table:table-cell>
          <table:table-cell table:formula="of:=CONCATENATE(&quot;&quot;&quot;&quot;;['Country Names and Codes'.C69];&quot;&quot;&quot;: &quot;&quot;&quot;;['Country Names and Codes'.A69];&quot;&quot;&quot;,&quot;)" office:value-type="string" office:string-value="&quot;GF&quot;: &quot;French Guiana&quot;," calcext:value-type="string">
            <text:p>"GF": "French Guiana",</text:p>
          </table:table-cell>
          <table:table-cell table:formula="of:=CONCATENATE(&quot;&quot;&quot;&quot;;['Country Names and Codes'.A69];&quot;&quot;&quot;: &quot;&quot;&quot;;['Country Names and Codes'.C69];&quot;&quot;&quot;,&quot;)" office:value-type="string" office:string-value="&quot;French Guiana&quot;: &quot;GF&quot;," calcext:value-type="string">
            <text:p>"French Guiana": "GF",</text:p>
          </table:table-cell>
        </table:table-row>
        <table:table-row table:style-name="ro1">
          <table:table-cell table:formula="of:=CONCATENATE(&quot;'&quot;;['Country Names and Codes'.B70];&quot;': '&quot;;['Country Names and Codes'.C70];&quot;',&quot;)" office:value-type="string" office:string-value="'GUY': 'GY'," calcext:value-type="string">
            <text:p>'GUY': 'GY',</text:p>
          </table:table-cell>
          <table:table-cell table:formula="of:=CONCATENATE(&quot;&quot;&quot;&quot;;['Country Names and Codes'.C70];&quot;&quot;&quot;: &quot;&quot;&quot;;['Country Names and Codes'.B70];&quot;&quot;&quot;,&quot;)" office:value-type="string" office:string-value="&quot;GY&quot;: &quot;GUY&quot;," calcext:value-type="string">
            <text:p>"GY": "GUY",</text:p>
          </table:table-cell>
          <table:table-cell table:formula="of:=CONCATENATE(&quot;&quot;&quot;&quot;;['Country Names and Codes'.B70];&quot;&quot;&quot;: &quot;&quot;&quot;;['Country Names and Codes'.A70];&quot;&quot;&quot;,&quot;)" office:value-type="string" office:string-value="&quot;GUY&quot;: &quot;Guyana&quot;," calcext:value-type="string">
            <text:p>"GUY": "Guyana",</text:p>
          </table:table-cell>
          <table:table-cell table:formula="of:=CONCATENATE(&quot;&quot;&quot;&quot;;['Country Names and Codes'.A70];&quot;&quot;&quot;: &quot;&quot;&quot;;['Country Names and Codes'.B70];&quot;&quot;&quot;,&quot;)" office:value-type="string" office:string-value="&quot;Guyana&quot;: &quot;GUY&quot;," calcext:value-type="string">
            <text:p>"Guyana": "GUY",</text:p>
          </table:table-cell>
          <table:table-cell table:formula="of:=CONCATENATE(&quot;&quot;&quot;&quot;;['Country Names and Codes'.C70];&quot;&quot;&quot;: &quot;&quot;&quot;;['Country Names and Codes'.A70];&quot;&quot;&quot;,&quot;)" office:value-type="string" office:string-value="&quot;GY&quot;: &quot;Guyana&quot;," calcext:value-type="string">
            <text:p>"GY": "Guyana",</text:p>
          </table:table-cell>
          <table:table-cell table:formula="of:=CONCATENATE(&quot;&quot;&quot;&quot;;['Country Names and Codes'.A70];&quot;&quot;&quot;: &quot;&quot;&quot;;['Country Names and Codes'.C70];&quot;&quot;&quot;,&quot;)" office:value-type="string" office:string-value="&quot;Guyana&quot;: &quot;GY&quot;," calcext:value-type="string">
            <text:p>"Guyana": "GY",</text:p>
          </table:table-cell>
        </table:table-row>
        <table:table-row table:style-name="ro1">
          <table:table-cell table:formula="of:=CONCATENATE(&quot;'&quot;;['Country Names and Codes'.B71];&quot;': '&quot;;['Country Names and Codes'.C71];&quot;',&quot;)" office:value-type="string" office:string-value="'HND': 'HN'," calcext:value-type="string">
            <text:p>'HND': 'HN',</text:p>
          </table:table-cell>
          <table:table-cell table:formula="of:=CONCATENATE(&quot;&quot;&quot;&quot;;['Country Names and Codes'.C71];&quot;&quot;&quot;: &quot;&quot;&quot;;['Country Names and Codes'.B71];&quot;&quot;&quot;,&quot;)" office:value-type="string" office:string-value="&quot;HN&quot;: &quot;HND&quot;," calcext:value-type="string">
            <text:p>"HN": "HND",</text:p>
          </table:table-cell>
          <table:table-cell table:formula="of:=CONCATENATE(&quot;&quot;&quot;&quot;;['Country Names and Codes'.B71];&quot;&quot;&quot;: &quot;&quot;&quot;;['Country Names and Codes'.A71];&quot;&quot;&quot;,&quot;)" office:value-type="string" office:string-value="&quot;HND&quot;: &quot;Honduras&quot;," calcext:value-type="string">
            <text:p>"HND": "Honduras",</text:p>
          </table:table-cell>
          <table:table-cell table:formula="of:=CONCATENATE(&quot;&quot;&quot;&quot;;['Country Names and Codes'.A71];&quot;&quot;&quot;: &quot;&quot;&quot;;['Country Names and Codes'.B71];&quot;&quot;&quot;,&quot;)" office:value-type="string" office:string-value="&quot;Honduras&quot;: &quot;HND&quot;," calcext:value-type="string">
            <text:p>"Honduras": "HND",</text:p>
          </table:table-cell>
          <table:table-cell table:formula="of:=CONCATENATE(&quot;&quot;&quot;&quot;;['Country Names and Codes'.C71];&quot;&quot;&quot;: &quot;&quot;&quot;;['Country Names and Codes'.A71];&quot;&quot;&quot;,&quot;)" office:value-type="string" office:string-value="&quot;HN&quot;: &quot;Honduras&quot;," calcext:value-type="string">
            <text:p>"HN": "Honduras",</text:p>
          </table:table-cell>
          <table:table-cell table:formula="of:=CONCATENATE(&quot;&quot;&quot;&quot;;['Country Names and Codes'.A71];&quot;&quot;&quot;: &quot;&quot;&quot;;['Country Names and Codes'.C71];&quot;&quot;&quot;,&quot;)" office:value-type="string" office:string-value="&quot;Honduras&quot;: &quot;HN&quot;," calcext:value-type="string">
            <text:p>"Honduras": "HN",</text:p>
          </table:table-cell>
        </table:table-row>
        <table:table-row table:style-name="ro1">
          <table:table-cell table:formula="of:=CONCATENATE(&quot;'&quot;;['Country Names and Codes'.B72];&quot;': '&quot;;['Country Names and Codes'.C72];&quot;',&quot;)" office:value-type="string" office:string-value="'HRV': 'HR'," calcext:value-type="string">
            <text:p>'HRV': 'HR',</text:p>
          </table:table-cell>
          <table:table-cell table:formula="of:=CONCATENATE(&quot;&quot;&quot;&quot;;['Country Names and Codes'.C72];&quot;&quot;&quot;: &quot;&quot;&quot;;['Country Names and Codes'.B72];&quot;&quot;&quot;,&quot;)" office:value-type="string" office:string-value="&quot;HR&quot;: &quot;HRV&quot;," calcext:value-type="string">
            <text:p>"HR": "HRV",</text:p>
          </table:table-cell>
          <table:table-cell table:formula="of:=CONCATENATE(&quot;&quot;&quot;&quot;;['Country Names and Codes'.B72];&quot;&quot;&quot;: &quot;&quot;&quot;;['Country Names and Codes'.A72];&quot;&quot;&quot;,&quot;)" office:value-type="string" office:string-value="&quot;HRV&quot;: &quot;Croatia&quot;," calcext:value-type="string">
            <text:p>"HRV": "Croatia",</text:p>
          </table:table-cell>
          <table:table-cell table:formula="of:=CONCATENATE(&quot;&quot;&quot;&quot;;['Country Names and Codes'.A72];&quot;&quot;&quot;: &quot;&quot;&quot;;['Country Names and Codes'.B72];&quot;&quot;&quot;,&quot;)" office:value-type="string" office:string-value="&quot;Croatia&quot;: &quot;HRV&quot;," calcext:value-type="string">
            <text:p>"Croatia": "HRV",</text:p>
          </table:table-cell>
          <table:table-cell table:formula="of:=CONCATENATE(&quot;&quot;&quot;&quot;;['Country Names and Codes'.C72];&quot;&quot;&quot;: &quot;&quot;&quot;;['Country Names and Codes'.A72];&quot;&quot;&quot;,&quot;)" office:value-type="string" office:string-value="&quot;HR&quot;: &quot;Croatia&quot;," calcext:value-type="string">
            <text:p>"HR": "Croatia",</text:p>
          </table:table-cell>
          <table:table-cell table:formula="of:=CONCATENATE(&quot;&quot;&quot;&quot;;['Country Names and Codes'.A72];&quot;&quot;&quot;: &quot;&quot;&quot;;['Country Names and Codes'.C72];&quot;&quot;&quot;,&quot;)" office:value-type="string" office:string-value="&quot;Croatia&quot;: &quot;HR&quot;," calcext:value-type="string">
            <text:p>"Croatia": "HR",</text:p>
          </table:table-cell>
        </table:table-row>
        <table:table-row table:style-name="ro1">
          <table:table-cell table:formula="of:=CONCATENATE(&quot;'&quot;;['Country Names and Codes'.B73];&quot;': '&quot;;['Country Names and Codes'.C73];&quot;',&quot;)" office:value-type="string" office:string-value="'HTI': 'HT'," calcext:value-type="string">
            <text:p>'HTI': 'HT',</text:p>
          </table:table-cell>
          <table:table-cell table:formula="of:=CONCATENATE(&quot;&quot;&quot;&quot;;['Country Names and Codes'.C73];&quot;&quot;&quot;: &quot;&quot;&quot;;['Country Names and Codes'.B73];&quot;&quot;&quot;,&quot;)" office:value-type="string" office:string-value="&quot;HT&quot;: &quot;HTI&quot;," calcext:value-type="string">
            <text:p>"HT": "HTI",</text:p>
          </table:table-cell>
          <table:table-cell table:formula="of:=CONCATENATE(&quot;&quot;&quot;&quot;;['Country Names and Codes'.B73];&quot;&quot;&quot;: &quot;&quot;&quot;;['Country Names and Codes'.A73];&quot;&quot;&quot;,&quot;)" office:value-type="string" office:string-value="&quot;HTI&quot;: &quot;Haiti&quot;," calcext:value-type="string">
            <text:p>"HTI": "Haiti",</text:p>
          </table:table-cell>
          <table:table-cell table:formula="of:=CONCATENATE(&quot;&quot;&quot;&quot;;['Country Names and Codes'.A73];&quot;&quot;&quot;: &quot;&quot;&quot;;['Country Names and Codes'.B73];&quot;&quot;&quot;,&quot;)" office:value-type="string" office:string-value="&quot;Haiti&quot;: &quot;HTI&quot;," calcext:value-type="string">
            <text:p>"Haiti": "HTI",</text:p>
          </table:table-cell>
          <table:table-cell table:formula="of:=CONCATENATE(&quot;&quot;&quot;&quot;;['Country Names and Codes'.C73];&quot;&quot;&quot;: &quot;&quot;&quot;;['Country Names and Codes'.A73];&quot;&quot;&quot;,&quot;)" office:value-type="string" office:string-value="&quot;HT&quot;: &quot;Haiti&quot;," calcext:value-type="string">
            <text:p>"HT": "Haiti",</text:p>
          </table:table-cell>
          <table:table-cell table:formula="of:=CONCATENATE(&quot;&quot;&quot;&quot;;['Country Names and Codes'.A73];&quot;&quot;&quot;: &quot;&quot;&quot;;['Country Names and Codes'.C73];&quot;&quot;&quot;,&quot;)" office:value-type="string" office:string-value="&quot;Haiti&quot;: &quot;HT&quot;," calcext:value-type="string">
            <text:p>"Haiti": "HT",</text:p>
          </table:table-cell>
        </table:table-row>
        <table:table-row table:style-name="ro1">
          <table:table-cell table:formula="of:=CONCATENATE(&quot;'&quot;;['Country Names and Codes'.B74];&quot;': '&quot;;['Country Names and Codes'.C74];&quot;',&quot;)" office:value-type="string" office:string-value="'HUN': 'HU'," calcext:value-type="string">
            <text:p>'HUN': 'HU',</text:p>
          </table:table-cell>
          <table:table-cell table:formula="of:=CONCATENATE(&quot;&quot;&quot;&quot;;['Country Names and Codes'.C74];&quot;&quot;&quot;: &quot;&quot;&quot;;['Country Names and Codes'.B74];&quot;&quot;&quot;,&quot;)" office:value-type="string" office:string-value="&quot;HU&quot;: &quot;HUN&quot;," calcext:value-type="string">
            <text:p>"HU": "HUN",</text:p>
          </table:table-cell>
          <table:table-cell table:formula="of:=CONCATENATE(&quot;&quot;&quot;&quot;;['Country Names and Codes'.B74];&quot;&quot;&quot;: &quot;&quot;&quot;;['Country Names and Codes'.A74];&quot;&quot;&quot;,&quot;)" office:value-type="string" office:string-value="&quot;HUN&quot;: &quot;Hungary&quot;," calcext:value-type="string">
            <text:p>"HUN": "Hungary",</text:p>
          </table:table-cell>
          <table:table-cell table:formula="of:=CONCATENATE(&quot;&quot;&quot;&quot;;['Country Names and Codes'.A74];&quot;&quot;&quot;: &quot;&quot;&quot;;['Country Names and Codes'.B74];&quot;&quot;&quot;,&quot;)" office:value-type="string" office:string-value="&quot;Hungary&quot;: &quot;HUN&quot;," calcext:value-type="string">
            <text:p>"Hungary": "HUN",</text:p>
          </table:table-cell>
          <table:table-cell table:formula="of:=CONCATENATE(&quot;&quot;&quot;&quot;;['Country Names and Codes'.C74];&quot;&quot;&quot;: &quot;&quot;&quot;;['Country Names and Codes'.A74];&quot;&quot;&quot;,&quot;)" office:value-type="string" office:string-value="&quot;HU&quot;: &quot;Hungary&quot;," calcext:value-type="string">
            <text:p>"HU": "Hungary",</text:p>
          </table:table-cell>
          <table:table-cell table:formula="of:=CONCATENATE(&quot;&quot;&quot;&quot;;['Country Names and Codes'.A74];&quot;&quot;&quot;: &quot;&quot;&quot;;['Country Names and Codes'.C74];&quot;&quot;&quot;,&quot;)" office:value-type="string" office:string-value="&quot;Hungary&quot;: &quot;HU&quot;," calcext:value-type="string">
            <text:p>"Hungary": "HU",</text:p>
          </table:table-cell>
        </table:table-row>
        <table:table-row table:style-name="ro1">
          <table:table-cell table:formula="of:=CONCATENATE(&quot;'&quot;;['Country Names and Codes'.B75];&quot;': '&quot;;['Country Names and Codes'.C75];&quot;',&quot;)" office:value-type="string" office:string-value="'IDN': 'ID'," calcext:value-type="string">
            <text:p>'IDN': 'ID',</text:p>
          </table:table-cell>
          <table:table-cell table:formula="of:=CONCATENATE(&quot;&quot;&quot;&quot;;['Country Names and Codes'.C75];&quot;&quot;&quot;: &quot;&quot;&quot;;['Country Names and Codes'.B75];&quot;&quot;&quot;,&quot;)" office:value-type="string" office:string-value="&quot;ID&quot;: &quot;IDN&quot;," calcext:value-type="string">
            <text:p>"ID": "IDN",</text:p>
          </table:table-cell>
          <table:table-cell table:formula="of:=CONCATENATE(&quot;&quot;&quot;&quot;;['Country Names and Codes'.B75];&quot;&quot;&quot;: &quot;&quot;&quot;;['Country Names and Codes'.A75];&quot;&quot;&quot;,&quot;)" office:value-type="string" office:string-value="&quot;IDN&quot;: &quot;Indonesia&quot;," calcext:value-type="string">
            <text:p>"IDN": "Indonesia",</text:p>
          </table:table-cell>
          <table:table-cell table:formula="of:=CONCATENATE(&quot;&quot;&quot;&quot;;['Country Names and Codes'.A75];&quot;&quot;&quot;: &quot;&quot;&quot;;['Country Names and Codes'.B75];&quot;&quot;&quot;,&quot;)" office:value-type="string" office:string-value="&quot;Indonesia&quot;: &quot;IDN&quot;," calcext:value-type="string">
            <text:p>"Indonesia": "IDN",</text:p>
          </table:table-cell>
          <table:table-cell table:formula="of:=CONCATENATE(&quot;&quot;&quot;&quot;;['Country Names and Codes'.C75];&quot;&quot;&quot;: &quot;&quot;&quot;;['Country Names and Codes'.A75];&quot;&quot;&quot;,&quot;)" office:value-type="string" office:string-value="&quot;ID&quot;: &quot;Indonesia&quot;," calcext:value-type="string">
            <text:p>"ID": "Indonesia",</text:p>
          </table:table-cell>
          <table:table-cell table:formula="of:=CONCATENATE(&quot;&quot;&quot;&quot;;['Country Names and Codes'.A75];&quot;&quot;&quot;: &quot;&quot;&quot;;['Country Names and Codes'.C75];&quot;&quot;&quot;,&quot;)" office:value-type="string" office:string-value="&quot;Indonesia&quot;: &quot;ID&quot;," calcext:value-type="string">
            <text:p>"Indonesia": "ID",</text:p>
          </table:table-cell>
        </table:table-row>
        <table:table-row table:style-name="ro1">
          <table:table-cell table:formula="of:=CONCATENATE(&quot;'&quot;;['Country Names and Codes'.B76];&quot;': '&quot;;['Country Names and Codes'.C76];&quot;',&quot;)" office:value-type="string" office:string-value="'IND': 'IN'," calcext:value-type="string">
            <text:p>'IND': 'IN',</text:p>
          </table:table-cell>
          <table:table-cell table:formula="of:=CONCATENATE(&quot;&quot;&quot;&quot;;['Country Names and Codes'.C76];&quot;&quot;&quot;: &quot;&quot;&quot;;['Country Names and Codes'.B76];&quot;&quot;&quot;,&quot;)" office:value-type="string" office:string-value="&quot;IN&quot;: &quot;IND&quot;," calcext:value-type="string">
            <text:p>"IN": "IND",</text:p>
          </table:table-cell>
          <table:table-cell table:formula="of:=CONCATENATE(&quot;&quot;&quot;&quot;;['Country Names and Codes'.B76];&quot;&quot;&quot;: &quot;&quot;&quot;;['Country Names and Codes'.A76];&quot;&quot;&quot;,&quot;)" office:value-type="string" office:string-value="&quot;IND&quot;: &quot;India&quot;," calcext:value-type="string">
            <text:p>"IND": "India",</text:p>
          </table:table-cell>
          <table:table-cell table:formula="of:=CONCATENATE(&quot;&quot;&quot;&quot;;['Country Names and Codes'.A76];&quot;&quot;&quot;: &quot;&quot;&quot;;['Country Names and Codes'.B76];&quot;&quot;&quot;,&quot;)" office:value-type="string" office:string-value="&quot;India&quot;: &quot;IND&quot;," calcext:value-type="string">
            <text:p>"India": "IND",</text:p>
          </table:table-cell>
          <table:table-cell table:formula="of:=CONCATENATE(&quot;&quot;&quot;&quot;;['Country Names and Codes'.C76];&quot;&quot;&quot;: &quot;&quot;&quot;;['Country Names and Codes'.A76];&quot;&quot;&quot;,&quot;)" office:value-type="string" office:string-value="&quot;IN&quot;: &quot;India&quot;," calcext:value-type="string">
            <text:p>"IN": "India",</text:p>
          </table:table-cell>
          <table:table-cell table:formula="of:=CONCATENATE(&quot;&quot;&quot;&quot;;['Country Names and Codes'.A76];&quot;&quot;&quot;: &quot;&quot;&quot;;['Country Names and Codes'.C76];&quot;&quot;&quot;,&quot;)" office:value-type="string" office:string-value="&quot;India&quot;: &quot;IN&quot;," calcext:value-type="string">
            <text:p>"India": "IN",</text:p>
          </table:table-cell>
        </table:table-row>
        <table:table-row table:style-name="ro1">
          <table:table-cell table:formula="of:=CONCATENATE(&quot;'&quot;;['Country Names and Codes'.B77];&quot;': '&quot;;['Country Names and Codes'.C77];&quot;',&quot;)" office:value-type="string" office:string-value="'IRL': 'IE'," calcext:value-type="string">
            <text:p>'IRL': 'IE',</text:p>
          </table:table-cell>
          <table:table-cell table:formula="of:=CONCATENATE(&quot;&quot;&quot;&quot;;['Country Names and Codes'.C77];&quot;&quot;&quot;: &quot;&quot;&quot;;['Country Names and Codes'.B77];&quot;&quot;&quot;,&quot;)" office:value-type="string" office:string-value="&quot;IE&quot;: &quot;IRL&quot;," calcext:value-type="string">
            <text:p>"IE": "IRL",</text:p>
          </table:table-cell>
          <table:table-cell table:formula="of:=CONCATENATE(&quot;&quot;&quot;&quot;;['Country Names and Codes'.B77];&quot;&quot;&quot;: &quot;&quot;&quot;;['Country Names and Codes'.A77];&quot;&quot;&quot;,&quot;)" office:value-type="string" office:string-value="&quot;IRL&quot;: &quot;Ireland&quot;," calcext:value-type="string">
            <text:p>"IRL": "Ireland",</text:p>
          </table:table-cell>
          <table:table-cell table:formula="of:=CONCATENATE(&quot;&quot;&quot;&quot;;['Country Names and Codes'.A77];&quot;&quot;&quot;: &quot;&quot;&quot;;['Country Names and Codes'.B77];&quot;&quot;&quot;,&quot;)" office:value-type="string" office:string-value="&quot;Ireland&quot;: &quot;IRL&quot;," calcext:value-type="string">
            <text:p>"Ireland": "IRL",</text:p>
          </table:table-cell>
          <table:table-cell table:formula="of:=CONCATENATE(&quot;&quot;&quot;&quot;;['Country Names and Codes'.C77];&quot;&quot;&quot;: &quot;&quot;&quot;;['Country Names and Codes'.A77];&quot;&quot;&quot;,&quot;)" office:value-type="string" office:string-value="&quot;IE&quot;: &quot;Ireland&quot;," calcext:value-type="string">
            <text:p>"IE": "Ireland",</text:p>
          </table:table-cell>
          <table:table-cell table:formula="of:=CONCATENATE(&quot;&quot;&quot;&quot;;['Country Names and Codes'.A77];&quot;&quot;&quot;: &quot;&quot;&quot;;['Country Names and Codes'.C77];&quot;&quot;&quot;,&quot;)" office:value-type="string" office:string-value="&quot;Ireland&quot;: &quot;IE&quot;," calcext:value-type="string">
            <text:p>"Ireland": "IE",</text:p>
          </table:table-cell>
        </table:table-row>
        <table:table-row table:style-name="ro1">
          <table:table-cell table:formula="of:=CONCATENATE(&quot;'&quot;;['Country Names and Codes'.B78];&quot;': '&quot;;['Country Names and Codes'.C78];&quot;',&quot;)" office:value-type="string" office:string-value="'IRN': 'IR'," calcext:value-type="string">
            <text:p>'IRN': 'IR',</text:p>
          </table:table-cell>
          <table:table-cell table:formula="of:=CONCATENATE(&quot;&quot;&quot;&quot;;['Country Names and Codes'.C78];&quot;&quot;&quot;: &quot;&quot;&quot;;['Country Names and Codes'.B78];&quot;&quot;&quot;,&quot;)" office:value-type="string" office:string-value="&quot;IR&quot;: &quot;IRN&quot;," calcext:value-type="string">
            <text:p>"IR": "IRN",</text:p>
          </table:table-cell>
          <table:table-cell table:formula="of:=CONCATENATE(&quot;&quot;&quot;&quot;;['Country Names and Codes'.B78];&quot;&quot;&quot;: &quot;&quot;&quot;;['Country Names and Codes'.A78];&quot;&quot;&quot;,&quot;)" office:value-type="string" office:string-value="&quot;IRN&quot;: &quot;Iran&quot;," calcext:value-type="string">
            <text:p>"IRN": "Iran",</text:p>
          </table:table-cell>
          <table:table-cell table:formula="of:=CONCATENATE(&quot;&quot;&quot;&quot;;['Country Names and Codes'.A78];&quot;&quot;&quot;: &quot;&quot;&quot;;['Country Names and Codes'.B78];&quot;&quot;&quot;,&quot;)" office:value-type="string" office:string-value="&quot;Iran&quot;: &quot;IRN&quot;," calcext:value-type="string">
            <text:p>"Iran": "IRN",</text:p>
          </table:table-cell>
          <table:table-cell table:formula="of:=CONCATENATE(&quot;&quot;&quot;&quot;;['Country Names and Codes'.C78];&quot;&quot;&quot;: &quot;&quot;&quot;;['Country Names and Codes'.A78];&quot;&quot;&quot;,&quot;)" office:value-type="string" office:string-value="&quot;IR&quot;: &quot;Iran&quot;," calcext:value-type="string">
            <text:p>"IR": "Iran",</text:p>
          </table:table-cell>
          <table:table-cell table:formula="of:=CONCATENATE(&quot;&quot;&quot;&quot;;['Country Names and Codes'.A78];&quot;&quot;&quot;: &quot;&quot;&quot;;['Country Names and Codes'.C78];&quot;&quot;&quot;,&quot;)" office:value-type="string" office:string-value="&quot;Iran&quot;: &quot;IR&quot;," calcext:value-type="string">
            <text:p>"Iran": "IR",</text:p>
          </table:table-cell>
        </table:table-row>
        <table:table-row table:style-name="ro1">
          <table:table-cell table:formula="of:=CONCATENATE(&quot;'&quot;;['Country Names and Codes'.B79];&quot;': '&quot;;['Country Names and Codes'.C79];&quot;',&quot;)" office:value-type="string" office:string-value="'IRQ': 'IQ'," calcext:value-type="string">
            <text:p>'IRQ': 'IQ',</text:p>
          </table:table-cell>
          <table:table-cell table:formula="of:=CONCATENATE(&quot;&quot;&quot;&quot;;['Country Names and Codes'.C79];&quot;&quot;&quot;: &quot;&quot;&quot;;['Country Names and Codes'.B79];&quot;&quot;&quot;,&quot;)" office:value-type="string" office:string-value="&quot;IQ&quot;: &quot;IRQ&quot;," calcext:value-type="string">
            <text:p>"IQ": "IRQ",</text:p>
          </table:table-cell>
          <table:table-cell table:formula="of:=CONCATENATE(&quot;&quot;&quot;&quot;;['Country Names and Codes'.B79];&quot;&quot;&quot;: &quot;&quot;&quot;;['Country Names and Codes'.A79];&quot;&quot;&quot;,&quot;)" office:value-type="string" office:string-value="&quot;IRQ&quot;: &quot;Iraq&quot;," calcext:value-type="string">
            <text:p>"IRQ": "Iraq",</text:p>
          </table:table-cell>
          <table:table-cell table:formula="of:=CONCATENATE(&quot;&quot;&quot;&quot;;['Country Names and Codes'.A79];&quot;&quot;&quot;: &quot;&quot;&quot;;['Country Names and Codes'.B79];&quot;&quot;&quot;,&quot;)" office:value-type="string" office:string-value="&quot;Iraq&quot;: &quot;IRQ&quot;," calcext:value-type="string">
            <text:p>"Iraq": "IRQ",</text:p>
          </table:table-cell>
          <table:table-cell table:formula="of:=CONCATENATE(&quot;&quot;&quot;&quot;;['Country Names and Codes'.C79];&quot;&quot;&quot;: &quot;&quot;&quot;;['Country Names and Codes'.A79];&quot;&quot;&quot;,&quot;)" office:value-type="string" office:string-value="&quot;IQ&quot;: &quot;Iraq&quot;," calcext:value-type="string">
            <text:p>"IQ": "Iraq",</text:p>
          </table:table-cell>
          <table:table-cell table:formula="of:=CONCATENATE(&quot;&quot;&quot;&quot;;['Country Names and Codes'.A79];&quot;&quot;&quot;: &quot;&quot;&quot;;['Country Names and Codes'.C79];&quot;&quot;&quot;,&quot;)" office:value-type="string" office:string-value="&quot;Iraq&quot;: &quot;IQ&quot;," calcext:value-type="string">
            <text:p>"Iraq": "IQ",</text:p>
          </table:table-cell>
        </table:table-row>
        <table:table-row table:style-name="ro1">
          <table:table-cell table:formula="of:=CONCATENATE(&quot;'&quot;;['Country Names and Codes'.B80];&quot;': '&quot;;['Country Names and Codes'.C80];&quot;',&quot;)" office:value-type="string" office:string-value="'ISL': 'IS'," calcext:value-type="string">
            <text:p>'ISL': 'IS',</text:p>
          </table:table-cell>
          <table:table-cell table:formula="of:=CONCATENATE(&quot;&quot;&quot;&quot;;['Country Names and Codes'.C80];&quot;&quot;&quot;: &quot;&quot;&quot;;['Country Names and Codes'.B80];&quot;&quot;&quot;,&quot;)" office:value-type="string" office:string-value="&quot;IS&quot;: &quot;ISL&quot;," calcext:value-type="string">
            <text:p>"IS": "ISL",</text:p>
          </table:table-cell>
          <table:table-cell table:formula="of:=CONCATENATE(&quot;&quot;&quot;&quot;;['Country Names and Codes'.B80];&quot;&quot;&quot;: &quot;&quot;&quot;;['Country Names and Codes'.A80];&quot;&quot;&quot;,&quot;)" office:value-type="string" office:string-value="&quot;ISL&quot;: &quot;Iceland&quot;," calcext:value-type="string">
            <text:p>"ISL": "Iceland",</text:p>
          </table:table-cell>
          <table:table-cell table:formula="of:=CONCATENATE(&quot;&quot;&quot;&quot;;['Country Names and Codes'.A80];&quot;&quot;&quot;: &quot;&quot;&quot;;['Country Names and Codes'.B80];&quot;&quot;&quot;,&quot;)" office:value-type="string" office:string-value="&quot;Iceland&quot;: &quot;ISL&quot;," calcext:value-type="string">
            <text:p>"Iceland": "ISL",</text:p>
          </table:table-cell>
          <table:table-cell table:formula="of:=CONCATENATE(&quot;&quot;&quot;&quot;;['Country Names and Codes'.C80];&quot;&quot;&quot;: &quot;&quot;&quot;;['Country Names and Codes'.A80];&quot;&quot;&quot;,&quot;)" office:value-type="string" office:string-value="&quot;IS&quot;: &quot;Iceland&quot;," calcext:value-type="string">
            <text:p>"IS": "Iceland",</text:p>
          </table:table-cell>
          <table:table-cell table:formula="of:=CONCATENATE(&quot;&quot;&quot;&quot;;['Country Names and Codes'.A80];&quot;&quot;&quot;: &quot;&quot;&quot;;['Country Names and Codes'.C80];&quot;&quot;&quot;,&quot;)" office:value-type="string" office:string-value="&quot;Iceland&quot;: &quot;IS&quot;," calcext:value-type="string">
            <text:p>"Iceland": "IS",</text:p>
          </table:table-cell>
        </table:table-row>
        <table:table-row table:style-name="ro1">
          <table:table-cell table:formula="of:=CONCATENATE(&quot;'&quot;;['Country Names and Codes'.B81];&quot;': '&quot;;['Country Names and Codes'.C81];&quot;',&quot;)" office:value-type="string" office:string-value="'ISR': 'IL'," calcext:value-type="string">
            <text:p>'ISR': 'IL',</text:p>
          </table:table-cell>
          <table:table-cell table:formula="of:=CONCATENATE(&quot;&quot;&quot;&quot;;['Country Names and Codes'.C81];&quot;&quot;&quot;: &quot;&quot;&quot;;['Country Names and Codes'.B81];&quot;&quot;&quot;,&quot;)" office:value-type="string" office:string-value="&quot;IL&quot;: &quot;ISR&quot;," calcext:value-type="string">
            <text:p>"IL": "ISR",</text:p>
          </table:table-cell>
          <table:table-cell table:formula="of:=CONCATENATE(&quot;&quot;&quot;&quot;;['Country Names and Codes'.B81];&quot;&quot;&quot;: &quot;&quot;&quot;;['Country Names and Codes'.A81];&quot;&quot;&quot;,&quot;)" office:value-type="string" office:string-value="&quot;ISR&quot;: &quot;Israel&quot;," calcext:value-type="string">
            <text:p>"ISR": "Israel",</text:p>
          </table:table-cell>
          <table:table-cell table:formula="of:=CONCATENATE(&quot;&quot;&quot;&quot;;['Country Names and Codes'.A81];&quot;&quot;&quot;: &quot;&quot;&quot;;['Country Names and Codes'.B81];&quot;&quot;&quot;,&quot;)" office:value-type="string" office:string-value="&quot;Israel&quot;: &quot;ISR&quot;," calcext:value-type="string">
            <text:p>"Israel": "ISR",</text:p>
          </table:table-cell>
          <table:table-cell table:formula="of:=CONCATENATE(&quot;&quot;&quot;&quot;;['Country Names and Codes'.C81];&quot;&quot;&quot;: &quot;&quot;&quot;;['Country Names and Codes'.A81];&quot;&quot;&quot;,&quot;)" office:value-type="string" office:string-value="&quot;IL&quot;: &quot;Israel&quot;," calcext:value-type="string">
            <text:p>"IL": "Israel",</text:p>
          </table:table-cell>
          <table:table-cell table:formula="of:=CONCATENATE(&quot;&quot;&quot;&quot;;['Country Names and Codes'.A81];&quot;&quot;&quot;: &quot;&quot;&quot;;['Country Names and Codes'.C81];&quot;&quot;&quot;,&quot;)" office:value-type="string" office:string-value="&quot;Israel&quot;: &quot;IL&quot;," calcext:value-type="string">
            <text:p>"Israel": "IL",</text:p>
          </table:table-cell>
        </table:table-row>
        <table:table-row table:style-name="ro1">
          <table:table-cell table:formula="of:=CONCATENATE(&quot;'&quot;;['Country Names and Codes'.B82];&quot;': '&quot;;['Country Names and Codes'.C82];&quot;',&quot;)" office:value-type="string" office:string-value="'ITA': 'IT'," calcext:value-type="string">
            <text:p>'ITA': 'IT',</text:p>
          </table:table-cell>
          <table:table-cell table:formula="of:=CONCATENATE(&quot;&quot;&quot;&quot;;['Country Names and Codes'.C82];&quot;&quot;&quot;: &quot;&quot;&quot;;['Country Names and Codes'.B82];&quot;&quot;&quot;,&quot;)" office:value-type="string" office:string-value="&quot;IT&quot;: &quot;ITA&quot;," calcext:value-type="string">
            <text:p>"IT": "ITA",</text:p>
          </table:table-cell>
          <table:table-cell table:formula="of:=CONCATENATE(&quot;&quot;&quot;&quot;;['Country Names and Codes'.B82];&quot;&quot;&quot;: &quot;&quot;&quot;;['Country Names and Codes'.A82];&quot;&quot;&quot;,&quot;)" office:value-type="string" office:string-value="&quot;ITA&quot;: &quot;Italy&quot;," calcext:value-type="string">
            <text:p>"ITA": "Italy",</text:p>
          </table:table-cell>
          <table:table-cell table:formula="of:=CONCATENATE(&quot;&quot;&quot;&quot;;['Country Names and Codes'.A82];&quot;&quot;&quot;: &quot;&quot;&quot;;['Country Names and Codes'.B82];&quot;&quot;&quot;,&quot;)" office:value-type="string" office:string-value="&quot;Italy&quot;: &quot;ITA&quot;," calcext:value-type="string">
            <text:p>"Italy": "ITA",</text:p>
          </table:table-cell>
          <table:table-cell table:formula="of:=CONCATENATE(&quot;&quot;&quot;&quot;;['Country Names and Codes'.C82];&quot;&quot;&quot;: &quot;&quot;&quot;;['Country Names and Codes'.A82];&quot;&quot;&quot;,&quot;)" office:value-type="string" office:string-value="&quot;IT&quot;: &quot;Italy&quot;," calcext:value-type="string">
            <text:p>"IT": "Italy",</text:p>
          </table:table-cell>
          <table:table-cell table:formula="of:=CONCATENATE(&quot;&quot;&quot;&quot;;['Country Names and Codes'.A82];&quot;&quot;&quot;: &quot;&quot;&quot;;['Country Names and Codes'.C82];&quot;&quot;&quot;,&quot;)" office:value-type="string" office:string-value="&quot;Italy&quot;: &quot;IT&quot;," calcext:value-type="string">
            <text:p>"Italy": "IT",</text:p>
          </table:table-cell>
        </table:table-row>
        <table:table-row table:style-name="ro1">
          <table:table-cell table:formula="of:=CONCATENATE(&quot;'&quot;;['Country Names and Codes'.B83];&quot;': '&quot;;['Country Names and Codes'.C83];&quot;',&quot;)" office:value-type="string" office:string-value="'JAM': 'JM'," calcext:value-type="string">
            <text:p>'JAM': 'JM',</text:p>
          </table:table-cell>
          <table:table-cell table:formula="of:=CONCATENATE(&quot;&quot;&quot;&quot;;['Country Names and Codes'.C83];&quot;&quot;&quot;: &quot;&quot;&quot;;['Country Names and Codes'.B83];&quot;&quot;&quot;,&quot;)" office:value-type="string" office:string-value="&quot;JM&quot;: &quot;JAM&quot;," calcext:value-type="string">
            <text:p>"JM": "JAM",</text:p>
          </table:table-cell>
          <table:table-cell table:formula="of:=CONCATENATE(&quot;&quot;&quot;&quot;;['Country Names and Codes'.B83];&quot;&quot;&quot;: &quot;&quot;&quot;;['Country Names and Codes'.A83];&quot;&quot;&quot;,&quot;)" office:value-type="string" office:string-value="&quot;JAM&quot;: &quot;Jamaica&quot;," calcext:value-type="string">
            <text:p>"JAM": "Jamaica",</text:p>
          </table:table-cell>
          <table:table-cell table:formula="of:=CONCATENATE(&quot;&quot;&quot;&quot;;['Country Names and Codes'.A83];&quot;&quot;&quot;: &quot;&quot;&quot;;['Country Names and Codes'.B83];&quot;&quot;&quot;,&quot;)" office:value-type="string" office:string-value="&quot;Jamaica&quot;: &quot;JAM&quot;," calcext:value-type="string">
            <text:p>"Jamaica": "JAM",</text:p>
          </table:table-cell>
          <table:table-cell table:formula="of:=CONCATENATE(&quot;&quot;&quot;&quot;;['Country Names and Codes'.C83];&quot;&quot;&quot;: &quot;&quot;&quot;;['Country Names and Codes'.A83];&quot;&quot;&quot;,&quot;)" office:value-type="string" office:string-value="&quot;JM&quot;: &quot;Jamaica&quot;," calcext:value-type="string">
            <text:p>"JM": "Jamaica",</text:p>
          </table:table-cell>
          <table:table-cell table:formula="of:=CONCATENATE(&quot;&quot;&quot;&quot;;['Country Names and Codes'.A83];&quot;&quot;&quot;: &quot;&quot;&quot;;['Country Names and Codes'.C83];&quot;&quot;&quot;,&quot;)" office:value-type="string" office:string-value="&quot;Jamaica&quot;: &quot;JM&quot;," calcext:value-type="string">
            <text:p>"Jamaica": "JM",</text:p>
          </table:table-cell>
        </table:table-row>
        <table:table-row table:style-name="ro1">
          <table:table-cell table:formula="of:=CONCATENATE(&quot;'&quot;;['Country Names and Codes'.B84];&quot;': '&quot;;['Country Names and Codes'.C84];&quot;',&quot;)" office:value-type="string" office:string-value="'JOR': 'JO'," calcext:value-type="string">
            <text:p>'JOR': 'JO',</text:p>
          </table:table-cell>
          <table:table-cell table:formula="of:=CONCATENATE(&quot;&quot;&quot;&quot;;['Country Names and Codes'.C84];&quot;&quot;&quot;: &quot;&quot;&quot;;['Country Names and Codes'.B84];&quot;&quot;&quot;,&quot;)" office:value-type="string" office:string-value="&quot;JO&quot;: &quot;JOR&quot;," calcext:value-type="string">
            <text:p>"JO": "JOR",</text:p>
          </table:table-cell>
          <table:table-cell table:formula="of:=CONCATENATE(&quot;&quot;&quot;&quot;;['Country Names and Codes'.B84];&quot;&quot;&quot;: &quot;&quot;&quot;;['Country Names and Codes'.A84];&quot;&quot;&quot;,&quot;)" office:value-type="string" office:string-value="&quot;JOR&quot;: &quot;Jordan&quot;," calcext:value-type="string">
            <text:p>"JOR": "Jordan",</text:p>
          </table:table-cell>
          <table:table-cell table:formula="of:=CONCATENATE(&quot;&quot;&quot;&quot;;['Country Names and Codes'.A84];&quot;&quot;&quot;: &quot;&quot;&quot;;['Country Names and Codes'.B84];&quot;&quot;&quot;,&quot;)" office:value-type="string" office:string-value="&quot;Jordan&quot;: &quot;JOR&quot;," calcext:value-type="string">
            <text:p>"Jordan": "JOR",</text:p>
          </table:table-cell>
          <table:table-cell table:formula="of:=CONCATENATE(&quot;&quot;&quot;&quot;;['Country Names and Codes'.C84];&quot;&quot;&quot;: &quot;&quot;&quot;;['Country Names and Codes'.A84];&quot;&quot;&quot;,&quot;)" office:value-type="string" office:string-value="&quot;JO&quot;: &quot;Jordan&quot;," calcext:value-type="string">
            <text:p>"JO": "Jordan",</text:p>
          </table:table-cell>
          <table:table-cell table:formula="of:=CONCATENATE(&quot;&quot;&quot;&quot;;['Country Names and Codes'.A84];&quot;&quot;&quot;: &quot;&quot;&quot;;['Country Names and Codes'.C84];&quot;&quot;&quot;,&quot;)" office:value-type="string" office:string-value="&quot;Jordan&quot;: &quot;JO&quot;," calcext:value-type="string">
            <text:p>"Jordan": "JO",</text:p>
          </table:table-cell>
        </table:table-row>
        <table:table-row table:style-name="ro1">
          <table:table-cell table:formula="of:=CONCATENATE(&quot;'&quot;;['Country Names and Codes'.B85];&quot;': '&quot;;['Country Names and Codes'.C85];&quot;',&quot;)" office:value-type="string" office:string-value="'JPN': 'JP'," calcext:value-type="string">
            <text:p>'JPN': 'JP',</text:p>
          </table:table-cell>
          <table:table-cell table:formula="of:=CONCATENATE(&quot;&quot;&quot;&quot;;['Country Names and Codes'.C85];&quot;&quot;&quot;: &quot;&quot;&quot;;['Country Names and Codes'.B85];&quot;&quot;&quot;,&quot;)" office:value-type="string" office:string-value="&quot;JP&quot;: &quot;JPN&quot;," calcext:value-type="string">
            <text:p>"JP": "JPN",</text:p>
          </table:table-cell>
          <table:table-cell table:formula="of:=CONCATENATE(&quot;&quot;&quot;&quot;;['Country Names and Codes'.B85];&quot;&quot;&quot;: &quot;&quot;&quot;;['Country Names and Codes'.A85];&quot;&quot;&quot;,&quot;)" office:value-type="string" office:string-value="&quot;JPN&quot;: &quot;Japan&quot;," calcext:value-type="string">
            <text:p>"JPN": "Japan",</text:p>
          </table:table-cell>
          <table:table-cell table:formula="of:=CONCATENATE(&quot;&quot;&quot;&quot;;['Country Names and Codes'.A85];&quot;&quot;&quot;: &quot;&quot;&quot;;['Country Names and Codes'.B85];&quot;&quot;&quot;,&quot;)" office:value-type="string" office:string-value="&quot;Japan&quot;: &quot;JPN&quot;," calcext:value-type="string">
            <text:p>"Japan": "JPN",</text:p>
          </table:table-cell>
          <table:table-cell table:formula="of:=CONCATENATE(&quot;&quot;&quot;&quot;;['Country Names and Codes'.C85];&quot;&quot;&quot;: &quot;&quot;&quot;;['Country Names and Codes'.A85];&quot;&quot;&quot;,&quot;)" office:value-type="string" office:string-value="&quot;JP&quot;: &quot;Japan&quot;," calcext:value-type="string">
            <text:p>"JP": "Japan",</text:p>
          </table:table-cell>
          <table:table-cell table:formula="of:=CONCATENATE(&quot;&quot;&quot;&quot;;['Country Names and Codes'.A85];&quot;&quot;&quot;: &quot;&quot;&quot;;['Country Names and Codes'.C85];&quot;&quot;&quot;,&quot;)" office:value-type="string" office:string-value="&quot;Japan&quot;: &quot;JP&quot;," calcext:value-type="string">
            <text:p>"Japan": "JP",</text:p>
          </table:table-cell>
        </table:table-row>
        <table:table-row table:style-name="ro1">
          <table:table-cell table:formula="of:=CONCATENATE(&quot;'&quot;;['Country Names and Codes'.B86];&quot;': '&quot;;['Country Names and Codes'.C86];&quot;',&quot;)" office:value-type="string" office:string-value="'KAZ': 'KZ'," calcext:value-type="string">
            <text:p>'KAZ': 'KZ',</text:p>
          </table:table-cell>
          <table:table-cell table:formula="of:=CONCATENATE(&quot;&quot;&quot;&quot;;['Country Names and Codes'.C86];&quot;&quot;&quot;: &quot;&quot;&quot;;['Country Names and Codes'.B86];&quot;&quot;&quot;,&quot;)" office:value-type="string" office:string-value="&quot;KZ&quot;: &quot;KAZ&quot;," calcext:value-type="string">
            <text:p>"KZ": "KAZ",</text:p>
          </table:table-cell>
          <table:table-cell table:formula="of:=CONCATENATE(&quot;&quot;&quot;&quot;;['Country Names and Codes'.B86];&quot;&quot;&quot;: &quot;&quot;&quot;;['Country Names and Codes'.A86];&quot;&quot;&quot;,&quot;)" office:value-type="string" office:string-value="&quot;KAZ&quot;: &quot;Kazakhstan&quot;," calcext:value-type="string">
            <text:p>"KAZ": "Kazakhstan",</text:p>
          </table:table-cell>
          <table:table-cell table:formula="of:=CONCATENATE(&quot;&quot;&quot;&quot;;['Country Names and Codes'.A86];&quot;&quot;&quot;: &quot;&quot;&quot;;['Country Names and Codes'.B86];&quot;&quot;&quot;,&quot;)" office:value-type="string" office:string-value="&quot;Kazakhstan&quot;: &quot;KAZ&quot;," calcext:value-type="string">
            <text:p>"Kazakhstan": "KAZ",</text:p>
          </table:table-cell>
          <table:table-cell table:formula="of:=CONCATENATE(&quot;&quot;&quot;&quot;;['Country Names and Codes'.C86];&quot;&quot;&quot;: &quot;&quot;&quot;;['Country Names and Codes'.A86];&quot;&quot;&quot;,&quot;)" office:value-type="string" office:string-value="&quot;KZ&quot;: &quot;Kazakhstan&quot;," calcext:value-type="string">
            <text:p>"KZ": "Kazakhstan",</text:p>
          </table:table-cell>
          <table:table-cell table:formula="of:=CONCATENATE(&quot;&quot;&quot;&quot;;['Country Names and Codes'.A86];&quot;&quot;&quot;: &quot;&quot;&quot;;['Country Names and Codes'.C86];&quot;&quot;&quot;,&quot;)" office:value-type="string" office:string-value="&quot;Kazakhstan&quot;: &quot;KZ&quot;," calcext:value-type="string">
            <text:p>"Kazakhstan": "KZ",</text:p>
          </table:table-cell>
        </table:table-row>
        <table:table-row table:style-name="ro1">
          <table:table-cell table:formula="of:=CONCATENATE(&quot;'&quot;;['Country Names and Codes'.B87];&quot;': '&quot;;['Country Names and Codes'.C87];&quot;',&quot;)" office:value-type="string" office:string-value="'KEN': 'KE'," calcext:value-type="string">
            <text:p>'KEN': 'KE',</text:p>
          </table:table-cell>
          <table:table-cell table:formula="of:=CONCATENATE(&quot;&quot;&quot;&quot;;['Country Names and Codes'.C87];&quot;&quot;&quot;: &quot;&quot;&quot;;['Country Names and Codes'.B87];&quot;&quot;&quot;,&quot;)" office:value-type="string" office:string-value="&quot;KE&quot;: &quot;KEN&quot;," calcext:value-type="string">
            <text:p>"KE": "KEN",</text:p>
          </table:table-cell>
          <table:table-cell table:formula="of:=CONCATENATE(&quot;&quot;&quot;&quot;;['Country Names and Codes'.B87];&quot;&quot;&quot;: &quot;&quot;&quot;;['Country Names and Codes'.A87];&quot;&quot;&quot;,&quot;)" office:value-type="string" office:string-value="&quot;KEN&quot;: &quot;Kenya&quot;," calcext:value-type="string">
            <text:p>"KEN": "Kenya",</text:p>
          </table:table-cell>
          <table:table-cell table:formula="of:=CONCATENATE(&quot;&quot;&quot;&quot;;['Country Names and Codes'.A87];&quot;&quot;&quot;: &quot;&quot;&quot;;['Country Names and Codes'.B87];&quot;&quot;&quot;,&quot;)" office:value-type="string" office:string-value="&quot;Kenya&quot;: &quot;KEN&quot;," calcext:value-type="string">
            <text:p>"Kenya": "KEN",</text:p>
          </table:table-cell>
          <table:table-cell table:formula="of:=CONCATENATE(&quot;&quot;&quot;&quot;;['Country Names and Codes'.C87];&quot;&quot;&quot;: &quot;&quot;&quot;;['Country Names and Codes'.A87];&quot;&quot;&quot;,&quot;)" office:value-type="string" office:string-value="&quot;KE&quot;: &quot;Kenya&quot;," calcext:value-type="string">
            <text:p>"KE": "Kenya",</text:p>
          </table:table-cell>
          <table:table-cell table:formula="of:=CONCATENATE(&quot;&quot;&quot;&quot;;['Country Names and Codes'.A87];&quot;&quot;&quot;: &quot;&quot;&quot;;['Country Names and Codes'.C87];&quot;&quot;&quot;,&quot;)" office:value-type="string" office:string-value="&quot;Kenya&quot;: &quot;KE&quot;," calcext:value-type="string">
            <text:p>"Kenya": "KE",</text:p>
          </table:table-cell>
        </table:table-row>
        <table:table-row table:style-name="ro1">
          <table:table-cell table:formula="of:=CONCATENATE(&quot;'&quot;;['Country Names and Codes'.B88];&quot;': '&quot;;['Country Names and Codes'.C88];&quot;',&quot;)" office:value-type="string" office:string-value="'KGZ': 'KG'," calcext:value-type="string">
            <text:p>'KGZ': 'KG',</text:p>
          </table:table-cell>
          <table:table-cell table:formula="of:=CONCATENATE(&quot;&quot;&quot;&quot;;['Country Names and Codes'.C88];&quot;&quot;&quot;: &quot;&quot;&quot;;['Country Names and Codes'.B88];&quot;&quot;&quot;,&quot;)" office:value-type="string" office:string-value="&quot;KG&quot;: &quot;KGZ&quot;," calcext:value-type="string">
            <text:p>"KG": "KGZ",</text:p>
          </table:table-cell>
          <table:table-cell table:formula="of:=CONCATENATE(&quot;&quot;&quot;&quot;;['Country Names and Codes'.B88];&quot;&quot;&quot;: &quot;&quot;&quot;;['Country Names and Codes'.A88];&quot;&quot;&quot;,&quot;)" office:value-type="string" office:string-value="&quot;KGZ&quot;: &quot;Kyrgyzstan&quot;," calcext:value-type="string">
            <text:p>"KGZ": "Kyrgyzstan",</text:p>
          </table:table-cell>
          <table:table-cell table:formula="of:=CONCATENATE(&quot;&quot;&quot;&quot;;['Country Names and Codes'.A88];&quot;&quot;&quot;: &quot;&quot;&quot;;['Country Names and Codes'.B88];&quot;&quot;&quot;,&quot;)" office:value-type="string" office:string-value="&quot;Kyrgyzstan&quot;: &quot;KGZ&quot;," calcext:value-type="string">
            <text:p>"Kyrgyzstan": "KGZ",</text:p>
          </table:table-cell>
          <table:table-cell table:formula="of:=CONCATENATE(&quot;&quot;&quot;&quot;;['Country Names and Codes'.C88];&quot;&quot;&quot;: &quot;&quot;&quot;;['Country Names and Codes'.A88];&quot;&quot;&quot;,&quot;)" office:value-type="string" office:string-value="&quot;KG&quot;: &quot;Kyrgyzstan&quot;," calcext:value-type="string">
            <text:p>"KG": "Kyrgyzstan",</text:p>
          </table:table-cell>
          <table:table-cell table:formula="of:=CONCATENATE(&quot;&quot;&quot;&quot;;['Country Names and Codes'.A88];&quot;&quot;&quot;: &quot;&quot;&quot;;['Country Names and Codes'.C88];&quot;&quot;&quot;,&quot;)" office:value-type="string" office:string-value="&quot;Kyrgyzstan&quot;: &quot;KG&quot;," calcext:value-type="string">
            <text:p>"Kyrgyzstan": "KG",</text:p>
          </table:table-cell>
        </table:table-row>
        <table:table-row table:style-name="ro1">
          <table:table-cell table:formula="of:=CONCATENATE(&quot;'&quot;;['Country Names and Codes'.B89];&quot;': '&quot;;['Country Names and Codes'.C89];&quot;',&quot;)" office:value-type="string" office:string-value="'KHM': 'KH'," calcext:value-type="string">
            <text:p>'KHM': 'KH',</text:p>
          </table:table-cell>
          <table:table-cell table:formula="of:=CONCATENATE(&quot;&quot;&quot;&quot;;['Country Names and Codes'.C89];&quot;&quot;&quot;: &quot;&quot;&quot;;['Country Names and Codes'.B89];&quot;&quot;&quot;,&quot;)" office:value-type="string" office:string-value="&quot;KH&quot;: &quot;KHM&quot;," calcext:value-type="string">
            <text:p>"KH": "KHM",</text:p>
          </table:table-cell>
          <table:table-cell table:formula="of:=CONCATENATE(&quot;&quot;&quot;&quot;;['Country Names and Codes'.B89];&quot;&quot;&quot;: &quot;&quot;&quot;;['Country Names and Codes'.A89];&quot;&quot;&quot;,&quot;)" office:value-type="string" office:string-value="&quot;KHM&quot;: &quot;Cambodia&quot;," calcext:value-type="string">
            <text:p>"KHM": "Cambodia",</text:p>
          </table:table-cell>
          <table:table-cell table:formula="of:=CONCATENATE(&quot;&quot;&quot;&quot;;['Country Names and Codes'.A89];&quot;&quot;&quot;: &quot;&quot;&quot;;['Country Names and Codes'.B89];&quot;&quot;&quot;,&quot;)" office:value-type="string" office:string-value="&quot;Cambodia&quot;: &quot;KHM&quot;," calcext:value-type="string">
            <text:p>"Cambodia": "KHM",</text:p>
          </table:table-cell>
          <table:table-cell table:formula="of:=CONCATENATE(&quot;&quot;&quot;&quot;;['Country Names and Codes'.C89];&quot;&quot;&quot;: &quot;&quot;&quot;;['Country Names and Codes'.A89];&quot;&quot;&quot;,&quot;)" office:value-type="string" office:string-value="&quot;KH&quot;: &quot;Cambodia&quot;," calcext:value-type="string">
            <text:p>"KH": "Cambodia",</text:p>
          </table:table-cell>
          <table:table-cell table:formula="of:=CONCATENATE(&quot;&quot;&quot;&quot;;['Country Names and Codes'.A89];&quot;&quot;&quot;: &quot;&quot;&quot;;['Country Names and Codes'.C89];&quot;&quot;&quot;,&quot;)" office:value-type="string" office:string-value="&quot;Cambodia&quot;: &quot;KH&quot;," calcext:value-type="string">
            <text:p>"Cambodia": "KH",</text:p>
          </table:table-cell>
        </table:table-row>
        <table:table-row table:style-name="ro1">
          <table:table-cell table:formula="of:=CONCATENATE(&quot;'&quot;;['Country Names and Codes'.B90];&quot;': '&quot;;['Country Names and Codes'.C90];&quot;',&quot;)" office:value-type="string" office:string-value="'KOR': 'KR'," calcext:value-type="string">
            <text:p>'KOR': 'KR',</text:p>
          </table:table-cell>
          <table:table-cell table:formula="of:=CONCATENATE(&quot;&quot;&quot;&quot;;['Country Names and Codes'.C90];&quot;&quot;&quot;: &quot;&quot;&quot;;['Country Names and Codes'.B90];&quot;&quot;&quot;,&quot;)" office:value-type="string" office:string-value="&quot;KR&quot;: &quot;KOR&quot;," calcext:value-type="string">
            <text:p>"KR": "KOR",</text:p>
          </table:table-cell>
          <table:table-cell table:formula="of:=CONCATENATE(&quot;&quot;&quot;&quot;;['Country Names and Codes'.B90];&quot;&quot;&quot;: &quot;&quot;&quot;;['Country Names and Codes'.A90];&quot;&quot;&quot;,&quot;)" office:value-type="string" office:string-value="&quot;KOR&quot;: &quot;Korea&quot;," calcext:value-type="string">
            <text:p>"KOR": "Korea",</text:p>
          </table:table-cell>
          <table:table-cell table:formula="of:=CONCATENATE(&quot;&quot;&quot;&quot;;['Country Names and Codes'.A90];&quot;&quot;&quot;: &quot;&quot;&quot;;['Country Names and Codes'.B90];&quot;&quot;&quot;,&quot;)" office:value-type="string" office:string-value="&quot;Korea&quot;: &quot;KOR&quot;," calcext:value-type="string">
            <text:p>"Korea": "KOR",</text:p>
          </table:table-cell>
          <table:table-cell table:formula="of:=CONCATENATE(&quot;&quot;&quot;&quot;;['Country Names and Codes'.C90];&quot;&quot;&quot;: &quot;&quot;&quot;;['Country Names and Codes'.A90];&quot;&quot;&quot;,&quot;)" office:value-type="string" office:string-value="&quot;KR&quot;: &quot;Korea&quot;," calcext:value-type="string">
            <text:p>"KR": "Korea",</text:p>
          </table:table-cell>
          <table:table-cell table:formula="of:=CONCATENATE(&quot;&quot;&quot;&quot;;['Country Names and Codes'.A90];&quot;&quot;&quot;: &quot;&quot;&quot;;['Country Names and Codes'.C90];&quot;&quot;&quot;,&quot;)" office:value-type="string" office:string-value="&quot;Korea&quot;: &quot;KR&quot;," calcext:value-type="string">
            <text:p>"Korea": "KR",</text:p>
          </table:table-cell>
        </table:table-row>
        <table:table-row table:style-name="ro1">
          <table:table-cell table:formula="of:=CONCATENATE(&quot;'&quot;;['Country Names and Codes'.B91];&quot;': '&quot;;['Country Names and Codes'.C91];&quot;',&quot;)" office:value-type="string" office:string-value="'KOS': 'XK'," calcext:value-type="string">
            <text:p>'KOS': 'XK',</text:p>
          </table:table-cell>
          <table:table-cell table:formula="of:=CONCATENATE(&quot;&quot;&quot;&quot;;['Country Names and Codes'.C91];&quot;&quot;&quot;: &quot;&quot;&quot;;['Country Names and Codes'.B91];&quot;&quot;&quot;,&quot;)" office:value-type="string" office:string-value="&quot;XK&quot;: &quot;KOS&quot;," calcext:value-type="string">
            <text:p>"XK": "KOS",</text:p>
          </table:table-cell>
          <table:table-cell table:formula="of:=CONCATENATE(&quot;&quot;&quot;&quot;;['Country Names and Codes'.B91];&quot;&quot;&quot;: &quot;&quot;&quot;;['Country Names and Codes'.A91];&quot;&quot;&quot;,&quot;)" office:value-type="string" office:string-value="&quot;KOS&quot;: &quot;Kosovo&quot;," calcext:value-type="string">
            <text:p>"KOS": "Kosovo",</text:p>
          </table:table-cell>
          <table:table-cell table:formula="of:=CONCATENATE(&quot;&quot;&quot;&quot;;['Country Names and Codes'.A91];&quot;&quot;&quot;: &quot;&quot;&quot;;['Country Names and Codes'.B91];&quot;&quot;&quot;,&quot;)" office:value-type="string" office:string-value="&quot;Kosovo&quot;: &quot;KOS&quot;," calcext:value-type="string">
            <text:p>"Kosovo": "KOS",</text:p>
          </table:table-cell>
          <table:table-cell table:formula="of:=CONCATENATE(&quot;&quot;&quot;&quot;;['Country Names and Codes'.C91];&quot;&quot;&quot;: &quot;&quot;&quot;;['Country Names and Codes'.A91];&quot;&quot;&quot;,&quot;)" office:value-type="string" office:string-value="&quot;XK&quot;: &quot;Kosovo&quot;," calcext:value-type="string">
            <text:p>"XK": "Kosovo",</text:p>
          </table:table-cell>
          <table:table-cell table:formula="of:=CONCATENATE(&quot;&quot;&quot;&quot;;['Country Names and Codes'.A91];&quot;&quot;&quot;: &quot;&quot;&quot;;['Country Names and Codes'.C91];&quot;&quot;&quot;,&quot;)" office:value-type="string" office:string-value="&quot;Kosovo&quot;: &quot;XK&quot;," calcext:value-type="string">
            <text:p>"Kosovo": "XK",</text:p>
          </table:table-cell>
        </table:table-row>
        <table:table-row table:style-name="ro1">
          <table:table-cell table:formula="of:=CONCATENATE(&quot;'&quot;;['Country Names and Codes'.B92];&quot;': '&quot;;['Country Names and Codes'.C92];&quot;',&quot;)" office:value-type="string" office:string-value="'KWT': 'KW'," calcext:value-type="string">
            <text:p>'KWT': 'KW',</text:p>
          </table:table-cell>
          <table:table-cell table:formula="of:=CONCATENATE(&quot;&quot;&quot;&quot;;['Country Names and Codes'.C92];&quot;&quot;&quot;: &quot;&quot;&quot;;['Country Names and Codes'.B92];&quot;&quot;&quot;,&quot;)" office:value-type="string" office:string-value="&quot;KW&quot;: &quot;KWT&quot;," calcext:value-type="string">
            <text:p>"KW": "KWT",</text:p>
          </table:table-cell>
          <table:table-cell table:formula="of:=CONCATENATE(&quot;&quot;&quot;&quot;;['Country Names and Codes'.B92];&quot;&quot;&quot;: &quot;&quot;&quot;;['Country Names and Codes'.A92];&quot;&quot;&quot;,&quot;)" office:value-type="string" office:string-value="&quot;KWT&quot;: &quot;Kuwait&quot;," calcext:value-type="string">
            <text:p>"KWT": "Kuwait",</text:p>
          </table:table-cell>
          <table:table-cell table:formula="of:=CONCATENATE(&quot;&quot;&quot;&quot;;['Country Names and Codes'.A92];&quot;&quot;&quot;: &quot;&quot;&quot;;['Country Names and Codes'.B92];&quot;&quot;&quot;,&quot;)" office:value-type="string" office:string-value="&quot;Kuwait&quot;: &quot;KWT&quot;," calcext:value-type="string">
            <text:p>"Kuwait": "KWT",</text:p>
          </table:table-cell>
          <table:table-cell table:formula="of:=CONCATENATE(&quot;&quot;&quot;&quot;;['Country Names and Codes'.C92];&quot;&quot;&quot;: &quot;&quot;&quot;;['Country Names and Codes'.A92];&quot;&quot;&quot;,&quot;)" office:value-type="string" office:string-value="&quot;KW&quot;: &quot;Kuwait&quot;," calcext:value-type="string">
            <text:p>"KW": "Kuwait",</text:p>
          </table:table-cell>
          <table:table-cell table:formula="of:=CONCATENATE(&quot;&quot;&quot;&quot;;['Country Names and Codes'.A92];&quot;&quot;&quot;: &quot;&quot;&quot;;['Country Names and Codes'.C92];&quot;&quot;&quot;,&quot;)" office:value-type="string" office:string-value="&quot;Kuwait&quot;: &quot;KW&quot;," calcext:value-type="string">
            <text:p>"Kuwait": "KW",</text:p>
          </table:table-cell>
        </table:table-row>
        <table:table-row table:style-name="ro1">
          <table:table-cell table:formula="of:=CONCATENATE(&quot;'&quot;;['Country Names and Codes'.B93];&quot;': '&quot;;['Country Names and Codes'.C93];&quot;',&quot;)" office:value-type="string" office:string-value="'LAO': 'LA'," calcext:value-type="string">
            <text:p>'LAO': 'LA',</text:p>
          </table:table-cell>
          <table:table-cell table:formula="of:=CONCATENATE(&quot;&quot;&quot;&quot;;['Country Names and Codes'.C93];&quot;&quot;&quot;: &quot;&quot;&quot;;['Country Names and Codes'.B93];&quot;&quot;&quot;,&quot;)" office:value-type="string" office:string-value="&quot;LA&quot;: &quot;LAO&quot;," calcext:value-type="string">
            <text:p>"LA": "LAO",</text:p>
          </table:table-cell>
          <table:table-cell table:formula="of:=CONCATENATE(&quot;&quot;&quot;&quot;;['Country Names and Codes'.B93];&quot;&quot;&quot;: &quot;&quot;&quot;;['Country Names and Codes'.A93];&quot;&quot;&quot;,&quot;)" office:value-type="string" office:string-value="&quot;LAO&quot;: &quot;Lao PDR&quot;," calcext:value-type="string">
            <text:p>"LAO": "Lao PDR",</text:p>
          </table:table-cell>
          <table:table-cell table:formula="of:=CONCATENATE(&quot;&quot;&quot;&quot;;['Country Names and Codes'.A93];&quot;&quot;&quot;: &quot;&quot;&quot;;['Country Names and Codes'.B93];&quot;&quot;&quot;,&quot;)" office:value-type="string" office:string-value="&quot;Lao PDR&quot;: &quot;LAO&quot;," calcext:value-type="string">
            <text:p>"Lao PDR": "LAO",</text:p>
          </table:table-cell>
          <table:table-cell table:formula="of:=CONCATENATE(&quot;&quot;&quot;&quot;;['Country Names and Codes'.C93];&quot;&quot;&quot;: &quot;&quot;&quot;;['Country Names and Codes'.A93];&quot;&quot;&quot;,&quot;)" office:value-type="string" office:string-value="&quot;LA&quot;: &quot;Lao PDR&quot;," calcext:value-type="string">
            <text:p>"LA": "Lao PDR",</text:p>
          </table:table-cell>
          <table:table-cell table:formula="of:=CONCATENATE(&quot;&quot;&quot;&quot;;['Country Names and Codes'.A93];&quot;&quot;&quot;: &quot;&quot;&quot;;['Country Names and Codes'.C93];&quot;&quot;&quot;,&quot;)" office:value-type="string" office:string-value="&quot;Lao PDR&quot;: &quot;LA&quot;," calcext:value-type="string">
            <text:p>"Lao PDR": "LA",</text:p>
          </table:table-cell>
        </table:table-row>
        <table:table-row table:style-name="ro1">
          <table:table-cell table:formula="of:=CONCATENATE(&quot;'&quot;;['Country Names and Codes'.B94];&quot;': '&quot;;['Country Names and Codes'.C94];&quot;',&quot;)" office:value-type="string" office:string-value="'LBN': 'LB'," calcext:value-type="string">
            <text:p>'LBN': 'LB',</text:p>
          </table:table-cell>
          <table:table-cell table:formula="of:=CONCATENATE(&quot;&quot;&quot;&quot;;['Country Names and Codes'.C94];&quot;&quot;&quot;: &quot;&quot;&quot;;['Country Names and Codes'.B94];&quot;&quot;&quot;,&quot;)" office:value-type="string" office:string-value="&quot;LB&quot;: &quot;LBN&quot;," calcext:value-type="string">
            <text:p>"LB": "LBN",</text:p>
          </table:table-cell>
          <table:table-cell table:formula="of:=CONCATENATE(&quot;&quot;&quot;&quot;;['Country Names and Codes'.B94];&quot;&quot;&quot;: &quot;&quot;&quot;;['Country Names and Codes'.A94];&quot;&quot;&quot;,&quot;)" office:value-type="string" office:string-value="&quot;LBN&quot;: &quot;Lebanon&quot;," calcext:value-type="string">
            <text:p>"LBN": "Lebanon",</text:p>
          </table:table-cell>
          <table:table-cell table:formula="of:=CONCATENATE(&quot;&quot;&quot;&quot;;['Country Names and Codes'.A94];&quot;&quot;&quot;: &quot;&quot;&quot;;['Country Names and Codes'.B94];&quot;&quot;&quot;,&quot;)" office:value-type="string" office:string-value="&quot;Lebanon&quot;: &quot;LBN&quot;," calcext:value-type="string">
            <text:p>"Lebanon": "LBN",</text:p>
          </table:table-cell>
          <table:table-cell table:formula="of:=CONCATENATE(&quot;&quot;&quot;&quot;;['Country Names and Codes'.C94];&quot;&quot;&quot;: &quot;&quot;&quot;;['Country Names and Codes'.A94];&quot;&quot;&quot;,&quot;)" office:value-type="string" office:string-value="&quot;LB&quot;: &quot;Lebanon&quot;," calcext:value-type="string">
            <text:p>"LB": "Lebanon",</text:p>
          </table:table-cell>
          <table:table-cell table:formula="of:=CONCATENATE(&quot;&quot;&quot;&quot;;['Country Names and Codes'.A94];&quot;&quot;&quot;: &quot;&quot;&quot;;['Country Names and Codes'.C94];&quot;&quot;&quot;,&quot;)" office:value-type="string" office:string-value="&quot;Lebanon&quot;: &quot;LB&quot;," calcext:value-type="string">
            <text:p>"Lebanon": "LB",</text:p>
          </table:table-cell>
        </table:table-row>
        <table:table-row table:style-name="ro1">
          <table:table-cell table:formula="of:=CONCATENATE(&quot;'&quot;;['Country Names and Codes'.B95];&quot;': '&quot;;['Country Names and Codes'.C95];&quot;',&quot;)" office:value-type="string" office:string-value="'LBR': 'LR'," calcext:value-type="string">
            <text:p>'LBR': 'LR',</text:p>
          </table:table-cell>
          <table:table-cell table:formula="of:=CONCATENATE(&quot;&quot;&quot;&quot;;['Country Names and Codes'.C95];&quot;&quot;&quot;: &quot;&quot;&quot;;['Country Names and Codes'.B95];&quot;&quot;&quot;,&quot;)" office:value-type="string" office:string-value="&quot;LR&quot;: &quot;LBR&quot;," calcext:value-type="string">
            <text:p>"LR": "LBR",</text:p>
          </table:table-cell>
          <table:table-cell table:formula="of:=CONCATENATE(&quot;&quot;&quot;&quot;;['Country Names and Codes'.B95];&quot;&quot;&quot;: &quot;&quot;&quot;;['Country Names and Codes'.A95];&quot;&quot;&quot;,&quot;)" office:value-type="string" office:string-value="&quot;LBR&quot;: &quot;Liberia&quot;," calcext:value-type="string">
            <text:p>"LBR": "Liberia",</text:p>
          </table:table-cell>
          <table:table-cell table:formula="of:=CONCATENATE(&quot;&quot;&quot;&quot;;['Country Names and Codes'.A95];&quot;&quot;&quot;: &quot;&quot;&quot;;['Country Names and Codes'.B95];&quot;&quot;&quot;,&quot;)" office:value-type="string" office:string-value="&quot;Liberia&quot;: &quot;LBR&quot;," calcext:value-type="string">
            <text:p>"Liberia": "LBR",</text:p>
          </table:table-cell>
          <table:table-cell table:formula="of:=CONCATENATE(&quot;&quot;&quot;&quot;;['Country Names and Codes'.C95];&quot;&quot;&quot;: &quot;&quot;&quot;;['Country Names and Codes'.A95];&quot;&quot;&quot;,&quot;)" office:value-type="string" office:string-value="&quot;LR&quot;: &quot;Liberia&quot;," calcext:value-type="string">
            <text:p>"LR": "Liberia",</text:p>
          </table:table-cell>
          <table:table-cell table:formula="of:=CONCATENATE(&quot;&quot;&quot;&quot;;['Country Names and Codes'.A95];&quot;&quot;&quot;: &quot;&quot;&quot;;['Country Names and Codes'.C95];&quot;&quot;&quot;,&quot;)" office:value-type="string" office:string-value="&quot;Liberia&quot;: &quot;LR&quot;," calcext:value-type="string">
            <text:p>"Liberia": "LR",</text:p>
          </table:table-cell>
        </table:table-row>
        <table:table-row table:style-name="ro1">
          <table:table-cell table:formula="of:=CONCATENATE(&quot;'&quot;;['Country Names and Codes'.B96];&quot;': '&quot;;['Country Names and Codes'.C96];&quot;',&quot;)" office:value-type="string" office:string-value="'LBY': 'LY'," calcext:value-type="string">
            <text:p>'LBY': 'LY',</text:p>
          </table:table-cell>
          <table:table-cell table:formula="of:=CONCATENATE(&quot;&quot;&quot;&quot;;['Country Names and Codes'.C96];&quot;&quot;&quot;: &quot;&quot;&quot;;['Country Names and Codes'.B96];&quot;&quot;&quot;,&quot;)" office:value-type="string" office:string-value="&quot;LY&quot;: &quot;LBY&quot;," calcext:value-type="string">
            <text:p>"LY": "LBY",</text:p>
          </table:table-cell>
          <table:table-cell table:formula="of:=CONCATENATE(&quot;&quot;&quot;&quot;;['Country Names and Codes'.B96];&quot;&quot;&quot;: &quot;&quot;&quot;;['Country Names and Codes'.A96];&quot;&quot;&quot;,&quot;)" office:value-type="string" office:string-value="&quot;LBY&quot;: &quot;Libya&quot;," calcext:value-type="string">
            <text:p>"LBY": "Libya",</text:p>
          </table:table-cell>
          <table:table-cell table:formula="of:=CONCATENATE(&quot;&quot;&quot;&quot;;['Country Names and Codes'.A96];&quot;&quot;&quot;: &quot;&quot;&quot;;['Country Names and Codes'.B96];&quot;&quot;&quot;,&quot;)" office:value-type="string" office:string-value="&quot;Libya&quot;: &quot;LBY&quot;," calcext:value-type="string">
            <text:p>"Libya": "LBY",</text:p>
          </table:table-cell>
          <table:table-cell table:formula="of:=CONCATENATE(&quot;&quot;&quot;&quot;;['Country Names and Codes'.C96];&quot;&quot;&quot;: &quot;&quot;&quot;;['Country Names and Codes'.A96];&quot;&quot;&quot;,&quot;)" office:value-type="string" office:string-value="&quot;LY&quot;: &quot;Libya&quot;," calcext:value-type="string">
            <text:p>"LY": "Libya",</text:p>
          </table:table-cell>
          <table:table-cell table:formula="of:=CONCATENATE(&quot;&quot;&quot;&quot;;['Country Names and Codes'.A96];&quot;&quot;&quot;: &quot;&quot;&quot;;['Country Names and Codes'.C96];&quot;&quot;&quot;,&quot;)" office:value-type="string" office:string-value="&quot;Libya&quot;: &quot;LY&quot;," calcext:value-type="string">
            <text:p>"Libya": "LY",</text:p>
          </table:table-cell>
        </table:table-row>
        <table:table-row table:style-name="ro1">
          <table:table-cell table:formula="of:=CONCATENATE(&quot;'&quot;;['Country Names and Codes'.B97];&quot;': '&quot;;['Country Names and Codes'.C97];&quot;',&quot;)" office:value-type="string" office:string-value="'LKA': 'LK'," calcext:value-type="string">
            <text:p>'LKA': 'LK',</text:p>
          </table:table-cell>
          <table:table-cell table:formula="of:=CONCATENATE(&quot;&quot;&quot;&quot;;['Country Names and Codes'.C97];&quot;&quot;&quot;: &quot;&quot;&quot;;['Country Names and Codes'.B97];&quot;&quot;&quot;,&quot;)" office:value-type="string" office:string-value="&quot;LK&quot;: &quot;LKA&quot;," calcext:value-type="string">
            <text:p>"LK": "LKA",</text:p>
          </table:table-cell>
          <table:table-cell table:formula="of:=CONCATENATE(&quot;&quot;&quot;&quot;;['Country Names and Codes'.B97];&quot;&quot;&quot;: &quot;&quot;&quot;;['Country Names and Codes'.A97];&quot;&quot;&quot;,&quot;)" office:value-type="string" office:string-value="&quot;LKA&quot;: &quot;Sri Lanka&quot;," calcext:value-type="string">
            <text:p>"LKA": "Sri Lanka",</text:p>
          </table:table-cell>
          <table:table-cell table:formula="of:=CONCATENATE(&quot;&quot;&quot;&quot;;['Country Names and Codes'.A97];&quot;&quot;&quot;: &quot;&quot;&quot;;['Country Names and Codes'.B97];&quot;&quot;&quot;,&quot;)" office:value-type="string" office:string-value="&quot;Sri Lanka&quot;: &quot;LKA&quot;," calcext:value-type="string">
            <text:p>"Sri Lanka": "LKA",</text:p>
          </table:table-cell>
          <table:table-cell table:formula="of:=CONCATENATE(&quot;&quot;&quot;&quot;;['Country Names and Codes'.C97];&quot;&quot;&quot;: &quot;&quot;&quot;;['Country Names and Codes'.A97];&quot;&quot;&quot;,&quot;)" office:value-type="string" office:string-value="&quot;LK&quot;: &quot;Sri Lanka&quot;," calcext:value-type="string">
            <text:p>"LK": "Sri Lanka",</text:p>
          </table:table-cell>
          <table:table-cell table:formula="of:=CONCATENATE(&quot;&quot;&quot;&quot;;['Country Names and Codes'.A97];&quot;&quot;&quot;: &quot;&quot;&quot;;['Country Names and Codes'.C97];&quot;&quot;&quot;,&quot;)" office:value-type="string" office:string-value="&quot;Sri Lanka&quot;: &quot;LK&quot;," calcext:value-type="string">
            <text:p>"Sri Lanka": "LK",</text:p>
          </table:table-cell>
        </table:table-row>
        <table:table-row table:style-name="ro1">
          <table:table-cell table:formula="of:=CONCATENATE(&quot;'&quot;;['Country Names and Codes'.B98];&quot;': '&quot;;['Country Names and Codes'.C98];&quot;',&quot;)" office:value-type="string" office:string-value="'LSO': 'LS'," calcext:value-type="string">
            <text:p>'LSO': 'LS',</text:p>
          </table:table-cell>
          <table:table-cell table:formula="of:=CONCATENATE(&quot;&quot;&quot;&quot;;['Country Names and Codes'.C98];&quot;&quot;&quot;: &quot;&quot;&quot;;['Country Names and Codes'.B98];&quot;&quot;&quot;,&quot;)" office:value-type="string" office:string-value="&quot;LS&quot;: &quot;LSO&quot;," calcext:value-type="string">
            <text:p>"LS": "LSO",</text:p>
          </table:table-cell>
          <table:table-cell table:formula="of:=CONCATENATE(&quot;&quot;&quot;&quot;;['Country Names and Codes'.B98];&quot;&quot;&quot;: &quot;&quot;&quot;;['Country Names and Codes'.A98];&quot;&quot;&quot;,&quot;)" office:value-type="string" office:string-value="&quot;LSO&quot;: &quot;Lesotho&quot;," calcext:value-type="string">
            <text:p>"LSO": "Lesotho",</text:p>
          </table:table-cell>
          <table:table-cell table:formula="of:=CONCATENATE(&quot;&quot;&quot;&quot;;['Country Names and Codes'.A98];&quot;&quot;&quot;: &quot;&quot;&quot;;['Country Names and Codes'.B98];&quot;&quot;&quot;,&quot;)" office:value-type="string" office:string-value="&quot;Lesotho&quot;: &quot;LSO&quot;," calcext:value-type="string">
            <text:p>"Lesotho": "LSO",</text:p>
          </table:table-cell>
          <table:table-cell table:formula="of:=CONCATENATE(&quot;&quot;&quot;&quot;;['Country Names and Codes'.C98];&quot;&quot;&quot;: &quot;&quot;&quot;;['Country Names and Codes'.A98];&quot;&quot;&quot;,&quot;)" office:value-type="string" office:string-value="&quot;LS&quot;: &quot;Lesotho&quot;," calcext:value-type="string">
            <text:p>"LS": "Lesotho",</text:p>
          </table:table-cell>
          <table:table-cell table:formula="of:=CONCATENATE(&quot;&quot;&quot;&quot;;['Country Names and Codes'.A98];&quot;&quot;&quot;: &quot;&quot;&quot;;['Country Names and Codes'.C98];&quot;&quot;&quot;,&quot;)" office:value-type="string" office:string-value="&quot;Lesotho&quot;: &quot;LS&quot;," calcext:value-type="string">
            <text:p>"Lesotho": "LS",</text:p>
          </table:table-cell>
        </table:table-row>
        <table:table-row table:style-name="ro1">
          <table:table-cell table:formula="of:=CONCATENATE(&quot;'&quot;;['Country Names and Codes'.B99];&quot;': '&quot;;['Country Names and Codes'.C99];&quot;',&quot;)" office:value-type="string" office:string-value="'LTU': 'LT'," calcext:value-type="string">
            <text:p>'LTU': 'LT',</text:p>
          </table:table-cell>
          <table:table-cell table:formula="of:=CONCATENATE(&quot;&quot;&quot;&quot;;['Country Names and Codes'.C99];&quot;&quot;&quot;: &quot;&quot;&quot;;['Country Names and Codes'.B99];&quot;&quot;&quot;,&quot;)" office:value-type="string" office:string-value="&quot;LT&quot;: &quot;LTU&quot;," calcext:value-type="string">
            <text:p>"LT": "LTU",</text:p>
          </table:table-cell>
          <table:table-cell table:formula="of:=CONCATENATE(&quot;&quot;&quot;&quot;;['Country Names and Codes'.B99];&quot;&quot;&quot;: &quot;&quot;&quot;;['Country Names and Codes'.A99];&quot;&quot;&quot;,&quot;)" office:value-type="string" office:string-value="&quot;LTU&quot;: &quot;Lithuania&quot;," calcext:value-type="string">
            <text:p>"LTU": "Lithuania",</text:p>
          </table:table-cell>
          <table:table-cell table:formula="of:=CONCATENATE(&quot;&quot;&quot;&quot;;['Country Names and Codes'.A99];&quot;&quot;&quot;: &quot;&quot;&quot;;['Country Names and Codes'.B99];&quot;&quot;&quot;,&quot;)" office:value-type="string" office:string-value="&quot;Lithuania&quot;: &quot;LTU&quot;," calcext:value-type="string">
            <text:p>"Lithuania": "LTU",</text:p>
          </table:table-cell>
          <table:table-cell table:formula="of:=CONCATENATE(&quot;&quot;&quot;&quot;;['Country Names and Codes'.C99];&quot;&quot;&quot;: &quot;&quot;&quot;;['Country Names and Codes'.A99];&quot;&quot;&quot;,&quot;)" office:value-type="string" office:string-value="&quot;LT&quot;: &quot;Lithuania&quot;," calcext:value-type="string">
            <text:p>"LT": "Lithuania",</text:p>
          </table:table-cell>
          <table:table-cell table:formula="of:=CONCATENATE(&quot;&quot;&quot;&quot;;['Country Names and Codes'.A99];&quot;&quot;&quot;: &quot;&quot;&quot;;['Country Names and Codes'.C99];&quot;&quot;&quot;,&quot;)" office:value-type="string" office:string-value="&quot;Lithuania&quot;: &quot;LT&quot;," calcext:value-type="string">
            <text:p>"Lithuania": "LT",</text:p>
          </table:table-cell>
        </table:table-row>
        <table:table-row table:style-name="ro1">
          <table:table-cell table:formula="of:=CONCATENATE(&quot;'&quot;;['Country Names and Codes'.B100];&quot;': '&quot;;['Country Names and Codes'.C100];&quot;',&quot;)" office:value-type="string" office:string-value="'LUX': 'LU'," calcext:value-type="string">
            <text:p>'LUX': 'LU',</text:p>
          </table:table-cell>
          <table:table-cell table:formula="of:=CONCATENATE(&quot;&quot;&quot;&quot;;['Country Names and Codes'.C100];&quot;&quot;&quot;: &quot;&quot;&quot;;['Country Names and Codes'.B100];&quot;&quot;&quot;,&quot;)" office:value-type="string" office:string-value="&quot;LU&quot;: &quot;LUX&quot;," calcext:value-type="string">
            <text:p>"LU": "LUX",</text:p>
          </table:table-cell>
          <table:table-cell table:formula="of:=CONCATENATE(&quot;&quot;&quot;&quot;;['Country Names and Codes'.B100];&quot;&quot;&quot;: &quot;&quot;&quot;;['Country Names and Codes'.A100];&quot;&quot;&quot;,&quot;)" office:value-type="string" office:string-value="&quot;LUX&quot;: &quot;Luxembourg&quot;," calcext:value-type="string">
            <text:p>"LUX": "Luxembourg",</text:p>
          </table:table-cell>
          <table:table-cell table:formula="of:=CONCATENATE(&quot;&quot;&quot;&quot;;['Country Names and Codes'.A100];&quot;&quot;&quot;: &quot;&quot;&quot;;['Country Names and Codes'.B100];&quot;&quot;&quot;,&quot;)" office:value-type="string" office:string-value="&quot;Luxembourg&quot;: &quot;LUX&quot;," calcext:value-type="string">
            <text:p>"Luxembourg": "LUX",</text:p>
          </table:table-cell>
          <table:table-cell table:formula="of:=CONCATENATE(&quot;&quot;&quot;&quot;;['Country Names and Codes'.C100];&quot;&quot;&quot;: &quot;&quot;&quot;;['Country Names and Codes'.A100];&quot;&quot;&quot;,&quot;)" office:value-type="string" office:string-value="&quot;LU&quot;: &quot;Luxembourg&quot;," calcext:value-type="string">
            <text:p>"LU": "Luxembourg",</text:p>
          </table:table-cell>
          <table:table-cell table:formula="of:=CONCATENATE(&quot;&quot;&quot;&quot;;['Country Names and Codes'.A100];&quot;&quot;&quot;: &quot;&quot;&quot;;['Country Names and Codes'.C100];&quot;&quot;&quot;,&quot;)" office:value-type="string" office:string-value="&quot;Luxembourg&quot;: &quot;LU&quot;," calcext:value-type="string">
            <text:p>"Luxembourg": "LU",</text:p>
          </table:table-cell>
        </table:table-row>
        <table:table-row table:style-name="ro1">
          <table:table-cell table:formula="of:=CONCATENATE(&quot;'&quot;;['Country Names and Codes'.B101];&quot;': '&quot;;['Country Names and Codes'.C101];&quot;',&quot;)" office:value-type="string" office:string-value="'LVA': 'LV'," calcext:value-type="string">
            <text:p>'LVA': 'LV',</text:p>
          </table:table-cell>
          <table:table-cell table:formula="of:=CONCATENATE(&quot;&quot;&quot;&quot;;['Country Names and Codes'.C101];&quot;&quot;&quot;: &quot;&quot;&quot;;['Country Names and Codes'.B101];&quot;&quot;&quot;,&quot;)" office:value-type="string" office:string-value="&quot;LV&quot;: &quot;LVA&quot;," calcext:value-type="string">
            <text:p>"LV": "LVA",</text:p>
          </table:table-cell>
          <table:table-cell table:formula="of:=CONCATENATE(&quot;&quot;&quot;&quot;;['Country Names and Codes'.B101];&quot;&quot;&quot;: &quot;&quot;&quot;;['Country Names and Codes'.A101];&quot;&quot;&quot;,&quot;)" office:value-type="string" office:string-value="&quot;LVA&quot;: &quot;Latvia&quot;," calcext:value-type="string">
            <text:p>"LVA": "Latvia",</text:p>
          </table:table-cell>
          <table:table-cell table:formula="of:=CONCATENATE(&quot;&quot;&quot;&quot;;['Country Names and Codes'.A101];&quot;&quot;&quot;: &quot;&quot;&quot;;['Country Names and Codes'.B101];&quot;&quot;&quot;,&quot;)" office:value-type="string" office:string-value="&quot;Latvia&quot;: &quot;LVA&quot;," calcext:value-type="string">
            <text:p>"Latvia": "LVA",</text:p>
          </table:table-cell>
          <table:table-cell table:formula="of:=CONCATENATE(&quot;&quot;&quot;&quot;;['Country Names and Codes'.C101];&quot;&quot;&quot;: &quot;&quot;&quot;;['Country Names and Codes'.A101];&quot;&quot;&quot;,&quot;)" office:value-type="string" office:string-value="&quot;LV&quot;: &quot;Latvia&quot;," calcext:value-type="string">
            <text:p>"LV": "Latvia",</text:p>
          </table:table-cell>
          <table:table-cell table:formula="of:=CONCATENATE(&quot;&quot;&quot;&quot;;['Country Names and Codes'.A101];&quot;&quot;&quot;: &quot;&quot;&quot;;['Country Names and Codes'.C101];&quot;&quot;&quot;,&quot;)" office:value-type="string" office:string-value="&quot;Latvia&quot;: &quot;LV&quot;," calcext:value-type="string">
            <text:p>"Latvia": "LV",</text:p>
          </table:table-cell>
        </table:table-row>
        <table:table-row table:style-name="ro1">
          <table:table-cell table:formula="of:=CONCATENATE(&quot;'&quot;;['Country Names and Codes'.B102];&quot;': '&quot;;['Country Names and Codes'.C102];&quot;',&quot;)" office:value-type="string" office:string-value="'MAR': 'MA'," calcext:value-type="string">
            <text:p>'MAR': 'MA',</text:p>
          </table:table-cell>
          <table:table-cell table:formula="of:=CONCATENATE(&quot;&quot;&quot;&quot;;['Country Names and Codes'.C102];&quot;&quot;&quot;: &quot;&quot;&quot;;['Country Names and Codes'.B102];&quot;&quot;&quot;,&quot;)" office:value-type="string" office:string-value="&quot;MA&quot;: &quot;MAR&quot;," calcext:value-type="string">
            <text:p>"MA": "MAR",</text:p>
          </table:table-cell>
          <table:table-cell table:formula="of:=CONCATENATE(&quot;&quot;&quot;&quot;;['Country Names and Codes'.B102];&quot;&quot;&quot;: &quot;&quot;&quot;;['Country Names and Codes'.A102];&quot;&quot;&quot;,&quot;)" office:value-type="string" office:string-value="&quot;MAR&quot;: &quot;Morocco&quot;," calcext:value-type="string">
            <text:p>"MAR": "Morocco",</text:p>
          </table:table-cell>
          <table:table-cell table:formula="of:=CONCATENATE(&quot;&quot;&quot;&quot;;['Country Names and Codes'.A102];&quot;&quot;&quot;: &quot;&quot;&quot;;['Country Names and Codes'.B102];&quot;&quot;&quot;,&quot;)" office:value-type="string" office:string-value="&quot;Morocco&quot;: &quot;MAR&quot;," calcext:value-type="string">
            <text:p>"Morocco": "MAR",</text:p>
          </table:table-cell>
          <table:table-cell table:formula="of:=CONCATENATE(&quot;&quot;&quot;&quot;;['Country Names and Codes'.C102];&quot;&quot;&quot;: &quot;&quot;&quot;;['Country Names and Codes'.A102];&quot;&quot;&quot;,&quot;)" office:value-type="string" office:string-value="&quot;MA&quot;: &quot;Morocco&quot;," calcext:value-type="string">
            <text:p>"MA": "Morocco",</text:p>
          </table:table-cell>
          <table:table-cell table:formula="of:=CONCATENATE(&quot;&quot;&quot;&quot;;['Country Names and Codes'.A102];&quot;&quot;&quot;: &quot;&quot;&quot;;['Country Names and Codes'.C102];&quot;&quot;&quot;,&quot;)" office:value-type="string" office:string-value="&quot;Morocco&quot;: &quot;MA&quot;," calcext:value-type="string">
            <text:p>"Morocco": "MA",</text:p>
          </table:table-cell>
        </table:table-row>
        <table:table-row table:style-name="ro1">
          <table:table-cell table:formula="of:=CONCATENATE(&quot;'&quot;;['Country Names and Codes'.B103];&quot;': '&quot;;['Country Names and Codes'.C103];&quot;',&quot;)" office:value-type="string" office:string-value="'MDA': 'MD'," calcext:value-type="string">
            <text:p>'MDA': 'MD',</text:p>
          </table:table-cell>
          <table:table-cell table:formula="of:=CONCATENATE(&quot;&quot;&quot;&quot;;['Country Names and Codes'.C103];&quot;&quot;&quot;: &quot;&quot;&quot;;['Country Names and Codes'.B103];&quot;&quot;&quot;,&quot;)" office:value-type="string" office:string-value="&quot;MD&quot;: &quot;MDA&quot;," calcext:value-type="string">
            <text:p>"MD": "MDA",</text:p>
          </table:table-cell>
          <table:table-cell table:formula="of:=CONCATENATE(&quot;&quot;&quot;&quot;;['Country Names and Codes'.B103];&quot;&quot;&quot;: &quot;&quot;&quot;;['Country Names and Codes'.A103];&quot;&quot;&quot;,&quot;)" office:value-type="string" office:string-value="&quot;MDA&quot;: &quot;Moldova&quot;," calcext:value-type="string">
            <text:p>"MDA": "Moldova",</text:p>
          </table:table-cell>
          <table:table-cell table:formula="of:=CONCATENATE(&quot;&quot;&quot;&quot;;['Country Names and Codes'.A103];&quot;&quot;&quot;: &quot;&quot;&quot;;['Country Names and Codes'.B103];&quot;&quot;&quot;,&quot;)" office:value-type="string" office:string-value="&quot;Moldova&quot;: &quot;MDA&quot;," calcext:value-type="string">
            <text:p>"Moldova": "MDA",</text:p>
          </table:table-cell>
          <table:table-cell table:formula="of:=CONCATENATE(&quot;&quot;&quot;&quot;;['Country Names and Codes'.C103];&quot;&quot;&quot;: &quot;&quot;&quot;;['Country Names and Codes'.A103];&quot;&quot;&quot;,&quot;)" office:value-type="string" office:string-value="&quot;MD&quot;: &quot;Moldova&quot;," calcext:value-type="string">
            <text:p>"MD": "Moldova",</text:p>
          </table:table-cell>
          <table:table-cell table:formula="of:=CONCATENATE(&quot;&quot;&quot;&quot;;['Country Names and Codes'.A103];&quot;&quot;&quot;: &quot;&quot;&quot;;['Country Names and Codes'.C103];&quot;&quot;&quot;,&quot;)" office:value-type="string" office:string-value="&quot;Moldova&quot;: &quot;MD&quot;," calcext:value-type="string">
            <text:p>"Moldova": "MD",</text:p>
          </table:table-cell>
        </table:table-row>
        <table:table-row table:style-name="ro1">
          <table:table-cell table:formula="of:=CONCATENATE(&quot;'&quot;;['Country Names and Codes'.B104];&quot;': '&quot;;['Country Names and Codes'.C104];&quot;',&quot;)" office:value-type="string" office:string-value="'MDG': 'MG'," calcext:value-type="string">
            <text:p>'MDG': 'MG',</text:p>
          </table:table-cell>
          <table:table-cell table:formula="of:=CONCATENATE(&quot;&quot;&quot;&quot;;['Country Names and Codes'.C104];&quot;&quot;&quot;: &quot;&quot;&quot;;['Country Names and Codes'.B104];&quot;&quot;&quot;,&quot;)" office:value-type="string" office:string-value="&quot;MG&quot;: &quot;MDG&quot;," calcext:value-type="string">
            <text:p>"MG": "MDG",</text:p>
          </table:table-cell>
          <table:table-cell table:formula="of:=CONCATENATE(&quot;&quot;&quot;&quot;;['Country Names and Codes'.B104];&quot;&quot;&quot;: &quot;&quot;&quot;;['Country Names and Codes'.A104];&quot;&quot;&quot;,&quot;)" office:value-type="string" office:string-value="&quot;MDG&quot;: &quot;Madagascar&quot;," calcext:value-type="string">
            <text:p>"MDG": "Madagascar",</text:p>
          </table:table-cell>
          <table:table-cell table:formula="of:=CONCATENATE(&quot;&quot;&quot;&quot;;['Country Names and Codes'.A104];&quot;&quot;&quot;: &quot;&quot;&quot;;['Country Names and Codes'.B104];&quot;&quot;&quot;,&quot;)" office:value-type="string" office:string-value="&quot;Madagascar&quot;: &quot;MDG&quot;," calcext:value-type="string">
            <text:p>"Madagascar": "MDG",</text:p>
          </table:table-cell>
          <table:table-cell table:formula="of:=CONCATENATE(&quot;&quot;&quot;&quot;;['Country Names and Codes'.C104];&quot;&quot;&quot;: &quot;&quot;&quot;;['Country Names and Codes'.A104];&quot;&quot;&quot;,&quot;)" office:value-type="string" office:string-value="&quot;MG&quot;: &quot;Madagascar&quot;," calcext:value-type="string">
            <text:p>"MG": "Madagascar",</text:p>
          </table:table-cell>
          <table:table-cell table:formula="of:=CONCATENATE(&quot;&quot;&quot;&quot;;['Country Names and Codes'.A104];&quot;&quot;&quot;: &quot;&quot;&quot;;['Country Names and Codes'.C104];&quot;&quot;&quot;,&quot;)" office:value-type="string" office:string-value="&quot;Madagascar&quot;: &quot;MG&quot;," calcext:value-type="string">
            <text:p>"Madagascar": "MG",</text:p>
          </table:table-cell>
        </table:table-row>
        <table:table-row table:style-name="ro1">
          <table:table-cell table:formula="of:=CONCATENATE(&quot;'&quot;;['Country Names and Codes'.B105];&quot;': '&quot;;['Country Names and Codes'.C105];&quot;',&quot;)" office:value-type="string" office:string-value="'MEX': 'MX'," calcext:value-type="string">
            <text:p>'MEX': 'MX',</text:p>
          </table:table-cell>
          <table:table-cell table:formula="of:=CONCATENATE(&quot;&quot;&quot;&quot;;['Country Names and Codes'.C105];&quot;&quot;&quot;: &quot;&quot;&quot;;['Country Names and Codes'.B105];&quot;&quot;&quot;,&quot;)" office:value-type="string" office:string-value="&quot;MX&quot;: &quot;MEX&quot;," calcext:value-type="string">
            <text:p>"MX": "MEX",</text:p>
          </table:table-cell>
          <table:table-cell table:formula="of:=CONCATENATE(&quot;&quot;&quot;&quot;;['Country Names and Codes'.B105];&quot;&quot;&quot;: &quot;&quot;&quot;;['Country Names and Codes'.A105];&quot;&quot;&quot;,&quot;)" office:value-type="string" office:string-value="&quot;MEX&quot;: &quot;Mexico&quot;," calcext:value-type="string">
            <text:p>"MEX": "Mexico",</text:p>
          </table:table-cell>
          <table:table-cell table:formula="of:=CONCATENATE(&quot;&quot;&quot;&quot;;['Country Names and Codes'.A105];&quot;&quot;&quot;: &quot;&quot;&quot;;['Country Names and Codes'.B105];&quot;&quot;&quot;,&quot;)" office:value-type="string" office:string-value="&quot;Mexico&quot;: &quot;MEX&quot;," calcext:value-type="string">
            <text:p>"Mexico": "MEX",</text:p>
          </table:table-cell>
          <table:table-cell table:formula="of:=CONCATENATE(&quot;&quot;&quot;&quot;;['Country Names and Codes'.C105];&quot;&quot;&quot;: &quot;&quot;&quot;;['Country Names and Codes'.A105];&quot;&quot;&quot;,&quot;)" office:value-type="string" office:string-value="&quot;MX&quot;: &quot;Mexico&quot;," calcext:value-type="string">
            <text:p>"MX": "Mexico",</text:p>
          </table:table-cell>
          <table:table-cell table:formula="of:=CONCATENATE(&quot;&quot;&quot;&quot;;['Country Names and Codes'.A105];&quot;&quot;&quot;: &quot;&quot;&quot;;['Country Names and Codes'.C105];&quot;&quot;&quot;,&quot;)" office:value-type="string" office:string-value="&quot;Mexico&quot;: &quot;MX&quot;," calcext:value-type="string">
            <text:p>"Mexico": "MX",</text:p>
          </table:table-cell>
        </table:table-row>
        <table:table-row table:style-name="ro1">
          <table:table-cell table:formula="of:=CONCATENATE(&quot;'&quot;;['Country Names and Codes'.B106];&quot;': '&quot;;['Country Names and Codes'.C106];&quot;',&quot;)" office:value-type="string" office:string-value="'MKD': 'MK'," calcext:value-type="string">
            <text:p>'MKD': 'MK',</text:p>
          </table:table-cell>
          <table:table-cell table:formula="of:=CONCATENATE(&quot;&quot;&quot;&quot;;['Country Names and Codes'.C106];&quot;&quot;&quot;: &quot;&quot;&quot;;['Country Names and Codes'.B106];&quot;&quot;&quot;,&quot;)" office:value-type="string" office:string-value="&quot;MK&quot;: &quot;MKD&quot;," calcext:value-type="string">
            <text:p>"MK": "MKD",</text:p>
          </table:table-cell>
          <table:table-cell table:formula="of:=CONCATENATE(&quot;&quot;&quot;&quot;;['Country Names and Codes'.B106];&quot;&quot;&quot;: &quot;&quot;&quot;;['Country Names and Codes'.A106];&quot;&quot;&quot;,&quot;)" office:value-type="string" office:string-value="&quot;MKD&quot;: &quot;Macedonia&quot;," calcext:value-type="string">
            <text:p>"MKD": "Macedonia",</text:p>
          </table:table-cell>
          <table:table-cell table:formula="of:=CONCATENATE(&quot;&quot;&quot;&quot;;['Country Names and Codes'.A106];&quot;&quot;&quot;: &quot;&quot;&quot;;['Country Names and Codes'.B106];&quot;&quot;&quot;,&quot;)" office:value-type="string" office:string-value="&quot;Macedonia&quot;: &quot;MKD&quot;," calcext:value-type="string">
            <text:p>"Macedonia": "MKD",</text:p>
          </table:table-cell>
          <table:table-cell table:formula="of:=CONCATENATE(&quot;&quot;&quot;&quot;;['Country Names and Codes'.C106];&quot;&quot;&quot;: &quot;&quot;&quot;;['Country Names and Codes'.A106];&quot;&quot;&quot;,&quot;)" office:value-type="string" office:string-value="&quot;MK&quot;: &quot;Macedonia&quot;," calcext:value-type="string">
            <text:p>"MK": "Macedonia",</text:p>
          </table:table-cell>
          <table:table-cell table:formula="of:=CONCATENATE(&quot;&quot;&quot;&quot;;['Country Names and Codes'.A106];&quot;&quot;&quot;: &quot;&quot;&quot;;['Country Names and Codes'.C106];&quot;&quot;&quot;,&quot;)" office:value-type="string" office:string-value="&quot;Macedonia&quot;: &quot;MK&quot;," calcext:value-type="string">
            <text:p>"Macedonia": "MK",</text:p>
          </table:table-cell>
        </table:table-row>
        <table:table-row table:style-name="ro1">
          <table:table-cell table:formula="of:=CONCATENATE(&quot;'&quot;;['Country Names and Codes'.B107];&quot;': '&quot;;['Country Names and Codes'.C107];&quot;',&quot;)" office:value-type="string" office:string-value="'MLI': 'ML'," calcext:value-type="string">
            <text:p>'MLI': 'ML',</text:p>
          </table:table-cell>
          <table:table-cell table:formula="of:=CONCATENATE(&quot;&quot;&quot;&quot;;['Country Names and Codes'.C107];&quot;&quot;&quot;: &quot;&quot;&quot;;['Country Names and Codes'.B107];&quot;&quot;&quot;,&quot;)" office:value-type="string" office:string-value="&quot;ML&quot;: &quot;MLI&quot;," calcext:value-type="string">
            <text:p>"ML": "MLI",</text:p>
          </table:table-cell>
          <table:table-cell table:formula="of:=CONCATENATE(&quot;&quot;&quot;&quot;;['Country Names and Codes'.B107];&quot;&quot;&quot;: &quot;&quot;&quot;;['Country Names and Codes'.A107];&quot;&quot;&quot;,&quot;)" office:value-type="string" office:string-value="&quot;MLI&quot;: &quot;Mali&quot;," calcext:value-type="string">
            <text:p>"MLI": "Mali",</text:p>
          </table:table-cell>
          <table:table-cell table:formula="of:=CONCATENATE(&quot;&quot;&quot;&quot;;['Country Names and Codes'.A107];&quot;&quot;&quot;: &quot;&quot;&quot;;['Country Names and Codes'.B107];&quot;&quot;&quot;,&quot;)" office:value-type="string" office:string-value="&quot;Mali&quot;: &quot;MLI&quot;," calcext:value-type="string">
            <text:p>"Mali": "MLI",</text:p>
          </table:table-cell>
          <table:table-cell table:formula="of:=CONCATENATE(&quot;&quot;&quot;&quot;;['Country Names and Codes'.C107];&quot;&quot;&quot;: &quot;&quot;&quot;;['Country Names and Codes'.A107];&quot;&quot;&quot;,&quot;)" office:value-type="string" office:string-value="&quot;ML&quot;: &quot;Mali&quot;," calcext:value-type="string">
            <text:p>"ML": "Mali",</text:p>
          </table:table-cell>
          <table:table-cell table:formula="of:=CONCATENATE(&quot;&quot;&quot;&quot;;['Country Names and Codes'.A107];&quot;&quot;&quot;: &quot;&quot;&quot;;['Country Names and Codes'.C107];&quot;&quot;&quot;,&quot;)" office:value-type="string" office:string-value="&quot;Mali&quot;: &quot;ML&quot;," calcext:value-type="string">
            <text:p>"Mali": "ML",</text:p>
          </table:table-cell>
        </table:table-row>
        <table:table-row table:style-name="ro1">
          <table:table-cell table:formula="of:=CONCATENATE(&quot;'&quot;;['Country Names and Codes'.B108];&quot;': '&quot;;['Country Names and Codes'.C108];&quot;',&quot;)" office:value-type="string" office:string-value="'MMR': 'MM'," calcext:value-type="string">
            <text:p>'MMR': 'MM',</text:p>
          </table:table-cell>
          <table:table-cell table:formula="of:=CONCATENATE(&quot;&quot;&quot;&quot;;['Country Names and Codes'.C108];&quot;&quot;&quot;: &quot;&quot;&quot;;['Country Names and Codes'.B108];&quot;&quot;&quot;,&quot;)" office:value-type="string" office:string-value="&quot;MM&quot;: &quot;MMR&quot;," calcext:value-type="string">
            <text:p>"MM": "MMR",</text:p>
          </table:table-cell>
          <table:table-cell table:formula="of:=CONCATENATE(&quot;&quot;&quot;&quot;;['Country Names and Codes'.B108];&quot;&quot;&quot;: &quot;&quot;&quot;;['Country Names and Codes'.A108];&quot;&quot;&quot;,&quot;)" office:value-type="string" office:string-value="&quot;MMR&quot;: &quot;Myanmar&quot;," calcext:value-type="string">
            <text:p>"MMR": "Myanmar",</text:p>
          </table:table-cell>
          <table:table-cell table:formula="of:=CONCATENATE(&quot;&quot;&quot;&quot;;['Country Names and Codes'.A108];&quot;&quot;&quot;: &quot;&quot;&quot;;['Country Names and Codes'.B108];&quot;&quot;&quot;,&quot;)" office:value-type="string" office:string-value="&quot;Myanmar&quot;: &quot;MMR&quot;," calcext:value-type="string">
            <text:p>"Myanmar": "MMR",</text:p>
          </table:table-cell>
          <table:table-cell table:formula="of:=CONCATENATE(&quot;&quot;&quot;&quot;;['Country Names and Codes'.C108];&quot;&quot;&quot;: &quot;&quot;&quot;;['Country Names and Codes'.A108];&quot;&quot;&quot;,&quot;)" office:value-type="string" office:string-value="&quot;MM&quot;: &quot;Myanmar&quot;," calcext:value-type="string">
            <text:p>"MM": "Myanmar",</text:p>
          </table:table-cell>
          <table:table-cell table:formula="of:=CONCATENATE(&quot;&quot;&quot;&quot;;['Country Names and Codes'.A108];&quot;&quot;&quot;: &quot;&quot;&quot;;['Country Names and Codes'.C108];&quot;&quot;&quot;,&quot;)" office:value-type="string" office:string-value="&quot;Myanmar&quot;: &quot;MM&quot;," calcext:value-type="string">
            <text:p>"Myanmar": "MM",</text:p>
          </table:table-cell>
        </table:table-row>
        <table:table-row table:style-name="ro1">
          <table:table-cell table:formula="of:=CONCATENATE(&quot;'&quot;;['Country Names and Codes'.B109];&quot;': '&quot;;['Country Names and Codes'.C109];&quot;',&quot;)" office:value-type="string" office:string-value="'MNE': 'ME'," calcext:value-type="string">
            <text:p>'MNE': 'ME',</text:p>
          </table:table-cell>
          <table:table-cell table:formula="of:=CONCATENATE(&quot;&quot;&quot;&quot;;['Country Names and Codes'.C109];&quot;&quot;&quot;: &quot;&quot;&quot;;['Country Names and Codes'.B109];&quot;&quot;&quot;,&quot;)" office:value-type="string" office:string-value="&quot;ME&quot;: &quot;MNE&quot;," calcext:value-type="string">
            <text:p>"ME": "MNE",</text:p>
          </table:table-cell>
          <table:table-cell table:formula="of:=CONCATENATE(&quot;&quot;&quot;&quot;;['Country Names and Codes'.B109];&quot;&quot;&quot;: &quot;&quot;&quot;;['Country Names and Codes'.A109];&quot;&quot;&quot;,&quot;)" office:value-type="string" office:string-value="&quot;MNE&quot;: &quot;Montenegro&quot;," calcext:value-type="string">
            <text:p>"MNE": "Montenegro",</text:p>
          </table:table-cell>
          <table:table-cell table:formula="of:=CONCATENATE(&quot;&quot;&quot;&quot;;['Country Names and Codes'.A109];&quot;&quot;&quot;: &quot;&quot;&quot;;['Country Names and Codes'.B109];&quot;&quot;&quot;,&quot;)" office:value-type="string" office:string-value="&quot;Montenegro&quot;: &quot;MNE&quot;," calcext:value-type="string">
            <text:p>"Montenegro": "MNE",</text:p>
          </table:table-cell>
          <table:table-cell table:formula="of:=CONCATENATE(&quot;&quot;&quot;&quot;;['Country Names and Codes'.C109];&quot;&quot;&quot;: &quot;&quot;&quot;;['Country Names and Codes'.A109];&quot;&quot;&quot;,&quot;)" office:value-type="string" office:string-value="&quot;ME&quot;: &quot;Montenegro&quot;," calcext:value-type="string">
            <text:p>"ME": "Montenegro",</text:p>
          </table:table-cell>
          <table:table-cell table:formula="of:=CONCATENATE(&quot;&quot;&quot;&quot;;['Country Names and Codes'.A109];&quot;&quot;&quot;: &quot;&quot;&quot;;['Country Names and Codes'.C109];&quot;&quot;&quot;,&quot;)" office:value-type="string" office:string-value="&quot;Montenegro&quot;: &quot;ME&quot;," calcext:value-type="string">
            <text:p>"Montenegro": "ME",</text:p>
          </table:table-cell>
        </table:table-row>
        <table:table-row table:style-name="ro1">
          <table:table-cell table:formula="of:=CONCATENATE(&quot;'&quot;;['Country Names and Codes'.B110];&quot;': '&quot;;['Country Names and Codes'.C110];&quot;',&quot;)" office:value-type="string" office:string-value="'MNG': 'MN'," calcext:value-type="string">
            <text:p>'MNG': 'MN',</text:p>
          </table:table-cell>
          <table:table-cell table:formula="of:=CONCATENATE(&quot;&quot;&quot;&quot;;['Country Names and Codes'.C110];&quot;&quot;&quot;: &quot;&quot;&quot;;['Country Names and Codes'.B110];&quot;&quot;&quot;,&quot;)" office:value-type="string" office:string-value="&quot;MN&quot;: &quot;MNG&quot;," calcext:value-type="string">
            <text:p>"MN": "MNG",</text:p>
          </table:table-cell>
          <table:table-cell table:formula="of:=CONCATENATE(&quot;&quot;&quot;&quot;;['Country Names and Codes'.B110];&quot;&quot;&quot;: &quot;&quot;&quot;;['Country Names and Codes'.A110];&quot;&quot;&quot;,&quot;)" office:value-type="string" office:string-value="&quot;MNG&quot;: &quot;Mongolia&quot;," calcext:value-type="string">
            <text:p>"MNG": "Mongolia",</text:p>
          </table:table-cell>
          <table:table-cell table:formula="of:=CONCATENATE(&quot;&quot;&quot;&quot;;['Country Names and Codes'.A110];&quot;&quot;&quot;: &quot;&quot;&quot;;['Country Names and Codes'.B110];&quot;&quot;&quot;,&quot;)" office:value-type="string" office:string-value="&quot;Mongolia&quot;: &quot;MNG&quot;," calcext:value-type="string">
            <text:p>"Mongolia": "MNG",</text:p>
          </table:table-cell>
          <table:table-cell table:formula="of:=CONCATENATE(&quot;&quot;&quot;&quot;;['Country Names and Codes'.C110];&quot;&quot;&quot;: &quot;&quot;&quot;;['Country Names and Codes'.A110];&quot;&quot;&quot;,&quot;)" office:value-type="string" office:string-value="&quot;MN&quot;: &quot;Mongolia&quot;," calcext:value-type="string">
            <text:p>"MN": "Mongolia",</text:p>
          </table:table-cell>
          <table:table-cell table:formula="of:=CONCATENATE(&quot;&quot;&quot;&quot;;['Country Names and Codes'.A110];&quot;&quot;&quot;: &quot;&quot;&quot;;['Country Names and Codes'.C110];&quot;&quot;&quot;,&quot;)" office:value-type="string" office:string-value="&quot;Mongolia&quot;: &quot;MN&quot;," calcext:value-type="string">
            <text:p>"Mongolia": "MN",</text:p>
          </table:table-cell>
        </table:table-row>
        <table:table-row table:style-name="ro1">
          <table:table-cell table:formula="of:=CONCATENATE(&quot;'&quot;;['Country Names and Codes'.B111];&quot;': '&quot;;['Country Names and Codes'.C111];&quot;',&quot;)" office:value-type="string" office:string-value="'MOZ': 'MZ'," calcext:value-type="string">
            <text:p>'MOZ': 'MZ',</text:p>
          </table:table-cell>
          <table:table-cell table:formula="of:=CONCATENATE(&quot;&quot;&quot;&quot;;['Country Names and Codes'.C111];&quot;&quot;&quot;: &quot;&quot;&quot;;['Country Names and Codes'.B111];&quot;&quot;&quot;,&quot;)" office:value-type="string" office:string-value="&quot;MZ&quot;: &quot;MOZ&quot;," calcext:value-type="string">
            <text:p>"MZ": "MOZ",</text:p>
          </table:table-cell>
          <table:table-cell table:formula="of:=CONCATENATE(&quot;&quot;&quot;&quot;;['Country Names and Codes'.B111];&quot;&quot;&quot;: &quot;&quot;&quot;;['Country Names and Codes'.A111];&quot;&quot;&quot;,&quot;)" office:value-type="string" office:string-value="&quot;MOZ&quot;: &quot;Mozambique&quot;," calcext:value-type="string">
            <text:p>"MOZ": "Mozambique",</text:p>
          </table:table-cell>
          <table:table-cell table:formula="of:=CONCATENATE(&quot;&quot;&quot;&quot;;['Country Names and Codes'.A111];&quot;&quot;&quot;: &quot;&quot;&quot;;['Country Names and Codes'.B111];&quot;&quot;&quot;,&quot;)" office:value-type="string" office:string-value="&quot;Mozambique&quot;: &quot;MOZ&quot;," calcext:value-type="string">
            <text:p>"Mozambique": "MOZ",</text:p>
          </table:table-cell>
          <table:table-cell table:formula="of:=CONCATENATE(&quot;&quot;&quot;&quot;;['Country Names and Codes'.C111];&quot;&quot;&quot;: &quot;&quot;&quot;;['Country Names and Codes'.A111];&quot;&quot;&quot;,&quot;)" office:value-type="string" office:string-value="&quot;MZ&quot;: &quot;Mozambique&quot;," calcext:value-type="string">
            <text:p>"MZ": "Mozambique",</text:p>
          </table:table-cell>
          <table:table-cell table:formula="of:=CONCATENATE(&quot;&quot;&quot;&quot;;['Country Names and Codes'.A111];&quot;&quot;&quot;: &quot;&quot;&quot;;['Country Names and Codes'.C111];&quot;&quot;&quot;,&quot;)" office:value-type="string" office:string-value="&quot;Mozambique&quot;: &quot;MZ&quot;," calcext:value-type="string">
            <text:p>"Mozambique": "MZ",</text:p>
          </table:table-cell>
        </table:table-row>
        <table:table-row table:style-name="ro1">
          <table:table-cell table:formula="of:=CONCATENATE(&quot;'&quot;;['Country Names and Codes'.B112];&quot;': '&quot;;['Country Names and Codes'.C112];&quot;',&quot;)" office:value-type="string" office:string-value="'MRT': 'MR'," calcext:value-type="string">
            <text:p>'MRT': 'MR',</text:p>
          </table:table-cell>
          <table:table-cell table:formula="of:=CONCATENATE(&quot;&quot;&quot;&quot;;['Country Names and Codes'.C112];&quot;&quot;&quot;: &quot;&quot;&quot;;['Country Names and Codes'.B112];&quot;&quot;&quot;,&quot;)" office:value-type="string" office:string-value="&quot;MR&quot;: &quot;MRT&quot;," calcext:value-type="string">
            <text:p>"MR": "MRT",</text:p>
          </table:table-cell>
          <table:table-cell table:formula="of:=CONCATENATE(&quot;&quot;&quot;&quot;;['Country Names and Codes'.B112];&quot;&quot;&quot;: &quot;&quot;&quot;;['Country Names and Codes'.A112];&quot;&quot;&quot;,&quot;)" office:value-type="string" office:string-value="&quot;MRT&quot;: &quot;Mauritania&quot;," calcext:value-type="string">
            <text:p>"MRT": "Mauritania",</text:p>
          </table:table-cell>
          <table:table-cell table:formula="of:=CONCATENATE(&quot;&quot;&quot;&quot;;['Country Names and Codes'.A112];&quot;&quot;&quot;: &quot;&quot;&quot;;['Country Names and Codes'.B112];&quot;&quot;&quot;,&quot;)" office:value-type="string" office:string-value="&quot;Mauritania&quot;: &quot;MRT&quot;," calcext:value-type="string">
            <text:p>"Mauritania": "MRT",</text:p>
          </table:table-cell>
          <table:table-cell table:formula="of:=CONCATENATE(&quot;&quot;&quot;&quot;;['Country Names and Codes'.C112];&quot;&quot;&quot;: &quot;&quot;&quot;;['Country Names and Codes'.A112];&quot;&quot;&quot;,&quot;)" office:value-type="string" office:string-value="&quot;MR&quot;: &quot;Mauritania&quot;," calcext:value-type="string">
            <text:p>"MR": "Mauritania",</text:p>
          </table:table-cell>
          <table:table-cell table:formula="of:=CONCATENATE(&quot;&quot;&quot;&quot;;['Country Names and Codes'.A112];&quot;&quot;&quot;: &quot;&quot;&quot;;['Country Names and Codes'.C112];&quot;&quot;&quot;,&quot;)" office:value-type="string" office:string-value="&quot;Mauritania&quot;: &quot;MR&quot;," calcext:value-type="string">
            <text:p>"Mauritania": "MR",</text:p>
          </table:table-cell>
        </table:table-row>
        <table:table-row table:style-name="ro1">
          <table:table-cell table:formula="of:=CONCATENATE(&quot;'&quot;;['Country Names and Codes'.B113];&quot;': '&quot;;['Country Names and Codes'.C113];&quot;',&quot;)" office:value-type="string" office:string-value="'MWI': 'MW'," calcext:value-type="string">
            <text:p>'MWI': 'MW',</text:p>
          </table:table-cell>
          <table:table-cell table:formula="of:=CONCATENATE(&quot;&quot;&quot;&quot;;['Country Names and Codes'.C113];&quot;&quot;&quot;: &quot;&quot;&quot;;['Country Names and Codes'.B113];&quot;&quot;&quot;,&quot;)" office:value-type="string" office:string-value="&quot;MW&quot;: &quot;MWI&quot;," calcext:value-type="string">
            <text:p>"MW": "MWI",</text:p>
          </table:table-cell>
          <table:table-cell table:formula="of:=CONCATENATE(&quot;&quot;&quot;&quot;;['Country Names and Codes'.B113];&quot;&quot;&quot;: &quot;&quot;&quot;;['Country Names and Codes'.A113];&quot;&quot;&quot;,&quot;)" office:value-type="string" office:string-value="&quot;MWI&quot;: &quot;Malawi&quot;," calcext:value-type="string">
            <text:p>"MWI": "Malawi",</text:p>
          </table:table-cell>
          <table:table-cell table:formula="of:=CONCATENATE(&quot;&quot;&quot;&quot;;['Country Names and Codes'.A113];&quot;&quot;&quot;: &quot;&quot;&quot;;['Country Names and Codes'.B113];&quot;&quot;&quot;,&quot;)" office:value-type="string" office:string-value="&quot;Malawi&quot;: &quot;MWI&quot;," calcext:value-type="string">
            <text:p>"Malawi": "MWI",</text:p>
          </table:table-cell>
          <table:table-cell table:formula="of:=CONCATENATE(&quot;&quot;&quot;&quot;;['Country Names and Codes'.C113];&quot;&quot;&quot;: &quot;&quot;&quot;;['Country Names and Codes'.A113];&quot;&quot;&quot;,&quot;)" office:value-type="string" office:string-value="&quot;MW&quot;: &quot;Malawi&quot;," calcext:value-type="string">
            <text:p>"MW": "Malawi",</text:p>
          </table:table-cell>
          <table:table-cell table:formula="of:=CONCATENATE(&quot;&quot;&quot;&quot;;['Country Names and Codes'.A113];&quot;&quot;&quot;: &quot;&quot;&quot;;['Country Names and Codes'.C113];&quot;&quot;&quot;,&quot;)" office:value-type="string" office:string-value="&quot;Malawi&quot;: &quot;MW&quot;," calcext:value-type="string">
            <text:p>"Malawi": "MW",</text:p>
          </table:table-cell>
        </table:table-row>
        <table:table-row table:style-name="ro1">
          <table:table-cell table:formula="of:=CONCATENATE(&quot;'&quot;;['Country Names and Codes'.B114];&quot;': '&quot;;['Country Names and Codes'.C114];&quot;',&quot;)" office:value-type="string" office:string-value="'MYS': 'MY'," calcext:value-type="string">
            <text:p>'MYS': 'MY',</text:p>
          </table:table-cell>
          <table:table-cell table:formula="of:=CONCATENATE(&quot;&quot;&quot;&quot;;['Country Names and Codes'.C114];&quot;&quot;&quot;: &quot;&quot;&quot;;['Country Names and Codes'.B114];&quot;&quot;&quot;,&quot;)" office:value-type="string" office:string-value="&quot;MY&quot;: &quot;MYS&quot;," calcext:value-type="string">
            <text:p>"MY": "MYS",</text:p>
          </table:table-cell>
          <table:table-cell table:formula="of:=CONCATENATE(&quot;&quot;&quot;&quot;;['Country Names and Codes'.B114];&quot;&quot;&quot;: &quot;&quot;&quot;;['Country Names and Codes'.A114];&quot;&quot;&quot;,&quot;)" office:value-type="string" office:string-value="&quot;MYS&quot;: &quot;Malaysia&quot;," calcext:value-type="string">
            <text:p>"MYS": "Malaysia",</text:p>
          </table:table-cell>
          <table:table-cell table:formula="of:=CONCATENATE(&quot;&quot;&quot;&quot;;['Country Names and Codes'.A114];&quot;&quot;&quot;: &quot;&quot;&quot;;['Country Names and Codes'.B114];&quot;&quot;&quot;,&quot;)" office:value-type="string" office:string-value="&quot;Malaysia&quot;: &quot;MYS&quot;," calcext:value-type="string">
            <text:p>"Malaysia": "MYS",</text:p>
          </table:table-cell>
          <table:table-cell table:formula="of:=CONCATENATE(&quot;&quot;&quot;&quot;;['Country Names and Codes'.C114];&quot;&quot;&quot;: &quot;&quot;&quot;;['Country Names and Codes'.A114];&quot;&quot;&quot;,&quot;)" office:value-type="string" office:string-value="&quot;MY&quot;: &quot;Malaysia&quot;," calcext:value-type="string">
            <text:p>"MY": "Malaysia",</text:p>
          </table:table-cell>
          <table:table-cell table:formula="of:=CONCATENATE(&quot;&quot;&quot;&quot;;['Country Names and Codes'.A114];&quot;&quot;&quot;: &quot;&quot;&quot;;['Country Names and Codes'.C114];&quot;&quot;&quot;,&quot;)" office:value-type="string" office:string-value="&quot;Malaysia&quot;: &quot;MY&quot;," calcext:value-type="string">
            <text:p>"Malaysia": "MY",</text:p>
          </table:table-cell>
        </table:table-row>
        <table:table-row table:style-name="ro1">
          <table:table-cell table:formula="of:=CONCATENATE(&quot;'&quot;;['Country Names and Codes'.B115];&quot;': '&quot;;['Country Names and Codes'.C115];&quot;',&quot;)" office:value-type="string" office:string-value="'NAM': 'NA'," calcext:value-type="string">
            <text:p>'NAM': 'NA',</text:p>
          </table:table-cell>
          <table:table-cell table:formula="of:=CONCATENATE(&quot;&quot;&quot;&quot;;['Country Names and Codes'.C115];&quot;&quot;&quot;: &quot;&quot;&quot;;['Country Names and Codes'.B115];&quot;&quot;&quot;,&quot;)" office:value-type="string" office:string-value="&quot;NA&quot;: &quot;NAM&quot;," calcext:value-type="string">
            <text:p>"NA": "NAM",</text:p>
          </table:table-cell>
          <table:table-cell table:formula="of:=CONCATENATE(&quot;&quot;&quot;&quot;;['Country Names and Codes'.B115];&quot;&quot;&quot;: &quot;&quot;&quot;;['Country Names and Codes'.A115];&quot;&quot;&quot;,&quot;)" office:value-type="string" office:string-value="&quot;NAM&quot;: &quot;Namibia&quot;," calcext:value-type="string">
            <text:p>"NAM": "Namibia",</text:p>
          </table:table-cell>
          <table:table-cell table:formula="of:=CONCATENATE(&quot;&quot;&quot;&quot;;['Country Names and Codes'.A115];&quot;&quot;&quot;: &quot;&quot;&quot;;['Country Names and Codes'.B115];&quot;&quot;&quot;,&quot;)" office:value-type="string" office:string-value="&quot;Namibia&quot;: &quot;NAM&quot;," calcext:value-type="string">
            <text:p>"Namibia": "NAM",</text:p>
          </table:table-cell>
          <table:table-cell table:formula="of:=CONCATENATE(&quot;&quot;&quot;&quot;;['Country Names and Codes'.C115];&quot;&quot;&quot;: &quot;&quot;&quot;;['Country Names and Codes'.A115];&quot;&quot;&quot;,&quot;)" office:value-type="string" office:string-value="&quot;NA&quot;: &quot;Namibia&quot;," calcext:value-type="string">
            <text:p>"NA": "Namibia",</text:p>
          </table:table-cell>
          <table:table-cell table:formula="of:=CONCATENATE(&quot;&quot;&quot;&quot;;['Country Names and Codes'.A115];&quot;&quot;&quot;: &quot;&quot;&quot;;['Country Names and Codes'.C115];&quot;&quot;&quot;,&quot;)" office:value-type="string" office:string-value="&quot;Namibia&quot;: &quot;NA&quot;," calcext:value-type="string">
            <text:p>"Namibia": "NA",</text:p>
          </table:table-cell>
        </table:table-row>
        <table:table-row table:style-name="ro1">
          <table:table-cell table:formula="of:=CONCATENATE(&quot;'&quot;;['Country Names and Codes'.B116];&quot;': '&quot;;['Country Names and Codes'.C116];&quot;',&quot;)" office:value-type="string" office:string-value="'NCL': 'NC'," calcext:value-type="string">
            <text:p>'NCL': 'NC',</text:p>
          </table:table-cell>
          <table:table-cell table:formula="of:=CONCATENATE(&quot;&quot;&quot;&quot;;['Country Names and Codes'.C116];&quot;&quot;&quot;: &quot;&quot;&quot;;['Country Names and Codes'.B116];&quot;&quot;&quot;,&quot;)" office:value-type="string" office:string-value="&quot;NC&quot;: &quot;NCL&quot;," calcext:value-type="string">
            <text:p>"NC": "NCL",</text:p>
          </table:table-cell>
          <table:table-cell table:formula="of:=CONCATENATE(&quot;&quot;&quot;&quot;;['Country Names and Codes'.B116];&quot;&quot;&quot;: &quot;&quot;&quot;;['Country Names and Codes'.A116];&quot;&quot;&quot;,&quot;)" office:value-type="string" office:string-value="&quot;NCL&quot;: &quot;New Caledonia&quot;," calcext:value-type="string">
            <text:p>"NCL": "New Caledonia",</text:p>
          </table:table-cell>
          <table:table-cell table:formula="of:=CONCATENATE(&quot;&quot;&quot;&quot;;['Country Names and Codes'.A116];&quot;&quot;&quot;: &quot;&quot;&quot;;['Country Names and Codes'.B116];&quot;&quot;&quot;,&quot;)" office:value-type="string" office:string-value="&quot;New Caledonia&quot;: &quot;NCL&quot;," calcext:value-type="string">
            <text:p>"New Caledonia": "NCL",</text:p>
          </table:table-cell>
          <table:table-cell table:formula="of:=CONCATENATE(&quot;&quot;&quot;&quot;;['Country Names and Codes'.C116];&quot;&quot;&quot;: &quot;&quot;&quot;;['Country Names and Codes'.A116];&quot;&quot;&quot;,&quot;)" office:value-type="string" office:string-value="&quot;NC&quot;: &quot;New Caledonia&quot;," calcext:value-type="string">
            <text:p>"NC": "New Caledonia",</text:p>
          </table:table-cell>
          <table:table-cell table:formula="of:=CONCATENATE(&quot;&quot;&quot;&quot;;['Country Names and Codes'.A116];&quot;&quot;&quot;: &quot;&quot;&quot;;['Country Names and Codes'.C116];&quot;&quot;&quot;,&quot;)" office:value-type="string" office:string-value="&quot;New Caledonia&quot;: &quot;NC&quot;," calcext:value-type="string">
            <text:p>"New Caledonia": "NC",</text:p>
          </table:table-cell>
        </table:table-row>
        <table:table-row table:style-name="ro1">
          <table:table-cell table:formula="of:=CONCATENATE(&quot;'&quot;;['Country Names and Codes'.B117];&quot;': '&quot;;['Country Names and Codes'.C117];&quot;',&quot;)" office:value-type="string" office:string-value="'NER': 'NE'," calcext:value-type="string">
            <text:p>'NER': 'NE',</text:p>
          </table:table-cell>
          <table:table-cell table:formula="of:=CONCATENATE(&quot;&quot;&quot;&quot;;['Country Names and Codes'.C117];&quot;&quot;&quot;: &quot;&quot;&quot;;['Country Names and Codes'.B117];&quot;&quot;&quot;,&quot;)" office:value-type="string" office:string-value="&quot;NE&quot;: &quot;NER&quot;," calcext:value-type="string">
            <text:p>"NE": "NER",</text:p>
          </table:table-cell>
          <table:table-cell table:formula="of:=CONCATENATE(&quot;&quot;&quot;&quot;;['Country Names and Codes'.B117];&quot;&quot;&quot;: &quot;&quot;&quot;;['Country Names and Codes'.A117];&quot;&quot;&quot;,&quot;)" office:value-type="string" office:string-value="&quot;NER&quot;: &quot;Niger&quot;," calcext:value-type="string">
            <text:p>"NER": "Niger",</text:p>
          </table:table-cell>
          <table:table-cell table:formula="of:=CONCATENATE(&quot;&quot;&quot;&quot;;['Country Names and Codes'.A117];&quot;&quot;&quot;: &quot;&quot;&quot;;['Country Names and Codes'.B117];&quot;&quot;&quot;,&quot;)" office:value-type="string" office:string-value="&quot;Niger&quot;: &quot;NER&quot;," calcext:value-type="string">
            <text:p>"Niger": "NER",</text:p>
          </table:table-cell>
          <table:table-cell table:formula="of:=CONCATENATE(&quot;&quot;&quot;&quot;;['Country Names and Codes'.C117];&quot;&quot;&quot;: &quot;&quot;&quot;;['Country Names and Codes'.A117];&quot;&quot;&quot;,&quot;)" office:value-type="string" office:string-value="&quot;NE&quot;: &quot;Niger&quot;," calcext:value-type="string">
            <text:p>"NE": "Niger",</text:p>
          </table:table-cell>
          <table:table-cell table:formula="of:=CONCATENATE(&quot;&quot;&quot;&quot;;['Country Names and Codes'.A117];&quot;&quot;&quot;: &quot;&quot;&quot;;['Country Names and Codes'.C117];&quot;&quot;&quot;,&quot;)" office:value-type="string" office:string-value="&quot;Niger&quot;: &quot;NE&quot;," calcext:value-type="string">
            <text:p>"Niger": "NE",</text:p>
          </table:table-cell>
        </table:table-row>
        <table:table-row table:style-name="ro1">
          <table:table-cell table:formula="of:=CONCATENATE(&quot;'&quot;;['Country Names and Codes'.B118];&quot;': '&quot;;['Country Names and Codes'.C118];&quot;',&quot;)" office:value-type="string" office:string-value="'NGA': 'NG'," calcext:value-type="string">
            <text:p>'NGA': 'NG',</text:p>
          </table:table-cell>
          <table:table-cell table:formula="of:=CONCATENATE(&quot;&quot;&quot;&quot;;['Country Names and Codes'.C118];&quot;&quot;&quot;: &quot;&quot;&quot;;['Country Names and Codes'.B118];&quot;&quot;&quot;,&quot;)" office:value-type="string" office:string-value="&quot;NG&quot;: &quot;NGA&quot;," calcext:value-type="string">
            <text:p>"NG": "NGA",</text:p>
          </table:table-cell>
          <table:table-cell table:formula="of:=CONCATENATE(&quot;&quot;&quot;&quot;;['Country Names and Codes'.B118];&quot;&quot;&quot;: &quot;&quot;&quot;;['Country Names and Codes'.A118];&quot;&quot;&quot;,&quot;)" office:value-type="string" office:string-value="&quot;NGA&quot;: &quot;Nigeria&quot;," calcext:value-type="string">
            <text:p>"NGA": "Nigeria",</text:p>
          </table:table-cell>
          <table:table-cell table:formula="of:=CONCATENATE(&quot;&quot;&quot;&quot;;['Country Names and Codes'.A118];&quot;&quot;&quot;: &quot;&quot;&quot;;['Country Names and Codes'.B118];&quot;&quot;&quot;,&quot;)" office:value-type="string" office:string-value="&quot;Nigeria&quot;: &quot;NGA&quot;," calcext:value-type="string">
            <text:p>"Nigeria": "NGA",</text:p>
          </table:table-cell>
          <table:table-cell table:formula="of:=CONCATENATE(&quot;&quot;&quot;&quot;;['Country Names and Codes'.C118];&quot;&quot;&quot;: &quot;&quot;&quot;;['Country Names and Codes'.A118];&quot;&quot;&quot;,&quot;)" office:value-type="string" office:string-value="&quot;NG&quot;: &quot;Nigeria&quot;," calcext:value-type="string">
            <text:p>"NG": "Nigeria",</text:p>
          </table:table-cell>
          <table:table-cell table:formula="of:=CONCATENATE(&quot;&quot;&quot;&quot;;['Country Names and Codes'.A118];&quot;&quot;&quot;: &quot;&quot;&quot;;['Country Names and Codes'.C118];&quot;&quot;&quot;,&quot;)" office:value-type="string" office:string-value="&quot;Nigeria&quot;: &quot;NG&quot;," calcext:value-type="string">
            <text:p>"Nigeria": "NG",</text:p>
          </table:table-cell>
        </table:table-row>
        <table:table-row table:style-name="ro1">
          <table:table-cell table:formula="of:=CONCATENATE(&quot;'&quot;;['Country Names and Codes'.B119];&quot;': '&quot;;['Country Names and Codes'.C119];&quot;',&quot;)" office:value-type="string" office:string-value="'NIC': 'NI'," calcext:value-type="string">
            <text:p>'NIC': 'NI',</text:p>
          </table:table-cell>
          <table:table-cell table:formula="of:=CONCATENATE(&quot;&quot;&quot;&quot;;['Country Names and Codes'.C119];&quot;&quot;&quot;: &quot;&quot;&quot;;['Country Names and Codes'.B119];&quot;&quot;&quot;,&quot;)" office:value-type="string" office:string-value="&quot;NI&quot;: &quot;NIC&quot;," calcext:value-type="string">
            <text:p>"NI": "NIC",</text:p>
          </table:table-cell>
          <table:table-cell table:formula="of:=CONCATENATE(&quot;&quot;&quot;&quot;;['Country Names and Codes'.B119];&quot;&quot;&quot;: &quot;&quot;&quot;;['Country Names and Codes'.A119];&quot;&quot;&quot;,&quot;)" office:value-type="string" office:string-value="&quot;NIC&quot;: &quot;Nicaragua&quot;," calcext:value-type="string">
            <text:p>"NIC": "Nicaragua",</text:p>
          </table:table-cell>
          <table:table-cell table:formula="of:=CONCATENATE(&quot;&quot;&quot;&quot;;['Country Names and Codes'.A119];&quot;&quot;&quot;: &quot;&quot;&quot;;['Country Names and Codes'.B119];&quot;&quot;&quot;,&quot;)" office:value-type="string" office:string-value="&quot;Nicaragua&quot;: &quot;NIC&quot;," calcext:value-type="string">
            <text:p>"Nicaragua": "NIC",</text:p>
          </table:table-cell>
          <table:table-cell table:formula="of:=CONCATENATE(&quot;&quot;&quot;&quot;;['Country Names and Codes'.C119];&quot;&quot;&quot;: &quot;&quot;&quot;;['Country Names and Codes'.A119];&quot;&quot;&quot;,&quot;)" office:value-type="string" office:string-value="&quot;NI&quot;: &quot;Nicaragua&quot;," calcext:value-type="string">
            <text:p>"NI": "Nicaragua",</text:p>
          </table:table-cell>
          <table:table-cell table:formula="of:=CONCATENATE(&quot;&quot;&quot;&quot;;['Country Names and Codes'.A119];&quot;&quot;&quot;: &quot;&quot;&quot;;['Country Names and Codes'.C119];&quot;&quot;&quot;,&quot;)" office:value-type="string" office:string-value="&quot;Nicaragua&quot;: &quot;NI&quot;," calcext:value-type="string">
            <text:p>"Nicaragua": "NI",</text:p>
          </table:table-cell>
        </table:table-row>
        <table:table-row table:style-name="ro1">
          <table:table-cell table:formula="of:=CONCATENATE(&quot;'&quot;;['Country Names and Codes'.B120];&quot;': '&quot;;['Country Names and Codes'.C120];&quot;',&quot;)" office:value-type="string" office:string-value="'NIR': 'GB'," calcext:value-type="string">
            <text:p>'NIR': 'GB',</text:p>
          </table:table-cell>
          <table:table-cell table:formula="of:=CONCATENATE(&quot;&quot;&quot;&quot;;['Country Names and Codes'.C120];&quot;&quot;&quot;: &quot;&quot;&quot;;['Country Names and Codes'.B120];&quot;&quot;&quot;,&quot;)" office:value-type="string" office:string-value="&quot;GB&quot;: &quot;NIR&quot;," calcext:value-type="string">
            <text:p>"GB": "NIR",</text:p>
          </table:table-cell>
          <table:table-cell table:formula="of:=CONCATENATE(&quot;&quot;&quot;&quot;;['Country Names and Codes'.B120];&quot;&quot;&quot;: &quot;&quot;&quot;;['Country Names and Codes'.A120];&quot;&quot;&quot;,&quot;)" office:value-type="string" office:string-value="&quot;NIR&quot;: &quot;N. Ireland&quot;," calcext:value-type="string">
            <text:p>"NIR": "N. Ireland",</text:p>
          </table:table-cell>
          <table:table-cell table:formula="of:=CONCATENATE(&quot;&quot;&quot;&quot;;['Country Names and Codes'.A120];&quot;&quot;&quot;: &quot;&quot;&quot;;['Country Names and Codes'.B120];&quot;&quot;&quot;,&quot;)" office:value-type="string" office:string-value="&quot;N. Ireland&quot;: &quot;NIR&quot;," calcext:value-type="string">
            <text:p>"N. Ireland": "NIR",</text:p>
          </table:table-cell>
          <table:table-cell table:formula="of:=CONCATENATE(&quot;&quot;&quot;&quot;;['Country Names and Codes'.C120];&quot;&quot;&quot;: &quot;&quot;&quot;;['Country Names and Codes'.A120];&quot;&quot;&quot;,&quot;)" office:value-type="string" office:string-value="&quot;GB&quot;: &quot;N. Ireland&quot;," calcext:value-type="string">
            <text:p>"GB": "N. Ireland",</text:p>
          </table:table-cell>
          <table:table-cell table:formula="of:=CONCATENATE(&quot;&quot;&quot;&quot;;['Country Names and Codes'.A120];&quot;&quot;&quot;: &quot;&quot;&quot;;['Country Names and Codes'.C120];&quot;&quot;&quot;,&quot;)" office:value-type="string" office:string-value="&quot;N. Ireland&quot;: &quot;GB&quot;," calcext:value-type="string">
            <text:p>"N. Ireland": "GB",</text:p>
          </table:table-cell>
        </table:table-row>
        <table:table-row table:style-name="ro1">
          <table:table-cell table:formula="of:=CONCATENATE(&quot;'&quot;;['Country Names and Codes'.B121];&quot;': '&quot;;['Country Names and Codes'.C121];&quot;',&quot;)" office:value-type="string" office:string-value="'NLD': 'NL'," calcext:value-type="string">
            <text:p>'NLD': 'NL',</text:p>
          </table:table-cell>
          <table:table-cell table:formula="of:=CONCATENATE(&quot;&quot;&quot;&quot;;['Country Names and Codes'.C121];&quot;&quot;&quot;: &quot;&quot;&quot;;['Country Names and Codes'.B121];&quot;&quot;&quot;,&quot;)" office:value-type="string" office:string-value="&quot;NL&quot;: &quot;NLD&quot;," calcext:value-type="string">
            <text:p>"NL": "NLD",</text:p>
          </table:table-cell>
          <table:table-cell table:formula="of:=CONCATENATE(&quot;&quot;&quot;&quot;;['Country Names and Codes'.B121];&quot;&quot;&quot;: &quot;&quot;&quot;;['Country Names and Codes'.A121];&quot;&quot;&quot;,&quot;)" office:value-type="string" office:string-value="&quot;NLD&quot;: &quot;Netherlands&quot;," calcext:value-type="string">
            <text:p>"NLD": "Netherlands",</text:p>
          </table:table-cell>
          <table:table-cell table:formula="of:=CONCATENATE(&quot;&quot;&quot;&quot;;['Country Names and Codes'.A121];&quot;&quot;&quot;: &quot;&quot;&quot;;['Country Names and Codes'.B121];&quot;&quot;&quot;,&quot;)" office:value-type="string" office:string-value="&quot;Netherlands&quot;: &quot;NLD&quot;," calcext:value-type="string">
            <text:p>"Netherlands": "NLD",</text:p>
          </table:table-cell>
          <table:table-cell table:formula="of:=CONCATENATE(&quot;&quot;&quot;&quot;;['Country Names and Codes'.C121];&quot;&quot;&quot;: &quot;&quot;&quot;;['Country Names and Codes'.A121];&quot;&quot;&quot;,&quot;)" office:value-type="string" office:string-value="&quot;NL&quot;: &quot;Netherlands&quot;," calcext:value-type="string">
            <text:p>"NL": "Netherlands",</text:p>
          </table:table-cell>
          <table:table-cell table:formula="of:=CONCATENATE(&quot;&quot;&quot;&quot;;['Country Names and Codes'.A121];&quot;&quot;&quot;: &quot;&quot;&quot;;['Country Names and Codes'.C121];&quot;&quot;&quot;,&quot;)" office:value-type="string" office:string-value="&quot;Netherlands&quot;: &quot;NL&quot;," calcext:value-type="string">
            <text:p>"Netherlands": "NL",</text:p>
          </table:table-cell>
        </table:table-row>
        <table:table-row table:style-name="ro1">
          <table:table-cell table:formula="of:=CONCATENATE(&quot;'&quot;;['Country Names and Codes'.B122];&quot;': '&quot;;['Country Names and Codes'.C122];&quot;',&quot;)" office:value-type="string" office:string-value="'NOR': 'NO'," calcext:value-type="string">
            <text:p>'NOR': 'NO',</text:p>
          </table:table-cell>
          <table:table-cell table:formula="of:=CONCATENATE(&quot;&quot;&quot;&quot;;['Country Names and Codes'.C122];&quot;&quot;&quot;: &quot;&quot;&quot;;['Country Names and Codes'.B122];&quot;&quot;&quot;,&quot;)" office:value-type="string" office:string-value="&quot;NO&quot;: &quot;NOR&quot;," calcext:value-type="string">
            <text:p>"NO": "NOR",</text:p>
          </table:table-cell>
          <table:table-cell table:formula="of:=CONCATENATE(&quot;&quot;&quot;&quot;;['Country Names and Codes'.B122];&quot;&quot;&quot;: &quot;&quot;&quot;;['Country Names and Codes'.A122];&quot;&quot;&quot;,&quot;)" office:value-type="string" office:string-value="&quot;NOR&quot;: &quot;Norway&quot;," calcext:value-type="string">
            <text:p>"NOR": "Norway",</text:p>
          </table:table-cell>
          <table:table-cell table:formula="of:=CONCATENATE(&quot;&quot;&quot;&quot;;['Country Names and Codes'.A122];&quot;&quot;&quot;: &quot;&quot;&quot;;['Country Names and Codes'.B122];&quot;&quot;&quot;,&quot;)" office:value-type="string" office:string-value="&quot;Norway&quot;: &quot;NOR&quot;," calcext:value-type="string">
            <text:p>"Norway": "NOR",</text:p>
          </table:table-cell>
          <table:table-cell table:formula="of:=CONCATENATE(&quot;&quot;&quot;&quot;;['Country Names and Codes'.C122];&quot;&quot;&quot;: &quot;&quot;&quot;;['Country Names and Codes'.A122];&quot;&quot;&quot;,&quot;)" office:value-type="string" office:string-value="&quot;NO&quot;: &quot;Norway&quot;," calcext:value-type="string">
            <text:p>"NO": "Norway",</text:p>
          </table:table-cell>
          <table:table-cell table:formula="of:=CONCATENATE(&quot;&quot;&quot;&quot;;['Country Names and Codes'.A122];&quot;&quot;&quot;: &quot;&quot;&quot;;['Country Names and Codes'.C122];&quot;&quot;&quot;,&quot;)" office:value-type="string" office:string-value="&quot;Norway&quot;: &quot;NO&quot;," calcext:value-type="string">
            <text:p>"Norway": "NO",</text:p>
          </table:table-cell>
        </table:table-row>
        <table:table-row table:style-name="ro1">
          <table:table-cell table:formula="of:=CONCATENATE(&quot;'&quot;;['Country Names and Codes'.B123];&quot;': '&quot;;['Country Names and Codes'.C123];&quot;',&quot;)" office:value-type="string" office:string-value="'NPL': 'NP'," calcext:value-type="string">
            <text:p>'NPL': 'NP',</text:p>
          </table:table-cell>
          <table:table-cell table:formula="of:=CONCATENATE(&quot;&quot;&quot;&quot;;['Country Names and Codes'.C123];&quot;&quot;&quot;: &quot;&quot;&quot;;['Country Names and Codes'.B123];&quot;&quot;&quot;,&quot;)" office:value-type="string" office:string-value="&quot;NP&quot;: &quot;NPL&quot;," calcext:value-type="string">
            <text:p>"NP": "NPL",</text:p>
          </table:table-cell>
          <table:table-cell table:formula="of:=CONCATENATE(&quot;&quot;&quot;&quot;;['Country Names and Codes'.B123];&quot;&quot;&quot;: &quot;&quot;&quot;;['Country Names and Codes'.A123];&quot;&quot;&quot;,&quot;)" office:value-type="string" office:string-value="&quot;NPL&quot;: &quot;Nepal&quot;," calcext:value-type="string">
            <text:p>"NPL": "Nepal",</text:p>
          </table:table-cell>
          <table:table-cell table:formula="of:=CONCATENATE(&quot;&quot;&quot;&quot;;['Country Names and Codes'.A123];&quot;&quot;&quot;: &quot;&quot;&quot;;['Country Names and Codes'.B123];&quot;&quot;&quot;,&quot;)" office:value-type="string" office:string-value="&quot;Nepal&quot;: &quot;NPL&quot;," calcext:value-type="string">
            <text:p>"Nepal": "NPL",</text:p>
          </table:table-cell>
          <table:table-cell table:formula="of:=CONCATENATE(&quot;&quot;&quot;&quot;;['Country Names and Codes'.C123];&quot;&quot;&quot;: &quot;&quot;&quot;;['Country Names and Codes'.A123];&quot;&quot;&quot;,&quot;)" office:value-type="string" office:string-value="&quot;NP&quot;: &quot;Nepal&quot;," calcext:value-type="string">
            <text:p>"NP": "Nepal",</text:p>
          </table:table-cell>
          <table:table-cell table:formula="of:=CONCATENATE(&quot;&quot;&quot;&quot;;['Country Names and Codes'.A123];&quot;&quot;&quot;: &quot;&quot;&quot;;['Country Names and Codes'.C123];&quot;&quot;&quot;,&quot;)" office:value-type="string" office:string-value="&quot;Nepal&quot;: &quot;NP&quot;," calcext:value-type="string">
            <text:p>"Nepal": "NP",</text:p>
          </table:table-cell>
        </table:table-row>
        <table:table-row table:style-name="ro1">
          <table:table-cell table:formula="of:=CONCATENATE(&quot;'&quot;;['Country Names and Codes'.B124];&quot;': '&quot;;['Country Names and Codes'.C124];&quot;',&quot;)" office:value-type="string" office:string-value="'NSV': 'SJ'," calcext:value-type="string">
            <text:p>'NSV': 'SJ',</text:p>
          </table:table-cell>
          <table:table-cell table:formula="of:=CONCATENATE(&quot;&quot;&quot;&quot;;['Country Names and Codes'.C124];&quot;&quot;&quot;: &quot;&quot;&quot;;['Country Names and Codes'.B124];&quot;&quot;&quot;,&quot;)" office:value-type="string" office:string-value="&quot;SJ&quot;: &quot;NSV&quot;," calcext:value-type="string">
            <text:p>"SJ": "NSV",</text:p>
          </table:table-cell>
          <table:table-cell table:formula="of:=CONCATENATE(&quot;&quot;&quot;&quot;;['Country Names and Codes'.B124];&quot;&quot;&quot;: &quot;&quot;&quot;;['Country Names and Codes'.A124];&quot;&quot;&quot;,&quot;)" office:value-type="string" office:string-value="&quot;NSV&quot;: &quot;Svalbard Is.&quot;," calcext:value-type="string">
            <text:p>"NSV": "Svalbard Is.",</text:p>
          </table:table-cell>
          <table:table-cell table:formula="of:=CONCATENATE(&quot;&quot;&quot;&quot;;['Country Names and Codes'.A124];&quot;&quot;&quot;: &quot;&quot;&quot;;['Country Names and Codes'.B124];&quot;&quot;&quot;,&quot;)" office:value-type="string" office:string-value="&quot;Svalbard Is.&quot;: &quot;NSV&quot;," calcext:value-type="string">
            <text:p>"Svalbard Is.": "NSV",</text:p>
          </table:table-cell>
          <table:table-cell table:formula="of:=CONCATENATE(&quot;&quot;&quot;&quot;;['Country Names and Codes'.C124];&quot;&quot;&quot;: &quot;&quot;&quot;;['Country Names and Codes'.A124];&quot;&quot;&quot;,&quot;)" office:value-type="string" office:string-value="&quot;SJ&quot;: &quot;Svalbard Is.&quot;," calcext:value-type="string">
            <text:p>"SJ": "Svalbard Is.",</text:p>
          </table:table-cell>
          <table:table-cell table:formula="of:=CONCATENATE(&quot;&quot;&quot;&quot;;['Country Names and Codes'.A124];&quot;&quot;&quot;: &quot;&quot;&quot;;['Country Names and Codes'.C124];&quot;&quot;&quot;,&quot;)" office:value-type="string" office:string-value="&quot;Svalbard Is.&quot;: &quot;SJ&quot;," calcext:value-type="string">
            <text:p>"Svalbard Is.": "SJ",</text:p>
          </table:table-cell>
        </table:table-row>
        <table:table-row table:style-name="ro1">
          <table:table-cell table:formula="of:=CONCATENATE(&quot;'&quot;;['Country Names and Codes'.B125];&quot;': '&quot;;['Country Names and Codes'.C125];&quot;',&quot;)" office:value-type="string" office:string-value="'NZL': 'NZ'," calcext:value-type="string">
            <text:p>'NZL': 'NZ',</text:p>
          </table:table-cell>
          <table:table-cell table:formula="of:=CONCATENATE(&quot;&quot;&quot;&quot;;['Country Names and Codes'.C125];&quot;&quot;&quot;: &quot;&quot;&quot;;['Country Names and Codes'.B125];&quot;&quot;&quot;,&quot;)" office:value-type="string" office:string-value="&quot;NZ&quot;: &quot;NZL&quot;," calcext:value-type="string">
            <text:p>"NZ": "NZL",</text:p>
          </table:table-cell>
          <table:table-cell table:formula="of:=CONCATENATE(&quot;&quot;&quot;&quot;;['Country Names and Codes'.B125];&quot;&quot;&quot;: &quot;&quot;&quot;;['Country Names and Codes'.A125];&quot;&quot;&quot;,&quot;)" office:value-type="string" office:string-value="&quot;NZL&quot;: &quot;New Zealand&quot;," calcext:value-type="string">
            <text:p>"NZL": "New Zealand",</text:p>
          </table:table-cell>
          <table:table-cell table:formula="of:=CONCATENATE(&quot;&quot;&quot;&quot;;['Country Names and Codes'.A125];&quot;&quot;&quot;: &quot;&quot;&quot;;['Country Names and Codes'.B125];&quot;&quot;&quot;,&quot;)" office:value-type="string" office:string-value="&quot;New Zealand&quot;: &quot;NZL&quot;," calcext:value-type="string">
            <text:p>"New Zealand": "NZL",</text:p>
          </table:table-cell>
          <table:table-cell table:formula="of:=CONCATENATE(&quot;&quot;&quot;&quot;;['Country Names and Codes'.C125];&quot;&quot;&quot;: &quot;&quot;&quot;;['Country Names and Codes'.A125];&quot;&quot;&quot;,&quot;)" office:value-type="string" office:string-value="&quot;NZ&quot;: &quot;New Zealand&quot;," calcext:value-type="string">
            <text:p>"NZ": "New Zealand",</text:p>
          </table:table-cell>
          <table:table-cell table:formula="of:=CONCATENATE(&quot;&quot;&quot;&quot;;['Country Names and Codes'.A125];&quot;&quot;&quot;: &quot;&quot;&quot;;['Country Names and Codes'.C125];&quot;&quot;&quot;,&quot;)" office:value-type="string" office:string-value="&quot;New Zealand&quot;: &quot;NZ&quot;," calcext:value-type="string">
            <text:p>"New Zealand": "NZ",</text:p>
          </table:table-cell>
        </table:table-row>
        <table:table-row table:style-name="ro1">
          <table:table-cell table:formula="of:=CONCATENATE(&quot;'&quot;;['Country Names and Codes'.B126];&quot;': '&quot;;['Country Names and Codes'.C126];&quot;',&quot;)" office:value-type="string" office:string-value="'OMN': 'OM'," calcext:value-type="string">
            <text:p>'OMN': 'OM',</text:p>
          </table:table-cell>
          <table:table-cell table:formula="of:=CONCATENATE(&quot;&quot;&quot;&quot;;['Country Names and Codes'.C126];&quot;&quot;&quot;: &quot;&quot;&quot;;['Country Names and Codes'.B126];&quot;&quot;&quot;,&quot;)" office:value-type="string" office:string-value="&quot;OM&quot;: &quot;OMN&quot;," calcext:value-type="string">
            <text:p>"OM": "OMN",</text:p>
          </table:table-cell>
          <table:table-cell table:formula="of:=CONCATENATE(&quot;&quot;&quot;&quot;;['Country Names and Codes'.B126];&quot;&quot;&quot;: &quot;&quot;&quot;;['Country Names and Codes'.A126];&quot;&quot;&quot;,&quot;)" office:value-type="string" office:string-value="&quot;OMN&quot;: &quot;Oman&quot;," calcext:value-type="string">
            <text:p>"OMN": "Oman",</text:p>
          </table:table-cell>
          <table:table-cell table:formula="of:=CONCATENATE(&quot;&quot;&quot;&quot;;['Country Names and Codes'.A126];&quot;&quot;&quot;: &quot;&quot;&quot;;['Country Names and Codes'.B126];&quot;&quot;&quot;,&quot;)" office:value-type="string" office:string-value="&quot;Oman&quot;: &quot;OMN&quot;," calcext:value-type="string">
            <text:p>"Oman": "OMN",</text:p>
          </table:table-cell>
          <table:table-cell table:formula="of:=CONCATENATE(&quot;&quot;&quot;&quot;;['Country Names and Codes'.C126];&quot;&quot;&quot;: &quot;&quot;&quot;;['Country Names and Codes'.A126];&quot;&quot;&quot;,&quot;)" office:value-type="string" office:string-value="&quot;OM&quot;: &quot;Oman&quot;," calcext:value-type="string">
            <text:p>"OM": "Oman",</text:p>
          </table:table-cell>
          <table:table-cell table:formula="of:=CONCATENATE(&quot;&quot;&quot;&quot;;['Country Names and Codes'.A126];&quot;&quot;&quot;: &quot;&quot;&quot;;['Country Names and Codes'.C126];&quot;&quot;&quot;,&quot;)" office:value-type="string" office:string-value="&quot;Oman&quot;: &quot;OM&quot;," calcext:value-type="string">
            <text:p>"Oman": "OM",</text:p>
          </table:table-cell>
        </table:table-row>
        <table:table-row table:style-name="ro1">
          <table:table-cell table:formula="of:=CONCATENATE(&quot;'&quot;;['Country Names and Codes'.B127];&quot;': '&quot;;['Country Names and Codes'.C127];&quot;',&quot;)" office:value-type="string" office:string-value="'PAK': 'PK'," calcext:value-type="string">
            <text:p>'PAK': 'PK',</text:p>
          </table:table-cell>
          <table:table-cell table:formula="of:=CONCATENATE(&quot;&quot;&quot;&quot;;['Country Names and Codes'.C127];&quot;&quot;&quot;: &quot;&quot;&quot;;['Country Names and Codes'.B127];&quot;&quot;&quot;,&quot;)" office:value-type="string" office:string-value="&quot;PK&quot;: &quot;PAK&quot;," calcext:value-type="string">
            <text:p>"PK": "PAK",</text:p>
          </table:table-cell>
          <table:table-cell table:formula="of:=CONCATENATE(&quot;&quot;&quot;&quot;;['Country Names and Codes'.B127];&quot;&quot;&quot;: &quot;&quot;&quot;;['Country Names and Codes'.A127];&quot;&quot;&quot;,&quot;)" office:value-type="string" office:string-value="&quot;PAK&quot;: &quot;Pakistan&quot;," calcext:value-type="string">
            <text:p>"PAK": "Pakistan",</text:p>
          </table:table-cell>
          <table:table-cell table:formula="of:=CONCATENATE(&quot;&quot;&quot;&quot;;['Country Names and Codes'.A127];&quot;&quot;&quot;: &quot;&quot;&quot;;['Country Names and Codes'.B127];&quot;&quot;&quot;,&quot;)" office:value-type="string" office:string-value="&quot;Pakistan&quot;: &quot;PAK&quot;," calcext:value-type="string">
            <text:p>"Pakistan": "PAK",</text:p>
          </table:table-cell>
          <table:table-cell table:formula="of:=CONCATENATE(&quot;&quot;&quot;&quot;;['Country Names and Codes'.C127];&quot;&quot;&quot;: &quot;&quot;&quot;;['Country Names and Codes'.A127];&quot;&quot;&quot;,&quot;)" office:value-type="string" office:string-value="&quot;PK&quot;: &quot;Pakistan&quot;," calcext:value-type="string">
            <text:p>"PK": "Pakistan",</text:p>
          </table:table-cell>
          <table:table-cell table:formula="of:=CONCATENATE(&quot;&quot;&quot;&quot;;['Country Names and Codes'.A127];&quot;&quot;&quot;: &quot;&quot;&quot;;['Country Names and Codes'.C127];&quot;&quot;&quot;,&quot;)" office:value-type="string" office:string-value="&quot;Pakistan&quot;: &quot;PK&quot;," calcext:value-type="string">
            <text:p>"Pakistan": "PK",</text:p>
          </table:table-cell>
        </table:table-row>
        <table:table-row table:style-name="ro1">
          <table:table-cell table:formula="of:=CONCATENATE(&quot;'&quot;;['Country Names and Codes'.B128];&quot;': '&quot;;['Country Names and Codes'.C128];&quot;',&quot;)" office:value-type="string" office:string-value="'PAN': 'PA'," calcext:value-type="string">
            <text:p>'PAN': 'PA',</text:p>
          </table:table-cell>
          <table:table-cell table:formula="of:=CONCATENATE(&quot;&quot;&quot;&quot;;['Country Names and Codes'.C128];&quot;&quot;&quot;: &quot;&quot;&quot;;['Country Names and Codes'.B128];&quot;&quot;&quot;,&quot;)" office:value-type="string" office:string-value="&quot;PA&quot;: &quot;PAN&quot;," calcext:value-type="string">
            <text:p>"PA": "PAN",</text:p>
          </table:table-cell>
          <table:table-cell table:formula="of:=CONCATENATE(&quot;&quot;&quot;&quot;;['Country Names and Codes'.B128];&quot;&quot;&quot;: &quot;&quot;&quot;;['Country Names and Codes'.A128];&quot;&quot;&quot;,&quot;)" office:value-type="string" office:string-value="&quot;PAN&quot;: &quot;Panama&quot;," calcext:value-type="string">
            <text:p>"PAN": "Panama",</text:p>
          </table:table-cell>
          <table:table-cell table:formula="of:=CONCATENATE(&quot;&quot;&quot;&quot;;['Country Names and Codes'.A128];&quot;&quot;&quot;: &quot;&quot;&quot;;['Country Names and Codes'.B128];&quot;&quot;&quot;,&quot;)" office:value-type="string" office:string-value="&quot;Panama&quot;: &quot;PAN&quot;," calcext:value-type="string">
            <text:p>"Panama": "PAN",</text:p>
          </table:table-cell>
          <table:table-cell table:formula="of:=CONCATENATE(&quot;&quot;&quot;&quot;;['Country Names and Codes'.C128];&quot;&quot;&quot;: &quot;&quot;&quot;;['Country Names and Codes'.A128];&quot;&quot;&quot;,&quot;)" office:value-type="string" office:string-value="&quot;PA&quot;: &quot;Panama&quot;," calcext:value-type="string">
            <text:p>"PA": "Panama",</text:p>
          </table:table-cell>
          <table:table-cell table:formula="of:=CONCATENATE(&quot;&quot;&quot;&quot;;['Country Names and Codes'.A128];&quot;&quot;&quot;: &quot;&quot;&quot;;['Country Names and Codes'.C128];&quot;&quot;&quot;,&quot;)" office:value-type="string" office:string-value="&quot;Panama&quot;: &quot;PA&quot;," calcext:value-type="string">
            <text:p>"Panama": "PA",</text:p>
          </table:table-cell>
        </table:table-row>
        <table:table-row table:style-name="ro1">
          <table:table-cell table:formula="of:=CONCATENATE(&quot;'&quot;;['Country Names and Codes'.B129];&quot;': '&quot;;['Country Names and Codes'.C129];&quot;',&quot;)" office:value-type="string" office:string-value="'PER': 'PE'," calcext:value-type="string">
            <text:p>'PER': 'PE',</text:p>
          </table:table-cell>
          <table:table-cell table:formula="of:=CONCATENATE(&quot;&quot;&quot;&quot;;['Country Names and Codes'.C129];&quot;&quot;&quot;: &quot;&quot;&quot;;['Country Names and Codes'.B129];&quot;&quot;&quot;,&quot;)" office:value-type="string" office:string-value="&quot;PE&quot;: &quot;PER&quot;," calcext:value-type="string">
            <text:p>"PE": "PER",</text:p>
          </table:table-cell>
          <table:table-cell table:formula="of:=CONCATENATE(&quot;&quot;&quot;&quot;;['Country Names and Codes'.B129];&quot;&quot;&quot;: &quot;&quot;&quot;;['Country Names and Codes'.A129];&quot;&quot;&quot;,&quot;)" office:value-type="string" office:string-value="&quot;PER&quot;: &quot;Peru&quot;," calcext:value-type="string">
            <text:p>"PER": "Peru",</text:p>
          </table:table-cell>
          <table:table-cell table:formula="of:=CONCATENATE(&quot;&quot;&quot;&quot;;['Country Names and Codes'.A129];&quot;&quot;&quot;: &quot;&quot;&quot;;['Country Names and Codes'.B129];&quot;&quot;&quot;,&quot;)" office:value-type="string" office:string-value="&quot;Peru&quot;: &quot;PER&quot;," calcext:value-type="string">
            <text:p>"Peru": "PER",</text:p>
          </table:table-cell>
          <table:table-cell table:formula="of:=CONCATENATE(&quot;&quot;&quot;&quot;;['Country Names and Codes'.C129];&quot;&quot;&quot;: &quot;&quot;&quot;;['Country Names and Codes'.A129];&quot;&quot;&quot;,&quot;)" office:value-type="string" office:string-value="&quot;PE&quot;: &quot;Peru&quot;," calcext:value-type="string">
            <text:p>"PE": "Peru",</text:p>
          </table:table-cell>
          <table:table-cell table:formula="of:=CONCATENATE(&quot;&quot;&quot;&quot;;['Country Names and Codes'.A129];&quot;&quot;&quot;: &quot;&quot;&quot;;['Country Names and Codes'.C129];&quot;&quot;&quot;,&quot;)" office:value-type="string" office:string-value="&quot;Peru&quot;: &quot;PE&quot;," calcext:value-type="string">
            <text:p>"Peru": "PE",</text:p>
          </table:table-cell>
        </table:table-row>
        <table:table-row table:style-name="ro1">
          <table:table-cell table:formula="of:=CONCATENATE(&quot;'&quot;;['Country Names and Codes'.B130];&quot;': '&quot;;['Country Names and Codes'.C130];&quot;',&quot;)" office:value-type="string" office:string-value="'PHL': 'PH'," calcext:value-type="string">
            <text:p>'PHL': 'PH',</text:p>
          </table:table-cell>
          <table:table-cell table:formula="of:=CONCATENATE(&quot;&quot;&quot;&quot;;['Country Names and Codes'.C130];&quot;&quot;&quot;: &quot;&quot;&quot;;['Country Names and Codes'.B130];&quot;&quot;&quot;,&quot;)" office:value-type="string" office:string-value="&quot;PH&quot;: &quot;PHL&quot;," calcext:value-type="string">
            <text:p>"PH": "PHL",</text:p>
          </table:table-cell>
          <table:table-cell table:formula="of:=CONCATENATE(&quot;&quot;&quot;&quot;;['Country Names and Codes'.B130];&quot;&quot;&quot;: &quot;&quot;&quot;;['Country Names and Codes'.A130];&quot;&quot;&quot;,&quot;)" office:value-type="string" office:string-value="&quot;PHL&quot;: &quot;Philippines&quot;," calcext:value-type="string">
            <text:p>"PHL": "Philippines",</text:p>
          </table:table-cell>
          <table:table-cell table:formula="of:=CONCATENATE(&quot;&quot;&quot;&quot;;['Country Names and Codes'.A130];&quot;&quot;&quot;: &quot;&quot;&quot;;['Country Names and Codes'.B130];&quot;&quot;&quot;,&quot;)" office:value-type="string" office:string-value="&quot;Philippines&quot;: &quot;PHL&quot;," calcext:value-type="string">
            <text:p>"Philippines": "PHL",</text:p>
          </table:table-cell>
          <table:table-cell table:formula="of:=CONCATENATE(&quot;&quot;&quot;&quot;;['Country Names and Codes'.C130];&quot;&quot;&quot;: &quot;&quot;&quot;;['Country Names and Codes'.A130];&quot;&quot;&quot;,&quot;)" office:value-type="string" office:string-value="&quot;PH&quot;: &quot;Philippines&quot;," calcext:value-type="string">
            <text:p>"PH": "Philippines",</text:p>
          </table:table-cell>
          <table:table-cell table:formula="of:=CONCATENATE(&quot;&quot;&quot;&quot;;['Country Names and Codes'.A130];&quot;&quot;&quot;: &quot;&quot;&quot;;['Country Names and Codes'.C130];&quot;&quot;&quot;,&quot;)" office:value-type="string" office:string-value="&quot;Philippines&quot;: &quot;PH&quot;," calcext:value-type="string">
            <text:p>"Philippines": "PH",</text:p>
          </table:table-cell>
        </table:table-row>
        <table:table-row table:style-name="ro1">
          <table:table-cell table:formula="of:=CONCATENATE(&quot;'&quot;;['Country Names and Codes'.B131];&quot;': '&quot;;['Country Names and Codes'.C131];&quot;',&quot;)" office:value-type="string" office:string-value="'PNB': ''," calcext:value-type="string">
            <text:p>'PNB': '',</text:p>
          </table:table-cell>
          <table:table-cell table:formula="of:=CONCATENATE(&quot;&quot;&quot;&quot;;['Country Names and Codes'.C131];&quot;&quot;&quot;: &quot;&quot;&quot;;['Country Names and Codes'.B131];&quot;&quot;&quot;,&quot;)" office:value-type="string" office:string-value="&quot;&quot;: &quot;PNB&quot;," calcext:value-type="string">
            <text:p>"": "PNB",</text:p>
          </table:table-cell>
          <table:table-cell table:formula="of:=CONCATENATE(&quot;&quot;&quot;&quot;;['Country Names and Codes'.B131];&quot;&quot;&quot;: &quot;&quot;&quot;;['Country Names and Codes'.A131];&quot;&quot;&quot;,&quot;)" office:value-type="string" office:string-value="&quot;PNB&quot;: &quot;Bougainville&quot;," calcext:value-type="string">
            <text:p>"PNB": "Bougainville",</text:p>
          </table:table-cell>
          <table:table-cell table:formula="of:=CONCATENATE(&quot;&quot;&quot;&quot;;['Country Names and Codes'.A131];&quot;&quot;&quot;: &quot;&quot;&quot;;['Country Names and Codes'.B131];&quot;&quot;&quot;,&quot;)" office:value-type="string" office:string-value="&quot;Bougainville&quot;: &quot;PNB&quot;," calcext:value-type="string">
            <text:p>"Bougainville": "PNB",</text:p>
          </table:table-cell>
          <table:table-cell table:formula="of:=CONCATENATE(&quot;&quot;&quot;&quot;;['Country Names and Codes'.C131];&quot;&quot;&quot;: &quot;&quot;&quot;;['Country Names and Codes'.A131];&quot;&quot;&quot;,&quot;)" office:value-type="string" office:string-value="&quot;&quot;: &quot;Bougainville&quot;," calcext:value-type="string">
            <text:p>"": "Bougainville",</text:p>
          </table:table-cell>
          <table:table-cell table:formula="of:=CONCATENATE(&quot;&quot;&quot;&quot;;['Country Names and Codes'.A131];&quot;&quot;&quot;: &quot;&quot;&quot;;['Country Names and Codes'.C131];&quot;&quot;&quot;,&quot;)" office:value-type="string" office:string-value="&quot;Bougainville&quot;: &quot;&quot;," calcext:value-type="string">
            <text:p>"Bougainville": "",</text:p>
          </table:table-cell>
        </table:table-row>
        <table:table-row table:style-name="ro1">
          <table:table-cell table:formula="of:=CONCATENATE(&quot;'&quot;;['Country Names and Codes'.B132];&quot;': '&quot;;['Country Names and Codes'.C132];&quot;',&quot;)" office:value-type="string" office:string-value="'PNX': 'PG'," calcext:value-type="string">
            <text:p>'PNX': 'PG',</text:p>
          </table:table-cell>
          <table:table-cell table:formula="of:=CONCATENATE(&quot;&quot;&quot;&quot;;['Country Names and Codes'.C132];&quot;&quot;&quot;: &quot;&quot;&quot;;['Country Names and Codes'.B132];&quot;&quot;&quot;,&quot;)" office:value-type="string" office:string-value="&quot;PG&quot;: &quot;PNX&quot;," calcext:value-type="string">
            <text:p>"PG": "PNX",</text:p>
          </table:table-cell>
          <table:table-cell table:formula="of:=CONCATENATE(&quot;&quot;&quot;&quot;;['Country Names and Codes'.B132];&quot;&quot;&quot;: &quot;&quot;&quot;;['Country Names and Codes'.A132];&quot;&quot;&quot;,&quot;)" office:value-type="string" office:string-value="&quot;PNX&quot;: &quot;Papua New Guinea&quot;," calcext:value-type="string">
            <text:p>"PNX": "Papua New Guinea",</text:p>
          </table:table-cell>
          <table:table-cell table:formula="of:=CONCATENATE(&quot;&quot;&quot;&quot;;['Country Names and Codes'.A132];&quot;&quot;&quot;: &quot;&quot;&quot;;['Country Names and Codes'.B132];&quot;&quot;&quot;,&quot;)" office:value-type="string" office:string-value="&quot;Papua New Guinea&quot;: &quot;PNX&quot;," calcext:value-type="string">
            <text:p>"Papua New Guinea": "PNX",</text:p>
          </table:table-cell>
          <table:table-cell table:formula="of:=CONCATENATE(&quot;&quot;&quot;&quot;;['Country Names and Codes'.C132];&quot;&quot;&quot;: &quot;&quot;&quot;;['Country Names and Codes'.A132];&quot;&quot;&quot;,&quot;)" office:value-type="string" office:string-value="&quot;PG&quot;: &quot;Papua New Guinea&quot;," calcext:value-type="string">
            <text:p>"PG": "Papua New Guinea",</text:p>
          </table:table-cell>
          <table:table-cell table:formula="of:=CONCATENATE(&quot;&quot;&quot;&quot;;['Country Names and Codes'.A132];&quot;&quot;&quot;: &quot;&quot;&quot;;['Country Names and Codes'.C132];&quot;&quot;&quot;,&quot;)" office:value-type="string" office:string-value="&quot;Papua New Guinea&quot;: &quot;PG&quot;," calcext:value-type="string">
            <text:p>"Papua New Guinea": "PG",</text:p>
          </table:table-cell>
        </table:table-row>
        <table:table-row table:style-name="ro1">
          <table:table-cell table:formula="of:=CONCATENATE(&quot;'&quot;;['Country Names and Codes'.B133];&quot;': '&quot;;['Country Names and Codes'.C133];&quot;',&quot;)" office:value-type="string" office:string-value="'POL': 'PL'," calcext:value-type="string">
            <text:p>'POL': 'PL',</text:p>
          </table:table-cell>
          <table:table-cell table:formula="of:=CONCATENATE(&quot;&quot;&quot;&quot;;['Country Names and Codes'.C133];&quot;&quot;&quot;: &quot;&quot;&quot;;['Country Names and Codes'.B133];&quot;&quot;&quot;,&quot;)" office:value-type="string" office:string-value="&quot;PL&quot;: &quot;POL&quot;," calcext:value-type="string">
            <text:p>"PL": "POL",</text:p>
          </table:table-cell>
          <table:table-cell table:formula="of:=CONCATENATE(&quot;&quot;&quot;&quot;;['Country Names and Codes'.B133];&quot;&quot;&quot;: &quot;&quot;&quot;;['Country Names and Codes'.A133];&quot;&quot;&quot;,&quot;)" office:value-type="string" office:string-value="&quot;POL&quot;: &quot;Poland&quot;," calcext:value-type="string">
            <text:p>"POL": "Poland",</text:p>
          </table:table-cell>
          <table:table-cell table:formula="of:=CONCATENATE(&quot;&quot;&quot;&quot;;['Country Names and Codes'.A133];&quot;&quot;&quot;: &quot;&quot;&quot;;['Country Names and Codes'.B133];&quot;&quot;&quot;,&quot;)" office:value-type="string" office:string-value="&quot;Poland&quot;: &quot;POL&quot;," calcext:value-type="string">
            <text:p>"Poland": "POL",</text:p>
          </table:table-cell>
          <table:table-cell table:formula="of:=CONCATENATE(&quot;&quot;&quot;&quot;;['Country Names and Codes'.C133];&quot;&quot;&quot;: &quot;&quot;&quot;;['Country Names and Codes'.A133];&quot;&quot;&quot;,&quot;)" office:value-type="string" office:string-value="&quot;PL&quot;: &quot;Poland&quot;," calcext:value-type="string">
            <text:p>"PL": "Poland",</text:p>
          </table:table-cell>
          <table:table-cell table:formula="of:=CONCATENATE(&quot;&quot;&quot;&quot;;['Country Names and Codes'.A133];&quot;&quot;&quot;: &quot;&quot;&quot;;['Country Names and Codes'.C133];&quot;&quot;&quot;,&quot;)" office:value-type="string" office:string-value="&quot;Poland&quot;: &quot;PL&quot;," calcext:value-type="string">
            <text:p>"Poland": "PL",</text:p>
          </table:table-cell>
        </table:table-row>
        <table:table-row table:style-name="ro1">
          <table:table-cell table:formula="of:=CONCATENATE(&quot;'&quot;;['Country Names and Codes'.B134];&quot;': '&quot;;['Country Names and Codes'.C134];&quot;',&quot;)" office:value-type="string" office:string-value="'PRI': 'PR'," calcext:value-type="string">
            <text:p>'PRI': 'PR',</text:p>
          </table:table-cell>
          <table:table-cell table:formula="of:=CONCATENATE(&quot;&quot;&quot;&quot;;['Country Names and Codes'.C134];&quot;&quot;&quot;: &quot;&quot;&quot;;['Country Names and Codes'.B134];&quot;&quot;&quot;,&quot;)" office:value-type="string" office:string-value="&quot;PR&quot;: &quot;PRI&quot;," calcext:value-type="string">
            <text:p>"PR": "PRI",</text:p>
          </table:table-cell>
          <table:table-cell table:formula="of:=CONCATENATE(&quot;&quot;&quot;&quot;;['Country Names and Codes'.B134];&quot;&quot;&quot;: &quot;&quot;&quot;;['Country Names and Codes'.A134];&quot;&quot;&quot;,&quot;)" office:value-type="string" office:string-value="&quot;PRI&quot;: &quot;Puerto Rico&quot;," calcext:value-type="string">
            <text:p>"PRI": "Puerto Rico",</text:p>
          </table:table-cell>
          <table:table-cell table:formula="of:=CONCATENATE(&quot;&quot;&quot;&quot;;['Country Names and Codes'.A134];&quot;&quot;&quot;: &quot;&quot;&quot;;['Country Names and Codes'.B134];&quot;&quot;&quot;,&quot;)" office:value-type="string" office:string-value="&quot;Puerto Rico&quot;: &quot;PRI&quot;," calcext:value-type="string">
            <text:p>"Puerto Rico": "PRI",</text:p>
          </table:table-cell>
          <table:table-cell table:formula="of:=CONCATENATE(&quot;&quot;&quot;&quot;;['Country Names and Codes'.C134];&quot;&quot;&quot;: &quot;&quot;&quot;;['Country Names and Codes'.A134];&quot;&quot;&quot;,&quot;)" office:value-type="string" office:string-value="&quot;PR&quot;: &quot;Puerto Rico&quot;," calcext:value-type="string">
            <text:p>"PR": "Puerto Rico",</text:p>
          </table:table-cell>
          <table:table-cell table:formula="of:=CONCATENATE(&quot;&quot;&quot;&quot;;['Country Names and Codes'.A134];&quot;&quot;&quot;: &quot;&quot;&quot;;['Country Names and Codes'.C134];&quot;&quot;&quot;,&quot;)" office:value-type="string" office:string-value="&quot;Puerto Rico&quot;: &quot;PR&quot;," calcext:value-type="string">
            <text:p>"Puerto Rico": "PR",</text:p>
          </table:table-cell>
        </table:table-row>
        <table:table-row table:style-name="ro1">
          <table:table-cell table:formula="of:=CONCATENATE(&quot;'&quot;;['Country Names and Codes'.B135];&quot;': '&quot;;['Country Names and Codes'.C135];&quot;',&quot;)" office:value-type="string" office:string-value="'PRK': 'KP'," calcext:value-type="string">
            <text:p>'PRK': 'KP',</text:p>
          </table:table-cell>
          <table:table-cell table:formula="of:=CONCATENATE(&quot;&quot;&quot;&quot;;['Country Names and Codes'.C135];&quot;&quot;&quot;: &quot;&quot;&quot;;['Country Names and Codes'.B135];&quot;&quot;&quot;,&quot;)" office:value-type="string" office:string-value="&quot;KP&quot;: &quot;PRK&quot;," calcext:value-type="string">
            <text:p>"KP": "PRK",</text:p>
          </table:table-cell>
          <table:table-cell table:formula="of:=CONCATENATE(&quot;&quot;&quot;&quot;;['Country Names and Codes'.B135];&quot;&quot;&quot;: &quot;&quot;&quot;;['Country Names and Codes'.A135];&quot;&quot;&quot;,&quot;)" office:value-type="string" office:string-value="&quot;PRK&quot;: &quot;Dem. Rep. Korea&quot;," calcext:value-type="string">
            <text:p>"PRK": "Dem. Rep. Korea",</text:p>
          </table:table-cell>
          <table:table-cell table:formula="of:=CONCATENATE(&quot;&quot;&quot;&quot;;['Country Names and Codes'.A135];&quot;&quot;&quot;: &quot;&quot;&quot;;['Country Names and Codes'.B135];&quot;&quot;&quot;,&quot;)" office:value-type="string" office:string-value="&quot;Dem. Rep. Korea&quot;: &quot;PRK&quot;," calcext:value-type="string">
            <text:p>"Dem. Rep. Korea": "PRK",</text:p>
          </table:table-cell>
          <table:table-cell table:formula="of:=CONCATENATE(&quot;&quot;&quot;&quot;;['Country Names and Codes'.C135];&quot;&quot;&quot;: &quot;&quot;&quot;;['Country Names and Codes'.A135];&quot;&quot;&quot;,&quot;)" office:value-type="string" office:string-value="&quot;KP&quot;: &quot;Dem. Rep. Korea&quot;," calcext:value-type="string">
            <text:p>"KP": "Dem. Rep. Korea",</text:p>
          </table:table-cell>
          <table:table-cell table:formula="of:=CONCATENATE(&quot;&quot;&quot;&quot;;['Country Names and Codes'.A135];&quot;&quot;&quot;: &quot;&quot;&quot;;['Country Names and Codes'.C135];&quot;&quot;&quot;,&quot;)" office:value-type="string" office:string-value="&quot;Dem. Rep. Korea&quot;: &quot;KP&quot;," calcext:value-type="string">
            <text:p>"Dem. Rep. Korea": "KP",</text:p>
          </table:table-cell>
        </table:table-row>
        <table:table-row table:style-name="ro1">
          <table:table-cell table:formula="of:=CONCATENATE(&quot;'&quot;;['Country Names and Codes'.B136];&quot;': '&quot;;['Country Names and Codes'.C136];&quot;',&quot;)" office:value-type="string" office:string-value="'PRT': 'PT'," calcext:value-type="string">
            <text:p>'PRT': 'PT',</text:p>
          </table:table-cell>
          <table:table-cell table:formula="of:=CONCATENATE(&quot;&quot;&quot;&quot;;['Country Names and Codes'.C136];&quot;&quot;&quot;: &quot;&quot;&quot;;['Country Names and Codes'.B136];&quot;&quot;&quot;,&quot;)" office:value-type="string" office:string-value="&quot;PT&quot;: &quot;PRT&quot;," calcext:value-type="string">
            <text:p>"PT": "PRT",</text:p>
          </table:table-cell>
          <table:table-cell table:formula="of:=CONCATENATE(&quot;&quot;&quot;&quot;;['Country Names and Codes'.B136];&quot;&quot;&quot;: &quot;&quot;&quot;;['Country Names and Codes'.A136];&quot;&quot;&quot;,&quot;)" office:value-type="string" office:string-value="&quot;PRT&quot;: &quot;Portugal&quot;," calcext:value-type="string">
            <text:p>"PRT": "Portugal",</text:p>
          </table:table-cell>
          <table:table-cell table:formula="of:=CONCATENATE(&quot;&quot;&quot;&quot;;['Country Names and Codes'.A136];&quot;&quot;&quot;: &quot;&quot;&quot;;['Country Names and Codes'.B136];&quot;&quot;&quot;,&quot;)" office:value-type="string" office:string-value="&quot;Portugal&quot;: &quot;PRT&quot;," calcext:value-type="string">
            <text:p>"Portugal": "PRT",</text:p>
          </table:table-cell>
          <table:table-cell table:formula="of:=CONCATENATE(&quot;&quot;&quot;&quot;;['Country Names and Codes'.C136];&quot;&quot;&quot;: &quot;&quot;&quot;;['Country Names and Codes'.A136];&quot;&quot;&quot;,&quot;)" office:value-type="string" office:string-value="&quot;PT&quot;: &quot;Portugal&quot;," calcext:value-type="string">
            <text:p>"PT": "Portugal",</text:p>
          </table:table-cell>
          <table:table-cell table:formula="of:=CONCATENATE(&quot;&quot;&quot;&quot;;['Country Names and Codes'.A136];&quot;&quot;&quot;: &quot;&quot;&quot;;['Country Names and Codes'.C136];&quot;&quot;&quot;,&quot;)" office:value-type="string" office:string-value="&quot;Portugal&quot;: &quot;PT&quot;," calcext:value-type="string">
            <text:p>"Portugal": "PT",</text:p>
          </table:table-cell>
        </table:table-row>
        <table:table-row table:style-name="ro1">
          <table:table-cell table:formula="of:=CONCATENATE(&quot;'&quot;;['Country Names and Codes'.B137];&quot;': '&quot;;['Country Names and Codes'.C137];&quot;',&quot;)" office:value-type="string" office:string-value="'PRY': 'PY'," calcext:value-type="string">
            <text:p>'PRY': 'PY',</text:p>
          </table:table-cell>
          <table:table-cell table:formula="of:=CONCATENATE(&quot;&quot;&quot;&quot;;['Country Names and Codes'.C137];&quot;&quot;&quot;: &quot;&quot;&quot;;['Country Names and Codes'.B137];&quot;&quot;&quot;,&quot;)" office:value-type="string" office:string-value="&quot;PY&quot;: &quot;PRY&quot;," calcext:value-type="string">
            <text:p>"PY": "PRY",</text:p>
          </table:table-cell>
          <table:table-cell table:formula="of:=CONCATENATE(&quot;&quot;&quot;&quot;;['Country Names and Codes'.B137];&quot;&quot;&quot;: &quot;&quot;&quot;;['Country Names and Codes'.A137];&quot;&quot;&quot;,&quot;)" office:value-type="string" office:string-value="&quot;PRY&quot;: &quot;Paraguay&quot;," calcext:value-type="string">
            <text:p>"PRY": "Paraguay",</text:p>
          </table:table-cell>
          <table:table-cell table:formula="of:=CONCATENATE(&quot;&quot;&quot;&quot;;['Country Names and Codes'.A137];&quot;&quot;&quot;: &quot;&quot;&quot;;['Country Names and Codes'.B137];&quot;&quot;&quot;,&quot;)" office:value-type="string" office:string-value="&quot;Paraguay&quot;: &quot;PRY&quot;," calcext:value-type="string">
            <text:p>"Paraguay": "PRY",</text:p>
          </table:table-cell>
          <table:table-cell table:formula="of:=CONCATENATE(&quot;&quot;&quot;&quot;;['Country Names and Codes'.C137];&quot;&quot;&quot;: &quot;&quot;&quot;;['Country Names and Codes'.A137];&quot;&quot;&quot;,&quot;)" office:value-type="string" office:string-value="&quot;PY&quot;: &quot;Paraguay&quot;," calcext:value-type="string">
            <text:p>"PY": "Paraguay",</text:p>
          </table:table-cell>
          <table:table-cell table:formula="of:=CONCATENATE(&quot;&quot;&quot;&quot;;['Country Names and Codes'.A137];&quot;&quot;&quot;: &quot;&quot;&quot;;['Country Names and Codes'.C137];&quot;&quot;&quot;,&quot;)" office:value-type="string" office:string-value="&quot;Paraguay&quot;: &quot;PY&quot;," calcext:value-type="string">
            <text:p>"Paraguay": "PY",</text:p>
          </table:table-cell>
        </table:table-row>
        <table:table-row table:style-name="ro1">
          <table:table-cell table:formula="of:=CONCATENATE(&quot;'&quot;;['Country Names and Codes'.B138];&quot;': '&quot;;['Country Names and Codes'.C138];&quot;',&quot;)" office:value-type="string" office:string-value="'QAT': 'QA'," calcext:value-type="string">
            <text:p>'QAT': 'QA',</text:p>
          </table:table-cell>
          <table:table-cell table:formula="of:=CONCATENATE(&quot;&quot;&quot;&quot;;['Country Names and Codes'.C138];&quot;&quot;&quot;: &quot;&quot;&quot;;['Country Names and Codes'.B138];&quot;&quot;&quot;,&quot;)" office:value-type="string" office:string-value="&quot;QA&quot;: &quot;QAT&quot;," calcext:value-type="string">
            <text:p>"QA": "QAT",</text:p>
          </table:table-cell>
          <table:table-cell table:formula="of:=CONCATENATE(&quot;&quot;&quot;&quot;;['Country Names and Codes'.B138];&quot;&quot;&quot;: &quot;&quot;&quot;;['Country Names and Codes'.A138];&quot;&quot;&quot;,&quot;)" office:value-type="string" office:string-value="&quot;QAT&quot;: &quot;Qatar&quot;," calcext:value-type="string">
            <text:p>"QAT": "Qatar",</text:p>
          </table:table-cell>
          <table:table-cell table:formula="of:=CONCATENATE(&quot;&quot;&quot;&quot;;['Country Names and Codes'.A138];&quot;&quot;&quot;: &quot;&quot;&quot;;['Country Names and Codes'.B138];&quot;&quot;&quot;,&quot;)" office:value-type="string" office:string-value="&quot;Qatar&quot;: &quot;QAT&quot;," calcext:value-type="string">
            <text:p>"Qatar": "QAT",</text:p>
          </table:table-cell>
          <table:table-cell table:formula="of:=CONCATENATE(&quot;&quot;&quot;&quot;;['Country Names and Codes'.C138];&quot;&quot;&quot;: &quot;&quot;&quot;;['Country Names and Codes'.A138];&quot;&quot;&quot;,&quot;)" office:value-type="string" office:string-value="&quot;QA&quot;: &quot;Qatar&quot;," calcext:value-type="string">
            <text:p>"QA": "Qatar",</text:p>
          </table:table-cell>
          <table:table-cell table:formula="of:=CONCATENATE(&quot;&quot;&quot;&quot;;['Country Names and Codes'.A138];&quot;&quot;&quot;: &quot;&quot;&quot;;['Country Names and Codes'.C138];&quot;&quot;&quot;,&quot;)" office:value-type="string" office:string-value="&quot;Qatar&quot;: &quot;QA&quot;," calcext:value-type="string">
            <text:p>"Qatar": "QA",</text:p>
          </table:table-cell>
        </table:table-row>
        <table:table-row table:style-name="ro1">
          <table:table-cell table:formula="of:=CONCATENATE(&quot;'&quot;;['Country Names and Codes'.B139];&quot;': '&quot;;['Country Names and Codes'.C139];&quot;',&quot;)" office:value-type="string" office:string-value="'ROU': 'RO'," calcext:value-type="string">
            <text:p>'ROU': 'RO',</text:p>
          </table:table-cell>
          <table:table-cell table:formula="of:=CONCATENATE(&quot;&quot;&quot;&quot;;['Country Names and Codes'.C139];&quot;&quot;&quot;: &quot;&quot;&quot;;['Country Names and Codes'.B139];&quot;&quot;&quot;,&quot;)" office:value-type="string" office:string-value="&quot;RO&quot;: &quot;ROU&quot;," calcext:value-type="string">
            <text:p>"RO": "ROU",</text:p>
          </table:table-cell>
          <table:table-cell table:formula="of:=CONCATENATE(&quot;&quot;&quot;&quot;;['Country Names and Codes'.B139];&quot;&quot;&quot;: &quot;&quot;&quot;;['Country Names and Codes'.A139];&quot;&quot;&quot;,&quot;)" office:value-type="string" office:string-value="&quot;ROU&quot;: &quot;Romania&quot;," calcext:value-type="string">
            <text:p>"ROU": "Romania",</text:p>
          </table:table-cell>
          <table:table-cell table:formula="of:=CONCATENATE(&quot;&quot;&quot;&quot;;['Country Names and Codes'.A139];&quot;&quot;&quot;: &quot;&quot;&quot;;['Country Names and Codes'.B139];&quot;&quot;&quot;,&quot;)" office:value-type="string" office:string-value="&quot;Romania&quot;: &quot;ROU&quot;," calcext:value-type="string">
            <text:p>"Romania": "ROU",</text:p>
          </table:table-cell>
          <table:table-cell table:formula="of:=CONCATENATE(&quot;&quot;&quot;&quot;;['Country Names and Codes'.C139];&quot;&quot;&quot;: &quot;&quot;&quot;;['Country Names and Codes'.A139];&quot;&quot;&quot;,&quot;)" office:value-type="string" office:string-value="&quot;RO&quot;: &quot;Romania&quot;," calcext:value-type="string">
            <text:p>"RO": "Romania",</text:p>
          </table:table-cell>
          <table:table-cell table:formula="of:=CONCATENATE(&quot;&quot;&quot;&quot;;['Country Names and Codes'.A139];&quot;&quot;&quot;: &quot;&quot;&quot;;['Country Names and Codes'.C139];&quot;&quot;&quot;,&quot;)" office:value-type="string" office:string-value="&quot;Romania&quot;: &quot;RO&quot;," calcext:value-type="string">
            <text:p>"Romania": "RO",</text:p>
          </table:table-cell>
        </table:table-row>
        <table:table-row table:style-name="ro1">
          <table:table-cell table:formula="of:=CONCATENATE(&quot;'&quot;;['Country Names and Codes'.B140];&quot;': '&quot;;['Country Names and Codes'.C140];&quot;',&quot;)" office:value-type="string" office:string-value="'RUS': 'RU'," calcext:value-type="string">
            <text:p>'RUS': 'RU',</text:p>
          </table:table-cell>
          <table:table-cell table:formula="of:=CONCATENATE(&quot;&quot;&quot;&quot;;['Country Names and Codes'.C140];&quot;&quot;&quot;: &quot;&quot;&quot;;['Country Names and Codes'.B140];&quot;&quot;&quot;,&quot;)" office:value-type="string" office:string-value="&quot;RU&quot;: &quot;RUS&quot;," calcext:value-type="string">
            <text:p>"RU": "RUS",</text:p>
          </table:table-cell>
          <table:table-cell table:formula="of:=CONCATENATE(&quot;&quot;&quot;&quot;;['Country Names and Codes'.B140];&quot;&quot;&quot;: &quot;&quot;&quot;;['Country Names and Codes'.A140];&quot;&quot;&quot;,&quot;)" office:value-type="string" office:string-value="&quot;RUS&quot;: &quot;Russia&quot;," calcext:value-type="string">
            <text:p>"RUS": "Russia",</text:p>
          </table:table-cell>
          <table:table-cell table:formula="of:=CONCATENATE(&quot;&quot;&quot;&quot;;['Country Names and Codes'.A140];&quot;&quot;&quot;: &quot;&quot;&quot;;['Country Names and Codes'.B140];&quot;&quot;&quot;,&quot;)" office:value-type="string" office:string-value="&quot;Russia&quot;: &quot;RUS&quot;," calcext:value-type="string">
            <text:p>"Russia": "RUS",</text:p>
          </table:table-cell>
          <table:table-cell table:formula="of:=CONCATENATE(&quot;&quot;&quot;&quot;;['Country Names and Codes'.C140];&quot;&quot;&quot;: &quot;&quot;&quot;;['Country Names and Codes'.A140];&quot;&quot;&quot;,&quot;)" office:value-type="string" office:string-value="&quot;RU&quot;: &quot;Russia&quot;," calcext:value-type="string">
            <text:p>"RU": "Russia",</text:p>
          </table:table-cell>
          <table:table-cell table:formula="of:=CONCATENATE(&quot;&quot;&quot;&quot;;['Country Names and Codes'.A140];&quot;&quot;&quot;: &quot;&quot;&quot;;['Country Names and Codes'.C140];&quot;&quot;&quot;,&quot;)" office:value-type="string" office:string-value="&quot;Russia&quot;: &quot;RU&quot;," calcext:value-type="string">
            <text:p>"Russia": "RU",</text:p>
          </table:table-cell>
        </table:table-row>
        <table:table-row table:style-name="ro1">
          <table:table-cell table:formula="of:=CONCATENATE(&quot;'&quot;;['Country Names and Codes'.B141];&quot;': '&quot;;['Country Names and Codes'.C141];&quot;',&quot;)" office:value-type="string" office:string-value="'RWA': 'RW'," calcext:value-type="string">
            <text:p>'RWA': 'RW',</text:p>
          </table:table-cell>
          <table:table-cell table:formula="of:=CONCATENATE(&quot;&quot;&quot;&quot;;['Country Names and Codes'.C141];&quot;&quot;&quot;: &quot;&quot;&quot;;['Country Names and Codes'.B141];&quot;&quot;&quot;,&quot;)" office:value-type="string" office:string-value="&quot;RW&quot;: &quot;RWA&quot;," calcext:value-type="string">
            <text:p>"RW": "RWA",</text:p>
          </table:table-cell>
          <table:table-cell table:formula="of:=CONCATENATE(&quot;&quot;&quot;&quot;;['Country Names and Codes'.B141];&quot;&quot;&quot;: &quot;&quot;&quot;;['Country Names and Codes'.A141];&quot;&quot;&quot;,&quot;)" office:value-type="string" office:string-value="&quot;RWA&quot;: &quot;Rwanda&quot;," calcext:value-type="string">
            <text:p>"RWA": "Rwanda",</text:p>
          </table:table-cell>
          <table:table-cell table:formula="of:=CONCATENATE(&quot;&quot;&quot;&quot;;['Country Names and Codes'.A141];&quot;&quot;&quot;: &quot;&quot;&quot;;['Country Names and Codes'.B141];&quot;&quot;&quot;,&quot;)" office:value-type="string" office:string-value="&quot;Rwanda&quot;: &quot;RWA&quot;," calcext:value-type="string">
            <text:p>"Rwanda": "RWA",</text:p>
          </table:table-cell>
          <table:table-cell table:formula="of:=CONCATENATE(&quot;&quot;&quot;&quot;;['Country Names and Codes'.C141];&quot;&quot;&quot;: &quot;&quot;&quot;;['Country Names and Codes'.A141];&quot;&quot;&quot;,&quot;)" office:value-type="string" office:string-value="&quot;RW&quot;: &quot;Rwanda&quot;," calcext:value-type="string">
            <text:p>"RW": "Rwanda",</text:p>
          </table:table-cell>
          <table:table-cell table:formula="of:=CONCATENATE(&quot;&quot;&quot;&quot;;['Country Names and Codes'.A141];&quot;&quot;&quot;: &quot;&quot;&quot;;['Country Names and Codes'.C141];&quot;&quot;&quot;,&quot;)" office:value-type="string" office:string-value="&quot;Rwanda&quot;: &quot;RW&quot;," calcext:value-type="string">
            <text:p>"Rwanda": "RW",</text:p>
          </table:table-cell>
        </table:table-row>
        <table:table-row table:style-name="ro1">
          <table:table-cell table:formula="of:=CONCATENATE(&quot;'&quot;;['Country Names and Codes'.B142];&quot;': '&quot;;['Country Names and Codes'.C142];&quot;',&quot;)" office:value-type="string" office:string-value="'SAH': 'EH'," calcext:value-type="string">
            <text:p>'SAH': 'EH',</text:p>
          </table:table-cell>
          <table:table-cell table:formula="of:=CONCATENATE(&quot;&quot;&quot;&quot;;['Country Names and Codes'.C142];&quot;&quot;&quot;: &quot;&quot;&quot;;['Country Names and Codes'.B142];&quot;&quot;&quot;,&quot;)" office:value-type="string" office:string-value="&quot;EH&quot;: &quot;SAH&quot;," calcext:value-type="string">
            <text:p>"EH": "SAH",</text:p>
          </table:table-cell>
          <table:table-cell table:formula="of:=CONCATENATE(&quot;&quot;&quot;&quot;;['Country Names and Codes'.B142];&quot;&quot;&quot;: &quot;&quot;&quot;;['Country Names and Codes'.A142];&quot;&quot;&quot;,&quot;)" office:value-type="string" office:string-value="&quot;SAH&quot;: &quot;W. Sahara&quot;," calcext:value-type="string">
            <text:p>"SAH": "W. Sahara",</text:p>
          </table:table-cell>
          <table:table-cell table:formula="of:=CONCATENATE(&quot;&quot;&quot;&quot;;['Country Names and Codes'.A142];&quot;&quot;&quot;: &quot;&quot;&quot;;['Country Names and Codes'.B142];&quot;&quot;&quot;,&quot;)" office:value-type="string" office:string-value="&quot;W. Sahara&quot;: &quot;SAH&quot;," calcext:value-type="string">
            <text:p>"W. Sahara": "SAH",</text:p>
          </table:table-cell>
          <table:table-cell table:formula="of:=CONCATENATE(&quot;&quot;&quot;&quot;;['Country Names and Codes'.C142];&quot;&quot;&quot;: &quot;&quot;&quot;;['Country Names and Codes'.A142];&quot;&quot;&quot;,&quot;)" office:value-type="string" office:string-value="&quot;EH&quot;: &quot;W. Sahara&quot;," calcext:value-type="string">
            <text:p>"EH": "W. Sahara",</text:p>
          </table:table-cell>
          <table:table-cell table:formula="of:=CONCATENATE(&quot;&quot;&quot;&quot;;['Country Names and Codes'.A142];&quot;&quot;&quot;: &quot;&quot;&quot;;['Country Names and Codes'.C142];&quot;&quot;&quot;,&quot;)" office:value-type="string" office:string-value="&quot;W. Sahara&quot;: &quot;EH&quot;," calcext:value-type="string">
            <text:p>"W. Sahara": "EH",</text:p>
          </table:table-cell>
        </table:table-row>
        <table:table-row table:style-name="ro1">
          <table:table-cell table:formula="of:=CONCATENATE(&quot;'&quot;;['Country Names and Codes'.B143];&quot;': '&quot;;['Country Names and Codes'.C143];&quot;',&quot;)" office:value-type="string" office:string-value="'SAU': 'SA'," calcext:value-type="string">
            <text:p>'SAU': 'SA',</text:p>
          </table:table-cell>
          <table:table-cell table:formula="of:=CONCATENATE(&quot;&quot;&quot;&quot;;['Country Names and Codes'.C143];&quot;&quot;&quot;: &quot;&quot;&quot;;['Country Names and Codes'.B143];&quot;&quot;&quot;,&quot;)" office:value-type="string" office:string-value="&quot;SA&quot;: &quot;SAU&quot;," calcext:value-type="string">
            <text:p>"SA": "SAU",</text:p>
          </table:table-cell>
          <table:table-cell table:formula="of:=CONCATENATE(&quot;&quot;&quot;&quot;;['Country Names and Codes'.B143];&quot;&quot;&quot;: &quot;&quot;&quot;;['Country Names and Codes'.A143];&quot;&quot;&quot;,&quot;)" office:value-type="string" office:string-value="&quot;SAU&quot;: &quot;Saudi Arabia&quot;," calcext:value-type="string">
            <text:p>"SAU": "Saudi Arabia",</text:p>
          </table:table-cell>
          <table:table-cell table:formula="of:=CONCATENATE(&quot;&quot;&quot;&quot;;['Country Names and Codes'.A143];&quot;&quot;&quot;: &quot;&quot;&quot;;['Country Names and Codes'.B143];&quot;&quot;&quot;,&quot;)" office:value-type="string" office:string-value="&quot;Saudi Arabia&quot;: &quot;SAU&quot;," calcext:value-type="string">
            <text:p>"Saudi Arabia": "SAU",</text:p>
          </table:table-cell>
          <table:table-cell table:formula="of:=CONCATENATE(&quot;&quot;&quot;&quot;;['Country Names and Codes'.C143];&quot;&quot;&quot;: &quot;&quot;&quot;;['Country Names and Codes'.A143];&quot;&quot;&quot;,&quot;)" office:value-type="string" office:string-value="&quot;SA&quot;: &quot;Saudi Arabia&quot;," calcext:value-type="string">
            <text:p>"SA": "Saudi Arabia",</text:p>
          </table:table-cell>
          <table:table-cell table:formula="of:=CONCATENATE(&quot;&quot;&quot;&quot;;['Country Names and Codes'.A143];&quot;&quot;&quot;: &quot;&quot;&quot;;['Country Names and Codes'.C143];&quot;&quot;&quot;,&quot;)" office:value-type="string" office:string-value="&quot;Saudi Arabia&quot;: &quot;SA&quot;," calcext:value-type="string">
            <text:p>"Saudi Arabia": "SA",</text:p>
          </table:table-cell>
        </table:table-row>
        <table:table-row table:style-name="ro1">
          <table:table-cell table:formula="of:=CONCATENATE(&quot;'&quot;;['Country Names and Codes'.B144];&quot;': '&quot;;['Country Names and Codes'.C144];&quot;',&quot;)" office:value-type="string" office:string-value="'SCT': ''," calcext:value-type="string">
            <text:p>'SCT': '',</text:p>
          </table:table-cell>
          <table:table-cell table:formula="of:=CONCATENATE(&quot;&quot;&quot;&quot;;['Country Names and Codes'.C144];&quot;&quot;&quot;: &quot;&quot;&quot;;['Country Names and Codes'.B144];&quot;&quot;&quot;,&quot;)" office:value-type="string" office:string-value="&quot;&quot;: &quot;SCT&quot;," calcext:value-type="string">
            <text:p>"": "SCT",</text:p>
          </table:table-cell>
          <table:table-cell table:formula="of:=CONCATENATE(&quot;&quot;&quot;&quot;;['Country Names and Codes'.B144];&quot;&quot;&quot;: &quot;&quot;&quot;;['Country Names and Codes'.A144];&quot;&quot;&quot;,&quot;)" office:value-type="string" office:string-value="&quot;SCT&quot;: &quot;Scotland&quot;," calcext:value-type="string">
            <text:p>"SCT": "Scotland",</text:p>
          </table:table-cell>
          <table:table-cell table:formula="of:=CONCATENATE(&quot;&quot;&quot;&quot;;['Country Names and Codes'.A144];&quot;&quot;&quot;: &quot;&quot;&quot;;['Country Names and Codes'.B144];&quot;&quot;&quot;,&quot;)" office:value-type="string" office:string-value="&quot;Scotland&quot;: &quot;SCT&quot;," calcext:value-type="string">
            <text:p>"Scotland": "SCT",</text:p>
          </table:table-cell>
          <table:table-cell table:formula="of:=CONCATENATE(&quot;&quot;&quot;&quot;;['Country Names and Codes'.C144];&quot;&quot;&quot;: &quot;&quot;&quot;;['Country Names and Codes'.A144];&quot;&quot;&quot;,&quot;)" office:value-type="string" office:string-value="&quot;&quot;: &quot;Scotland&quot;," calcext:value-type="string">
            <text:p>"": "Scotland",</text:p>
          </table:table-cell>
          <table:table-cell table:formula="of:=CONCATENATE(&quot;&quot;&quot;&quot;;['Country Names and Codes'.A144];&quot;&quot;&quot;: &quot;&quot;&quot;;['Country Names and Codes'.C144];&quot;&quot;&quot;,&quot;)" office:value-type="string" office:string-value="&quot;Scotland&quot;: &quot;&quot;," calcext:value-type="string">
            <text:p>"Scotland": "",</text:p>
          </table:table-cell>
        </table:table-row>
        <table:table-row table:style-name="ro1">
          <table:table-cell table:formula="of:=CONCATENATE(&quot;'&quot;;['Country Names and Codes'.B145];&quot;': '&quot;;['Country Names and Codes'.C145];&quot;',&quot;)" office:value-type="string" office:string-value="'SDN': 'SD'," calcext:value-type="string">
            <text:p>'SDN': 'SD',</text:p>
          </table:table-cell>
          <table:table-cell table:formula="of:=CONCATENATE(&quot;&quot;&quot;&quot;;['Country Names and Codes'.C145];&quot;&quot;&quot;: &quot;&quot;&quot;;['Country Names and Codes'.B145];&quot;&quot;&quot;,&quot;)" office:value-type="string" office:string-value="&quot;SD&quot;: &quot;SDN&quot;," calcext:value-type="string">
            <text:p>"SD": "SDN",</text:p>
          </table:table-cell>
          <table:table-cell table:formula="of:=CONCATENATE(&quot;&quot;&quot;&quot;;['Country Names and Codes'.B145];&quot;&quot;&quot;: &quot;&quot;&quot;;['Country Names and Codes'.A145];&quot;&quot;&quot;,&quot;)" office:value-type="string" office:string-value="&quot;SDN&quot;: &quot;Sudan&quot;," calcext:value-type="string">
            <text:p>"SDN": "Sudan",</text:p>
          </table:table-cell>
          <table:table-cell table:formula="of:=CONCATENATE(&quot;&quot;&quot;&quot;;['Country Names and Codes'.A145];&quot;&quot;&quot;: &quot;&quot;&quot;;['Country Names and Codes'.B145];&quot;&quot;&quot;,&quot;)" office:value-type="string" office:string-value="&quot;Sudan&quot;: &quot;SDN&quot;," calcext:value-type="string">
            <text:p>"Sudan": "SDN",</text:p>
          </table:table-cell>
          <table:table-cell table:formula="of:=CONCATENATE(&quot;&quot;&quot;&quot;;['Country Names and Codes'.C145];&quot;&quot;&quot;: &quot;&quot;&quot;;['Country Names and Codes'.A145];&quot;&quot;&quot;,&quot;)" office:value-type="string" office:string-value="&quot;SD&quot;: &quot;Sudan&quot;," calcext:value-type="string">
            <text:p>"SD": "Sudan",</text:p>
          </table:table-cell>
          <table:table-cell table:formula="of:=CONCATENATE(&quot;&quot;&quot;&quot;;['Country Names and Codes'.A145];&quot;&quot;&quot;: &quot;&quot;&quot;;['Country Names and Codes'.C145];&quot;&quot;&quot;,&quot;)" office:value-type="string" office:string-value="&quot;Sudan&quot;: &quot;SD&quot;," calcext:value-type="string">
            <text:p>"Sudan": "SD",</text:p>
          </table:table-cell>
        </table:table-row>
        <table:table-row table:style-name="ro1">
          <table:table-cell table:formula="of:=CONCATENATE(&quot;'&quot;;['Country Names and Codes'.B146];&quot;': '&quot;;['Country Names and Codes'.C146];&quot;',&quot;)" office:value-type="string" office:string-value="'SDS': 'SS'," calcext:value-type="string">
            <text:p>'SDS': 'SS',</text:p>
          </table:table-cell>
          <table:table-cell table:formula="of:=CONCATENATE(&quot;&quot;&quot;&quot;;['Country Names and Codes'.C146];&quot;&quot;&quot;: &quot;&quot;&quot;;['Country Names and Codes'.B146];&quot;&quot;&quot;,&quot;)" office:value-type="string" office:string-value="&quot;SS&quot;: &quot;SDS&quot;," calcext:value-type="string">
            <text:p>"SS": "SDS",</text:p>
          </table:table-cell>
          <table:table-cell table:formula="of:=CONCATENATE(&quot;&quot;&quot;&quot;;['Country Names and Codes'.B146];&quot;&quot;&quot;: &quot;&quot;&quot;;['Country Names and Codes'.A146];&quot;&quot;&quot;,&quot;)" office:value-type="string" office:string-value="&quot;SDS&quot;: &quot;S. Sudan&quot;," calcext:value-type="string">
            <text:p>"SDS": "S. Sudan",</text:p>
          </table:table-cell>
          <table:table-cell table:formula="of:=CONCATENATE(&quot;&quot;&quot;&quot;;['Country Names and Codes'.A146];&quot;&quot;&quot;: &quot;&quot;&quot;;['Country Names and Codes'.B146];&quot;&quot;&quot;,&quot;)" office:value-type="string" office:string-value="&quot;S. Sudan&quot;: &quot;SDS&quot;," calcext:value-type="string">
            <text:p>"S. Sudan": "SDS",</text:p>
          </table:table-cell>
          <table:table-cell table:formula="of:=CONCATENATE(&quot;&quot;&quot;&quot;;['Country Names and Codes'.C146];&quot;&quot;&quot;: &quot;&quot;&quot;;['Country Names and Codes'.A146];&quot;&quot;&quot;,&quot;)" office:value-type="string" office:string-value="&quot;SS&quot;: &quot;S. Sudan&quot;," calcext:value-type="string">
            <text:p>"SS": "S. Sudan",</text:p>
          </table:table-cell>
          <table:table-cell table:formula="of:=CONCATENATE(&quot;&quot;&quot;&quot;;['Country Names and Codes'.A146];&quot;&quot;&quot;: &quot;&quot;&quot;;['Country Names and Codes'.C146];&quot;&quot;&quot;,&quot;)" office:value-type="string" office:string-value="&quot;S. Sudan&quot;: &quot;SS&quot;," calcext:value-type="string">
            <text:p>"S. Sudan": "SS",</text:p>
          </table:table-cell>
        </table:table-row>
        <table:table-row table:style-name="ro1">
          <table:table-cell table:formula="of:=CONCATENATE(&quot;'&quot;;['Country Names and Codes'.B147];&quot;': '&quot;;['Country Names and Codes'.C147];&quot;',&quot;)" office:value-type="string" office:string-value="'SEN': 'SN'," calcext:value-type="string">
            <text:p>'SEN': 'SN',</text:p>
          </table:table-cell>
          <table:table-cell table:formula="of:=CONCATENATE(&quot;&quot;&quot;&quot;;['Country Names and Codes'.C147];&quot;&quot;&quot;: &quot;&quot;&quot;;['Country Names and Codes'.B147];&quot;&quot;&quot;,&quot;)" office:value-type="string" office:string-value="&quot;SN&quot;: &quot;SEN&quot;," calcext:value-type="string">
            <text:p>"SN": "SEN",</text:p>
          </table:table-cell>
          <table:table-cell table:formula="of:=CONCATENATE(&quot;&quot;&quot;&quot;;['Country Names and Codes'.B147];&quot;&quot;&quot;: &quot;&quot;&quot;;['Country Names and Codes'.A147];&quot;&quot;&quot;,&quot;)" office:value-type="string" office:string-value="&quot;SEN&quot;: &quot;Senegal&quot;," calcext:value-type="string">
            <text:p>"SEN": "Senegal",</text:p>
          </table:table-cell>
          <table:table-cell table:formula="of:=CONCATENATE(&quot;&quot;&quot;&quot;;['Country Names and Codes'.A147];&quot;&quot;&quot;: &quot;&quot;&quot;;['Country Names and Codes'.B147];&quot;&quot;&quot;,&quot;)" office:value-type="string" office:string-value="&quot;Senegal&quot;: &quot;SEN&quot;," calcext:value-type="string">
            <text:p>"Senegal": "SEN",</text:p>
          </table:table-cell>
          <table:table-cell table:formula="of:=CONCATENATE(&quot;&quot;&quot;&quot;;['Country Names and Codes'.C147];&quot;&quot;&quot;: &quot;&quot;&quot;;['Country Names and Codes'.A147];&quot;&quot;&quot;,&quot;)" office:value-type="string" office:string-value="&quot;SN&quot;: &quot;Senegal&quot;," calcext:value-type="string">
            <text:p>"SN": "Senegal",</text:p>
          </table:table-cell>
          <table:table-cell table:formula="of:=CONCATENATE(&quot;&quot;&quot;&quot;;['Country Names and Codes'.A147];&quot;&quot;&quot;: &quot;&quot;&quot;;['Country Names and Codes'.C147];&quot;&quot;&quot;,&quot;)" office:value-type="string" office:string-value="&quot;Senegal&quot;: &quot;SN&quot;," calcext:value-type="string">
            <text:p>"Senegal": "SN",</text:p>
          </table:table-cell>
        </table:table-row>
        <table:table-row table:style-name="ro1">
          <table:table-cell table:formula="of:=CONCATENATE(&quot;'&quot;;['Country Names and Codes'.B148];&quot;': '&quot;;['Country Names and Codes'.C148];&quot;',&quot;)" office:value-type="string" office:string-value="'SLB': 'SB'," calcext:value-type="string">
            <text:p>'SLB': 'SB',</text:p>
          </table:table-cell>
          <table:table-cell table:formula="of:=CONCATENATE(&quot;&quot;&quot;&quot;;['Country Names and Codes'.C148];&quot;&quot;&quot;: &quot;&quot;&quot;;['Country Names and Codes'.B148];&quot;&quot;&quot;,&quot;)" office:value-type="string" office:string-value="&quot;SB&quot;: &quot;SLB&quot;," calcext:value-type="string">
            <text:p>"SB": "SLB",</text:p>
          </table:table-cell>
          <table:table-cell table:formula="of:=CONCATENATE(&quot;&quot;&quot;&quot;;['Country Names and Codes'.B148];&quot;&quot;&quot;: &quot;&quot;&quot;;['Country Names and Codes'.A148];&quot;&quot;&quot;,&quot;)" office:value-type="string" office:string-value="&quot;SLB&quot;: &quot;Solomon Is.&quot;," calcext:value-type="string">
            <text:p>"SLB": "Solomon Is.",</text:p>
          </table:table-cell>
          <table:table-cell table:formula="of:=CONCATENATE(&quot;&quot;&quot;&quot;;['Country Names and Codes'.A148];&quot;&quot;&quot;: &quot;&quot;&quot;;['Country Names and Codes'.B148];&quot;&quot;&quot;,&quot;)" office:value-type="string" office:string-value="&quot;Solomon Is.&quot;: &quot;SLB&quot;," calcext:value-type="string">
            <text:p>"Solomon Is.": "SLB",</text:p>
          </table:table-cell>
          <table:table-cell table:formula="of:=CONCATENATE(&quot;&quot;&quot;&quot;;['Country Names and Codes'.C148];&quot;&quot;&quot;: &quot;&quot;&quot;;['Country Names and Codes'.A148];&quot;&quot;&quot;,&quot;)" office:value-type="string" office:string-value="&quot;SB&quot;: &quot;Solomon Is.&quot;," calcext:value-type="string">
            <text:p>"SB": "Solomon Is.",</text:p>
          </table:table-cell>
          <table:table-cell table:formula="of:=CONCATENATE(&quot;&quot;&quot;&quot;;['Country Names and Codes'.A148];&quot;&quot;&quot;: &quot;&quot;&quot;;['Country Names and Codes'.C148];&quot;&quot;&quot;,&quot;)" office:value-type="string" office:string-value="&quot;Solomon Is.&quot;: &quot;SB&quot;," calcext:value-type="string">
            <text:p>"Solomon Is.": "SB",</text:p>
          </table:table-cell>
        </table:table-row>
        <table:table-row table:style-name="ro1">
          <table:table-cell table:formula="of:=CONCATENATE(&quot;'&quot;;['Country Names and Codes'.B149];&quot;': '&quot;;['Country Names and Codes'.C149];&quot;',&quot;)" office:value-type="string" office:string-value="'SLE': 'SL'," calcext:value-type="string">
            <text:p>'SLE': 'SL',</text:p>
          </table:table-cell>
          <table:table-cell table:formula="of:=CONCATENATE(&quot;&quot;&quot;&quot;;['Country Names and Codes'.C149];&quot;&quot;&quot;: &quot;&quot;&quot;;['Country Names and Codes'.B149];&quot;&quot;&quot;,&quot;)" office:value-type="string" office:string-value="&quot;SL&quot;: &quot;SLE&quot;," calcext:value-type="string">
            <text:p>"SL": "SLE",</text:p>
          </table:table-cell>
          <table:table-cell table:formula="of:=CONCATENATE(&quot;&quot;&quot;&quot;;['Country Names and Codes'.B149];&quot;&quot;&quot;: &quot;&quot;&quot;;['Country Names and Codes'.A149];&quot;&quot;&quot;,&quot;)" office:value-type="string" office:string-value="&quot;SLE&quot;: &quot;Sierra Leone&quot;," calcext:value-type="string">
            <text:p>"SLE": "Sierra Leone",</text:p>
          </table:table-cell>
          <table:table-cell table:formula="of:=CONCATENATE(&quot;&quot;&quot;&quot;;['Country Names and Codes'.A149];&quot;&quot;&quot;: &quot;&quot;&quot;;['Country Names and Codes'.B149];&quot;&quot;&quot;,&quot;)" office:value-type="string" office:string-value="&quot;Sierra Leone&quot;: &quot;SLE&quot;," calcext:value-type="string">
            <text:p>"Sierra Leone": "SLE",</text:p>
          </table:table-cell>
          <table:table-cell table:formula="of:=CONCATENATE(&quot;&quot;&quot;&quot;;['Country Names and Codes'.C149];&quot;&quot;&quot;: &quot;&quot;&quot;;['Country Names and Codes'.A149];&quot;&quot;&quot;,&quot;)" office:value-type="string" office:string-value="&quot;SL&quot;: &quot;Sierra Leone&quot;," calcext:value-type="string">
            <text:p>"SL": "Sierra Leone",</text:p>
          </table:table-cell>
          <table:table-cell table:formula="of:=CONCATENATE(&quot;&quot;&quot;&quot;;['Country Names and Codes'.A149];&quot;&quot;&quot;: &quot;&quot;&quot;;['Country Names and Codes'.C149];&quot;&quot;&quot;,&quot;)" office:value-type="string" office:string-value="&quot;Sierra Leone&quot;: &quot;SL&quot;," calcext:value-type="string">
            <text:p>"Sierra Leone": "SL",</text:p>
          </table:table-cell>
        </table:table-row>
        <table:table-row table:style-name="ro1">
          <table:table-cell table:formula="of:=CONCATENATE(&quot;'&quot;;['Country Names and Codes'.B150];&quot;': '&quot;;['Country Names and Codes'.C150];&quot;',&quot;)" office:value-type="string" office:string-value="'SLV': 'SV'," calcext:value-type="string">
            <text:p>'SLV': 'SV',</text:p>
          </table:table-cell>
          <table:table-cell table:formula="of:=CONCATENATE(&quot;&quot;&quot;&quot;;['Country Names and Codes'.C150];&quot;&quot;&quot;: &quot;&quot;&quot;;['Country Names and Codes'.B150];&quot;&quot;&quot;,&quot;)" office:value-type="string" office:string-value="&quot;SV&quot;: &quot;SLV&quot;," calcext:value-type="string">
            <text:p>"SV": "SLV",</text:p>
          </table:table-cell>
          <table:table-cell table:formula="of:=CONCATENATE(&quot;&quot;&quot;&quot;;['Country Names and Codes'.B150];&quot;&quot;&quot;: &quot;&quot;&quot;;['Country Names and Codes'.A150];&quot;&quot;&quot;,&quot;)" office:value-type="string" office:string-value="&quot;SLV&quot;: &quot;El Salvador&quot;," calcext:value-type="string">
            <text:p>"SLV": "El Salvador",</text:p>
          </table:table-cell>
          <table:table-cell table:formula="of:=CONCATENATE(&quot;&quot;&quot;&quot;;['Country Names and Codes'.A150];&quot;&quot;&quot;: &quot;&quot;&quot;;['Country Names and Codes'.B150];&quot;&quot;&quot;,&quot;)" office:value-type="string" office:string-value="&quot;El Salvador&quot;: &quot;SLV&quot;," calcext:value-type="string">
            <text:p>"El Salvador": "SLV",</text:p>
          </table:table-cell>
          <table:table-cell table:formula="of:=CONCATENATE(&quot;&quot;&quot;&quot;;['Country Names and Codes'.C150];&quot;&quot;&quot;: &quot;&quot;&quot;;['Country Names and Codes'.A150];&quot;&quot;&quot;,&quot;)" office:value-type="string" office:string-value="&quot;SV&quot;: &quot;El Salvador&quot;," calcext:value-type="string">
            <text:p>"SV": "El Salvador",</text:p>
          </table:table-cell>
          <table:table-cell table:formula="of:=CONCATENATE(&quot;&quot;&quot;&quot;;['Country Names and Codes'.A150];&quot;&quot;&quot;: &quot;&quot;&quot;;['Country Names and Codes'.C150];&quot;&quot;&quot;,&quot;)" office:value-type="string" office:string-value="&quot;El Salvador&quot;: &quot;SV&quot;," calcext:value-type="string">
            <text:p>"El Salvador": "SV",</text:p>
          </table:table-cell>
        </table:table-row>
        <table:table-row table:style-name="ro1">
          <table:table-cell table:formula="of:=CONCATENATE(&quot;'&quot;;['Country Names and Codes'.B151];&quot;': '&quot;;['Country Names and Codes'.C151];&quot;',&quot;)" office:value-type="string" office:string-value="'SOL': ''," calcext:value-type="string">
            <text:p>'SOL': '',</text:p>
          </table:table-cell>
          <table:table-cell table:formula="of:=CONCATENATE(&quot;&quot;&quot;&quot;;['Country Names and Codes'.C151];&quot;&quot;&quot;: &quot;&quot;&quot;;['Country Names and Codes'.B151];&quot;&quot;&quot;,&quot;)" office:value-type="string" office:string-value="&quot;&quot;: &quot;SOL&quot;," calcext:value-type="string">
            <text:p>"": "SOL",</text:p>
          </table:table-cell>
          <table:table-cell table:formula="of:=CONCATENATE(&quot;&quot;&quot;&quot;;['Country Names and Codes'.B151];&quot;&quot;&quot;: &quot;&quot;&quot;;['Country Names and Codes'.A151];&quot;&quot;&quot;,&quot;)" office:value-type="string" office:string-value="&quot;SOL&quot;: &quot;Somaliland&quot;," calcext:value-type="string">
            <text:p>"SOL": "Somaliland",</text:p>
          </table:table-cell>
          <table:table-cell table:formula="of:=CONCATENATE(&quot;&quot;&quot;&quot;;['Country Names and Codes'.A151];&quot;&quot;&quot;: &quot;&quot;&quot;;['Country Names and Codes'.B151];&quot;&quot;&quot;,&quot;)" office:value-type="string" office:string-value="&quot;Somaliland&quot;: &quot;SOL&quot;," calcext:value-type="string">
            <text:p>"Somaliland": "SOL",</text:p>
          </table:table-cell>
          <table:table-cell table:formula="of:=CONCATENATE(&quot;&quot;&quot;&quot;;['Country Names and Codes'.C151];&quot;&quot;&quot;: &quot;&quot;&quot;;['Country Names and Codes'.A151];&quot;&quot;&quot;,&quot;)" office:value-type="string" office:string-value="&quot;&quot;: &quot;Somaliland&quot;," calcext:value-type="string">
            <text:p>"": "Somaliland",</text:p>
          </table:table-cell>
          <table:table-cell table:formula="of:=CONCATENATE(&quot;&quot;&quot;&quot;;['Country Names and Codes'.A151];&quot;&quot;&quot;: &quot;&quot;&quot;;['Country Names and Codes'.C151];&quot;&quot;&quot;,&quot;)" office:value-type="string" office:string-value="&quot;Somaliland&quot;: &quot;&quot;," calcext:value-type="string">
            <text:p>"Somaliland": "",</text:p>
          </table:table-cell>
        </table:table-row>
        <table:table-row table:style-name="ro1">
          <table:table-cell table:formula="of:=CONCATENATE(&quot;'&quot;;['Country Names and Codes'.B152];&quot;': '&quot;;['Country Names and Codes'.C152];&quot;',&quot;)" office:value-type="string" office:string-value="'SOM': 'SO'," calcext:value-type="string">
            <text:p>'SOM': 'SO',</text:p>
          </table:table-cell>
          <table:table-cell table:formula="of:=CONCATENATE(&quot;&quot;&quot;&quot;;['Country Names and Codes'.C152];&quot;&quot;&quot;: &quot;&quot;&quot;;['Country Names and Codes'.B152];&quot;&quot;&quot;,&quot;)" office:value-type="string" office:string-value="&quot;SO&quot;: &quot;SOM&quot;," calcext:value-type="string">
            <text:p>"SO": "SOM",</text:p>
          </table:table-cell>
          <table:table-cell table:formula="of:=CONCATENATE(&quot;&quot;&quot;&quot;;['Country Names and Codes'.B152];&quot;&quot;&quot;: &quot;&quot;&quot;;['Country Names and Codes'.A152];&quot;&quot;&quot;,&quot;)" office:value-type="string" office:string-value="&quot;SOM&quot;: &quot;Somalia&quot;," calcext:value-type="string">
            <text:p>"SOM": "Somalia",</text:p>
          </table:table-cell>
          <table:table-cell table:formula="of:=CONCATENATE(&quot;&quot;&quot;&quot;;['Country Names and Codes'.A152];&quot;&quot;&quot;: &quot;&quot;&quot;;['Country Names and Codes'.B152];&quot;&quot;&quot;,&quot;)" office:value-type="string" office:string-value="&quot;Somalia&quot;: &quot;SOM&quot;," calcext:value-type="string">
            <text:p>"Somalia": "SOM",</text:p>
          </table:table-cell>
          <table:table-cell table:formula="of:=CONCATENATE(&quot;&quot;&quot;&quot;;['Country Names and Codes'.C152];&quot;&quot;&quot;: &quot;&quot;&quot;;['Country Names and Codes'.A152];&quot;&quot;&quot;,&quot;)" office:value-type="string" office:string-value="&quot;SO&quot;: &quot;Somalia&quot;," calcext:value-type="string">
            <text:p>"SO": "Somalia",</text:p>
          </table:table-cell>
          <table:table-cell table:formula="of:=CONCATENATE(&quot;&quot;&quot;&quot;;['Country Names and Codes'.A152];&quot;&quot;&quot;: &quot;&quot;&quot;;['Country Names and Codes'.C152];&quot;&quot;&quot;,&quot;)" office:value-type="string" office:string-value="&quot;Somalia&quot;: &quot;SO&quot;," calcext:value-type="string">
            <text:p>"Somalia": "SO",</text:p>
          </table:table-cell>
        </table:table-row>
        <table:table-row table:style-name="ro1">
          <table:table-cell table:formula="of:=CONCATENATE(&quot;'&quot;;['Country Names and Codes'.B153];&quot;': '&quot;;['Country Names and Codes'.C153];&quot;',&quot;)" office:value-type="string" office:string-value="'SRS': 'RS'," calcext:value-type="string">
            <text:p>'SRS': 'RS',</text:p>
          </table:table-cell>
          <table:table-cell table:formula="of:=CONCATENATE(&quot;&quot;&quot;&quot;;['Country Names and Codes'.C153];&quot;&quot;&quot;: &quot;&quot;&quot;;['Country Names and Codes'.B153];&quot;&quot;&quot;,&quot;)" office:value-type="string" office:string-value="&quot;RS&quot;: &quot;SRS&quot;," calcext:value-type="string">
            <text:p>"RS": "SRS",</text:p>
          </table:table-cell>
          <table:table-cell table:formula="of:=CONCATENATE(&quot;&quot;&quot;&quot;;['Country Names and Codes'.B153];&quot;&quot;&quot;: &quot;&quot;&quot;;['Country Names and Codes'.A153];&quot;&quot;&quot;,&quot;)" office:value-type="string" office:string-value="&quot;SRS&quot;: &quot;Serbia&quot;," calcext:value-type="string">
            <text:p>"SRS": "Serbia",</text:p>
          </table:table-cell>
          <table:table-cell table:formula="of:=CONCATENATE(&quot;&quot;&quot;&quot;;['Country Names and Codes'.A153];&quot;&quot;&quot;: &quot;&quot;&quot;;['Country Names and Codes'.B153];&quot;&quot;&quot;,&quot;)" office:value-type="string" office:string-value="&quot;Serbia&quot;: &quot;SRS&quot;," calcext:value-type="string">
            <text:p>"Serbia": "SRS",</text:p>
          </table:table-cell>
          <table:table-cell table:formula="of:=CONCATENATE(&quot;&quot;&quot;&quot;;['Country Names and Codes'.C153];&quot;&quot;&quot;: &quot;&quot;&quot;;['Country Names and Codes'.A153];&quot;&quot;&quot;,&quot;)" office:value-type="string" office:string-value="&quot;RS&quot;: &quot;Serbia&quot;," calcext:value-type="string">
            <text:p>"RS": "Serbia",</text:p>
          </table:table-cell>
          <table:table-cell table:formula="of:=CONCATENATE(&quot;&quot;&quot;&quot;;['Country Names and Codes'.A153];&quot;&quot;&quot;: &quot;&quot;&quot;;['Country Names and Codes'.C153];&quot;&quot;&quot;,&quot;)" office:value-type="string" office:string-value="&quot;Serbia&quot;: &quot;RS&quot;," calcext:value-type="string">
            <text:p>"Serbia": "RS",</text:p>
          </table:table-cell>
        </table:table-row>
        <table:table-row table:style-name="ro1">
          <table:table-cell table:formula="of:=CONCATENATE(&quot;'&quot;;['Country Names and Codes'.B154];&quot;': '&quot;;['Country Names and Codes'.C154];&quot;',&quot;)" office:value-type="string" office:string-value="'SUR': 'SR'," calcext:value-type="string">
            <text:p>'SUR': 'SR',</text:p>
          </table:table-cell>
          <table:table-cell table:formula="of:=CONCATENATE(&quot;&quot;&quot;&quot;;['Country Names and Codes'.C154];&quot;&quot;&quot;: &quot;&quot;&quot;;['Country Names and Codes'.B154];&quot;&quot;&quot;,&quot;)" office:value-type="string" office:string-value="&quot;SR&quot;: &quot;SUR&quot;," calcext:value-type="string">
            <text:p>"SR": "SUR",</text:p>
          </table:table-cell>
          <table:table-cell table:formula="of:=CONCATENATE(&quot;&quot;&quot;&quot;;['Country Names and Codes'.B154];&quot;&quot;&quot;: &quot;&quot;&quot;;['Country Names and Codes'.A154];&quot;&quot;&quot;,&quot;)" office:value-type="string" office:string-value="&quot;SUR&quot;: &quot;Suriname&quot;," calcext:value-type="string">
            <text:p>"SUR": "Suriname",</text:p>
          </table:table-cell>
          <table:table-cell table:formula="of:=CONCATENATE(&quot;&quot;&quot;&quot;;['Country Names and Codes'.A154];&quot;&quot;&quot;: &quot;&quot;&quot;;['Country Names and Codes'.B154];&quot;&quot;&quot;,&quot;)" office:value-type="string" office:string-value="&quot;Suriname&quot;: &quot;SUR&quot;," calcext:value-type="string">
            <text:p>"Suriname": "SUR",</text:p>
          </table:table-cell>
          <table:table-cell table:formula="of:=CONCATENATE(&quot;&quot;&quot;&quot;;['Country Names and Codes'.C154];&quot;&quot;&quot;: &quot;&quot;&quot;;['Country Names and Codes'.A154];&quot;&quot;&quot;,&quot;)" office:value-type="string" office:string-value="&quot;SR&quot;: &quot;Suriname&quot;," calcext:value-type="string">
            <text:p>"SR": "Suriname",</text:p>
          </table:table-cell>
          <table:table-cell table:formula="of:=CONCATENATE(&quot;&quot;&quot;&quot;;['Country Names and Codes'.A154];&quot;&quot;&quot;: &quot;&quot;&quot;;['Country Names and Codes'.C154];&quot;&quot;&quot;,&quot;)" office:value-type="string" office:string-value="&quot;Suriname&quot;: &quot;SR&quot;," calcext:value-type="string">
            <text:p>"Suriname": "SR",</text:p>
          </table:table-cell>
        </table:table-row>
        <table:table-row table:style-name="ro1">
          <table:table-cell table:formula="of:=CONCATENATE(&quot;'&quot;;['Country Names and Codes'.B155];&quot;': '&quot;;['Country Names and Codes'.C155];&quot;',&quot;)" office:value-type="string" office:string-value="'SVK': 'SK'," calcext:value-type="string">
            <text:p>'SVK': 'SK',</text:p>
          </table:table-cell>
          <table:table-cell table:formula="of:=CONCATENATE(&quot;&quot;&quot;&quot;;['Country Names and Codes'.C155];&quot;&quot;&quot;: &quot;&quot;&quot;;['Country Names and Codes'.B155];&quot;&quot;&quot;,&quot;)" office:value-type="string" office:string-value="&quot;SK&quot;: &quot;SVK&quot;," calcext:value-type="string">
            <text:p>"SK": "SVK",</text:p>
          </table:table-cell>
          <table:table-cell table:formula="of:=CONCATENATE(&quot;&quot;&quot;&quot;;['Country Names and Codes'.B155];&quot;&quot;&quot;: &quot;&quot;&quot;;['Country Names and Codes'.A155];&quot;&quot;&quot;,&quot;)" office:value-type="string" office:string-value="&quot;SVK&quot;: &quot;Slovakia&quot;," calcext:value-type="string">
            <text:p>"SVK": "Slovakia",</text:p>
          </table:table-cell>
          <table:table-cell table:formula="of:=CONCATENATE(&quot;&quot;&quot;&quot;;['Country Names and Codes'.A155];&quot;&quot;&quot;: &quot;&quot;&quot;;['Country Names and Codes'.B155];&quot;&quot;&quot;,&quot;)" office:value-type="string" office:string-value="&quot;Slovakia&quot;: &quot;SVK&quot;," calcext:value-type="string">
            <text:p>"Slovakia": "SVK",</text:p>
          </table:table-cell>
          <table:table-cell table:formula="of:=CONCATENATE(&quot;&quot;&quot;&quot;;['Country Names and Codes'.C155];&quot;&quot;&quot;: &quot;&quot;&quot;;['Country Names and Codes'.A155];&quot;&quot;&quot;,&quot;)" office:value-type="string" office:string-value="&quot;SK&quot;: &quot;Slovakia&quot;," calcext:value-type="string">
            <text:p>"SK": "Slovakia",</text:p>
          </table:table-cell>
          <table:table-cell table:formula="of:=CONCATENATE(&quot;&quot;&quot;&quot;;['Country Names and Codes'.A155];&quot;&quot;&quot;: &quot;&quot;&quot;;['Country Names and Codes'.C155];&quot;&quot;&quot;,&quot;)" office:value-type="string" office:string-value="&quot;Slovakia&quot;: &quot;SK&quot;," calcext:value-type="string">
            <text:p>"Slovakia": "SK",</text:p>
          </table:table-cell>
        </table:table-row>
        <table:table-row table:style-name="ro1">
          <table:table-cell table:formula="of:=CONCATENATE(&quot;'&quot;;['Country Names and Codes'.B156];&quot;': '&quot;;['Country Names and Codes'.C156];&quot;',&quot;)" office:value-type="string" office:string-value="'SVN': 'SI'," calcext:value-type="string">
            <text:p>'SVN': 'SI',</text:p>
          </table:table-cell>
          <table:table-cell table:formula="of:=CONCATENATE(&quot;&quot;&quot;&quot;;['Country Names and Codes'.C156];&quot;&quot;&quot;: &quot;&quot;&quot;;['Country Names and Codes'.B156];&quot;&quot;&quot;,&quot;)" office:value-type="string" office:string-value="&quot;SI&quot;: &quot;SVN&quot;," calcext:value-type="string">
            <text:p>"SI": "SVN",</text:p>
          </table:table-cell>
          <table:table-cell table:formula="of:=CONCATENATE(&quot;&quot;&quot;&quot;;['Country Names and Codes'.B156];&quot;&quot;&quot;: &quot;&quot;&quot;;['Country Names and Codes'.A156];&quot;&quot;&quot;,&quot;)" office:value-type="string" office:string-value="&quot;SVN&quot;: &quot;Slovenia&quot;," calcext:value-type="string">
            <text:p>"SVN": "Slovenia",</text:p>
          </table:table-cell>
          <table:table-cell table:formula="of:=CONCATENATE(&quot;&quot;&quot;&quot;;['Country Names and Codes'.A156];&quot;&quot;&quot;: &quot;&quot;&quot;;['Country Names and Codes'.B156];&quot;&quot;&quot;,&quot;)" office:value-type="string" office:string-value="&quot;Slovenia&quot;: &quot;SVN&quot;," calcext:value-type="string">
            <text:p>"Slovenia": "SVN",</text:p>
          </table:table-cell>
          <table:table-cell table:formula="of:=CONCATENATE(&quot;&quot;&quot;&quot;;['Country Names and Codes'.C156];&quot;&quot;&quot;: &quot;&quot;&quot;;['Country Names and Codes'.A156];&quot;&quot;&quot;,&quot;)" office:value-type="string" office:string-value="&quot;SI&quot;: &quot;Slovenia&quot;," calcext:value-type="string">
            <text:p>"SI": "Slovenia",</text:p>
          </table:table-cell>
          <table:table-cell table:formula="of:=CONCATENATE(&quot;&quot;&quot;&quot;;['Country Names and Codes'.A156];&quot;&quot;&quot;: &quot;&quot;&quot;;['Country Names and Codes'.C156];&quot;&quot;&quot;,&quot;)" office:value-type="string" office:string-value="&quot;Slovenia&quot;: &quot;SI&quot;," calcext:value-type="string">
            <text:p>"Slovenia": "SI",</text:p>
          </table:table-cell>
        </table:table-row>
        <table:table-row table:style-name="ro1">
          <table:table-cell table:formula="of:=CONCATENATE(&quot;'&quot;;['Country Names and Codes'.B157];&quot;': '&quot;;['Country Names and Codes'.C157];&quot;',&quot;)" office:value-type="string" office:string-value="'SWE': 'SE'," calcext:value-type="string">
            <text:p>'SWE': 'SE',</text:p>
          </table:table-cell>
          <table:table-cell table:formula="of:=CONCATENATE(&quot;&quot;&quot;&quot;;['Country Names and Codes'.C157];&quot;&quot;&quot;: &quot;&quot;&quot;;['Country Names and Codes'.B157];&quot;&quot;&quot;,&quot;)" office:value-type="string" office:string-value="&quot;SE&quot;: &quot;SWE&quot;," calcext:value-type="string">
            <text:p>"SE": "SWE",</text:p>
          </table:table-cell>
          <table:table-cell table:formula="of:=CONCATENATE(&quot;&quot;&quot;&quot;;['Country Names and Codes'.B157];&quot;&quot;&quot;: &quot;&quot;&quot;;['Country Names and Codes'.A157];&quot;&quot;&quot;,&quot;)" office:value-type="string" office:string-value="&quot;SWE&quot;: &quot;Sweden&quot;," calcext:value-type="string">
            <text:p>"SWE": "Sweden",</text:p>
          </table:table-cell>
          <table:table-cell table:formula="of:=CONCATENATE(&quot;&quot;&quot;&quot;;['Country Names and Codes'.A157];&quot;&quot;&quot;: &quot;&quot;&quot;;['Country Names and Codes'.B157];&quot;&quot;&quot;,&quot;)" office:value-type="string" office:string-value="&quot;Sweden&quot;: &quot;SWE&quot;," calcext:value-type="string">
            <text:p>"Sweden": "SWE",</text:p>
          </table:table-cell>
          <table:table-cell table:formula="of:=CONCATENATE(&quot;&quot;&quot;&quot;;['Country Names and Codes'.C157];&quot;&quot;&quot;: &quot;&quot;&quot;;['Country Names and Codes'.A157];&quot;&quot;&quot;,&quot;)" office:value-type="string" office:string-value="&quot;SE&quot;: &quot;Sweden&quot;," calcext:value-type="string">
            <text:p>"SE": "Sweden",</text:p>
          </table:table-cell>
          <table:table-cell table:formula="of:=CONCATENATE(&quot;&quot;&quot;&quot;;['Country Names and Codes'.A157];&quot;&quot;&quot;: &quot;&quot;&quot;;['Country Names and Codes'.C157];&quot;&quot;&quot;,&quot;)" office:value-type="string" office:string-value="&quot;Sweden&quot;: &quot;SE&quot;," calcext:value-type="string">
            <text:p>"Sweden": "SE",</text:p>
          </table:table-cell>
        </table:table-row>
        <table:table-row table:style-name="ro1">
          <table:table-cell table:formula="of:=CONCATENATE(&quot;'&quot;;['Country Names and Codes'.B158];&quot;': '&quot;;['Country Names and Codes'.C158];&quot;',&quot;)" office:value-type="string" office:string-value="'SWZ': 'SZ'," calcext:value-type="string">
            <text:p>'SWZ': 'SZ',</text:p>
          </table:table-cell>
          <table:table-cell table:formula="of:=CONCATENATE(&quot;&quot;&quot;&quot;;['Country Names and Codes'.C158];&quot;&quot;&quot;: &quot;&quot;&quot;;['Country Names and Codes'.B158];&quot;&quot;&quot;,&quot;)" office:value-type="string" office:string-value="&quot;SZ&quot;: &quot;SWZ&quot;," calcext:value-type="string">
            <text:p>"SZ": "SWZ",</text:p>
          </table:table-cell>
          <table:table-cell table:formula="of:=CONCATENATE(&quot;&quot;&quot;&quot;;['Country Names and Codes'.B158];&quot;&quot;&quot;: &quot;&quot;&quot;;['Country Names and Codes'.A158];&quot;&quot;&quot;,&quot;)" office:value-type="string" office:string-value="&quot;SWZ&quot;: &quot;Swaziland&quot;," calcext:value-type="string">
            <text:p>"SWZ": "Swaziland",</text:p>
          </table:table-cell>
          <table:table-cell table:formula="of:=CONCATENATE(&quot;&quot;&quot;&quot;;['Country Names and Codes'.A158];&quot;&quot;&quot;: &quot;&quot;&quot;;['Country Names and Codes'.B158];&quot;&quot;&quot;,&quot;)" office:value-type="string" office:string-value="&quot;Swaziland&quot;: &quot;SWZ&quot;," calcext:value-type="string">
            <text:p>"Swaziland": "SWZ",</text:p>
          </table:table-cell>
          <table:table-cell table:formula="of:=CONCATENATE(&quot;&quot;&quot;&quot;;['Country Names and Codes'.C158];&quot;&quot;&quot;: &quot;&quot;&quot;;['Country Names and Codes'.A158];&quot;&quot;&quot;,&quot;)" office:value-type="string" office:string-value="&quot;SZ&quot;: &quot;Swaziland&quot;," calcext:value-type="string">
            <text:p>"SZ": "Swaziland",</text:p>
          </table:table-cell>
          <table:table-cell table:formula="of:=CONCATENATE(&quot;&quot;&quot;&quot;;['Country Names and Codes'.A158];&quot;&quot;&quot;: &quot;&quot;&quot;;['Country Names and Codes'.C158];&quot;&quot;&quot;,&quot;)" office:value-type="string" office:string-value="&quot;Swaziland&quot;: &quot;SZ&quot;," calcext:value-type="string">
            <text:p>"Swaziland": "SZ",</text:p>
          </table:table-cell>
        </table:table-row>
        <table:table-row table:style-name="ro1">
          <table:table-cell table:formula="of:=CONCATENATE(&quot;'&quot;;['Country Names and Codes'.B159];&quot;': '&quot;;['Country Names and Codes'.C159];&quot;',&quot;)" office:value-type="string" office:string-value="'SYR': 'SY'," calcext:value-type="string">
            <text:p>'SYR': 'SY',</text:p>
          </table:table-cell>
          <table:table-cell table:formula="of:=CONCATENATE(&quot;&quot;&quot;&quot;;['Country Names and Codes'.C159];&quot;&quot;&quot;: &quot;&quot;&quot;;['Country Names and Codes'.B159];&quot;&quot;&quot;,&quot;)" office:value-type="string" office:string-value="&quot;SY&quot;: &quot;SYR&quot;," calcext:value-type="string">
            <text:p>"SY": "SYR",</text:p>
          </table:table-cell>
          <table:table-cell table:formula="of:=CONCATENATE(&quot;&quot;&quot;&quot;;['Country Names and Codes'.B159];&quot;&quot;&quot;: &quot;&quot;&quot;;['Country Names and Codes'.A159];&quot;&quot;&quot;,&quot;)" office:value-type="string" office:string-value="&quot;SYR&quot;: &quot;Syria&quot;," calcext:value-type="string">
            <text:p>"SYR": "Syria",</text:p>
          </table:table-cell>
          <table:table-cell table:formula="of:=CONCATENATE(&quot;&quot;&quot;&quot;;['Country Names and Codes'.A159];&quot;&quot;&quot;: &quot;&quot;&quot;;['Country Names and Codes'.B159];&quot;&quot;&quot;,&quot;)" office:value-type="string" office:string-value="&quot;Syria&quot;: &quot;SYR&quot;," calcext:value-type="string">
            <text:p>"Syria": "SYR",</text:p>
          </table:table-cell>
          <table:table-cell table:formula="of:=CONCATENATE(&quot;&quot;&quot;&quot;;['Country Names and Codes'.C159];&quot;&quot;&quot;: &quot;&quot;&quot;;['Country Names and Codes'.A159];&quot;&quot;&quot;,&quot;)" office:value-type="string" office:string-value="&quot;SY&quot;: &quot;Syria&quot;," calcext:value-type="string">
            <text:p>"SY": "Syria",</text:p>
          </table:table-cell>
          <table:table-cell table:formula="of:=CONCATENATE(&quot;&quot;&quot;&quot;;['Country Names and Codes'.A159];&quot;&quot;&quot;: &quot;&quot;&quot;;['Country Names and Codes'.C159];&quot;&quot;&quot;,&quot;)" office:value-type="string" office:string-value="&quot;Syria&quot;: &quot;SY&quot;," calcext:value-type="string">
            <text:p>"Syria": "SY",</text:p>
          </table:table-cell>
        </table:table-row>
        <table:table-row table:style-name="ro1">
          <table:table-cell table:formula="of:=CONCATENATE(&quot;'&quot;;['Country Names and Codes'.B160];&quot;': '&quot;;['Country Names and Codes'.C160];&quot;',&quot;)" office:value-type="string" office:string-value="'TCD': 'TD'," calcext:value-type="string">
            <text:p>'TCD': 'TD',</text:p>
          </table:table-cell>
          <table:table-cell table:formula="of:=CONCATENATE(&quot;&quot;&quot;&quot;;['Country Names and Codes'.C160];&quot;&quot;&quot;: &quot;&quot;&quot;;['Country Names and Codes'.B160];&quot;&quot;&quot;,&quot;)" office:value-type="string" office:string-value="&quot;TD&quot;: &quot;TCD&quot;," calcext:value-type="string">
            <text:p>"TD": "TCD",</text:p>
          </table:table-cell>
          <table:table-cell table:formula="of:=CONCATENATE(&quot;&quot;&quot;&quot;;['Country Names and Codes'.B160];&quot;&quot;&quot;: &quot;&quot;&quot;;['Country Names and Codes'.A160];&quot;&quot;&quot;,&quot;)" office:value-type="string" office:string-value="&quot;TCD&quot;: &quot;Chad&quot;," calcext:value-type="string">
            <text:p>"TCD": "Chad",</text:p>
          </table:table-cell>
          <table:table-cell table:formula="of:=CONCATENATE(&quot;&quot;&quot;&quot;;['Country Names and Codes'.A160];&quot;&quot;&quot;: &quot;&quot;&quot;;['Country Names and Codes'.B160];&quot;&quot;&quot;,&quot;)" office:value-type="string" office:string-value="&quot;Chad&quot;: &quot;TCD&quot;," calcext:value-type="string">
            <text:p>"Chad": "TCD",</text:p>
          </table:table-cell>
          <table:table-cell table:formula="of:=CONCATENATE(&quot;&quot;&quot;&quot;;['Country Names and Codes'.C160];&quot;&quot;&quot;: &quot;&quot;&quot;;['Country Names and Codes'.A160];&quot;&quot;&quot;,&quot;)" office:value-type="string" office:string-value="&quot;TD&quot;: &quot;Chad&quot;," calcext:value-type="string">
            <text:p>"TD": "Chad",</text:p>
          </table:table-cell>
          <table:table-cell table:formula="of:=CONCATENATE(&quot;&quot;&quot;&quot;;['Country Names and Codes'.A160];&quot;&quot;&quot;: &quot;&quot;&quot;;['Country Names and Codes'.C160];&quot;&quot;&quot;,&quot;)" office:value-type="string" office:string-value="&quot;Chad&quot;: &quot;TD&quot;," calcext:value-type="string">
            <text:p>"Chad": "TD",</text:p>
          </table:table-cell>
        </table:table-row>
        <table:table-row table:style-name="ro1">
          <table:table-cell table:formula="of:=CONCATENATE(&quot;'&quot;;['Country Names and Codes'.B161];&quot;': '&quot;;['Country Names and Codes'.C161];&quot;',&quot;)" office:value-type="string" office:string-value="'TGO': 'TG'," calcext:value-type="string">
            <text:p>'TGO': 'TG',</text:p>
          </table:table-cell>
          <table:table-cell table:formula="of:=CONCATENATE(&quot;&quot;&quot;&quot;;['Country Names and Codes'.C161];&quot;&quot;&quot;: &quot;&quot;&quot;;['Country Names and Codes'.B161];&quot;&quot;&quot;,&quot;)" office:value-type="string" office:string-value="&quot;TG&quot;: &quot;TGO&quot;," calcext:value-type="string">
            <text:p>"TG": "TGO",</text:p>
          </table:table-cell>
          <table:table-cell table:formula="of:=CONCATENATE(&quot;&quot;&quot;&quot;;['Country Names and Codes'.B161];&quot;&quot;&quot;: &quot;&quot;&quot;;['Country Names and Codes'.A161];&quot;&quot;&quot;,&quot;)" office:value-type="string" office:string-value="&quot;TGO&quot;: &quot;Togo&quot;," calcext:value-type="string">
            <text:p>"TGO": "Togo",</text:p>
          </table:table-cell>
          <table:table-cell table:formula="of:=CONCATENATE(&quot;&quot;&quot;&quot;;['Country Names and Codes'.A161];&quot;&quot;&quot;: &quot;&quot;&quot;;['Country Names and Codes'.B161];&quot;&quot;&quot;,&quot;)" office:value-type="string" office:string-value="&quot;Togo&quot;: &quot;TGO&quot;," calcext:value-type="string">
            <text:p>"Togo": "TGO",</text:p>
          </table:table-cell>
          <table:table-cell table:formula="of:=CONCATENATE(&quot;&quot;&quot;&quot;;['Country Names and Codes'.C161];&quot;&quot;&quot;: &quot;&quot;&quot;;['Country Names and Codes'.A161];&quot;&quot;&quot;,&quot;)" office:value-type="string" office:string-value="&quot;TG&quot;: &quot;Togo&quot;," calcext:value-type="string">
            <text:p>"TG": "Togo",</text:p>
          </table:table-cell>
          <table:table-cell table:formula="of:=CONCATENATE(&quot;&quot;&quot;&quot;;['Country Names and Codes'.A161];&quot;&quot;&quot;: &quot;&quot;&quot;;['Country Names and Codes'.C161];&quot;&quot;&quot;,&quot;)" office:value-type="string" office:string-value="&quot;Togo&quot;: &quot;TG&quot;," calcext:value-type="string">
            <text:p>"Togo": "TG",</text:p>
          </table:table-cell>
        </table:table-row>
        <table:table-row table:style-name="ro1">
          <table:table-cell table:formula="of:=CONCATENATE(&quot;'&quot;;['Country Names and Codes'.B162];&quot;': '&quot;;['Country Names and Codes'.C162];&quot;',&quot;)" office:value-type="string" office:string-value="'THA': 'TH'," calcext:value-type="string">
            <text:p>'THA': 'TH',</text:p>
          </table:table-cell>
          <table:table-cell table:formula="of:=CONCATENATE(&quot;&quot;&quot;&quot;;['Country Names and Codes'.C162];&quot;&quot;&quot;: &quot;&quot;&quot;;['Country Names and Codes'.B162];&quot;&quot;&quot;,&quot;)" office:value-type="string" office:string-value="&quot;TH&quot;: &quot;THA&quot;," calcext:value-type="string">
            <text:p>"TH": "THA",</text:p>
          </table:table-cell>
          <table:table-cell table:formula="of:=CONCATENATE(&quot;&quot;&quot;&quot;;['Country Names and Codes'.B162];&quot;&quot;&quot;: &quot;&quot;&quot;;['Country Names and Codes'.A162];&quot;&quot;&quot;,&quot;)" office:value-type="string" office:string-value="&quot;THA&quot;: &quot;Thailand&quot;," calcext:value-type="string">
            <text:p>"THA": "Thailand",</text:p>
          </table:table-cell>
          <table:table-cell table:formula="of:=CONCATENATE(&quot;&quot;&quot;&quot;;['Country Names and Codes'.A162];&quot;&quot;&quot;: &quot;&quot;&quot;;['Country Names and Codes'.B162];&quot;&quot;&quot;,&quot;)" office:value-type="string" office:string-value="&quot;Thailand&quot;: &quot;THA&quot;," calcext:value-type="string">
            <text:p>"Thailand": "THA",</text:p>
          </table:table-cell>
          <table:table-cell table:formula="of:=CONCATENATE(&quot;&quot;&quot;&quot;;['Country Names and Codes'.C162];&quot;&quot;&quot;: &quot;&quot;&quot;;['Country Names and Codes'.A162];&quot;&quot;&quot;,&quot;)" office:value-type="string" office:string-value="&quot;TH&quot;: &quot;Thailand&quot;," calcext:value-type="string">
            <text:p>"TH": "Thailand",</text:p>
          </table:table-cell>
          <table:table-cell table:formula="of:=CONCATENATE(&quot;&quot;&quot;&quot;;['Country Names and Codes'.A162];&quot;&quot;&quot;: &quot;&quot;&quot;;['Country Names and Codes'.C162];&quot;&quot;&quot;,&quot;)" office:value-type="string" office:string-value="&quot;Thailand&quot;: &quot;TH&quot;," calcext:value-type="string">
            <text:p>"Thailand": "TH",</text:p>
          </table:table-cell>
        </table:table-row>
        <table:table-row table:style-name="ro1">
          <table:table-cell table:formula="of:=CONCATENATE(&quot;'&quot;;['Country Names and Codes'.B163];&quot;': '&quot;;['Country Names and Codes'.C163];&quot;',&quot;)" office:value-type="string" office:string-value="'TJK': 'TJ'," calcext:value-type="string">
            <text:p>'TJK': 'TJ',</text:p>
          </table:table-cell>
          <table:table-cell table:formula="of:=CONCATENATE(&quot;&quot;&quot;&quot;;['Country Names and Codes'.C163];&quot;&quot;&quot;: &quot;&quot;&quot;;['Country Names and Codes'.B163];&quot;&quot;&quot;,&quot;)" office:value-type="string" office:string-value="&quot;TJ&quot;: &quot;TJK&quot;," calcext:value-type="string">
            <text:p>"TJ": "TJK",</text:p>
          </table:table-cell>
          <table:table-cell table:formula="of:=CONCATENATE(&quot;&quot;&quot;&quot;;['Country Names and Codes'.B163];&quot;&quot;&quot;: &quot;&quot;&quot;;['Country Names and Codes'.A163];&quot;&quot;&quot;,&quot;)" office:value-type="string" office:string-value="&quot;TJK&quot;: &quot;Tajikistan&quot;," calcext:value-type="string">
            <text:p>"TJK": "Tajikistan",</text:p>
          </table:table-cell>
          <table:table-cell table:formula="of:=CONCATENATE(&quot;&quot;&quot;&quot;;['Country Names and Codes'.A163];&quot;&quot;&quot;: &quot;&quot;&quot;;['Country Names and Codes'.B163];&quot;&quot;&quot;,&quot;)" office:value-type="string" office:string-value="&quot;Tajikistan&quot;: &quot;TJK&quot;," calcext:value-type="string">
            <text:p>"Tajikistan": "TJK",</text:p>
          </table:table-cell>
          <table:table-cell table:formula="of:=CONCATENATE(&quot;&quot;&quot;&quot;;['Country Names and Codes'.C163];&quot;&quot;&quot;: &quot;&quot;&quot;;['Country Names and Codes'.A163];&quot;&quot;&quot;,&quot;)" office:value-type="string" office:string-value="&quot;TJ&quot;: &quot;Tajikistan&quot;," calcext:value-type="string">
            <text:p>"TJ": "Tajikistan",</text:p>
          </table:table-cell>
          <table:table-cell table:formula="of:=CONCATENATE(&quot;&quot;&quot;&quot;;['Country Names and Codes'.A163];&quot;&quot;&quot;: &quot;&quot;&quot;;['Country Names and Codes'.C163];&quot;&quot;&quot;,&quot;)" office:value-type="string" office:string-value="&quot;Tajikistan&quot;: &quot;TJ&quot;," calcext:value-type="string">
            <text:p>"Tajikistan": "TJ",</text:p>
          </table:table-cell>
        </table:table-row>
        <table:table-row table:style-name="ro1">
          <table:table-cell table:formula="of:=CONCATENATE(&quot;'&quot;;['Country Names and Codes'.B164];&quot;': '&quot;;['Country Names and Codes'.C164];&quot;',&quot;)" office:value-type="string" office:string-value="'TKM': 'TM'," calcext:value-type="string">
            <text:p>'TKM': 'TM',</text:p>
          </table:table-cell>
          <table:table-cell table:formula="of:=CONCATENATE(&quot;&quot;&quot;&quot;;['Country Names and Codes'.C164];&quot;&quot;&quot;: &quot;&quot;&quot;;['Country Names and Codes'.B164];&quot;&quot;&quot;,&quot;)" office:value-type="string" office:string-value="&quot;TM&quot;: &quot;TKM&quot;," calcext:value-type="string">
            <text:p>"TM": "TKM",</text:p>
          </table:table-cell>
          <table:table-cell table:formula="of:=CONCATENATE(&quot;&quot;&quot;&quot;;['Country Names and Codes'.B164];&quot;&quot;&quot;: &quot;&quot;&quot;;['Country Names and Codes'.A164];&quot;&quot;&quot;,&quot;)" office:value-type="string" office:string-value="&quot;TKM&quot;: &quot;Turkmenistan&quot;," calcext:value-type="string">
            <text:p>"TKM": "Turkmenistan",</text:p>
          </table:table-cell>
          <table:table-cell table:formula="of:=CONCATENATE(&quot;&quot;&quot;&quot;;['Country Names and Codes'.A164];&quot;&quot;&quot;: &quot;&quot;&quot;;['Country Names and Codes'.B164];&quot;&quot;&quot;,&quot;)" office:value-type="string" office:string-value="&quot;Turkmenistan&quot;: &quot;TKM&quot;," calcext:value-type="string">
            <text:p>"Turkmenistan": "TKM",</text:p>
          </table:table-cell>
          <table:table-cell table:formula="of:=CONCATENATE(&quot;&quot;&quot;&quot;;['Country Names and Codes'.C164];&quot;&quot;&quot;: &quot;&quot;&quot;;['Country Names and Codes'.A164];&quot;&quot;&quot;,&quot;)" office:value-type="string" office:string-value="&quot;TM&quot;: &quot;Turkmenistan&quot;," calcext:value-type="string">
            <text:p>"TM": "Turkmenistan",</text:p>
          </table:table-cell>
          <table:table-cell table:formula="of:=CONCATENATE(&quot;&quot;&quot;&quot;;['Country Names and Codes'.A164];&quot;&quot;&quot;: &quot;&quot;&quot;;['Country Names and Codes'.C164];&quot;&quot;&quot;,&quot;)" office:value-type="string" office:string-value="&quot;Turkmenistan&quot;: &quot;TM&quot;," calcext:value-type="string">
            <text:p>"Turkmenistan": "TM",</text:p>
          </table:table-cell>
        </table:table-row>
        <table:table-row table:style-name="ro1">
          <table:table-cell table:formula="of:=CONCATENATE(&quot;'&quot;;['Country Names and Codes'.B165];&quot;': '&quot;;['Country Names and Codes'.C165];&quot;',&quot;)" office:value-type="string" office:string-value="'TLS': 'TL'," calcext:value-type="string">
            <text:p>'TLS': 'TL',</text:p>
          </table:table-cell>
          <table:table-cell table:formula="of:=CONCATENATE(&quot;&quot;&quot;&quot;;['Country Names and Codes'.C165];&quot;&quot;&quot;: &quot;&quot;&quot;;['Country Names and Codes'.B165];&quot;&quot;&quot;,&quot;)" office:value-type="string" office:string-value="&quot;TL&quot;: &quot;TLS&quot;," calcext:value-type="string">
            <text:p>"TL": "TLS",</text:p>
          </table:table-cell>
          <table:table-cell table:formula="of:=CONCATENATE(&quot;&quot;&quot;&quot;;['Country Names and Codes'.B165];&quot;&quot;&quot;: &quot;&quot;&quot;;['Country Names and Codes'.A165];&quot;&quot;&quot;,&quot;)" office:value-type="string" office:string-value="&quot;TLS&quot;: &quot;Timor-Leste&quot;," calcext:value-type="string">
            <text:p>"TLS": "Timor-Leste",</text:p>
          </table:table-cell>
          <table:table-cell table:formula="of:=CONCATENATE(&quot;&quot;&quot;&quot;;['Country Names and Codes'.A165];&quot;&quot;&quot;: &quot;&quot;&quot;;['Country Names and Codes'.B165];&quot;&quot;&quot;,&quot;)" office:value-type="string" office:string-value="&quot;Timor-Leste&quot;: &quot;TLS&quot;," calcext:value-type="string">
            <text:p>"Timor-Leste": "TLS",</text:p>
          </table:table-cell>
          <table:table-cell table:formula="of:=CONCATENATE(&quot;&quot;&quot;&quot;;['Country Names and Codes'.C165];&quot;&quot;&quot;: &quot;&quot;&quot;;['Country Names and Codes'.A165];&quot;&quot;&quot;,&quot;)" office:value-type="string" office:string-value="&quot;TL&quot;: &quot;Timor-Leste&quot;," calcext:value-type="string">
            <text:p>"TL": "Timor-Leste",</text:p>
          </table:table-cell>
          <table:table-cell table:formula="of:=CONCATENATE(&quot;&quot;&quot;&quot;;['Country Names and Codes'.A165];&quot;&quot;&quot;: &quot;&quot;&quot;;['Country Names and Codes'.C165];&quot;&quot;&quot;,&quot;)" office:value-type="string" office:string-value="&quot;Timor-Leste&quot;: &quot;TL&quot;," calcext:value-type="string">
            <text:p>"Timor-Leste": "TL",</text:p>
          </table:table-cell>
        </table:table-row>
        <table:table-row table:style-name="ro1">
          <table:table-cell table:formula="of:=CONCATENATE(&quot;'&quot;;['Country Names and Codes'.B166];&quot;': '&quot;;['Country Names and Codes'.C166];&quot;',&quot;)" office:value-type="string" office:string-value="'TTO': 'TT'," calcext:value-type="string">
            <text:p>'TTO': 'TT',</text:p>
          </table:table-cell>
          <table:table-cell table:formula="of:=CONCATENATE(&quot;&quot;&quot;&quot;;['Country Names and Codes'.C166];&quot;&quot;&quot;: &quot;&quot;&quot;;['Country Names and Codes'.B166];&quot;&quot;&quot;,&quot;)" office:value-type="string" office:string-value="&quot;TT&quot;: &quot;TTO&quot;," calcext:value-type="string">
            <text:p>"TT": "TTO",</text:p>
          </table:table-cell>
          <table:table-cell table:formula="of:=CONCATENATE(&quot;&quot;&quot;&quot;;['Country Names and Codes'.B166];&quot;&quot;&quot;: &quot;&quot;&quot;;['Country Names and Codes'.A166];&quot;&quot;&quot;,&quot;)" office:value-type="string" office:string-value="&quot;TTO&quot;: &quot;Trinidad and Tobago&quot;," calcext:value-type="string">
            <text:p>"TTO": "Trinidad and Tobago",</text:p>
          </table:table-cell>
          <table:table-cell table:formula="of:=CONCATENATE(&quot;&quot;&quot;&quot;;['Country Names and Codes'.A166];&quot;&quot;&quot;: &quot;&quot;&quot;;['Country Names and Codes'.B166];&quot;&quot;&quot;,&quot;)" office:value-type="string" office:string-value="&quot;Trinidad and Tobago&quot;: &quot;TTO&quot;," calcext:value-type="string">
            <text:p>"Trinidad and Tobago": "TTO",</text:p>
          </table:table-cell>
          <table:table-cell table:formula="of:=CONCATENATE(&quot;&quot;&quot;&quot;;['Country Names and Codes'.C166];&quot;&quot;&quot;: &quot;&quot;&quot;;['Country Names and Codes'.A166];&quot;&quot;&quot;,&quot;)" office:value-type="string" office:string-value="&quot;TT&quot;: &quot;Trinidad and Tobago&quot;," calcext:value-type="string">
            <text:p>"TT": "Trinidad and Tobago",</text:p>
          </table:table-cell>
          <table:table-cell table:formula="of:=CONCATENATE(&quot;&quot;&quot;&quot;;['Country Names and Codes'.A166];&quot;&quot;&quot;: &quot;&quot;&quot;;['Country Names and Codes'.C166];&quot;&quot;&quot;,&quot;)" office:value-type="string" office:string-value="&quot;Trinidad and Tobago&quot;: &quot;TT&quot;," calcext:value-type="string">
            <text:p>"Trinidad and Tobago": "TT",</text:p>
          </table:table-cell>
        </table:table-row>
        <table:table-row table:style-name="ro1">
          <table:table-cell table:formula="of:=CONCATENATE(&quot;'&quot;;['Country Names and Codes'.B167];&quot;': '&quot;;['Country Names and Codes'.C167];&quot;',&quot;)" office:value-type="string" office:string-value="'TUN': 'TN'," calcext:value-type="string">
            <text:p>'TUN': 'TN',</text:p>
          </table:table-cell>
          <table:table-cell table:formula="of:=CONCATENATE(&quot;&quot;&quot;&quot;;['Country Names and Codes'.C167];&quot;&quot;&quot;: &quot;&quot;&quot;;['Country Names and Codes'.B167];&quot;&quot;&quot;,&quot;)" office:value-type="string" office:string-value="&quot;TN&quot;: &quot;TUN&quot;," calcext:value-type="string">
            <text:p>"TN": "TUN",</text:p>
          </table:table-cell>
          <table:table-cell table:formula="of:=CONCATENATE(&quot;&quot;&quot;&quot;;['Country Names and Codes'.B167];&quot;&quot;&quot;: &quot;&quot;&quot;;['Country Names and Codes'.A167];&quot;&quot;&quot;,&quot;)" office:value-type="string" office:string-value="&quot;TUN&quot;: &quot;Tunisia&quot;," calcext:value-type="string">
            <text:p>"TUN": "Tunisia",</text:p>
          </table:table-cell>
          <table:table-cell table:formula="of:=CONCATENATE(&quot;&quot;&quot;&quot;;['Country Names and Codes'.A167];&quot;&quot;&quot;: &quot;&quot;&quot;;['Country Names and Codes'.B167];&quot;&quot;&quot;,&quot;)" office:value-type="string" office:string-value="&quot;Tunisia&quot;: &quot;TUN&quot;," calcext:value-type="string">
            <text:p>"Tunisia": "TUN",</text:p>
          </table:table-cell>
          <table:table-cell table:formula="of:=CONCATENATE(&quot;&quot;&quot;&quot;;['Country Names and Codes'.C167];&quot;&quot;&quot;: &quot;&quot;&quot;;['Country Names and Codes'.A167];&quot;&quot;&quot;,&quot;)" office:value-type="string" office:string-value="&quot;TN&quot;: &quot;Tunisia&quot;," calcext:value-type="string">
            <text:p>"TN": "Tunisia",</text:p>
          </table:table-cell>
          <table:table-cell table:formula="of:=CONCATENATE(&quot;&quot;&quot;&quot;;['Country Names and Codes'.A167];&quot;&quot;&quot;: &quot;&quot;&quot;;['Country Names and Codes'.C167];&quot;&quot;&quot;,&quot;)" office:value-type="string" office:string-value="&quot;Tunisia&quot;: &quot;TN&quot;," calcext:value-type="string">
            <text:p>"Tunisia": "TN",</text:p>
          </table:table-cell>
        </table:table-row>
        <table:table-row table:style-name="ro1">
          <table:table-cell table:formula="of:=CONCATENATE(&quot;'&quot;;['Country Names and Codes'.B168];&quot;': '&quot;;['Country Names and Codes'.C168];&quot;',&quot;)" office:value-type="string" office:string-value="'TUR': 'TR'," calcext:value-type="string">
            <text:p>'TUR': 'TR',</text:p>
          </table:table-cell>
          <table:table-cell table:formula="of:=CONCATENATE(&quot;&quot;&quot;&quot;;['Country Names and Codes'.C168];&quot;&quot;&quot;: &quot;&quot;&quot;;['Country Names and Codes'.B168];&quot;&quot;&quot;,&quot;)" office:value-type="string" office:string-value="&quot;TR&quot;: &quot;TUR&quot;," calcext:value-type="string">
            <text:p>"TR": "TUR",</text:p>
          </table:table-cell>
          <table:table-cell table:formula="of:=CONCATENATE(&quot;&quot;&quot;&quot;;['Country Names and Codes'.B168];&quot;&quot;&quot;: &quot;&quot;&quot;;['Country Names and Codes'.A168];&quot;&quot;&quot;,&quot;)" office:value-type="string" office:string-value="&quot;TUR&quot;: &quot;Turkey&quot;," calcext:value-type="string">
            <text:p>"TUR": "Turkey",</text:p>
          </table:table-cell>
          <table:table-cell table:formula="of:=CONCATENATE(&quot;&quot;&quot;&quot;;['Country Names and Codes'.A168];&quot;&quot;&quot;: &quot;&quot;&quot;;['Country Names and Codes'.B168];&quot;&quot;&quot;,&quot;)" office:value-type="string" office:string-value="&quot;Turkey&quot;: &quot;TUR&quot;," calcext:value-type="string">
            <text:p>"Turkey": "TUR",</text:p>
          </table:table-cell>
          <table:table-cell table:formula="of:=CONCATENATE(&quot;&quot;&quot;&quot;;['Country Names and Codes'.C168];&quot;&quot;&quot;: &quot;&quot;&quot;;['Country Names and Codes'.A168];&quot;&quot;&quot;,&quot;)" office:value-type="string" office:string-value="&quot;TR&quot;: &quot;Turkey&quot;," calcext:value-type="string">
            <text:p>"TR": "Turkey",</text:p>
          </table:table-cell>
          <table:table-cell table:formula="of:=CONCATENATE(&quot;&quot;&quot;&quot;;['Country Names and Codes'.A168];&quot;&quot;&quot;: &quot;&quot;&quot;;['Country Names and Codes'.C168];&quot;&quot;&quot;,&quot;)" office:value-type="string" office:string-value="&quot;Turkey&quot;: &quot;TR&quot;," calcext:value-type="string">
            <text:p>"Turkey": "TR",</text:p>
          </table:table-cell>
        </table:table-row>
        <table:table-row table:style-name="ro1">
          <table:table-cell table:formula="of:=CONCATENATE(&quot;'&quot;;['Country Names and Codes'.B169];&quot;': '&quot;;['Country Names and Codes'.C169];&quot;',&quot;)" office:value-type="string" office:string-value="'TWN': 'TW'," calcext:value-type="string">
            <text:p>'TWN': 'TW',</text:p>
          </table:table-cell>
          <table:table-cell table:formula="of:=CONCATENATE(&quot;&quot;&quot;&quot;;['Country Names and Codes'.C169];&quot;&quot;&quot;: &quot;&quot;&quot;;['Country Names and Codes'.B169];&quot;&quot;&quot;,&quot;)" office:value-type="string" office:string-value="&quot;TW&quot;: &quot;TWN&quot;," calcext:value-type="string">
            <text:p>"TW": "TWN",</text:p>
          </table:table-cell>
          <table:table-cell table:formula="of:=CONCATENATE(&quot;&quot;&quot;&quot;;['Country Names and Codes'.B169];&quot;&quot;&quot;: &quot;&quot;&quot;;['Country Names and Codes'.A169];&quot;&quot;&quot;,&quot;)" office:value-type="string" office:string-value="&quot;TWN&quot;: &quot;Taiwan&quot;," calcext:value-type="string">
            <text:p>"TWN": "Taiwan",</text:p>
          </table:table-cell>
          <table:table-cell table:formula="of:=CONCATENATE(&quot;&quot;&quot;&quot;;['Country Names and Codes'.A169];&quot;&quot;&quot;: &quot;&quot;&quot;;['Country Names and Codes'.B169];&quot;&quot;&quot;,&quot;)" office:value-type="string" office:string-value="&quot;Taiwan&quot;: &quot;TWN&quot;," calcext:value-type="string">
            <text:p>"Taiwan": "TWN",</text:p>
          </table:table-cell>
          <table:table-cell table:formula="of:=CONCATENATE(&quot;&quot;&quot;&quot;;['Country Names and Codes'.C169];&quot;&quot;&quot;: &quot;&quot;&quot;;['Country Names and Codes'.A169];&quot;&quot;&quot;,&quot;)" office:value-type="string" office:string-value="&quot;TW&quot;: &quot;Taiwan&quot;," calcext:value-type="string">
            <text:p>"TW": "Taiwan",</text:p>
          </table:table-cell>
          <table:table-cell table:formula="of:=CONCATENATE(&quot;&quot;&quot;&quot;;['Country Names and Codes'.A169];&quot;&quot;&quot;: &quot;&quot;&quot;;['Country Names and Codes'.C169];&quot;&quot;&quot;,&quot;)" office:value-type="string" office:string-value="&quot;Taiwan&quot;: &quot;TW&quot;," calcext:value-type="string">
            <text:p>"Taiwan": "TW",</text:p>
          </table:table-cell>
        </table:table-row>
        <table:table-row table:style-name="ro1">
          <table:table-cell table:formula="of:=CONCATENATE(&quot;'&quot;;['Country Names and Codes'.B170];&quot;': '&quot;;['Country Names and Codes'.C170];&quot;',&quot;)" office:value-type="string" office:string-value="'TZA': 'TZ'," calcext:value-type="string">
            <text:p>'TZA': 'TZ',</text:p>
          </table:table-cell>
          <table:table-cell table:formula="of:=CONCATENATE(&quot;&quot;&quot;&quot;;['Country Names and Codes'.C170];&quot;&quot;&quot;: &quot;&quot;&quot;;['Country Names and Codes'.B170];&quot;&quot;&quot;,&quot;)" office:value-type="string" office:string-value="&quot;TZ&quot;: &quot;TZA&quot;," calcext:value-type="string">
            <text:p>"TZ": "TZA",</text:p>
          </table:table-cell>
          <table:table-cell table:formula="of:=CONCATENATE(&quot;&quot;&quot;&quot;;['Country Names and Codes'.B170];&quot;&quot;&quot;: &quot;&quot;&quot;;['Country Names and Codes'.A170];&quot;&quot;&quot;,&quot;)" office:value-type="string" office:string-value="&quot;TZA&quot;: &quot;Tanzania&quot;," calcext:value-type="string">
            <text:p>"TZA": "Tanzania",</text:p>
          </table:table-cell>
          <table:table-cell table:formula="of:=CONCATENATE(&quot;&quot;&quot;&quot;;['Country Names and Codes'.A170];&quot;&quot;&quot;: &quot;&quot;&quot;;['Country Names and Codes'.B170];&quot;&quot;&quot;,&quot;)" office:value-type="string" office:string-value="&quot;Tanzania&quot;: &quot;TZA&quot;," calcext:value-type="string">
            <text:p>"Tanzania": "TZA",</text:p>
          </table:table-cell>
          <table:table-cell table:formula="of:=CONCATENATE(&quot;&quot;&quot;&quot;;['Country Names and Codes'.C170];&quot;&quot;&quot;: &quot;&quot;&quot;;['Country Names and Codes'.A170];&quot;&quot;&quot;,&quot;)" office:value-type="string" office:string-value="&quot;TZ&quot;: &quot;Tanzania&quot;," calcext:value-type="string">
            <text:p>"TZ": "Tanzania",</text:p>
          </table:table-cell>
          <table:table-cell table:formula="of:=CONCATENATE(&quot;&quot;&quot;&quot;;['Country Names and Codes'.A170];&quot;&quot;&quot;: &quot;&quot;&quot;;['Country Names and Codes'.C170];&quot;&quot;&quot;,&quot;)" office:value-type="string" office:string-value="&quot;Tanzania&quot;: &quot;TZ&quot;," calcext:value-type="string">
            <text:p>"Tanzania": "TZ",</text:p>
          </table:table-cell>
        </table:table-row>
        <table:table-row table:style-name="ro1">
          <table:table-cell table:formula="of:=CONCATENATE(&quot;'&quot;;['Country Names and Codes'.B171];&quot;': '&quot;;['Country Names and Codes'.C171];&quot;',&quot;)" office:value-type="string" office:string-value="'UGA': 'UG'," calcext:value-type="string">
            <text:p>'UGA': 'UG',</text:p>
          </table:table-cell>
          <table:table-cell table:formula="of:=CONCATENATE(&quot;&quot;&quot;&quot;;['Country Names and Codes'.C171];&quot;&quot;&quot;: &quot;&quot;&quot;;['Country Names and Codes'.B171];&quot;&quot;&quot;,&quot;)" office:value-type="string" office:string-value="&quot;UG&quot;: &quot;UGA&quot;," calcext:value-type="string">
            <text:p>"UG": "UGA",</text:p>
          </table:table-cell>
          <table:table-cell table:formula="of:=CONCATENATE(&quot;&quot;&quot;&quot;;['Country Names and Codes'.B171];&quot;&quot;&quot;: &quot;&quot;&quot;;['Country Names and Codes'.A171];&quot;&quot;&quot;,&quot;)" office:value-type="string" office:string-value="&quot;UGA&quot;: &quot;Uganda&quot;," calcext:value-type="string">
            <text:p>"UGA": "Uganda",</text:p>
          </table:table-cell>
          <table:table-cell table:formula="of:=CONCATENATE(&quot;&quot;&quot;&quot;;['Country Names and Codes'.A171];&quot;&quot;&quot;: &quot;&quot;&quot;;['Country Names and Codes'.B171];&quot;&quot;&quot;,&quot;)" office:value-type="string" office:string-value="&quot;Uganda&quot;: &quot;UGA&quot;," calcext:value-type="string">
            <text:p>"Uganda": "UGA",</text:p>
          </table:table-cell>
          <table:table-cell table:formula="of:=CONCATENATE(&quot;&quot;&quot;&quot;;['Country Names and Codes'.C171];&quot;&quot;&quot;: &quot;&quot;&quot;;['Country Names and Codes'.A171];&quot;&quot;&quot;,&quot;)" office:value-type="string" office:string-value="&quot;UG&quot;: &quot;Uganda&quot;," calcext:value-type="string">
            <text:p>"UG": "Uganda",</text:p>
          </table:table-cell>
          <table:table-cell table:formula="of:=CONCATENATE(&quot;&quot;&quot;&quot;;['Country Names and Codes'.A171];&quot;&quot;&quot;: &quot;&quot;&quot;;['Country Names and Codes'.C171];&quot;&quot;&quot;,&quot;)" office:value-type="string" office:string-value="&quot;Uganda&quot;: &quot;UG&quot;," calcext:value-type="string">
            <text:p>"Uganda": "UG",</text:p>
          </table:table-cell>
        </table:table-row>
        <table:table-row table:style-name="ro1">
          <table:table-cell table:formula="of:=CONCATENATE(&quot;'&quot;;['Country Names and Codes'.B172];&quot;': '&quot;;['Country Names and Codes'.C172];&quot;',&quot;)" office:value-type="string" office:string-value="'UKR': 'UA'," calcext:value-type="string">
            <text:p>'UKR': 'UA',</text:p>
          </table:table-cell>
          <table:table-cell table:formula="of:=CONCATENATE(&quot;&quot;&quot;&quot;;['Country Names and Codes'.C172];&quot;&quot;&quot;: &quot;&quot;&quot;;['Country Names and Codes'.B172];&quot;&quot;&quot;,&quot;)" office:value-type="string" office:string-value="&quot;UA&quot;: &quot;UKR&quot;," calcext:value-type="string">
            <text:p>"UA": "UKR",</text:p>
          </table:table-cell>
          <table:table-cell table:formula="of:=CONCATENATE(&quot;&quot;&quot;&quot;;['Country Names and Codes'.B172];&quot;&quot;&quot;: &quot;&quot;&quot;;['Country Names and Codes'.A172];&quot;&quot;&quot;,&quot;)" office:value-type="string" office:string-value="&quot;UKR&quot;: &quot;Ukraine&quot;," calcext:value-type="string">
            <text:p>"UKR": "Ukraine",</text:p>
          </table:table-cell>
          <table:table-cell table:formula="of:=CONCATENATE(&quot;&quot;&quot;&quot;;['Country Names and Codes'.A172];&quot;&quot;&quot;: &quot;&quot;&quot;;['Country Names and Codes'.B172];&quot;&quot;&quot;,&quot;)" office:value-type="string" office:string-value="&quot;Ukraine&quot;: &quot;UKR&quot;," calcext:value-type="string">
            <text:p>"Ukraine": "UKR",</text:p>
          </table:table-cell>
          <table:table-cell table:formula="of:=CONCATENATE(&quot;&quot;&quot;&quot;;['Country Names and Codes'.C172];&quot;&quot;&quot;: &quot;&quot;&quot;;['Country Names and Codes'.A172];&quot;&quot;&quot;,&quot;)" office:value-type="string" office:string-value="&quot;UA&quot;: &quot;Ukraine&quot;," calcext:value-type="string">
            <text:p>"UA": "Ukraine",</text:p>
          </table:table-cell>
          <table:table-cell table:formula="of:=CONCATENATE(&quot;&quot;&quot;&quot;;['Country Names and Codes'.A172];&quot;&quot;&quot;: &quot;&quot;&quot;;['Country Names and Codes'.C172];&quot;&quot;&quot;,&quot;)" office:value-type="string" office:string-value="&quot;Ukraine&quot;: &quot;UA&quot;," calcext:value-type="string">
            <text:p>"Ukraine": "UA",</text:p>
          </table:table-cell>
        </table:table-row>
        <table:table-row table:style-name="ro1">
          <table:table-cell table:formula="of:=CONCATENATE(&quot;'&quot;;['Country Names and Codes'.B173];&quot;': '&quot;;['Country Names and Codes'.C173];&quot;',&quot;)" office:value-type="string" office:string-value="'URY': 'UY'," calcext:value-type="string">
            <text:p>'URY': 'UY',</text:p>
          </table:table-cell>
          <table:table-cell table:formula="of:=CONCATENATE(&quot;&quot;&quot;&quot;;['Country Names and Codes'.C173];&quot;&quot;&quot;: &quot;&quot;&quot;;['Country Names and Codes'.B173];&quot;&quot;&quot;,&quot;)" office:value-type="string" office:string-value="&quot;UY&quot;: &quot;URY&quot;," calcext:value-type="string">
            <text:p>"UY": "URY",</text:p>
          </table:table-cell>
          <table:table-cell table:formula="of:=CONCATENATE(&quot;&quot;&quot;&quot;;['Country Names and Codes'.B173];&quot;&quot;&quot;: &quot;&quot;&quot;;['Country Names and Codes'.A173];&quot;&quot;&quot;,&quot;)" office:value-type="string" office:string-value="&quot;URY&quot;: &quot;Uruguay&quot;," calcext:value-type="string">
            <text:p>"URY": "Uruguay",</text:p>
          </table:table-cell>
          <table:table-cell table:formula="of:=CONCATENATE(&quot;&quot;&quot;&quot;;['Country Names and Codes'.A173];&quot;&quot;&quot;: &quot;&quot;&quot;;['Country Names and Codes'.B173];&quot;&quot;&quot;,&quot;)" office:value-type="string" office:string-value="&quot;Uruguay&quot;: &quot;URY&quot;," calcext:value-type="string">
            <text:p>"Uruguay": "URY",</text:p>
          </table:table-cell>
          <table:table-cell table:formula="of:=CONCATENATE(&quot;&quot;&quot;&quot;;['Country Names and Codes'.C173];&quot;&quot;&quot;: &quot;&quot;&quot;;['Country Names and Codes'.A173];&quot;&quot;&quot;,&quot;)" office:value-type="string" office:string-value="&quot;UY&quot;: &quot;Uruguay&quot;," calcext:value-type="string">
            <text:p>"UY": "Uruguay",</text:p>
          </table:table-cell>
          <table:table-cell table:formula="of:=CONCATENATE(&quot;&quot;&quot;&quot;;['Country Names and Codes'.A173];&quot;&quot;&quot;: &quot;&quot;&quot;;['Country Names and Codes'.C173];&quot;&quot;&quot;,&quot;)" office:value-type="string" office:string-value="&quot;Uruguay&quot;: &quot;UY&quot;," calcext:value-type="string">
            <text:p>"Uruguay": "UY",</text:p>
          </table:table-cell>
        </table:table-row>
        <table:table-row table:style-name="ro1">
          <table:table-cell table:formula="of:=CONCATENATE(&quot;'&quot;;['Country Names and Codes'.B174];&quot;': '&quot;;['Country Names and Codes'.C174];&quot;',&quot;)" office:value-type="string" office:string-value="'USA': 'US'," calcext:value-type="string">
            <text:p>'USA': 'US',</text:p>
          </table:table-cell>
          <table:table-cell table:formula="of:=CONCATENATE(&quot;&quot;&quot;&quot;;['Country Names and Codes'.C174];&quot;&quot;&quot;: &quot;&quot;&quot;;['Country Names and Codes'.B174];&quot;&quot;&quot;,&quot;)" office:value-type="string" office:string-value="&quot;US&quot;: &quot;USA&quot;," calcext:value-type="string">
            <text:p>"US": "USA",</text:p>
          </table:table-cell>
          <table:table-cell table:formula="of:=CONCATENATE(&quot;&quot;&quot;&quot;;['Country Names and Codes'.B174];&quot;&quot;&quot;: &quot;&quot;&quot;;['Country Names and Codes'.A174];&quot;&quot;&quot;,&quot;)" office:value-type="string" office:string-value="&quot;USA&quot;: &quot;United States&quot;," calcext:value-type="string">
            <text:p>"USA": "United States",</text:p>
          </table:table-cell>
          <table:table-cell table:formula="of:=CONCATENATE(&quot;&quot;&quot;&quot;;['Country Names and Codes'.A174];&quot;&quot;&quot;: &quot;&quot;&quot;;['Country Names and Codes'.B174];&quot;&quot;&quot;,&quot;)" office:value-type="string" office:string-value="&quot;United States&quot;: &quot;USA&quot;," calcext:value-type="string">
            <text:p>"United States": "USA",</text:p>
          </table:table-cell>
          <table:table-cell table:formula="of:=CONCATENATE(&quot;&quot;&quot;&quot;;['Country Names and Codes'.C174];&quot;&quot;&quot;: &quot;&quot;&quot;;['Country Names and Codes'.A174];&quot;&quot;&quot;,&quot;)" office:value-type="string" office:string-value="&quot;US&quot;: &quot;United States&quot;," calcext:value-type="string">
            <text:p>"US": "United States",</text:p>
          </table:table-cell>
          <table:table-cell table:formula="of:=CONCATENATE(&quot;&quot;&quot;&quot;;['Country Names and Codes'.A174];&quot;&quot;&quot;: &quot;&quot;&quot;;['Country Names and Codes'.C174];&quot;&quot;&quot;,&quot;)" office:value-type="string" office:string-value="&quot;United States&quot;: &quot;US&quot;," calcext:value-type="string">
            <text:p>"United States": "US",</text:p>
          </table:table-cell>
        </table:table-row>
        <table:table-row table:style-name="ro1">
          <table:table-cell table:formula="of:=CONCATENATE(&quot;'&quot;;['Country Names and Codes'.B175];&quot;': '&quot;;['Country Names and Codes'.C175];&quot;',&quot;)" office:value-type="string" office:string-value="'UZB': 'UZ'," calcext:value-type="string">
            <text:p>'UZB': 'UZ',</text:p>
          </table:table-cell>
          <table:table-cell table:formula="of:=CONCATENATE(&quot;&quot;&quot;&quot;;['Country Names and Codes'.C175];&quot;&quot;&quot;: &quot;&quot;&quot;;['Country Names and Codes'.B175];&quot;&quot;&quot;,&quot;)" office:value-type="string" office:string-value="&quot;UZ&quot;: &quot;UZB&quot;," calcext:value-type="string">
            <text:p>"UZ": "UZB",</text:p>
          </table:table-cell>
          <table:table-cell table:formula="of:=CONCATENATE(&quot;&quot;&quot;&quot;;['Country Names and Codes'.B175];&quot;&quot;&quot;: &quot;&quot;&quot;;['Country Names and Codes'.A175];&quot;&quot;&quot;,&quot;)" office:value-type="string" office:string-value="&quot;UZB&quot;: &quot;Uzbekistan&quot;," calcext:value-type="string">
            <text:p>"UZB": "Uzbekistan",</text:p>
          </table:table-cell>
          <table:table-cell table:formula="of:=CONCATENATE(&quot;&quot;&quot;&quot;;['Country Names and Codes'.A175];&quot;&quot;&quot;: &quot;&quot;&quot;;['Country Names and Codes'.B175];&quot;&quot;&quot;,&quot;)" office:value-type="string" office:string-value="&quot;Uzbekistan&quot;: &quot;UZB&quot;," calcext:value-type="string">
            <text:p>"Uzbekistan": "UZB",</text:p>
          </table:table-cell>
          <table:table-cell table:formula="of:=CONCATENATE(&quot;&quot;&quot;&quot;;['Country Names and Codes'.C175];&quot;&quot;&quot;: &quot;&quot;&quot;;['Country Names and Codes'.A175];&quot;&quot;&quot;,&quot;)" office:value-type="string" office:string-value="&quot;UZ&quot;: &quot;Uzbekistan&quot;," calcext:value-type="string">
            <text:p>"UZ": "Uzbekistan",</text:p>
          </table:table-cell>
          <table:table-cell table:formula="of:=CONCATENATE(&quot;&quot;&quot;&quot;;['Country Names and Codes'.A175];&quot;&quot;&quot;: &quot;&quot;&quot;;['Country Names and Codes'.C175];&quot;&quot;&quot;,&quot;)" office:value-type="string" office:string-value="&quot;Uzbekistan&quot;: &quot;UZ&quot;," calcext:value-type="string">
            <text:p>"Uzbekistan": "UZ",</text:p>
          </table:table-cell>
        </table:table-row>
        <table:table-row table:style-name="ro1">
          <table:table-cell table:formula="of:=CONCATENATE(&quot;'&quot;;['Country Names and Codes'.B176];&quot;': '&quot;;['Country Names and Codes'.C176];&quot;',&quot;)" office:value-type="string" office:string-value="'VEN': 'VE'," calcext:value-type="string">
            <text:p>'VEN': 'VE',</text:p>
          </table:table-cell>
          <table:table-cell table:formula="of:=CONCATENATE(&quot;&quot;&quot;&quot;;['Country Names and Codes'.C176];&quot;&quot;&quot;: &quot;&quot;&quot;;['Country Names and Codes'.B176];&quot;&quot;&quot;,&quot;)" office:value-type="string" office:string-value="&quot;VE&quot;: &quot;VEN&quot;," calcext:value-type="string">
            <text:p>"VE": "VEN",</text:p>
          </table:table-cell>
          <table:table-cell table:formula="of:=CONCATENATE(&quot;&quot;&quot;&quot;;['Country Names and Codes'.B176];&quot;&quot;&quot;: &quot;&quot;&quot;;['Country Names and Codes'.A176];&quot;&quot;&quot;,&quot;)" office:value-type="string" office:string-value="&quot;VEN&quot;: &quot;Venezuela&quot;," calcext:value-type="string">
            <text:p>"VEN": "Venezuela",</text:p>
          </table:table-cell>
          <table:table-cell table:formula="of:=CONCATENATE(&quot;&quot;&quot;&quot;;['Country Names and Codes'.A176];&quot;&quot;&quot;: &quot;&quot;&quot;;['Country Names and Codes'.B176];&quot;&quot;&quot;,&quot;)" office:value-type="string" office:string-value="&quot;Venezuela&quot;: &quot;VEN&quot;," calcext:value-type="string">
            <text:p>"Venezuela": "VEN",</text:p>
          </table:table-cell>
          <table:table-cell table:formula="of:=CONCATENATE(&quot;&quot;&quot;&quot;;['Country Names and Codes'.C176];&quot;&quot;&quot;: &quot;&quot;&quot;;['Country Names and Codes'.A176];&quot;&quot;&quot;,&quot;)" office:value-type="string" office:string-value="&quot;VE&quot;: &quot;Venezuela&quot;," calcext:value-type="string">
            <text:p>"VE": "Venezuela",</text:p>
          </table:table-cell>
          <table:table-cell table:formula="of:=CONCATENATE(&quot;&quot;&quot;&quot;;['Country Names and Codes'.A176];&quot;&quot;&quot;: &quot;&quot;&quot;;['Country Names and Codes'.C176];&quot;&quot;&quot;,&quot;)" office:value-type="string" office:string-value="&quot;Venezuela&quot;: &quot;VE&quot;," calcext:value-type="string">
            <text:p>"Venezuela": "VE",</text:p>
          </table:table-cell>
        </table:table-row>
        <table:table-row table:style-name="ro1">
          <table:table-cell table:formula="of:=CONCATENATE(&quot;'&quot;;['Country Names and Codes'.B177];&quot;': '&quot;;['Country Names and Codes'.C177];&quot;',&quot;)" office:value-type="string" office:string-value="'VNM': 'VN'," calcext:value-type="string">
            <text:p>'VNM': 'VN',</text:p>
          </table:table-cell>
          <table:table-cell table:formula="of:=CONCATENATE(&quot;&quot;&quot;&quot;;['Country Names and Codes'.C177];&quot;&quot;&quot;: &quot;&quot;&quot;;['Country Names and Codes'.B177];&quot;&quot;&quot;,&quot;)" office:value-type="string" office:string-value="&quot;VN&quot;: &quot;VNM&quot;," calcext:value-type="string">
            <text:p>"VN": "VNM",</text:p>
          </table:table-cell>
          <table:table-cell table:formula="of:=CONCATENATE(&quot;&quot;&quot;&quot;;['Country Names and Codes'.B177];&quot;&quot;&quot;: &quot;&quot;&quot;;['Country Names and Codes'.A177];&quot;&quot;&quot;,&quot;)" office:value-type="string" office:string-value="&quot;VNM&quot;: &quot;Vietnam&quot;," calcext:value-type="string">
            <text:p>"VNM": "Vietnam",</text:p>
          </table:table-cell>
          <table:table-cell table:formula="of:=CONCATENATE(&quot;&quot;&quot;&quot;;['Country Names and Codes'.A177];&quot;&quot;&quot;: &quot;&quot;&quot;;['Country Names and Codes'.B177];&quot;&quot;&quot;,&quot;)" office:value-type="string" office:string-value="&quot;Vietnam&quot;: &quot;VNM&quot;," calcext:value-type="string">
            <text:p>"Vietnam": "VNM",</text:p>
          </table:table-cell>
          <table:table-cell table:formula="of:=CONCATENATE(&quot;&quot;&quot;&quot;;['Country Names and Codes'.C177];&quot;&quot;&quot;: &quot;&quot;&quot;;['Country Names and Codes'.A177];&quot;&quot;&quot;,&quot;)" office:value-type="string" office:string-value="&quot;VN&quot;: &quot;Vietnam&quot;," calcext:value-type="string">
            <text:p>"VN": "Vietnam",</text:p>
          </table:table-cell>
          <table:table-cell table:formula="of:=CONCATENATE(&quot;&quot;&quot;&quot;;['Country Names and Codes'.A177];&quot;&quot;&quot;: &quot;&quot;&quot;;['Country Names and Codes'.C177];&quot;&quot;&quot;,&quot;)" office:value-type="string" office:string-value="&quot;Vietnam&quot;: &quot;VN&quot;," calcext:value-type="string">
            <text:p>"Vietnam": "VN",</text:p>
          </table:table-cell>
        </table:table-row>
        <table:table-row table:style-name="ro1">
          <table:table-cell table:formula="of:=CONCATENATE(&quot;'&quot;;['Country Names and Codes'.B178];&quot;': '&quot;;['Country Names and Codes'.C178];&quot;',&quot;)" office:value-type="string" office:string-value="'VUT': 'VU'," calcext:value-type="string">
            <text:p>'VUT': 'VU',</text:p>
          </table:table-cell>
          <table:table-cell table:formula="of:=CONCATENATE(&quot;&quot;&quot;&quot;;['Country Names and Codes'.C178];&quot;&quot;&quot;: &quot;&quot;&quot;;['Country Names and Codes'.B178];&quot;&quot;&quot;,&quot;)" office:value-type="string" office:string-value="&quot;VU&quot;: &quot;VUT&quot;," calcext:value-type="string">
            <text:p>"VU": "VUT",</text:p>
          </table:table-cell>
          <table:table-cell table:formula="of:=CONCATENATE(&quot;&quot;&quot;&quot;;['Country Names and Codes'.B178];&quot;&quot;&quot;: &quot;&quot;&quot;;['Country Names and Codes'.A178];&quot;&quot;&quot;,&quot;)" office:value-type="string" office:string-value="&quot;VUT&quot;: &quot;Vanuatu&quot;," calcext:value-type="string">
            <text:p>"VUT": "Vanuatu",</text:p>
          </table:table-cell>
          <table:table-cell table:formula="of:=CONCATENATE(&quot;&quot;&quot;&quot;;['Country Names and Codes'.A178];&quot;&quot;&quot;: &quot;&quot;&quot;;['Country Names and Codes'.B178];&quot;&quot;&quot;,&quot;)" office:value-type="string" office:string-value="&quot;Vanuatu&quot;: &quot;VUT&quot;," calcext:value-type="string">
            <text:p>"Vanuatu": "VUT",</text:p>
          </table:table-cell>
          <table:table-cell table:formula="of:=CONCATENATE(&quot;&quot;&quot;&quot;;['Country Names and Codes'.C178];&quot;&quot;&quot;: &quot;&quot;&quot;;['Country Names and Codes'.A178];&quot;&quot;&quot;,&quot;)" office:value-type="string" office:string-value="&quot;VU&quot;: &quot;Vanuatu&quot;," calcext:value-type="string">
            <text:p>"VU": "Vanuatu",</text:p>
          </table:table-cell>
          <table:table-cell table:formula="of:=CONCATENATE(&quot;&quot;&quot;&quot;;['Country Names and Codes'.A178];&quot;&quot;&quot;: &quot;&quot;&quot;;['Country Names and Codes'.C178];&quot;&quot;&quot;,&quot;)" office:value-type="string" office:string-value="&quot;Vanuatu&quot;: &quot;VU&quot;," calcext:value-type="string">
            <text:p>"Vanuatu": "VU",</text:p>
          </table:table-cell>
        </table:table-row>
        <table:table-row table:style-name="ro1">
          <table:table-cell table:formula="of:=CONCATENATE(&quot;'&quot;;['Country Names and Codes'.B179];&quot;': '&quot;;['Country Names and Codes'.C179];&quot;',&quot;)" office:value-type="string" office:string-value="'WEB': 'PS'," calcext:value-type="string">
            <text:p>'WEB': 'PS',</text:p>
          </table:table-cell>
          <table:table-cell table:formula="of:=CONCATENATE(&quot;&quot;&quot;&quot;;['Country Names and Codes'.C179];&quot;&quot;&quot;: &quot;&quot;&quot;;['Country Names and Codes'.B179];&quot;&quot;&quot;,&quot;)" office:value-type="string" office:string-value="&quot;PS&quot;: &quot;WEB&quot;," calcext:value-type="string">
            <text:p>"PS": "WEB",</text:p>
          </table:table-cell>
          <table:table-cell table:formula="of:=CONCATENATE(&quot;&quot;&quot;&quot;;['Country Names and Codes'.B179];&quot;&quot;&quot;: &quot;&quot;&quot;;['Country Names and Codes'.A179];&quot;&quot;&quot;,&quot;)" office:value-type="string" office:string-value="&quot;WEB&quot;: &quot;West Bank&quot;," calcext:value-type="string">
            <text:p>"WEB": "West Bank",</text:p>
          </table:table-cell>
          <table:table-cell table:formula="of:=CONCATENATE(&quot;&quot;&quot;&quot;;['Country Names and Codes'.A179];&quot;&quot;&quot;: &quot;&quot;&quot;;['Country Names and Codes'.B179];&quot;&quot;&quot;,&quot;)" office:value-type="string" office:string-value="&quot;West Bank&quot;: &quot;WEB&quot;," calcext:value-type="string">
            <text:p>"West Bank": "WEB",</text:p>
          </table:table-cell>
          <table:table-cell table:formula="of:=CONCATENATE(&quot;&quot;&quot;&quot;;['Country Names and Codes'.C179];&quot;&quot;&quot;: &quot;&quot;&quot;;['Country Names and Codes'.A179];&quot;&quot;&quot;,&quot;)" office:value-type="string" office:string-value="&quot;PS&quot;: &quot;West Bank&quot;," calcext:value-type="string">
            <text:p>"PS": "West Bank",</text:p>
          </table:table-cell>
          <table:table-cell table:formula="of:=CONCATENATE(&quot;&quot;&quot;&quot;;['Country Names and Codes'.A179];&quot;&quot;&quot;: &quot;&quot;&quot;;['Country Names and Codes'.C179];&quot;&quot;&quot;,&quot;)" office:value-type="string" office:string-value="&quot;West Bank&quot;: &quot;PS&quot;," calcext:value-type="string">
            <text:p>"West Bank": "PS",</text:p>
          </table:table-cell>
        </table:table-row>
        <table:table-row table:style-name="ro1">
          <table:table-cell table:formula="of:=CONCATENATE(&quot;'&quot;;['Country Names and Codes'.B180];&quot;': '&quot;;['Country Names and Codes'.C180];&quot;',&quot;)" office:value-type="string" office:string-value="'WLS': ''," calcext:value-type="string">
            <text:p>'WLS': '',</text:p>
          </table:table-cell>
          <table:table-cell table:formula="of:=CONCATENATE(&quot;&quot;&quot;&quot;;['Country Names and Codes'.C180];&quot;&quot;&quot;: &quot;&quot;&quot;;['Country Names and Codes'.B180];&quot;&quot;&quot;,&quot;)" office:value-type="string" office:string-value="&quot;&quot;: &quot;WLS&quot;," calcext:value-type="string">
            <text:p>"": "WLS",</text:p>
          </table:table-cell>
          <table:table-cell table:formula="of:=CONCATENATE(&quot;&quot;&quot;&quot;;['Country Names and Codes'.B180];&quot;&quot;&quot;: &quot;&quot;&quot;;['Country Names and Codes'.A180];&quot;&quot;&quot;,&quot;)" office:value-type="string" office:string-value="&quot;WLS&quot;: &quot;Wales&quot;," calcext:value-type="string">
            <text:p>"WLS": "Wales",</text:p>
          </table:table-cell>
          <table:table-cell table:formula="of:=CONCATENATE(&quot;&quot;&quot;&quot;;['Country Names and Codes'.A180];&quot;&quot;&quot;: &quot;&quot;&quot;;['Country Names and Codes'.B180];&quot;&quot;&quot;,&quot;)" office:value-type="string" office:string-value="&quot;Wales&quot;: &quot;WLS&quot;," calcext:value-type="string">
            <text:p>"Wales": "WLS",</text:p>
          </table:table-cell>
          <table:table-cell table:formula="of:=CONCATENATE(&quot;&quot;&quot;&quot;;['Country Names and Codes'.C180];&quot;&quot;&quot;: &quot;&quot;&quot;;['Country Names and Codes'.A180];&quot;&quot;&quot;,&quot;)" office:value-type="string" office:string-value="&quot;&quot;: &quot;Wales&quot;," calcext:value-type="string">
            <text:p>"": "Wales",</text:p>
          </table:table-cell>
          <table:table-cell table:formula="of:=CONCATENATE(&quot;&quot;&quot;&quot;;['Country Names and Codes'.A180];&quot;&quot;&quot;: &quot;&quot;&quot;;['Country Names and Codes'.C180];&quot;&quot;&quot;,&quot;)" office:value-type="string" office:string-value="&quot;Wales&quot;: &quot;&quot;," calcext:value-type="string">
            <text:p>"Wales": "",</text:p>
          </table:table-cell>
        </table:table-row>
        <table:table-row table:style-name="ro1">
          <table:table-cell table:formula="of:=CONCATENATE(&quot;'&quot;;['Country Names and Codes'.B181];&quot;': '&quot;;['Country Names and Codes'.C181];&quot;',&quot;)" office:value-type="string" office:string-value="'YEM': 'YE'," calcext:value-type="string">
            <text:p>'YEM': 'YE',</text:p>
          </table:table-cell>
          <table:table-cell table:formula="of:=CONCATENATE(&quot;&quot;&quot;&quot;;['Country Names and Codes'.C181];&quot;&quot;&quot;: &quot;&quot;&quot;;['Country Names and Codes'.B181];&quot;&quot;&quot;,&quot;)" office:value-type="string" office:string-value="&quot;YE&quot;: &quot;YEM&quot;," calcext:value-type="string">
            <text:p>"YE": "YEM",</text:p>
          </table:table-cell>
          <table:table-cell table:formula="of:=CONCATENATE(&quot;&quot;&quot;&quot;;['Country Names and Codes'.B181];&quot;&quot;&quot;: &quot;&quot;&quot;;['Country Names and Codes'.A181];&quot;&quot;&quot;,&quot;)" office:value-type="string" office:string-value="&quot;YEM&quot;: &quot;Yemen&quot;," calcext:value-type="string">
            <text:p>"YEM": "Yemen",</text:p>
          </table:table-cell>
          <table:table-cell table:formula="of:=CONCATENATE(&quot;&quot;&quot;&quot;;['Country Names and Codes'.A181];&quot;&quot;&quot;: &quot;&quot;&quot;;['Country Names and Codes'.B181];&quot;&quot;&quot;,&quot;)" office:value-type="string" office:string-value="&quot;Yemen&quot;: &quot;YEM&quot;," calcext:value-type="string">
            <text:p>"Yemen": "YEM",</text:p>
          </table:table-cell>
          <table:table-cell table:formula="of:=CONCATENATE(&quot;&quot;&quot;&quot;;['Country Names and Codes'.C181];&quot;&quot;&quot;: &quot;&quot;&quot;;['Country Names and Codes'.A181];&quot;&quot;&quot;,&quot;)" office:value-type="string" office:string-value="&quot;YE&quot;: &quot;Yemen&quot;," calcext:value-type="string">
            <text:p>"YE": "Yemen",</text:p>
          </table:table-cell>
          <table:table-cell table:formula="of:=CONCATENATE(&quot;&quot;&quot;&quot;;['Country Names and Codes'.A181];&quot;&quot;&quot;: &quot;&quot;&quot;;['Country Names and Codes'.C181];&quot;&quot;&quot;,&quot;)" office:value-type="string" office:string-value="&quot;Yemen&quot;: &quot;YE&quot;," calcext:value-type="string">
            <text:p>"Yemen": "YE",</text:p>
          </table:table-cell>
        </table:table-row>
        <table:table-row table:style-name="ro1">
          <table:table-cell table:formula="of:=CONCATENATE(&quot;'&quot;;['Country Names and Codes'.B182];&quot;': '&quot;;['Country Names and Codes'.C182];&quot;',&quot;)" office:value-type="string" office:string-value="'ZAF': 'ZA'," calcext:value-type="string">
            <text:p>'ZAF': 'ZA',</text:p>
          </table:table-cell>
          <table:table-cell table:formula="of:=CONCATENATE(&quot;&quot;&quot;&quot;;['Country Names and Codes'.C182];&quot;&quot;&quot;: &quot;&quot;&quot;;['Country Names and Codes'.B182];&quot;&quot;&quot;,&quot;)" office:value-type="string" office:string-value="&quot;ZA&quot;: &quot;ZAF&quot;," calcext:value-type="string">
            <text:p>"ZA": "ZAF",</text:p>
          </table:table-cell>
          <table:table-cell table:formula="of:=CONCATENATE(&quot;&quot;&quot;&quot;;['Country Names and Codes'.B182];&quot;&quot;&quot;: &quot;&quot;&quot;;['Country Names and Codes'.A182];&quot;&quot;&quot;,&quot;)" office:value-type="string" office:string-value="&quot;ZAF&quot;: &quot;South Africa&quot;," calcext:value-type="string">
            <text:p>"ZAF": "South Africa",</text:p>
          </table:table-cell>
          <table:table-cell table:formula="of:=CONCATENATE(&quot;&quot;&quot;&quot;;['Country Names and Codes'.A182];&quot;&quot;&quot;: &quot;&quot;&quot;;['Country Names and Codes'.B182];&quot;&quot;&quot;,&quot;)" office:value-type="string" office:string-value="&quot;South Africa&quot;: &quot;ZAF&quot;," calcext:value-type="string">
            <text:p>"South Africa": "ZAF",</text:p>
          </table:table-cell>
          <table:table-cell table:formula="of:=CONCATENATE(&quot;&quot;&quot;&quot;;['Country Names and Codes'.C182];&quot;&quot;&quot;: &quot;&quot;&quot;;['Country Names and Codes'.A182];&quot;&quot;&quot;,&quot;)" office:value-type="string" office:string-value="&quot;ZA&quot;: &quot;South Africa&quot;," calcext:value-type="string">
            <text:p>"ZA": "South Africa",</text:p>
          </table:table-cell>
          <table:table-cell table:formula="of:=CONCATENATE(&quot;&quot;&quot;&quot;;['Country Names and Codes'.A182];&quot;&quot;&quot;: &quot;&quot;&quot;;['Country Names and Codes'.C182];&quot;&quot;&quot;,&quot;)" office:value-type="string" office:string-value="&quot;South Africa&quot;: &quot;ZA&quot;," calcext:value-type="string">
            <text:p>"South Africa": "ZA",</text:p>
          </table:table-cell>
        </table:table-row>
        <table:table-row table:style-name="ro1">
          <table:table-cell table:formula="of:=CONCATENATE(&quot;'&quot;;['Country Names and Codes'.B183];&quot;': '&quot;;['Country Names and Codes'.C183];&quot;',&quot;)" office:value-type="string" office:string-value="'ZMB': 'ZM'," calcext:value-type="string">
            <text:p>'ZMB': 'ZM',</text:p>
          </table:table-cell>
          <table:table-cell table:formula="of:=CONCATENATE(&quot;&quot;&quot;&quot;;['Country Names and Codes'.C183];&quot;&quot;&quot;: &quot;&quot;&quot;;['Country Names and Codes'.B183];&quot;&quot;&quot;,&quot;)" office:value-type="string" office:string-value="&quot;ZM&quot;: &quot;ZMB&quot;," calcext:value-type="string">
            <text:p>"ZM": "ZMB",</text:p>
          </table:table-cell>
          <table:table-cell table:formula="of:=CONCATENATE(&quot;&quot;&quot;&quot;;['Country Names and Codes'.B183];&quot;&quot;&quot;: &quot;&quot;&quot;;['Country Names and Codes'.A183];&quot;&quot;&quot;,&quot;)" office:value-type="string" office:string-value="&quot;ZMB&quot;: &quot;Zambia&quot;," calcext:value-type="string">
            <text:p>"ZMB": "Zambia",</text:p>
          </table:table-cell>
          <table:table-cell table:formula="of:=CONCATENATE(&quot;&quot;&quot;&quot;;['Country Names and Codes'.A183];&quot;&quot;&quot;: &quot;&quot;&quot;;['Country Names and Codes'.B183];&quot;&quot;&quot;,&quot;)" office:value-type="string" office:string-value="&quot;Zambia&quot;: &quot;ZMB&quot;," calcext:value-type="string">
            <text:p>"Zambia": "ZMB",</text:p>
          </table:table-cell>
          <table:table-cell table:formula="of:=CONCATENATE(&quot;&quot;&quot;&quot;;['Country Names and Codes'.C183];&quot;&quot;&quot;: &quot;&quot;&quot;;['Country Names and Codes'.A183];&quot;&quot;&quot;,&quot;)" office:value-type="string" office:string-value="&quot;ZM&quot;: &quot;Zambia&quot;," calcext:value-type="string">
            <text:p>"ZM": "Zambia",</text:p>
          </table:table-cell>
          <table:table-cell table:formula="of:=CONCATENATE(&quot;&quot;&quot;&quot;;['Country Names and Codes'.A183];&quot;&quot;&quot;: &quot;&quot;&quot;;['Country Names and Codes'.C183];&quot;&quot;&quot;,&quot;)" office:value-type="string" office:string-value="&quot;Zambia&quot;: &quot;ZM&quot;," calcext:value-type="string">
            <text:p>"Zambia": "ZM",</text:p>
          </table:table-cell>
        </table:table-row>
        <table:table-row table:style-name="ro1">
          <table:table-cell table:formula="of:=CONCATENATE(&quot;'&quot;;['Country Names and Codes'.B184];&quot;': '&quot;;['Country Names and Codes'.C184];&quot;',&quot;)" office:value-type="string" office:string-value="'ZWE': 'ZW'," calcext:value-type="string">
            <text:p>'ZWE': 'ZW',</text:p>
          </table:table-cell>
          <table:table-cell table:formula="of:=CONCATENATE(&quot;&quot;&quot;&quot;;['Country Names and Codes'.C184];&quot;&quot;&quot;: &quot;&quot;&quot;;['Country Names and Codes'.B184];&quot;&quot;&quot;,&quot;)" office:value-type="string" office:string-value="&quot;ZW&quot;: &quot;ZWE&quot;," calcext:value-type="string">
            <text:p>"ZW": "ZWE",</text:p>
          </table:table-cell>
          <table:table-cell table:formula="of:=CONCATENATE(&quot;&quot;&quot;&quot;;['Country Names and Codes'.B184];&quot;&quot;&quot;: &quot;&quot;&quot;;['Country Names and Codes'.A184];&quot;&quot;&quot;,&quot;)" office:value-type="string" office:string-value="&quot;ZWE&quot;: &quot;Zimbabwe&quot;," calcext:value-type="string">
            <text:p>"ZWE": "Zimbabwe",</text:p>
          </table:table-cell>
          <table:table-cell table:formula="of:=CONCATENATE(&quot;&quot;&quot;&quot;;['Country Names and Codes'.A184];&quot;&quot;&quot;: &quot;&quot;&quot;;['Country Names and Codes'.B184];&quot;&quot;&quot;,&quot;)" office:value-type="string" office:string-value="&quot;Zimbabwe&quot;: &quot;ZWE&quot;," calcext:value-type="string">
            <text:p>"Zimbabwe": "ZWE",</text:p>
          </table:table-cell>
          <table:table-cell table:formula="of:=CONCATENATE(&quot;&quot;&quot;&quot;;['Country Names and Codes'.C184];&quot;&quot;&quot;: &quot;&quot;&quot;;['Country Names and Codes'.A184];&quot;&quot;&quot;,&quot;)" office:value-type="string" office:string-value="&quot;ZW&quot;: &quot;Zimbabwe&quot;," calcext:value-type="string">
            <text:p>"ZW": "Zimbabwe",</text:p>
          </table:table-cell>
          <table:table-cell table:formula="of:=CONCATENATE(&quot;&quot;&quot;&quot;;['Country Names and Codes'.A184];&quot;&quot;&quot;: &quot;&quot;&quot;;['Country Names and Codes'.C184];&quot;&quot;&quot;,&quot;)" office:value-type="string" office:string-value="&quot;Zimbabwe&quot;: &quot;ZW&quot;," calcext:value-type="string">
            <text:p>"Zimbabwe": "ZW",</text:p>
          </table:table-cell>
        </table:table-row>
        <table:table-row table:style-name="ro1">
          <table:table-cell table:number-columns-repeated="6" office:value-type="string" calcext:value-type="string">
            <text:p>};</text:p>
          </table:table-cell>
        </table:table-row>
        <table:table-row table:style-name="ro1" table:number-rows-repeated="104839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ython Code" table:style-name="ta1">
        <table:table-column table:style-name="co9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NaturalEarthToGeoIP = {</text:p>
          </table:table-cell>
          <table:table-cell office:value-type="string" calcext:value-type="string">
            <text:p>GeoIPToNaturalEarth = {</text:p>
          </table:table-cell>
          <table:table-cell office:value-type="string" calcext:value-type="string">
            <text:p>NaturalEarthToName = {</text:p>
          </table:table-cell>
          <table:table-cell office:value-type="string" calcext:value-type="string">
            <text:p>NameToNaturalEarth = {</text:p>
          </table:table-cell>
          <table:table-cell office:value-type="string" calcext:value-type="string">
            <text:p>GeoIPToName = {</text:p>
          </table:table-cell>
          <table:table-cell office:value-type="string" calcext:value-type="string">
            <text:p>NameToGeoIP = {</text:p>
          </table:table-cell>
        </table:table-row>
        <table:table-row table:style-name="ro1">
          <table:table-cell table:formula="of:=CONCATENATE(&quot;'&quot;;['Country Names and Codes'.B2];&quot;': '&quot;;['Country Names and Codes'.C2];&quot;',&quot;)" office:value-type="string" office:string-value="'AFG': 'AF'," calcext:value-type="string">
            <text:p>'AFG': 'AF',</text:p>
          </table:table-cell>
          <table:table-cell table:formula="of:=CONCATENATE(&quot;'&quot;;['Country Names and Codes'.C2];&quot;': '&quot;;['Country Names and Codes'.B2];&quot;',&quot;)" office:value-type="string" office:string-value="'AF': 'AFG'," calcext:value-type="string">
            <text:p>'AF': 'AFG',</text:p>
          </table:table-cell>
          <table:table-cell table:formula="of:=CONCATENATE(&quot;&quot;&quot;&quot;;['Country Names and Codes'.B2];&quot;&quot;&quot;: &quot;&quot;&quot;;['Country Names and Codes'.A2];&quot;&quot;&quot;,&quot;)" office:value-type="string" office:string-value="&quot;AFG&quot;: &quot;Afghanistan&quot;," calcext:value-type="string">
            <text:p>"AFG": "Afghanistan",</text:p>
          </table:table-cell>
          <table:table-cell table:formula="of:=CONCATENATE(&quot;&quot;&quot;&quot;;['Country Names and Codes'.A2];&quot;&quot;&quot;: &quot;&quot;&quot;;['Country Names and Codes'.B2];&quot;&quot;&quot;,&quot;)" office:value-type="string" office:string-value="&quot;Afghanistan&quot;: &quot;AFG&quot;," calcext:value-type="string">
            <text:p>"Afghanistan": "AFG",</text:p>
          </table:table-cell>
          <table:table-cell table:formula="of:=CONCATENATE(&quot;&quot;&quot;&quot;;['Country Names and Codes'.C2];&quot;&quot;&quot;: &quot;&quot;&quot;;['Country Names and Codes'.A2];&quot;&quot;&quot;,&quot;)" office:value-type="string" office:string-value="&quot;AF&quot;: &quot;Afghanistan&quot;," calcext:value-type="string">
            <text:p>"AF": "Afghanistan",</text:p>
          </table:table-cell>
          <table:table-cell table:formula="of:=CONCATENATE(&quot;&quot;&quot;&quot;;['Country Names and Codes'.A2];&quot;&quot;&quot;: &quot;&quot;&quot;;['Country Names and Codes'.C2];&quot;&quot;&quot;,&quot;)" office:value-type="string" office:string-value="&quot;Afghanistan&quot;: &quot;AF&quot;," calcext:value-type="string">
            <text:p>"Afghanistan": "AF",</text:p>
          </table:table-cell>
        </table:table-row>
        <table:table-row table:style-name="ro1">
          <table:table-cell table:formula="of:=CONCATENATE(&quot;'&quot;;['Country Names and Codes'.B3];&quot;': '&quot;;['Country Names and Codes'.C3];&quot;',&quot;)" office:value-type="string" office:string-value="'AGO': 'AO'," calcext:value-type="string">
            <text:p>'AGO': 'AO',</text:p>
          </table:table-cell>
          <table:table-cell table:formula="of:=CONCATENATE(&quot;'&quot;;['Country Names and Codes'.C3];&quot;': '&quot;;['Country Names and Codes'.B3];&quot;',&quot;)" office:value-type="string" office:string-value="'AO': 'AGO'," calcext:value-type="string">
            <text:p>'AO': 'AGO',</text:p>
          </table:table-cell>
          <table:table-cell table:formula="of:=CONCATENATE(&quot;&quot;&quot;&quot;;['Country Names and Codes'.B3];&quot;&quot;&quot;: &quot;&quot;&quot;;['Country Names and Codes'.A3];&quot;&quot;&quot;,&quot;)" office:value-type="string" office:string-value="&quot;AGO&quot;: &quot;Angola&quot;," calcext:value-type="string">
            <text:p>"AGO": "Angola",</text:p>
          </table:table-cell>
          <table:table-cell table:formula="of:=CONCATENATE(&quot;&quot;&quot;&quot;;['Country Names and Codes'.A3];&quot;&quot;&quot;: &quot;&quot;&quot;;['Country Names and Codes'.B3];&quot;&quot;&quot;,&quot;)" office:value-type="string" office:string-value="&quot;Angola&quot;: &quot;AGO&quot;," calcext:value-type="string">
            <text:p>"Angola": "AGO",</text:p>
          </table:table-cell>
          <table:table-cell table:formula="of:=CONCATENATE(&quot;&quot;&quot;&quot;;['Country Names and Codes'.C3];&quot;&quot;&quot;: &quot;&quot;&quot;;['Country Names and Codes'.A3];&quot;&quot;&quot;,&quot;)" office:value-type="string" office:string-value="&quot;AO&quot;: &quot;Angola&quot;," calcext:value-type="string">
            <text:p>"AO": "Angola",</text:p>
          </table:table-cell>
          <table:table-cell table:formula="of:=CONCATENATE(&quot;&quot;&quot;&quot;;['Country Names and Codes'.A3];&quot;&quot;&quot;: &quot;&quot;&quot;;['Country Names and Codes'.C3];&quot;&quot;&quot;,&quot;)" office:value-type="string" office:string-value="&quot;Angola&quot;: &quot;AO&quot;," calcext:value-type="string">
            <text:p>"Angola": "AO",</text:p>
          </table:table-cell>
        </table:table-row>
        <table:table-row table:style-name="ro1">
          <table:table-cell table:formula="of:=CONCATENATE(&quot;'&quot;;['Country Names and Codes'.B4];&quot;': '&quot;;['Country Names and Codes'.C4];&quot;',&quot;)" office:value-type="string" office:string-value="'ALB': 'AL'," calcext:value-type="string">
            <text:p>'ALB': 'AL',</text:p>
          </table:table-cell>
          <table:table-cell table:formula="of:=CONCATENATE(&quot;'&quot;;['Country Names and Codes'.C4];&quot;': '&quot;;['Country Names and Codes'.B4];&quot;',&quot;)" office:value-type="string" office:string-value="'AL': 'ALB'," calcext:value-type="string">
            <text:p>'AL': 'ALB',</text:p>
          </table:table-cell>
          <table:table-cell table:formula="of:=CONCATENATE(&quot;&quot;&quot;&quot;;['Country Names and Codes'.B4];&quot;&quot;&quot;: &quot;&quot;&quot;;['Country Names and Codes'.A4];&quot;&quot;&quot;,&quot;)" office:value-type="string" office:string-value="&quot;ALB&quot;: &quot;Albania&quot;," calcext:value-type="string">
            <text:p>"ALB": "Albania",</text:p>
          </table:table-cell>
          <table:table-cell table:formula="of:=CONCATENATE(&quot;&quot;&quot;&quot;;['Country Names and Codes'.A4];&quot;&quot;&quot;: &quot;&quot;&quot;;['Country Names and Codes'.B4];&quot;&quot;&quot;,&quot;)" office:value-type="string" office:string-value="&quot;Albania&quot;: &quot;ALB&quot;," calcext:value-type="string">
            <text:p>"Albania": "ALB",</text:p>
          </table:table-cell>
          <table:table-cell table:formula="of:=CONCATENATE(&quot;&quot;&quot;&quot;;['Country Names and Codes'.C4];&quot;&quot;&quot;: &quot;&quot;&quot;;['Country Names and Codes'.A4];&quot;&quot;&quot;,&quot;)" office:value-type="string" office:string-value="&quot;AL&quot;: &quot;Albania&quot;," calcext:value-type="string">
            <text:p>"AL": "Albania",</text:p>
          </table:table-cell>
          <table:table-cell table:formula="of:=CONCATENATE(&quot;&quot;&quot;&quot;;['Country Names and Codes'.A4];&quot;&quot;&quot;: &quot;&quot;&quot;;['Country Names and Codes'.C4];&quot;&quot;&quot;,&quot;)" office:value-type="string" office:string-value="&quot;Albania&quot;: &quot;AL&quot;," calcext:value-type="string">
            <text:p>"Albania": "AL",</text:p>
          </table:table-cell>
        </table:table-row>
        <table:table-row table:style-name="ro1">
          <table:table-cell table:formula="of:=CONCATENATE(&quot;'&quot;;['Country Names and Codes'.B5];&quot;': '&quot;;['Country Names and Codes'.C5];&quot;',&quot;)" office:value-type="string" office:string-value="'ARE': 'AE'," calcext:value-type="string">
            <text:p>'ARE': 'AE',</text:p>
          </table:table-cell>
          <table:table-cell table:formula="of:=CONCATENATE(&quot;'&quot;;['Country Names and Codes'.C5];&quot;': '&quot;;['Country Names and Codes'.B5];&quot;',&quot;)" office:value-type="string" office:string-value="'AE': 'ARE'," calcext:value-type="string">
            <text:p>'AE': 'ARE',</text:p>
          </table:table-cell>
          <table:table-cell table:formula="of:=CONCATENATE(&quot;&quot;&quot;&quot;;['Country Names and Codes'.B5];&quot;&quot;&quot;: &quot;&quot;&quot;;['Country Names and Codes'.A5];&quot;&quot;&quot;,&quot;)" office:value-type="string" office:string-value="&quot;ARE&quot;: &quot;United Arab Emirates&quot;," calcext:value-type="string">
            <text:p>"ARE": "United Arab Emirates",</text:p>
          </table:table-cell>
          <table:table-cell table:formula="of:=CONCATENATE(&quot;&quot;&quot;&quot;;['Country Names and Codes'.A5];&quot;&quot;&quot;: &quot;&quot;&quot;;['Country Names and Codes'.B5];&quot;&quot;&quot;,&quot;)" office:value-type="string" office:string-value="&quot;United Arab Emirates&quot;: &quot;ARE&quot;," calcext:value-type="string">
            <text:p>"United Arab Emirates": "ARE",</text:p>
          </table:table-cell>
          <table:table-cell table:formula="of:=CONCATENATE(&quot;&quot;&quot;&quot;;['Country Names and Codes'.C5];&quot;&quot;&quot;: &quot;&quot;&quot;;['Country Names and Codes'.A5];&quot;&quot;&quot;,&quot;)" office:value-type="string" office:string-value="&quot;AE&quot;: &quot;United Arab Emirates&quot;," calcext:value-type="string">
            <text:p>"AE": "United Arab Emirates",</text:p>
          </table:table-cell>
          <table:table-cell table:formula="of:=CONCATENATE(&quot;&quot;&quot;&quot;;['Country Names and Codes'.A5];&quot;&quot;&quot;: &quot;&quot;&quot;;['Country Names and Codes'.C5];&quot;&quot;&quot;,&quot;)" office:value-type="string" office:string-value="&quot;United Arab Emirates&quot;: &quot;AE&quot;," calcext:value-type="string">
            <text:p>"United Arab Emirates": "AE",</text:p>
          </table:table-cell>
        </table:table-row>
        <table:table-row table:style-name="ro1">
          <table:table-cell table:formula="of:=CONCATENATE(&quot;'&quot;;['Country Names and Codes'.B6];&quot;': '&quot;;['Country Names and Codes'.C6];&quot;',&quot;)" office:value-type="string" office:string-value="'ARG': 'AR'," calcext:value-type="string">
            <text:p>'ARG': 'AR',</text:p>
          </table:table-cell>
          <table:table-cell table:formula="of:=CONCATENATE(&quot;'&quot;;['Country Names and Codes'.C6];&quot;': '&quot;;['Country Names and Codes'.B6];&quot;',&quot;)" office:value-type="string" office:string-value="'AR': 'ARG'," calcext:value-type="string">
            <text:p>'AR': 'ARG',</text:p>
          </table:table-cell>
          <table:table-cell table:formula="of:=CONCATENATE(&quot;&quot;&quot;&quot;;['Country Names and Codes'.B6];&quot;&quot;&quot;: &quot;&quot;&quot;;['Country Names and Codes'.A6];&quot;&quot;&quot;,&quot;)" office:value-type="string" office:string-value="&quot;ARG&quot;: &quot;Argentina&quot;," calcext:value-type="string">
            <text:p>"ARG": "Argentina",</text:p>
          </table:table-cell>
          <table:table-cell table:formula="of:=CONCATENATE(&quot;&quot;&quot;&quot;;['Country Names and Codes'.A6];&quot;&quot;&quot;: &quot;&quot;&quot;;['Country Names and Codes'.B6];&quot;&quot;&quot;,&quot;)" office:value-type="string" office:string-value="&quot;Argentina&quot;: &quot;ARG&quot;," calcext:value-type="string">
            <text:p>"Argentina": "ARG",</text:p>
          </table:table-cell>
          <table:table-cell table:formula="of:=CONCATENATE(&quot;&quot;&quot;&quot;;['Country Names and Codes'.C6];&quot;&quot;&quot;: &quot;&quot;&quot;;['Country Names and Codes'.A6];&quot;&quot;&quot;,&quot;)" office:value-type="string" office:string-value="&quot;AR&quot;: &quot;Argentina&quot;," calcext:value-type="string">
            <text:p>"AR": "Argentina",</text:p>
          </table:table-cell>
          <table:table-cell table:formula="of:=CONCATENATE(&quot;&quot;&quot;&quot;;['Country Names and Codes'.A6];&quot;&quot;&quot;: &quot;&quot;&quot;;['Country Names and Codes'.C6];&quot;&quot;&quot;,&quot;)" office:value-type="string" office:string-value="&quot;Argentina&quot;: &quot;AR&quot;," calcext:value-type="string">
            <text:p>"Argentina": "AR",</text:p>
          </table:table-cell>
        </table:table-row>
        <table:table-row table:style-name="ro1">
          <table:table-cell table:formula="of:=CONCATENATE(&quot;'&quot;;['Country Names and Codes'.B7];&quot;': '&quot;;['Country Names and Codes'.C7];&quot;',&quot;)" office:value-type="string" office:string-value="'ARM': 'AM'," calcext:value-type="string">
            <text:p>'ARM': 'AM',</text:p>
          </table:table-cell>
          <table:table-cell table:formula="of:=CONCATENATE(&quot;'&quot;;['Country Names and Codes'.C7];&quot;': '&quot;;['Country Names and Codes'.B7];&quot;',&quot;)" office:value-type="string" office:string-value="'AM': 'ARM'," calcext:value-type="string">
            <text:p>'AM': 'ARM',</text:p>
          </table:table-cell>
          <table:table-cell table:formula="of:=CONCATENATE(&quot;&quot;&quot;&quot;;['Country Names and Codes'.B7];&quot;&quot;&quot;: &quot;&quot;&quot;;['Country Names and Codes'.A7];&quot;&quot;&quot;,&quot;)" office:value-type="string" office:string-value="&quot;ARM&quot;: &quot;Armenia&quot;," calcext:value-type="string">
            <text:p>"ARM": "Armenia",</text:p>
          </table:table-cell>
          <table:table-cell table:formula="of:=CONCATENATE(&quot;&quot;&quot;&quot;;['Country Names and Codes'.A7];&quot;&quot;&quot;: &quot;&quot;&quot;;['Country Names and Codes'.B7];&quot;&quot;&quot;,&quot;)" office:value-type="string" office:string-value="&quot;Armenia&quot;: &quot;ARM&quot;," calcext:value-type="string">
            <text:p>"Armenia": "ARM",</text:p>
          </table:table-cell>
          <table:table-cell table:formula="of:=CONCATENATE(&quot;&quot;&quot;&quot;;['Country Names and Codes'.C7];&quot;&quot;&quot;: &quot;&quot;&quot;;['Country Names and Codes'.A7];&quot;&quot;&quot;,&quot;)" office:value-type="string" office:string-value="&quot;AM&quot;: &quot;Armenia&quot;," calcext:value-type="string">
            <text:p>"AM": "Armenia",</text:p>
          </table:table-cell>
          <table:table-cell table:formula="of:=CONCATENATE(&quot;&quot;&quot;&quot;;['Country Names and Codes'.A7];&quot;&quot;&quot;: &quot;&quot;&quot;;['Country Names and Codes'.C7];&quot;&quot;&quot;,&quot;)" office:value-type="string" office:string-value="&quot;Armenia&quot;: &quot;AM&quot;," calcext:value-type="string">
            <text:p>"Armenia": "AM",</text:p>
          </table:table-cell>
        </table:table-row>
        <table:table-row table:style-name="ro1">
          <table:table-cell table:formula="of:=CONCATENATE(&quot;'&quot;;['Country Names and Codes'.B8];&quot;': '&quot;;['Country Names and Codes'.C8];&quot;',&quot;)" office:value-type="string" office:string-value="'ATA': 'AQ'," calcext:value-type="string">
            <text:p>'ATA': 'AQ',</text:p>
          </table:table-cell>
          <table:table-cell table:formula="of:=CONCATENATE(&quot;'&quot;;['Country Names and Codes'.C8];&quot;': '&quot;;['Country Names and Codes'.B8];&quot;',&quot;)" office:value-type="string" office:string-value="'AQ': 'ATA'," calcext:value-type="string">
            <text:p>'AQ': 'ATA',</text:p>
          </table:table-cell>
          <table:table-cell table:formula="of:=CONCATENATE(&quot;&quot;&quot;&quot;;['Country Names and Codes'.B8];&quot;&quot;&quot;: &quot;&quot;&quot;;['Country Names and Codes'.A8];&quot;&quot;&quot;,&quot;)" office:value-type="string" office:string-value="&quot;ATA&quot;: &quot;Antarctica&quot;," calcext:value-type="string">
            <text:p>"ATA": "Antarctica",</text:p>
          </table:table-cell>
          <table:table-cell table:formula="of:=CONCATENATE(&quot;&quot;&quot;&quot;;['Country Names and Codes'.A8];&quot;&quot;&quot;: &quot;&quot;&quot;;['Country Names and Codes'.B8];&quot;&quot;&quot;,&quot;)" office:value-type="string" office:string-value="&quot;Antarctica&quot;: &quot;ATA&quot;," calcext:value-type="string">
            <text:p>"Antarctica": "ATA",</text:p>
          </table:table-cell>
          <table:table-cell table:formula="of:=CONCATENATE(&quot;&quot;&quot;&quot;;['Country Names and Codes'.C8];&quot;&quot;&quot;: &quot;&quot;&quot;;['Country Names and Codes'.A8];&quot;&quot;&quot;,&quot;)" office:value-type="string" office:string-value="&quot;AQ&quot;: &quot;Antarctica&quot;," calcext:value-type="string">
            <text:p>"AQ": "Antarctica",</text:p>
          </table:table-cell>
          <table:table-cell table:formula="of:=CONCATENATE(&quot;&quot;&quot;&quot;;['Country Names and Codes'.A8];&quot;&quot;&quot;: &quot;&quot;&quot;;['Country Names and Codes'.C8];&quot;&quot;&quot;,&quot;)" office:value-type="string" office:string-value="&quot;Antarctica&quot;: &quot;AQ&quot;," calcext:value-type="string">
            <text:p>"Antarctica": "AQ",</text:p>
          </table:table-cell>
        </table:table-row>
        <table:table-row table:style-name="ro1">
          <table:table-cell table:formula="of:=CONCATENATE(&quot;'&quot;;['Country Names and Codes'.B9];&quot;': '&quot;;['Country Names and Codes'.C9];&quot;',&quot;)" office:value-type="string" office:string-value="'ATF': 'TF'," calcext:value-type="string">
            <text:p>'ATF': 'TF',</text:p>
          </table:table-cell>
          <table:table-cell table:formula="of:=CONCATENATE(&quot;'&quot;;['Country Names and Codes'.C9];&quot;': '&quot;;['Country Names and Codes'.B9];&quot;',&quot;)" office:value-type="string" office:string-value="'TF': 'ATF'," calcext:value-type="string">
            <text:p>'TF': 'ATF',</text:p>
          </table:table-cell>
          <table:table-cell table:formula="of:=CONCATENATE(&quot;&quot;&quot;&quot;;['Country Names and Codes'.B9];&quot;&quot;&quot;: &quot;&quot;&quot;;['Country Names and Codes'.A9];&quot;&quot;&quot;,&quot;)" office:value-type="string" office:string-value="&quot;ATF&quot;: &quot;Fr. S. Antarctic Lands&quot;," calcext:value-type="string">
            <text:p>"ATF": "Fr. S. Antarctic Lands",</text:p>
          </table:table-cell>
          <table:table-cell table:formula="of:=CONCATENATE(&quot;&quot;&quot;&quot;;['Country Names and Codes'.A9];&quot;&quot;&quot;: &quot;&quot;&quot;;['Country Names and Codes'.B9];&quot;&quot;&quot;,&quot;)" office:value-type="string" office:string-value="&quot;Fr. S. Antarctic Lands&quot;: &quot;ATF&quot;," calcext:value-type="string">
            <text:p>"Fr. S. Antarctic Lands": "ATF",</text:p>
          </table:table-cell>
          <table:table-cell table:formula="of:=CONCATENATE(&quot;&quot;&quot;&quot;;['Country Names and Codes'.C9];&quot;&quot;&quot;: &quot;&quot;&quot;;['Country Names and Codes'.A9];&quot;&quot;&quot;,&quot;)" office:value-type="string" office:string-value="&quot;TF&quot;: &quot;Fr. S. Antarctic Lands&quot;," calcext:value-type="string">
            <text:p>"TF": "Fr. S. Antarctic Lands",</text:p>
          </table:table-cell>
          <table:table-cell table:formula="of:=CONCATENATE(&quot;&quot;&quot;&quot;;['Country Names and Codes'.A9];&quot;&quot;&quot;: &quot;&quot;&quot;;['Country Names and Codes'.C9];&quot;&quot;&quot;,&quot;)" office:value-type="string" office:string-value="&quot;Fr. S. Antarctic Lands&quot;: &quot;TF&quot;," calcext:value-type="string">
            <text:p>"Fr. S. Antarctic Lands": "TF",</text:p>
          </table:table-cell>
        </table:table-row>
        <table:table-row table:style-name="ro1">
          <table:table-cell table:formula="of:=CONCATENATE(&quot;'&quot;;['Country Names and Codes'.B10];&quot;': '&quot;;['Country Names and Codes'.C10];&quot;',&quot;)" office:value-type="string" office:string-value="'AUS': 'AU'," calcext:value-type="string">
            <text:p>'AUS': 'AU',</text:p>
          </table:table-cell>
          <table:table-cell table:formula="of:=CONCATENATE(&quot;'&quot;;['Country Names and Codes'.C10];&quot;': '&quot;;['Country Names and Codes'.B10];&quot;',&quot;)" office:value-type="string" office:string-value="'AU': 'AUS'," calcext:value-type="string">
            <text:p>'AU': 'AUS',</text:p>
          </table:table-cell>
          <table:table-cell table:formula="of:=CONCATENATE(&quot;&quot;&quot;&quot;;['Country Names and Codes'.B10];&quot;&quot;&quot;: &quot;&quot;&quot;;['Country Names and Codes'.A10];&quot;&quot;&quot;,&quot;)" office:value-type="string" office:string-value="&quot;AUS&quot;: &quot;Australia&quot;," calcext:value-type="string">
            <text:p>"AUS": "Australia",</text:p>
          </table:table-cell>
          <table:table-cell table:formula="of:=CONCATENATE(&quot;&quot;&quot;&quot;;['Country Names and Codes'.A10];&quot;&quot;&quot;: &quot;&quot;&quot;;['Country Names and Codes'.B10];&quot;&quot;&quot;,&quot;)" office:value-type="string" office:string-value="&quot;Australia&quot;: &quot;AUS&quot;," calcext:value-type="string">
            <text:p>"Australia": "AUS",</text:p>
          </table:table-cell>
          <table:table-cell table:formula="of:=CONCATENATE(&quot;&quot;&quot;&quot;;['Country Names and Codes'.C10];&quot;&quot;&quot;: &quot;&quot;&quot;;['Country Names and Codes'.A10];&quot;&quot;&quot;,&quot;)" office:value-type="string" office:string-value="&quot;AU&quot;: &quot;Australia&quot;," calcext:value-type="string">
            <text:p>"AU": "Australia",</text:p>
          </table:table-cell>
          <table:table-cell table:formula="of:=CONCATENATE(&quot;&quot;&quot;&quot;;['Country Names and Codes'.A10];&quot;&quot;&quot;: &quot;&quot;&quot;;['Country Names and Codes'.C10];&quot;&quot;&quot;,&quot;)" office:value-type="string" office:string-value="&quot;Australia&quot;: &quot;AU&quot;," calcext:value-type="string">
            <text:p>"Australia": "AU",</text:p>
          </table:table-cell>
        </table:table-row>
        <table:table-row table:style-name="ro1">
          <table:table-cell table:formula="of:=CONCATENATE(&quot;'&quot;;['Country Names and Codes'.B11];&quot;': '&quot;;['Country Names and Codes'.C11];&quot;',&quot;)" office:value-type="string" office:string-value="'AUT': 'AT'," calcext:value-type="string">
            <text:p>'AUT': 'AT',</text:p>
          </table:table-cell>
          <table:table-cell table:formula="of:=CONCATENATE(&quot;'&quot;;['Country Names and Codes'.C11];&quot;': '&quot;;['Country Names and Codes'.B11];&quot;',&quot;)" office:value-type="string" office:string-value="'AT': 'AUT'," calcext:value-type="string">
            <text:p>'AT': 'AUT',</text:p>
          </table:table-cell>
          <table:table-cell table:formula="of:=CONCATENATE(&quot;&quot;&quot;&quot;;['Country Names and Codes'.B11];&quot;&quot;&quot;: &quot;&quot;&quot;;['Country Names and Codes'.A11];&quot;&quot;&quot;,&quot;)" office:value-type="string" office:string-value="&quot;AUT&quot;: &quot;Austria&quot;," calcext:value-type="string">
            <text:p>"AUT": "Austria",</text:p>
          </table:table-cell>
          <table:table-cell table:formula="of:=CONCATENATE(&quot;&quot;&quot;&quot;;['Country Names and Codes'.A11];&quot;&quot;&quot;: &quot;&quot;&quot;;['Country Names and Codes'.B11];&quot;&quot;&quot;,&quot;)" office:value-type="string" office:string-value="&quot;Austria&quot;: &quot;AUT&quot;," calcext:value-type="string">
            <text:p>"Austria": "AUT",</text:p>
          </table:table-cell>
          <table:table-cell table:formula="of:=CONCATENATE(&quot;&quot;&quot;&quot;;['Country Names and Codes'.C11];&quot;&quot;&quot;: &quot;&quot;&quot;;['Country Names and Codes'.A11];&quot;&quot;&quot;,&quot;)" office:value-type="string" office:string-value="&quot;AT&quot;: &quot;Austria&quot;," calcext:value-type="string">
            <text:p>"AT": "Austria",</text:p>
          </table:table-cell>
          <table:table-cell table:formula="of:=CONCATENATE(&quot;&quot;&quot;&quot;;['Country Names and Codes'.A11];&quot;&quot;&quot;: &quot;&quot;&quot;;['Country Names and Codes'.C11];&quot;&quot;&quot;,&quot;)" office:value-type="string" office:string-value="&quot;Austria&quot;: &quot;AT&quot;," calcext:value-type="string">
            <text:p>"Austria": "AT",</text:p>
          </table:table-cell>
        </table:table-row>
        <table:table-row table:style-name="ro1">
          <table:table-cell table:formula="of:=CONCATENATE(&quot;'&quot;;['Country Names and Codes'.B12];&quot;': '&quot;;['Country Names and Codes'.C12];&quot;',&quot;)" office:value-type="string" office:string-value="'AZE': 'AZ'," calcext:value-type="string">
            <text:p>'AZE': 'AZ',</text:p>
          </table:table-cell>
          <table:table-cell table:formula="of:=CONCATENATE(&quot;'&quot;;['Country Names and Codes'.C12];&quot;': '&quot;;['Country Names and Codes'.B12];&quot;',&quot;)" office:value-type="string" office:string-value="'AZ': 'AZE'," calcext:value-type="string">
            <text:p>'AZ': 'AZE',</text:p>
          </table:table-cell>
          <table:table-cell table:formula="of:=CONCATENATE(&quot;&quot;&quot;&quot;;['Country Names and Codes'.B12];&quot;&quot;&quot;: &quot;&quot;&quot;;['Country Names and Codes'.A12];&quot;&quot;&quot;,&quot;)" office:value-type="string" office:string-value="&quot;AZE&quot;: &quot;Azerbaijan&quot;," calcext:value-type="string">
            <text:p>"AZE": "Azerbaijan",</text:p>
          </table:table-cell>
          <table:table-cell table:formula="of:=CONCATENATE(&quot;&quot;&quot;&quot;;['Country Names and Codes'.A12];&quot;&quot;&quot;: &quot;&quot;&quot;;['Country Names and Codes'.B12];&quot;&quot;&quot;,&quot;)" office:value-type="string" office:string-value="&quot;Azerbaijan&quot;: &quot;AZE&quot;," calcext:value-type="string">
            <text:p>"Azerbaijan": "AZE",</text:p>
          </table:table-cell>
          <table:table-cell table:formula="of:=CONCATENATE(&quot;&quot;&quot;&quot;;['Country Names and Codes'.C12];&quot;&quot;&quot;: &quot;&quot;&quot;;['Country Names and Codes'.A12];&quot;&quot;&quot;,&quot;)" office:value-type="string" office:string-value="&quot;AZ&quot;: &quot;Azerbaijan&quot;," calcext:value-type="string">
            <text:p>"AZ": "Azerbaijan",</text:p>
          </table:table-cell>
          <table:table-cell table:formula="of:=CONCATENATE(&quot;&quot;&quot;&quot;;['Country Names and Codes'.A12];&quot;&quot;&quot;: &quot;&quot;&quot;;['Country Names and Codes'.C12];&quot;&quot;&quot;,&quot;)" office:value-type="string" office:string-value="&quot;Azerbaijan&quot;: &quot;AZ&quot;," calcext:value-type="string">
            <text:p>"Azerbaijan": "AZ",</text:p>
          </table:table-cell>
        </table:table-row>
        <table:table-row table:style-name="ro1">
          <table:table-cell table:formula="of:=CONCATENATE(&quot;'&quot;;['Country Names and Codes'.B13];&quot;': '&quot;;['Country Names and Codes'.C13];&quot;',&quot;)" office:value-type="string" office:string-value="'BDI': 'BI'," calcext:value-type="string">
            <text:p>'BDI': 'BI',</text:p>
          </table:table-cell>
          <table:table-cell table:formula="of:=CONCATENATE(&quot;'&quot;;['Country Names and Codes'.C13];&quot;': '&quot;;['Country Names and Codes'.B13];&quot;',&quot;)" office:value-type="string" office:string-value="'BI': 'BDI'," calcext:value-type="string">
            <text:p>'BI': 'BDI',</text:p>
          </table:table-cell>
          <table:table-cell table:formula="of:=CONCATENATE(&quot;&quot;&quot;&quot;;['Country Names and Codes'.B13];&quot;&quot;&quot;: &quot;&quot;&quot;;['Country Names and Codes'.A13];&quot;&quot;&quot;,&quot;)" office:value-type="string" office:string-value="&quot;BDI&quot;: &quot;Burundi&quot;," calcext:value-type="string">
            <text:p>"BDI": "Burundi",</text:p>
          </table:table-cell>
          <table:table-cell table:formula="of:=CONCATENATE(&quot;&quot;&quot;&quot;;['Country Names and Codes'.A13];&quot;&quot;&quot;: &quot;&quot;&quot;;['Country Names and Codes'.B13];&quot;&quot;&quot;,&quot;)" office:value-type="string" office:string-value="&quot;Burundi&quot;: &quot;BDI&quot;," calcext:value-type="string">
            <text:p>"Burundi": "BDI",</text:p>
          </table:table-cell>
          <table:table-cell table:formula="of:=CONCATENATE(&quot;&quot;&quot;&quot;;['Country Names and Codes'.C13];&quot;&quot;&quot;: &quot;&quot;&quot;;['Country Names and Codes'.A13];&quot;&quot;&quot;,&quot;)" office:value-type="string" office:string-value="&quot;BI&quot;: &quot;Burundi&quot;," calcext:value-type="string">
            <text:p>"BI": "Burundi",</text:p>
          </table:table-cell>
          <table:table-cell table:formula="of:=CONCATENATE(&quot;&quot;&quot;&quot;;['Country Names and Codes'.A13];&quot;&quot;&quot;: &quot;&quot;&quot;;['Country Names and Codes'.C13];&quot;&quot;&quot;,&quot;)" office:value-type="string" office:string-value="&quot;Burundi&quot;: &quot;BI&quot;," calcext:value-type="string">
            <text:p>"Burundi": "BI",</text:p>
          </table:table-cell>
        </table:table-row>
        <table:table-row table:style-name="ro1">
          <table:table-cell table:formula="of:=CONCATENATE(&quot;'&quot;;['Country Names and Codes'.B14];&quot;': '&quot;;['Country Names and Codes'.C14];&quot;',&quot;)" office:value-type="string" office:string-value="'BEL': 'BE'," calcext:value-type="string">
            <text:p>'BEL': 'BE',</text:p>
          </table:table-cell>
          <table:table-cell table:formula="of:=CONCATENATE(&quot;'&quot;;['Country Names and Codes'.C14];&quot;': '&quot;;['Country Names and Codes'.B14];&quot;',&quot;)" office:value-type="string" office:string-value="'BE': 'BEL'," calcext:value-type="string">
            <text:p>'BE': 'BEL',</text:p>
          </table:table-cell>
          <table:table-cell table:formula="of:=CONCATENATE(&quot;&quot;&quot;&quot;;['Country Names and Codes'.B14];&quot;&quot;&quot;: &quot;&quot;&quot;;['Country Names and Codes'.A14];&quot;&quot;&quot;,&quot;)" office:value-type="string" office:string-value="&quot;BEL&quot;: &quot;Belgium&quot;," calcext:value-type="string">
            <text:p>"BEL": "Belgium",</text:p>
          </table:table-cell>
          <table:table-cell table:formula="of:=CONCATENATE(&quot;&quot;&quot;&quot;;['Country Names and Codes'.A14];&quot;&quot;&quot;: &quot;&quot;&quot;;['Country Names and Codes'.B14];&quot;&quot;&quot;,&quot;)" office:value-type="string" office:string-value="&quot;Belgium&quot;: &quot;BEL&quot;," calcext:value-type="string">
            <text:p>"Belgium": "BEL",</text:p>
          </table:table-cell>
          <table:table-cell table:formula="of:=CONCATENATE(&quot;&quot;&quot;&quot;;['Country Names and Codes'.C14];&quot;&quot;&quot;: &quot;&quot;&quot;;['Country Names and Codes'.A14];&quot;&quot;&quot;,&quot;)" office:value-type="string" office:string-value="&quot;BE&quot;: &quot;Belgium&quot;," calcext:value-type="string">
            <text:p>"BE": "Belgium",</text:p>
          </table:table-cell>
          <table:table-cell table:formula="of:=CONCATENATE(&quot;&quot;&quot;&quot;;['Country Names and Codes'.A14];&quot;&quot;&quot;: &quot;&quot;&quot;;['Country Names and Codes'.C14];&quot;&quot;&quot;,&quot;)" office:value-type="string" office:string-value="&quot;Belgium&quot;: &quot;BE&quot;," calcext:value-type="string">
            <text:p>"Belgium": "BE",</text:p>
          </table:table-cell>
        </table:table-row>
        <table:table-row table:style-name="ro1">
          <table:table-cell table:formula="of:=CONCATENATE(&quot;'&quot;;['Country Names and Codes'.B15];&quot;': '&quot;;['Country Names and Codes'.C15];&quot;',&quot;)" office:value-type="string" office:string-value="'BEN': 'BJ'," calcext:value-type="string">
            <text:p>'BEN': 'BJ',</text:p>
          </table:table-cell>
          <table:table-cell table:formula="of:=CONCATENATE(&quot;'&quot;;['Country Names and Codes'.C15];&quot;': '&quot;;['Country Names and Codes'.B15];&quot;',&quot;)" office:value-type="string" office:string-value="'BJ': 'BEN'," calcext:value-type="string">
            <text:p>'BJ': 'BEN',</text:p>
          </table:table-cell>
          <table:table-cell table:formula="of:=CONCATENATE(&quot;&quot;&quot;&quot;;['Country Names and Codes'.B15];&quot;&quot;&quot;: &quot;&quot;&quot;;['Country Names and Codes'.A15];&quot;&quot;&quot;,&quot;)" office:value-type="string" office:string-value="&quot;BEN&quot;: &quot;Benin&quot;," calcext:value-type="string">
            <text:p>"BEN": "Benin",</text:p>
          </table:table-cell>
          <table:table-cell table:formula="of:=CONCATENATE(&quot;&quot;&quot;&quot;;['Country Names and Codes'.A15];&quot;&quot;&quot;: &quot;&quot;&quot;;['Country Names and Codes'.B15];&quot;&quot;&quot;,&quot;)" office:value-type="string" office:string-value="&quot;Benin&quot;: &quot;BEN&quot;," calcext:value-type="string">
            <text:p>"Benin": "BEN",</text:p>
          </table:table-cell>
          <table:table-cell table:formula="of:=CONCATENATE(&quot;&quot;&quot;&quot;;['Country Names and Codes'.C15];&quot;&quot;&quot;: &quot;&quot;&quot;;['Country Names and Codes'.A15];&quot;&quot;&quot;,&quot;)" office:value-type="string" office:string-value="&quot;BJ&quot;: &quot;Benin&quot;," calcext:value-type="string">
            <text:p>"BJ": "Benin",</text:p>
          </table:table-cell>
          <table:table-cell table:formula="of:=CONCATENATE(&quot;&quot;&quot;&quot;;['Country Names and Codes'.A15];&quot;&quot;&quot;: &quot;&quot;&quot;;['Country Names and Codes'.C15];&quot;&quot;&quot;,&quot;)" office:value-type="string" office:string-value="&quot;Benin&quot;: &quot;BJ&quot;," calcext:value-type="string">
            <text:p>"Benin": "BJ",</text:p>
          </table:table-cell>
        </table:table-row>
        <table:table-row table:style-name="ro1">
          <table:table-cell table:formula="of:=CONCATENATE(&quot;'&quot;;['Country Names and Codes'.B16];&quot;': '&quot;;['Country Names and Codes'.C16];&quot;',&quot;)" office:value-type="string" office:string-value="'BFA': 'BF'," calcext:value-type="string">
            <text:p>'BFA': 'BF',</text:p>
          </table:table-cell>
          <table:table-cell table:formula="of:=CONCATENATE(&quot;'&quot;;['Country Names and Codes'.C16];&quot;': '&quot;;['Country Names and Codes'.B16];&quot;',&quot;)" office:value-type="string" office:string-value="'BF': 'BFA'," calcext:value-type="string">
            <text:p>'BF': 'BFA',</text:p>
          </table:table-cell>
          <table:table-cell table:formula="of:=CONCATENATE(&quot;&quot;&quot;&quot;;['Country Names and Codes'.B16];&quot;&quot;&quot;: &quot;&quot;&quot;;['Country Names and Codes'.A16];&quot;&quot;&quot;,&quot;)" office:value-type="string" office:string-value="&quot;BFA&quot;: &quot;Burkina Faso&quot;," calcext:value-type="string">
            <text:p>"BFA": "Burkina Faso",</text:p>
          </table:table-cell>
          <table:table-cell table:formula="of:=CONCATENATE(&quot;&quot;&quot;&quot;;['Country Names and Codes'.A16];&quot;&quot;&quot;: &quot;&quot;&quot;;['Country Names and Codes'.B16];&quot;&quot;&quot;,&quot;)" office:value-type="string" office:string-value="&quot;Burkina Faso&quot;: &quot;BFA&quot;," calcext:value-type="string">
            <text:p>"Burkina Faso": "BFA",</text:p>
          </table:table-cell>
          <table:table-cell table:formula="of:=CONCATENATE(&quot;&quot;&quot;&quot;;['Country Names and Codes'.C16];&quot;&quot;&quot;: &quot;&quot;&quot;;['Country Names and Codes'.A16];&quot;&quot;&quot;,&quot;)" office:value-type="string" office:string-value="&quot;BF&quot;: &quot;Burkina Faso&quot;," calcext:value-type="string">
            <text:p>"BF": "Burkina Faso",</text:p>
          </table:table-cell>
          <table:table-cell table:formula="of:=CONCATENATE(&quot;&quot;&quot;&quot;;['Country Names and Codes'.A16];&quot;&quot;&quot;: &quot;&quot;&quot;;['Country Names and Codes'.C16];&quot;&quot;&quot;,&quot;)" office:value-type="string" office:string-value="&quot;Burkina Faso&quot;: &quot;BF&quot;," calcext:value-type="string">
            <text:p>"Burkina Faso": "BF",</text:p>
          </table:table-cell>
        </table:table-row>
        <table:table-row table:style-name="ro1">
          <table:table-cell table:formula="of:=CONCATENATE(&quot;'&quot;;['Country Names and Codes'.B17];&quot;': '&quot;;['Country Names and Codes'.C17];&quot;',&quot;)" office:value-type="string" office:string-value="'BGD': 'BD'," calcext:value-type="string">
            <text:p>'BGD': 'BD',</text:p>
          </table:table-cell>
          <table:table-cell table:formula="of:=CONCATENATE(&quot;'&quot;;['Country Names and Codes'.C17];&quot;': '&quot;;['Country Names and Codes'.B17];&quot;',&quot;)" office:value-type="string" office:string-value="'BD': 'BGD'," calcext:value-type="string">
            <text:p>'BD': 'BGD',</text:p>
          </table:table-cell>
          <table:table-cell table:formula="of:=CONCATENATE(&quot;&quot;&quot;&quot;;['Country Names and Codes'.B17];&quot;&quot;&quot;: &quot;&quot;&quot;;['Country Names and Codes'.A17];&quot;&quot;&quot;,&quot;)" office:value-type="string" office:string-value="&quot;BGD&quot;: &quot;Bangladesh&quot;," calcext:value-type="string">
            <text:p>"BGD": "Bangladesh",</text:p>
          </table:table-cell>
          <table:table-cell table:formula="of:=CONCATENATE(&quot;&quot;&quot;&quot;;['Country Names and Codes'.A17];&quot;&quot;&quot;: &quot;&quot;&quot;;['Country Names and Codes'.B17];&quot;&quot;&quot;,&quot;)" office:value-type="string" office:string-value="&quot;Bangladesh&quot;: &quot;BGD&quot;," calcext:value-type="string">
            <text:p>"Bangladesh": "BGD",</text:p>
          </table:table-cell>
          <table:table-cell table:formula="of:=CONCATENATE(&quot;&quot;&quot;&quot;;['Country Names and Codes'.C17];&quot;&quot;&quot;: &quot;&quot;&quot;;['Country Names and Codes'.A17];&quot;&quot;&quot;,&quot;)" office:value-type="string" office:string-value="&quot;BD&quot;: &quot;Bangladesh&quot;," calcext:value-type="string">
            <text:p>"BD": "Bangladesh",</text:p>
          </table:table-cell>
          <table:table-cell table:formula="of:=CONCATENATE(&quot;&quot;&quot;&quot;;['Country Names and Codes'.A17];&quot;&quot;&quot;: &quot;&quot;&quot;;['Country Names and Codes'.C17];&quot;&quot;&quot;,&quot;)" office:value-type="string" office:string-value="&quot;Bangladesh&quot;: &quot;BD&quot;," calcext:value-type="string">
            <text:p>"Bangladesh": "BD",</text:p>
          </table:table-cell>
        </table:table-row>
        <table:table-row table:style-name="ro1">
          <table:table-cell table:formula="of:=CONCATENATE(&quot;'&quot;;['Country Names and Codes'.B18];&quot;': '&quot;;['Country Names and Codes'.C18];&quot;',&quot;)" office:value-type="string" office:string-value="'BGR': 'BG'," calcext:value-type="string">
            <text:p>'BGR': 'BG',</text:p>
          </table:table-cell>
          <table:table-cell table:formula="of:=CONCATENATE(&quot;'&quot;;['Country Names and Codes'.C18];&quot;': '&quot;;['Country Names and Codes'.B18];&quot;',&quot;)" office:value-type="string" office:string-value="'BG': 'BGR'," calcext:value-type="string">
            <text:p>'BG': 'BGR',</text:p>
          </table:table-cell>
          <table:table-cell table:formula="of:=CONCATENATE(&quot;&quot;&quot;&quot;;['Country Names and Codes'.B18];&quot;&quot;&quot;: &quot;&quot;&quot;;['Country Names and Codes'.A18];&quot;&quot;&quot;,&quot;)" office:value-type="string" office:string-value="&quot;BGR&quot;: &quot;Bulgaria&quot;," calcext:value-type="string">
            <text:p>"BGR": "Bulgaria",</text:p>
          </table:table-cell>
          <table:table-cell table:formula="of:=CONCATENATE(&quot;&quot;&quot;&quot;;['Country Names and Codes'.A18];&quot;&quot;&quot;: &quot;&quot;&quot;;['Country Names and Codes'.B18];&quot;&quot;&quot;,&quot;)" office:value-type="string" office:string-value="&quot;Bulgaria&quot;: &quot;BGR&quot;," calcext:value-type="string">
            <text:p>"Bulgaria": "BGR",</text:p>
          </table:table-cell>
          <table:table-cell table:formula="of:=CONCATENATE(&quot;&quot;&quot;&quot;;['Country Names and Codes'.C18];&quot;&quot;&quot;: &quot;&quot;&quot;;['Country Names and Codes'.A18];&quot;&quot;&quot;,&quot;)" office:value-type="string" office:string-value="&quot;BG&quot;: &quot;Bulgaria&quot;," calcext:value-type="string">
            <text:p>"BG": "Bulgaria",</text:p>
          </table:table-cell>
          <table:table-cell table:formula="of:=CONCATENATE(&quot;&quot;&quot;&quot;;['Country Names and Codes'.A18];&quot;&quot;&quot;: &quot;&quot;&quot;;['Country Names and Codes'.C18];&quot;&quot;&quot;,&quot;)" office:value-type="string" office:string-value="&quot;Bulgaria&quot;: &quot;BG&quot;," calcext:value-type="string">
            <text:p>"Bulgaria": "BG",</text:p>
          </table:table-cell>
        </table:table-row>
        <table:table-row table:style-name="ro1">
          <table:table-cell table:formula="of:=CONCATENATE(&quot;'&quot;;['Country Names and Codes'.B19];&quot;': '&quot;;['Country Names and Codes'.C19];&quot;',&quot;)" office:value-type="string" office:string-value="'BHS': 'BS'," calcext:value-type="string">
            <text:p>'BHS': 'BS',</text:p>
          </table:table-cell>
          <table:table-cell table:formula="of:=CONCATENATE(&quot;'&quot;;['Country Names and Codes'.C19];&quot;': '&quot;;['Country Names and Codes'.B19];&quot;',&quot;)" office:value-type="string" office:string-value="'BS': 'BHS'," calcext:value-type="string">
            <text:p>'BS': 'BHS',</text:p>
          </table:table-cell>
          <table:table-cell table:formula="of:=CONCATENATE(&quot;&quot;&quot;&quot;;['Country Names and Codes'.B19];&quot;&quot;&quot;: &quot;&quot;&quot;;['Country Names and Codes'.A19];&quot;&quot;&quot;,&quot;)" office:value-type="string" office:string-value="&quot;BHS&quot;: &quot;Bahamas&quot;," calcext:value-type="string">
            <text:p>"BHS": "Bahamas",</text:p>
          </table:table-cell>
          <table:table-cell table:formula="of:=CONCATENATE(&quot;&quot;&quot;&quot;;['Country Names and Codes'.A19];&quot;&quot;&quot;: &quot;&quot;&quot;;['Country Names and Codes'.B19];&quot;&quot;&quot;,&quot;)" office:value-type="string" office:string-value="&quot;Bahamas&quot;: &quot;BHS&quot;," calcext:value-type="string">
            <text:p>"Bahamas": "BHS",</text:p>
          </table:table-cell>
          <table:table-cell table:formula="of:=CONCATENATE(&quot;&quot;&quot;&quot;;['Country Names and Codes'.C19];&quot;&quot;&quot;: &quot;&quot;&quot;;['Country Names and Codes'.A19];&quot;&quot;&quot;,&quot;)" office:value-type="string" office:string-value="&quot;BS&quot;: &quot;Bahamas&quot;," calcext:value-type="string">
            <text:p>"BS": "Bahamas",</text:p>
          </table:table-cell>
          <table:table-cell table:formula="of:=CONCATENATE(&quot;&quot;&quot;&quot;;['Country Names and Codes'.A19];&quot;&quot;&quot;: &quot;&quot;&quot;;['Country Names and Codes'.C19];&quot;&quot;&quot;,&quot;)" office:value-type="string" office:string-value="&quot;Bahamas&quot;: &quot;BS&quot;," calcext:value-type="string">
            <text:p>"Bahamas": "BS",</text:p>
          </table:table-cell>
        </table:table-row>
        <table:table-row table:style-name="ro1">
          <table:table-cell table:formula="of:=CONCATENATE(&quot;'&quot;;['Country Names and Codes'.B20];&quot;': '&quot;;['Country Names and Codes'.C20];&quot;',&quot;)" office:value-type="string" office:string-value="'BIH': 'BA'," calcext:value-type="string">
            <text:p>'BIH': 'BA',</text:p>
          </table:table-cell>
          <table:table-cell table:formula="of:=CONCATENATE(&quot;'&quot;;['Country Names and Codes'.C20];&quot;': '&quot;;['Country Names and Codes'.B20];&quot;',&quot;)" office:value-type="string" office:string-value="'BA': 'BIH'," calcext:value-type="string">
            <text:p>'BA': 'BIH',</text:p>
          </table:table-cell>
          <table:table-cell table:formula="of:=CONCATENATE(&quot;&quot;&quot;&quot;;['Country Names and Codes'.B20];&quot;&quot;&quot;: &quot;&quot;&quot;;['Country Names and Codes'.A20];&quot;&quot;&quot;,&quot;)" office:value-type="string" office:string-value="&quot;BIH&quot;: &quot;Bosnia and Herz.&quot;," calcext:value-type="string">
            <text:p>"BIH": "Bosnia and Herz.",</text:p>
          </table:table-cell>
          <table:table-cell table:formula="of:=CONCATENATE(&quot;&quot;&quot;&quot;;['Country Names and Codes'.A20];&quot;&quot;&quot;: &quot;&quot;&quot;;['Country Names and Codes'.B20];&quot;&quot;&quot;,&quot;)" office:value-type="string" office:string-value="&quot;Bosnia and Herz.&quot;: &quot;BIH&quot;," calcext:value-type="string">
            <text:p>"Bosnia and Herz.": "BIH",</text:p>
          </table:table-cell>
          <table:table-cell table:formula="of:=CONCATENATE(&quot;&quot;&quot;&quot;;['Country Names and Codes'.C20];&quot;&quot;&quot;: &quot;&quot;&quot;;['Country Names and Codes'.A20];&quot;&quot;&quot;,&quot;)" office:value-type="string" office:string-value="&quot;BA&quot;: &quot;Bosnia and Herz.&quot;," calcext:value-type="string">
            <text:p>"BA": "Bosnia and Herz.",</text:p>
          </table:table-cell>
          <table:table-cell table:formula="of:=CONCATENATE(&quot;&quot;&quot;&quot;;['Country Names and Codes'.A20];&quot;&quot;&quot;: &quot;&quot;&quot;;['Country Names and Codes'.C20];&quot;&quot;&quot;,&quot;)" office:value-type="string" office:string-value="&quot;Bosnia and Herz.&quot;: &quot;BA&quot;," calcext:value-type="string">
            <text:p>"Bosnia and Herz.": "BA",</text:p>
          </table:table-cell>
        </table:table-row>
        <table:table-row table:style-name="ro1">
          <table:table-cell table:formula="of:=CONCATENATE(&quot;'&quot;;['Country Names and Codes'.B21];&quot;': '&quot;;['Country Names and Codes'.C21];&quot;',&quot;)" office:value-type="string" office:string-value="'BLR': 'BY'," calcext:value-type="string">
            <text:p>'BLR': 'BY',</text:p>
          </table:table-cell>
          <table:table-cell table:formula="of:=CONCATENATE(&quot;'&quot;;['Country Names and Codes'.C21];&quot;': '&quot;;['Country Names and Codes'.B21];&quot;',&quot;)" office:value-type="string" office:string-value="'BY': 'BLR'," calcext:value-type="string">
            <text:p>'BY': 'BLR',</text:p>
          </table:table-cell>
          <table:table-cell table:formula="of:=CONCATENATE(&quot;&quot;&quot;&quot;;['Country Names and Codes'.B21];&quot;&quot;&quot;: &quot;&quot;&quot;;['Country Names and Codes'.A21];&quot;&quot;&quot;,&quot;)" office:value-type="string" office:string-value="&quot;BLR&quot;: &quot;Belarus&quot;," calcext:value-type="string">
            <text:p>"BLR": "Belarus",</text:p>
          </table:table-cell>
          <table:table-cell table:formula="of:=CONCATENATE(&quot;&quot;&quot;&quot;;['Country Names and Codes'.A21];&quot;&quot;&quot;: &quot;&quot;&quot;;['Country Names and Codes'.B21];&quot;&quot;&quot;,&quot;)" office:value-type="string" office:string-value="&quot;Belarus&quot;: &quot;BLR&quot;," calcext:value-type="string">
            <text:p>"Belarus": "BLR",</text:p>
          </table:table-cell>
          <table:table-cell table:formula="of:=CONCATENATE(&quot;&quot;&quot;&quot;;['Country Names and Codes'.C21];&quot;&quot;&quot;: &quot;&quot;&quot;;['Country Names and Codes'.A21];&quot;&quot;&quot;,&quot;)" office:value-type="string" office:string-value="&quot;BY&quot;: &quot;Belarus&quot;," calcext:value-type="string">
            <text:p>"BY": "Belarus",</text:p>
          </table:table-cell>
          <table:table-cell table:formula="of:=CONCATENATE(&quot;&quot;&quot;&quot;;['Country Names and Codes'.A21];&quot;&quot;&quot;: &quot;&quot;&quot;;['Country Names and Codes'.C21];&quot;&quot;&quot;,&quot;)" office:value-type="string" office:string-value="&quot;Belarus&quot;: &quot;BY&quot;," calcext:value-type="string">
            <text:p>"Belarus": "BY",</text:p>
          </table:table-cell>
        </table:table-row>
        <table:table-row table:style-name="ro1">
          <table:table-cell table:formula="of:=CONCATENATE(&quot;'&quot;;['Country Names and Codes'.B22];&quot;': '&quot;;['Country Names and Codes'.C22];&quot;',&quot;)" office:value-type="string" office:string-value="'BLZ': 'BZ'," calcext:value-type="string">
            <text:p>'BLZ': 'BZ',</text:p>
          </table:table-cell>
          <table:table-cell table:formula="of:=CONCATENATE(&quot;'&quot;;['Country Names and Codes'.C22];&quot;': '&quot;;['Country Names and Codes'.B22];&quot;',&quot;)" office:value-type="string" office:string-value="'BZ': 'BLZ'," calcext:value-type="string">
            <text:p>'BZ': 'BLZ',</text:p>
          </table:table-cell>
          <table:table-cell table:formula="of:=CONCATENATE(&quot;&quot;&quot;&quot;;['Country Names and Codes'.B22];&quot;&quot;&quot;: &quot;&quot;&quot;;['Country Names and Codes'.A22];&quot;&quot;&quot;,&quot;)" office:value-type="string" office:string-value="&quot;BLZ&quot;: &quot;Belize&quot;," calcext:value-type="string">
            <text:p>"BLZ": "Belize",</text:p>
          </table:table-cell>
          <table:table-cell table:formula="of:=CONCATENATE(&quot;&quot;&quot;&quot;;['Country Names and Codes'.A22];&quot;&quot;&quot;: &quot;&quot;&quot;;['Country Names and Codes'.B22];&quot;&quot;&quot;,&quot;)" office:value-type="string" office:string-value="&quot;Belize&quot;: &quot;BLZ&quot;," calcext:value-type="string">
            <text:p>"Belize": "BLZ",</text:p>
          </table:table-cell>
          <table:table-cell table:formula="of:=CONCATENATE(&quot;&quot;&quot;&quot;;['Country Names and Codes'.C22];&quot;&quot;&quot;: &quot;&quot;&quot;;['Country Names and Codes'.A22];&quot;&quot;&quot;,&quot;)" office:value-type="string" office:string-value="&quot;BZ&quot;: &quot;Belize&quot;," calcext:value-type="string">
            <text:p>"BZ": "Belize",</text:p>
          </table:table-cell>
          <table:table-cell table:formula="of:=CONCATENATE(&quot;&quot;&quot;&quot;;['Country Names and Codes'.A22];&quot;&quot;&quot;: &quot;&quot;&quot;;['Country Names and Codes'.C22];&quot;&quot;&quot;,&quot;)" office:value-type="string" office:string-value="&quot;Belize&quot;: &quot;BZ&quot;," calcext:value-type="string">
            <text:p>"Belize": "BZ",</text:p>
          </table:table-cell>
        </table:table-row>
        <table:table-row table:style-name="ro1">
          <table:table-cell table:formula="of:=CONCATENATE(&quot;'&quot;;['Country Names and Codes'.B23];&quot;': '&quot;;['Country Names and Codes'.C23];&quot;',&quot;)" office:value-type="string" office:string-value="'BOL': 'BO'," calcext:value-type="string">
            <text:p>'BOL': 'BO',</text:p>
          </table:table-cell>
          <table:table-cell table:formula="of:=CONCATENATE(&quot;'&quot;;['Country Names and Codes'.C23];&quot;': '&quot;;['Country Names and Codes'.B23];&quot;',&quot;)" office:value-type="string" office:string-value="'BO': 'BOL'," calcext:value-type="string">
            <text:p>'BO': 'BOL',</text:p>
          </table:table-cell>
          <table:table-cell table:formula="of:=CONCATENATE(&quot;&quot;&quot;&quot;;['Country Names and Codes'.B23];&quot;&quot;&quot;: &quot;&quot;&quot;;['Country Names and Codes'.A23];&quot;&quot;&quot;,&quot;)" office:value-type="string" office:string-value="&quot;BOL&quot;: &quot;Bolivia&quot;," calcext:value-type="string">
            <text:p>"BOL": "Bolivia",</text:p>
          </table:table-cell>
          <table:table-cell table:formula="of:=CONCATENATE(&quot;&quot;&quot;&quot;;['Country Names and Codes'.A23];&quot;&quot;&quot;: &quot;&quot;&quot;;['Country Names and Codes'.B23];&quot;&quot;&quot;,&quot;)" office:value-type="string" office:string-value="&quot;Bolivia&quot;: &quot;BOL&quot;," calcext:value-type="string">
            <text:p>"Bolivia": "BOL",</text:p>
          </table:table-cell>
          <table:table-cell table:formula="of:=CONCATENATE(&quot;&quot;&quot;&quot;;['Country Names and Codes'.C23];&quot;&quot;&quot;: &quot;&quot;&quot;;['Country Names and Codes'.A23];&quot;&quot;&quot;,&quot;)" office:value-type="string" office:string-value="&quot;BO&quot;: &quot;Bolivia&quot;," calcext:value-type="string">
            <text:p>"BO": "Bolivia",</text:p>
          </table:table-cell>
          <table:table-cell table:formula="of:=CONCATENATE(&quot;&quot;&quot;&quot;;['Country Names and Codes'.A23];&quot;&quot;&quot;: &quot;&quot;&quot;;['Country Names and Codes'.C23];&quot;&quot;&quot;,&quot;)" office:value-type="string" office:string-value="&quot;Bolivia&quot;: &quot;BO&quot;," calcext:value-type="string">
            <text:p>"Bolivia": "BO",</text:p>
          </table:table-cell>
        </table:table-row>
        <table:table-row table:style-name="ro1">
          <table:table-cell table:formula="of:=CONCATENATE(&quot;'&quot;;['Country Names and Codes'.B24];&quot;': '&quot;;['Country Names and Codes'.C24];&quot;',&quot;)" office:value-type="string" office:string-value="'BRA': 'BR'," calcext:value-type="string">
            <text:p>'BRA': 'BR',</text:p>
          </table:table-cell>
          <table:table-cell table:formula="of:=CONCATENATE(&quot;'&quot;;['Country Names and Codes'.C24];&quot;': '&quot;;['Country Names and Codes'.B24];&quot;',&quot;)" office:value-type="string" office:string-value="'BR': 'BRA'," calcext:value-type="string">
            <text:p>'BR': 'BRA',</text:p>
          </table:table-cell>
          <table:table-cell table:formula="of:=CONCATENATE(&quot;&quot;&quot;&quot;;['Country Names and Codes'.B24];&quot;&quot;&quot;: &quot;&quot;&quot;;['Country Names and Codes'.A24];&quot;&quot;&quot;,&quot;)" office:value-type="string" office:string-value="&quot;BRA&quot;: &quot;Brazil&quot;," calcext:value-type="string">
            <text:p>"BRA": "Brazil",</text:p>
          </table:table-cell>
          <table:table-cell table:formula="of:=CONCATENATE(&quot;&quot;&quot;&quot;;['Country Names and Codes'.A24];&quot;&quot;&quot;: &quot;&quot;&quot;;['Country Names and Codes'.B24];&quot;&quot;&quot;,&quot;)" office:value-type="string" office:string-value="&quot;Brazil&quot;: &quot;BRA&quot;," calcext:value-type="string">
            <text:p>"Brazil": "BRA",</text:p>
          </table:table-cell>
          <table:table-cell table:formula="of:=CONCATENATE(&quot;&quot;&quot;&quot;;['Country Names and Codes'.C24];&quot;&quot;&quot;: &quot;&quot;&quot;;['Country Names and Codes'.A24];&quot;&quot;&quot;,&quot;)" office:value-type="string" office:string-value="&quot;BR&quot;: &quot;Brazil&quot;," calcext:value-type="string">
            <text:p>"BR": "Brazil",</text:p>
          </table:table-cell>
          <table:table-cell table:formula="of:=CONCATENATE(&quot;&quot;&quot;&quot;;['Country Names and Codes'.A24];&quot;&quot;&quot;: &quot;&quot;&quot;;['Country Names and Codes'.C24];&quot;&quot;&quot;,&quot;)" office:value-type="string" office:string-value="&quot;Brazil&quot;: &quot;BR&quot;," calcext:value-type="string">
            <text:p>"Brazil": "BR",</text:p>
          </table:table-cell>
        </table:table-row>
        <table:table-row table:style-name="ro1">
          <table:table-cell table:formula="of:=CONCATENATE(&quot;'&quot;;['Country Names and Codes'.B25];&quot;': '&quot;;['Country Names and Codes'.C25];&quot;',&quot;)" office:value-type="string" office:string-value="'BRN': 'BN'," calcext:value-type="string">
            <text:p>'BRN': 'BN',</text:p>
          </table:table-cell>
          <table:table-cell table:formula="of:=CONCATENATE(&quot;'&quot;;['Country Names and Codes'.C25];&quot;': '&quot;;['Country Names and Codes'.B25];&quot;',&quot;)" office:value-type="string" office:string-value="'BN': 'BRN'," calcext:value-type="string">
            <text:p>'BN': 'BRN',</text:p>
          </table:table-cell>
          <table:table-cell table:formula="of:=CONCATENATE(&quot;&quot;&quot;&quot;;['Country Names and Codes'.B25];&quot;&quot;&quot;: &quot;&quot;&quot;;['Country Names and Codes'.A25];&quot;&quot;&quot;,&quot;)" office:value-type="string" office:string-value="&quot;BRN&quot;: &quot;Brunei&quot;," calcext:value-type="string">
            <text:p>"BRN": "Brunei",</text:p>
          </table:table-cell>
          <table:table-cell table:formula="of:=CONCATENATE(&quot;&quot;&quot;&quot;;['Country Names and Codes'.A25];&quot;&quot;&quot;: &quot;&quot;&quot;;['Country Names and Codes'.B25];&quot;&quot;&quot;,&quot;)" office:value-type="string" office:string-value="&quot;Brunei&quot;: &quot;BRN&quot;," calcext:value-type="string">
            <text:p>"Brunei": "BRN",</text:p>
          </table:table-cell>
          <table:table-cell table:formula="of:=CONCATENATE(&quot;&quot;&quot;&quot;;['Country Names and Codes'.C25];&quot;&quot;&quot;: &quot;&quot;&quot;;['Country Names and Codes'.A25];&quot;&quot;&quot;,&quot;)" office:value-type="string" office:string-value="&quot;BN&quot;: &quot;Brunei&quot;," calcext:value-type="string">
            <text:p>"BN": "Brunei",</text:p>
          </table:table-cell>
          <table:table-cell table:formula="of:=CONCATENATE(&quot;&quot;&quot;&quot;;['Country Names and Codes'.A25];&quot;&quot;&quot;: &quot;&quot;&quot;;['Country Names and Codes'.C25];&quot;&quot;&quot;,&quot;)" office:value-type="string" office:string-value="&quot;Brunei&quot;: &quot;BN&quot;," calcext:value-type="string">
            <text:p>"Brunei": "BN",</text:p>
          </table:table-cell>
        </table:table-row>
        <table:table-row table:style-name="ro1">
          <table:table-cell table:formula="of:=CONCATENATE(&quot;'&quot;;['Country Names and Codes'.B26];&quot;': '&quot;;['Country Names and Codes'.C26];&quot;',&quot;)" office:value-type="string" office:string-value="'BTN': 'BT'," calcext:value-type="string">
            <text:p>'BTN': 'BT',</text:p>
          </table:table-cell>
          <table:table-cell table:formula="of:=CONCATENATE(&quot;'&quot;;['Country Names and Codes'.C26];&quot;': '&quot;;['Country Names and Codes'.B26];&quot;',&quot;)" office:value-type="string" office:string-value="'BT': 'BTN'," calcext:value-type="string">
            <text:p>'BT': 'BTN',</text:p>
          </table:table-cell>
          <table:table-cell table:formula="of:=CONCATENATE(&quot;&quot;&quot;&quot;;['Country Names and Codes'.B26];&quot;&quot;&quot;: &quot;&quot;&quot;;['Country Names and Codes'.A26];&quot;&quot;&quot;,&quot;)" office:value-type="string" office:string-value="&quot;BTN&quot;: &quot;Bhutan&quot;," calcext:value-type="string">
            <text:p>"BTN": "Bhutan",</text:p>
          </table:table-cell>
          <table:table-cell table:formula="of:=CONCATENATE(&quot;&quot;&quot;&quot;;['Country Names and Codes'.A26];&quot;&quot;&quot;: &quot;&quot;&quot;;['Country Names and Codes'.B26];&quot;&quot;&quot;,&quot;)" office:value-type="string" office:string-value="&quot;Bhutan&quot;: &quot;BTN&quot;," calcext:value-type="string">
            <text:p>"Bhutan": "BTN",</text:p>
          </table:table-cell>
          <table:table-cell table:formula="of:=CONCATENATE(&quot;&quot;&quot;&quot;;['Country Names and Codes'.C26];&quot;&quot;&quot;: &quot;&quot;&quot;;['Country Names and Codes'.A26];&quot;&quot;&quot;,&quot;)" office:value-type="string" office:string-value="&quot;BT&quot;: &quot;Bhutan&quot;," calcext:value-type="string">
            <text:p>"BT": "Bhutan",</text:p>
          </table:table-cell>
          <table:table-cell table:formula="of:=CONCATENATE(&quot;&quot;&quot;&quot;;['Country Names and Codes'.A26];&quot;&quot;&quot;: &quot;&quot;&quot;;['Country Names and Codes'.C26];&quot;&quot;&quot;,&quot;)" office:value-type="string" office:string-value="&quot;Bhutan&quot;: &quot;BT&quot;," calcext:value-type="string">
            <text:p>"Bhutan": "BT",</text:p>
          </table:table-cell>
        </table:table-row>
        <table:table-row table:style-name="ro1">
          <table:table-cell table:formula="of:=CONCATENATE(&quot;'&quot;;['Country Names and Codes'.B27];&quot;': '&quot;;['Country Names and Codes'.C27];&quot;',&quot;)" office:value-type="string" office:string-value="'BWA': 'BW'," calcext:value-type="string">
            <text:p>'BWA': 'BW',</text:p>
          </table:table-cell>
          <table:table-cell table:formula="of:=CONCATENATE(&quot;'&quot;;['Country Names and Codes'.C27];&quot;': '&quot;;['Country Names and Codes'.B27];&quot;',&quot;)" office:value-type="string" office:string-value="'BW': 'BWA'," calcext:value-type="string">
            <text:p>'BW': 'BWA',</text:p>
          </table:table-cell>
          <table:table-cell table:formula="of:=CONCATENATE(&quot;&quot;&quot;&quot;;['Country Names and Codes'.B27];&quot;&quot;&quot;: &quot;&quot;&quot;;['Country Names and Codes'.A27];&quot;&quot;&quot;,&quot;)" office:value-type="string" office:string-value="&quot;BWA&quot;: &quot;Botswana&quot;," calcext:value-type="string">
            <text:p>"BWA": "Botswana",</text:p>
          </table:table-cell>
          <table:table-cell table:formula="of:=CONCATENATE(&quot;&quot;&quot;&quot;;['Country Names and Codes'.A27];&quot;&quot;&quot;: &quot;&quot;&quot;;['Country Names and Codes'.B27];&quot;&quot;&quot;,&quot;)" office:value-type="string" office:string-value="&quot;Botswana&quot;: &quot;BWA&quot;," calcext:value-type="string">
            <text:p>"Botswana": "BWA",</text:p>
          </table:table-cell>
          <table:table-cell table:formula="of:=CONCATENATE(&quot;&quot;&quot;&quot;;['Country Names and Codes'.C27];&quot;&quot;&quot;: &quot;&quot;&quot;;['Country Names and Codes'.A27];&quot;&quot;&quot;,&quot;)" office:value-type="string" office:string-value="&quot;BW&quot;: &quot;Botswana&quot;," calcext:value-type="string">
            <text:p>"BW": "Botswana",</text:p>
          </table:table-cell>
          <table:table-cell table:formula="of:=CONCATENATE(&quot;&quot;&quot;&quot;;['Country Names and Codes'.A27];&quot;&quot;&quot;: &quot;&quot;&quot;;['Country Names and Codes'.C27];&quot;&quot;&quot;,&quot;)" office:value-type="string" office:string-value="&quot;Botswana&quot;: &quot;BW&quot;," calcext:value-type="string">
            <text:p>"Botswana": "BW",</text:p>
          </table:table-cell>
        </table:table-row>
        <table:table-row table:style-name="ro1">
          <table:table-cell table:formula="of:=CONCATENATE(&quot;'&quot;;['Country Names and Codes'.B28];&quot;': '&quot;;['Country Names and Codes'.C28];&quot;',&quot;)" office:value-type="string" office:string-value="'CAF': 'CF'," calcext:value-type="string">
            <text:p>'CAF': 'CF',</text:p>
          </table:table-cell>
          <table:table-cell table:formula="of:=CONCATENATE(&quot;'&quot;;['Country Names and Codes'.C28];&quot;': '&quot;;['Country Names and Codes'.B28];&quot;',&quot;)" office:value-type="string" office:string-value="'CF': 'CAF'," calcext:value-type="string">
            <text:p>'CF': 'CAF',</text:p>
          </table:table-cell>
          <table:table-cell table:formula="of:=CONCATENATE(&quot;&quot;&quot;&quot;;['Country Names and Codes'.B28];&quot;&quot;&quot;: &quot;&quot;&quot;;['Country Names and Codes'.A28];&quot;&quot;&quot;,&quot;)" office:value-type="string" office:string-value="&quot;CAF&quot;: &quot;Central African Rep.&quot;," calcext:value-type="string">
            <text:p>"CAF": "Central African Rep.",</text:p>
          </table:table-cell>
          <table:table-cell table:formula="of:=CONCATENATE(&quot;&quot;&quot;&quot;;['Country Names and Codes'.A28];&quot;&quot;&quot;: &quot;&quot;&quot;;['Country Names and Codes'.B28];&quot;&quot;&quot;,&quot;)" office:value-type="string" office:string-value="&quot;Central African Rep.&quot;: &quot;CAF&quot;," calcext:value-type="string">
            <text:p>"Central African Rep.": "CAF",</text:p>
          </table:table-cell>
          <table:table-cell table:formula="of:=CONCATENATE(&quot;&quot;&quot;&quot;;['Country Names and Codes'.C28];&quot;&quot;&quot;: &quot;&quot;&quot;;['Country Names and Codes'.A28];&quot;&quot;&quot;,&quot;)" office:value-type="string" office:string-value="&quot;CF&quot;: &quot;Central African Rep.&quot;," calcext:value-type="string">
            <text:p>"CF": "Central African Rep.",</text:p>
          </table:table-cell>
          <table:table-cell table:formula="of:=CONCATENATE(&quot;&quot;&quot;&quot;;['Country Names and Codes'.A28];&quot;&quot;&quot;: &quot;&quot;&quot;;['Country Names and Codes'.C28];&quot;&quot;&quot;,&quot;)" office:value-type="string" office:string-value="&quot;Central African Rep.&quot;: &quot;CF&quot;," calcext:value-type="string">
            <text:p>"Central African Rep.": "CF",</text:p>
          </table:table-cell>
        </table:table-row>
        <table:table-row table:style-name="ro1">
          <table:table-cell table:formula="of:=CONCATENATE(&quot;'&quot;;['Country Names and Codes'.B29];&quot;': '&quot;;['Country Names and Codes'.C29];&quot;',&quot;)" office:value-type="string" office:string-value="'CAN': 'CA'," calcext:value-type="string">
            <text:p>'CAN': 'CA',</text:p>
          </table:table-cell>
          <table:table-cell table:formula="of:=CONCATENATE(&quot;'&quot;;['Country Names and Codes'.C29];&quot;': '&quot;;['Country Names and Codes'.B29];&quot;',&quot;)" office:value-type="string" office:string-value="'CA': 'CAN'," calcext:value-type="string">
            <text:p>'CA': 'CAN',</text:p>
          </table:table-cell>
          <table:table-cell table:formula="of:=CONCATENATE(&quot;&quot;&quot;&quot;;['Country Names and Codes'.B29];&quot;&quot;&quot;: &quot;&quot;&quot;;['Country Names and Codes'.A29];&quot;&quot;&quot;,&quot;)" office:value-type="string" office:string-value="&quot;CAN&quot;: &quot;Canada&quot;," calcext:value-type="string">
            <text:p>"CAN": "Canada",</text:p>
          </table:table-cell>
          <table:table-cell table:formula="of:=CONCATENATE(&quot;&quot;&quot;&quot;;['Country Names and Codes'.A29];&quot;&quot;&quot;: &quot;&quot;&quot;;['Country Names and Codes'.B29];&quot;&quot;&quot;,&quot;)" office:value-type="string" office:string-value="&quot;Canada&quot;: &quot;CAN&quot;," calcext:value-type="string">
            <text:p>"Canada": "CAN",</text:p>
          </table:table-cell>
          <table:table-cell table:formula="of:=CONCATENATE(&quot;&quot;&quot;&quot;;['Country Names and Codes'.C29];&quot;&quot;&quot;: &quot;&quot;&quot;;['Country Names and Codes'.A29];&quot;&quot;&quot;,&quot;)" office:value-type="string" office:string-value="&quot;CA&quot;: &quot;Canada&quot;," calcext:value-type="string">
            <text:p>"CA": "Canada",</text:p>
          </table:table-cell>
          <table:table-cell table:formula="of:=CONCATENATE(&quot;&quot;&quot;&quot;;['Country Names and Codes'.A29];&quot;&quot;&quot;: &quot;&quot;&quot;;['Country Names and Codes'.C29];&quot;&quot;&quot;,&quot;)" office:value-type="string" office:string-value="&quot;Canada&quot;: &quot;CA&quot;," calcext:value-type="string">
            <text:p>"Canada": "CA",</text:p>
          </table:table-cell>
        </table:table-row>
        <table:table-row table:style-name="ro1">
          <table:table-cell table:formula="of:=CONCATENATE(&quot;'&quot;;['Country Names and Codes'.B30];&quot;': '&quot;;['Country Names and Codes'.C30];&quot;',&quot;)" office:value-type="string" office:string-value="'CHE': 'CH'," calcext:value-type="string">
            <text:p>'CHE': 'CH',</text:p>
          </table:table-cell>
          <table:table-cell table:formula="of:=CONCATENATE(&quot;'&quot;;['Country Names and Codes'.C30];&quot;': '&quot;;['Country Names and Codes'.B30];&quot;',&quot;)" office:value-type="string" office:string-value="'CH': 'CHE'," calcext:value-type="string">
            <text:p>'CH': 'CHE',</text:p>
          </table:table-cell>
          <table:table-cell table:formula="of:=CONCATENATE(&quot;&quot;&quot;&quot;;['Country Names and Codes'.B30];&quot;&quot;&quot;: &quot;&quot;&quot;;['Country Names and Codes'.A30];&quot;&quot;&quot;,&quot;)" office:value-type="string" office:string-value="&quot;CHE&quot;: &quot;Switzerland&quot;," calcext:value-type="string">
            <text:p>"CHE": "Switzerland",</text:p>
          </table:table-cell>
          <table:table-cell table:formula="of:=CONCATENATE(&quot;&quot;&quot;&quot;;['Country Names and Codes'.A30];&quot;&quot;&quot;: &quot;&quot;&quot;;['Country Names and Codes'.B30];&quot;&quot;&quot;,&quot;)" office:value-type="string" office:string-value="&quot;Switzerland&quot;: &quot;CHE&quot;," calcext:value-type="string">
            <text:p>"Switzerland": "CHE",</text:p>
          </table:table-cell>
          <table:table-cell table:formula="of:=CONCATENATE(&quot;&quot;&quot;&quot;;['Country Names and Codes'.C30];&quot;&quot;&quot;: &quot;&quot;&quot;;['Country Names and Codes'.A30];&quot;&quot;&quot;,&quot;)" office:value-type="string" office:string-value="&quot;CH&quot;: &quot;Switzerland&quot;," calcext:value-type="string">
            <text:p>"CH": "Switzerland",</text:p>
          </table:table-cell>
          <table:table-cell table:formula="of:=CONCATENATE(&quot;&quot;&quot;&quot;;['Country Names and Codes'.A30];&quot;&quot;&quot;: &quot;&quot;&quot;;['Country Names and Codes'.C30];&quot;&quot;&quot;,&quot;)" office:value-type="string" office:string-value="&quot;Switzerland&quot;: &quot;CH&quot;," calcext:value-type="string">
            <text:p>"Switzerland": "CH",</text:p>
          </table:table-cell>
        </table:table-row>
        <table:table-row table:style-name="ro1">
          <table:table-cell table:formula="of:=CONCATENATE(&quot;'&quot;;['Country Names and Codes'.B31];&quot;': '&quot;;['Country Names and Codes'.C31];&quot;',&quot;)" office:value-type="string" office:string-value="'CHL': 'CL'," calcext:value-type="string">
            <text:p>'CHL': 'CL',</text:p>
          </table:table-cell>
          <table:table-cell table:formula="of:=CONCATENATE(&quot;'&quot;;['Country Names and Codes'.C31];&quot;': '&quot;;['Country Names and Codes'.B31];&quot;',&quot;)" office:value-type="string" office:string-value="'CL': 'CHL'," calcext:value-type="string">
            <text:p>'CL': 'CHL',</text:p>
          </table:table-cell>
          <table:table-cell table:formula="of:=CONCATENATE(&quot;&quot;&quot;&quot;;['Country Names and Codes'.B31];&quot;&quot;&quot;: &quot;&quot;&quot;;['Country Names and Codes'.A31];&quot;&quot;&quot;,&quot;)" office:value-type="string" office:string-value="&quot;CHL&quot;: &quot;Chile&quot;," calcext:value-type="string">
            <text:p>"CHL": "Chile",</text:p>
          </table:table-cell>
          <table:table-cell table:formula="of:=CONCATENATE(&quot;&quot;&quot;&quot;;['Country Names and Codes'.A31];&quot;&quot;&quot;: &quot;&quot;&quot;;['Country Names and Codes'.B31];&quot;&quot;&quot;,&quot;)" office:value-type="string" office:string-value="&quot;Chile&quot;: &quot;CHL&quot;," calcext:value-type="string">
            <text:p>"Chile": "CHL",</text:p>
          </table:table-cell>
          <table:table-cell table:formula="of:=CONCATENATE(&quot;&quot;&quot;&quot;;['Country Names and Codes'.C31];&quot;&quot;&quot;: &quot;&quot;&quot;;['Country Names and Codes'.A31];&quot;&quot;&quot;,&quot;)" office:value-type="string" office:string-value="&quot;CL&quot;: &quot;Chile&quot;," calcext:value-type="string">
            <text:p>"CL": "Chile",</text:p>
          </table:table-cell>
          <table:table-cell table:formula="of:=CONCATENATE(&quot;&quot;&quot;&quot;;['Country Names and Codes'.A31];&quot;&quot;&quot;: &quot;&quot;&quot;;['Country Names and Codes'.C31];&quot;&quot;&quot;,&quot;)" office:value-type="string" office:string-value="&quot;Chile&quot;: &quot;CL&quot;," calcext:value-type="string">
            <text:p>"Chile": "CL",</text:p>
          </table:table-cell>
        </table:table-row>
        <table:table-row table:style-name="ro1">
          <table:table-cell table:formula="of:=CONCATENATE(&quot;'&quot;;['Country Names and Codes'.B32];&quot;': '&quot;;['Country Names and Codes'.C32];&quot;',&quot;)" office:value-type="string" office:string-value="'CHN': 'CN'," calcext:value-type="string">
            <text:p>'CHN': 'CN',</text:p>
          </table:table-cell>
          <table:table-cell table:formula="of:=CONCATENATE(&quot;'&quot;;['Country Names and Codes'.C32];&quot;': '&quot;;['Country Names and Codes'.B32];&quot;',&quot;)" office:value-type="string" office:string-value="'CN': 'CHN'," calcext:value-type="string">
            <text:p>'CN': 'CHN',</text:p>
          </table:table-cell>
          <table:table-cell table:formula="of:=CONCATENATE(&quot;&quot;&quot;&quot;;['Country Names and Codes'.B32];&quot;&quot;&quot;: &quot;&quot;&quot;;['Country Names and Codes'.A32];&quot;&quot;&quot;,&quot;)" office:value-type="string" office:string-value="&quot;CHN&quot;: &quot;China&quot;," calcext:value-type="string">
            <text:p>"CHN": "China",</text:p>
          </table:table-cell>
          <table:table-cell table:formula="of:=CONCATENATE(&quot;&quot;&quot;&quot;;['Country Names and Codes'.A32];&quot;&quot;&quot;: &quot;&quot;&quot;;['Country Names and Codes'.B32];&quot;&quot;&quot;,&quot;)" office:value-type="string" office:string-value="&quot;China&quot;: &quot;CHN&quot;," calcext:value-type="string">
            <text:p>"China": "CHN",</text:p>
          </table:table-cell>
          <table:table-cell table:formula="of:=CONCATENATE(&quot;&quot;&quot;&quot;;['Country Names and Codes'.C32];&quot;&quot;&quot;: &quot;&quot;&quot;;['Country Names and Codes'.A32];&quot;&quot;&quot;,&quot;)" office:value-type="string" office:string-value="&quot;CN&quot;: &quot;China&quot;," calcext:value-type="string">
            <text:p>"CN": "China",</text:p>
          </table:table-cell>
          <table:table-cell table:formula="of:=CONCATENATE(&quot;&quot;&quot;&quot;;['Country Names and Codes'.A32];&quot;&quot;&quot;: &quot;&quot;&quot;;['Country Names and Codes'.C32];&quot;&quot;&quot;,&quot;)" office:value-type="string" office:string-value="&quot;China&quot;: &quot;CN&quot;," calcext:value-type="string">
            <text:p>"China": "CN",</text:p>
          </table:table-cell>
        </table:table-row>
        <table:table-row table:style-name="ro1">
          <table:table-cell table:formula="of:=CONCATENATE(&quot;'&quot;;['Country Names and Codes'.B33];&quot;': '&quot;;['Country Names and Codes'.C33];&quot;',&quot;)" office:value-type="string" office:string-value="'CIV': 'CI'," calcext:value-type="string">
            <text:p>'CIV': 'CI',</text:p>
          </table:table-cell>
          <table:table-cell table:formula="of:=CONCATENATE(&quot;'&quot;;['Country Names and Codes'.C33];&quot;': '&quot;;['Country Names and Codes'.B33];&quot;',&quot;)" office:value-type="string" office:string-value="'CI': 'CIV'," calcext:value-type="string">
            <text:p>'CI': 'CIV',</text:p>
          </table:table-cell>
          <table:table-cell table:formula="of:=CONCATENATE(&quot;&quot;&quot;&quot;;['Country Names and Codes'.B33];&quot;&quot;&quot;: &quot;&quot;&quot;;['Country Names and Codes'.A33];&quot;&quot;&quot;,&quot;)" office:value-type="string" office:string-value="&quot;CIV&quot;: &quot;Côte d'Ivoire&quot;," calcext:value-type="string">
            <text:p>"CIV": "Côte d'Ivoire",</text:p>
          </table:table-cell>
          <table:table-cell table:formula="of:=CONCATENATE(&quot;&quot;&quot;&quot;;['Country Names and Codes'.A33];&quot;&quot;&quot;: &quot;&quot;&quot;;['Country Names and Codes'.B33];&quot;&quot;&quot;,&quot;)" office:value-type="string" office:string-value="&quot;Côte d'Ivoire&quot;: &quot;CIV&quot;," calcext:value-type="string">
            <text:p>"Côte d'Ivoire": "CIV",</text:p>
          </table:table-cell>
          <table:table-cell table:formula="of:=CONCATENATE(&quot;&quot;&quot;&quot;;['Country Names and Codes'.C33];&quot;&quot;&quot;: &quot;&quot;&quot;;['Country Names and Codes'.A33];&quot;&quot;&quot;,&quot;)" office:value-type="string" office:string-value="&quot;CI&quot;: &quot;Côte d'Ivoire&quot;," calcext:value-type="string">
            <text:p>"CI": "Côte d'Ivoire",</text:p>
          </table:table-cell>
          <table:table-cell table:formula="of:=CONCATENATE(&quot;&quot;&quot;&quot;;['Country Names and Codes'.A33];&quot;&quot;&quot;: &quot;&quot;&quot;;['Country Names and Codes'.C33];&quot;&quot;&quot;,&quot;)" office:value-type="string" office:string-value="&quot;Côte d'Ivoire&quot;: &quot;CI&quot;," calcext:value-type="string">
            <text:p>"Côte d'Ivoire": "CI",</text:p>
          </table:table-cell>
        </table:table-row>
        <table:table-row table:style-name="ro1">
          <table:table-cell table:formula="of:=CONCATENATE(&quot;'&quot;;['Country Names and Codes'.B34];&quot;': '&quot;;['Country Names and Codes'.C34];&quot;',&quot;)" office:value-type="string" office:string-value="'CMR': 'CM'," calcext:value-type="string">
            <text:p>'CMR': 'CM',</text:p>
          </table:table-cell>
          <table:table-cell table:formula="of:=CONCATENATE(&quot;'&quot;;['Country Names and Codes'.C34];&quot;': '&quot;;['Country Names and Codes'.B34];&quot;',&quot;)" office:value-type="string" office:string-value="'CM': 'CMR'," calcext:value-type="string">
            <text:p>'CM': 'CMR',</text:p>
          </table:table-cell>
          <table:table-cell table:formula="of:=CONCATENATE(&quot;&quot;&quot;&quot;;['Country Names and Codes'.B34];&quot;&quot;&quot;: &quot;&quot;&quot;;['Country Names and Codes'.A34];&quot;&quot;&quot;,&quot;)" office:value-type="string" office:string-value="&quot;CMR&quot;: &quot;Cameroon&quot;," calcext:value-type="string">
            <text:p>"CMR": "Cameroon",</text:p>
          </table:table-cell>
          <table:table-cell table:formula="of:=CONCATENATE(&quot;&quot;&quot;&quot;;['Country Names and Codes'.A34];&quot;&quot;&quot;: &quot;&quot;&quot;;['Country Names and Codes'.B34];&quot;&quot;&quot;,&quot;)" office:value-type="string" office:string-value="&quot;Cameroon&quot;: &quot;CMR&quot;," calcext:value-type="string">
            <text:p>"Cameroon": "CMR",</text:p>
          </table:table-cell>
          <table:table-cell table:formula="of:=CONCATENATE(&quot;&quot;&quot;&quot;;['Country Names and Codes'.C34];&quot;&quot;&quot;: &quot;&quot;&quot;;['Country Names and Codes'.A34];&quot;&quot;&quot;,&quot;)" office:value-type="string" office:string-value="&quot;CM&quot;: &quot;Cameroon&quot;," calcext:value-type="string">
            <text:p>"CM": "Cameroon",</text:p>
          </table:table-cell>
          <table:table-cell table:formula="of:=CONCATENATE(&quot;&quot;&quot;&quot;;['Country Names and Codes'.A34];&quot;&quot;&quot;: &quot;&quot;&quot;;['Country Names and Codes'.C34];&quot;&quot;&quot;,&quot;)" office:value-type="string" office:string-value="&quot;Cameroon&quot;: &quot;CM&quot;," calcext:value-type="string">
            <text:p>"Cameroon": "CM",</text:p>
          </table:table-cell>
        </table:table-row>
        <table:table-row table:style-name="ro1">
          <table:table-cell table:formula="of:=CONCATENATE(&quot;'&quot;;['Country Names and Codes'.B35];&quot;': '&quot;;['Country Names and Codes'.C35];&quot;',&quot;)" office:value-type="string" office:string-value="'COD': 'CD'," calcext:value-type="string">
            <text:p>'COD': 'CD',</text:p>
          </table:table-cell>
          <table:table-cell table:formula="of:=CONCATENATE(&quot;'&quot;;['Country Names and Codes'.C35];&quot;': '&quot;;['Country Names and Codes'.B35];&quot;',&quot;)" office:value-type="string" office:string-value="'CD': 'COD'," calcext:value-type="string">
            <text:p>'CD': 'COD',</text:p>
          </table:table-cell>
          <table:table-cell table:formula="of:=CONCATENATE(&quot;&quot;&quot;&quot;;['Country Names and Codes'.B35];&quot;&quot;&quot;: &quot;&quot;&quot;;['Country Names and Codes'.A35];&quot;&quot;&quot;,&quot;)" office:value-type="string" office:string-value="&quot;COD&quot;: &quot;Dem. Rep. Congo&quot;," calcext:value-type="string">
            <text:p>"COD": "Dem. Rep. Congo",</text:p>
          </table:table-cell>
          <table:table-cell table:formula="of:=CONCATENATE(&quot;&quot;&quot;&quot;;['Country Names and Codes'.A35];&quot;&quot;&quot;: &quot;&quot;&quot;;['Country Names and Codes'.B35];&quot;&quot;&quot;,&quot;)" office:value-type="string" office:string-value="&quot;Dem. Rep. Congo&quot;: &quot;COD&quot;," calcext:value-type="string">
            <text:p>"Dem. Rep. Congo": "COD",</text:p>
          </table:table-cell>
          <table:table-cell table:formula="of:=CONCATENATE(&quot;&quot;&quot;&quot;;['Country Names and Codes'.C35];&quot;&quot;&quot;: &quot;&quot;&quot;;['Country Names and Codes'.A35];&quot;&quot;&quot;,&quot;)" office:value-type="string" office:string-value="&quot;CD&quot;: &quot;Dem. Rep. Congo&quot;," calcext:value-type="string">
            <text:p>"CD": "Dem. Rep. Congo",</text:p>
          </table:table-cell>
          <table:table-cell table:formula="of:=CONCATENATE(&quot;&quot;&quot;&quot;;['Country Names and Codes'.A35];&quot;&quot;&quot;: &quot;&quot;&quot;;['Country Names and Codes'.C35];&quot;&quot;&quot;,&quot;)" office:value-type="string" office:string-value="&quot;Dem. Rep. Congo&quot;: &quot;CD&quot;," calcext:value-type="string">
            <text:p>"Dem. Rep. Congo": "CD",</text:p>
          </table:table-cell>
        </table:table-row>
        <table:table-row table:style-name="ro1">
          <table:table-cell table:formula="of:=CONCATENATE(&quot;'&quot;;['Country Names and Codes'.B36];&quot;': '&quot;;['Country Names and Codes'.C36];&quot;',&quot;)" office:value-type="string" office:string-value="'COG': 'CG'," calcext:value-type="string">
            <text:p>'COG': 'CG',</text:p>
          </table:table-cell>
          <table:table-cell table:formula="of:=CONCATENATE(&quot;'&quot;;['Country Names and Codes'.C36];&quot;': '&quot;;['Country Names and Codes'.B36];&quot;',&quot;)" office:value-type="string" office:string-value="'CG': 'COG'," calcext:value-type="string">
            <text:p>'CG': 'COG',</text:p>
          </table:table-cell>
          <table:table-cell table:formula="of:=CONCATENATE(&quot;&quot;&quot;&quot;;['Country Names and Codes'.B36];&quot;&quot;&quot;: &quot;&quot;&quot;;['Country Names and Codes'.A36];&quot;&quot;&quot;,&quot;)" office:value-type="string" office:string-value="&quot;COG&quot;: &quot;Congo&quot;," calcext:value-type="string">
            <text:p>"COG": "Congo",</text:p>
          </table:table-cell>
          <table:table-cell table:formula="of:=CONCATENATE(&quot;&quot;&quot;&quot;;['Country Names and Codes'.A36];&quot;&quot;&quot;: &quot;&quot;&quot;;['Country Names and Codes'.B36];&quot;&quot;&quot;,&quot;)" office:value-type="string" office:string-value="&quot;Congo&quot;: &quot;COG&quot;," calcext:value-type="string">
            <text:p>"Congo": "COG",</text:p>
          </table:table-cell>
          <table:table-cell table:formula="of:=CONCATENATE(&quot;&quot;&quot;&quot;;['Country Names and Codes'.C36];&quot;&quot;&quot;: &quot;&quot;&quot;;['Country Names and Codes'.A36];&quot;&quot;&quot;,&quot;)" office:value-type="string" office:string-value="&quot;CG&quot;: &quot;Congo&quot;," calcext:value-type="string">
            <text:p>"CG": "Congo",</text:p>
          </table:table-cell>
          <table:table-cell table:formula="of:=CONCATENATE(&quot;&quot;&quot;&quot;;['Country Names and Codes'.A36];&quot;&quot;&quot;: &quot;&quot;&quot;;['Country Names and Codes'.C36];&quot;&quot;&quot;,&quot;)" office:value-type="string" office:string-value="&quot;Congo&quot;: &quot;CG&quot;," calcext:value-type="string">
            <text:p>"Congo": "CG",</text:p>
          </table:table-cell>
        </table:table-row>
        <table:table-row table:style-name="ro1">
          <table:table-cell table:formula="of:=CONCATENATE(&quot;'&quot;;['Country Names and Codes'.B37];&quot;': '&quot;;['Country Names and Codes'.C37];&quot;',&quot;)" office:value-type="string" office:string-value="'COL': 'CO'," calcext:value-type="string">
            <text:p>'COL': 'CO',</text:p>
          </table:table-cell>
          <table:table-cell table:formula="of:=CONCATENATE(&quot;'&quot;;['Country Names and Codes'.C37];&quot;': '&quot;;['Country Names and Codes'.B37];&quot;',&quot;)" office:value-type="string" office:string-value="'CO': 'COL'," calcext:value-type="string">
            <text:p>'CO': 'COL',</text:p>
          </table:table-cell>
          <table:table-cell table:formula="of:=CONCATENATE(&quot;&quot;&quot;&quot;;['Country Names and Codes'.B37];&quot;&quot;&quot;: &quot;&quot;&quot;;['Country Names and Codes'.A37];&quot;&quot;&quot;,&quot;)" office:value-type="string" office:string-value="&quot;COL&quot;: &quot;Colombia&quot;," calcext:value-type="string">
            <text:p>"COL": "Colombia",</text:p>
          </table:table-cell>
          <table:table-cell table:formula="of:=CONCATENATE(&quot;&quot;&quot;&quot;;['Country Names and Codes'.A37];&quot;&quot;&quot;: &quot;&quot;&quot;;['Country Names and Codes'.B37];&quot;&quot;&quot;,&quot;)" office:value-type="string" office:string-value="&quot;Colombia&quot;: &quot;COL&quot;," calcext:value-type="string">
            <text:p>"Colombia": "COL",</text:p>
          </table:table-cell>
          <table:table-cell table:formula="of:=CONCATENATE(&quot;&quot;&quot;&quot;;['Country Names and Codes'.C37];&quot;&quot;&quot;: &quot;&quot;&quot;;['Country Names and Codes'.A37];&quot;&quot;&quot;,&quot;)" office:value-type="string" office:string-value="&quot;CO&quot;: &quot;Colombia&quot;," calcext:value-type="string">
            <text:p>"CO": "Colombia",</text:p>
          </table:table-cell>
          <table:table-cell table:formula="of:=CONCATENATE(&quot;&quot;&quot;&quot;;['Country Names and Codes'.A37];&quot;&quot;&quot;: &quot;&quot;&quot;;['Country Names and Codes'.C37];&quot;&quot;&quot;,&quot;)" office:value-type="string" office:string-value="&quot;Colombia&quot;: &quot;CO&quot;," calcext:value-type="string">
            <text:p>"Colombia": "CO",</text:p>
          </table:table-cell>
        </table:table-row>
        <table:table-row table:style-name="ro1">
          <table:table-cell table:formula="of:=CONCATENATE(&quot;'&quot;;['Country Names and Codes'.B38];&quot;': '&quot;;['Country Names and Codes'.C38];&quot;',&quot;)" office:value-type="string" office:string-value="'CRI': 'CR'," calcext:value-type="string">
            <text:p>'CRI': 'CR',</text:p>
          </table:table-cell>
          <table:table-cell table:formula="of:=CONCATENATE(&quot;'&quot;;['Country Names and Codes'.C38];&quot;': '&quot;;['Country Names and Codes'.B38];&quot;',&quot;)" office:value-type="string" office:string-value="'CR': 'CRI'," calcext:value-type="string">
            <text:p>'CR': 'CRI',</text:p>
          </table:table-cell>
          <table:table-cell table:formula="of:=CONCATENATE(&quot;&quot;&quot;&quot;;['Country Names and Codes'.B38];&quot;&quot;&quot;: &quot;&quot;&quot;;['Country Names and Codes'.A38];&quot;&quot;&quot;,&quot;)" office:value-type="string" office:string-value="&quot;CRI&quot;: &quot;Costa Rica&quot;," calcext:value-type="string">
            <text:p>"CRI": "Costa Rica",</text:p>
          </table:table-cell>
          <table:table-cell table:formula="of:=CONCATENATE(&quot;&quot;&quot;&quot;;['Country Names and Codes'.A38];&quot;&quot;&quot;: &quot;&quot;&quot;;['Country Names and Codes'.B38];&quot;&quot;&quot;,&quot;)" office:value-type="string" office:string-value="&quot;Costa Rica&quot;: &quot;CRI&quot;," calcext:value-type="string">
            <text:p>"Costa Rica": "CRI",</text:p>
          </table:table-cell>
          <table:table-cell table:formula="of:=CONCATENATE(&quot;&quot;&quot;&quot;;['Country Names and Codes'.C38];&quot;&quot;&quot;: &quot;&quot;&quot;;['Country Names and Codes'.A38];&quot;&quot;&quot;,&quot;)" office:value-type="string" office:string-value="&quot;CR&quot;: &quot;Costa Rica&quot;," calcext:value-type="string">
            <text:p>"CR": "Costa Rica",</text:p>
          </table:table-cell>
          <table:table-cell table:formula="of:=CONCATENATE(&quot;&quot;&quot;&quot;;['Country Names and Codes'.A38];&quot;&quot;&quot;: &quot;&quot;&quot;;['Country Names and Codes'.C38];&quot;&quot;&quot;,&quot;)" office:value-type="string" office:string-value="&quot;Costa Rica&quot;: &quot;CR&quot;," calcext:value-type="string">
            <text:p>"Costa Rica": "CR",</text:p>
          </table:table-cell>
        </table:table-row>
        <table:table-row table:style-name="ro1">
          <table:table-cell table:formula="of:=CONCATENATE(&quot;'&quot;;['Country Names and Codes'.B39];&quot;': '&quot;;['Country Names and Codes'.C39];&quot;',&quot;)" office:value-type="string" office:string-value="'CUB': 'CU'," calcext:value-type="string">
            <text:p>'CUB': 'CU',</text:p>
          </table:table-cell>
          <table:table-cell table:formula="of:=CONCATENATE(&quot;'&quot;;['Country Names and Codes'.C39];&quot;': '&quot;;['Country Names and Codes'.B39];&quot;',&quot;)" office:value-type="string" office:string-value="'CU': 'CUB'," calcext:value-type="string">
            <text:p>'CU': 'CUB',</text:p>
          </table:table-cell>
          <table:table-cell table:formula="of:=CONCATENATE(&quot;&quot;&quot;&quot;;['Country Names and Codes'.B39];&quot;&quot;&quot;: &quot;&quot;&quot;;['Country Names and Codes'.A39];&quot;&quot;&quot;,&quot;)" office:value-type="string" office:string-value="&quot;CUB&quot;: &quot;Cuba&quot;," calcext:value-type="string">
            <text:p>"CUB": "Cuba",</text:p>
          </table:table-cell>
          <table:table-cell table:formula="of:=CONCATENATE(&quot;&quot;&quot;&quot;;['Country Names and Codes'.A39];&quot;&quot;&quot;: &quot;&quot;&quot;;['Country Names and Codes'.B39];&quot;&quot;&quot;,&quot;)" office:value-type="string" office:string-value="&quot;Cuba&quot;: &quot;CUB&quot;," calcext:value-type="string">
            <text:p>"Cuba": "CUB",</text:p>
          </table:table-cell>
          <table:table-cell table:formula="of:=CONCATENATE(&quot;&quot;&quot;&quot;;['Country Names and Codes'.C39];&quot;&quot;&quot;: &quot;&quot;&quot;;['Country Names and Codes'.A39];&quot;&quot;&quot;,&quot;)" office:value-type="string" office:string-value="&quot;CU&quot;: &quot;Cuba&quot;," calcext:value-type="string">
            <text:p>"CU": "Cuba",</text:p>
          </table:table-cell>
          <table:table-cell table:formula="of:=CONCATENATE(&quot;&quot;&quot;&quot;;['Country Names and Codes'.A39];&quot;&quot;&quot;: &quot;&quot;&quot;;['Country Names and Codes'.C39];&quot;&quot;&quot;,&quot;)" office:value-type="string" office:string-value="&quot;Cuba&quot;: &quot;CU&quot;," calcext:value-type="string">
            <text:p>"Cuba": "CU",</text:p>
          </table:table-cell>
        </table:table-row>
        <table:table-row table:style-name="ro1">
          <table:table-cell table:formula="of:=CONCATENATE(&quot;'&quot;;['Country Names and Codes'.B40];&quot;': '&quot;;['Country Names and Codes'.C40];&quot;',&quot;)" office:value-type="string" office:string-value="'CYN': ''," calcext:value-type="string">
            <text:p>'CYN': '',</text:p>
          </table:table-cell>
          <table:table-cell table:formula="of:=CONCATENATE(&quot;'&quot;;['Country Names and Codes'.C40];&quot;': '&quot;;['Country Names and Codes'.B40];&quot;',&quot;)" office:value-type="string" office:string-value="'': 'CYN'," calcext:value-type="string">
            <text:p>'': 'CYN',</text:p>
          </table:table-cell>
          <table:table-cell table:formula="of:=CONCATENATE(&quot;&quot;&quot;&quot;;['Country Names and Codes'.B40];&quot;&quot;&quot;: &quot;&quot;&quot;;['Country Names and Codes'.A40];&quot;&quot;&quot;,&quot;)" office:value-type="string" office:string-value="&quot;CYN&quot;: &quot;N. Cyprus&quot;," calcext:value-type="string">
            <text:p>"CYN": "N. Cyprus",</text:p>
          </table:table-cell>
          <table:table-cell table:formula="of:=CONCATENATE(&quot;&quot;&quot;&quot;;['Country Names and Codes'.A40];&quot;&quot;&quot;: &quot;&quot;&quot;;['Country Names and Codes'.B40];&quot;&quot;&quot;,&quot;)" office:value-type="string" office:string-value="&quot;N. Cyprus&quot;: &quot;CYN&quot;," calcext:value-type="string">
            <text:p>"N. Cyprus": "CYN",</text:p>
          </table:table-cell>
          <table:table-cell table:formula="of:=CONCATENATE(&quot;&quot;&quot;&quot;;['Country Names and Codes'.C40];&quot;&quot;&quot;: &quot;&quot;&quot;;['Country Names and Codes'.A40];&quot;&quot;&quot;,&quot;)" office:value-type="string" office:string-value="&quot;&quot;: &quot;N. Cyprus&quot;," calcext:value-type="string">
            <text:p>"": "N. Cyprus",</text:p>
          </table:table-cell>
          <table:table-cell table:formula="of:=CONCATENATE(&quot;&quot;&quot;&quot;;['Country Names and Codes'.A40];&quot;&quot;&quot;: &quot;&quot;&quot;;['Country Names and Codes'.C40];&quot;&quot;&quot;,&quot;)" office:value-type="string" office:string-value="&quot;N. Cyprus&quot;: &quot;&quot;," calcext:value-type="string">
            <text:p>"N. Cyprus": "",</text:p>
          </table:table-cell>
        </table:table-row>
        <table:table-row table:style-name="ro1">
          <table:table-cell table:formula="of:=CONCATENATE(&quot;'&quot;;['Country Names and Codes'.B41];&quot;': '&quot;;['Country Names and Codes'.C41];&quot;',&quot;)" office:value-type="string" office:string-value="'CYP': 'CY'," calcext:value-type="string">
            <text:p>'CYP': 'CY',</text:p>
          </table:table-cell>
          <table:table-cell table:formula="of:=CONCATENATE(&quot;'&quot;;['Country Names and Codes'.C41];&quot;': '&quot;;['Country Names and Codes'.B41];&quot;',&quot;)" office:value-type="string" office:string-value="'CY': 'CYP'," calcext:value-type="string">
            <text:p>'CY': 'CYP',</text:p>
          </table:table-cell>
          <table:table-cell table:formula="of:=CONCATENATE(&quot;&quot;&quot;&quot;;['Country Names and Codes'.B41];&quot;&quot;&quot;: &quot;&quot;&quot;;['Country Names and Codes'.A41];&quot;&quot;&quot;,&quot;)" office:value-type="string" office:string-value="&quot;CYP&quot;: &quot;Cyprus&quot;," calcext:value-type="string">
            <text:p>"CYP": "Cyprus",</text:p>
          </table:table-cell>
          <table:table-cell table:formula="of:=CONCATENATE(&quot;&quot;&quot;&quot;;['Country Names and Codes'.A41];&quot;&quot;&quot;: &quot;&quot;&quot;;['Country Names and Codes'.B41];&quot;&quot;&quot;,&quot;)" office:value-type="string" office:string-value="&quot;Cyprus&quot;: &quot;CYP&quot;," calcext:value-type="string">
            <text:p>"Cyprus": "CYP",</text:p>
          </table:table-cell>
          <table:table-cell table:formula="of:=CONCATENATE(&quot;&quot;&quot;&quot;;['Country Names and Codes'.C41];&quot;&quot;&quot;: &quot;&quot;&quot;;['Country Names and Codes'.A41];&quot;&quot;&quot;,&quot;)" office:value-type="string" office:string-value="&quot;CY&quot;: &quot;Cyprus&quot;," calcext:value-type="string">
            <text:p>"CY": "Cyprus",</text:p>
          </table:table-cell>
          <table:table-cell table:formula="of:=CONCATENATE(&quot;&quot;&quot;&quot;;['Country Names and Codes'.A41];&quot;&quot;&quot;: &quot;&quot;&quot;;['Country Names and Codes'.C41];&quot;&quot;&quot;,&quot;)" office:value-type="string" office:string-value="&quot;Cyprus&quot;: &quot;CY&quot;," calcext:value-type="string">
            <text:p>"Cyprus": "CY",</text:p>
          </table:table-cell>
        </table:table-row>
        <table:table-row table:style-name="ro1">
          <table:table-cell table:formula="of:=CONCATENATE(&quot;'&quot;;['Country Names and Codes'.B42];&quot;': '&quot;;['Country Names and Codes'.C42];&quot;',&quot;)" office:value-type="string" office:string-value="'CZE': 'CZ'," calcext:value-type="string">
            <text:p>'CZE': 'CZ',</text:p>
          </table:table-cell>
          <table:table-cell table:formula="of:=CONCATENATE(&quot;'&quot;;['Country Names and Codes'.C42];&quot;': '&quot;;['Country Names and Codes'.B42];&quot;',&quot;)" office:value-type="string" office:string-value="'CZ': 'CZE'," calcext:value-type="string">
            <text:p>'CZ': 'CZE',</text:p>
          </table:table-cell>
          <table:table-cell table:formula="of:=CONCATENATE(&quot;&quot;&quot;&quot;;['Country Names and Codes'.B42];&quot;&quot;&quot;: &quot;&quot;&quot;;['Country Names and Codes'.A42];&quot;&quot;&quot;,&quot;)" office:value-type="string" office:string-value="&quot;CZE&quot;: &quot;Czech Rep.&quot;," calcext:value-type="string">
            <text:p>"CZE": "Czech Rep.",</text:p>
          </table:table-cell>
          <table:table-cell table:formula="of:=CONCATENATE(&quot;&quot;&quot;&quot;;['Country Names and Codes'.A42];&quot;&quot;&quot;: &quot;&quot;&quot;;['Country Names and Codes'.B42];&quot;&quot;&quot;,&quot;)" office:value-type="string" office:string-value="&quot;Czech Rep.&quot;: &quot;CZE&quot;," calcext:value-type="string">
            <text:p>"Czech Rep.": "CZE",</text:p>
          </table:table-cell>
          <table:table-cell table:formula="of:=CONCATENATE(&quot;&quot;&quot;&quot;;['Country Names and Codes'.C42];&quot;&quot;&quot;: &quot;&quot;&quot;;['Country Names and Codes'.A42];&quot;&quot;&quot;,&quot;)" office:value-type="string" office:string-value="&quot;CZ&quot;: &quot;Czech Rep.&quot;," calcext:value-type="string">
            <text:p>"CZ": "Czech Rep.",</text:p>
          </table:table-cell>
          <table:table-cell table:formula="of:=CONCATENATE(&quot;&quot;&quot;&quot;;['Country Names and Codes'.A42];&quot;&quot;&quot;: &quot;&quot;&quot;;['Country Names and Codes'.C42];&quot;&quot;&quot;,&quot;)" office:value-type="string" office:string-value="&quot;Czech Rep.&quot;: &quot;CZ&quot;," calcext:value-type="string">
            <text:p>"Czech Rep.": "CZ",</text:p>
          </table:table-cell>
        </table:table-row>
        <table:table-row table:style-name="ro1">
          <table:table-cell table:formula="of:=CONCATENATE(&quot;'&quot;;['Country Names and Codes'.B43];&quot;': '&quot;;['Country Names and Codes'.C43];&quot;',&quot;)" office:value-type="string" office:string-value="'DEU': 'DE'," calcext:value-type="string">
            <text:p>'DEU': 'DE',</text:p>
          </table:table-cell>
          <table:table-cell table:formula="of:=CONCATENATE(&quot;'&quot;;['Country Names and Codes'.C43];&quot;': '&quot;;['Country Names and Codes'.B43];&quot;',&quot;)" office:value-type="string" office:string-value="'DE': 'DEU'," calcext:value-type="string">
            <text:p>'DE': 'DEU',</text:p>
          </table:table-cell>
          <table:table-cell table:formula="of:=CONCATENATE(&quot;&quot;&quot;&quot;;['Country Names and Codes'.B43];&quot;&quot;&quot;: &quot;&quot;&quot;;['Country Names and Codes'.A43];&quot;&quot;&quot;,&quot;)" office:value-type="string" office:string-value="&quot;DEU&quot;: &quot;Germany&quot;," calcext:value-type="string">
            <text:p>"DEU": "Germany",</text:p>
          </table:table-cell>
          <table:table-cell table:formula="of:=CONCATENATE(&quot;&quot;&quot;&quot;;['Country Names and Codes'.A43];&quot;&quot;&quot;: &quot;&quot;&quot;;['Country Names and Codes'.B43];&quot;&quot;&quot;,&quot;)" office:value-type="string" office:string-value="&quot;Germany&quot;: &quot;DEU&quot;," calcext:value-type="string">
            <text:p>"Germany": "DEU",</text:p>
          </table:table-cell>
          <table:table-cell table:formula="of:=CONCATENATE(&quot;&quot;&quot;&quot;;['Country Names and Codes'.C43];&quot;&quot;&quot;: &quot;&quot;&quot;;['Country Names and Codes'.A43];&quot;&quot;&quot;,&quot;)" office:value-type="string" office:string-value="&quot;DE&quot;: &quot;Germany&quot;," calcext:value-type="string">
            <text:p>"DE": "Germany",</text:p>
          </table:table-cell>
          <table:table-cell table:formula="of:=CONCATENATE(&quot;&quot;&quot;&quot;;['Country Names and Codes'.A43];&quot;&quot;&quot;: &quot;&quot;&quot;;['Country Names and Codes'.C43];&quot;&quot;&quot;,&quot;)" office:value-type="string" office:string-value="&quot;Germany&quot;: &quot;DE&quot;," calcext:value-type="string">
            <text:p>"Germany": "DE",</text:p>
          </table:table-cell>
        </table:table-row>
        <table:table-row table:style-name="ro1">
          <table:table-cell table:formula="of:=CONCATENATE(&quot;'&quot;;['Country Names and Codes'.B44];&quot;': '&quot;;['Country Names and Codes'.C44];&quot;',&quot;)" office:value-type="string" office:string-value="'DJI': 'DJ'," calcext:value-type="string">
            <text:p>'DJI': 'DJ',</text:p>
          </table:table-cell>
          <table:table-cell table:formula="of:=CONCATENATE(&quot;'&quot;;['Country Names and Codes'.C44];&quot;': '&quot;;['Country Names and Codes'.B44];&quot;',&quot;)" office:value-type="string" office:string-value="'DJ': 'DJI'," calcext:value-type="string">
            <text:p>'DJ': 'DJI',</text:p>
          </table:table-cell>
          <table:table-cell table:formula="of:=CONCATENATE(&quot;&quot;&quot;&quot;;['Country Names and Codes'.B44];&quot;&quot;&quot;: &quot;&quot;&quot;;['Country Names and Codes'.A44];&quot;&quot;&quot;,&quot;)" office:value-type="string" office:string-value="&quot;DJI&quot;: &quot;Djibouti&quot;," calcext:value-type="string">
            <text:p>"DJI": "Djibouti",</text:p>
          </table:table-cell>
          <table:table-cell table:formula="of:=CONCATENATE(&quot;&quot;&quot;&quot;;['Country Names and Codes'.A44];&quot;&quot;&quot;: &quot;&quot;&quot;;['Country Names and Codes'.B44];&quot;&quot;&quot;,&quot;)" office:value-type="string" office:string-value="&quot;Djibouti&quot;: &quot;DJI&quot;," calcext:value-type="string">
            <text:p>"Djibouti": "DJI",</text:p>
          </table:table-cell>
          <table:table-cell table:formula="of:=CONCATENATE(&quot;&quot;&quot;&quot;;['Country Names and Codes'.C44];&quot;&quot;&quot;: &quot;&quot;&quot;;['Country Names and Codes'.A44];&quot;&quot;&quot;,&quot;)" office:value-type="string" office:string-value="&quot;DJ&quot;: &quot;Djibouti&quot;," calcext:value-type="string">
            <text:p>"DJ": "Djibouti",</text:p>
          </table:table-cell>
          <table:table-cell table:formula="of:=CONCATENATE(&quot;&quot;&quot;&quot;;['Country Names and Codes'.A44];&quot;&quot;&quot;: &quot;&quot;&quot;;['Country Names and Codes'.C44];&quot;&quot;&quot;,&quot;)" office:value-type="string" office:string-value="&quot;Djibouti&quot;: &quot;DJ&quot;," calcext:value-type="string">
            <text:p>"Djibouti": "DJ",</text:p>
          </table:table-cell>
        </table:table-row>
        <table:table-row table:style-name="ro1">
          <table:table-cell table:formula="of:=CONCATENATE(&quot;'&quot;;['Country Names and Codes'.B45];&quot;': '&quot;;['Country Names and Codes'.C45];&quot;',&quot;)" office:value-type="string" office:string-value="'DNK': 'DK'," calcext:value-type="string">
            <text:p>'DNK': 'DK',</text:p>
          </table:table-cell>
          <table:table-cell table:formula="of:=CONCATENATE(&quot;'&quot;;['Country Names and Codes'.C45];&quot;': '&quot;;['Country Names and Codes'.B45];&quot;',&quot;)" office:value-type="string" office:string-value="'DK': 'DNK'," calcext:value-type="string">
            <text:p>'DK': 'DNK',</text:p>
          </table:table-cell>
          <table:table-cell table:formula="of:=CONCATENATE(&quot;&quot;&quot;&quot;;['Country Names and Codes'.B45];&quot;&quot;&quot;: &quot;&quot;&quot;;['Country Names and Codes'.A45];&quot;&quot;&quot;,&quot;)" office:value-type="string" office:string-value="&quot;DNK&quot;: &quot;Denmark&quot;," calcext:value-type="string">
            <text:p>"DNK": "Denmark",</text:p>
          </table:table-cell>
          <table:table-cell table:formula="of:=CONCATENATE(&quot;&quot;&quot;&quot;;['Country Names and Codes'.A45];&quot;&quot;&quot;: &quot;&quot;&quot;;['Country Names and Codes'.B45];&quot;&quot;&quot;,&quot;)" office:value-type="string" office:string-value="&quot;Denmark&quot;: &quot;DNK&quot;," calcext:value-type="string">
            <text:p>"Denmark": "DNK",</text:p>
          </table:table-cell>
          <table:table-cell table:formula="of:=CONCATENATE(&quot;&quot;&quot;&quot;;['Country Names and Codes'.C45];&quot;&quot;&quot;: &quot;&quot;&quot;;['Country Names and Codes'.A45];&quot;&quot;&quot;,&quot;)" office:value-type="string" office:string-value="&quot;DK&quot;: &quot;Denmark&quot;," calcext:value-type="string">
            <text:p>"DK": "Denmark",</text:p>
          </table:table-cell>
          <table:table-cell table:formula="of:=CONCATENATE(&quot;&quot;&quot;&quot;;['Country Names and Codes'.A45];&quot;&quot;&quot;: &quot;&quot;&quot;;['Country Names and Codes'.C45];&quot;&quot;&quot;,&quot;)" office:value-type="string" office:string-value="&quot;Denmark&quot;: &quot;DK&quot;," calcext:value-type="string">
            <text:p>"Denmark": "DK",</text:p>
          </table:table-cell>
        </table:table-row>
        <table:table-row table:style-name="ro1">
          <table:table-cell table:formula="of:=CONCATENATE(&quot;'&quot;;['Country Names and Codes'.B46];&quot;': '&quot;;['Country Names and Codes'.C46];&quot;',&quot;)" office:value-type="string" office:string-value="'DOM': 'DO'," calcext:value-type="string">
            <text:p>'DOM': 'DO',</text:p>
          </table:table-cell>
          <table:table-cell table:formula="of:=CONCATENATE(&quot;'&quot;;['Country Names and Codes'.C46];&quot;': '&quot;;['Country Names and Codes'.B46];&quot;',&quot;)" office:value-type="string" office:string-value="'DO': 'DOM'," calcext:value-type="string">
            <text:p>'DO': 'DOM',</text:p>
          </table:table-cell>
          <table:table-cell table:formula="of:=CONCATENATE(&quot;&quot;&quot;&quot;;['Country Names and Codes'.B46];&quot;&quot;&quot;: &quot;&quot;&quot;;['Country Names and Codes'.A46];&quot;&quot;&quot;,&quot;)" office:value-type="string" office:string-value="&quot;DOM&quot;: &quot;Dominican Rep.&quot;," calcext:value-type="string">
            <text:p>"DOM": "Dominican Rep.",</text:p>
          </table:table-cell>
          <table:table-cell table:formula="of:=CONCATENATE(&quot;&quot;&quot;&quot;;['Country Names and Codes'.A46];&quot;&quot;&quot;: &quot;&quot;&quot;;['Country Names and Codes'.B46];&quot;&quot;&quot;,&quot;)" office:value-type="string" office:string-value="&quot;Dominican Rep.&quot;: &quot;DOM&quot;," calcext:value-type="string">
            <text:p>"Dominican Rep.": "DOM",</text:p>
          </table:table-cell>
          <table:table-cell table:formula="of:=CONCATENATE(&quot;&quot;&quot;&quot;;['Country Names and Codes'.C46];&quot;&quot;&quot;: &quot;&quot;&quot;;['Country Names and Codes'.A46];&quot;&quot;&quot;,&quot;)" office:value-type="string" office:string-value="&quot;DO&quot;: &quot;Dominican Rep.&quot;," calcext:value-type="string">
            <text:p>"DO": "Dominican Rep.",</text:p>
          </table:table-cell>
          <table:table-cell table:formula="of:=CONCATENATE(&quot;&quot;&quot;&quot;;['Country Names and Codes'.A46];&quot;&quot;&quot;: &quot;&quot;&quot;;['Country Names and Codes'.C46];&quot;&quot;&quot;,&quot;)" office:value-type="string" office:string-value="&quot;Dominican Rep.&quot;: &quot;DO&quot;," calcext:value-type="string">
            <text:p>"Dominican Rep.": "DO",</text:p>
          </table:table-cell>
        </table:table-row>
        <table:table-row table:style-name="ro1">
          <table:table-cell table:formula="of:=CONCATENATE(&quot;'&quot;;['Country Names and Codes'.B47];&quot;': '&quot;;['Country Names and Codes'.C47];&quot;',&quot;)" office:value-type="string" office:string-value="'DZA': 'DZ'," calcext:value-type="string">
            <text:p>'DZA': 'DZ',</text:p>
          </table:table-cell>
          <table:table-cell table:formula="of:=CONCATENATE(&quot;'&quot;;['Country Names and Codes'.C47];&quot;': '&quot;;['Country Names and Codes'.B47];&quot;',&quot;)" office:value-type="string" office:string-value="'DZ': 'DZA'," calcext:value-type="string">
            <text:p>'DZ': 'DZA',</text:p>
          </table:table-cell>
          <table:table-cell table:formula="of:=CONCATENATE(&quot;&quot;&quot;&quot;;['Country Names and Codes'.B47];&quot;&quot;&quot;: &quot;&quot;&quot;;['Country Names and Codes'.A47];&quot;&quot;&quot;,&quot;)" office:value-type="string" office:string-value="&quot;DZA&quot;: &quot;Algeria&quot;," calcext:value-type="string">
            <text:p>"DZA": "Algeria",</text:p>
          </table:table-cell>
          <table:table-cell table:formula="of:=CONCATENATE(&quot;&quot;&quot;&quot;;['Country Names and Codes'.A47];&quot;&quot;&quot;: &quot;&quot;&quot;;['Country Names and Codes'.B47];&quot;&quot;&quot;,&quot;)" office:value-type="string" office:string-value="&quot;Algeria&quot;: &quot;DZA&quot;," calcext:value-type="string">
            <text:p>"Algeria": "DZA",</text:p>
          </table:table-cell>
          <table:table-cell table:formula="of:=CONCATENATE(&quot;&quot;&quot;&quot;;['Country Names and Codes'.C47];&quot;&quot;&quot;: &quot;&quot;&quot;;['Country Names and Codes'.A47];&quot;&quot;&quot;,&quot;)" office:value-type="string" office:string-value="&quot;DZ&quot;: &quot;Algeria&quot;," calcext:value-type="string">
            <text:p>"DZ": "Algeria",</text:p>
          </table:table-cell>
          <table:table-cell table:formula="of:=CONCATENATE(&quot;&quot;&quot;&quot;;['Country Names and Codes'.A47];&quot;&quot;&quot;: &quot;&quot;&quot;;['Country Names and Codes'.C47];&quot;&quot;&quot;,&quot;)" office:value-type="string" office:string-value="&quot;Algeria&quot;: &quot;DZ&quot;," calcext:value-type="string">
            <text:p>"Algeria": "DZ",</text:p>
          </table:table-cell>
        </table:table-row>
        <table:table-row table:style-name="ro1">
          <table:table-cell table:formula="of:=CONCATENATE(&quot;'&quot;;['Country Names and Codes'.B48];&quot;': '&quot;;['Country Names and Codes'.C48];&quot;',&quot;)" office:value-type="string" office:string-value="'ECU': 'EC'," calcext:value-type="string">
            <text:p>'ECU': 'EC',</text:p>
          </table:table-cell>
          <table:table-cell table:formula="of:=CONCATENATE(&quot;'&quot;;['Country Names and Codes'.C48];&quot;': '&quot;;['Country Names and Codes'.B48];&quot;',&quot;)" office:value-type="string" office:string-value="'EC': 'ECU'," calcext:value-type="string">
            <text:p>'EC': 'ECU',</text:p>
          </table:table-cell>
          <table:table-cell table:formula="of:=CONCATENATE(&quot;&quot;&quot;&quot;;['Country Names and Codes'.B48];&quot;&quot;&quot;: &quot;&quot;&quot;;['Country Names and Codes'.A48];&quot;&quot;&quot;,&quot;)" office:value-type="string" office:string-value="&quot;ECU&quot;: &quot;Ecuador&quot;," calcext:value-type="string">
            <text:p>"ECU": "Ecuador",</text:p>
          </table:table-cell>
          <table:table-cell table:formula="of:=CONCATENATE(&quot;&quot;&quot;&quot;;['Country Names and Codes'.A48];&quot;&quot;&quot;: &quot;&quot;&quot;;['Country Names and Codes'.B48];&quot;&quot;&quot;,&quot;)" office:value-type="string" office:string-value="&quot;Ecuador&quot;: &quot;ECU&quot;," calcext:value-type="string">
            <text:p>"Ecuador": "ECU",</text:p>
          </table:table-cell>
          <table:table-cell table:formula="of:=CONCATENATE(&quot;&quot;&quot;&quot;;['Country Names and Codes'.C48];&quot;&quot;&quot;: &quot;&quot;&quot;;['Country Names and Codes'.A48];&quot;&quot;&quot;,&quot;)" office:value-type="string" office:string-value="&quot;EC&quot;: &quot;Ecuador&quot;," calcext:value-type="string">
            <text:p>"EC": "Ecuador",</text:p>
          </table:table-cell>
          <table:table-cell table:formula="of:=CONCATENATE(&quot;&quot;&quot;&quot;;['Country Names and Codes'.A48];&quot;&quot;&quot;: &quot;&quot;&quot;;['Country Names and Codes'.C48];&quot;&quot;&quot;,&quot;)" office:value-type="string" office:string-value="&quot;Ecuador&quot;: &quot;EC&quot;," calcext:value-type="string">
            <text:p>"Ecuador": "EC",</text:p>
          </table:table-cell>
        </table:table-row>
        <table:table-row table:style-name="ro1">
          <table:table-cell table:formula="of:=CONCATENATE(&quot;'&quot;;['Country Names and Codes'.B49];&quot;': '&quot;;['Country Names and Codes'.C49];&quot;',&quot;)" office:value-type="string" office:string-value="'EGY': 'EG'," calcext:value-type="string">
            <text:p>'EGY': 'EG',</text:p>
          </table:table-cell>
          <table:table-cell table:formula="of:=CONCATENATE(&quot;'&quot;;['Country Names and Codes'.C49];&quot;': '&quot;;['Country Names and Codes'.B49];&quot;',&quot;)" office:value-type="string" office:string-value="'EG': 'EGY'," calcext:value-type="string">
            <text:p>'EG': 'EGY',</text:p>
          </table:table-cell>
          <table:table-cell table:formula="of:=CONCATENATE(&quot;&quot;&quot;&quot;;['Country Names and Codes'.B49];&quot;&quot;&quot;: &quot;&quot;&quot;;['Country Names and Codes'.A49];&quot;&quot;&quot;,&quot;)" office:value-type="string" office:string-value="&quot;EGY&quot;: &quot;Egypt&quot;," calcext:value-type="string">
            <text:p>"EGY": "Egypt",</text:p>
          </table:table-cell>
          <table:table-cell table:formula="of:=CONCATENATE(&quot;&quot;&quot;&quot;;['Country Names and Codes'.A49];&quot;&quot;&quot;: &quot;&quot;&quot;;['Country Names and Codes'.B49];&quot;&quot;&quot;,&quot;)" office:value-type="string" office:string-value="&quot;Egypt&quot;: &quot;EGY&quot;," calcext:value-type="string">
            <text:p>"Egypt": "EGY",</text:p>
          </table:table-cell>
          <table:table-cell table:formula="of:=CONCATENATE(&quot;&quot;&quot;&quot;;['Country Names and Codes'.C49];&quot;&quot;&quot;: &quot;&quot;&quot;;['Country Names and Codes'.A49];&quot;&quot;&quot;,&quot;)" office:value-type="string" office:string-value="&quot;EG&quot;: &quot;Egypt&quot;," calcext:value-type="string">
            <text:p>"EG": "Egypt",</text:p>
          </table:table-cell>
          <table:table-cell table:formula="of:=CONCATENATE(&quot;&quot;&quot;&quot;;['Country Names and Codes'.A49];&quot;&quot;&quot;: &quot;&quot;&quot;;['Country Names and Codes'.C49];&quot;&quot;&quot;,&quot;)" office:value-type="string" office:string-value="&quot;Egypt&quot;: &quot;EG&quot;," calcext:value-type="string">
            <text:p>"Egypt": "EG",</text:p>
          </table:table-cell>
        </table:table-row>
        <table:table-row table:style-name="ro1">
          <table:table-cell table:formula="of:=CONCATENATE(&quot;'&quot;;['Country Names and Codes'.B50];&quot;': '&quot;;['Country Names and Codes'.C50];&quot;',&quot;)" office:value-type="string" office:string-value="'ENG': 'GB'," calcext:value-type="string">
            <text:p>'ENG': 'GB',</text:p>
          </table:table-cell>
          <table:table-cell table:formula="of:=CONCATENATE(&quot;'&quot;;['Country Names and Codes'.C50];&quot;': '&quot;;['Country Names and Codes'.B50];&quot;',&quot;)" office:value-type="string" office:string-value="'GB': 'ENG'," calcext:value-type="string">
            <text:p>'GB': 'ENG',</text:p>
          </table:table-cell>
          <table:table-cell table:formula="of:=CONCATENATE(&quot;&quot;&quot;&quot;;['Country Names and Codes'.B50];&quot;&quot;&quot;: &quot;&quot;&quot;;['Country Names and Codes'.A50];&quot;&quot;&quot;,&quot;)" office:value-type="string" office:string-value="&quot;ENG&quot;: &quot;England&quot;," calcext:value-type="string">
            <text:p>"ENG": "England",</text:p>
          </table:table-cell>
          <table:table-cell table:formula="of:=CONCATENATE(&quot;&quot;&quot;&quot;;['Country Names and Codes'.A50];&quot;&quot;&quot;: &quot;&quot;&quot;;['Country Names and Codes'.B50];&quot;&quot;&quot;,&quot;)" office:value-type="string" office:string-value="&quot;England&quot;: &quot;ENG&quot;," calcext:value-type="string">
            <text:p>"England": "ENG",</text:p>
          </table:table-cell>
          <table:table-cell table:formula="of:=CONCATENATE(&quot;&quot;&quot;&quot;;['Country Names and Codes'.C50];&quot;&quot;&quot;: &quot;&quot;&quot;;['Country Names and Codes'.A50];&quot;&quot;&quot;,&quot;)" office:value-type="string" office:string-value="&quot;GB&quot;: &quot;England&quot;," calcext:value-type="string">
            <text:p>"GB": "England",</text:p>
          </table:table-cell>
          <table:table-cell table:formula="of:=CONCATENATE(&quot;&quot;&quot;&quot;;['Country Names and Codes'.A50];&quot;&quot;&quot;: &quot;&quot;&quot;;['Country Names and Codes'.C50];&quot;&quot;&quot;,&quot;)" office:value-type="string" office:string-value="&quot;England&quot;: &quot;GB&quot;," calcext:value-type="string">
            <text:p>"England": "GB",</text:p>
          </table:table-cell>
        </table:table-row>
        <table:table-row table:style-name="ro1">
          <table:table-cell table:formula="of:=CONCATENATE(&quot;'&quot;;['Country Names and Codes'.B51];&quot;': '&quot;;['Country Names and Codes'.C51];&quot;',&quot;)" office:value-type="string" office:string-value="'ERI': 'ER'," calcext:value-type="string">
            <text:p>'ERI': 'ER',</text:p>
          </table:table-cell>
          <table:table-cell table:formula="of:=CONCATENATE(&quot;'&quot;;['Country Names and Codes'.C51];&quot;': '&quot;;['Country Names and Codes'.B51];&quot;',&quot;)" office:value-type="string" office:string-value="'ER': 'ERI'," calcext:value-type="string">
            <text:p>'ER': 'ERI',</text:p>
          </table:table-cell>
          <table:table-cell table:formula="of:=CONCATENATE(&quot;&quot;&quot;&quot;;['Country Names and Codes'.B51];&quot;&quot;&quot;: &quot;&quot;&quot;;['Country Names and Codes'.A51];&quot;&quot;&quot;,&quot;)" office:value-type="string" office:string-value="&quot;ERI&quot;: &quot;Eritrea&quot;," calcext:value-type="string">
            <text:p>"ERI": "Eritrea",</text:p>
          </table:table-cell>
          <table:table-cell table:formula="of:=CONCATENATE(&quot;&quot;&quot;&quot;;['Country Names and Codes'.A51];&quot;&quot;&quot;: &quot;&quot;&quot;;['Country Names and Codes'.B51];&quot;&quot;&quot;,&quot;)" office:value-type="string" office:string-value="&quot;Eritrea&quot;: &quot;ERI&quot;," calcext:value-type="string">
            <text:p>"Eritrea": "ERI",</text:p>
          </table:table-cell>
          <table:table-cell table:formula="of:=CONCATENATE(&quot;&quot;&quot;&quot;;['Country Names and Codes'.C51];&quot;&quot;&quot;: &quot;&quot;&quot;;['Country Names and Codes'.A51];&quot;&quot;&quot;,&quot;)" office:value-type="string" office:string-value="&quot;ER&quot;: &quot;Eritrea&quot;," calcext:value-type="string">
            <text:p>"ER": "Eritrea",</text:p>
          </table:table-cell>
          <table:table-cell table:formula="of:=CONCATENATE(&quot;&quot;&quot;&quot;;['Country Names and Codes'.A51];&quot;&quot;&quot;: &quot;&quot;&quot;;['Country Names and Codes'.C51];&quot;&quot;&quot;,&quot;)" office:value-type="string" office:string-value="&quot;Eritrea&quot;: &quot;ER&quot;," calcext:value-type="string">
            <text:p>"Eritrea": "ER",</text:p>
          </table:table-cell>
        </table:table-row>
        <table:table-row table:style-name="ro1">
          <table:table-cell table:formula="of:=CONCATENATE(&quot;'&quot;;['Country Names and Codes'.B52];&quot;': '&quot;;['Country Names and Codes'.C52];&quot;',&quot;)" office:value-type="string" office:string-value="'ESP': 'ES'," calcext:value-type="string">
            <text:p>'ESP': 'ES',</text:p>
          </table:table-cell>
          <table:table-cell table:formula="of:=CONCATENATE(&quot;'&quot;;['Country Names and Codes'.C52];&quot;': '&quot;;['Country Names and Codes'.B52];&quot;',&quot;)" office:value-type="string" office:string-value="'ES': 'ESP'," calcext:value-type="string">
            <text:p>'ES': 'ESP',</text:p>
          </table:table-cell>
          <table:table-cell table:formula="of:=CONCATENATE(&quot;&quot;&quot;&quot;;['Country Names and Codes'.B52];&quot;&quot;&quot;: &quot;&quot;&quot;;['Country Names and Codes'.A52];&quot;&quot;&quot;,&quot;)" office:value-type="string" office:string-value="&quot;ESP&quot;: &quot;Spain&quot;," calcext:value-type="string">
            <text:p>"ESP": "Spain",</text:p>
          </table:table-cell>
          <table:table-cell table:formula="of:=CONCATENATE(&quot;&quot;&quot;&quot;;['Country Names and Codes'.A52];&quot;&quot;&quot;: &quot;&quot;&quot;;['Country Names and Codes'.B52];&quot;&quot;&quot;,&quot;)" office:value-type="string" office:string-value="&quot;Spain&quot;: &quot;ESP&quot;," calcext:value-type="string">
            <text:p>"Spain": "ESP",</text:p>
          </table:table-cell>
          <table:table-cell table:formula="of:=CONCATENATE(&quot;&quot;&quot;&quot;;['Country Names and Codes'.C52];&quot;&quot;&quot;: &quot;&quot;&quot;;['Country Names and Codes'.A52];&quot;&quot;&quot;,&quot;)" office:value-type="string" office:string-value="&quot;ES&quot;: &quot;Spain&quot;," calcext:value-type="string">
            <text:p>"ES": "Spain",</text:p>
          </table:table-cell>
          <table:table-cell table:formula="of:=CONCATENATE(&quot;&quot;&quot;&quot;;['Country Names and Codes'.A52];&quot;&quot;&quot;: &quot;&quot;&quot;;['Country Names and Codes'.C52];&quot;&quot;&quot;,&quot;)" office:value-type="string" office:string-value="&quot;Spain&quot;: &quot;ES&quot;," calcext:value-type="string">
            <text:p>"Spain": "ES",</text:p>
          </table:table-cell>
        </table:table-row>
        <table:table-row table:style-name="ro1">
          <table:table-cell table:formula="of:=CONCATENATE(&quot;'&quot;;['Country Names and Codes'.B53];&quot;': '&quot;;['Country Names and Codes'.C53];&quot;',&quot;)" office:value-type="string" office:string-value="'EST': 'EE'," calcext:value-type="string">
            <text:p>'EST': 'EE',</text:p>
          </table:table-cell>
          <table:table-cell table:formula="of:=CONCATENATE(&quot;'&quot;;['Country Names and Codes'.C53];&quot;': '&quot;;['Country Names and Codes'.B53];&quot;',&quot;)" office:value-type="string" office:string-value="'EE': 'EST'," calcext:value-type="string">
            <text:p>'EE': 'EST',</text:p>
          </table:table-cell>
          <table:table-cell table:formula="of:=CONCATENATE(&quot;&quot;&quot;&quot;;['Country Names and Codes'.B53];&quot;&quot;&quot;: &quot;&quot;&quot;;['Country Names and Codes'.A53];&quot;&quot;&quot;,&quot;)" office:value-type="string" office:string-value="&quot;EST&quot;: &quot;Estonia&quot;," calcext:value-type="string">
            <text:p>"EST": "Estonia",</text:p>
          </table:table-cell>
          <table:table-cell table:formula="of:=CONCATENATE(&quot;&quot;&quot;&quot;;['Country Names and Codes'.A53];&quot;&quot;&quot;: &quot;&quot;&quot;;['Country Names and Codes'.B53];&quot;&quot;&quot;,&quot;)" office:value-type="string" office:string-value="&quot;Estonia&quot;: &quot;EST&quot;," calcext:value-type="string">
            <text:p>"Estonia": "EST",</text:p>
          </table:table-cell>
          <table:table-cell table:formula="of:=CONCATENATE(&quot;&quot;&quot;&quot;;['Country Names and Codes'.C53];&quot;&quot;&quot;: &quot;&quot;&quot;;['Country Names and Codes'.A53];&quot;&quot;&quot;,&quot;)" office:value-type="string" office:string-value="&quot;EE&quot;: &quot;Estonia&quot;," calcext:value-type="string">
            <text:p>"EE": "Estonia",</text:p>
          </table:table-cell>
          <table:table-cell table:formula="of:=CONCATENATE(&quot;&quot;&quot;&quot;;['Country Names and Codes'.A53];&quot;&quot;&quot;: &quot;&quot;&quot;;['Country Names and Codes'.C53];&quot;&quot;&quot;,&quot;)" office:value-type="string" office:string-value="&quot;Estonia&quot;: &quot;EE&quot;," calcext:value-type="string">
            <text:p>"Estonia": "EE",</text:p>
          </table:table-cell>
        </table:table-row>
        <table:table-row table:style-name="ro1">
          <table:table-cell table:formula="of:=CONCATENATE(&quot;'&quot;;['Country Names and Codes'.B54];&quot;': '&quot;;['Country Names and Codes'.C54];&quot;',&quot;)" office:value-type="string" office:string-value="'ETH': 'ET'," calcext:value-type="string">
            <text:p>'ETH': 'ET',</text:p>
          </table:table-cell>
          <table:table-cell table:formula="of:=CONCATENATE(&quot;'&quot;;['Country Names and Codes'.C54];&quot;': '&quot;;['Country Names and Codes'.B54];&quot;',&quot;)" office:value-type="string" office:string-value="'ET': 'ETH'," calcext:value-type="string">
            <text:p>'ET': 'ETH',</text:p>
          </table:table-cell>
          <table:table-cell table:formula="of:=CONCATENATE(&quot;&quot;&quot;&quot;;['Country Names and Codes'.B54];&quot;&quot;&quot;: &quot;&quot;&quot;;['Country Names and Codes'.A54];&quot;&quot;&quot;,&quot;)" office:value-type="string" office:string-value="&quot;ETH&quot;: &quot;Ethiopia&quot;," calcext:value-type="string">
            <text:p>"ETH": "Ethiopia",</text:p>
          </table:table-cell>
          <table:table-cell table:formula="of:=CONCATENATE(&quot;&quot;&quot;&quot;;['Country Names and Codes'.A54];&quot;&quot;&quot;: &quot;&quot;&quot;;['Country Names and Codes'.B54];&quot;&quot;&quot;,&quot;)" office:value-type="string" office:string-value="&quot;Ethiopia&quot;: &quot;ETH&quot;," calcext:value-type="string">
            <text:p>"Ethiopia": "ETH",</text:p>
          </table:table-cell>
          <table:table-cell table:formula="of:=CONCATENATE(&quot;&quot;&quot;&quot;;['Country Names and Codes'.C54];&quot;&quot;&quot;: &quot;&quot;&quot;;['Country Names and Codes'.A54];&quot;&quot;&quot;,&quot;)" office:value-type="string" office:string-value="&quot;ET&quot;: &quot;Ethiopia&quot;," calcext:value-type="string">
            <text:p>"ET": "Ethiopia",</text:p>
          </table:table-cell>
          <table:table-cell table:formula="of:=CONCATENATE(&quot;&quot;&quot;&quot;;['Country Names and Codes'.A54];&quot;&quot;&quot;: &quot;&quot;&quot;;['Country Names and Codes'.C54];&quot;&quot;&quot;,&quot;)" office:value-type="string" office:string-value="&quot;Ethiopia&quot;: &quot;ET&quot;," calcext:value-type="string">
            <text:p>"Ethiopia": "ET",</text:p>
          </table:table-cell>
        </table:table-row>
        <table:table-row table:style-name="ro1">
          <table:table-cell table:formula="of:=CONCATENATE(&quot;'&quot;;['Country Names and Codes'.B55];&quot;': '&quot;;['Country Names and Codes'.C55];&quot;',&quot;)" office:value-type="string" office:string-value="'FIN': 'FI'," calcext:value-type="string">
            <text:p>'FIN': 'FI',</text:p>
          </table:table-cell>
          <table:table-cell table:formula="of:=CONCATENATE(&quot;'&quot;;['Country Names and Codes'.C55];&quot;': '&quot;;['Country Names and Codes'.B55];&quot;',&quot;)" office:value-type="string" office:string-value="'FI': 'FIN'," calcext:value-type="string">
            <text:p>'FI': 'FIN',</text:p>
          </table:table-cell>
          <table:table-cell table:formula="of:=CONCATENATE(&quot;&quot;&quot;&quot;;['Country Names and Codes'.B55];&quot;&quot;&quot;: &quot;&quot;&quot;;['Country Names and Codes'.A55];&quot;&quot;&quot;,&quot;)" office:value-type="string" office:string-value="&quot;FIN&quot;: &quot;Finland&quot;," calcext:value-type="string">
            <text:p>"FIN": "Finland",</text:p>
          </table:table-cell>
          <table:table-cell table:formula="of:=CONCATENATE(&quot;&quot;&quot;&quot;;['Country Names and Codes'.A55];&quot;&quot;&quot;: &quot;&quot;&quot;;['Country Names and Codes'.B55];&quot;&quot;&quot;,&quot;)" office:value-type="string" office:string-value="&quot;Finland&quot;: &quot;FIN&quot;," calcext:value-type="string">
            <text:p>"Finland": "FIN",</text:p>
          </table:table-cell>
          <table:table-cell table:formula="of:=CONCATENATE(&quot;&quot;&quot;&quot;;['Country Names and Codes'.C55];&quot;&quot;&quot;: &quot;&quot;&quot;;['Country Names and Codes'.A55];&quot;&quot;&quot;,&quot;)" office:value-type="string" office:string-value="&quot;FI&quot;: &quot;Finland&quot;," calcext:value-type="string">
            <text:p>"FI": "Finland",</text:p>
          </table:table-cell>
          <table:table-cell table:formula="of:=CONCATENATE(&quot;&quot;&quot;&quot;;['Country Names and Codes'.A55];&quot;&quot;&quot;: &quot;&quot;&quot;;['Country Names and Codes'.C55];&quot;&quot;&quot;,&quot;)" office:value-type="string" office:string-value="&quot;Finland&quot;: &quot;FI&quot;," calcext:value-type="string">
            <text:p>"Finland": "FI",</text:p>
          </table:table-cell>
        </table:table-row>
        <table:table-row table:style-name="ro1">
          <table:table-cell table:formula="of:=CONCATENATE(&quot;'&quot;;['Country Names and Codes'.B56];&quot;': '&quot;;['Country Names and Codes'.C56];&quot;',&quot;)" office:value-type="string" office:string-value="'FJI': 'FJ'," calcext:value-type="string">
            <text:p>'FJI': 'FJ',</text:p>
          </table:table-cell>
          <table:table-cell table:formula="of:=CONCATENATE(&quot;'&quot;;['Country Names and Codes'.C56];&quot;': '&quot;;['Country Names and Codes'.B56];&quot;',&quot;)" office:value-type="string" office:string-value="'FJ': 'FJI'," calcext:value-type="string">
            <text:p>'FJ': 'FJI',</text:p>
          </table:table-cell>
          <table:table-cell table:formula="of:=CONCATENATE(&quot;&quot;&quot;&quot;;['Country Names and Codes'.B56];&quot;&quot;&quot;: &quot;&quot;&quot;;['Country Names and Codes'.A56];&quot;&quot;&quot;,&quot;)" office:value-type="string" office:string-value="&quot;FJI&quot;: &quot;Fiji&quot;," calcext:value-type="string">
            <text:p>"FJI": "Fiji",</text:p>
          </table:table-cell>
          <table:table-cell table:formula="of:=CONCATENATE(&quot;&quot;&quot;&quot;;['Country Names and Codes'.A56];&quot;&quot;&quot;: &quot;&quot;&quot;;['Country Names and Codes'.B56];&quot;&quot;&quot;,&quot;)" office:value-type="string" office:string-value="&quot;Fiji&quot;: &quot;FJI&quot;," calcext:value-type="string">
            <text:p>"Fiji": "FJI",</text:p>
          </table:table-cell>
          <table:table-cell table:formula="of:=CONCATENATE(&quot;&quot;&quot;&quot;;['Country Names and Codes'.C56];&quot;&quot;&quot;: &quot;&quot;&quot;;['Country Names and Codes'.A56];&quot;&quot;&quot;,&quot;)" office:value-type="string" office:string-value="&quot;FJ&quot;: &quot;Fiji&quot;," calcext:value-type="string">
            <text:p>"FJ": "Fiji",</text:p>
          </table:table-cell>
          <table:table-cell table:formula="of:=CONCATENATE(&quot;&quot;&quot;&quot;;['Country Names and Codes'.A56];&quot;&quot;&quot;: &quot;&quot;&quot;;['Country Names and Codes'.C56];&quot;&quot;&quot;,&quot;)" office:value-type="string" office:string-value="&quot;Fiji&quot;: &quot;FJ&quot;," calcext:value-type="string">
            <text:p>"Fiji": "FJ",</text:p>
          </table:table-cell>
        </table:table-row>
        <table:table-row table:style-name="ro1">
          <table:table-cell table:formula="of:=CONCATENATE(&quot;'&quot;;['Country Names and Codes'.B57];&quot;': '&quot;;['Country Names and Codes'.C57];&quot;',&quot;)" office:value-type="string" office:string-value="'FLK': 'FK'," calcext:value-type="string">
            <text:p>'FLK': 'FK',</text:p>
          </table:table-cell>
          <table:table-cell table:formula="of:=CONCATENATE(&quot;'&quot;;['Country Names and Codes'.C57];&quot;': '&quot;;['Country Names and Codes'.B57];&quot;',&quot;)" office:value-type="string" office:string-value="'FK': 'FLK'," calcext:value-type="string">
            <text:p>'FK': 'FLK',</text:p>
          </table:table-cell>
          <table:table-cell table:formula="of:=CONCATENATE(&quot;&quot;&quot;&quot;;['Country Names and Codes'.B57];&quot;&quot;&quot;: &quot;&quot;&quot;;['Country Names and Codes'.A57];&quot;&quot;&quot;,&quot;)" office:value-type="string" office:string-value="&quot;FLK&quot;: &quot;Falkland Is.&quot;," calcext:value-type="string">
            <text:p>"FLK": "Falkland Is.",</text:p>
          </table:table-cell>
          <table:table-cell table:formula="of:=CONCATENATE(&quot;&quot;&quot;&quot;;['Country Names and Codes'.A57];&quot;&quot;&quot;: &quot;&quot;&quot;;['Country Names and Codes'.B57];&quot;&quot;&quot;,&quot;)" office:value-type="string" office:string-value="&quot;Falkland Is.&quot;: &quot;FLK&quot;," calcext:value-type="string">
            <text:p>"Falkland Is.": "FLK",</text:p>
          </table:table-cell>
          <table:table-cell table:formula="of:=CONCATENATE(&quot;&quot;&quot;&quot;;['Country Names and Codes'.C57];&quot;&quot;&quot;: &quot;&quot;&quot;;['Country Names and Codes'.A57];&quot;&quot;&quot;,&quot;)" office:value-type="string" office:string-value="&quot;FK&quot;: &quot;Falkland Is.&quot;," calcext:value-type="string">
            <text:p>"FK": "Falkland Is.",</text:p>
          </table:table-cell>
          <table:table-cell table:formula="of:=CONCATENATE(&quot;&quot;&quot;&quot;;['Country Names and Codes'.A57];&quot;&quot;&quot;: &quot;&quot;&quot;;['Country Names and Codes'.C57];&quot;&quot;&quot;,&quot;)" office:value-type="string" office:string-value="&quot;Falkland Is.&quot;: &quot;FK&quot;," calcext:value-type="string">
            <text:p>"Falkland Is.": "FK",</text:p>
          </table:table-cell>
        </table:table-row>
        <table:table-row table:style-name="ro1">
          <table:table-cell table:formula="of:=CONCATENATE(&quot;'&quot;;['Country Names and Codes'.B58];&quot;': '&quot;;['Country Names and Codes'.C58];&quot;',&quot;)" office:value-type="string" office:string-value="'FXX': 'FR'," calcext:value-type="string">
            <text:p>'FXX': 'FR',</text:p>
          </table:table-cell>
          <table:table-cell table:formula="of:=CONCATENATE(&quot;'&quot;;['Country Names and Codes'.C58];&quot;': '&quot;;['Country Names and Codes'.B58];&quot;',&quot;)" office:value-type="string" office:string-value="'FR': 'FXX'," calcext:value-type="string">
            <text:p>'FR': 'FXX',</text:p>
          </table:table-cell>
          <table:table-cell table:formula="of:=CONCATENATE(&quot;&quot;&quot;&quot;;['Country Names and Codes'.B58];&quot;&quot;&quot;: &quot;&quot;&quot;;['Country Names and Codes'.A58];&quot;&quot;&quot;,&quot;)" office:value-type="string" office:string-value="&quot;FXX&quot;: &quot;France&quot;," calcext:value-type="string">
            <text:p>"FXX": "France",</text:p>
          </table:table-cell>
          <table:table-cell table:formula="of:=CONCATENATE(&quot;&quot;&quot;&quot;;['Country Names and Codes'.A58];&quot;&quot;&quot;: &quot;&quot;&quot;;['Country Names and Codes'.B58];&quot;&quot;&quot;,&quot;)" office:value-type="string" office:string-value="&quot;France&quot;: &quot;FXX&quot;," calcext:value-type="string">
            <text:p>"France": "FXX",</text:p>
          </table:table-cell>
          <table:table-cell table:formula="of:=CONCATENATE(&quot;&quot;&quot;&quot;;['Country Names and Codes'.C58];&quot;&quot;&quot;: &quot;&quot;&quot;;['Country Names and Codes'.A58];&quot;&quot;&quot;,&quot;)" office:value-type="string" office:string-value="&quot;FR&quot;: &quot;France&quot;," calcext:value-type="string">
            <text:p>"FR": "France",</text:p>
          </table:table-cell>
          <table:table-cell table:formula="of:=CONCATENATE(&quot;&quot;&quot;&quot;;['Country Names and Codes'.A58];&quot;&quot;&quot;: &quot;&quot;&quot;;['Country Names and Codes'.C58];&quot;&quot;&quot;,&quot;)" office:value-type="string" office:string-value="&quot;France&quot;: &quot;FR&quot;," calcext:value-type="string">
            <text:p>"France": "FR",</text:p>
          </table:table-cell>
        </table:table-row>
        <table:table-row table:style-name="ro1">
          <table:table-cell table:formula="of:=CONCATENATE(&quot;'&quot;;['Country Names and Codes'.B59];&quot;': '&quot;;['Country Names and Codes'.C59];&quot;',&quot;)" office:value-type="string" office:string-value="'GAB': 'GA'," calcext:value-type="string">
            <text:p>'GAB': 'GA',</text:p>
          </table:table-cell>
          <table:table-cell table:formula="of:=CONCATENATE(&quot;'&quot;;['Country Names and Codes'.C59];&quot;': '&quot;;['Country Names and Codes'.B59];&quot;',&quot;)" office:value-type="string" office:string-value="'GA': 'GAB'," calcext:value-type="string">
            <text:p>'GA': 'GAB',</text:p>
          </table:table-cell>
          <table:table-cell table:formula="of:=CONCATENATE(&quot;&quot;&quot;&quot;;['Country Names and Codes'.B59];&quot;&quot;&quot;: &quot;&quot;&quot;;['Country Names and Codes'.A59];&quot;&quot;&quot;,&quot;)" office:value-type="string" office:string-value="&quot;GAB&quot;: &quot;Gabon&quot;," calcext:value-type="string">
            <text:p>"GAB": "Gabon",</text:p>
          </table:table-cell>
          <table:table-cell table:formula="of:=CONCATENATE(&quot;&quot;&quot;&quot;;['Country Names and Codes'.A59];&quot;&quot;&quot;: &quot;&quot;&quot;;['Country Names and Codes'.B59];&quot;&quot;&quot;,&quot;)" office:value-type="string" office:string-value="&quot;Gabon&quot;: &quot;GAB&quot;," calcext:value-type="string">
            <text:p>"Gabon": "GAB",</text:p>
          </table:table-cell>
          <table:table-cell table:formula="of:=CONCATENATE(&quot;&quot;&quot;&quot;;['Country Names and Codes'.C59];&quot;&quot;&quot;: &quot;&quot;&quot;;['Country Names and Codes'.A59];&quot;&quot;&quot;,&quot;)" office:value-type="string" office:string-value="&quot;GA&quot;: &quot;Gabon&quot;," calcext:value-type="string">
            <text:p>"GA": "Gabon",</text:p>
          </table:table-cell>
          <table:table-cell table:formula="of:=CONCATENATE(&quot;&quot;&quot;&quot;;['Country Names and Codes'.A59];&quot;&quot;&quot;: &quot;&quot;&quot;;['Country Names and Codes'.C59];&quot;&quot;&quot;,&quot;)" office:value-type="string" office:string-value="&quot;Gabon&quot;: &quot;GA&quot;," calcext:value-type="string">
            <text:p>"Gabon": "GA",</text:p>
          </table:table-cell>
        </table:table-row>
        <table:table-row table:style-name="ro1">
          <table:table-cell table:formula="of:=CONCATENATE(&quot;'&quot;;['Country Names and Codes'.B60];&quot;': '&quot;;['Country Names and Codes'.C60];&quot;',&quot;)" office:value-type="string" office:string-value="'GEO': 'GE'," calcext:value-type="string">
            <text:p>'GEO': 'GE',</text:p>
          </table:table-cell>
          <table:table-cell table:formula="of:=CONCATENATE(&quot;'&quot;;['Country Names and Codes'.C60];&quot;': '&quot;;['Country Names and Codes'.B60];&quot;',&quot;)" office:value-type="string" office:string-value="'GE': 'GEO'," calcext:value-type="string">
            <text:p>'GE': 'GEO',</text:p>
          </table:table-cell>
          <table:table-cell table:formula="of:=CONCATENATE(&quot;&quot;&quot;&quot;;['Country Names and Codes'.B60];&quot;&quot;&quot;: &quot;&quot;&quot;;['Country Names and Codes'.A60];&quot;&quot;&quot;,&quot;)" office:value-type="string" office:string-value="&quot;GEO&quot;: &quot;Georgia&quot;," calcext:value-type="string">
            <text:p>"GEO": "Georgia",</text:p>
          </table:table-cell>
          <table:table-cell table:formula="of:=CONCATENATE(&quot;&quot;&quot;&quot;;['Country Names and Codes'.A60];&quot;&quot;&quot;: &quot;&quot;&quot;;['Country Names and Codes'.B60];&quot;&quot;&quot;,&quot;)" office:value-type="string" office:string-value="&quot;Georgia&quot;: &quot;GEO&quot;," calcext:value-type="string">
            <text:p>"Georgia": "GEO",</text:p>
          </table:table-cell>
          <table:table-cell table:formula="of:=CONCATENATE(&quot;&quot;&quot;&quot;;['Country Names and Codes'.C60];&quot;&quot;&quot;: &quot;&quot;&quot;;['Country Names and Codes'.A60];&quot;&quot;&quot;,&quot;)" office:value-type="string" office:string-value="&quot;GE&quot;: &quot;Georgia&quot;," calcext:value-type="string">
            <text:p>"GE": "Georgia",</text:p>
          </table:table-cell>
          <table:table-cell table:formula="of:=CONCATENATE(&quot;&quot;&quot;&quot;;['Country Names and Codes'.A60];&quot;&quot;&quot;: &quot;&quot;&quot;;['Country Names and Codes'.C60];&quot;&quot;&quot;,&quot;)" office:value-type="string" office:string-value="&quot;Georgia&quot;: &quot;GE&quot;," calcext:value-type="string">
            <text:p>"Georgia": "GE",</text:p>
          </table:table-cell>
        </table:table-row>
        <table:table-row table:style-name="ro1">
          <table:table-cell table:formula="of:=CONCATENATE(&quot;'&quot;;['Country Names and Codes'.B61];&quot;': '&quot;;['Country Names and Codes'.C61];&quot;',&quot;)" office:value-type="string" office:string-value="'GHA': 'GH'," calcext:value-type="string">
            <text:p>'GHA': 'GH',</text:p>
          </table:table-cell>
          <table:table-cell table:formula="of:=CONCATENATE(&quot;'&quot;;['Country Names and Codes'.C61];&quot;': '&quot;;['Country Names and Codes'.B61];&quot;',&quot;)" office:value-type="string" office:string-value="'GH': 'GHA'," calcext:value-type="string">
            <text:p>'GH': 'GHA',</text:p>
          </table:table-cell>
          <table:table-cell table:formula="of:=CONCATENATE(&quot;&quot;&quot;&quot;;['Country Names and Codes'.B61];&quot;&quot;&quot;: &quot;&quot;&quot;;['Country Names and Codes'.A61];&quot;&quot;&quot;,&quot;)" office:value-type="string" office:string-value="&quot;GHA&quot;: &quot;Ghana&quot;," calcext:value-type="string">
            <text:p>"GHA": "Ghana",</text:p>
          </table:table-cell>
          <table:table-cell table:formula="of:=CONCATENATE(&quot;&quot;&quot;&quot;;['Country Names and Codes'.A61];&quot;&quot;&quot;: &quot;&quot;&quot;;['Country Names and Codes'.B61];&quot;&quot;&quot;,&quot;)" office:value-type="string" office:string-value="&quot;Ghana&quot;: &quot;GHA&quot;," calcext:value-type="string">
            <text:p>"Ghana": "GHA",</text:p>
          </table:table-cell>
          <table:table-cell table:formula="of:=CONCATENATE(&quot;&quot;&quot;&quot;;['Country Names and Codes'.C61];&quot;&quot;&quot;: &quot;&quot;&quot;;['Country Names and Codes'.A61];&quot;&quot;&quot;,&quot;)" office:value-type="string" office:string-value="&quot;GH&quot;: &quot;Ghana&quot;," calcext:value-type="string">
            <text:p>"GH": "Ghana",</text:p>
          </table:table-cell>
          <table:table-cell table:formula="of:=CONCATENATE(&quot;&quot;&quot;&quot;;['Country Names and Codes'.A61];&quot;&quot;&quot;: &quot;&quot;&quot;;['Country Names and Codes'.C61];&quot;&quot;&quot;,&quot;)" office:value-type="string" office:string-value="&quot;Ghana&quot;: &quot;GH&quot;," calcext:value-type="string">
            <text:p>"Ghana": "GH",</text:p>
          </table:table-cell>
        </table:table-row>
        <table:table-row table:style-name="ro1">
          <table:table-cell table:formula="of:=CONCATENATE(&quot;'&quot;;['Country Names and Codes'.B62];&quot;': '&quot;;['Country Names and Codes'.C62];&quot;',&quot;)" office:value-type="string" office:string-value="'GIN': 'GN'," calcext:value-type="string">
            <text:p>'GIN': 'GN',</text:p>
          </table:table-cell>
          <table:table-cell table:formula="of:=CONCATENATE(&quot;'&quot;;['Country Names and Codes'.C62];&quot;': '&quot;;['Country Names and Codes'.B62];&quot;',&quot;)" office:value-type="string" office:string-value="'GN': 'GIN'," calcext:value-type="string">
            <text:p>'GN': 'GIN',</text:p>
          </table:table-cell>
          <table:table-cell table:formula="of:=CONCATENATE(&quot;&quot;&quot;&quot;;['Country Names and Codes'.B62];&quot;&quot;&quot;: &quot;&quot;&quot;;['Country Names and Codes'.A62];&quot;&quot;&quot;,&quot;)" office:value-type="string" office:string-value="&quot;GIN&quot;: &quot;Guinea&quot;," calcext:value-type="string">
            <text:p>"GIN": "Guinea",</text:p>
          </table:table-cell>
          <table:table-cell table:formula="of:=CONCATENATE(&quot;&quot;&quot;&quot;;['Country Names and Codes'.A62];&quot;&quot;&quot;: &quot;&quot;&quot;;['Country Names and Codes'.B62];&quot;&quot;&quot;,&quot;)" office:value-type="string" office:string-value="&quot;Guinea&quot;: &quot;GIN&quot;," calcext:value-type="string">
            <text:p>"Guinea": "GIN",</text:p>
          </table:table-cell>
          <table:table-cell table:formula="of:=CONCATENATE(&quot;&quot;&quot;&quot;;['Country Names and Codes'.C62];&quot;&quot;&quot;: &quot;&quot;&quot;;['Country Names and Codes'.A62];&quot;&quot;&quot;,&quot;)" office:value-type="string" office:string-value="&quot;GN&quot;: &quot;Guinea&quot;," calcext:value-type="string">
            <text:p>"GN": "Guinea",</text:p>
          </table:table-cell>
          <table:table-cell table:formula="of:=CONCATENATE(&quot;&quot;&quot;&quot;;['Country Names and Codes'.A62];&quot;&quot;&quot;: &quot;&quot;&quot;;['Country Names and Codes'.C62];&quot;&quot;&quot;,&quot;)" office:value-type="string" office:string-value="&quot;Guinea&quot;: &quot;GN&quot;," calcext:value-type="string">
            <text:p>"Guinea": "GN",</text:p>
          </table:table-cell>
        </table:table-row>
        <table:table-row table:style-name="ro1">
          <table:table-cell table:formula="of:=CONCATENATE(&quot;'&quot;;['Country Names and Codes'.B63];&quot;': '&quot;;['Country Names and Codes'.C63];&quot;',&quot;)" office:value-type="string" office:string-value="'GMB': 'GM'," calcext:value-type="string">
            <text:p>'GMB': 'GM',</text:p>
          </table:table-cell>
          <table:table-cell table:formula="of:=CONCATENATE(&quot;'&quot;;['Country Names and Codes'.C63];&quot;': '&quot;;['Country Names and Codes'.B63];&quot;',&quot;)" office:value-type="string" office:string-value="'GM': 'GMB'," calcext:value-type="string">
            <text:p>'GM': 'GMB',</text:p>
          </table:table-cell>
          <table:table-cell table:formula="of:=CONCATENATE(&quot;&quot;&quot;&quot;;['Country Names and Codes'.B63];&quot;&quot;&quot;: &quot;&quot;&quot;;['Country Names and Codes'.A63];&quot;&quot;&quot;,&quot;)" office:value-type="string" office:string-value="&quot;GMB&quot;: &quot;Gambia&quot;," calcext:value-type="string">
            <text:p>"GMB": "Gambia",</text:p>
          </table:table-cell>
          <table:table-cell table:formula="of:=CONCATENATE(&quot;&quot;&quot;&quot;;['Country Names and Codes'.A63];&quot;&quot;&quot;: &quot;&quot;&quot;;['Country Names and Codes'.B63];&quot;&quot;&quot;,&quot;)" office:value-type="string" office:string-value="&quot;Gambia&quot;: &quot;GMB&quot;," calcext:value-type="string">
            <text:p>"Gambia": "GMB",</text:p>
          </table:table-cell>
          <table:table-cell table:formula="of:=CONCATENATE(&quot;&quot;&quot;&quot;;['Country Names and Codes'.C63];&quot;&quot;&quot;: &quot;&quot;&quot;;['Country Names and Codes'.A63];&quot;&quot;&quot;,&quot;)" office:value-type="string" office:string-value="&quot;GM&quot;: &quot;Gambia&quot;," calcext:value-type="string">
            <text:p>"GM": "Gambia",</text:p>
          </table:table-cell>
          <table:table-cell table:formula="of:=CONCATENATE(&quot;&quot;&quot;&quot;;['Country Names and Codes'.A63];&quot;&quot;&quot;: &quot;&quot;&quot;;['Country Names and Codes'.C63];&quot;&quot;&quot;,&quot;)" office:value-type="string" office:string-value="&quot;Gambia&quot;: &quot;GM&quot;," calcext:value-type="string">
            <text:p>"Gambia": "GM",</text:p>
          </table:table-cell>
        </table:table-row>
        <table:table-row table:style-name="ro1">
          <table:table-cell table:formula="of:=CONCATENATE(&quot;'&quot;;['Country Names and Codes'.B64];&quot;': '&quot;;['Country Names and Codes'.C64];&quot;',&quot;)" office:value-type="string" office:string-value="'GNB': 'GW'," calcext:value-type="string">
            <text:p>'GNB': 'GW',</text:p>
          </table:table-cell>
          <table:table-cell table:formula="of:=CONCATENATE(&quot;'&quot;;['Country Names and Codes'.C64];&quot;': '&quot;;['Country Names and Codes'.B64];&quot;',&quot;)" office:value-type="string" office:string-value="'GW': 'GNB'," calcext:value-type="string">
            <text:p>'GW': 'GNB',</text:p>
          </table:table-cell>
          <table:table-cell table:formula="of:=CONCATENATE(&quot;&quot;&quot;&quot;;['Country Names and Codes'.B64];&quot;&quot;&quot;: &quot;&quot;&quot;;['Country Names and Codes'.A64];&quot;&quot;&quot;,&quot;)" office:value-type="string" office:string-value="&quot;GNB&quot;: &quot;Guinea-Bissau&quot;," calcext:value-type="string">
            <text:p>"GNB": "Guinea-Bissau",</text:p>
          </table:table-cell>
          <table:table-cell table:formula="of:=CONCATENATE(&quot;&quot;&quot;&quot;;['Country Names and Codes'.A64];&quot;&quot;&quot;: &quot;&quot;&quot;;['Country Names and Codes'.B64];&quot;&quot;&quot;,&quot;)" office:value-type="string" office:string-value="&quot;Guinea-Bissau&quot;: &quot;GNB&quot;," calcext:value-type="string">
            <text:p>"Guinea-Bissau": "GNB",</text:p>
          </table:table-cell>
          <table:table-cell table:formula="of:=CONCATENATE(&quot;&quot;&quot;&quot;;['Country Names and Codes'.C64];&quot;&quot;&quot;: &quot;&quot;&quot;;['Country Names and Codes'.A64];&quot;&quot;&quot;,&quot;)" office:value-type="string" office:string-value="&quot;GW&quot;: &quot;Guinea-Bissau&quot;," calcext:value-type="string">
            <text:p>"GW": "Guinea-Bissau",</text:p>
          </table:table-cell>
          <table:table-cell table:formula="of:=CONCATENATE(&quot;&quot;&quot;&quot;;['Country Names and Codes'.A64];&quot;&quot;&quot;: &quot;&quot;&quot;;['Country Names and Codes'.C64];&quot;&quot;&quot;,&quot;)" office:value-type="string" office:string-value="&quot;Guinea-Bissau&quot;: &quot;GW&quot;," calcext:value-type="string">
            <text:p>"Guinea-Bissau": "GW",</text:p>
          </table:table-cell>
        </table:table-row>
        <table:table-row table:style-name="ro1">
          <table:table-cell table:formula="of:=CONCATENATE(&quot;'&quot;;['Country Names and Codes'.B65];&quot;': '&quot;;['Country Names and Codes'.C65];&quot;',&quot;)" office:value-type="string" office:string-value="'GNQ': 'GQ'," calcext:value-type="string">
            <text:p>'GNQ': 'GQ',</text:p>
          </table:table-cell>
          <table:table-cell table:formula="of:=CONCATENATE(&quot;'&quot;;['Country Names and Codes'.C65];&quot;': '&quot;;['Country Names and Codes'.B65];&quot;',&quot;)" office:value-type="string" office:string-value="'GQ': 'GNQ'," calcext:value-type="string">
            <text:p>'GQ': 'GNQ',</text:p>
          </table:table-cell>
          <table:table-cell table:formula="of:=CONCATENATE(&quot;&quot;&quot;&quot;;['Country Names and Codes'.B65];&quot;&quot;&quot;: &quot;&quot;&quot;;['Country Names and Codes'.A65];&quot;&quot;&quot;,&quot;)" office:value-type="string" office:string-value="&quot;GNQ&quot;: &quot;Eq. Guinea&quot;," calcext:value-type="string">
            <text:p>"GNQ": "Eq. Guinea",</text:p>
          </table:table-cell>
          <table:table-cell table:formula="of:=CONCATENATE(&quot;&quot;&quot;&quot;;['Country Names and Codes'.A65];&quot;&quot;&quot;: &quot;&quot;&quot;;['Country Names and Codes'.B65];&quot;&quot;&quot;,&quot;)" office:value-type="string" office:string-value="&quot;Eq. Guinea&quot;: &quot;GNQ&quot;," calcext:value-type="string">
            <text:p>"Eq. Guinea": "GNQ",</text:p>
          </table:table-cell>
          <table:table-cell table:formula="of:=CONCATENATE(&quot;&quot;&quot;&quot;;['Country Names and Codes'.C65];&quot;&quot;&quot;: &quot;&quot;&quot;;['Country Names and Codes'.A65];&quot;&quot;&quot;,&quot;)" office:value-type="string" office:string-value="&quot;GQ&quot;: &quot;Eq. Guinea&quot;," calcext:value-type="string">
            <text:p>"GQ": "Eq. Guinea",</text:p>
          </table:table-cell>
          <table:table-cell table:formula="of:=CONCATENATE(&quot;&quot;&quot;&quot;;['Country Names and Codes'.A65];&quot;&quot;&quot;: &quot;&quot;&quot;;['Country Names and Codes'.C65];&quot;&quot;&quot;,&quot;)" office:value-type="string" office:string-value="&quot;Eq. Guinea&quot;: &quot;GQ&quot;," calcext:value-type="string">
            <text:p>"Eq. Guinea": "GQ",</text:p>
          </table:table-cell>
        </table:table-row>
        <table:table-row table:style-name="ro1">
          <table:table-cell table:formula="of:=CONCATENATE(&quot;'&quot;;['Country Names and Codes'.B66];&quot;': '&quot;;['Country Names and Codes'.C66];&quot;',&quot;)" office:value-type="string" office:string-value="'GRC': 'GR'," calcext:value-type="string">
            <text:p>'GRC': 'GR',</text:p>
          </table:table-cell>
          <table:table-cell table:formula="of:=CONCATENATE(&quot;'&quot;;['Country Names and Codes'.C66];&quot;': '&quot;;['Country Names and Codes'.B66];&quot;',&quot;)" office:value-type="string" office:string-value="'GR': 'GRC'," calcext:value-type="string">
            <text:p>'GR': 'GRC',</text:p>
          </table:table-cell>
          <table:table-cell table:formula="of:=CONCATENATE(&quot;&quot;&quot;&quot;;['Country Names and Codes'.B66];&quot;&quot;&quot;: &quot;&quot;&quot;;['Country Names and Codes'.A66];&quot;&quot;&quot;,&quot;)" office:value-type="string" office:string-value="&quot;GRC&quot;: &quot;Greece&quot;," calcext:value-type="string">
            <text:p>"GRC": "Greece",</text:p>
          </table:table-cell>
          <table:table-cell table:formula="of:=CONCATENATE(&quot;&quot;&quot;&quot;;['Country Names and Codes'.A66];&quot;&quot;&quot;: &quot;&quot;&quot;;['Country Names and Codes'.B66];&quot;&quot;&quot;,&quot;)" office:value-type="string" office:string-value="&quot;Greece&quot;: &quot;GRC&quot;," calcext:value-type="string">
            <text:p>"Greece": "GRC",</text:p>
          </table:table-cell>
          <table:table-cell table:formula="of:=CONCATENATE(&quot;&quot;&quot;&quot;;['Country Names and Codes'.C66];&quot;&quot;&quot;: &quot;&quot;&quot;;['Country Names and Codes'.A66];&quot;&quot;&quot;,&quot;)" office:value-type="string" office:string-value="&quot;GR&quot;: &quot;Greece&quot;," calcext:value-type="string">
            <text:p>"GR": "Greece",</text:p>
          </table:table-cell>
          <table:table-cell table:formula="of:=CONCATENATE(&quot;&quot;&quot;&quot;;['Country Names and Codes'.A66];&quot;&quot;&quot;: &quot;&quot;&quot;;['Country Names and Codes'.C66];&quot;&quot;&quot;,&quot;)" office:value-type="string" office:string-value="&quot;Greece&quot;: &quot;GR&quot;," calcext:value-type="string">
            <text:p>"Greece": "GR",</text:p>
          </table:table-cell>
        </table:table-row>
        <table:table-row table:style-name="ro1">
          <table:table-cell table:formula="of:=CONCATENATE(&quot;'&quot;;['Country Names and Codes'.B67];&quot;': '&quot;;['Country Names and Codes'.C67];&quot;',&quot;)" office:value-type="string" office:string-value="'GRL': 'GL'," calcext:value-type="string">
            <text:p>'GRL': 'GL',</text:p>
          </table:table-cell>
          <table:table-cell table:formula="of:=CONCATENATE(&quot;'&quot;;['Country Names and Codes'.C67];&quot;': '&quot;;['Country Names and Codes'.B67];&quot;',&quot;)" office:value-type="string" office:string-value="'GL': 'GRL'," calcext:value-type="string">
            <text:p>'GL': 'GRL',</text:p>
          </table:table-cell>
          <table:table-cell table:formula="of:=CONCATENATE(&quot;&quot;&quot;&quot;;['Country Names and Codes'.B67];&quot;&quot;&quot;: &quot;&quot;&quot;;['Country Names and Codes'.A67];&quot;&quot;&quot;,&quot;)" office:value-type="string" office:string-value="&quot;GRL&quot;: &quot;Greenland&quot;," calcext:value-type="string">
            <text:p>"GRL": "Greenland",</text:p>
          </table:table-cell>
          <table:table-cell table:formula="of:=CONCATENATE(&quot;&quot;&quot;&quot;;['Country Names and Codes'.A67];&quot;&quot;&quot;: &quot;&quot;&quot;;['Country Names and Codes'.B67];&quot;&quot;&quot;,&quot;)" office:value-type="string" office:string-value="&quot;Greenland&quot;: &quot;GRL&quot;," calcext:value-type="string">
            <text:p>"Greenland": "GRL",</text:p>
          </table:table-cell>
          <table:table-cell table:formula="of:=CONCATENATE(&quot;&quot;&quot;&quot;;['Country Names and Codes'.C67];&quot;&quot;&quot;: &quot;&quot;&quot;;['Country Names and Codes'.A67];&quot;&quot;&quot;,&quot;)" office:value-type="string" office:string-value="&quot;GL&quot;: &quot;Greenland&quot;," calcext:value-type="string">
            <text:p>"GL": "Greenland",</text:p>
          </table:table-cell>
          <table:table-cell table:formula="of:=CONCATENATE(&quot;&quot;&quot;&quot;;['Country Names and Codes'.A67];&quot;&quot;&quot;: &quot;&quot;&quot;;['Country Names and Codes'.C67];&quot;&quot;&quot;,&quot;)" office:value-type="string" office:string-value="&quot;Greenland&quot;: &quot;GL&quot;," calcext:value-type="string">
            <text:p>"Greenland": "GL",</text:p>
          </table:table-cell>
        </table:table-row>
        <table:table-row table:style-name="ro1">
          <table:table-cell table:formula="of:=CONCATENATE(&quot;'&quot;;['Country Names and Codes'.B68];&quot;': '&quot;;['Country Names and Codes'.C68];&quot;',&quot;)" office:value-type="string" office:string-value="'GTM': 'GT'," calcext:value-type="string">
            <text:p>'GTM': 'GT',</text:p>
          </table:table-cell>
          <table:table-cell table:formula="of:=CONCATENATE(&quot;'&quot;;['Country Names and Codes'.C68];&quot;': '&quot;;['Country Names and Codes'.B68];&quot;',&quot;)" office:value-type="string" office:string-value="'GT': 'GTM'," calcext:value-type="string">
            <text:p>'GT': 'GTM',</text:p>
          </table:table-cell>
          <table:table-cell table:formula="of:=CONCATENATE(&quot;&quot;&quot;&quot;;['Country Names and Codes'.B68];&quot;&quot;&quot;: &quot;&quot;&quot;;['Country Names and Codes'.A68];&quot;&quot;&quot;,&quot;)" office:value-type="string" office:string-value="&quot;GTM&quot;: &quot;Guatemala&quot;," calcext:value-type="string">
            <text:p>"GTM": "Guatemala",</text:p>
          </table:table-cell>
          <table:table-cell table:formula="of:=CONCATENATE(&quot;&quot;&quot;&quot;;['Country Names and Codes'.A68];&quot;&quot;&quot;: &quot;&quot;&quot;;['Country Names and Codes'.B68];&quot;&quot;&quot;,&quot;)" office:value-type="string" office:string-value="&quot;Guatemala&quot;: &quot;GTM&quot;," calcext:value-type="string">
            <text:p>"Guatemala": "GTM",</text:p>
          </table:table-cell>
          <table:table-cell table:formula="of:=CONCATENATE(&quot;&quot;&quot;&quot;;['Country Names and Codes'.C68];&quot;&quot;&quot;: &quot;&quot;&quot;;['Country Names and Codes'.A68];&quot;&quot;&quot;,&quot;)" office:value-type="string" office:string-value="&quot;GT&quot;: &quot;Guatemala&quot;," calcext:value-type="string">
            <text:p>"GT": "Guatemala",</text:p>
          </table:table-cell>
          <table:table-cell table:formula="of:=CONCATENATE(&quot;&quot;&quot;&quot;;['Country Names and Codes'.A68];&quot;&quot;&quot;: &quot;&quot;&quot;;['Country Names and Codes'.C68];&quot;&quot;&quot;,&quot;)" office:value-type="string" office:string-value="&quot;Guatemala&quot;: &quot;GT&quot;," calcext:value-type="string">
            <text:p>"Guatemala": "GT",</text:p>
          </table:table-cell>
        </table:table-row>
        <table:table-row table:style-name="ro1">
          <table:table-cell table:formula="of:=CONCATENATE(&quot;'&quot;;['Country Names and Codes'.B69];&quot;': '&quot;;['Country Names and Codes'.C69];&quot;',&quot;)" office:value-type="string" office:string-value="'GUF': 'GF'," calcext:value-type="string">
            <text:p>'GUF': 'GF',</text:p>
          </table:table-cell>
          <table:table-cell table:formula="of:=CONCATENATE(&quot;'&quot;;['Country Names and Codes'.C69];&quot;': '&quot;;['Country Names and Codes'.B69];&quot;',&quot;)" office:value-type="string" office:string-value="'GF': 'GUF'," calcext:value-type="string">
            <text:p>'GF': 'GUF',</text:p>
          </table:table-cell>
          <table:table-cell table:formula="of:=CONCATENATE(&quot;&quot;&quot;&quot;;['Country Names and Codes'.B69];&quot;&quot;&quot;: &quot;&quot;&quot;;['Country Names and Codes'.A69];&quot;&quot;&quot;,&quot;)" office:value-type="string" office:string-value="&quot;GUF&quot;: &quot;French Guiana&quot;," calcext:value-type="string">
            <text:p>"GUF": "French Guiana",</text:p>
          </table:table-cell>
          <table:table-cell table:formula="of:=CONCATENATE(&quot;&quot;&quot;&quot;;['Country Names and Codes'.A69];&quot;&quot;&quot;: &quot;&quot;&quot;;['Country Names and Codes'.B69];&quot;&quot;&quot;,&quot;)" office:value-type="string" office:string-value="&quot;French Guiana&quot;: &quot;GUF&quot;," calcext:value-type="string">
            <text:p>"French Guiana": "GUF",</text:p>
          </table:table-cell>
          <table:table-cell table:formula="of:=CONCATENATE(&quot;&quot;&quot;&quot;;['Country Names and Codes'.C69];&quot;&quot;&quot;: &quot;&quot;&quot;;['Country Names and Codes'.A69];&quot;&quot;&quot;,&quot;)" office:value-type="string" office:string-value="&quot;GF&quot;: &quot;French Guiana&quot;," calcext:value-type="string">
            <text:p>"GF": "French Guiana",</text:p>
          </table:table-cell>
          <table:table-cell table:formula="of:=CONCATENATE(&quot;&quot;&quot;&quot;;['Country Names and Codes'.A69];&quot;&quot;&quot;: &quot;&quot;&quot;;['Country Names and Codes'.C69];&quot;&quot;&quot;,&quot;)" office:value-type="string" office:string-value="&quot;French Guiana&quot;: &quot;GF&quot;," calcext:value-type="string">
            <text:p>"French Guiana": "GF",</text:p>
          </table:table-cell>
        </table:table-row>
        <table:table-row table:style-name="ro1">
          <table:table-cell table:formula="of:=CONCATENATE(&quot;'&quot;;['Country Names and Codes'.B70];&quot;': '&quot;;['Country Names and Codes'.C70];&quot;',&quot;)" office:value-type="string" office:string-value="'GUY': 'GY'," calcext:value-type="string">
            <text:p>'GUY': 'GY',</text:p>
          </table:table-cell>
          <table:table-cell table:formula="of:=CONCATENATE(&quot;'&quot;;['Country Names and Codes'.C70];&quot;': '&quot;;['Country Names and Codes'.B70];&quot;',&quot;)" office:value-type="string" office:string-value="'GY': 'GUY'," calcext:value-type="string">
            <text:p>'GY': 'GUY',</text:p>
          </table:table-cell>
          <table:table-cell table:formula="of:=CONCATENATE(&quot;&quot;&quot;&quot;;['Country Names and Codes'.B70];&quot;&quot;&quot;: &quot;&quot;&quot;;['Country Names and Codes'.A70];&quot;&quot;&quot;,&quot;)" office:value-type="string" office:string-value="&quot;GUY&quot;: &quot;Guyana&quot;," calcext:value-type="string">
            <text:p>"GUY": "Guyana",</text:p>
          </table:table-cell>
          <table:table-cell table:formula="of:=CONCATENATE(&quot;&quot;&quot;&quot;;['Country Names and Codes'.A70];&quot;&quot;&quot;: &quot;&quot;&quot;;['Country Names and Codes'.B70];&quot;&quot;&quot;,&quot;)" office:value-type="string" office:string-value="&quot;Guyana&quot;: &quot;GUY&quot;," calcext:value-type="string">
            <text:p>"Guyana": "GUY",</text:p>
          </table:table-cell>
          <table:table-cell table:formula="of:=CONCATENATE(&quot;&quot;&quot;&quot;;['Country Names and Codes'.C70];&quot;&quot;&quot;: &quot;&quot;&quot;;['Country Names and Codes'.A70];&quot;&quot;&quot;,&quot;)" office:value-type="string" office:string-value="&quot;GY&quot;: &quot;Guyana&quot;," calcext:value-type="string">
            <text:p>"GY": "Guyana",</text:p>
          </table:table-cell>
          <table:table-cell table:formula="of:=CONCATENATE(&quot;&quot;&quot;&quot;;['Country Names and Codes'.A70];&quot;&quot;&quot;: &quot;&quot;&quot;;['Country Names and Codes'.C70];&quot;&quot;&quot;,&quot;)" office:value-type="string" office:string-value="&quot;Guyana&quot;: &quot;GY&quot;," calcext:value-type="string">
            <text:p>"Guyana": "GY",</text:p>
          </table:table-cell>
        </table:table-row>
        <table:table-row table:style-name="ro1">
          <table:table-cell table:formula="of:=CONCATENATE(&quot;'&quot;;['Country Names and Codes'.B71];&quot;': '&quot;;['Country Names and Codes'.C71];&quot;',&quot;)" office:value-type="string" office:string-value="'HND': 'HN'," calcext:value-type="string">
            <text:p>'HND': 'HN',</text:p>
          </table:table-cell>
          <table:table-cell table:formula="of:=CONCATENATE(&quot;'&quot;;['Country Names and Codes'.C71];&quot;': '&quot;;['Country Names and Codes'.B71];&quot;',&quot;)" office:value-type="string" office:string-value="'HN': 'HND'," calcext:value-type="string">
            <text:p>'HN': 'HND',</text:p>
          </table:table-cell>
          <table:table-cell table:formula="of:=CONCATENATE(&quot;&quot;&quot;&quot;;['Country Names and Codes'.B71];&quot;&quot;&quot;: &quot;&quot;&quot;;['Country Names and Codes'.A71];&quot;&quot;&quot;,&quot;)" office:value-type="string" office:string-value="&quot;HND&quot;: &quot;Honduras&quot;," calcext:value-type="string">
            <text:p>"HND": "Honduras",</text:p>
          </table:table-cell>
          <table:table-cell table:formula="of:=CONCATENATE(&quot;&quot;&quot;&quot;;['Country Names and Codes'.A71];&quot;&quot;&quot;: &quot;&quot;&quot;;['Country Names and Codes'.B71];&quot;&quot;&quot;,&quot;)" office:value-type="string" office:string-value="&quot;Honduras&quot;: &quot;HND&quot;," calcext:value-type="string">
            <text:p>"Honduras": "HND",</text:p>
          </table:table-cell>
          <table:table-cell table:formula="of:=CONCATENATE(&quot;&quot;&quot;&quot;;['Country Names and Codes'.C71];&quot;&quot;&quot;: &quot;&quot;&quot;;['Country Names and Codes'.A71];&quot;&quot;&quot;,&quot;)" office:value-type="string" office:string-value="&quot;HN&quot;: &quot;Honduras&quot;," calcext:value-type="string">
            <text:p>"HN": "Honduras",</text:p>
          </table:table-cell>
          <table:table-cell table:formula="of:=CONCATENATE(&quot;&quot;&quot;&quot;;['Country Names and Codes'.A71];&quot;&quot;&quot;: &quot;&quot;&quot;;['Country Names and Codes'.C71];&quot;&quot;&quot;,&quot;)" office:value-type="string" office:string-value="&quot;Honduras&quot;: &quot;HN&quot;," calcext:value-type="string">
            <text:p>"Honduras": "HN",</text:p>
          </table:table-cell>
        </table:table-row>
        <table:table-row table:style-name="ro1">
          <table:table-cell table:formula="of:=CONCATENATE(&quot;'&quot;;['Country Names and Codes'.B72];&quot;': '&quot;;['Country Names and Codes'.C72];&quot;',&quot;)" office:value-type="string" office:string-value="'HRV': 'HR'," calcext:value-type="string">
            <text:p>'HRV': 'HR',</text:p>
          </table:table-cell>
          <table:table-cell table:formula="of:=CONCATENATE(&quot;'&quot;;['Country Names and Codes'.C72];&quot;': '&quot;;['Country Names and Codes'.B72];&quot;',&quot;)" office:value-type="string" office:string-value="'HR': 'HRV'," calcext:value-type="string">
            <text:p>'HR': 'HRV',</text:p>
          </table:table-cell>
          <table:table-cell table:formula="of:=CONCATENATE(&quot;&quot;&quot;&quot;;['Country Names and Codes'.B72];&quot;&quot;&quot;: &quot;&quot;&quot;;['Country Names and Codes'.A72];&quot;&quot;&quot;,&quot;)" office:value-type="string" office:string-value="&quot;HRV&quot;: &quot;Croatia&quot;," calcext:value-type="string">
            <text:p>"HRV": "Croatia",</text:p>
          </table:table-cell>
          <table:table-cell table:formula="of:=CONCATENATE(&quot;&quot;&quot;&quot;;['Country Names and Codes'.A72];&quot;&quot;&quot;: &quot;&quot;&quot;;['Country Names and Codes'.B72];&quot;&quot;&quot;,&quot;)" office:value-type="string" office:string-value="&quot;Croatia&quot;: &quot;HRV&quot;," calcext:value-type="string">
            <text:p>"Croatia": "HRV",</text:p>
          </table:table-cell>
          <table:table-cell table:formula="of:=CONCATENATE(&quot;&quot;&quot;&quot;;['Country Names and Codes'.C72];&quot;&quot;&quot;: &quot;&quot;&quot;;['Country Names and Codes'.A72];&quot;&quot;&quot;,&quot;)" office:value-type="string" office:string-value="&quot;HR&quot;: &quot;Croatia&quot;," calcext:value-type="string">
            <text:p>"HR": "Croatia",</text:p>
          </table:table-cell>
          <table:table-cell table:formula="of:=CONCATENATE(&quot;&quot;&quot;&quot;;['Country Names and Codes'.A72];&quot;&quot;&quot;: &quot;&quot;&quot;;['Country Names and Codes'.C72];&quot;&quot;&quot;,&quot;)" office:value-type="string" office:string-value="&quot;Croatia&quot;: &quot;HR&quot;," calcext:value-type="string">
            <text:p>"Croatia": "HR",</text:p>
          </table:table-cell>
        </table:table-row>
        <table:table-row table:style-name="ro1">
          <table:table-cell table:formula="of:=CONCATENATE(&quot;'&quot;;['Country Names and Codes'.B73];&quot;': '&quot;;['Country Names and Codes'.C73];&quot;',&quot;)" office:value-type="string" office:string-value="'HTI': 'HT'," calcext:value-type="string">
            <text:p>'HTI': 'HT',</text:p>
          </table:table-cell>
          <table:table-cell table:formula="of:=CONCATENATE(&quot;'&quot;;['Country Names and Codes'.C73];&quot;': '&quot;;['Country Names and Codes'.B73];&quot;',&quot;)" office:value-type="string" office:string-value="'HT': 'HTI'," calcext:value-type="string">
            <text:p>'HT': 'HTI',</text:p>
          </table:table-cell>
          <table:table-cell table:formula="of:=CONCATENATE(&quot;&quot;&quot;&quot;;['Country Names and Codes'.B73];&quot;&quot;&quot;: &quot;&quot;&quot;;['Country Names and Codes'.A73];&quot;&quot;&quot;,&quot;)" office:value-type="string" office:string-value="&quot;HTI&quot;: &quot;Haiti&quot;," calcext:value-type="string">
            <text:p>"HTI": "Haiti",</text:p>
          </table:table-cell>
          <table:table-cell table:formula="of:=CONCATENATE(&quot;&quot;&quot;&quot;;['Country Names and Codes'.A73];&quot;&quot;&quot;: &quot;&quot;&quot;;['Country Names and Codes'.B73];&quot;&quot;&quot;,&quot;)" office:value-type="string" office:string-value="&quot;Haiti&quot;: &quot;HTI&quot;," calcext:value-type="string">
            <text:p>"Haiti": "HTI",</text:p>
          </table:table-cell>
          <table:table-cell table:formula="of:=CONCATENATE(&quot;&quot;&quot;&quot;;['Country Names and Codes'.C73];&quot;&quot;&quot;: &quot;&quot;&quot;;['Country Names and Codes'.A73];&quot;&quot;&quot;,&quot;)" office:value-type="string" office:string-value="&quot;HT&quot;: &quot;Haiti&quot;," calcext:value-type="string">
            <text:p>"HT": "Haiti",</text:p>
          </table:table-cell>
          <table:table-cell table:formula="of:=CONCATENATE(&quot;&quot;&quot;&quot;;['Country Names and Codes'.A73];&quot;&quot;&quot;: &quot;&quot;&quot;;['Country Names and Codes'.C73];&quot;&quot;&quot;,&quot;)" office:value-type="string" office:string-value="&quot;Haiti&quot;: &quot;HT&quot;," calcext:value-type="string">
            <text:p>"Haiti": "HT",</text:p>
          </table:table-cell>
        </table:table-row>
        <table:table-row table:style-name="ro1">
          <table:table-cell table:formula="of:=CONCATENATE(&quot;'&quot;;['Country Names and Codes'.B74];&quot;': '&quot;;['Country Names and Codes'.C74];&quot;',&quot;)" office:value-type="string" office:string-value="'HUN': 'HU'," calcext:value-type="string">
            <text:p>'HUN': 'HU',</text:p>
          </table:table-cell>
          <table:table-cell table:formula="of:=CONCATENATE(&quot;'&quot;;['Country Names and Codes'.C74];&quot;': '&quot;;['Country Names and Codes'.B74];&quot;',&quot;)" office:value-type="string" office:string-value="'HU': 'HUN'," calcext:value-type="string">
            <text:p>'HU': 'HUN',</text:p>
          </table:table-cell>
          <table:table-cell table:formula="of:=CONCATENATE(&quot;&quot;&quot;&quot;;['Country Names and Codes'.B74];&quot;&quot;&quot;: &quot;&quot;&quot;;['Country Names and Codes'.A74];&quot;&quot;&quot;,&quot;)" office:value-type="string" office:string-value="&quot;HUN&quot;: &quot;Hungary&quot;," calcext:value-type="string">
            <text:p>"HUN": "Hungary",</text:p>
          </table:table-cell>
          <table:table-cell table:formula="of:=CONCATENATE(&quot;&quot;&quot;&quot;;['Country Names and Codes'.A74];&quot;&quot;&quot;: &quot;&quot;&quot;;['Country Names and Codes'.B74];&quot;&quot;&quot;,&quot;)" office:value-type="string" office:string-value="&quot;Hungary&quot;: &quot;HUN&quot;," calcext:value-type="string">
            <text:p>"Hungary": "HUN",</text:p>
          </table:table-cell>
          <table:table-cell table:formula="of:=CONCATENATE(&quot;&quot;&quot;&quot;;['Country Names and Codes'.C74];&quot;&quot;&quot;: &quot;&quot;&quot;;['Country Names and Codes'.A74];&quot;&quot;&quot;,&quot;)" office:value-type="string" office:string-value="&quot;HU&quot;: &quot;Hungary&quot;," calcext:value-type="string">
            <text:p>"HU": "Hungary",</text:p>
          </table:table-cell>
          <table:table-cell table:formula="of:=CONCATENATE(&quot;&quot;&quot;&quot;;['Country Names and Codes'.A74];&quot;&quot;&quot;: &quot;&quot;&quot;;['Country Names and Codes'.C74];&quot;&quot;&quot;,&quot;)" office:value-type="string" office:string-value="&quot;Hungary&quot;: &quot;HU&quot;," calcext:value-type="string">
            <text:p>"Hungary": "HU",</text:p>
          </table:table-cell>
        </table:table-row>
        <table:table-row table:style-name="ro1">
          <table:table-cell table:formula="of:=CONCATENATE(&quot;'&quot;;['Country Names and Codes'.B75];&quot;': '&quot;;['Country Names and Codes'.C75];&quot;',&quot;)" office:value-type="string" office:string-value="'IDN': 'ID'," calcext:value-type="string">
            <text:p>'IDN': 'ID',</text:p>
          </table:table-cell>
          <table:table-cell table:formula="of:=CONCATENATE(&quot;'&quot;;['Country Names and Codes'.C75];&quot;': '&quot;;['Country Names and Codes'.B75];&quot;',&quot;)" office:value-type="string" office:string-value="'ID': 'IDN'," calcext:value-type="string">
            <text:p>'ID': 'IDN',</text:p>
          </table:table-cell>
          <table:table-cell table:formula="of:=CONCATENATE(&quot;&quot;&quot;&quot;;['Country Names and Codes'.B75];&quot;&quot;&quot;: &quot;&quot;&quot;;['Country Names and Codes'.A75];&quot;&quot;&quot;,&quot;)" office:value-type="string" office:string-value="&quot;IDN&quot;: &quot;Indonesia&quot;," calcext:value-type="string">
            <text:p>"IDN": "Indonesia",</text:p>
          </table:table-cell>
          <table:table-cell table:formula="of:=CONCATENATE(&quot;&quot;&quot;&quot;;['Country Names and Codes'.A75];&quot;&quot;&quot;: &quot;&quot;&quot;;['Country Names and Codes'.B75];&quot;&quot;&quot;,&quot;)" office:value-type="string" office:string-value="&quot;Indonesia&quot;: &quot;IDN&quot;," calcext:value-type="string">
            <text:p>"Indonesia": "IDN",</text:p>
          </table:table-cell>
          <table:table-cell table:formula="of:=CONCATENATE(&quot;&quot;&quot;&quot;;['Country Names and Codes'.C75];&quot;&quot;&quot;: &quot;&quot;&quot;;['Country Names and Codes'.A75];&quot;&quot;&quot;,&quot;)" office:value-type="string" office:string-value="&quot;ID&quot;: &quot;Indonesia&quot;," calcext:value-type="string">
            <text:p>"ID": "Indonesia",</text:p>
          </table:table-cell>
          <table:table-cell table:formula="of:=CONCATENATE(&quot;&quot;&quot;&quot;;['Country Names and Codes'.A75];&quot;&quot;&quot;: &quot;&quot;&quot;;['Country Names and Codes'.C75];&quot;&quot;&quot;,&quot;)" office:value-type="string" office:string-value="&quot;Indonesia&quot;: &quot;ID&quot;," calcext:value-type="string">
            <text:p>"Indonesia": "ID",</text:p>
          </table:table-cell>
        </table:table-row>
        <table:table-row table:style-name="ro1">
          <table:table-cell table:formula="of:=CONCATENATE(&quot;'&quot;;['Country Names and Codes'.B76];&quot;': '&quot;;['Country Names and Codes'.C76];&quot;',&quot;)" office:value-type="string" office:string-value="'IND': 'IN'," calcext:value-type="string">
            <text:p>'IND': 'IN',</text:p>
          </table:table-cell>
          <table:table-cell table:formula="of:=CONCATENATE(&quot;'&quot;;['Country Names and Codes'.C76];&quot;': '&quot;;['Country Names and Codes'.B76];&quot;',&quot;)" office:value-type="string" office:string-value="'IN': 'IND'," calcext:value-type="string">
            <text:p>'IN': 'IND',</text:p>
          </table:table-cell>
          <table:table-cell table:formula="of:=CONCATENATE(&quot;&quot;&quot;&quot;;['Country Names and Codes'.B76];&quot;&quot;&quot;: &quot;&quot;&quot;;['Country Names and Codes'.A76];&quot;&quot;&quot;,&quot;)" office:value-type="string" office:string-value="&quot;IND&quot;: &quot;India&quot;," calcext:value-type="string">
            <text:p>"IND": "India",</text:p>
          </table:table-cell>
          <table:table-cell table:formula="of:=CONCATENATE(&quot;&quot;&quot;&quot;;['Country Names and Codes'.A76];&quot;&quot;&quot;: &quot;&quot;&quot;;['Country Names and Codes'.B76];&quot;&quot;&quot;,&quot;)" office:value-type="string" office:string-value="&quot;India&quot;: &quot;IND&quot;," calcext:value-type="string">
            <text:p>"India": "IND",</text:p>
          </table:table-cell>
          <table:table-cell table:formula="of:=CONCATENATE(&quot;&quot;&quot;&quot;;['Country Names and Codes'.C76];&quot;&quot;&quot;: &quot;&quot;&quot;;['Country Names and Codes'.A76];&quot;&quot;&quot;,&quot;)" office:value-type="string" office:string-value="&quot;IN&quot;: &quot;India&quot;," calcext:value-type="string">
            <text:p>"IN": "India",</text:p>
          </table:table-cell>
          <table:table-cell table:formula="of:=CONCATENATE(&quot;&quot;&quot;&quot;;['Country Names and Codes'.A76];&quot;&quot;&quot;: &quot;&quot;&quot;;['Country Names and Codes'.C76];&quot;&quot;&quot;,&quot;)" office:value-type="string" office:string-value="&quot;India&quot;: &quot;IN&quot;," calcext:value-type="string">
            <text:p>"India": "IN",</text:p>
          </table:table-cell>
        </table:table-row>
        <table:table-row table:style-name="ro1">
          <table:table-cell table:formula="of:=CONCATENATE(&quot;'&quot;;['Country Names and Codes'.B77];&quot;': '&quot;;['Country Names and Codes'.C77];&quot;',&quot;)" office:value-type="string" office:string-value="'IRL': 'IE'," calcext:value-type="string">
            <text:p>'IRL': 'IE',</text:p>
          </table:table-cell>
          <table:table-cell table:formula="of:=CONCATENATE(&quot;'&quot;;['Country Names and Codes'.C77];&quot;': '&quot;;['Country Names and Codes'.B77];&quot;',&quot;)" office:value-type="string" office:string-value="'IE': 'IRL'," calcext:value-type="string">
            <text:p>'IE': 'IRL',</text:p>
          </table:table-cell>
          <table:table-cell table:formula="of:=CONCATENATE(&quot;&quot;&quot;&quot;;['Country Names and Codes'.B77];&quot;&quot;&quot;: &quot;&quot;&quot;;['Country Names and Codes'.A77];&quot;&quot;&quot;,&quot;)" office:value-type="string" office:string-value="&quot;IRL&quot;: &quot;Ireland&quot;," calcext:value-type="string">
            <text:p>"IRL": "Ireland",</text:p>
          </table:table-cell>
          <table:table-cell table:formula="of:=CONCATENATE(&quot;&quot;&quot;&quot;;['Country Names and Codes'.A77];&quot;&quot;&quot;: &quot;&quot;&quot;;['Country Names and Codes'.B77];&quot;&quot;&quot;,&quot;)" office:value-type="string" office:string-value="&quot;Ireland&quot;: &quot;IRL&quot;," calcext:value-type="string">
            <text:p>"Ireland": "IRL",</text:p>
          </table:table-cell>
          <table:table-cell table:formula="of:=CONCATENATE(&quot;&quot;&quot;&quot;;['Country Names and Codes'.C77];&quot;&quot;&quot;: &quot;&quot;&quot;;['Country Names and Codes'.A77];&quot;&quot;&quot;,&quot;)" office:value-type="string" office:string-value="&quot;IE&quot;: &quot;Ireland&quot;," calcext:value-type="string">
            <text:p>"IE": "Ireland",</text:p>
          </table:table-cell>
          <table:table-cell table:formula="of:=CONCATENATE(&quot;&quot;&quot;&quot;;['Country Names and Codes'.A77];&quot;&quot;&quot;: &quot;&quot;&quot;;['Country Names and Codes'.C77];&quot;&quot;&quot;,&quot;)" office:value-type="string" office:string-value="&quot;Ireland&quot;: &quot;IE&quot;," calcext:value-type="string">
            <text:p>"Ireland": "IE",</text:p>
          </table:table-cell>
        </table:table-row>
        <table:table-row table:style-name="ro1">
          <table:table-cell table:formula="of:=CONCATENATE(&quot;'&quot;;['Country Names and Codes'.B78];&quot;': '&quot;;['Country Names and Codes'.C78];&quot;',&quot;)" office:value-type="string" office:string-value="'IRN': 'IR'," calcext:value-type="string">
            <text:p>'IRN': 'IR',</text:p>
          </table:table-cell>
          <table:table-cell table:formula="of:=CONCATENATE(&quot;'&quot;;['Country Names and Codes'.C78];&quot;': '&quot;;['Country Names and Codes'.B78];&quot;',&quot;)" office:value-type="string" office:string-value="'IR': 'IRN'," calcext:value-type="string">
            <text:p>'IR': 'IRN',</text:p>
          </table:table-cell>
          <table:table-cell table:formula="of:=CONCATENATE(&quot;&quot;&quot;&quot;;['Country Names and Codes'.B78];&quot;&quot;&quot;: &quot;&quot;&quot;;['Country Names and Codes'.A78];&quot;&quot;&quot;,&quot;)" office:value-type="string" office:string-value="&quot;IRN&quot;: &quot;Iran&quot;," calcext:value-type="string">
            <text:p>"IRN": "Iran",</text:p>
          </table:table-cell>
          <table:table-cell table:formula="of:=CONCATENATE(&quot;&quot;&quot;&quot;;['Country Names and Codes'.A78];&quot;&quot;&quot;: &quot;&quot;&quot;;['Country Names and Codes'.B78];&quot;&quot;&quot;,&quot;)" office:value-type="string" office:string-value="&quot;Iran&quot;: &quot;IRN&quot;," calcext:value-type="string">
            <text:p>"Iran": "IRN",</text:p>
          </table:table-cell>
          <table:table-cell table:formula="of:=CONCATENATE(&quot;&quot;&quot;&quot;;['Country Names and Codes'.C78];&quot;&quot;&quot;: &quot;&quot;&quot;;['Country Names and Codes'.A78];&quot;&quot;&quot;,&quot;)" office:value-type="string" office:string-value="&quot;IR&quot;: &quot;Iran&quot;," calcext:value-type="string">
            <text:p>"IR": "Iran",</text:p>
          </table:table-cell>
          <table:table-cell table:formula="of:=CONCATENATE(&quot;&quot;&quot;&quot;;['Country Names and Codes'.A78];&quot;&quot;&quot;: &quot;&quot;&quot;;['Country Names and Codes'.C78];&quot;&quot;&quot;,&quot;)" office:value-type="string" office:string-value="&quot;Iran&quot;: &quot;IR&quot;," calcext:value-type="string">
            <text:p>"Iran": "IR",</text:p>
          </table:table-cell>
        </table:table-row>
        <table:table-row table:style-name="ro1">
          <table:table-cell table:formula="of:=CONCATENATE(&quot;'&quot;;['Country Names and Codes'.B79];&quot;': '&quot;;['Country Names and Codes'.C79];&quot;',&quot;)" office:value-type="string" office:string-value="'IRQ': 'IQ'," calcext:value-type="string">
            <text:p>'IRQ': 'IQ',</text:p>
          </table:table-cell>
          <table:table-cell table:formula="of:=CONCATENATE(&quot;'&quot;;['Country Names and Codes'.C79];&quot;': '&quot;;['Country Names and Codes'.B79];&quot;',&quot;)" office:value-type="string" office:string-value="'IQ': 'IRQ'," calcext:value-type="string">
            <text:p>'IQ': 'IRQ',</text:p>
          </table:table-cell>
          <table:table-cell table:formula="of:=CONCATENATE(&quot;&quot;&quot;&quot;;['Country Names and Codes'.B79];&quot;&quot;&quot;: &quot;&quot;&quot;;['Country Names and Codes'.A79];&quot;&quot;&quot;,&quot;)" office:value-type="string" office:string-value="&quot;IRQ&quot;: &quot;Iraq&quot;," calcext:value-type="string">
            <text:p>"IRQ": "Iraq",</text:p>
          </table:table-cell>
          <table:table-cell table:formula="of:=CONCATENATE(&quot;&quot;&quot;&quot;;['Country Names and Codes'.A79];&quot;&quot;&quot;: &quot;&quot;&quot;;['Country Names and Codes'.B79];&quot;&quot;&quot;,&quot;)" office:value-type="string" office:string-value="&quot;Iraq&quot;: &quot;IRQ&quot;," calcext:value-type="string">
            <text:p>"Iraq": "IRQ",</text:p>
          </table:table-cell>
          <table:table-cell table:formula="of:=CONCATENATE(&quot;&quot;&quot;&quot;;['Country Names and Codes'.C79];&quot;&quot;&quot;: &quot;&quot;&quot;;['Country Names and Codes'.A79];&quot;&quot;&quot;,&quot;)" office:value-type="string" office:string-value="&quot;IQ&quot;: &quot;Iraq&quot;," calcext:value-type="string">
            <text:p>"IQ": "Iraq",</text:p>
          </table:table-cell>
          <table:table-cell table:formula="of:=CONCATENATE(&quot;&quot;&quot;&quot;;['Country Names and Codes'.A79];&quot;&quot;&quot;: &quot;&quot;&quot;;['Country Names and Codes'.C79];&quot;&quot;&quot;,&quot;)" office:value-type="string" office:string-value="&quot;Iraq&quot;: &quot;IQ&quot;," calcext:value-type="string">
            <text:p>"Iraq": "IQ",</text:p>
          </table:table-cell>
        </table:table-row>
        <table:table-row table:style-name="ro1">
          <table:table-cell table:formula="of:=CONCATENATE(&quot;'&quot;;['Country Names and Codes'.B80];&quot;': '&quot;;['Country Names and Codes'.C80];&quot;',&quot;)" office:value-type="string" office:string-value="'ISL': 'IS'," calcext:value-type="string">
            <text:p>'ISL': 'IS',</text:p>
          </table:table-cell>
          <table:table-cell table:formula="of:=CONCATENATE(&quot;'&quot;;['Country Names and Codes'.C80];&quot;': '&quot;;['Country Names and Codes'.B80];&quot;',&quot;)" office:value-type="string" office:string-value="'IS': 'ISL'," calcext:value-type="string">
            <text:p>'IS': 'ISL',</text:p>
          </table:table-cell>
          <table:table-cell table:formula="of:=CONCATENATE(&quot;&quot;&quot;&quot;;['Country Names and Codes'.B80];&quot;&quot;&quot;: &quot;&quot;&quot;;['Country Names and Codes'.A80];&quot;&quot;&quot;,&quot;)" office:value-type="string" office:string-value="&quot;ISL&quot;: &quot;Iceland&quot;," calcext:value-type="string">
            <text:p>"ISL": "Iceland",</text:p>
          </table:table-cell>
          <table:table-cell table:formula="of:=CONCATENATE(&quot;&quot;&quot;&quot;;['Country Names and Codes'.A80];&quot;&quot;&quot;: &quot;&quot;&quot;;['Country Names and Codes'.B80];&quot;&quot;&quot;,&quot;)" office:value-type="string" office:string-value="&quot;Iceland&quot;: &quot;ISL&quot;," calcext:value-type="string">
            <text:p>"Iceland": "ISL",</text:p>
          </table:table-cell>
          <table:table-cell table:formula="of:=CONCATENATE(&quot;&quot;&quot;&quot;;['Country Names and Codes'.C80];&quot;&quot;&quot;: &quot;&quot;&quot;;['Country Names and Codes'.A80];&quot;&quot;&quot;,&quot;)" office:value-type="string" office:string-value="&quot;IS&quot;: &quot;Iceland&quot;," calcext:value-type="string">
            <text:p>"IS": "Iceland",</text:p>
          </table:table-cell>
          <table:table-cell table:formula="of:=CONCATENATE(&quot;&quot;&quot;&quot;;['Country Names and Codes'.A80];&quot;&quot;&quot;: &quot;&quot;&quot;;['Country Names and Codes'.C80];&quot;&quot;&quot;,&quot;)" office:value-type="string" office:string-value="&quot;Iceland&quot;: &quot;IS&quot;," calcext:value-type="string">
            <text:p>"Iceland": "IS",</text:p>
          </table:table-cell>
        </table:table-row>
        <table:table-row table:style-name="ro1">
          <table:table-cell table:formula="of:=CONCATENATE(&quot;'&quot;;['Country Names and Codes'.B81];&quot;': '&quot;;['Country Names and Codes'.C81];&quot;',&quot;)" office:value-type="string" office:string-value="'ISR': 'IL'," calcext:value-type="string">
            <text:p>'ISR': 'IL',</text:p>
          </table:table-cell>
          <table:table-cell table:formula="of:=CONCATENATE(&quot;'&quot;;['Country Names and Codes'.C81];&quot;': '&quot;;['Country Names and Codes'.B81];&quot;',&quot;)" office:value-type="string" office:string-value="'IL': 'ISR'," calcext:value-type="string">
            <text:p>'IL': 'ISR',</text:p>
          </table:table-cell>
          <table:table-cell table:formula="of:=CONCATENATE(&quot;&quot;&quot;&quot;;['Country Names and Codes'.B81];&quot;&quot;&quot;: &quot;&quot;&quot;;['Country Names and Codes'.A81];&quot;&quot;&quot;,&quot;)" office:value-type="string" office:string-value="&quot;ISR&quot;: &quot;Israel&quot;," calcext:value-type="string">
            <text:p>"ISR": "Israel",</text:p>
          </table:table-cell>
          <table:table-cell table:formula="of:=CONCATENATE(&quot;&quot;&quot;&quot;;['Country Names and Codes'.A81];&quot;&quot;&quot;: &quot;&quot;&quot;;['Country Names and Codes'.B81];&quot;&quot;&quot;,&quot;)" office:value-type="string" office:string-value="&quot;Israel&quot;: &quot;ISR&quot;," calcext:value-type="string">
            <text:p>"Israel": "ISR",</text:p>
          </table:table-cell>
          <table:table-cell table:formula="of:=CONCATENATE(&quot;&quot;&quot;&quot;;['Country Names and Codes'.C81];&quot;&quot;&quot;: &quot;&quot;&quot;;['Country Names and Codes'.A81];&quot;&quot;&quot;,&quot;)" office:value-type="string" office:string-value="&quot;IL&quot;: &quot;Israel&quot;," calcext:value-type="string">
            <text:p>"IL": "Israel",</text:p>
          </table:table-cell>
          <table:table-cell table:formula="of:=CONCATENATE(&quot;&quot;&quot;&quot;;['Country Names and Codes'.A81];&quot;&quot;&quot;: &quot;&quot;&quot;;['Country Names and Codes'.C81];&quot;&quot;&quot;,&quot;)" office:value-type="string" office:string-value="&quot;Israel&quot;: &quot;IL&quot;," calcext:value-type="string">
            <text:p>"Israel": "IL",</text:p>
          </table:table-cell>
        </table:table-row>
        <table:table-row table:style-name="ro1">
          <table:table-cell table:formula="of:=CONCATENATE(&quot;'&quot;;['Country Names and Codes'.B82];&quot;': '&quot;;['Country Names and Codes'.C82];&quot;',&quot;)" office:value-type="string" office:string-value="'ITA': 'IT'," calcext:value-type="string">
            <text:p>'ITA': 'IT',</text:p>
          </table:table-cell>
          <table:table-cell table:formula="of:=CONCATENATE(&quot;'&quot;;['Country Names and Codes'.C82];&quot;': '&quot;;['Country Names and Codes'.B82];&quot;',&quot;)" office:value-type="string" office:string-value="'IT': 'ITA'," calcext:value-type="string">
            <text:p>'IT': 'ITA',</text:p>
          </table:table-cell>
          <table:table-cell table:formula="of:=CONCATENATE(&quot;&quot;&quot;&quot;;['Country Names and Codes'.B82];&quot;&quot;&quot;: &quot;&quot;&quot;;['Country Names and Codes'.A82];&quot;&quot;&quot;,&quot;)" office:value-type="string" office:string-value="&quot;ITA&quot;: &quot;Italy&quot;," calcext:value-type="string">
            <text:p>"ITA": "Italy",</text:p>
          </table:table-cell>
          <table:table-cell table:formula="of:=CONCATENATE(&quot;&quot;&quot;&quot;;['Country Names and Codes'.A82];&quot;&quot;&quot;: &quot;&quot;&quot;;['Country Names and Codes'.B82];&quot;&quot;&quot;,&quot;)" office:value-type="string" office:string-value="&quot;Italy&quot;: &quot;ITA&quot;," calcext:value-type="string">
            <text:p>"Italy": "ITA",</text:p>
          </table:table-cell>
          <table:table-cell table:formula="of:=CONCATENATE(&quot;&quot;&quot;&quot;;['Country Names and Codes'.C82];&quot;&quot;&quot;: &quot;&quot;&quot;;['Country Names and Codes'.A82];&quot;&quot;&quot;,&quot;)" office:value-type="string" office:string-value="&quot;IT&quot;: &quot;Italy&quot;," calcext:value-type="string">
            <text:p>"IT": "Italy",</text:p>
          </table:table-cell>
          <table:table-cell table:formula="of:=CONCATENATE(&quot;&quot;&quot;&quot;;['Country Names and Codes'.A82];&quot;&quot;&quot;: &quot;&quot;&quot;;['Country Names and Codes'.C82];&quot;&quot;&quot;,&quot;)" office:value-type="string" office:string-value="&quot;Italy&quot;: &quot;IT&quot;," calcext:value-type="string">
            <text:p>"Italy": "IT",</text:p>
          </table:table-cell>
        </table:table-row>
        <table:table-row table:style-name="ro1">
          <table:table-cell table:formula="of:=CONCATENATE(&quot;'&quot;;['Country Names and Codes'.B83];&quot;': '&quot;;['Country Names and Codes'.C83];&quot;',&quot;)" office:value-type="string" office:string-value="'JAM': 'JM'," calcext:value-type="string">
            <text:p>'JAM': 'JM',</text:p>
          </table:table-cell>
          <table:table-cell table:formula="of:=CONCATENATE(&quot;'&quot;;['Country Names and Codes'.C83];&quot;': '&quot;;['Country Names and Codes'.B83];&quot;',&quot;)" office:value-type="string" office:string-value="'JM': 'JAM'," calcext:value-type="string">
            <text:p>'JM': 'JAM',</text:p>
          </table:table-cell>
          <table:table-cell table:formula="of:=CONCATENATE(&quot;&quot;&quot;&quot;;['Country Names and Codes'.B83];&quot;&quot;&quot;: &quot;&quot;&quot;;['Country Names and Codes'.A83];&quot;&quot;&quot;,&quot;)" office:value-type="string" office:string-value="&quot;JAM&quot;: &quot;Jamaica&quot;," calcext:value-type="string">
            <text:p>"JAM": "Jamaica",</text:p>
          </table:table-cell>
          <table:table-cell table:formula="of:=CONCATENATE(&quot;&quot;&quot;&quot;;['Country Names and Codes'.A83];&quot;&quot;&quot;: &quot;&quot;&quot;;['Country Names and Codes'.B83];&quot;&quot;&quot;,&quot;)" office:value-type="string" office:string-value="&quot;Jamaica&quot;: &quot;JAM&quot;," calcext:value-type="string">
            <text:p>"Jamaica": "JAM",</text:p>
          </table:table-cell>
          <table:table-cell table:formula="of:=CONCATENATE(&quot;&quot;&quot;&quot;;['Country Names and Codes'.C83];&quot;&quot;&quot;: &quot;&quot;&quot;;['Country Names and Codes'.A83];&quot;&quot;&quot;,&quot;)" office:value-type="string" office:string-value="&quot;JM&quot;: &quot;Jamaica&quot;," calcext:value-type="string">
            <text:p>"JM": "Jamaica",</text:p>
          </table:table-cell>
          <table:table-cell table:formula="of:=CONCATENATE(&quot;&quot;&quot;&quot;;['Country Names and Codes'.A83];&quot;&quot;&quot;: &quot;&quot;&quot;;['Country Names and Codes'.C83];&quot;&quot;&quot;,&quot;)" office:value-type="string" office:string-value="&quot;Jamaica&quot;: &quot;JM&quot;," calcext:value-type="string">
            <text:p>"Jamaica": "JM",</text:p>
          </table:table-cell>
        </table:table-row>
        <table:table-row table:style-name="ro1">
          <table:table-cell table:formula="of:=CONCATENATE(&quot;'&quot;;['Country Names and Codes'.B84];&quot;': '&quot;;['Country Names and Codes'.C84];&quot;',&quot;)" office:value-type="string" office:string-value="'JOR': 'JO'," calcext:value-type="string">
            <text:p>'JOR': 'JO',</text:p>
          </table:table-cell>
          <table:table-cell table:formula="of:=CONCATENATE(&quot;'&quot;;['Country Names and Codes'.C84];&quot;': '&quot;;['Country Names and Codes'.B84];&quot;',&quot;)" office:value-type="string" office:string-value="'JO': 'JOR'," calcext:value-type="string">
            <text:p>'JO': 'JOR',</text:p>
          </table:table-cell>
          <table:table-cell table:formula="of:=CONCATENATE(&quot;&quot;&quot;&quot;;['Country Names and Codes'.B84];&quot;&quot;&quot;: &quot;&quot;&quot;;['Country Names and Codes'.A84];&quot;&quot;&quot;,&quot;)" office:value-type="string" office:string-value="&quot;JOR&quot;: &quot;Jordan&quot;," calcext:value-type="string">
            <text:p>"JOR": "Jordan",</text:p>
          </table:table-cell>
          <table:table-cell table:formula="of:=CONCATENATE(&quot;&quot;&quot;&quot;;['Country Names and Codes'.A84];&quot;&quot;&quot;: &quot;&quot;&quot;;['Country Names and Codes'.B84];&quot;&quot;&quot;,&quot;)" office:value-type="string" office:string-value="&quot;Jordan&quot;: &quot;JOR&quot;," calcext:value-type="string">
            <text:p>"Jordan": "JOR",</text:p>
          </table:table-cell>
          <table:table-cell table:formula="of:=CONCATENATE(&quot;&quot;&quot;&quot;;['Country Names and Codes'.C84];&quot;&quot;&quot;: &quot;&quot;&quot;;['Country Names and Codes'.A84];&quot;&quot;&quot;,&quot;)" office:value-type="string" office:string-value="&quot;JO&quot;: &quot;Jordan&quot;," calcext:value-type="string">
            <text:p>"JO": "Jordan",</text:p>
          </table:table-cell>
          <table:table-cell table:formula="of:=CONCATENATE(&quot;&quot;&quot;&quot;;['Country Names and Codes'.A84];&quot;&quot;&quot;: &quot;&quot;&quot;;['Country Names and Codes'.C84];&quot;&quot;&quot;,&quot;)" office:value-type="string" office:string-value="&quot;Jordan&quot;: &quot;JO&quot;," calcext:value-type="string">
            <text:p>"Jordan": "JO",</text:p>
          </table:table-cell>
        </table:table-row>
        <table:table-row table:style-name="ro1">
          <table:table-cell table:formula="of:=CONCATENATE(&quot;'&quot;;['Country Names and Codes'.B85];&quot;': '&quot;;['Country Names and Codes'.C85];&quot;',&quot;)" office:value-type="string" office:string-value="'JPN': 'JP'," calcext:value-type="string">
            <text:p>'JPN': 'JP',</text:p>
          </table:table-cell>
          <table:table-cell table:formula="of:=CONCATENATE(&quot;'&quot;;['Country Names and Codes'.C85];&quot;': '&quot;;['Country Names and Codes'.B85];&quot;',&quot;)" office:value-type="string" office:string-value="'JP': 'JPN'," calcext:value-type="string">
            <text:p>'JP': 'JPN',</text:p>
          </table:table-cell>
          <table:table-cell table:formula="of:=CONCATENATE(&quot;&quot;&quot;&quot;;['Country Names and Codes'.B85];&quot;&quot;&quot;: &quot;&quot;&quot;;['Country Names and Codes'.A85];&quot;&quot;&quot;,&quot;)" office:value-type="string" office:string-value="&quot;JPN&quot;: &quot;Japan&quot;," calcext:value-type="string">
            <text:p>"JPN": "Japan",</text:p>
          </table:table-cell>
          <table:table-cell table:formula="of:=CONCATENATE(&quot;&quot;&quot;&quot;;['Country Names and Codes'.A85];&quot;&quot;&quot;: &quot;&quot;&quot;;['Country Names and Codes'.B85];&quot;&quot;&quot;,&quot;)" office:value-type="string" office:string-value="&quot;Japan&quot;: &quot;JPN&quot;," calcext:value-type="string">
            <text:p>"Japan": "JPN",</text:p>
          </table:table-cell>
          <table:table-cell table:formula="of:=CONCATENATE(&quot;&quot;&quot;&quot;;['Country Names and Codes'.C85];&quot;&quot;&quot;: &quot;&quot;&quot;;['Country Names and Codes'.A85];&quot;&quot;&quot;,&quot;)" office:value-type="string" office:string-value="&quot;JP&quot;: &quot;Japan&quot;," calcext:value-type="string">
            <text:p>"JP": "Japan",</text:p>
          </table:table-cell>
          <table:table-cell table:formula="of:=CONCATENATE(&quot;&quot;&quot;&quot;;['Country Names and Codes'.A85];&quot;&quot;&quot;: &quot;&quot;&quot;;['Country Names and Codes'.C85];&quot;&quot;&quot;,&quot;)" office:value-type="string" office:string-value="&quot;Japan&quot;: &quot;JP&quot;," calcext:value-type="string">
            <text:p>"Japan": "JP",</text:p>
          </table:table-cell>
        </table:table-row>
        <table:table-row table:style-name="ro1">
          <table:table-cell table:formula="of:=CONCATENATE(&quot;'&quot;;['Country Names and Codes'.B86];&quot;': '&quot;;['Country Names and Codes'.C86];&quot;',&quot;)" office:value-type="string" office:string-value="'KAZ': 'KZ'," calcext:value-type="string">
            <text:p>'KAZ': 'KZ',</text:p>
          </table:table-cell>
          <table:table-cell table:formula="of:=CONCATENATE(&quot;'&quot;;['Country Names and Codes'.C86];&quot;': '&quot;;['Country Names and Codes'.B86];&quot;',&quot;)" office:value-type="string" office:string-value="'KZ': 'KAZ'," calcext:value-type="string">
            <text:p>'KZ': 'KAZ',</text:p>
          </table:table-cell>
          <table:table-cell table:formula="of:=CONCATENATE(&quot;&quot;&quot;&quot;;['Country Names and Codes'.B86];&quot;&quot;&quot;: &quot;&quot;&quot;;['Country Names and Codes'.A86];&quot;&quot;&quot;,&quot;)" office:value-type="string" office:string-value="&quot;KAZ&quot;: &quot;Kazakhstan&quot;," calcext:value-type="string">
            <text:p>"KAZ": "Kazakhstan",</text:p>
          </table:table-cell>
          <table:table-cell table:formula="of:=CONCATENATE(&quot;&quot;&quot;&quot;;['Country Names and Codes'.A86];&quot;&quot;&quot;: &quot;&quot;&quot;;['Country Names and Codes'.B86];&quot;&quot;&quot;,&quot;)" office:value-type="string" office:string-value="&quot;Kazakhstan&quot;: &quot;KAZ&quot;," calcext:value-type="string">
            <text:p>"Kazakhstan": "KAZ",</text:p>
          </table:table-cell>
          <table:table-cell table:formula="of:=CONCATENATE(&quot;&quot;&quot;&quot;;['Country Names and Codes'.C86];&quot;&quot;&quot;: &quot;&quot;&quot;;['Country Names and Codes'.A86];&quot;&quot;&quot;,&quot;)" office:value-type="string" office:string-value="&quot;KZ&quot;: &quot;Kazakhstan&quot;," calcext:value-type="string">
            <text:p>"KZ": "Kazakhstan",</text:p>
          </table:table-cell>
          <table:table-cell table:formula="of:=CONCATENATE(&quot;&quot;&quot;&quot;;['Country Names and Codes'.A86];&quot;&quot;&quot;: &quot;&quot;&quot;;['Country Names and Codes'.C86];&quot;&quot;&quot;,&quot;)" office:value-type="string" office:string-value="&quot;Kazakhstan&quot;: &quot;KZ&quot;," calcext:value-type="string">
            <text:p>"Kazakhstan": "KZ",</text:p>
          </table:table-cell>
        </table:table-row>
        <table:table-row table:style-name="ro1">
          <table:table-cell table:formula="of:=CONCATENATE(&quot;'&quot;;['Country Names and Codes'.B87];&quot;': '&quot;;['Country Names and Codes'.C87];&quot;',&quot;)" office:value-type="string" office:string-value="'KEN': 'KE'," calcext:value-type="string">
            <text:p>'KEN': 'KE',</text:p>
          </table:table-cell>
          <table:table-cell table:formula="of:=CONCATENATE(&quot;'&quot;;['Country Names and Codes'.C87];&quot;': '&quot;;['Country Names and Codes'.B87];&quot;',&quot;)" office:value-type="string" office:string-value="'KE': 'KEN'," calcext:value-type="string">
            <text:p>'KE': 'KEN',</text:p>
          </table:table-cell>
          <table:table-cell table:formula="of:=CONCATENATE(&quot;&quot;&quot;&quot;;['Country Names and Codes'.B87];&quot;&quot;&quot;: &quot;&quot;&quot;;['Country Names and Codes'.A87];&quot;&quot;&quot;,&quot;)" office:value-type="string" office:string-value="&quot;KEN&quot;: &quot;Kenya&quot;," calcext:value-type="string">
            <text:p>"KEN": "Kenya",</text:p>
          </table:table-cell>
          <table:table-cell table:formula="of:=CONCATENATE(&quot;&quot;&quot;&quot;;['Country Names and Codes'.A87];&quot;&quot;&quot;: &quot;&quot;&quot;;['Country Names and Codes'.B87];&quot;&quot;&quot;,&quot;)" office:value-type="string" office:string-value="&quot;Kenya&quot;: &quot;KEN&quot;," calcext:value-type="string">
            <text:p>"Kenya": "KEN",</text:p>
          </table:table-cell>
          <table:table-cell table:formula="of:=CONCATENATE(&quot;&quot;&quot;&quot;;['Country Names and Codes'.C87];&quot;&quot;&quot;: &quot;&quot;&quot;;['Country Names and Codes'.A87];&quot;&quot;&quot;,&quot;)" office:value-type="string" office:string-value="&quot;KE&quot;: &quot;Kenya&quot;," calcext:value-type="string">
            <text:p>"KE": "Kenya",</text:p>
          </table:table-cell>
          <table:table-cell table:formula="of:=CONCATENATE(&quot;&quot;&quot;&quot;;['Country Names and Codes'.A87];&quot;&quot;&quot;: &quot;&quot;&quot;;['Country Names and Codes'.C87];&quot;&quot;&quot;,&quot;)" office:value-type="string" office:string-value="&quot;Kenya&quot;: &quot;KE&quot;," calcext:value-type="string">
            <text:p>"Kenya": "KE",</text:p>
          </table:table-cell>
        </table:table-row>
        <table:table-row table:style-name="ro1">
          <table:table-cell table:formula="of:=CONCATENATE(&quot;'&quot;;['Country Names and Codes'.B88];&quot;': '&quot;;['Country Names and Codes'.C88];&quot;',&quot;)" office:value-type="string" office:string-value="'KGZ': 'KG'," calcext:value-type="string">
            <text:p>'KGZ': 'KG',</text:p>
          </table:table-cell>
          <table:table-cell table:formula="of:=CONCATENATE(&quot;'&quot;;['Country Names and Codes'.C88];&quot;': '&quot;;['Country Names and Codes'.B88];&quot;',&quot;)" office:value-type="string" office:string-value="'KG': 'KGZ'," calcext:value-type="string">
            <text:p>'KG': 'KGZ',</text:p>
          </table:table-cell>
          <table:table-cell table:formula="of:=CONCATENATE(&quot;&quot;&quot;&quot;;['Country Names and Codes'.B88];&quot;&quot;&quot;: &quot;&quot;&quot;;['Country Names and Codes'.A88];&quot;&quot;&quot;,&quot;)" office:value-type="string" office:string-value="&quot;KGZ&quot;: &quot;Kyrgyzstan&quot;," calcext:value-type="string">
            <text:p>"KGZ": "Kyrgyzstan",</text:p>
          </table:table-cell>
          <table:table-cell table:formula="of:=CONCATENATE(&quot;&quot;&quot;&quot;;['Country Names and Codes'.A88];&quot;&quot;&quot;: &quot;&quot;&quot;;['Country Names and Codes'.B88];&quot;&quot;&quot;,&quot;)" office:value-type="string" office:string-value="&quot;Kyrgyzstan&quot;: &quot;KGZ&quot;," calcext:value-type="string">
            <text:p>"Kyrgyzstan": "KGZ",</text:p>
          </table:table-cell>
          <table:table-cell table:formula="of:=CONCATENATE(&quot;&quot;&quot;&quot;;['Country Names and Codes'.C88];&quot;&quot;&quot;: &quot;&quot;&quot;;['Country Names and Codes'.A88];&quot;&quot;&quot;,&quot;)" office:value-type="string" office:string-value="&quot;KG&quot;: &quot;Kyrgyzstan&quot;," calcext:value-type="string">
            <text:p>"KG": "Kyrgyzstan",</text:p>
          </table:table-cell>
          <table:table-cell table:formula="of:=CONCATENATE(&quot;&quot;&quot;&quot;;['Country Names and Codes'.A88];&quot;&quot;&quot;: &quot;&quot;&quot;;['Country Names and Codes'.C88];&quot;&quot;&quot;,&quot;)" office:value-type="string" office:string-value="&quot;Kyrgyzstan&quot;: &quot;KG&quot;," calcext:value-type="string">
            <text:p>"Kyrgyzstan": "KG",</text:p>
          </table:table-cell>
        </table:table-row>
        <table:table-row table:style-name="ro1">
          <table:table-cell table:formula="of:=CONCATENATE(&quot;'&quot;;['Country Names and Codes'.B89];&quot;': '&quot;;['Country Names and Codes'.C89];&quot;',&quot;)" office:value-type="string" office:string-value="'KHM': 'KH'," calcext:value-type="string">
            <text:p>'KHM': 'KH',</text:p>
          </table:table-cell>
          <table:table-cell table:formula="of:=CONCATENATE(&quot;'&quot;;['Country Names and Codes'.C89];&quot;': '&quot;;['Country Names and Codes'.B89];&quot;',&quot;)" office:value-type="string" office:string-value="'KH': 'KHM'," calcext:value-type="string">
            <text:p>'KH': 'KHM',</text:p>
          </table:table-cell>
          <table:table-cell table:formula="of:=CONCATENATE(&quot;&quot;&quot;&quot;;['Country Names and Codes'.B89];&quot;&quot;&quot;: &quot;&quot;&quot;;['Country Names and Codes'.A89];&quot;&quot;&quot;,&quot;)" office:value-type="string" office:string-value="&quot;KHM&quot;: &quot;Cambodia&quot;," calcext:value-type="string">
            <text:p>"KHM": "Cambodia",</text:p>
          </table:table-cell>
          <table:table-cell table:formula="of:=CONCATENATE(&quot;&quot;&quot;&quot;;['Country Names and Codes'.A89];&quot;&quot;&quot;: &quot;&quot;&quot;;['Country Names and Codes'.B89];&quot;&quot;&quot;,&quot;)" office:value-type="string" office:string-value="&quot;Cambodia&quot;: &quot;KHM&quot;," calcext:value-type="string">
            <text:p>"Cambodia": "KHM",</text:p>
          </table:table-cell>
          <table:table-cell table:formula="of:=CONCATENATE(&quot;&quot;&quot;&quot;;['Country Names and Codes'.C89];&quot;&quot;&quot;: &quot;&quot;&quot;;['Country Names and Codes'.A89];&quot;&quot;&quot;,&quot;)" office:value-type="string" office:string-value="&quot;KH&quot;: &quot;Cambodia&quot;," calcext:value-type="string">
            <text:p>"KH": "Cambodia",</text:p>
          </table:table-cell>
          <table:table-cell table:formula="of:=CONCATENATE(&quot;&quot;&quot;&quot;;['Country Names and Codes'.A89];&quot;&quot;&quot;: &quot;&quot;&quot;;['Country Names and Codes'.C89];&quot;&quot;&quot;,&quot;)" office:value-type="string" office:string-value="&quot;Cambodia&quot;: &quot;KH&quot;," calcext:value-type="string">
            <text:p>"Cambodia": "KH",</text:p>
          </table:table-cell>
        </table:table-row>
        <table:table-row table:style-name="ro1">
          <table:table-cell table:formula="of:=CONCATENATE(&quot;'&quot;;['Country Names and Codes'.B90];&quot;': '&quot;;['Country Names and Codes'.C90];&quot;',&quot;)" office:value-type="string" office:string-value="'KOR': 'KR'," calcext:value-type="string">
            <text:p>'KOR': 'KR',</text:p>
          </table:table-cell>
          <table:table-cell table:formula="of:=CONCATENATE(&quot;'&quot;;['Country Names and Codes'.C90];&quot;': '&quot;;['Country Names and Codes'.B90];&quot;',&quot;)" office:value-type="string" office:string-value="'KR': 'KOR'," calcext:value-type="string">
            <text:p>'KR': 'KOR',</text:p>
          </table:table-cell>
          <table:table-cell table:formula="of:=CONCATENATE(&quot;&quot;&quot;&quot;;['Country Names and Codes'.B90];&quot;&quot;&quot;: &quot;&quot;&quot;;['Country Names and Codes'.A90];&quot;&quot;&quot;,&quot;)" office:value-type="string" office:string-value="&quot;KOR&quot;: &quot;Korea&quot;," calcext:value-type="string">
            <text:p>"KOR": "Korea",</text:p>
          </table:table-cell>
          <table:table-cell table:formula="of:=CONCATENATE(&quot;&quot;&quot;&quot;;['Country Names and Codes'.A90];&quot;&quot;&quot;: &quot;&quot;&quot;;['Country Names and Codes'.B90];&quot;&quot;&quot;,&quot;)" office:value-type="string" office:string-value="&quot;Korea&quot;: &quot;KOR&quot;," calcext:value-type="string">
            <text:p>"Korea": "KOR",</text:p>
          </table:table-cell>
          <table:table-cell table:formula="of:=CONCATENATE(&quot;&quot;&quot;&quot;;['Country Names and Codes'.C90];&quot;&quot;&quot;: &quot;&quot;&quot;;['Country Names and Codes'.A90];&quot;&quot;&quot;,&quot;)" office:value-type="string" office:string-value="&quot;KR&quot;: &quot;Korea&quot;," calcext:value-type="string">
            <text:p>"KR": "Korea",</text:p>
          </table:table-cell>
          <table:table-cell table:formula="of:=CONCATENATE(&quot;&quot;&quot;&quot;;['Country Names and Codes'.A90];&quot;&quot;&quot;: &quot;&quot;&quot;;['Country Names and Codes'.C90];&quot;&quot;&quot;,&quot;)" office:value-type="string" office:string-value="&quot;Korea&quot;: &quot;KR&quot;," calcext:value-type="string">
            <text:p>"Korea": "KR",</text:p>
          </table:table-cell>
        </table:table-row>
        <table:table-row table:style-name="ro1">
          <table:table-cell table:formula="of:=CONCATENATE(&quot;'&quot;;['Country Names and Codes'.B91];&quot;': '&quot;;['Country Names and Codes'.C91];&quot;',&quot;)" office:value-type="string" office:string-value="'KOS': 'XK'," calcext:value-type="string">
            <text:p>'KOS': 'XK',</text:p>
          </table:table-cell>
          <table:table-cell table:formula="of:=CONCATENATE(&quot;'&quot;;['Country Names and Codes'.C91];&quot;': '&quot;;['Country Names and Codes'.B91];&quot;',&quot;)" office:value-type="string" office:string-value="'XK': 'KOS'," calcext:value-type="string">
            <text:p>'XK': 'KOS',</text:p>
          </table:table-cell>
          <table:table-cell table:formula="of:=CONCATENATE(&quot;&quot;&quot;&quot;;['Country Names and Codes'.B91];&quot;&quot;&quot;: &quot;&quot;&quot;;['Country Names and Codes'.A91];&quot;&quot;&quot;,&quot;)" office:value-type="string" office:string-value="&quot;KOS&quot;: &quot;Kosovo&quot;," calcext:value-type="string">
            <text:p>"KOS": "Kosovo",</text:p>
          </table:table-cell>
          <table:table-cell table:formula="of:=CONCATENATE(&quot;&quot;&quot;&quot;;['Country Names and Codes'.A91];&quot;&quot;&quot;: &quot;&quot;&quot;;['Country Names and Codes'.B91];&quot;&quot;&quot;,&quot;)" office:value-type="string" office:string-value="&quot;Kosovo&quot;: &quot;KOS&quot;," calcext:value-type="string">
            <text:p>"Kosovo": "KOS",</text:p>
          </table:table-cell>
          <table:table-cell table:formula="of:=CONCATENATE(&quot;&quot;&quot;&quot;;['Country Names and Codes'.C91];&quot;&quot;&quot;: &quot;&quot;&quot;;['Country Names and Codes'.A91];&quot;&quot;&quot;,&quot;)" office:value-type="string" office:string-value="&quot;XK&quot;: &quot;Kosovo&quot;," calcext:value-type="string">
            <text:p>"XK": "Kosovo",</text:p>
          </table:table-cell>
          <table:table-cell table:formula="of:=CONCATENATE(&quot;&quot;&quot;&quot;;['Country Names and Codes'.A91];&quot;&quot;&quot;: &quot;&quot;&quot;;['Country Names and Codes'.C91];&quot;&quot;&quot;,&quot;)" office:value-type="string" office:string-value="&quot;Kosovo&quot;: &quot;XK&quot;," calcext:value-type="string">
            <text:p>"Kosovo": "XK",</text:p>
          </table:table-cell>
        </table:table-row>
        <table:table-row table:style-name="ro1">
          <table:table-cell table:formula="of:=CONCATENATE(&quot;'&quot;;['Country Names and Codes'.B92];&quot;': '&quot;;['Country Names and Codes'.C92];&quot;',&quot;)" office:value-type="string" office:string-value="'KWT': 'KW'," calcext:value-type="string">
            <text:p>'KWT': 'KW',</text:p>
          </table:table-cell>
          <table:table-cell table:formula="of:=CONCATENATE(&quot;'&quot;;['Country Names and Codes'.C92];&quot;': '&quot;;['Country Names and Codes'.B92];&quot;',&quot;)" office:value-type="string" office:string-value="'KW': 'KWT'," calcext:value-type="string">
            <text:p>'KW': 'KWT',</text:p>
          </table:table-cell>
          <table:table-cell table:formula="of:=CONCATENATE(&quot;&quot;&quot;&quot;;['Country Names and Codes'.B92];&quot;&quot;&quot;: &quot;&quot;&quot;;['Country Names and Codes'.A92];&quot;&quot;&quot;,&quot;)" office:value-type="string" office:string-value="&quot;KWT&quot;: &quot;Kuwait&quot;," calcext:value-type="string">
            <text:p>"KWT": "Kuwait",</text:p>
          </table:table-cell>
          <table:table-cell table:formula="of:=CONCATENATE(&quot;&quot;&quot;&quot;;['Country Names and Codes'.A92];&quot;&quot;&quot;: &quot;&quot;&quot;;['Country Names and Codes'.B92];&quot;&quot;&quot;,&quot;)" office:value-type="string" office:string-value="&quot;Kuwait&quot;: &quot;KWT&quot;," calcext:value-type="string">
            <text:p>"Kuwait": "KWT",</text:p>
          </table:table-cell>
          <table:table-cell table:formula="of:=CONCATENATE(&quot;&quot;&quot;&quot;;['Country Names and Codes'.C92];&quot;&quot;&quot;: &quot;&quot;&quot;;['Country Names and Codes'.A92];&quot;&quot;&quot;,&quot;)" office:value-type="string" office:string-value="&quot;KW&quot;: &quot;Kuwait&quot;," calcext:value-type="string">
            <text:p>"KW": "Kuwait",</text:p>
          </table:table-cell>
          <table:table-cell table:formula="of:=CONCATENATE(&quot;&quot;&quot;&quot;;['Country Names and Codes'.A92];&quot;&quot;&quot;: &quot;&quot;&quot;;['Country Names and Codes'.C92];&quot;&quot;&quot;,&quot;)" office:value-type="string" office:string-value="&quot;Kuwait&quot;: &quot;KW&quot;," calcext:value-type="string">
            <text:p>"Kuwait": "KW",</text:p>
          </table:table-cell>
        </table:table-row>
        <table:table-row table:style-name="ro1">
          <table:table-cell table:formula="of:=CONCATENATE(&quot;'&quot;;['Country Names and Codes'.B93];&quot;': '&quot;;['Country Names and Codes'.C93];&quot;',&quot;)" office:value-type="string" office:string-value="'LAO': 'LA'," calcext:value-type="string">
            <text:p>'LAO': 'LA',</text:p>
          </table:table-cell>
          <table:table-cell table:formula="of:=CONCATENATE(&quot;'&quot;;['Country Names and Codes'.C93];&quot;': '&quot;;['Country Names and Codes'.B93];&quot;',&quot;)" office:value-type="string" office:string-value="'LA': 'LAO'," calcext:value-type="string">
            <text:p>'LA': 'LAO',</text:p>
          </table:table-cell>
          <table:table-cell table:formula="of:=CONCATENATE(&quot;&quot;&quot;&quot;;['Country Names and Codes'.B93];&quot;&quot;&quot;: &quot;&quot;&quot;;['Country Names and Codes'.A93];&quot;&quot;&quot;,&quot;)" office:value-type="string" office:string-value="&quot;LAO&quot;: &quot;Lao PDR&quot;," calcext:value-type="string">
            <text:p>"LAO": "Lao PDR",</text:p>
          </table:table-cell>
          <table:table-cell table:formula="of:=CONCATENATE(&quot;&quot;&quot;&quot;;['Country Names and Codes'.A93];&quot;&quot;&quot;: &quot;&quot;&quot;;['Country Names and Codes'.B93];&quot;&quot;&quot;,&quot;)" office:value-type="string" office:string-value="&quot;Lao PDR&quot;: &quot;LAO&quot;," calcext:value-type="string">
            <text:p>"Lao PDR": "LAO",</text:p>
          </table:table-cell>
          <table:table-cell table:formula="of:=CONCATENATE(&quot;&quot;&quot;&quot;;['Country Names and Codes'.C93];&quot;&quot;&quot;: &quot;&quot;&quot;;['Country Names and Codes'.A93];&quot;&quot;&quot;,&quot;)" office:value-type="string" office:string-value="&quot;LA&quot;: &quot;Lao PDR&quot;," calcext:value-type="string">
            <text:p>"LA": "Lao PDR",</text:p>
          </table:table-cell>
          <table:table-cell table:formula="of:=CONCATENATE(&quot;&quot;&quot;&quot;;['Country Names and Codes'.A93];&quot;&quot;&quot;: &quot;&quot;&quot;;['Country Names and Codes'.C93];&quot;&quot;&quot;,&quot;)" office:value-type="string" office:string-value="&quot;Lao PDR&quot;: &quot;LA&quot;," calcext:value-type="string">
            <text:p>"Lao PDR": "LA",</text:p>
          </table:table-cell>
        </table:table-row>
        <table:table-row table:style-name="ro1">
          <table:table-cell table:formula="of:=CONCATENATE(&quot;'&quot;;['Country Names and Codes'.B94];&quot;': '&quot;;['Country Names and Codes'.C94];&quot;',&quot;)" office:value-type="string" office:string-value="'LBN': 'LB'," calcext:value-type="string">
            <text:p>'LBN': 'LB',</text:p>
          </table:table-cell>
          <table:table-cell table:formula="of:=CONCATENATE(&quot;'&quot;;['Country Names and Codes'.C94];&quot;': '&quot;;['Country Names and Codes'.B94];&quot;',&quot;)" office:value-type="string" office:string-value="'LB': 'LBN'," calcext:value-type="string">
            <text:p>'LB': 'LBN',</text:p>
          </table:table-cell>
          <table:table-cell table:formula="of:=CONCATENATE(&quot;&quot;&quot;&quot;;['Country Names and Codes'.B94];&quot;&quot;&quot;: &quot;&quot;&quot;;['Country Names and Codes'.A94];&quot;&quot;&quot;,&quot;)" office:value-type="string" office:string-value="&quot;LBN&quot;: &quot;Lebanon&quot;," calcext:value-type="string">
            <text:p>"LBN": "Lebanon",</text:p>
          </table:table-cell>
          <table:table-cell table:formula="of:=CONCATENATE(&quot;&quot;&quot;&quot;;['Country Names and Codes'.A94];&quot;&quot;&quot;: &quot;&quot;&quot;;['Country Names and Codes'.B94];&quot;&quot;&quot;,&quot;)" office:value-type="string" office:string-value="&quot;Lebanon&quot;: &quot;LBN&quot;," calcext:value-type="string">
            <text:p>"Lebanon": "LBN",</text:p>
          </table:table-cell>
          <table:table-cell table:formula="of:=CONCATENATE(&quot;&quot;&quot;&quot;;['Country Names and Codes'.C94];&quot;&quot;&quot;: &quot;&quot;&quot;;['Country Names and Codes'.A94];&quot;&quot;&quot;,&quot;)" office:value-type="string" office:string-value="&quot;LB&quot;: &quot;Lebanon&quot;," calcext:value-type="string">
            <text:p>"LB": "Lebanon",</text:p>
          </table:table-cell>
          <table:table-cell table:formula="of:=CONCATENATE(&quot;&quot;&quot;&quot;;['Country Names and Codes'.A94];&quot;&quot;&quot;: &quot;&quot;&quot;;['Country Names and Codes'.C94];&quot;&quot;&quot;,&quot;)" office:value-type="string" office:string-value="&quot;Lebanon&quot;: &quot;LB&quot;," calcext:value-type="string">
            <text:p>"Lebanon": "LB",</text:p>
          </table:table-cell>
        </table:table-row>
        <table:table-row table:style-name="ro1">
          <table:table-cell table:formula="of:=CONCATENATE(&quot;'&quot;;['Country Names and Codes'.B95];&quot;': '&quot;;['Country Names and Codes'.C95];&quot;',&quot;)" office:value-type="string" office:string-value="'LBR': 'LR'," calcext:value-type="string">
            <text:p>'LBR': 'LR',</text:p>
          </table:table-cell>
          <table:table-cell table:formula="of:=CONCATENATE(&quot;'&quot;;['Country Names and Codes'.C95];&quot;': '&quot;;['Country Names and Codes'.B95];&quot;',&quot;)" office:value-type="string" office:string-value="'LR': 'LBR'," calcext:value-type="string">
            <text:p>'LR': 'LBR',</text:p>
          </table:table-cell>
          <table:table-cell table:formula="of:=CONCATENATE(&quot;&quot;&quot;&quot;;['Country Names and Codes'.B95];&quot;&quot;&quot;: &quot;&quot;&quot;;['Country Names and Codes'.A95];&quot;&quot;&quot;,&quot;)" office:value-type="string" office:string-value="&quot;LBR&quot;: &quot;Liberia&quot;," calcext:value-type="string">
            <text:p>"LBR": "Liberia",</text:p>
          </table:table-cell>
          <table:table-cell table:formula="of:=CONCATENATE(&quot;&quot;&quot;&quot;;['Country Names and Codes'.A95];&quot;&quot;&quot;: &quot;&quot;&quot;;['Country Names and Codes'.B95];&quot;&quot;&quot;,&quot;)" office:value-type="string" office:string-value="&quot;Liberia&quot;: &quot;LBR&quot;," calcext:value-type="string">
            <text:p>"Liberia": "LBR",</text:p>
          </table:table-cell>
          <table:table-cell table:formula="of:=CONCATENATE(&quot;&quot;&quot;&quot;;['Country Names and Codes'.C95];&quot;&quot;&quot;: &quot;&quot;&quot;;['Country Names and Codes'.A95];&quot;&quot;&quot;,&quot;)" office:value-type="string" office:string-value="&quot;LR&quot;: &quot;Liberia&quot;," calcext:value-type="string">
            <text:p>"LR": "Liberia",</text:p>
          </table:table-cell>
          <table:table-cell table:formula="of:=CONCATENATE(&quot;&quot;&quot;&quot;;['Country Names and Codes'.A95];&quot;&quot;&quot;: &quot;&quot;&quot;;['Country Names and Codes'.C95];&quot;&quot;&quot;,&quot;)" office:value-type="string" office:string-value="&quot;Liberia&quot;: &quot;LR&quot;," calcext:value-type="string">
            <text:p>"Liberia": "LR",</text:p>
          </table:table-cell>
        </table:table-row>
        <table:table-row table:style-name="ro1">
          <table:table-cell table:formula="of:=CONCATENATE(&quot;'&quot;;['Country Names and Codes'.B96];&quot;': '&quot;;['Country Names and Codes'.C96];&quot;',&quot;)" office:value-type="string" office:string-value="'LBY': 'LY'," calcext:value-type="string">
            <text:p>'LBY': 'LY',</text:p>
          </table:table-cell>
          <table:table-cell table:formula="of:=CONCATENATE(&quot;'&quot;;['Country Names and Codes'.C96];&quot;': '&quot;;['Country Names and Codes'.B96];&quot;',&quot;)" office:value-type="string" office:string-value="'LY': 'LBY'," calcext:value-type="string">
            <text:p>'LY': 'LBY',</text:p>
          </table:table-cell>
          <table:table-cell table:formula="of:=CONCATENATE(&quot;&quot;&quot;&quot;;['Country Names and Codes'.B96];&quot;&quot;&quot;: &quot;&quot;&quot;;['Country Names and Codes'.A96];&quot;&quot;&quot;,&quot;)" office:value-type="string" office:string-value="&quot;LBY&quot;: &quot;Libya&quot;," calcext:value-type="string">
            <text:p>"LBY": "Libya",</text:p>
          </table:table-cell>
          <table:table-cell table:formula="of:=CONCATENATE(&quot;&quot;&quot;&quot;;['Country Names and Codes'.A96];&quot;&quot;&quot;: &quot;&quot;&quot;;['Country Names and Codes'.B96];&quot;&quot;&quot;,&quot;)" office:value-type="string" office:string-value="&quot;Libya&quot;: &quot;LBY&quot;," calcext:value-type="string">
            <text:p>"Libya": "LBY",</text:p>
          </table:table-cell>
          <table:table-cell table:formula="of:=CONCATENATE(&quot;&quot;&quot;&quot;;['Country Names and Codes'.C96];&quot;&quot;&quot;: &quot;&quot;&quot;;['Country Names and Codes'.A96];&quot;&quot;&quot;,&quot;)" office:value-type="string" office:string-value="&quot;LY&quot;: &quot;Libya&quot;," calcext:value-type="string">
            <text:p>"LY": "Libya",</text:p>
          </table:table-cell>
          <table:table-cell table:formula="of:=CONCATENATE(&quot;&quot;&quot;&quot;;['Country Names and Codes'.A96];&quot;&quot;&quot;: &quot;&quot;&quot;;['Country Names and Codes'.C96];&quot;&quot;&quot;,&quot;)" office:value-type="string" office:string-value="&quot;Libya&quot;: &quot;LY&quot;," calcext:value-type="string">
            <text:p>"Libya": "LY",</text:p>
          </table:table-cell>
        </table:table-row>
        <table:table-row table:style-name="ro1">
          <table:table-cell table:formula="of:=CONCATENATE(&quot;'&quot;;['Country Names and Codes'.B97];&quot;': '&quot;;['Country Names and Codes'.C97];&quot;',&quot;)" office:value-type="string" office:string-value="'LKA': 'LK'," calcext:value-type="string">
            <text:p>'LKA': 'LK',</text:p>
          </table:table-cell>
          <table:table-cell table:formula="of:=CONCATENATE(&quot;'&quot;;['Country Names and Codes'.C97];&quot;': '&quot;;['Country Names and Codes'.B97];&quot;',&quot;)" office:value-type="string" office:string-value="'LK': 'LKA'," calcext:value-type="string">
            <text:p>'LK': 'LKA',</text:p>
          </table:table-cell>
          <table:table-cell table:formula="of:=CONCATENATE(&quot;&quot;&quot;&quot;;['Country Names and Codes'.B97];&quot;&quot;&quot;: &quot;&quot;&quot;;['Country Names and Codes'.A97];&quot;&quot;&quot;,&quot;)" office:value-type="string" office:string-value="&quot;LKA&quot;: &quot;Sri Lanka&quot;," calcext:value-type="string">
            <text:p>"LKA": "Sri Lanka",</text:p>
          </table:table-cell>
          <table:table-cell table:formula="of:=CONCATENATE(&quot;&quot;&quot;&quot;;['Country Names and Codes'.A97];&quot;&quot;&quot;: &quot;&quot;&quot;;['Country Names and Codes'.B97];&quot;&quot;&quot;,&quot;)" office:value-type="string" office:string-value="&quot;Sri Lanka&quot;: &quot;LKA&quot;," calcext:value-type="string">
            <text:p>"Sri Lanka": "LKA",</text:p>
          </table:table-cell>
          <table:table-cell table:formula="of:=CONCATENATE(&quot;&quot;&quot;&quot;;['Country Names and Codes'.C97];&quot;&quot;&quot;: &quot;&quot;&quot;;['Country Names and Codes'.A97];&quot;&quot;&quot;,&quot;)" office:value-type="string" office:string-value="&quot;LK&quot;: &quot;Sri Lanka&quot;," calcext:value-type="string">
            <text:p>"LK": "Sri Lanka",</text:p>
          </table:table-cell>
          <table:table-cell table:formula="of:=CONCATENATE(&quot;&quot;&quot;&quot;;['Country Names and Codes'.A97];&quot;&quot;&quot;: &quot;&quot;&quot;;['Country Names and Codes'.C97];&quot;&quot;&quot;,&quot;)" office:value-type="string" office:string-value="&quot;Sri Lanka&quot;: &quot;LK&quot;," calcext:value-type="string">
            <text:p>"Sri Lanka": "LK",</text:p>
          </table:table-cell>
        </table:table-row>
        <table:table-row table:style-name="ro1">
          <table:table-cell table:formula="of:=CONCATENATE(&quot;'&quot;;['Country Names and Codes'.B98];&quot;': '&quot;;['Country Names and Codes'.C98];&quot;',&quot;)" office:value-type="string" office:string-value="'LSO': 'LS'," calcext:value-type="string">
            <text:p>'LSO': 'LS',</text:p>
          </table:table-cell>
          <table:table-cell table:formula="of:=CONCATENATE(&quot;'&quot;;['Country Names and Codes'.C98];&quot;': '&quot;;['Country Names and Codes'.B98];&quot;',&quot;)" office:value-type="string" office:string-value="'LS': 'LSO'," calcext:value-type="string">
            <text:p>'LS': 'LSO',</text:p>
          </table:table-cell>
          <table:table-cell table:formula="of:=CONCATENATE(&quot;&quot;&quot;&quot;;['Country Names and Codes'.B98];&quot;&quot;&quot;: &quot;&quot;&quot;;['Country Names and Codes'.A98];&quot;&quot;&quot;,&quot;)" office:value-type="string" office:string-value="&quot;LSO&quot;: &quot;Lesotho&quot;," calcext:value-type="string">
            <text:p>"LSO": "Lesotho",</text:p>
          </table:table-cell>
          <table:table-cell table:formula="of:=CONCATENATE(&quot;&quot;&quot;&quot;;['Country Names and Codes'.A98];&quot;&quot;&quot;: &quot;&quot;&quot;;['Country Names and Codes'.B98];&quot;&quot;&quot;,&quot;)" office:value-type="string" office:string-value="&quot;Lesotho&quot;: &quot;LSO&quot;," calcext:value-type="string">
            <text:p>"Lesotho": "LSO",</text:p>
          </table:table-cell>
          <table:table-cell table:formula="of:=CONCATENATE(&quot;&quot;&quot;&quot;;['Country Names and Codes'.C98];&quot;&quot;&quot;: &quot;&quot;&quot;;['Country Names and Codes'.A98];&quot;&quot;&quot;,&quot;)" office:value-type="string" office:string-value="&quot;LS&quot;: &quot;Lesotho&quot;," calcext:value-type="string">
            <text:p>"LS": "Lesotho",</text:p>
          </table:table-cell>
          <table:table-cell table:formula="of:=CONCATENATE(&quot;&quot;&quot;&quot;;['Country Names and Codes'.A98];&quot;&quot;&quot;: &quot;&quot;&quot;;['Country Names and Codes'.C98];&quot;&quot;&quot;,&quot;)" office:value-type="string" office:string-value="&quot;Lesotho&quot;: &quot;LS&quot;," calcext:value-type="string">
            <text:p>"Lesotho": "LS",</text:p>
          </table:table-cell>
        </table:table-row>
        <table:table-row table:style-name="ro1">
          <table:table-cell table:formula="of:=CONCATENATE(&quot;'&quot;;['Country Names and Codes'.B99];&quot;': '&quot;;['Country Names and Codes'.C99];&quot;',&quot;)" office:value-type="string" office:string-value="'LTU': 'LT'," calcext:value-type="string">
            <text:p>'LTU': 'LT',</text:p>
          </table:table-cell>
          <table:table-cell table:formula="of:=CONCATENATE(&quot;'&quot;;['Country Names and Codes'.C99];&quot;': '&quot;;['Country Names and Codes'.B99];&quot;',&quot;)" office:value-type="string" office:string-value="'LT': 'LTU'," calcext:value-type="string">
            <text:p>'LT': 'LTU',</text:p>
          </table:table-cell>
          <table:table-cell table:formula="of:=CONCATENATE(&quot;&quot;&quot;&quot;;['Country Names and Codes'.B99];&quot;&quot;&quot;: &quot;&quot;&quot;;['Country Names and Codes'.A99];&quot;&quot;&quot;,&quot;)" office:value-type="string" office:string-value="&quot;LTU&quot;: &quot;Lithuania&quot;," calcext:value-type="string">
            <text:p>"LTU": "Lithuania",</text:p>
          </table:table-cell>
          <table:table-cell table:formula="of:=CONCATENATE(&quot;&quot;&quot;&quot;;['Country Names and Codes'.A99];&quot;&quot;&quot;: &quot;&quot;&quot;;['Country Names and Codes'.B99];&quot;&quot;&quot;,&quot;)" office:value-type="string" office:string-value="&quot;Lithuania&quot;: &quot;LTU&quot;," calcext:value-type="string">
            <text:p>"Lithuania": "LTU",</text:p>
          </table:table-cell>
          <table:table-cell table:formula="of:=CONCATENATE(&quot;&quot;&quot;&quot;;['Country Names and Codes'.C99];&quot;&quot;&quot;: &quot;&quot;&quot;;['Country Names and Codes'.A99];&quot;&quot;&quot;,&quot;)" office:value-type="string" office:string-value="&quot;LT&quot;: &quot;Lithuania&quot;," calcext:value-type="string">
            <text:p>"LT": "Lithuania",</text:p>
          </table:table-cell>
          <table:table-cell table:formula="of:=CONCATENATE(&quot;&quot;&quot;&quot;;['Country Names and Codes'.A99];&quot;&quot;&quot;: &quot;&quot;&quot;;['Country Names and Codes'.C99];&quot;&quot;&quot;,&quot;)" office:value-type="string" office:string-value="&quot;Lithuania&quot;: &quot;LT&quot;," calcext:value-type="string">
            <text:p>"Lithuania": "LT",</text:p>
          </table:table-cell>
        </table:table-row>
        <table:table-row table:style-name="ro1">
          <table:table-cell table:formula="of:=CONCATENATE(&quot;'&quot;;['Country Names and Codes'.B100];&quot;': '&quot;;['Country Names and Codes'.C100];&quot;',&quot;)" office:value-type="string" office:string-value="'LUX': 'LU'," calcext:value-type="string">
            <text:p>'LUX': 'LU',</text:p>
          </table:table-cell>
          <table:table-cell table:formula="of:=CONCATENATE(&quot;'&quot;;['Country Names and Codes'.C100];&quot;': '&quot;;['Country Names and Codes'.B100];&quot;',&quot;)" office:value-type="string" office:string-value="'LU': 'LUX'," calcext:value-type="string">
            <text:p>'LU': 'LUX',</text:p>
          </table:table-cell>
          <table:table-cell table:formula="of:=CONCATENATE(&quot;&quot;&quot;&quot;;['Country Names and Codes'.B100];&quot;&quot;&quot;: &quot;&quot;&quot;;['Country Names and Codes'.A100];&quot;&quot;&quot;,&quot;)" office:value-type="string" office:string-value="&quot;LUX&quot;: &quot;Luxembourg&quot;," calcext:value-type="string">
            <text:p>"LUX": "Luxembourg",</text:p>
          </table:table-cell>
          <table:table-cell table:formula="of:=CONCATENATE(&quot;&quot;&quot;&quot;;['Country Names and Codes'.A100];&quot;&quot;&quot;: &quot;&quot;&quot;;['Country Names and Codes'.B100];&quot;&quot;&quot;,&quot;)" office:value-type="string" office:string-value="&quot;Luxembourg&quot;: &quot;LUX&quot;," calcext:value-type="string">
            <text:p>"Luxembourg": "LUX",</text:p>
          </table:table-cell>
          <table:table-cell table:formula="of:=CONCATENATE(&quot;&quot;&quot;&quot;;['Country Names and Codes'.C100];&quot;&quot;&quot;: &quot;&quot;&quot;;['Country Names and Codes'.A100];&quot;&quot;&quot;,&quot;)" office:value-type="string" office:string-value="&quot;LU&quot;: &quot;Luxembourg&quot;," calcext:value-type="string">
            <text:p>"LU": "Luxembourg",</text:p>
          </table:table-cell>
          <table:table-cell table:formula="of:=CONCATENATE(&quot;&quot;&quot;&quot;;['Country Names and Codes'.A100];&quot;&quot;&quot;: &quot;&quot;&quot;;['Country Names and Codes'.C100];&quot;&quot;&quot;,&quot;)" office:value-type="string" office:string-value="&quot;Luxembourg&quot;: &quot;LU&quot;," calcext:value-type="string">
            <text:p>"Luxembourg": "LU",</text:p>
          </table:table-cell>
        </table:table-row>
        <table:table-row table:style-name="ro1">
          <table:table-cell table:formula="of:=CONCATENATE(&quot;'&quot;;['Country Names and Codes'.B101];&quot;': '&quot;;['Country Names and Codes'.C101];&quot;',&quot;)" office:value-type="string" office:string-value="'LVA': 'LV'," calcext:value-type="string">
            <text:p>'LVA': 'LV',</text:p>
          </table:table-cell>
          <table:table-cell table:formula="of:=CONCATENATE(&quot;'&quot;;['Country Names and Codes'.C101];&quot;': '&quot;;['Country Names and Codes'.B101];&quot;',&quot;)" office:value-type="string" office:string-value="'LV': 'LVA'," calcext:value-type="string">
            <text:p>'LV': 'LVA',</text:p>
          </table:table-cell>
          <table:table-cell table:formula="of:=CONCATENATE(&quot;&quot;&quot;&quot;;['Country Names and Codes'.B101];&quot;&quot;&quot;: &quot;&quot;&quot;;['Country Names and Codes'.A101];&quot;&quot;&quot;,&quot;)" office:value-type="string" office:string-value="&quot;LVA&quot;: &quot;Latvia&quot;," calcext:value-type="string">
            <text:p>"LVA": "Latvia",</text:p>
          </table:table-cell>
          <table:table-cell table:formula="of:=CONCATENATE(&quot;&quot;&quot;&quot;;['Country Names and Codes'.A101];&quot;&quot;&quot;: &quot;&quot;&quot;;['Country Names and Codes'.B101];&quot;&quot;&quot;,&quot;)" office:value-type="string" office:string-value="&quot;Latvia&quot;: &quot;LVA&quot;," calcext:value-type="string">
            <text:p>"Latvia": "LVA",</text:p>
          </table:table-cell>
          <table:table-cell table:formula="of:=CONCATENATE(&quot;&quot;&quot;&quot;;['Country Names and Codes'.C101];&quot;&quot;&quot;: &quot;&quot;&quot;;['Country Names and Codes'.A101];&quot;&quot;&quot;,&quot;)" office:value-type="string" office:string-value="&quot;LV&quot;: &quot;Latvia&quot;," calcext:value-type="string">
            <text:p>"LV": "Latvia",</text:p>
          </table:table-cell>
          <table:table-cell table:formula="of:=CONCATENATE(&quot;&quot;&quot;&quot;;['Country Names and Codes'.A101];&quot;&quot;&quot;: &quot;&quot;&quot;;['Country Names and Codes'.C101];&quot;&quot;&quot;,&quot;)" office:value-type="string" office:string-value="&quot;Latvia&quot;: &quot;LV&quot;," calcext:value-type="string">
            <text:p>"Latvia": "LV",</text:p>
          </table:table-cell>
        </table:table-row>
        <table:table-row table:style-name="ro1">
          <table:table-cell table:formula="of:=CONCATENATE(&quot;'&quot;;['Country Names and Codes'.B102];&quot;': '&quot;;['Country Names and Codes'.C102];&quot;',&quot;)" office:value-type="string" office:string-value="'MAR': 'MA'," calcext:value-type="string">
            <text:p>'MAR': 'MA',</text:p>
          </table:table-cell>
          <table:table-cell table:formula="of:=CONCATENATE(&quot;'&quot;;['Country Names and Codes'.C102];&quot;': '&quot;;['Country Names and Codes'.B102];&quot;',&quot;)" office:value-type="string" office:string-value="'MA': 'MAR'," calcext:value-type="string">
            <text:p>'MA': 'MAR',</text:p>
          </table:table-cell>
          <table:table-cell table:formula="of:=CONCATENATE(&quot;&quot;&quot;&quot;;['Country Names and Codes'.B102];&quot;&quot;&quot;: &quot;&quot;&quot;;['Country Names and Codes'.A102];&quot;&quot;&quot;,&quot;)" office:value-type="string" office:string-value="&quot;MAR&quot;: &quot;Morocco&quot;," calcext:value-type="string">
            <text:p>"MAR": "Morocco",</text:p>
          </table:table-cell>
          <table:table-cell table:formula="of:=CONCATENATE(&quot;&quot;&quot;&quot;;['Country Names and Codes'.A102];&quot;&quot;&quot;: &quot;&quot;&quot;;['Country Names and Codes'.B102];&quot;&quot;&quot;,&quot;)" office:value-type="string" office:string-value="&quot;Morocco&quot;: &quot;MAR&quot;," calcext:value-type="string">
            <text:p>"Morocco": "MAR",</text:p>
          </table:table-cell>
          <table:table-cell table:formula="of:=CONCATENATE(&quot;&quot;&quot;&quot;;['Country Names and Codes'.C102];&quot;&quot;&quot;: &quot;&quot;&quot;;['Country Names and Codes'.A102];&quot;&quot;&quot;,&quot;)" office:value-type="string" office:string-value="&quot;MA&quot;: &quot;Morocco&quot;," calcext:value-type="string">
            <text:p>"MA": "Morocco",</text:p>
          </table:table-cell>
          <table:table-cell table:formula="of:=CONCATENATE(&quot;&quot;&quot;&quot;;['Country Names and Codes'.A102];&quot;&quot;&quot;: &quot;&quot;&quot;;['Country Names and Codes'.C102];&quot;&quot;&quot;,&quot;)" office:value-type="string" office:string-value="&quot;Morocco&quot;: &quot;MA&quot;," calcext:value-type="string">
            <text:p>"Morocco": "MA",</text:p>
          </table:table-cell>
        </table:table-row>
        <table:table-row table:style-name="ro1">
          <table:table-cell table:formula="of:=CONCATENATE(&quot;'&quot;;['Country Names and Codes'.B103];&quot;': '&quot;;['Country Names and Codes'.C103];&quot;',&quot;)" office:value-type="string" office:string-value="'MDA': 'MD'," calcext:value-type="string">
            <text:p>'MDA': 'MD',</text:p>
          </table:table-cell>
          <table:table-cell table:formula="of:=CONCATENATE(&quot;'&quot;;['Country Names and Codes'.C103];&quot;': '&quot;;['Country Names and Codes'.B103];&quot;',&quot;)" office:value-type="string" office:string-value="'MD': 'MDA'," calcext:value-type="string">
            <text:p>'MD': 'MDA',</text:p>
          </table:table-cell>
          <table:table-cell table:formula="of:=CONCATENATE(&quot;&quot;&quot;&quot;;['Country Names and Codes'.B103];&quot;&quot;&quot;: &quot;&quot;&quot;;['Country Names and Codes'.A103];&quot;&quot;&quot;,&quot;)" office:value-type="string" office:string-value="&quot;MDA&quot;: &quot;Moldova&quot;," calcext:value-type="string">
            <text:p>"MDA": "Moldova",</text:p>
          </table:table-cell>
          <table:table-cell table:formula="of:=CONCATENATE(&quot;&quot;&quot;&quot;;['Country Names and Codes'.A103];&quot;&quot;&quot;: &quot;&quot;&quot;;['Country Names and Codes'.B103];&quot;&quot;&quot;,&quot;)" office:value-type="string" office:string-value="&quot;Moldova&quot;: &quot;MDA&quot;," calcext:value-type="string">
            <text:p>"Moldova": "MDA",</text:p>
          </table:table-cell>
          <table:table-cell table:formula="of:=CONCATENATE(&quot;&quot;&quot;&quot;;['Country Names and Codes'.C103];&quot;&quot;&quot;: &quot;&quot;&quot;;['Country Names and Codes'.A103];&quot;&quot;&quot;,&quot;)" office:value-type="string" office:string-value="&quot;MD&quot;: &quot;Moldova&quot;," calcext:value-type="string">
            <text:p>"MD": "Moldova",</text:p>
          </table:table-cell>
          <table:table-cell table:formula="of:=CONCATENATE(&quot;&quot;&quot;&quot;;['Country Names and Codes'.A103];&quot;&quot;&quot;: &quot;&quot;&quot;;['Country Names and Codes'.C103];&quot;&quot;&quot;,&quot;)" office:value-type="string" office:string-value="&quot;Moldova&quot;: &quot;MD&quot;," calcext:value-type="string">
            <text:p>"Moldova": "MD",</text:p>
          </table:table-cell>
        </table:table-row>
        <table:table-row table:style-name="ro1">
          <table:table-cell table:formula="of:=CONCATENATE(&quot;'&quot;;['Country Names and Codes'.B104];&quot;': '&quot;;['Country Names and Codes'.C104];&quot;',&quot;)" office:value-type="string" office:string-value="'MDG': 'MG'," calcext:value-type="string">
            <text:p>'MDG': 'MG',</text:p>
          </table:table-cell>
          <table:table-cell table:formula="of:=CONCATENATE(&quot;'&quot;;['Country Names and Codes'.C104];&quot;': '&quot;;['Country Names and Codes'.B104];&quot;',&quot;)" office:value-type="string" office:string-value="'MG': 'MDG'," calcext:value-type="string">
            <text:p>'MG': 'MDG',</text:p>
          </table:table-cell>
          <table:table-cell table:formula="of:=CONCATENATE(&quot;&quot;&quot;&quot;;['Country Names and Codes'.B104];&quot;&quot;&quot;: &quot;&quot;&quot;;['Country Names and Codes'.A104];&quot;&quot;&quot;,&quot;)" office:value-type="string" office:string-value="&quot;MDG&quot;: &quot;Madagascar&quot;," calcext:value-type="string">
            <text:p>"MDG": "Madagascar",</text:p>
          </table:table-cell>
          <table:table-cell table:formula="of:=CONCATENATE(&quot;&quot;&quot;&quot;;['Country Names and Codes'.A104];&quot;&quot;&quot;: &quot;&quot;&quot;;['Country Names and Codes'.B104];&quot;&quot;&quot;,&quot;)" office:value-type="string" office:string-value="&quot;Madagascar&quot;: &quot;MDG&quot;," calcext:value-type="string">
            <text:p>"Madagascar": "MDG",</text:p>
          </table:table-cell>
          <table:table-cell table:formula="of:=CONCATENATE(&quot;&quot;&quot;&quot;;['Country Names and Codes'.C104];&quot;&quot;&quot;: &quot;&quot;&quot;;['Country Names and Codes'.A104];&quot;&quot;&quot;,&quot;)" office:value-type="string" office:string-value="&quot;MG&quot;: &quot;Madagascar&quot;," calcext:value-type="string">
            <text:p>"MG": "Madagascar",</text:p>
          </table:table-cell>
          <table:table-cell table:formula="of:=CONCATENATE(&quot;&quot;&quot;&quot;;['Country Names and Codes'.A104];&quot;&quot;&quot;: &quot;&quot;&quot;;['Country Names and Codes'.C104];&quot;&quot;&quot;,&quot;)" office:value-type="string" office:string-value="&quot;Madagascar&quot;: &quot;MG&quot;," calcext:value-type="string">
            <text:p>"Madagascar": "MG",</text:p>
          </table:table-cell>
        </table:table-row>
        <table:table-row table:style-name="ro1">
          <table:table-cell table:formula="of:=CONCATENATE(&quot;'&quot;;['Country Names and Codes'.B105];&quot;': '&quot;;['Country Names and Codes'.C105];&quot;',&quot;)" office:value-type="string" office:string-value="'MEX': 'MX'," calcext:value-type="string">
            <text:p>'MEX': 'MX',</text:p>
          </table:table-cell>
          <table:table-cell table:formula="of:=CONCATENATE(&quot;'&quot;;['Country Names and Codes'.C105];&quot;': '&quot;;['Country Names and Codes'.B105];&quot;',&quot;)" office:value-type="string" office:string-value="'MX': 'MEX'," calcext:value-type="string">
            <text:p>'MX': 'MEX',</text:p>
          </table:table-cell>
          <table:table-cell table:formula="of:=CONCATENATE(&quot;&quot;&quot;&quot;;['Country Names and Codes'.B105];&quot;&quot;&quot;: &quot;&quot;&quot;;['Country Names and Codes'.A105];&quot;&quot;&quot;,&quot;)" office:value-type="string" office:string-value="&quot;MEX&quot;: &quot;Mexico&quot;," calcext:value-type="string">
            <text:p>"MEX": "Mexico",</text:p>
          </table:table-cell>
          <table:table-cell table:formula="of:=CONCATENATE(&quot;&quot;&quot;&quot;;['Country Names and Codes'.A105];&quot;&quot;&quot;: &quot;&quot;&quot;;['Country Names and Codes'.B105];&quot;&quot;&quot;,&quot;)" office:value-type="string" office:string-value="&quot;Mexico&quot;: &quot;MEX&quot;," calcext:value-type="string">
            <text:p>"Mexico": "MEX",</text:p>
          </table:table-cell>
          <table:table-cell table:formula="of:=CONCATENATE(&quot;&quot;&quot;&quot;;['Country Names and Codes'.C105];&quot;&quot;&quot;: &quot;&quot;&quot;;['Country Names and Codes'.A105];&quot;&quot;&quot;,&quot;)" office:value-type="string" office:string-value="&quot;MX&quot;: &quot;Mexico&quot;," calcext:value-type="string">
            <text:p>"MX": "Mexico",</text:p>
          </table:table-cell>
          <table:table-cell table:formula="of:=CONCATENATE(&quot;&quot;&quot;&quot;;['Country Names and Codes'.A105];&quot;&quot;&quot;: &quot;&quot;&quot;;['Country Names and Codes'.C105];&quot;&quot;&quot;,&quot;)" office:value-type="string" office:string-value="&quot;Mexico&quot;: &quot;MX&quot;," calcext:value-type="string">
            <text:p>"Mexico": "MX",</text:p>
          </table:table-cell>
        </table:table-row>
        <table:table-row table:style-name="ro1">
          <table:table-cell table:formula="of:=CONCATENATE(&quot;'&quot;;['Country Names and Codes'.B106];&quot;': '&quot;;['Country Names and Codes'.C106];&quot;',&quot;)" office:value-type="string" office:string-value="'MKD': 'MK'," calcext:value-type="string">
            <text:p>'MKD': 'MK',</text:p>
          </table:table-cell>
          <table:table-cell table:formula="of:=CONCATENATE(&quot;'&quot;;['Country Names and Codes'.C106];&quot;': '&quot;;['Country Names and Codes'.B106];&quot;',&quot;)" office:value-type="string" office:string-value="'MK': 'MKD'," calcext:value-type="string">
            <text:p>'MK': 'MKD',</text:p>
          </table:table-cell>
          <table:table-cell table:formula="of:=CONCATENATE(&quot;&quot;&quot;&quot;;['Country Names and Codes'.B106];&quot;&quot;&quot;: &quot;&quot;&quot;;['Country Names and Codes'.A106];&quot;&quot;&quot;,&quot;)" office:value-type="string" office:string-value="&quot;MKD&quot;: &quot;Macedonia&quot;," calcext:value-type="string">
            <text:p>"MKD": "Macedonia",</text:p>
          </table:table-cell>
          <table:table-cell table:formula="of:=CONCATENATE(&quot;&quot;&quot;&quot;;['Country Names and Codes'.A106];&quot;&quot;&quot;: &quot;&quot;&quot;;['Country Names and Codes'.B106];&quot;&quot;&quot;,&quot;)" office:value-type="string" office:string-value="&quot;Macedonia&quot;: &quot;MKD&quot;," calcext:value-type="string">
            <text:p>"Macedonia": "MKD",</text:p>
          </table:table-cell>
          <table:table-cell table:formula="of:=CONCATENATE(&quot;&quot;&quot;&quot;;['Country Names and Codes'.C106];&quot;&quot;&quot;: &quot;&quot;&quot;;['Country Names and Codes'.A106];&quot;&quot;&quot;,&quot;)" office:value-type="string" office:string-value="&quot;MK&quot;: &quot;Macedonia&quot;," calcext:value-type="string">
            <text:p>"MK": "Macedonia",</text:p>
          </table:table-cell>
          <table:table-cell table:formula="of:=CONCATENATE(&quot;&quot;&quot;&quot;;['Country Names and Codes'.A106];&quot;&quot;&quot;: &quot;&quot;&quot;;['Country Names and Codes'.C106];&quot;&quot;&quot;,&quot;)" office:value-type="string" office:string-value="&quot;Macedonia&quot;: &quot;MK&quot;," calcext:value-type="string">
            <text:p>"Macedonia": "MK",</text:p>
          </table:table-cell>
        </table:table-row>
        <table:table-row table:style-name="ro1">
          <table:table-cell table:formula="of:=CONCATENATE(&quot;'&quot;;['Country Names and Codes'.B107];&quot;': '&quot;;['Country Names and Codes'.C107];&quot;',&quot;)" office:value-type="string" office:string-value="'MLI': 'ML'," calcext:value-type="string">
            <text:p>'MLI': 'ML',</text:p>
          </table:table-cell>
          <table:table-cell table:formula="of:=CONCATENATE(&quot;'&quot;;['Country Names and Codes'.C107];&quot;': '&quot;;['Country Names and Codes'.B107];&quot;',&quot;)" office:value-type="string" office:string-value="'ML': 'MLI'," calcext:value-type="string">
            <text:p>'ML': 'MLI',</text:p>
          </table:table-cell>
          <table:table-cell table:formula="of:=CONCATENATE(&quot;&quot;&quot;&quot;;['Country Names and Codes'.B107];&quot;&quot;&quot;: &quot;&quot;&quot;;['Country Names and Codes'.A107];&quot;&quot;&quot;,&quot;)" office:value-type="string" office:string-value="&quot;MLI&quot;: &quot;Mali&quot;," calcext:value-type="string">
            <text:p>"MLI": "Mali",</text:p>
          </table:table-cell>
          <table:table-cell table:formula="of:=CONCATENATE(&quot;&quot;&quot;&quot;;['Country Names and Codes'.A107];&quot;&quot;&quot;: &quot;&quot;&quot;;['Country Names and Codes'.B107];&quot;&quot;&quot;,&quot;)" office:value-type="string" office:string-value="&quot;Mali&quot;: &quot;MLI&quot;," calcext:value-type="string">
            <text:p>"Mali": "MLI",</text:p>
          </table:table-cell>
          <table:table-cell table:formula="of:=CONCATENATE(&quot;&quot;&quot;&quot;;['Country Names and Codes'.C107];&quot;&quot;&quot;: &quot;&quot;&quot;;['Country Names and Codes'.A107];&quot;&quot;&quot;,&quot;)" office:value-type="string" office:string-value="&quot;ML&quot;: &quot;Mali&quot;," calcext:value-type="string">
            <text:p>"ML": "Mali",</text:p>
          </table:table-cell>
          <table:table-cell table:formula="of:=CONCATENATE(&quot;&quot;&quot;&quot;;['Country Names and Codes'.A107];&quot;&quot;&quot;: &quot;&quot;&quot;;['Country Names and Codes'.C107];&quot;&quot;&quot;,&quot;)" office:value-type="string" office:string-value="&quot;Mali&quot;: &quot;ML&quot;," calcext:value-type="string">
            <text:p>"Mali": "ML",</text:p>
          </table:table-cell>
        </table:table-row>
        <table:table-row table:style-name="ro1">
          <table:table-cell table:formula="of:=CONCATENATE(&quot;'&quot;;['Country Names and Codes'.B108];&quot;': '&quot;;['Country Names and Codes'.C108];&quot;',&quot;)" office:value-type="string" office:string-value="'MMR': 'MM'," calcext:value-type="string">
            <text:p>'MMR': 'MM',</text:p>
          </table:table-cell>
          <table:table-cell table:formula="of:=CONCATENATE(&quot;'&quot;;['Country Names and Codes'.C108];&quot;': '&quot;;['Country Names and Codes'.B108];&quot;',&quot;)" office:value-type="string" office:string-value="'MM': 'MMR'," calcext:value-type="string">
            <text:p>'MM': 'MMR',</text:p>
          </table:table-cell>
          <table:table-cell table:formula="of:=CONCATENATE(&quot;&quot;&quot;&quot;;['Country Names and Codes'.B108];&quot;&quot;&quot;: &quot;&quot;&quot;;['Country Names and Codes'.A108];&quot;&quot;&quot;,&quot;)" office:value-type="string" office:string-value="&quot;MMR&quot;: &quot;Myanmar&quot;," calcext:value-type="string">
            <text:p>"MMR": "Myanmar",</text:p>
          </table:table-cell>
          <table:table-cell table:formula="of:=CONCATENATE(&quot;&quot;&quot;&quot;;['Country Names and Codes'.A108];&quot;&quot;&quot;: &quot;&quot;&quot;;['Country Names and Codes'.B108];&quot;&quot;&quot;,&quot;)" office:value-type="string" office:string-value="&quot;Myanmar&quot;: &quot;MMR&quot;," calcext:value-type="string">
            <text:p>"Myanmar": "MMR",</text:p>
          </table:table-cell>
          <table:table-cell table:formula="of:=CONCATENATE(&quot;&quot;&quot;&quot;;['Country Names and Codes'.C108];&quot;&quot;&quot;: &quot;&quot;&quot;;['Country Names and Codes'.A108];&quot;&quot;&quot;,&quot;)" office:value-type="string" office:string-value="&quot;MM&quot;: &quot;Myanmar&quot;," calcext:value-type="string">
            <text:p>"MM": "Myanmar",</text:p>
          </table:table-cell>
          <table:table-cell table:formula="of:=CONCATENATE(&quot;&quot;&quot;&quot;;['Country Names and Codes'.A108];&quot;&quot;&quot;: &quot;&quot;&quot;;['Country Names and Codes'.C108];&quot;&quot;&quot;,&quot;)" office:value-type="string" office:string-value="&quot;Myanmar&quot;: &quot;MM&quot;," calcext:value-type="string">
            <text:p>"Myanmar": "MM",</text:p>
          </table:table-cell>
        </table:table-row>
        <table:table-row table:style-name="ro1">
          <table:table-cell table:formula="of:=CONCATENATE(&quot;'&quot;;['Country Names and Codes'.B109];&quot;': '&quot;;['Country Names and Codes'.C109];&quot;',&quot;)" office:value-type="string" office:string-value="'MNE': 'ME'," calcext:value-type="string">
            <text:p>'MNE': 'ME',</text:p>
          </table:table-cell>
          <table:table-cell table:formula="of:=CONCATENATE(&quot;'&quot;;['Country Names and Codes'.C109];&quot;': '&quot;;['Country Names and Codes'.B109];&quot;',&quot;)" office:value-type="string" office:string-value="'ME': 'MNE'," calcext:value-type="string">
            <text:p>'ME': 'MNE',</text:p>
          </table:table-cell>
          <table:table-cell table:formula="of:=CONCATENATE(&quot;&quot;&quot;&quot;;['Country Names and Codes'.B109];&quot;&quot;&quot;: &quot;&quot;&quot;;['Country Names and Codes'.A109];&quot;&quot;&quot;,&quot;)" office:value-type="string" office:string-value="&quot;MNE&quot;: &quot;Montenegro&quot;," calcext:value-type="string">
            <text:p>"MNE": "Montenegro",</text:p>
          </table:table-cell>
          <table:table-cell table:formula="of:=CONCATENATE(&quot;&quot;&quot;&quot;;['Country Names and Codes'.A109];&quot;&quot;&quot;: &quot;&quot;&quot;;['Country Names and Codes'.B109];&quot;&quot;&quot;,&quot;)" office:value-type="string" office:string-value="&quot;Montenegro&quot;: &quot;MNE&quot;," calcext:value-type="string">
            <text:p>"Montenegro": "MNE",</text:p>
          </table:table-cell>
          <table:table-cell table:formula="of:=CONCATENATE(&quot;&quot;&quot;&quot;;['Country Names and Codes'.C109];&quot;&quot;&quot;: &quot;&quot;&quot;;['Country Names and Codes'.A109];&quot;&quot;&quot;,&quot;)" office:value-type="string" office:string-value="&quot;ME&quot;: &quot;Montenegro&quot;," calcext:value-type="string">
            <text:p>"ME": "Montenegro",</text:p>
          </table:table-cell>
          <table:table-cell table:formula="of:=CONCATENATE(&quot;&quot;&quot;&quot;;['Country Names and Codes'.A109];&quot;&quot;&quot;: &quot;&quot;&quot;;['Country Names and Codes'.C109];&quot;&quot;&quot;,&quot;)" office:value-type="string" office:string-value="&quot;Montenegro&quot;: &quot;ME&quot;," calcext:value-type="string">
            <text:p>"Montenegro": "ME",</text:p>
          </table:table-cell>
        </table:table-row>
        <table:table-row table:style-name="ro1">
          <table:table-cell table:formula="of:=CONCATENATE(&quot;'&quot;;['Country Names and Codes'.B110];&quot;': '&quot;;['Country Names and Codes'.C110];&quot;',&quot;)" office:value-type="string" office:string-value="'MNG': 'MN'," calcext:value-type="string">
            <text:p>'MNG': 'MN',</text:p>
          </table:table-cell>
          <table:table-cell table:formula="of:=CONCATENATE(&quot;'&quot;;['Country Names and Codes'.C110];&quot;': '&quot;;['Country Names and Codes'.B110];&quot;',&quot;)" office:value-type="string" office:string-value="'MN': 'MNG'," calcext:value-type="string">
            <text:p>'MN': 'MNG',</text:p>
          </table:table-cell>
          <table:table-cell table:formula="of:=CONCATENATE(&quot;&quot;&quot;&quot;;['Country Names and Codes'.B110];&quot;&quot;&quot;: &quot;&quot;&quot;;['Country Names and Codes'.A110];&quot;&quot;&quot;,&quot;)" office:value-type="string" office:string-value="&quot;MNG&quot;: &quot;Mongolia&quot;," calcext:value-type="string">
            <text:p>"MNG": "Mongolia",</text:p>
          </table:table-cell>
          <table:table-cell table:formula="of:=CONCATENATE(&quot;&quot;&quot;&quot;;['Country Names and Codes'.A110];&quot;&quot;&quot;: &quot;&quot;&quot;;['Country Names and Codes'.B110];&quot;&quot;&quot;,&quot;)" office:value-type="string" office:string-value="&quot;Mongolia&quot;: &quot;MNG&quot;," calcext:value-type="string">
            <text:p>"Mongolia": "MNG",</text:p>
          </table:table-cell>
          <table:table-cell table:formula="of:=CONCATENATE(&quot;&quot;&quot;&quot;;['Country Names and Codes'.C110];&quot;&quot;&quot;: &quot;&quot;&quot;;['Country Names and Codes'.A110];&quot;&quot;&quot;,&quot;)" office:value-type="string" office:string-value="&quot;MN&quot;: &quot;Mongolia&quot;," calcext:value-type="string">
            <text:p>"MN": "Mongolia",</text:p>
          </table:table-cell>
          <table:table-cell table:formula="of:=CONCATENATE(&quot;&quot;&quot;&quot;;['Country Names and Codes'.A110];&quot;&quot;&quot;: &quot;&quot;&quot;;['Country Names and Codes'.C110];&quot;&quot;&quot;,&quot;)" office:value-type="string" office:string-value="&quot;Mongolia&quot;: &quot;MN&quot;," calcext:value-type="string">
            <text:p>"Mongolia": "MN",</text:p>
          </table:table-cell>
        </table:table-row>
        <table:table-row table:style-name="ro1">
          <table:table-cell table:formula="of:=CONCATENATE(&quot;'&quot;;['Country Names and Codes'.B111];&quot;': '&quot;;['Country Names and Codes'.C111];&quot;',&quot;)" office:value-type="string" office:string-value="'MOZ': 'MZ'," calcext:value-type="string">
            <text:p>'MOZ': 'MZ',</text:p>
          </table:table-cell>
          <table:table-cell table:formula="of:=CONCATENATE(&quot;'&quot;;['Country Names and Codes'.C111];&quot;': '&quot;;['Country Names and Codes'.B111];&quot;',&quot;)" office:value-type="string" office:string-value="'MZ': 'MOZ'," calcext:value-type="string">
            <text:p>'MZ': 'MOZ',</text:p>
          </table:table-cell>
          <table:table-cell table:formula="of:=CONCATENATE(&quot;&quot;&quot;&quot;;['Country Names and Codes'.B111];&quot;&quot;&quot;: &quot;&quot;&quot;;['Country Names and Codes'.A111];&quot;&quot;&quot;,&quot;)" office:value-type="string" office:string-value="&quot;MOZ&quot;: &quot;Mozambique&quot;," calcext:value-type="string">
            <text:p>"MOZ": "Mozambique",</text:p>
          </table:table-cell>
          <table:table-cell table:formula="of:=CONCATENATE(&quot;&quot;&quot;&quot;;['Country Names and Codes'.A111];&quot;&quot;&quot;: &quot;&quot;&quot;;['Country Names and Codes'.B111];&quot;&quot;&quot;,&quot;)" office:value-type="string" office:string-value="&quot;Mozambique&quot;: &quot;MOZ&quot;," calcext:value-type="string">
            <text:p>"Mozambique": "MOZ",</text:p>
          </table:table-cell>
          <table:table-cell table:formula="of:=CONCATENATE(&quot;&quot;&quot;&quot;;['Country Names and Codes'.C111];&quot;&quot;&quot;: &quot;&quot;&quot;;['Country Names and Codes'.A111];&quot;&quot;&quot;,&quot;)" office:value-type="string" office:string-value="&quot;MZ&quot;: &quot;Mozambique&quot;," calcext:value-type="string">
            <text:p>"MZ": "Mozambique",</text:p>
          </table:table-cell>
          <table:table-cell table:formula="of:=CONCATENATE(&quot;&quot;&quot;&quot;;['Country Names and Codes'.A111];&quot;&quot;&quot;: &quot;&quot;&quot;;['Country Names and Codes'.C111];&quot;&quot;&quot;,&quot;)" office:value-type="string" office:string-value="&quot;Mozambique&quot;: &quot;MZ&quot;," calcext:value-type="string">
            <text:p>"Mozambique": "MZ",</text:p>
          </table:table-cell>
        </table:table-row>
        <table:table-row table:style-name="ro1">
          <table:table-cell table:formula="of:=CONCATENATE(&quot;'&quot;;['Country Names and Codes'.B112];&quot;': '&quot;;['Country Names and Codes'.C112];&quot;',&quot;)" office:value-type="string" office:string-value="'MRT': 'MR'," calcext:value-type="string">
            <text:p>'MRT': 'MR',</text:p>
          </table:table-cell>
          <table:table-cell table:formula="of:=CONCATENATE(&quot;'&quot;;['Country Names and Codes'.C112];&quot;': '&quot;;['Country Names and Codes'.B112];&quot;',&quot;)" office:value-type="string" office:string-value="'MR': 'MRT'," calcext:value-type="string">
            <text:p>'MR': 'MRT',</text:p>
          </table:table-cell>
          <table:table-cell table:formula="of:=CONCATENATE(&quot;&quot;&quot;&quot;;['Country Names and Codes'.B112];&quot;&quot;&quot;: &quot;&quot;&quot;;['Country Names and Codes'.A112];&quot;&quot;&quot;,&quot;)" office:value-type="string" office:string-value="&quot;MRT&quot;: &quot;Mauritania&quot;," calcext:value-type="string">
            <text:p>"MRT": "Mauritania",</text:p>
          </table:table-cell>
          <table:table-cell table:formula="of:=CONCATENATE(&quot;&quot;&quot;&quot;;['Country Names and Codes'.A112];&quot;&quot;&quot;: &quot;&quot;&quot;;['Country Names and Codes'.B112];&quot;&quot;&quot;,&quot;)" office:value-type="string" office:string-value="&quot;Mauritania&quot;: &quot;MRT&quot;," calcext:value-type="string">
            <text:p>"Mauritania": "MRT",</text:p>
          </table:table-cell>
          <table:table-cell table:formula="of:=CONCATENATE(&quot;&quot;&quot;&quot;;['Country Names and Codes'.C112];&quot;&quot;&quot;: &quot;&quot;&quot;;['Country Names and Codes'.A112];&quot;&quot;&quot;,&quot;)" office:value-type="string" office:string-value="&quot;MR&quot;: &quot;Mauritania&quot;," calcext:value-type="string">
            <text:p>"MR": "Mauritania",</text:p>
          </table:table-cell>
          <table:table-cell table:formula="of:=CONCATENATE(&quot;&quot;&quot;&quot;;['Country Names and Codes'.A112];&quot;&quot;&quot;: &quot;&quot;&quot;;['Country Names and Codes'.C112];&quot;&quot;&quot;,&quot;)" office:value-type="string" office:string-value="&quot;Mauritania&quot;: &quot;MR&quot;," calcext:value-type="string">
            <text:p>"Mauritania": "MR",</text:p>
          </table:table-cell>
        </table:table-row>
        <table:table-row table:style-name="ro1">
          <table:table-cell table:formula="of:=CONCATENATE(&quot;'&quot;;['Country Names and Codes'.B113];&quot;': '&quot;;['Country Names and Codes'.C113];&quot;',&quot;)" office:value-type="string" office:string-value="'MWI': 'MW'," calcext:value-type="string">
            <text:p>'MWI': 'MW',</text:p>
          </table:table-cell>
          <table:table-cell table:formula="of:=CONCATENATE(&quot;'&quot;;['Country Names and Codes'.C113];&quot;': '&quot;;['Country Names and Codes'.B113];&quot;',&quot;)" office:value-type="string" office:string-value="'MW': 'MWI'," calcext:value-type="string">
            <text:p>'MW': 'MWI',</text:p>
          </table:table-cell>
          <table:table-cell table:formula="of:=CONCATENATE(&quot;&quot;&quot;&quot;;['Country Names and Codes'.B113];&quot;&quot;&quot;: &quot;&quot;&quot;;['Country Names and Codes'.A113];&quot;&quot;&quot;,&quot;)" office:value-type="string" office:string-value="&quot;MWI&quot;: &quot;Malawi&quot;," calcext:value-type="string">
            <text:p>"MWI": "Malawi",</text:p>
          </table:table-cell>
          <table:table-cell table:formula="of:=CONCATENATE(&quot;&quot;&quot;&quot;;['Country Names and Codes'.A113];&quot;&quot;&quot;: &quot;&quot;&quot;;['Country Names and Codes'.B113];&quot;&quot;&quot;,&quot;)" office:value-type="string" office:string-value="&quot;Malawi&quot;: &quot;MWI&quot;," calcext:value-type="string">
            <text:p>"Malawi": "MWI",</text:p>
          </table:table-cell>
          <table:table-cell table:formula="of:=CONCATENATE(&quot;&quot;&quot;&quot;;['Country Names and Codes'.C113];&quot;&quot;&quot;: &quot;&quot;&quot;;['Country Names and Codes'.A113];&quot;&quot;&quot;,&quot;)" office:value-type="string" office:string-value="&quot;MW&quot;: &quot;Malawi&quot;," calcext:value-type="string">
            <text:p>"MW": "Malawi",</text:p>
          </table:table-cell>
          <table:table-cell table:formula="of:=CONCATENATE(&quot;&quot;&quot;&quot;;['Country Names and Codes'.A113];&quot;&quot;&quot;: &quot;&quot;&quot;;['Country Names and Codes'.C113];&quot;&quot;&quot;,&quot;)" office:value-type="string" office:string-value="&quot;Malawi&quot;: &quot;MW&quot;," calcext:value-type="string">
            <text:p>"Malawi": "MW",</text:p>
          </table:table-cell>
        </table:table-row>
        <table:table-row table:style-name="ro1">
          <table:table-cell table:formula="of:=CONCATENATE(&quot;'&quot;;['Country Names and Codes'.B114];&quot;': '&quot;;['Country Names and Codes'.C114];&quot;',&quot;)" office:value-type="string" office:string-value="'MYS': 'MY'," calcext:value-type="string">
            <text:p>'MYS': 'MY',</text:p>
          </table:table-cell>
          <table:table-cell table:formula="of:=CONCATENATE(&quot;'&quot;;['Country Names and Codes'.C114];&quot;': '&quot;;['Country Names and Codes'.B114];&quot;',&quot;)" office:value-type="string" office:string-value="'MY': 'MYS'," calcext:value-type="string">
            <text:p>'MY': 'MYS',</text:p>
          </table:table-cell>
          <table:table-cell table:formula="of:=CONCATENATE(&quot;&quot;&quot;&quot;;['Country Names and Codes'.B114];&quot;&quot;&quot;: &quot;&quot;&quot;;['Country Names and Codes'.A114];&quot;&quot;&quot;,&quot;)" office:value-type="string" office:string-value="&quot;MYS&quot;: &quot;Malaysia&quot;," calcext:value-type="string">
            <text:p>"MYS": "Malaysia",</text:p>
          </table:table-cell>
          <table:table-cell table:formula="of:=CONCATENATE(&quot;&quot;&quot;&quot;;['Country Names and Codes'.A114];&quot;&quot;&quot;: &quot;&quot;&quot;;['Country Names and Codes'.B114];&quot;&quot;&quot;,&quot;)" office:value-type="string" office:string-value="&quot;Malaysia&quot;: &quot;MYS&quot;," calcext:value-type="string">
            <text:p>"Malaysia": "MYS",</text:p>
          </table:table-cell>
          <table:table-cell table:formula="of:=CONCATENATE(&quot;&quot;&quot;&quot;;['Country Names and Codes'.C114];&quot;&quot;&quot;: &quot;&quot;&quot;;['Country Names and Codes'.A114];&quot;&quot;&quot;,&quot;)" office:value-type="string" office:string-value="&quot;MY&quot;: &quot;Malaysia&quot;," calcext:value-type="string">
            <text:p>"MY": "Malaysia",</text:p>
          </table:table-cell>
          <table:table-cell table:formula="of:=CONCATENATE(&quot;&quot;&quot;&quot;;['Country Names and Codes'.A114];&quot;&quot;&quot;: &quot;&quot;&quot;;['Country Names and Codes'.C114];&quot;&quot;&quot;,&quot;)" office:value-type="string" office:string-value="&quot;Malaysia&quot;: &quot;MY&quot;," calcext:value-type="string">
            <text:p>"Malaysia": "MY",</text:p>
          </table:table-cell>
        </table:table-row>
        <table:table-row table:style-name="ro1">
          <table:table-cell table:formula="of:=CONCATENATE(&quot;'&quot;;['Country Names and Codes'.B115];&quot;': '&quot;;['Country Names and Codes'.C115];&quot;',&quot;)" office:value-type="string" office:string-value="'NAM': 'NA'," calcext:value-type="string">
            <text:p>'NAM': 'NA',</text:p>
          </table:table-cell>
          <table:table-cell table:formula="of:=CONCATENATE(&quot;'&quot;;['Country Names and Codes'.C115];&quot;': '&quot;;['Country Names and Codes'.B115];&quot;',&quot;)" office:value-type="string" office:string-value="'NA': 'NAM'," calcext:value-type="string">
            <text:p>'NA': 'NAM',</text:p>
          </table:table-cell>
          <table:table-cell table:formula="of:=CONCATENATE(&quot;&quot;&quot;&quot;;['Country Names and Codes'.B115];&quot;&quot;&quot;: &quot;&quot;&quot;;['Country Names and Codes'.A115];&quot;&quot;&quot;,&quot;)" office:value-type="string" office:string-value="&quot;NAM&quot;: &quot;Namibia&quot;," calcext:value-type="string">
            <text:p>"NAM": "Namibia",</text:p>
          </table:table-cell>
          <table:table-cell table:formula="of:=CONCATENATE(&quot;&quot;&quot;&quot;;['Country Names and Codes'.A115];&quot;&quot;&quot;: &quot;&quot;&quot;;['Country Names and Codes'.B115];&quot;&quot;&quot;,&quot;)" office:value-type="string" office:string-value="&quot;Namibia&quot;: &quot;NAM&quot;," calcext:value-type="string">
            <text:p>"Namibia": "NAM",</text:p>
          </table:table-cell>
          <table:table-cell table:formula="of:=CONCATENATE(&quot;&quot;&quot;&quot;;['Country Names and Codes'.C115];&quot;&quot;&quot;: &quot;&quot;&quot;;['Country Names and Codes'.A115];&quot;&quot;&quot;,&quot;)" office:value-type="string" office:string-value="&quot;NA&quot;: &quot;Namibia&quot;," calcext:value-type="string">
            <text:p>"NA": "Namibia",</text:p>
          </table:table-cell>
          <table:table-cell table:formula="of:=CONCATENATE(&quot;&quot;&quot;&quot;;['Country Names and Codes'.A115];&quot;&quot;&quot;: &quot;&quot;&quot;;['Country Names and Codes'.C115];&quot;&quot;&quot;,&quot;)" office:value-type="string" office:string-value="&quot;Namibia&quot;: &quot;NA&quot;," calcext:value-type="string">
            <text:p>"Namibia": "NA",</text:p>
          </table:table-cell>
        </table:table-row>
        <table:table-row table:style-name="ro1">
          <table:table-cell table:formula="of:=CONCATENATE(&quot;'&quot;;['Country Names and Codes'.B116];&quot;': '&quot;;['Country Names and Codes'.C116];&quot;',&quot;)" office:value-type="string" office:string-value="'NCL': 'NC'," calcext:value-type="string">
            <text:p>'NCL': 'NC',</text:p>
          </table:table-cell>
          <table:table-cell table:formula="of:=CONCATENATE(&quot;'&quot;;['Country Names and Codes'.C116];&quot;': '&quot;;['Country Names and Codes'.B116];&quot;',&quot;)" office:value-type="string" office:string-value="'NC': 'NCL'," calcext:value-type="string">
            <text:p>'NC': 'NCL',</text:p>
          </table:table-cell>
          <table:table-cell table:formula="of:=CONCATENATE(&quot;&quot;&quot;&quot;;['Country Names and Codes'.B116];&quot;&quot;&quot;: &quot;&quot;&quot;;['Country Names and Codes'.A116];&quot;&quot;&quot;,&quot;)" office:value-type="string" office:string-value="&quot;NCL&quot;: &quot;New Caledonia&quot;," calcext:value-type="string">
            <text:p>"NCL": "New Caledonia",</text:p>
          </table:table-cell>
          <table:table-cell table:formula="of:=CONCATENATE(&quot;&quot;&quot;&quot;;['Country Names and Codes'.A116];&quot;&quot;&quot;: &quot;&quot;&quot;;['Country Names and Codes'.B116];&quot;&quot;&quot;,&quot;)" office:value-type="string" office:string-value="&quot;New Caledonia&quot;: &quot;NCL&quot;," calcext:value-type="string">
            <text:p>"New Caledonia": "NCL",</text:p>
          </table:table-cell>
          <table:table-cell table:formula="of:=CONCATENATE(&quot;&quot;&quot;&quot;;['Country Names and Codes'.C116];&quot;&quot;&quot;: &quot;&quot;&quot;;['Country Names and Codes'.A116];&quot;&quot;&quot;,&quot;)" office:value-type="string" office:string-value="&quot;NC&quot;: &quot;New Caledonia&quot;," calcext:value-type="string">
            <text:p>"NC": "New Caledonia",</text:p>
          </table:table-cell>
          <table:table-cell table:formula="of:=CONCATENATE(&quot;&quot;&quot;&quot;;['Country Names and Codes'.A116];&quot;&quot;&quot;: &quot;&quot;&quot;;['Country Names and Codes'.C116];&quot;&quot;&quot;,&quot;)" office:value-type="string" office:string-value="&quot;New Caledonia&quot;: &quot;NC&quot;," calcext:value-type="string">
            <text:p>"New Caledonia": "NC",</text:p>
          </table:table-cell>
        </table:table-row>
        <table:table-row table:style-name="ro1">
          <table:table-cell table:formula="of:=CONCATENATE(&quot;'&quot;;['Country Names and Codes'.B117];&quot;': '&quot;;['Country Names and Codes'.C117];&quot;',&quot;)" office:value-type="string" office:string-value="'NER': 'NE'," calcext:value-type="string">
            <text:p>'NER': 'NE',</text:p>
          </table:table-cell>
          <table:table-cell table:formula="of:=CONCATENATE(&quot;'&quot;;['Country Names and Codes'.C117];&quot;': '&quot;;['Country Names and Codes'.B117];&quot;',&quot;)" office:value-type="string" office:string-value="'NE': 'NER'," calcext:value-type="string">
            <text:p>'NE': 'NER',</text:p>
          </table:table-cell>
          <table:table-cell table:formula="of:=CONCATENATE(&quot;&quot;&quot;&quot;;['Country Names and Codes'.B117];&quot;&quot;&quot;: &quot;&quot;&quot;;['Country Names and Codes'.A117];&quot;&quot;&quot;,&quot;)" office:value-type="string" office:string-value="&quot;NER&quot;: &quot;Niger&quot;," calcext:value-type="string">
            <text:p>"NER": "Niger",</text:p>
          </table:table-cell>
          <table:table-cell table:formula="of:=CONCATENATE(&quot;&quot;&quot;&quot;;['Country Names and Codes'.A117];&quot;&quot;&quot;: &quot;&quot;&quot;;['Country Names and Codes'.B117];&quot;&quot;&quot;,&quot;)" office:value-type="string" office:string-value="&quot;Niger&quot;: &quot;NER&quot;," calcext:value-type="string">
            <text:p>"Niger": "NER",</text:p>
          </table:table-cell>
          <table:table-cell table:formula="of:=CONCATENATE(&quot;&quot;&quot;&quot;;['Country Names and Codes'.C117];&quot;&quot;&quot;: &quot;&quot;&quot;;['Country Names and Codes'.A117];&quot;&quot;&quot;,&quot;)" office:value-type="string" office:string-value="&quot;NE&quot;: &quot;Niger&quot;," calcext:value-type="string">
            <text:p>"NE": "Niger",</text:p>
          </table:table-cell>
          <table:table-cell table:formula="of:=CONCATENATE(&quot;&quot;&quot;&quot;;['Country Names and Codes'.A117];&quot;&quot;&quot;: &quot;&quot;&quot;;['Country Names and Codes'.C117];&quot;&quot;&quot;,&quot;)" office:value-type="string" office:string-value="&quot;Niger&quot;: &quot;NE&quot;," calcext:value-type="string">
            <text:p>"Niger": "NE",</text:p>
          </table:table-cell>
        </table:table-row>
        <table:table-row table:style-name="ro1">
          <table:table-cell table:formula="of:=CONCATENATE(&quot;'&quot;;['Country Names and Codes'.B118];&quot;': '&quot;;['Country Names and Codes'.C118];&quot;',&quot;)" office:value-type="string" office:string-value="'NGA': 'NG'," calcext:value-type="string">
            <text:p>'NGA': 'NG',</text:p>
          </table:table-cell>
          <table:table-cell table:formula="of:=CONCATENATE(&quot;'&quot;;['Country Names and Codes'.C118];&quot;': '&quot;;['Country Names and Codes'.B118];&quot;',&quot;)" office:value-type="string" office:string-value="'NG': 'NGA'," calcext:value-type="string">
            <text:p>'NG': 'NGA',</text:p>
          </table:table-cell>
          <table:table-cell table:formula="of:=CONCATENATE(&quot;&quot;&quot;&quot;;['Country Names and Codes'.B118];&quot;&quot;&quot;: &quot;&quot;&quot;;['Country Names and Codes'.A118];&quot;&quot;&quot;,&quot;)" office:value-type="string" office:string-value="&quot;NGA&quot;: &quot;Nigeria&quot;," calcext:value-type="string">
            <text:p>"NGA": "Nigeria",</text:p>
          </table:table-cell>
          <table:table-cell table:formula="of:=CONCATENATE(&quot;&quot;&quot;&quot;;['Country Names and Codes'.A118];&quot;&quot;&quot;: &quot;&quot;&quot;;['Country Names and Codes'.B118];&quot;&quot;&quot;,&quot;)" office:value-type="string" office:string-value="&quot;Nigeria&quot;: &quot;NGA&quot;," calcext:value-type="string">
            <text:p>"Nigeria": "NGA",</text:p>
          </table:table-cell>
          <table:table-cell table:formula="of:=CONCATENATE(&quot;&quot;&quot;&quot;;['Country Names and Codes'.C118];&quot;&quot;&quot;: &quot;&quot;&quot;;['Country Names and Codes'.A118];&quot;&quot;&quot;,&quot;)" office:value-type="string" office:string-value="&quot;NG&quot;: &quot;Nigeria&quot;," calcext:value-type="string">
            <text:p>"NG": "Nigeria",</text:p>
          </table:table-cell>
          <table:table-cell table:formula="of:=CONCATENATE(&quot;&quot;&quot;&quot;;['Country Names and Codes'.A118];&quot;&quot;&quot;: &quot;&quot;&quot;;['Country Names and Codes'.C118];&quot;&quot;&quot;,&quot;)" office:value-type="string" office:string-value="&quot;Nigeria&quot;: &quot;NG&quot;," calcext:value-type="string">
            <text:p>"Nigeria": "NG",</text:p>
          </table:table-cell>
        </table:table-row>
        <table:table-row table:style-name="ro1">
          <table:table-cell table:formula="of:=CONCATENATE(&quot;'&quot;;['Country Names and Codes'.B119];&quot;': '&quot;;['Country Names and Codes'.C119];&quot;',&quot;)" office:value-type="string" office:string-value="'NIC': 'NI'," calcext:value-type="string">
            <text:p>'NIC': 'NI',</text:p>
          </table:table-cell>
          <table:table-cell table:formula="of:=CONCATENATE(&quot;'&quot;;['Country Names and Codes'.C119];&quot;': '&quot;;['Country Names and Codes'.B119];&quot;',&quot;)" office:value-type="string" office:string-value="'NI': 'NIC'," calcext:value-type="string">
            <text:p>'NI': 'NIC',</text:p>
          </table:table-cell>
          <table:table-cell table:formula="of:=CONCATENATE(&quot;&quot;&quot;&quot;;['Country Names and Codes'.B119];&quot;&quot;&quot;: &quot;&quot;&quot;;['Country Names and Codes'.A119];&quot;&quot;&quot;,&quot;)" office:value-type="string" office:string-value="&quot;NIC&quot;: &quot;Nicaragua&quot;," calcext:value-type="string">
            <text:p>"NIC": "Nicaragua",</text:p>
          </table:table-cell>
          <table:table-cell table:formula="of:=CONCATENATE(&quot;&quot;&quot;&quot;;['Country Names and Codes'.A119];&quot;&quot;&quot;: &quot;&quot;&quot;;['Country Names and Codes'.B119];&quot;&quot;&quot;,&quot;)" office:value-type="string" office:string-value="&quot;Nicaragua&quot;: &quot;NIC&quot;," calcext:value-type="string">
            <text:p>"Nicaragua": "NIC",</text:p>
          </table:table-cell>
          <table:table-cell table:formula="of:=CONCATENATE(&quot;&quot;&quot;&quot;;['Country Names and Codes'.C119];&quot;&quot;&quot;: &quot;&quot;&quot;;['Country Names and Codes'.A119];&quot;&quot;&quot;,&quot;)" office:value-type="string" office:string-value="&quot;NI&quot;: &quot;Nicaragua&quot;," calcext:value-type="string">
            <text:p>"NI": "Nicaragua",</text:p>
          </table:table-cell>
          <table:table-cell table:formula="of:=CONCATENATE(&quot;&quot;&quot;&quot;;['Country Names and Codes'.A119];&quot;&quot;&quot;: &quot;&quot;&quot;;['Country Names and Codes'.C119];&quot;&quot;&quot;,&quot;)" office:value-type="string" office:string-value="&quot;Nicaragua&quot;: &quot;NI&quot;," calcext:value-type="string">
            <text:p>"Nicaragua": "NI",</text:p>
          </table:table-cell>
        </table:table-row>
        <table:table-row table:style-name="ro1">
          <table:table-cell table:formula="of:=CONCATENATE(&quot;'&quot;;['Country Names and Codes'.B120];&quot;': '&quot;;['Country Names and Codes'.C120];&quot;',&quot;)" office:value-type="string" office:string-value="'NIR': 'GB'," calcext:value-type="string">
            <text:p>'NIR': 'GB',</text:p>
          </table:table-cell>
          <table:table-cell table:formula="of:=CONCATENATE(&quot;'&quot;;['Country Names and Codes'.C120];&quot;': '&quot;;['Country Names and Codes'.B120];&quot;',&quot;)" office:value-type="string" office:string-value="'GB': 'NIR'," calcext:value-type="string">
            <text:p>'GB': 'NIR',</text:p>
          </table:table-cell>
          <table:table-cell table:formula="of:=CONCATENATE(&quot;&quot;&quot;&quot;;['Country Names and Codes'.B120];&quot;&quot;&quot;: &quot;&quot;&quot;;['Country Names and Codes'.A120];&quot;&quot;&quot;,&quot;)" office:value-type="string" office:string-value="&quot;NIR&quot;: &quot;N. Ireland&quot;," calcext:value-type="string">
            <text:p>"NIR": "N. Ireland",</text:p>
          </table:table-cell>
          <table:table-cell table:formula="of:=CONCATENATE(&quot;&quot;&quot;&quot;;['Country Names and Codes'.A120];&quot;&quot;&quot;: &quot;&quot;&quot;;['Country Names and Codes'.B120];&quot;&quot;&quot;,&quot;)" office:value-type="string" office:string-value="&quot;N. Ireland&quot;: &quot;NIR&quot;," calcext:value-type="string">
            <text:p>"N. Ireland": "NIR",</text:p>
          </table:table-cell>
          <table:table-cell table:formula="of:=CONCATENATE(&quot;&quot;&quot;&quot;;['Country Names and Codes'.C120];&quot;&quot;&quot;: &quot;&quot;&quot;;['Country Names and Codes'.A120];&quot;&quot;&quot;,&quot;)" office:value-type="string" office:string-value="&quot;GB&quot;: &quot;N. Ireland&quot;," calcext:value-type="string">
            <text:p>"GB": "N. Ireland",</text:p>
          </table:table-cell>
          <table:table-cell table:formula="of:=CONCATENATE(&quot;&quot;&quot;&quot;;['Country Names and Codes'.A120];&quot;&quot;&quot;: &quot;&quot;&quot;;['Country Names and Codes'.C120];&quot;&quot;&quot;,&quot;)" office:value-type="string" office:string-value="&quot;N. Ireland&quot;: &quot;GB&quot;," calcext:value-type="string">
            <text:p>"N. Ireland": "GB",</text:p>
          </table:table-cell>
        </table:table-row>
        <table:table-row table:style-name="ro1">
          <table:table-cell table:formula="of:=CONCATENATE(&quot;'&quot;;['Country Names and Codes'.B121];&quot;': '&quot;;['Country Names and Codes'.C121];&quot;',&quot;)" office:value-type="string" office:string-value="'NLD': 'NL'," calcext:value-type="string">
            <text:p>'NLD': 'NL',</text:p>
          </table:table-cell>
          <table:table-cell table:formula="of:=CONCATENATE(&quot;'&quot;;['Country Names and Codes'.C121];&quot;': '&quot;;['Country Names and Codes'.B121];&quot;',&quot;)" office:value-type="string" office:string-value="'NL': 'NLD'," calcext:value-type="string">
            <text:p>'NL': 'NLD',</text:p>
          </table:table-cell>
          <table:table-cell table:formula="of:=CONCATENATE(&quot;&quot;&quot;&quot;;['Country Names and Codes'.B121];&quot;&quot;&quot;: &quot;&quot;&quot;;['Country Names and Codes'.A121];&quot;&quot;&quot;,&quot;)" office:value-type="string" office:string-value="&quot;NLD&quot;: &quot;Netherlands&quot;," calcext:value-type="string">
            <text:p>"NLD": "Netherlands",</text:p>
          </table:table-cell>
          <table:table-cell table:formula="of:=CONCATENATE(&quot;&quot;&quot;&quot;;['Country Names and Codes'.A121];&quot;&quot;&quot;: &quot;&quot;&quot;;['Country Names and Codes'.B121];&quot;&quot;&quot;,&quot;)" office:value-type="string" office:string-value="&quot;Netherlands&quot;: &quot;NLD&quot;," calcext:value-type="string">
            <text:p>"Netherlands": "NLD",</text:p>
          </table:table-cell>
          <table:table-cell table:formula="of:=CONCATENATE(&quot;&quot;&quot;&quot;;['Country Names and Codes'.C121];&quot;&quot;&quot;: &quot;&quot;&quot;;['Country Names and Codes'.A121];&quot;&quot;&quot;,&quot;)" office:value-type="string" office:string-value="&quot;NL&quot;: &quot;Netherlands&quot;," calcext:value-type="string">
            <text:p>"NL": "Netherlands",</text:p>
          </table:table-cell>
          <table:table-cell table:formula="of:=CONCATENATE(&quot;&quot;&quot;&quot;;['Country Names and Codes'.A121];&quot;&quot;&quot;: &quot;&quot;&quot;;['Country Names and Codes'.C121];&quot;&quot;&quot;,&quot;)" office:value-type="string" office:string-value="&quot;Netherlands&quot;: &quot;NL&quot;," calcext:value-type="string">
            <text:p>"Netherlands": "NL",</text:p>
          </table:table-cell>
        </table:table-row>
        <table:table-row table:style-name="ro1">
          <table:table-cell table:formula="of:=CONCATENATE(&quot;'&quot;;['Country Names and Codes'.B122];&quot;': '&quot;;['Country Names and Codes'.C122];&quot;',&quot;)" office:value-type="string" office:string-value="'NOR': 'NO'," calcext:value-type="string">
            <text:p>'NOR': 'NO',</text:p>
          </table:table-cell>
          <table:table-cell table:formula="of:=CONCATENATE(&quot;'&quot;;['Country Names and Codes'.C122];&quot;': '&quot;;['Country Names and Codes'.B122];&quot;',&quot;)" office:value-type="string" office:string-value="'NO': 'NOR'," calcext:value-type="string">
            <text:p>'NO': 'NOR',</text:p>
          </table:table-cell>
          <table:table-cell table:formula="of:=CONCATENATE(&quot;&quot;&quot;&quot;;['Country Names and Codes'.B122];&quot;&quot;&quot;: &quot;&quot;&quot;;['Country Names and Codes'.A122];&quot;&quot;&quot;,&quot;)" office:value-type="string" office:string-value="&quot;NOR&quot;: &quot;Norway&quot;," calcext:value-type="string">
            <text:p>"NOR": "Norway",</text:p>
          </table:table-cell>
          <table:table-cell table:formula="of:=CONCATENATE(&quot;&quot;&quot;&quot;;['Country Names and Codes'.A122];&quot;&quot;&quot;: &quot;&quot;&quot;;['Country Names and Codes'.B122];&quot;&quot;&quot;,&quot;)" office:value-type="string" office:string-value="&quot;Norway&quot;: &quot;NOR&quot;," calcext:value-type="string">
            <text:p>"Norway": "NOR",</text:p>
          </table:table-cell>
          <table:table-cell table:formula="of:=CONCATENATE(&quot;&quot;&quot;&quot;;['Country Names and Codes'.C122];&quot;&quot;&quot;: &quot;&quot;&quot;;['Country Names and Codes'.A122];&quot;&quot;&quot;,&quot;)" office:value-type="string" office:string-value="&quot;NO&quot;: &quot;Norway&quot;," calcext:value-type="string">
            <text:p>"NO": "Norway",</text:p>
          </table:table-cell>
          <table:table-cell table:formula="of:=CONCATENATE(&quot;&quot;&quot;&quot;;['Country Names and Codes'.A122];&quot;&quot;&quot;: &quot;&quot;&quot;;['Country Names and Codes'.C122];&quot;&quot;&quot;,&quot;)" office:value-type="string" office:string-value="&quot;Norway&quot;: &quot;NO&quot;," calcext:value-type="string">
            <text:p>"Norway": "NO",</text:p>
          </table:table-cell>
        </table:table-row>
        <table:table-row table:style-name="ro1">
          <table:table-cell table:formula="of:=CONCATENATE(&quot;'&quot;;['Country Names and Codes'.B123];&quot;': '&quot;;['Country Names and Codes'.C123];&quot;',&quot;)" office:value-type="string" office:string-value="'NPL': 'NP'," calcext:value-type="string">
            <text:p>'NPL': 'NP',</text:p>
          </table:table-cell>
          <table:table-cell table:formula="of:=CONCATENATE(&quot;'&quot;;['Country Names and Codes'.C123];&quot;': '&quot;;['Country Names and Codes'.B123];&quot;',&quot;)" office:value-type="string" office:string-value="'NP': 'NPL'," calcext:value-type="string">
            <text:p>'NP': 'NPL',</text:p>
          </table:table-cell>
          <table:table-cell table:formula="of:=CONCATENATE(&quot;&quot;&quot;&quot;;['Country Names and Codes'.B123];&quot;&quot;&quot;: &quot;&quot;&quot;;['Country Names and Codes'.A123];&quot;&quot;&quot;,&quot;)" office:value-type="string" office:string-value="&quot;NPL&quot;: &quot;Nepal&quot;," calcext:value-type="string">
            <text:p>"NPL": "Nepal",</text:p>
          </table:table-cell>
          <table:table-cell table:formula="of:=CONCATENATE(&quot;&quot;&quot;&quot;;['Country Names and Codes'.A123];&quot;&quot;&quot;: &quot;&quot;&quot;;['Country Names and Codes'.B123];&quot;&quot;&quot;,&quot;)" office:value-type="string" office:string-value="&quot;Nepal&quot;: &quot;NPL&quot;," calcext:value-type="string">
            <text:p>"Nepal": "NPL",</text:p>
          </table:table-cell>
          <table:table-cell table:formula="of:=CONCATENATE(&quot;&quot;&quot;&quot;;['Country Names and Codes'.C123];&quot;&quot;&quot;: &quot;&quot;&quot;;['Country Names and Codes'.A123];&quot;&quot;&quot;,&quot;)" office:value-type="string" office:string-value="&quot;NP&quot;: &quot;Nepal&quot;," calcext:value-type="string">
            <text:p>"NP": "Nepal",</text:p>
          </table:table-cell>
          <table:table-cell table:formula="of:=CONCATENATE(&quot;&quot;&quot;&quot;;['Country Names and Codes'.A123];&quot;&quot;&quot;: &quot;&quot;&quot;;['Country Names and Codes'.C123];&quot;&quot;&quot;,&quot;)" office:value-type="string" office:string-value="&quot;Nepal&quot;: &quot;NP&quot;," calcext:value-type="string">
            <text:p>"Nepal": "NP",</text:p>
          </table:table-cell>
        </table:table-row>
        <table:table-row table:style-name="ro1">
          <table:table-cell table:formula="of:=CONCATENATE(&quot;'&quot;;['Country Names and Codes'.B124];&quot;': '&quot;;['Country Names and Codes'.C124];&quot;',&quot;)" office:value-type="string" office:string-value="'NSV': 'SJ'," calcext:value-type="string">
            <text:p>'NSV': 'SJ',</text:p>
          </table:table-cell>
          <table:table-cell table:formula="of:=CONCATENATE(&quot;'&quot;;['Country Names and Codes'.C124];&quot;': '&quot;;['Country Names and Codes'.B124];&quot;',&quot;)" office:value-type="string" office:string-value="'SJ': 'NSV'," calcext:value-type="string">
            <text:p>'SJ': 'NSV',</text:p>
          </table:table-cell>
          <table:table-cell table:formula="of:=CONCATENATE(&quot;&quot;&quot;&quot;;['Country Names and Codes'.B124];&quot;&quot;&quot;: &quot;&quot;&quot;;['Country Names and Codes'.A124];&quot;&quot;&quot;,&quot;)" office:value-type="string" office:string-value="&quot;NSV&quot;: &quot;Svalbard Is.&quot;," calcext:value-type="string">
            <text:p>"NSV": "Svalbard Is.",</text:p>
          </table:table-cell>
          <table:table-cell table:formula="of:=CONCATENATE(&quot;&quot;&quot;&quot;;['Country Names and Codes'.A124];&quot;&quot;&quot;: &quot;&quot;&quot;;['Country Names and Codes'.B124];&quot;&quot;&quot;,&quot;)" office:value-type="string" office:string-value="&quot;Svalbard Is.&quot;: &quot;NSV&quot;," calcext:value-type="string">
            <text:p>"Svalbard Is.": "NSV",</text:p>
          </table:table-cell>
          <table:table-cell table:formula="of:=CONCATENATE(&quot;&quot;&quot;&quot;;['Country Names and Codes'.C124];&quot;&quot;&quot;: &quot;&quot;&quot;;['Country Names and Codes'.A124];&quot;&quot;&quot;,&quot;)" office:value-type="string" office:string-value="&quot;SJ&quot;: &quot;Svalbard Is.&quot;," calcext:value-type="string">
            <text:p>"SJ": "Svalbard Is.",</text:p>
          </table:table-cell>
          <table:table-cell table:formula="of:=CONCATENATE(&quot;&quot;&quot;&quot;;['Country Names and Codes'.A124];&quot;&quot;&quot;: &quot;&quot;&quot;;['Country Names and Codes'.C124];&quot;&quot;&quot;,&quot;)" office:value-type="string" office:string-value="&quot;Svalbard Is.&quot;: &quot;SJ&quot;," calcext:value-type="string">
            <text:p>"Svalbard Is.": "SJ",</text:p>
          </table:table-cell>
        </table:table-row>
        <table:table-row table:style-name="ro1">
          <table:table-cell table:formula="of:=CONCATENATE(&quot;'&quot;;['Country Names and Codes'.B125];&quot;': '&quot;;['Country Names and Codes'.C125];&quot;',&quot;)" office:value-type="string" office:string-value="'NZL': 'NZ'," calcext:value-type="string">
            <text:p>'NZL': 'NZ',</text:p>
          </table:table-cell>
          <table:table-cell table:formula="of:=CONCATENATE(&quot;'&quot;;['Country Names and Codes'.C125];&quot;': '&quot;;['Country Names and Codes'.B125];&quot;',&quot;)" office:value-type="string" office:string-value="'NZ': 'NZL'," calcext:value-type="string">
            <text:p>'NZ': 'NZL',</text:p>
          </table:table-cell>
          <table:table-cell table:formula="of:=CONCATENATE(&quot;&quot;&quot;&quot;;['Country Names and Codes'.B125];&quot;&quot;&quot;: &quot;&quot;&quot;;['Country Names and Codes'.A125];&quot;&quot;&quot;,&quot;)" office:value-type="string" office:string-value="&quot;NZL&quot;: &quot;New Zealand&quot;," calcext:value-type="string">
            <text:p>"NZL": "New Zealand",</text:p>
          </table:table-cell>
          <table:table-cell table:formula="of:=CONCATENATE(&quot;&quot;&quot;&quot;;['Country Names and Codes'.A125];&quot;&quot;&quot;: &quot;&quot;&quot;;['Country Names and Codes'.B125];&quot;&quot;&quot;,&quot;)" office:value-type="string" office:string-value="&quot;New Zealand&quot;: &quot;NZL&quot;," calcext:value-type="string">
            <text:p>"New Zealand": "NZL",</text:p>
          </table:table-cell>
          <table:table-cell table:formula="of:=CONCATENATE(&quot;&quot;&quot;&quot;;['Country Names and Codes'.C125];&quot;&quot;&quot;: &quot;&quot;&quot;;['Country Names and Codes'.A125];&quot;&quot;&quot;,&quot;)" office:value-type="string" office:string-value="&quot;NZ&quot;: &quot;New Zealand&quot;," calcext:value-type="string">
            <text:p>"NZ": "New Zealand",</text:p>
          </table:table-cell>
          <table:table-cell table:formula="of:=CONCATENATE(&quot;&quot;&quot;&quot;;['Country Names and Codes'.A125];&quot;&quot;&quot;: &quot;&quot;&quot;;['Country Names and Codes'.C125];&quot;&quot;&quot;,&quot;)" office:value-type="string" office:string-value="&quot;New Zealand&quot;: &quot;NZ&quot;," calcext:value-type="string">
            <text:p>"New Zealand": "NZ",</text:p>
          </table:table-cell>
        </table:table-row>
        <table:table-row table:style-name="ro1">
          <table:table-cell table:formula="of:=CONCATENATE(&quot;'&quot;;['Country Names and Codes'.B126];&quot;': '&quot;;['Country Names and Codes'.C126];&quot;',&quot;)" office:value-type="string" office:string-value="'OMN': 'OM'," calcext:value-type="string">
            <text:p>'OMN': 'OM',</text:p>
          </table:table-cell>
          <table:table-cell table:formula="of:=CONCATENATE(&quot;'&quot;;['Country Names and Codes'.C126];&quot;': '&quot;;['Country Names and Codes'.B126];&quot;',&quot;)" office:value-type="string" office:string-value="'OM': 'OMN'," calcext:value-type="string">
            <text:p>'OM': 'OMN',</text:p>
          </table:table-cell>
          <table:table-cell table:formula="of:=CONCATENATE(&quot;&quot;&quot;&quot;;['Country Names and Codes'.B126];&quot;&quot;&quot;: &quot;&quot;&quot;;['Country Names and Codes'.A126];&quot;&quot;&quot;,&quot;)" office:value-type="string" office:string-value="&quot;OMN&quot;: &quot;Oman&quot;," calcext:value-type="string">
            <text:p>"OMN": "Oman",</text:p>
          </table:table-cell>
          <table:table-cell table:formula="of:=CONCATENATE(&quot;&quot;&quot;&quot;;['Country Names and Codes'.A126];&quot;&quot;&quot;: &quot;&quot;&quot;;['Country Names and Codes'.B126];&quot;&quot;&quot;,&quot;)" office:value-type="string" office:string-value="&quot;Oman&quot;: &quot;OMN&quot;," calcext:value-type="string">
            <text:p>"Oman": "OMN",</text:p>
          </table:table-cell>
          <table:table-cell table:formula="of:=CONCATENATE(&quot;&quot;&quot;&quot;;['Country Names and Codes'.C126];&quot;&quot;&quot;: &quot;&quot;&quot;;['Country Names and Codes'.A126];&quot;&quot;&quot;,&quot;)" office:value-type="string" office:string-value="&quot;OM&quot;: &quot;Oman&quot;," calcext:value-type="string">
            <text:p>"OM": "Oman",</text:p>
          </table:table-cell>
          <table:table-cell table:formula="of:=CONCATENATE(&quot;&quot;&quot;&quot;;['Country Names and Codes'.A126];&quot;&quot;&quot;: &quot;&quot;&quot;;['Country Names and Codes'.C126];&quot;&quot;&quot;,&quot;)" office:value-type="string" office:string-value="&quot;Oman&quot;: &quot;OM&quot;," calcext:value-type="string">
            <text:p>"Oman": "OM",</text:p>
          </table:table-cell>
        </table:table-row>
        <table:table-row table:style-name="ro1">
          <table:table-cell table:formula="of:=CONCATENATE(&quot;'&quot;;['Country Names and Codes'.B127];&quot;': '&quot;;['Country Names and Codes'.C127];&quot;',&quot;)" office:value-type="string" office:string-value="'PAK': 'PK'," calcext:value-type="string">
            <text:p>'PAK': 'PK',</text:p>
          </table:table-cell>
          <table:table-cell table:formula="of:=CONCATENATE(&quot;'&quot;;['Country Names and Codes'.C127];&quot;': '&quot;;['Country Names and Codes'.B127];&quot;',&quot;)" office:value-type="string" office:string-value="'PK': 'PAK'," calcext:value-type="string">
            <text:p>'PK': 'PAK',</text:p>
          </table:table-cell>
          <table:table-cell table:formula="of:=CONCATENATE(&quot;&quot;&quot;&quot;;['Country Names and Codes'.B127];&quot;&quot;&quot;: &quot;&quot;&quot;;['Country Names and Codes'.A127];&quot;&quot;&quot;,&quot;)" office:value-type="string" office:string-value="&quot;PAK&quot;: &quot;Pakistan&quot;," calcext:value-type="string">
            <text:p>"PAK": "Pakistan",</text:p>
          </table:table-cell>
          <table:table-cell table:formula="of:=CONCATENATE(&quot;&quot;&quot;&quot;;['Country Names and Codes'.A127];&quot;&quot;&quot;: &quot;&quot;&quot;;['Country Names and Codes'.B127];&quot;&quot;&quot;,&quot;)" office:value-type="string" office:string-value="&quot;Pakistan&quot;: &quot;PAK&quot;," calcext:value-type="string">
            <text:p>"Pakistan": "PAK",</text:p>
          </table:table-cell>
          <table:table-cell table:formula="of:=CONCATENATE(&quot;&quot;&quot;&quot;;['Country Names and Codes'.C127];&quot;&quot;&quot;: &quot;&quot;&quot;;['Country Names and Codes'.A127];&quot;&quot;&quot;,&quot;)" office:value-type="string" office:string-value="&quot;PK&quot;: &quot;Pakistan&quot;," calcext:value-type="string">
            <text:p>"PK": "Pakistan",</text:p>
          </table:table-cell>
          <table:table-cell table:formula="of:=CONCATENATE(&quot;&quot;&quot;&quot;;['Country Names and Codes'.A127];&quot;&quot;&quot;: &quot;&quot;&quot;;['Country Names and Codes'.C127];&quot;&quot;&quot;,&quot;)" office:value-type="string" office:string-value="&quot;Pakistan&quot;: &quot;PK&quot;," calcext:value-type="string">
            <text:p>"Pakistan": "PK",</text:p>
          </table:table-cell>
        </table:table-row>
        <table:table-row table:style-name="ro1">
          <table:table-cell table:formula="of:=CONCATENATE(&quot;'&quot;;['Country Names and Codes'.B128];&quot;': '&quot;;['Country Names and Codes'.C128];&quot;',&quot;)" office:value-type="string" office:string-value="'PAN': 'PA'," calcext:value-type="string">
            <text:p>'PAN': 'PA',</text:p>
          </table:table-cell>
          <table:table-cell table:formula="of:=CONCATENATE(&quot;'&quot;;['Country Names and Codes'.C128];&quot;': '&quot;;['Country Names and Codes'.B128];&quot;',&quot;)" office:value-type="string" office:string-value="'PA': 'PAN'," calcext:value-type="string">
            <text:p>'PA': 'PAN',</text:p>
          </table:table-cell>
          <table:table-cell table:formula="of:=CONCATENATE(&quot;&quot;&quot;&quot;;['Country Names and Codes'.B128];&quot;&quot;&quot;: &quot;&quot;&quot;;['Country Names and Codes'.A128];&quot;&quot;&quot;,&quot;)" office:value-type="string" office:string-value="&quot;PAN&quot;: &quot;Panama&quot;," calcext:value-type="string">
            <text:p>"PAN": "Panama",</text:p>
          </table:table-cell>
          <table:table-cell table:formula="of:=CONCATENATE(&quot;&quot;&quot;&quot;;['Country Names and Codes'.A128];&quot;&quot;&quot;: &quot;&quot;&quot;;['Country Names and Codes'.B128];&quot;&quot;&quot;,&quot;)" office:value-type="string" office:string-value="&quot;Panama&quot;: &quot;PAN&quot;," calcext:value-type="string">
            <text:p>"Panama": "PAN",</text:p>
          </table:table-cell>
          <table:table-cell table:formula="of:=CONCATENATE(&quot;&quot;&quot;&quot;;['Country Names and Codes'.C128];&quot;&quot;&quot;: &quot;&quot;&quot;;['Country Names and Codes'.A128];&quot;&quot;&quot;,&quot;)" office:value-type="string" office:string-value="&quot;PA&quot;: &quot;Panama&quot;," calcext:value-type="string">
            <text:p>"PA": "Panama",</text:p>
          </table:table-cell>
          <table:table-cell table:formula="of:=CONCATENATE(&quot;&quot;&quot;&quot;;['Country Names and Codes'.A128];&quot;&quot;&quot;: &quot;&quot;&quot;;['Country Names and Codes'.C128];&quot;&quot;&quot;,&quot;)" office:value-type="string" office:string-value="&quot;Panama&quot;: &quot;PA&quot;," calcext:value-type="string">
            <text:p>"Panama": "PA",</text:p>
          </table:table-cell>
        </table:table-row>
        <table:table-row table:style-name="ro1">
          <table:table-cell table:formula="of:=CONCATENATE(&quot;'&quot;;['Country Names and Codes'.B129];&quot;': '&quot;;['Country Names and Codes'.C129];&quot;',&quot;)" office:value-type="string" office:string-value="'PER': 'PE'," calcext:value-type="string">
            <text:p>'PER': 'PE',</text:p>
          </table:table-cell>
          <table:table-cell table:formula="of:=CONCATENATE(&quot;'&quot;;['Country Names and Codes'.C129];&quot;': '&quot;;['Country Names and Codes'.B129];&quot;',&quot;)" office:value-type="string" office:string-value="'PE': 'PER'," calcext:value-type="string">
            <text:p>'PE': 'PER',</text:p>
          </table:table-cell>
          <table:table-cell table:formula="of:=CONCATENATE(&quot;&quot;&quot;&quot;;['Country Names and Codes'.B129];&quot;&quot;&quot;: &quot;&quot;&quot;;['Country Names and Codes'.A129];&quot;&quot;&quot;,&quot;)" office:value-type="string" office:string-value="&quot;PER&quot;: &quot;Peru&quot;," calcext:value-type="string">
            <text:p>"PER": "Peru",</text:p>
          </table:table-cell>
          <table:table-cell table:formula="of:=CONCATENATE(&quot;&quot;&quot;&quot;;['Country Names and Codes'.A129];&quot;&quot;&quot;: &quot;&quot;&quot;;['Country Names and Codes'.B129];&quot;&quot;&quot;,&quot;)" office:value-type="string" office:string-value="&quot;Peru&quot;: &quot;PER&quot;," calcext:value-type="string">
            <text:p>"Peru": "PER",</text:p>
          </table:table-cell>
          <table:table-cell table:formula="of:=CONCATENATE(&quot;&quot;&quot;&quot;;['Country Names and Codes'.C129];&quot;&quot;&quot;: &quot;&quot;&quot;;['Country Names and Codes'.A129];&quot;&quot;&quot;,&quot;)" office:value-type="string" office:string-value="&quot;PE&quot;: &quot;Peru&quot;," calcext:value-type="string">
            <text:p>"PE": "Peru",</text:p>
          </table:table-cell>
          <table:table-cell table:formula="of:=CONCATENATE(&quot;&quot;&quot;&quot;;['Country Names and Codes'.A129];&quot;&quot;&quot;: &quot;&quot;&quot;;['Country Names and Codes'.C129];&quot;&quot;&quot;,&quot;)" office:value-type="string" office:string-value="&quot;Peru&quot;: &quot;PE&quot;," calcext:value-type="string">
            <text:p>"Peru": "PE",</text:p>
          </table:table-cell>
        </table:table-row>
        <table:table-row table:style-name="ro1">
          <table:table-cell table:formula="of:=CONCATENATE(&quot;'&quot;;['Country Names and Codes'.B130];&quot;': '&quot;;['Country Names and Codes'.C130];&quot;',&quot;)" office:value-type="string" office:string-value="'PHL': 'PH'," calcext:value-type="string">
            <text:p>'PHL': 'PH',</text:p>
          </table:table-cell>
          <table:table-cell table:formula="of:=CONCATENATE(&quot;'&quot;;['Country Names and Codes'.C130];&quot;': '&quot;;['Country Names and Codes'.B130];&quot;',&quot;)" office:value-type="string" office:string-value="'PH': 'PHL'," calcext:value-type="string">
            <text:p>'PH': 'PHL',</text:p>
          </table:table-cell>
          <table:table-cell table:formula="of:=CONCATENATE(&quot;&quot;&quot;&quot;;['Country Names and Codes'.B130];&quot;&quot;&quot;: &quot;&quot;&quot;;['Country Names and Codes'.A130];&quot;&quot;&quot;,&quot;)" office:value-type="string" office:string-value="&quot;PHL&quot;: &quot;Philippines&quot;," calcext:value-type="string">
            <text:p>"PHL": "Philippines",</text:p>
          </table:table-cell>
          <table:table-cell table:formula="of:=CONCATENATE(&quot;&quot;&quot;&quot;;['Country Names and Codes'.A130];&quot;&quot;&quot;: &quot;&quot;&quot;;['Country Names and Codes'.B130];&quot;&quot;&quot;,&quot;)" office:value-type="string" office:string-value="&quot;Philippines&quot;: &quot;PHL&quot;," calcext:value-type="string">
            <text:p>"Philippines": "PHL",</text:p>
          </table:table-cell>
          <table:table-cell table:formula="of:=CONCATENATE(&quot;&quot;&quot;&quot;;['Country Names and Codes'.C130];&quot;&quot;&quot;: &quot;&quot;&quot;;['Country Names and Codes'.A130];&quot;&quot;&quot;,&quot;)" office:value-type="string" office:string-value="&quot;PH&quot;: &quot;Philippines&quot;," calcext:value-type="string">
            <text:p>"PH": "Philippines",</text:p>
          </table:table-cell>
          <table:table-cell table:formula="of:=CONCATENATE(&quot;&quot;&quot;&quot;;['Country Names and Codes'.A130];&quot;&quot;&quot;: &quot;&quot;&quot;;['Country Names and Codes'.C130];&quot;&quot;&quot;,&quot;)" office:value-type="string" office:string-value="&quot;Philippines&quot;: &quot;PH&quot;," calcext:value-type="string">
            <text:p>"Philippines": "PH",</text:p>
          </table:table-cell>
        </table:table-row>
        <table:table-row table:style-name="ro1">
          <table:table-cell table:formula="of:=CONCATENATE(&quot;'&quot;;['Country Names and Codes'.B131];&quot;': '&quot;;['Country Names and Codes'.C131];&quot;',&quot;)" office:value-type="string" office:string-value="'PNB': ''," calcext:value-type="string">
            <text:p>'PNB': '',</text:p>
          </table:table-cell>
          <table:table-cell table:formula="of:=CONCATENATE(&quot;'&quot;;['Country Names and Codes'.C131];&quot;': '&quot;;['Country Names and Codes'.B131];&quot;',&quot;)" office:value-type="string" office:string-value="'': 'PNB'," calcext:value-type="string">
            <text:p>'': 'PNB',</text:p>
          </table:table-cell>
          <table:table-cell table:formula="of:=CONCATENATE(&quot;&quot;&quot;&quot;;['Country Names and Codes'.B131];&quot;&quot;&quot;: &quot;&quot;&quot;;['Country Names and Codes'.A131];&quot;&quot;&quot;,&quot;)" office:value-type="string" office:string-value="&quot;PNB&quot;: &quot;Bougainville&quot;," calcext:value-type="string">
            <text:p>"PNB": "Bougainville",</text:p>
          </table:table-cell>
          <table:table-cell table:formula="of:=CONCATENATE(&quot;&quot;&quot;&quot;;['Country Names and Codes'.A131];&quot;&quot;&quot;: &quot;&quot;&quot;;['Country Names and Codes'.B131];&quot;&quot;&quot;,&quot;)" office:value-type="string" office:string-value="&quot;Bougainville&quot;: &quot;PNB&quot;," calcext:value-type="string">
            <text:p>"Bougainville": "PNB",</text:p>
          </table:table-cell>
          <table:table-cell table:formula="of:=CONCATENATE(&quot;&quot;&quot;&quot;;['Country Names and Codes'.C131];&quot;&quot;&quot;: &quot;&quot;&quot;;['Country Names and Codes'.A131];&quot;&quot;&quot;,&quot;)" office:value-type="string" office:string-value="&quot;&quot;: &quot;Bougainville&quot;," calcext:value-type="string">
            <text:p>"": "Bougainville",</text:p>
          </table:table-cell>
          <table:table-cell table:formula="of:=CONCATENATE(&quot;&quot;&quot;&quot;;['Country Names and Codes'.A131];&quot;&quot;&quot;: &quot;&quot;&quot;;['Country Names and Codes'.C131];&quot;&quot;&quot;,&quot;)" office:value-type="string" office:string-value="&quot;Bougainville&quot;: &quot;&quot;," calcext:value-type="string">
            <text:p>"Bougainville": "",</text:p>
          </table:table-cell>
        </table:table-row>
        <table:table-row table:style-name="ro1">
          <table:table-cell table:formula="of:=CONCATENATE(&quot;'&quot;;['Country Names and Codes'.B132];&quot;': '&quot;;['Country Names and Codes'.C132];&quot;',&quot;)" office:value-type="string" office:string-value="'PNX': 'PG'," calcext:value-type="string">
            <text:p>'PNX': 'PG',</text:p>
          </table:table-cell>
          <table:table-cell table:formula="of:=CONCATENATE(&quot;'&quot;;['Country Names and Codes'.C132];&quot;': '&quot;;['Country Names and Codes'.B132];&quot;',&quot;)" office:value-type="string" office:string-value="'PG': 'PNX'," calcext:value-type="string">
            <text:p>'PG': 'PNX',</text:p>
          </table:table-cell>
          <table:table-cell table:formula="of:=CONCATENATE(&quot;&quot;&quot;&quot;;['Country Names and Codes'.B132];&quot;&quot;&quot;: &quot;&quot;&quot;;['Country Names and Codes'.A132];&quot;&quot;&quot;,&quot;)" office:value-type="string" office:string-value="&quot;PNX&quot;: &quot;Papua New Guinea&quot;," calcext:value-type="string">
            <text:p>"PNX": "Papua New Guinea",</text:p>
          </table:table-cell>
          <table:table-cell table:formula="of:=CONCATENATE(&quot;&quot;&quot;&quot;;['Country Names and Codes'.A132];&quot;&quot;&quot;: &quot;&quot;&quot;;['Country Names and Codes'.B132];&quot;&quot;&quot;,&quot;)" office:value-type="string" office:string-value="&quot;Papua New Guinea&quot;: &quot;PNX&quot;," calcext:value-type="string">
            <text:p>"Papua New Guinea": "PNX",</text:p>
          </table:table-cell>
          <table:table-cell table:formula="of:=CONCATENATE(&quot;&quot;&quot;&quot;;['Country Names and Codes'.C132];&quot;&quot;&quot;: &quot;&quot;&quot;;['Country Names and Codes'.A132];&quot;&quot;&quot;,&quot;)" office:value-type="string" office:string-value="&quot;PG&quot;: &quot;Papua New Guinea&quot;," calcext:value-type="string">
            <text:p>"PG": "Papua New Guinea",</text:p>
          </table:table-cell>
          <table:table-cell table:formula="of:=CONCATENATE(&quot;&quot;&quot;&quot;;['Country Names and Codes'.A132];&quot;&quot;&quot;: &quot;&quot;&quot;;['Country Names and Codes'.C132];&quot;&quot;&quot;,&quot;)" office:value-type="string" office:string-value="&quot;Papua New Guinea&quot;: &quot;PG&quot;," calcext:value-type="string">
            <text:p>"Papua New Guinea": "PG",</text:p>
          </table:table-cell>
        </table:table-row>
        <table:table-row table:style-name="ro1">
          <table:table-cell table:formula="of:=CONCATENATE(&quot;'&quot;;['Country Names and Codes'.B133];&quot;': '&quot;;['Country Names and Codes'.C133];&quot;',&quot;)" office:value-type="string" office:string-value="'POL': 'PL'," calcext:value-type="string">
            <text:p>'POL': 'PL',</text:p>
          </table:table-cell>
          <table:table-cell table:formula="of:=CONCATENATE(&quot;'&quot;;['Country Names and Codes'.C133];&quot;': '&quot;;['Country Names and Codes'.B133];&quot;',&quot;)" office:value-type="string" office:string-value="'PL': 'POL'," calcext:value-type="string">
            <text:p>'PL': 'POL',</text:p>
          </table:table-cell>
          <table:table-cell table:formula="of:=CONCATENATE(&quot;&quot;&quot;&quot;;['Country Names and Codes'.B133];&quot;&quot;&quot;: &quot;&quot;&quot;;['Country Names and Codes'.A133];&quot;&quot;&quot;,&quot;)" office:value-type="string" office:string-value="&quot;POL&quot;: &quot;Poland&quot;," calcext:value-type="string">
            <text:p>"POL": "Poland",</text:p>
          </table:table-cell>
          <table:table-cell table:formula="of:=CONCATENATE(&quot;&quot;&quot;&quot;;['Country Names and Codes'.A133];&quot;&quot;&quot;: &quot;&quot;&quot;;['Country Names and Codes'.B133];&quot;&quot;&quot;,&quot;)" office:value-type="string" office:string-value="&quot;Poland&quot;: &quot;POL&quot;," calcext:value-type="string">
            <text:p>"Poland": "POL",</text:p>
          </table:table-cell>
          <table:table-cell table:formula="of:=CONCATENATE(&quot;&quot;&quot;&quot;;['Country Names and Codes'.C133];&quot;&quot;&quot;: &quot;&quot;&quot;;['Country Names and Codes'.A133];&quot;&quot;&quot;,&quot;)" office:value-type="string" office:string-value="&quot;PL&quot;: &quot;Poland&quot;," calcext:value-type="string">
            <text:p>"PL": "Poland",</text:p>
          </table:table-cell>
          <table:table-cell table:formula="of:=CONCATENATE(&quot;&quot;&quot;&quot;;['Country Names and Codes'.A133];&quot;&quot;&quot;: &quot;&quot;&quot;;['Country Names and Codes'.C133];&quot;&quot;&quot;,&quot;)" office:value-type="string" office:string-value="&quot;Poland&quot;: &quot;PL&quot;," calcext:value-type="string">
            <text:p>"Poland": "PL",</text:p>
          </table:table-cell>
        </table:table-row>
        <table:table-row table:style-name="ro1">
          <table:table-cell table:formula="of:=CONCATENATE(&quot;'&quot;;['Country Names and Codes'.B134];&quot;': '&quot;;['Country Names and Codes'.C134];&quot;',&quot;)" office:value-type="string" office:string-value="'PRI': 'PR'," calcext:value-type="string">
            <text:p>'PRI': 'PR',</text:p>
          </table:table-cell>
          <table:table-cell table:formula="of:=CONCATENATE(&quot;'&quot;;['Country Names and Codes'.C134];&quot;': '&quot;;['Country Names and Codes'.B134];&quot;',&quot;)" office:value-type="string" office:string-value="'PR': 'PRI'," calcext:value-type="string">
            <text:p>'PR': 'PRI',</text:p>
          </table:table-cell>
          <table:table-cell table:formula="of:=CONCATENATE(&quot;&quot;&quot;&quot;;['Country Names and Codes'.B134];&quot;&quot;&quot;: &quot;&quot;&quot;;['Country Names and Codes'.A134];&quot;&quot;&quot;,&quot;)" office:value-type="string" office:string-value="&quot;PRI&quot;: &quot;Puerto Rico&quot;," calcext:value-type="string">
            <text:p>"PRI": "Puerto Rico",</text:p>
          </table:table-cell>
          <table:table-cell table:formula="of:=CONCATENATE(&quot;&quot;&quot;&quot;;['Country Names and Codes'.A134];&quot;&quot;&quot;: &quot;&quot;&quot;;['Country Names and Codes'.B134];&quot;&quot;&quot;,&quot;)" office:value-type="string" office:string-value="&quot;Puerto Rico&quot;: &quot;PRI&quot;," calcext:value-type="string">
            <text:p>"Puerto Rico": "PRI",</text:p>
          </table:table-cell>
          <table:table-cell table:formula="of:=CONCATENATE(&quot;&quot;&quot;&quot;;['Country Names and Codes'.C134];&quot;&quot;&quot;: &quot;&quot;&quot;;['Country Names and Codes'.A134];&quot;&quot;&quot;,&quot;)" office:value-type="string" office:string-value="&quot;PR&quot;: &quot;Puerto Rico&quot;," calcext:value-type="string">
            <text:p>"PR": "Puerto Rico",</text:p>
          </table:table-cell>
          <table:table-cell table:formula="of:=CONCATENATE(&quot;&quot;&quot;&quot;;['Country Names and Codes'.A134];&quot;&quot;&quot;: &quot;&quot;&quot;;['Country Names and Codes'.C134];&quot;&quot;&quot;,&quot;)" office:value-type="string" office:string-value="&quot;Puerto Rico&quot;: &quot;PR&quot;," calcext:value-type="string">
            <text:p>"Puerto Rico": "PR",</text:p>
          </table:table-cell>
        </table:table-row>
        <table:table-row table:style-name="ro1">
          <table:table-cell table:formula="of:=CONCATENATE(&quot;'&quot;;['Country Names and Codes'.B135];&quot;': '&quot;;['Country Names and Codes'.C135];&quot;',&quot;)" office:value-type="string" office:string-value="'PRK': 'KP'," calcext:value-type="string">
            <text:p>'PRK': 'KP',</text:p>
          </table:table-cell>
          <table:table-cell table:formula="of:=CONCATENATE(&quot;'&quot;;['Country Names and Codes'.C135];&quot;': '&quot;;['Country Names and Codes'.B135];&quot;',&quot;)" office:value-type="string" office:string-value="'KP': 'PRK'," calcext:value-type="string">
            <text:p>'KP': 'PRK',</text:p>
          </table:table-cell>
          <table:table-cell table:formula="of:=CONCATENATE(&quot;&quot;&quot;&quot;;['Country Names and Codes'.B135];&quot;&quot;&quot;: &quot;&quot;&quot;;['Country Names and Codes'.A135];&quot;&quot;&quot;,&quot;)" office:value-type="string" office:string-value="&quot;PRK&quot;: &quot;Dem. Rep. Korea&quot;," calcext:value-type="string">
            <text:p>"PRK": "Dem. Rep. Korea",</text:p>
          </table:table-cell>
          <table:table-cell table:formula="of:=CONCATENATE(&quot;&quot;&quot;&quot;;['Country Names and Codes'.A135];&quot;&quot;&quot;: &quot;&quot;&quot;;['Country Names and Codes'.B135];&quot;&quot;&quot;,&quot;)" office:value-type="string" office:string-value="&quot;Dem. Rep. Korea&quot;: &quot;PRK&quot;," calcext:value-type="string">
            <text:p>"Dem. Rep. Korea": "PRK",</text:p>
          </table:table-cell>
          <table:table-cell table:formula="of:=CONCATENATE(&quot;&quot;&quot;&quot;;['Country Names and Codes'.C135];&quot;&quot;&quot;: &quot;&quot;&quot;;['Country Names and Codes'.A135];&quot;&quot;&quot;,&quot;)" office:value-type="string" office:string-value="&quot;KP&quot;: &quot;Dem. Rep. Korea&quot;," calcext:value-type="string">
            <text:p>"KP": "Dem. Rep. Korea",</text:p>
          </table:table-cell>
          <table:table-cell table:formula="of:=CONCATENATE(&quot;&quot;&quot;&quot;;['Country Names and Codes'.A135];&quot;&quot;&quot;: &quot;&quot;&quot;;['Country Names and Codes'.C135];&quot;&quot;&quot;,&quot;)" office:value-type="string" office:string-value="&quot;Dem. Rep. Korea&quot;: &quot;KP&quot;," calcext:value-type="string">
            <text:p>"Dem. Rep. Korea": "KP",</text:p>
          </table:table-cell>
        </table:table-row>
        <table:table-row table:style-name="ro1">
          <table:table-cell table:formula="of:=CONCATENATE(&quot;'&quot;;['Country Names and Codes'.B136];&quot;': '&quot;;['Country Names and Codes'.C136];&quot;',&quot;)" office:value-type="string" office:string-value="'PRT': 'PT'," calcext:value-type="string">
            <text:p>'PRT': 'PT',</text:p>
          </table:table-cell>
          <table:table-cell table:formula="of:=CONCATENATE(&quot;'&quot;;['Country Names and Codes'.C136];&quot;': '&quot;;['Country Names and Codes'.B136];&quot;',&quot;)" office:value-type="string" office:string-value="'PT': 'PRT'," calcext:value-type="string">
            <text:p>'PT': 'PRT',</text:p>
          </table:table-cell>
          <table:table-cell table:formula="of:=CONCATENATE(&quot;&quot;&quot;&quot;;['Country Names and Codes'.B136];&quot;&quot;&quot;: &quot;&quot;&quot;;['Country Names and Codes'.A136];&quot;&quot;&quot;,&quot;)" office:value-type="string" office:string-value="&quot;PRT&quot;: &quot;Portugal&quot;," calcext:value-type="string">
            <text:p>"PRT": "Portugal",</text:p>
          </table:table-cell>
          <table:table-cell table:formula="of:=CONCATENATE(&quot;&quot;&quot;&quot;;['Country Names and Codes'.A136];&quot;&quot;&quot;: &quot;&quot;&quot;;['Country Names and Codes'.B136];&quot;&quot;&quot;,&quot;)" office:value-type="string" office:string-value="&quot;Portugal&quot;: &quot;PRT&quot;," calcext:value-type="string">
            <text:p>"Portugal": "PRT",</text:p>
          </table:table-cell>
          <table:table-cell table:formula="of:=CONCATENATE(&quot;&quot;&quot;&quot;;['Country Names and Codes'.C136];&quot;&quot;&quot;: &quot;&quot;&quot;;['Country Names and Codes'.A136];&quot;&quot;&quot;,&quot;)" office:value-type="string" office:string-value="&quot;PT&quot;: &quot;Portugal&quot;," calcext:value-type="string">
            <text:p>"PT": "Portugal",</text:p>
          </table:table-cell>
          <table:table-cell table:formula="of:=CONCATENATE(&quot;&quot;&quot;&quot;;['Country Names and Codes'.A136];&quot;&quot;&quot;: &quot;&quot;&quot;;['Country Names and Codes'.C136];&quot;&quot;&quot;,&quot;)" office:value-type="string" office:string-value="&quot;Portugal&quot;: &quot;PT&quot;," calcext:value-type="string">
            <text:p>"Portugal": "PT",</text:p>
          </table:table-cell>
        </table:table-row>
        <table:table-row table:style-name="ro1">
          <table:table-cell table:formula="of:=CONCATENATE(&quot;'&quot;;['Country Names and Codes'.B137];&quot;': '&quot;;['Country Names and Codes'.C137];&quot;',&quot;)" office:value-type="string" office:string-value="'PRY': 'PY'," calcext:value-type="string">
            <text:p>'PRY': 'PY',</text:p>
          </table:table-cell>
          <table:table-cell table:formula="of:=CONCATENATE(&quot;'&quot;;['Country Names and Codes'.C137];&quot;': '&quot;;['Country Names and Codes'.B137];&quot;',&quot;)" office:value-type="string" office:string-value="'PY': 'PRY'," calcext:value-type="string">
            <text:p>'PY': 'PRY',</text:p>
          </table:table-cell>
          <table:table-cell table:formula="of:=CONCATENATE(&quot;&quot;&quot;&quot;;['Country Names and Codes'.B137];&quot;&quot;&quot;: &quot;&quot;&quot;;['Country Names and Codes'.A137];&quot;&quot;&quot;,&quot;)" office:value-type="string" office:string-value="&quot;PRY&quot;: &quot;Paraguay&quot;," calcext:value-type="string">
            <text:p>"PRY": "Paraguay",</text:p>
          </table:table-cell>
          <table:table-cell table:formula="of:=CONCATENATE(&quot;&quot;&quot;&quot;;['Country Names and Codes'.A137];&quot;&quot;&quot;: &quot;&quot;&quot;;['Country Names and Codes'.B137];&quot;&quot;&quot;,&quot;)" office:value-type="string" office:string-value="&quot;Paraguay&quot;: &quot;PRY&quot;," calcext:value-type="string">
            <text:p>"Paraguay": "PRY",</text:p>
          </table:table-cell>
          <table:table-cell table:formula="of:=CONCATENATE(&quot;&quot;&quot;&quot;;['Country Names and Codes'.C137];&quot;&quot;&quot;: &quot;&quot;&quot;;['Country Names and Codes'.A137];&quot;&quot;&quot;,&quot;)" office:value-type="string" office:string-value="&quot;PY&quot;: &quot;Paraguay&quot;," calcext:value-type="string">
            <text:p>"PY": "Paraguay",</text:p>
          </table:table-cell>
          <table:table-cell table:formula="of:=CONCATENATE(&quot;&quot;&quot;&quot;;['Country Names and Codes'.A137];&quot;&quot;&quot;: &quot;&quot;&quot;;['Country Names and Codes'.C137];&quot;&quot;&quot;,&quot;)" office:value-type="string" office:string-value="&quot;Paraguay&quot;: &quot;PY&quot;," calcext:value-type="string">
            <text:p>"Paraguay": "PY",</text:p>
          </table:table-cell>
        </table:table-row>
        <table:table-row table:style-name="ro1">
          <table:table-cell table:formula="of:=CONCATENATE(&quot;'&quot;;['Country Names and Codes'.B138];&quot;': '&quot;;['Country Names and Codes'.C138];&quot;',&quot;)" office:value-type="string" office:string-value="'QAT': 'QA'," calcext:value-type="string">
            <text:p>'QAT': 'QA',</text:p>
          </table:table-cell>
          <table:table-cell table:formula="of:=CONCATENATE(&quot;'&quot;;['Country Names and Codes'.C138];&quot;': '&quot;;['Country Names and Codes'.B138];&quot;',&quot;)" office:value-type="string" office:string-value="'QA': 'QAT'," calcext:value-type="string">
            <text:p>'QA': 'QAT',</text:p>
          </table:table-cell>
          <table:table-cell table:formula="of:=CONCATENATE(&quot;&quot;&quot;&quot;;['Country Names and Codes'.B138];&quot;&quot;&quot;: &quot;&quot;&quot;;['Country Names and Codes'.A138];&quot;&quot;&quot;,&quot;)" office:value-type="string" office:string-value="&quot;QAT&quot;: &quot;Qatar&quot;," calcext:value-type="string">
            <text:p>"QAT": "Qatar",</text:p>
          </table:table-cell>
          <table:table-cell table:formula="of:=CONCATENATE(&quot;&quot;&quot;&quot;;['Country Names and Codes'.A138];&quot;&quot;&quot;: &quot;&quot;&quot;;['Country Names and Codes'.B138];&quot;&quot;&quot;,&quot;)" office:value-type="string" office:string-value="&quot;Qatar&quot;: &quot;QAT&quot;," calcext:value-type="string">
            <text:p>"Qatar": "QAT",</text:p>
          </table:table-cell>
          <table:table-cell table:formula="of:=CONCATENATE(&quot;&quot;&quot;&quot;;['Country Names and Codes'.C138];&quot;&quot;&quot;: &quot;&quot;&quot;;['Country Names and Codes'.A138];&quot;&quot;&quot;,&quot;)" office:value-type="string" office:string-value="&quot;QA&quot;: &quot;Qatar&quot;," calcext:value-type="string">
            <text:p>"QA": "Qatar",</text:p>
          </table:table-cell>
          <table:table-cell table:formula="of:=CONCATENATE(&quot;&quot;&quot;&quot;;['Country Names and Codes'.A138];&quot;&quot;&quot;: &quot;&quot;&quot;;['Country Names and Codes'.C138];&quot;&quot;&quot;,&quot;)" office:value-type="string" office:string-value="&quot;Qatar&quot;: &quot;QA&quot;," calcext:value-type="string">
            <text:p>"Qatar": "QA",</text:p>
          </table:table-cell>
        </table:table-row>
        <table:table-row table:style-name="ro1">
          <table:table-cell table:formula="of:=CONCATENATE(&quot;'&quot;;['Country Names and Codes'.B139];&quot;': '&quot;;['Country Names and Codes'.C139];&quot;',&quot;)" office:value-type="string" office:string-value="'ROU': 'RO'," calcext:value-type="string">
            <text:p>'ROU': 'RO',</text:p>
          </table:table-cell>
          <table:table-cell table:formula="of:=CONCATENATE(&quot;'&quot;;['Country Names and Codes'.C139];&quot;': '&quot;;['Country Names and Codes'.B139];&quot;',&quot;)" office:value-type="string" office:string-value="'RO': 'ROU'," calcext:value-type="string">
            <text:p>'RO': 'ROU',</text:p>
          </table:table-cell>
          <table:table-cell table:formula="of:=CONCATENATE(&quot;&quot;&quot;&quot;;['Country Names and Codes'.B139];&quot;&quot;&quot;: &quot;&quot;&quot;;['Country Names and Codes'.A139];&quot;&quot;&quot;,&quot;)" office:value-type="string" office:string-value="&quot;ROU&quot;: &quot;Romania&quot;," calcext:value-type="string">
            <text:p>"ROU": "Romania",</text:p>
          </table:table-cell>
          <table:table-cell table:formula="of:=CONCATENATE(&quot;&quot;&quot;&quot;;['Country Names and Codes'.A139];&quot;&quot;&quot;: &quot;&quot;&quot;;['Country Names and Codes'.B139];&quot;&quot;&quot;,&quot;)" office:value-type="string" office:string-value="&quot;Romania&quot;: &quot;ROU&quot;," calcext:value-type="string">
            <text:p>"Romania": "ROU",</text:p>
          </table:table-cell>
          <table:table-cell table:formula="of:=CONCATENATE(&quot;&quot;&quot;&quot;;['Country Names and Codes'.C139];&quot;&quot;&quot;: &quot;&quot;&quot;;['Country Names and Codes'.A139];&quot;&quot;&quot;,&quot;)" office:value-type="string" office:string-value="&quot;RO&quot;: &quot;Romania&quot;," calcext:value-type="string">
            <text:p>"RO": "Romania",</text:p>
          </table:table-cell>
          <table:table-cell table:formula="of:=CONCATENATE(&quot;&quot;&quot;&quot;;['Country Names and Codes'.A139];&quot;&quot;&quot;: &quot;&quot;&quot;;['Country Names and Codes'.C139];&quot;&quot;&quot;,&quot;)" office:value-type="string" office:string-value="&quot;Romania&quot;: &quot;RO&quot;," calcext:value-type="string">
            <text:p>"Romania": "RO",</text:p>
          </table:table-cell>
        </table:table-row>
        <table:table-row table:style-name="ro1">
          <table:table-cell table:formula="of:=CONCATENATE(&quot;'&quot;;['Country Names and Codes'.B140];&quot;': '&quot;;['Country Names and Codes'.C140];&quot;',&quot;)" office:value-type="string" office:string-value="'RUS': 'RU'," calcext:value-type="string">
            <text:p>'RUS': 'RU',</text:p>
          </table:table-cell>
          <table:table-cell table:formula="of:=CONCATENATE(&quot;'&quot;;['Country Names and Codes'.C140];&quot;': '&quot;;['Country Names and Codes'.B140];&quot;',&quot;)" office:value-type="string" office:string-value="'RU': 'RUS'," calcext:value-type="string">
            <text:p>'RU': 'RUS',</text:p>
          </table:table-cell>
          <table:table-cell table:formula="of:=CONCATENATE(&quot;&quot;&quot;&quot;;['Country Names and Codes'.B140];&quot;&quot;&quot;: &quot;&quot;&quot;;['Country Names and Codes'.A140];&quot;&quot;&quot;,&quot;)" office:value-type="string" office:string-value="&quot;RUS&quot;: &quot;Russia&quot;," calcext:value-type="string">
            <text:p>"RUS": "Russia",</text:p>
          </table:table-cell>
          <table:table-cell table:formula="of:=CONCATENATE(&quot;&quot;&quot;&quot;;['Country Names and Codes'.A140];&quot;&quot;&quot;: &quot;&quot;&quot;;['Country Names and Codes'.B140];&quot;&quot;&quot;,&quot;)" office:value-type="string" office:string-value="&quot;Russia&quot;: &quot;RUS&quot;," calcext:value-type="string">
            <text:p>"Russia": "RUS",</text:p>
          </table:table-cell>
          <table:table-cell table:formula="of:=CONCATENATE(&quot;&quot;&quot;&quot;;['Country Names and Codes'.C140];&quot;&quot;&quot;: &quot;&quot;&quot;;['Country Names and Codes'.A140];&quot;&quot;&quot;,&quot;)" office:value-type="string" office:string-value="&quot;RU&quot;: &quot;Russia&quot;," calcext:value-type="string">
            <text:p>"RU": "Russia",</text:p>
          </table:table-cell>
          <table:table-cell table:formula="of:=CONCATENATE(&quot;&quot;&quot;&quot;;['Country Names and Codes'.A140];&quot;&quot;&quot;: &quot;&quot;&quot;;['Country Names and Codes'.C140];&quot;&quot;&quot;,&quot;)" office:value-type="string" office:string-value="&quot;Russia&quot;: &quot;RU&quot;," calcext:value-type="string">
            <text:p>"Russia": "RU",</text:p>
          </table:table-cell>
        </table:table-row>
        <table:table-row table:style-name="ro1">
          <table:table-cell table:formula="of:=CONCATENATE(&quot;'&quot;;['Country Names and Codes'.B141];&quot;': '&quot;;['Country Names and Codes'.C141];&quot;',&quot;)" office:value-type="string" office:string-value="'RWA': 'RW'," calcext:value-type="string">
            <text:p>'RWA': 'RW',</text:p>
          </table:table-cell>
          <table:table-cell table:formula="of:=CONCATENATE(&quot;'&quot;;['Country Names and Codes'.C141];&quot;': '&quot;;['Country Names and Codes'.B141];&quot;',&quot;)" office:value-type="string" office:string-value="'RW': 'RWA'," calcext:value-type="string">
            <text:p>'RW': 'RWA',</text:p>
          </table:table-cell>
          <table:table-cell table:formula="of:=CONCATENATE(&quot;&quot;&quot;&quot;;['Country Names and Codes'.B141];&quot;&quot;&quot;: &quot;&quot;&quot;;['Country Names and Codes'.A141];&quot;&quot;&quot;,&quot;)" office:value-type="string" office:string-value="&quot;RWA&quot;: &quot;Rwanda&quot;," calcext:value-type="string">
            <text:p>"RWA": "Rwanda",</text:p>
          </table:table-cell>
          <table:table-cell table:formula="of:=CONCATENATE(&quot;&quot;&quot;&quot;;['Country Names and Codes'.A141];&quot;&quot;&quot;: &quot;&quot;&quot;;['Country Names and Codes'.B141];&quot;&quot;&quot;,&quot;)" office:value-type="string" office:string-value="&quot;Rwanda&quot;: &quot;RWA&quot;," calcext:value-type="string">
            <text:p>"Rwanda": "RWA",</text:p>
          </table:table-cell>
          <table:table-cell table:formula="of:=CONCATENATE(&quot;&quot;&quot;&quot;;['Country Names and Codes'.C141];&quot;&quot;&quot;: &quot;&quot;&quot;;['Country Names and Codes'.A141];&quot;&quot;&quot;,&quot;)" office:value-type="string" office:string-value="&quot;RW&quot;: &quot;Rwanda&quot;," calcext:value-type="string">
            <text:p>"RW": "Rwanda",</text:p>
          </table:table-cell>
          <table:table-cell table:formula="of:=CONCATENATE(&quot;&quot;&quot;&quot;;['Country Names and Codes'.A141];&quot;&quot;&quot;: &quot;&quot;&quot;;['Country Names and Codes'.C141];&quot;&quot;&quot;,&quot;)" office:value-type="string" office:string-value="&quot;Rwanda&quot;: &quot;RW&quot;," calcext:value-type="string">
            <text:p>"Rwanda": "RW",</text:p>
          </table:table-cell>
        </table:table-row>
        <table:table-row table:style-name="ro1">
          <table:table-cell table:formula="of:=CONCATENATE(&quot;'&quot;;['Country Names and Codes'.B142];&quot;': '&quot;;['Country Names and Codes'.C142];&quot;',&quot;)" office:value-type="string" office:string-value="'SAH': 'EH'," calcext:value-type="string">
            <text:p>'SAH': 'EH',</text:p>
          </table:table-cell>
          <table:table-cell table:formula="of:=CONCATENATE(&quot;'&quot;;['Country Names and Codes'.C142];&quot;': '&quot;;['Country Names and Codes'.B142];&quot;',&quot;)" office:value-type="string" office:string-value="'EH': 'SAH'," calcext:value-type="string">
            <text:p>'EH': 'SAH',</text:p>
          </table:table-cell>
          <table:table-cell table:formula="of:=CONCATENATE(&quot;&quot;&quot;&quot;;['Country Names and Codes'.B142];&quot;&quot;&quot;: &quot;&quot;&quot;;['Country Names and Codes'.A142];&quot;&quot;&quot;,&quot;)" office:value-type="string" office:string-value="&quot;SAH&quot;: &quot;W. Sahara&quot;," calcext:value-type="string">
            <text:p>"SAH": "W. Sahara",</text:p>
          </table:table-cell>
          <table:table-cell table:formula="of:=CONCATENATE(&quot;&quot;&quot;&quot;;['Country Names and Codes'.A142];&quot;&quot;&quot;: &quot;&quot;&quot;;['Country Names and Codes'.B142];&quot;&quot;&quot;,&quot;)" office:value-type="string" office:string-value="&quot;W. Sahara&quot;: &quot;SAH&quot;," calcext:value-type="string">
            <text:p>"W. Sahara": "SAH",</text:p>
          </table:table-cell>
          <table:table-cell table:formula="of:=CONCATENATE(&quot;&quot;&quot;&quot;;['Country Names and Codes'.C142];&quot;&quot;&quot;: &quot;&quot;&quot;;['Country Names and Codes'.A142];&quot;&quot;&quot;,&quot;)" office:value-type="string" office:string-value="&quot;EH&quot;: &quot;W. Sahara&quot;," calcext:value-type="string">
            <text:p>"EH": "W. Sahara",</text:p>
          </table:table-cell>
          <table:table-cell table:formula="of:=CONCATENATE(&quot;&quot;&quot;&quot;;['Country Names and Codes'.A142];&quot;&quot;&quot;: &quot;&quot;&quot;;['Country Names and Codes'.C142];&quot;&quot;&quot;,&quot;)" office:value-type="string" office:string-value="&quot;W. Sahara&quot;: &quot;EH&quot;," calcext:value-type="string">
            <text:p>"W. Sahara": "EH",</text:p>
          </table:table-cell>
        </table:table-row>
        <table:table-row table:style-name="ro1">
          <table:table-cell table:formula="of:=CONCATENATE(&quot;'&quot;;['Country Names and Codes'.B143];&quot;': '&quot;;['Country Names and Codes'.C143];&quot;',&quot;)" office:value-type="string" office:string-value="'SAU': 'SA'," calcext:value-type="string">
            <text:p>'SAU': 'SA',</text:p>
          </table:table-cell>
          <table:table-cell table:formula="of:=CONCATENATE(&quot;'&quot;;['Country Names and Codes'.C143];&quot;': '&quot;;['Country Names and Codes'.B143];&quot;',&quot;)" office:value-type="string" office:string-value="'SA': 'SAU'," calcext:value-type="string">
            <text:p>'SA': 'SAU',</text:p>
          </table:table-cell>
          <table:table-cell table:formula="of:=CONCATENATE(&quot;&quot;&quot;&quot;;['Country Names and Codes'.B143];&quot;&quot;&quot;: &quot;&quot;&quot;;['Country Names and Codes'.A143];&quot;&quot;&quot;,&quot;)" office:value-type="string" office:string-value="&quot;SAU&quot;: &quot;Saudi Arabia&quot;," calcext:value-type="string">
            <text:p>"SAU": "Saudi Arabia",</text:p>
          </table:table-cell>
          <table:table-cell table:formula="of:=CONCATENATE(&quot;&quot;&quot;&quot;;['Country Names and Codes'.A143];&quot;&quot;&quot;: &quot;&quot;&quot;;['Country Names and Codes'.B143];&quot;&quot;&quot;,&quot;)" office:value-type="string" office:string-value="&quot;Saudi Arabia&quot;: &quot;SAU&quot;," calcext:value-type="string">
            <text:p>"Saudi Arabia": "SAU",</text:p>
          </table:table-cell>
          <table:table-cell table:formula="of:=CONCATENATE(&quot;&quot;&quot;&quot;;['Country Names and Codes'.C143];&quot;&quot;&quot;: &quot;&quot;&quot;;['Country Names and Codes'.A143];&quot;&quot;&quot;,&quot;)" office:value-type="string" office:string-value="&quot;SA&quot;: &quot;Saudi Arabia&quot;," calcext:value-type="string">
            <text:p>"SA": "Saudi Arabia",</text:p>
          </table:table-cell>
          <table:table-cell table:formula="of:=CONCATENATE(&quot;&quot;&quot;&quot;;['Country Names and Codes'.A143];&quot;&quot;&quot;: &quot;&quot;&quot;;['Country Names and Codes'.C143];&quot;&quot;&quot;,&quot;)" office:value-type="string" office:string-value="&quot;Saudi Arabia&quot;: &quot;SA&quot;," calcext:value-type="string">
            <text:p>"Saudi Arabia": "SA",</text:p>
          </table:table-cell>
        </table:table-row>
        <table:table-row table:style-name="ro1">
          <table:table-cell table:formula="of:=CONCATENATE(&quot;'&quot;;['Country Names and Codes'.B144];&quot;': '&quot;;['Country Names and Codes'.C144];&quot;',&quot;)" office:value-type="string" office:string-value="'SCT': ''," calcext:value-type="string">
            <text:p>'SCT': '',</text:p>
          </table:table-cell>
          <table:table-cell table:formula="of:=CONCATENATE(&quot;'&quot;;['Country Names and Codes'.C144];&quot;': '&quot;;['Country Names and Codes'.B144];&quot;',&quot;)" office:value-type="string" office:string-value="'': 'SCT'," calcext:value-type="string">
            <text:p>'': 'SCT',</text:p>
          </table:table-cell>
          <table:table-cell table:formula="of:=CONCATENATE(&quot;&quot;&quot;&quot;;['Country Names and Codes'.B144];&quot;&quot;&quot;: &quot;&quot;&quot;;['Country Names and Codes'.A144];&quot;&quot;&quot;,&quot;)" office:value-type="string" office:string-value="&quot;SCT&quot;: &quot;Scotland&quot;," calcext:value-type="string">
            <text:p>"SCT": "Scotland",</text:p>
          </table:table-cell>
          <table:table-cell table:formula="of:=CONCATENATE(&quot;&quot;&quot;&quot;;['Country Names and Codes'.A144];&quot;&quot;&quot;: &quot;&quot;&quot;;['Country Names and Codes'.B144];&quot;&quot;&quot;,&quot;)" office:value-type="string" office:string-value="&quot;Scotland&quot;: &quot;SCT&quot;," calcext:value-type="string">
            <text:p>"Scotland": "SCT",</text:p>
          </table:table-cell>
          <table:table-cell table:formula="of:=CONCATENATE(&quot;&quot;&quot;&quot;;['Country Names and Codes'.C144];&quot;&quot;&quot;: &quot;&quot;&quot;;['Country Names and Codes'.A144];&quot;&quot;&quot;,&quot;)" office:value-type="string" office:string-value="&quot;&quot;: &quot;Scotland&quot;," calcext:value-type="string">
            <text:p>"": "Scotland",</text:p>
          </table:table-cell>
          <table:table-cell table:formula="of:=CONCATENATE(&quot;&quot;&quot;&quot;;['Country Names and Codes'.A144];&quot;&quot;&quot;: &quot;&quot;&quot;;['Country Names and Codes'.C144];&quot;&quot;&quot;,&quot;)" office:value-type="string" office:string-value="&quot;Scotland&quot;: &quot;&quot;," calcext:value-type="string">
            <text:p>"Scotland": "",</text:p>
          </table:table-cell>
        </table:table-row>
        <table:table-row table:style-name="ro1">
          <table:table-cell table:formula="of:=CONCATENATE(&quot;'&quot;;['Country Names and Codes'.B145];&quot;': '&quot;;['Country Names and Codes'.C145];&quot;',&quot;)" office:value-type="string" office:string-value="'SDN': 'SD'," calcext:value-type="string">
            <text:p>'SDN': 'SD',</text:p>
          </table:table-cell>
          <table:table-cell table:formula="of:=CONCATENATE(&quot;'&quot;;['Country Names and Codes'.C145];&quot;': '&quot;;['Country Names and Codes'.B145];&quot;',&quot;)" office:value-type="string" office:string-value="'SD': 'SDN'," calcext:value-type="string">
            <text:p>'SD': 'SDN',</text:p>
          </table:table-cell>
          <table:table-cell table:formula="of:=CONCATENATE(&quot;&quot;&quot;&quot;;['Country Names and Codes'.B145];&quot;&quot;&quot;: &quot;&quot;&quot;;['Country Names and Codes'.A145];&quot;&quot;&quot;,&quot;)" office:value-type="string" office:string-value="&quot;SDN&quot;: &quot;Sudan&quot;," calcext:value-type="string">
            <text:p>"SDN": "Sudan",</text:p>
          </table:table-cell>
          <table:table-cell table:formula="of:=CONCATENATE(&quot;&quot;&quot;&quot;;['Country Names and Codes'.A145];&quot;&quot;&quot;: &quot;&quot;&quot;;['Country Names and Codes'.B145];&quot;&quot;&quot;,&quot;)" office:value-type="string" office:string-value="&quot;Sudan&quot;: &quot;SDN&quot;," calcext:value-type="string">
            <text:p>"Sudan": "SDN",</text:p>
          </table:table-cell>
          <table:table-cell table:formula="of:=CONCATENATE(&quot;&quot;&quot;&quot;;['Country Names and Codes'.C145];&quot;&quot;&quot;: &quot;&quot;&quot;;['Country Names and Codes'.A145];&quot;&quot;&quot;,&quot;)" office:value-type="string" office:string-value="&quot;SD&quot;: &quot;Sudan&quot;," calcext:value-type="string">
            <text:p>"SD": "Sudan",</text:p>
          </table:table-cell>
          <table:table-cell table:formula="of:=CONCATENATE(&quot;&quot;&quot;&quot;;['Country Names and Codes'.A145];&quot;&quot;&quot;: &quot;&quot;&quot;;['Country Names and Codes'.C145];&quot;&quot;&quot;,&quot;)" office:value-type="string" office:string-value="&quot;Sudan&quot;: &quot;SD&quot;," calcext:value-type="string">
            <text:p>"Sudan": "SD",</text:p>
          </table:table-cell>
        </table:table-row>
        <table:table-row table:style-name="ro1">
          <table:table-cell table:formula="of:=CONCATENATE(&quot;'&quot;;['Country Names and Codes'.B146];&quot;': '&quot;;['Country Names and Codes'.C146];&quot;',&quot;)" office:value-type="string" office:string-value="'SDS': 'SS'," calcext:value-type="string">
            <text:p>'SDS': 'SS',</text:p>
          </table:table-cell>
          <table:table-cell table:formula="of:=CONCATENATE(&quot;'&quot;;['Country Names and Codes'.C146];&quot;': '&quot;;['Country Names and Codes'.B146];&quot;',&quot;)" office:value-type="string" office:string-value="'SS': 'SDS'," calcext:value-type="string">
            <text:p>'SS': 'SDS',</text:p>
          </table:table-cell>
          <table:table-cell table:formula="of:=CONCATENATE(&quot;&quot;&quot;&quot;;['Country Names and Codes'.B146];&quot;&quot;&quot;: &quot;&quot;&quot;;['Country Names and Codes'.A146];&quot;&quot;&quot;,&quot;)" office:value-type="string" office:string-value="&quot;SDS&quot;: &quot;S. Sudan&quot;," calcext:value-type="string">
            <text:p>"SDS": "S. Sudan",</text:p>
          </table:table-cell>
          <table:table-cell table:formula="of:=CONCATENATE(&quot;&quot;&quot;&quot;;['Country Names and Codes'.A146];&quot;&quot;&quot;: &quot;&quot;&quot;;['Country Names and Codes'.B146];&quot;&quot;&quot;,&quot;)" office:value-type="string" office:string-value="&quot;S. Sudan&quot;: &quot;SDS&quot;," calcext:value-type="string">
            <text:p>"S. Sudan": "SDS",</text:p>
          </table:table-cell>
          <table:table-cell table:formula="of:=CONCATENATE(&quot;&quot;&quot;&quot;;['Country Names and Codes'.C146];&quot;&quot;&quot;: &quot;&quot;&quot;;['Country Names and Codes'.A146];&quot;&quot;&quot;,&quot;)" office:value-type="string" office:string-value="&quot;SS&quot;: &quot;S. Sudan&quot;," calcext:value-type="string">
            <text:p>"SS": "S. Sudan",</text:p>
          </table:table-cell>
          <table:table-cell table:formula="of:=CONCATENATE(&quot;&quot;&quot;&quot;;['Country Names and Codes'.A146];&quot;&quot;&quot;: &quot;&quot;&quot;;['Country Names and Codes'.C146];&quot;&quot;&quot;,&quot;)" office:value-type="string" office:string-value="&quot;S. Sudan&quot;: &quot;SS&quot;," calcext:value-type="string">
            <text:p>"S. Sudan": "SS",</text:p>
          </table:table-cell>
        </table:table-row>
        <table:table-row table:style-name="ro1">
          <table:table-cell table:formula="of:=CONCATENATE(&quot;'&quot;;['Country Names and Codes'.B147];&quot;': '&quot;;['Country Names and Codes'.C147];&quot;',&quot;)" office:value-type="string" office:string-value="'SEN': 'SN'," calcext:value-type="string">
            <text:p>'SEN': 'SN',</text:p>
          </table:table-cell>
          <table:table-cell table:formula="of:=CONCATENATE(&quot;'&quot;;['Country Names and Codes'.C147];&quot;': '&quot;;['Country Names and Codes'.B147];&quot;',&quot;)" office:value-type="string" office:string-value="'SN': 'SEN'," calcext:value-type="string">
            <text:p>'SN': 'SEN',</text:p>
          </table:table-cell>
          <table:table-cell table:formula="of:=CONCATENATE(&quot;&quot;&quot;&quot;;['Country Names and Codes'.B147];&quot;&quot;&quot;: &quot;&quot;&quot;;['Country Names and Codes'.A147];&quot;&quot;&quot;,&quot;)" office:value-type="string" office:string-value="&quot;SEN&quot;: &quot;Senegal&quot;," calcext:value-type="string">
            <text:p>"SEN": "Senegal",</text:p>
          </table:table-cell>
          <table:table-cell table:formula="of:=CONCATENATE(&quot;&quot;&quot;&quot;;['Country Names and Codes'.A147];&quot;&quot;&quot;: &quot;&quot;&quot;;['Country Names and Codes'.B147];&quot;&quot;&quot;,&quot;)" office:value-type="string" office:string-value="&quot;Senegal&quot;: &quot;SEN&quot;," calcext:value-type="string">
            <text:p>"Senegal": "SEN",</text:p>
          </table:table-cell>
          <table:table-cell table:formula="of:=CONCATENATE(&quot;&quot;&quot;&quot;;['Country Names and Codes'.C147];&quot;&quot;&quot;: &quot;&quot;&quot;;['Country Names and Codes'.A147];&quot;&quot;&quot;,&quot;)" office:value-type="string" office:string-value="&quot;SN&quot;: &quot;Senegal&quot;," calcext:value-type="string">
            <text:p>"SN": "Senegal",</text:p>
          </table:table-cell>
          <table:table-cell table:formula="of:=CONCATENATE(&quot;&quot;&quot;&quot;;['Country Names and Codes'.A147];&quot;&quot;&quot;: &quot;&quot;&quot;;['Country Names and Codes'.C147];&quot;&quot;&quot;,&quot;)" office:value-type="string" office:string-value="&quot;Senegal&quot;: &quot;SN&quot;," calcext:value-type="string">
            <text:p>"Senegal": "SN",</text:p>
          </table:table-cell>
        </table:table-row>
        <table:table-row table:style-name="ro1">
          <table:table-cell table:formula="of:=CONCATENATE(&quot;'&quot;;['Country Names and Codes'.B148];&quot;': '&quot;;['Country Names and Codes'.C148];&quot;',&quot;)" office:value-type="string" office:string-value="'SLB': 'SB'," calcext:value-type="string">
            <text:p>'SLB': 'SB',</text:p>
          </table:table-cell>
          <table:table-cell table:formula="of:=CONCATENATE(&quot;'&quot;;['Country Names and Codes'.C148];&quot;': '&quot;;['Country Names and Codes'.B148];&quot;',&quot;)" office:value-type="string" office:string-value="'SB': 'SLB'," calcext:value-type="string">
            <text:p>'SB': 'SLB',</text:p>
          </table:table-cell>
          <table:table-cell table:formula="of:=CONCATENATE(&quot;&quot;&quot;&quot;;['Country Names and Codes'.B148];&quot;&quot;&quot;: &quot;&quot;&quot;;['Country Names and Codes'.A148];&quot;&quot;&quot;,&quot;)" office:value-type="string" office:string-value="&quot;SLB&quot;: &quot;Solomon Is.&quot;," calcext:value-type="string">
            <text:p>"SLB": "Solomon Is.",</text:p>
          </table:table-cell>
          <table:table-cell table:formula="of:=CONCATENATE(&quot;&quot;&quot;&quot;;['Country Names and Codes'.A148];&quot;&quot;&quot;: &quot;&quot;&quot;;['Country Names and Codes'.B148];&quot;&quot;&quot;,&quot;)" office:value-type="string" office:string-value="&quot;Solomon Is.&quot;: &quot;SLB&quot;," calcext:value-type="string">
            <text:p>"Solomon Is.": "SLB",</text:p>
          </table:table-cell>
          <table:table-cell table:formula="of:=CONCATENATE(&quot;&quot;&quot;&quot;;['Country Names and Codes'.C148];&quot;&quot;&quot;: &quot;&quot;&quot;;['Country Names and Codes'.A148];&quot;&quot;&quot;,&quot;)" office:value-type="string" office:string-value="&quot;SB&quot;: &quot;Solomon Is.&quot;," calcext:value-type="string">
            <text:p>"SB": "Solomon Is.",</text:p>
          </table:table-cell>
          <table:table-cell table:formula="of:=CONCATENATE(&quot;&quot;&quot;&quot;;['Country Names and Codes'.A148];&quot;&quot;&quot;: &quot;&quot;&quot;;['Country Names and Codes'.C148];&quot;&quot;&quot;,&quot;)" office:value-type="string" office:string-value="&quot;Solomon Is.&quot;: &quot;SB&quot;," calcext:value-type="string">
            <text:p>"Solomon Is.": "SB",</text:p>
          </table:table-cell>
        </table:table-row>
        <table:table-row table:style-name="ro1">
          <table:table-cell table:formula="of:=CONCATENATE(&quot;'&quot;;['Country Names and Codes'.B149];&quot;': '&quot;;['Country Names and Codes'.C149];&quot;',&quot;)" office:value-type="string" office:string-value="'SLE': 'SL'," calcext:value-type="string">
            <text:p>'SLE': 'SL',</text:p>
          </table:table-cell>
          <table:table-cell table:formula="of:=CONCATENATE(&quot;'&quot;;['Country Names and Codes'.C149];&quot;': '&quot;;['Country Names and Codes'.B149];&quot;',&quot;)" office:value-type="string" office:string-value="'SL': 'SLE'," calcext:value-type="string">
            <text:p>'SL': 'SLE',</text:p>
          </table:table-cell>
          <table:table-cell table:formula="of:=CONCATENATE(&quot;&quot;&quot;&quot;;['Country Names and Codes'.B149];&quot;&quot;&quot;: &quot;&quot;&quot;;['Country Names and Codes'.A149];&quot;&quot;&quot;,&quot;)" office:value-type="string" office:string-value="&quot;SLE&quot;: &quot;Sierra Leone&quot;," calcext:value-type="string">
            <text:p>"SLE": "Sierra Leone",</text:p>
          </table:table-cell>
          <table:table-cell table:formula="of:=CONCATENATE(&quot;&quot;&quot;&quot;;['Country Names and Codes'.A149];&quot;&quot;&quot;: &quot;&quot;&quot;;['Country Names and Codes'.B149];&quot;&quot;&quot;,&quot;)" office:value-type="string" office:string-value="&quot;Sierra Leone&quot;: &quot;SLE&quot;," calcext:value-type="string">
            <text:p>"Sierra Leone": "SLE",</text:p>
          </table:table-cell>
          <table:table-cell table:formula="of:=CONCATENATE(&quot;&quot;&quot;&quot;;['Country Names and Codes'.C149];&quot;&quot;&quot;: &quot;&quot;&quot;;['Country Names and Codes'.A149];&quot;&quot;&quot;,&quot;)" office:value-type="string" office:string-value="&quot;SL&quot;: &quot;Sierra Leone&quot;," calcext:value-type="string">
            <text:p>"SL": "Sierra Leone",</text:p>
          </table:table-cell>
          <table:table-cell table:formula="of:=CONCATENATE(&quot;&quot;&quot;&quot;;['Country Names and Codes'.A149];&quot;&quot;&quot;: &quot;&quot;&quot;;['Country Names and Codes'.C149];&quot;&quot;&quot;,&quot;)" office:value-type="string" office:string-value="&quot;Sierra Leone&quot;: &quot;SL&quot;," calcext:value-type="string">
            <text:p>"Sierra Leone": "SL",</text:p>
          </table:table-cell>
        </table:table-row>
        <table:table-row table:style-name="ro1">
          <table:table-cell table:formula="of:=CONCATENATE(&quot;'&quot;;['Country Names and Codes'.B150];&quot;': '&quot;;['Country Names and Codes'.C150];&quot;',&quot;)" office:value-type="string" office:string-value="'SLV': 'SV'," calcext:value-type="string">
            <text:p>'SLV': 'SV',</text:p>
          </table:table-cell>
          <table:table-cell table:formula="of:=CONCATENATE(&quot;'&quot;;['Country Names and Codes'.C150];&quot;': '&quot;;['Country Names and Codes'.B150];&quot;',&quot;)" office:value-type="string" office:string-value="'SV': 'SLV'," calcext:value-type="string">
            <text:p>'SV': 'SLV',</text:p>
          </table:table-cell>
          <table:table-cell table:formula="of:=CONCATENATE(&quot;&quot;&quot;&quot;;['Country Names and Codes'.B150];&quot;&quot;&quot;: &quot;&quot;&quot;;['Country Names and Codes'.A150];&quot;&quot;&quot;,&quot;)" office:value-type="string" office:string-value="&quot;SLV&quot;: &quot;El Salvador&quot;," calcext:value-type="string">
            <text:p>"SLV": "El Salvador",</text:p>
          </table:table-cell>
          <table:table-cell table:formula="of:=CONCATENATE(&quot;&quot;&quot;&quot;;['Country Names and Codes'.A150];&quot;&quot;&quot;: &quot;&quot;&quot;;['Country Names and Codes'.B150];&quot;&quot;&quot;,&quot;)" office:value-type="string" office:string-value="&quot;El Salvador&quot;: &quot;SLV&quot;," calcext:value-type="string">
            <text:p>"El Salvador": "SLV",</text:p>
          </table:table-cell>
          <table:table-cell table:formula="of:=CONCATENATE(&quot;&quot;&quot;&quot;;['Country Names and Codes'.C150];&quot;&quot;&quot;: &quot;&quot;&quot;;['Country Names and Codes'.A150];&quot;&quot;&quot;,&quot;)" office:value-type="string" office:string-value="&quot;SV&quot;: &quot;El Salvador&quot;," calcext:value-type="string">
            <text:p>"SV": "El Salvador",</text:p>
          </table:table-cell>
          <table:table-cell table:formula="of:=CONCATENATE(&quot;&quot;&quot;&quot;;['Country Names and Codes'.A150];&quot;&quot;&quot;: &quot;&quot;&quot;;['Country Names and Codes'.C150];&quot;&quot;&quot;,&quot;)" office:value-type="string" office:string-value="&quot;El Salvador&quot;: &quot;SV&quot;," calcext:value-type="string">
            <text:p>"El Salvador": "SV",</text:p>
          </table:table-cell>
        </table:table-row>
        <table:table-row table:style-name="ro1">
          <table:table-cell table:formula="of:=CONCATENATE(&quot;'&quot;;['Country Names and Codes'.B151];&quot;': '&quot;;['Country Names and Codes'.C151];&quot;',&quot;)" office:value-type="string" office:string-value="'SOL': ''," calcext:value-type="string">
            <text:p>'SOL': '',</text:p>
          </table:table-cell>
          <table:table-cell table:formula="of:=CONCATENATE(&quot;'&quot;;['Country Names and Codes'.C151];&quot;': '&quot;;['Country Names and Codes'.B151];&quot;',&quot;)" office:value-type="string" office:string-value="'': 'SOL'," calcext:value-type="string">
            <text:p>'': 'SOL',</text:p>
          </table:table-cell>
          <table:table-cell table:formula="of:=CONCATENATE(&quot;&quot;&quot;&quot;;['Country Names and Codes'.B151];&quot;&quot;&quot;: &quot;&quot;&quot;;['Country Names and Codes'.A151];&quot;&quot;&quot;,&quot;)" office:value-type="string" office:string-value="&quot;SOL&quot;: &quot;Somaliland&quot;," calcext:value-type="string">
            <text:p>"SOL": "Somaliland",</text:p>
          </table:table-cell>
          <table:table-cell table:formula="of:=CONCATENATE(&quot;&quot;&quot;&quot;;['Country Names and Codes'.A151];&quot;&quot;&quot;: &quot;&quot;&quot;;['Country Names and Codes'.B151];&quot;&quot;&quot;,&quot;)" office:value-type="string" office:string-value="&quot;Somaliland&quot;: &quot;SOL&quot;," calcext:value-type="string">
            <text:p>"Somaliland": "SOL",</text:p>
          </table:table-cell>
          <table:table-cell table:formula="of:=CONCATENATE(&quot;&quot;&quot;&quot;;['Country Names and Codes'.C151];&quot;&quot;&quot;: &quot;&quot;&quot;;['Country Names and Codes'.A151];&quot;&quot;&quot;,&quot;)" office:value-type="string" office:string-value="&quot;&quot;: &quot;Somaliland&quot;," calcext:value-type="string">
            <text:p>"": "Somaliland",</text:p>
          </table:table-cell>
          <table:table-cell table:formula="of:=CONCATENATE(&quot;&quot;&quot;&quot;;['Country Names and Codes'.A151];&quot;&quot;&quot;: &quot;&quot;&quot;;['Country Names and Codes'.C151];&quot;&quot;&quot;,&quot;)" office:value-type="string" office:string-value="&quot;Somaliland&quot;: &quot;&quot;," calcext:value-type="string">
            <text:p>"Somaliland": "",</text:p>
          </table:table-cell>
        </table:table-row>
        <table:table-row table:style-name="ro1">
          <table:table-cell table:formula="of:=CONCATENATE(&quot;'&quot;;['Country Names and Codes'.B152];&quot;': '&quot;;['Country Names and Codes'.C152];&quot;',&quot;)" office:value-type="string" office:string-value="'SOM': 'SO'," calcext:value-type="string">
            <text:p>'SOM': 'SO',</text:p>
          </table:table-cell>
          <table:table-cell table:formula="of:=CONCATENATE(&quot;'&quot;;['Country Names and Codes'.C152];&quot;': '&quot;;['Country Names and Codes'.B152];&quot;',&quot;)" office:value-type="string" office:string-value="'SO': 'SOM'," calcext:value-type="string">
            <text:p>'SO': 'SOM',</text:p>
          </table:table-cell>
          <table:table-cell table:formula="of:=CONCATENATE(&quot;&quot;&quot;&quot;;['Country Names and Codes'.B152];&quot;&quot;&quot;: &quot;&quot;&quot;;['Country Names and Codes'.A152];&quot;&quot;&quot;,&quot;)" office:value-type="string" office:string-value="&quot;SOM&quot;: &quot;Somalia&quot;," calcext:value-type="string">
            <text:p>"SOM": "Somalia",</text:p>
          </table:table-cell>
          <table:table-cell table:formula="of:=CONCATENATE(&quot;&quot;&quot;&quot;;['Country Names and Codes'.A152];&quot;&quot;&quot;: &quot;&quot;&quot;;['Country Names and Codes'.B152];&quot;&quot;&quot;,&quot;)" office:value-type="string" office:string-value="&quot;Somalia&quot;: &quot;SOM&quot;," calcext:value-type="string">
            <text:p>"Somalia": "SOM",</text:p>
          </table:table-cell>
          <table:table-cell table:formula="of:=CONCATENATE(&quot;&quot;&quot;&quot;;['Country Names and Codes'.C152];&quot;&quot;&quot;: &quot;&quot;&quot;;['Country Names and Codes'.A152];&quot;&quot;&quot;,&quot;)" office:value-type="string" office:string-value="&quot;SO&quot;: &quot;Somalia&quot;," calcext:value-type="string">
            <text:p>"SO": "Somalia",</text:p>
          </table:table-cell>
          <table:table-cell table:formula="of:=CONCATENATE(&quot;&quot;&quot;&quot;;['Country Names and Codes'.A152];&quot;&quot;&quot;: &quot;&quot;&quot;;['Country Names and Codes'.C152];&quot;&quot;&quot;,&quot;)" office:value-type="string" office:string-value="&quot;Somalia&quot;: &quot;SO&quot;," calcext:value-type="string">
            <text:p>"Somalia": "SO",</text:p>
          </table:table-cell>
        </table:table-row>
        <table:table-row table:style-name="ro1">
          <table:table-cell table:formula="of:=CONCATENATE(&quot;'&quot;;['Country Names and Codes'.B153];&quot;': '&quot;;['Country Names and Codes'.C153];&quot;',&quot;)" office:value-type="string" office:string-value="'SRS': 'RS'," calcext:value-type="string">
            <text:p>'SRS': 'RS',</text:p>
          </table:table-cell>
          <table:table-cell table:formula="of:=CONCATENATE(&quot;'&quot;;['Country Names and Codes'.C153];&quot;': '&quot;;['Country Names and Codes'.B153];&quot;',&quot;)" office:value-type="string" office:string-value="'RS': 'SRS'," calcext:value-type="string">
            <text:p>'RS': 'SRS',</text:p>
          </table:table-cell>
          <table:table-cell table:formula="of:=CONCATENATE(&quot;&quot;&quot;&quot;;['Country Names and Codes'.B153];&quot;&quot;&quot;: &quot;&quot;&quot;;['Country Names and Codes'.A153];&quot;&quot;&quot;,&quot;)" office:value-type="string" office:string-value="&quot;SRS&quot;: &quot;Serbia&quot;," calcext:value-type="string">
            <text:p>"SRS": "Serbia",</text:p>
          </table:table-cell>
          <table:table-cell table:formula="of:=CONCATENATE(&quot;&quot;&quot;&quot;;['Country Names and Codes'.A153];&quot;&quot;&quot;: &quot;&quot;&quot;;['Country Names and Codes'.B153];&quot;&quot;&quot;,&quot;)" office:value-type="string" office:string-value="&quot;Serbia&quot;: &quot;SRS&quot;," calcext:value-type="string">
            <text:p>"Serbia": "SRS",</text:p>
          </table:table-cell>
          <table:table-cell table:formula="of:=CONCATENATE(&quot;&quot;&quot;&quot;;['Country Names and Codes'.C153];&quot;&quot;&quot;: &quot;&quot;&quot;;['Country Names and Codes'.A153];&quot;&quot;&quot;,&quot;)" office:value-type="string" office:string-value="&quot;RS&quot;: &quot;Serbia&quot;," calcext:value-type="string">
            <text:p>"RS": "Serbia",</text:p>
          </table:table-cell>
          <table:table-cell table:formula="of:=CONCATENATE(&quot;&quot;&quot;&quot;;['Country Names and Codes'.A153];&quot;&quot;&quot;: &quot;&quot;&quot;;['Country Names and Codes'.C153];&quot;&quot;&quot;,&quot;)" office:value-type="string" office:string-value="&quot;Serbia&quot;: &quot;RS&quot;," calcext:value-type="string">
            <text:p>"Serbia": "RS",</text:p>
          </table:table-cell>
        </table:table-row>
        <table:table-row table:style-name="ro1">
          <table:table-cell table:formula="of:=CONCATENATE(&quot;'&quot;;['Country Names and Codes'.B154];&quot;': '&quot;;['Country Names and Codes'.C154];&quot;',&quot;)" office:value-type="string" office:string-value="'SUR': 'SR'," calcext:value-type="string">
            <text:p>'SUR': 'SR',</text:p>
          </table:table-cell>
          <table:table-cell table:formula="of:=CONCATENATE(&quot;'&quot;;['Country Names and Codes'.C154];&quot;': '&quot;;['Country Names and Codes'.B154];&quot;',&quot;)" office:value-type="string" office:string-value="'SR': 'SUR'," calcext:value-type="string">
            <text:p>'SR': 'SUR',</text:p>
          </table:table-cell>
          <table:table-cell table:formula="of:=CONCATENATE(&quot;&quot;&quot;&quot;;['Country Names and Codes'.B154];&quot;&quot;&quot;: &quot;&quot;&quot;;['Country Names and Codes'.A154];&quot;&quot;&quot;,&quot;)" office:value-type="string" office:string-value="&quot;SUR&quot;: &quot;Suriname&quot;," calcext:value-type="string">
            <text:p>"SUR": "Suriname",</text:p>
          </table:table-cell>
          <table:table-cell table:formula="of:=CONCATENATE(&quot;&quot;&quot;&quot;;['Country Names and Codes'.A154];&quot;&quot;&quot;: &quot;&quot;&quot;;['Country Names and Codes'.B154];&quot;&quot;&quot;,&quot;)" office:value-type="string" office:string-value="&quot;Suriname&quot;: &quot;SUR&quot;," calcext:value-type="string">
            <text:p>"Suriname": "SUR",</text:p>
          </table:table-cell>
          <table:table-cell table:formula="of:=CONCATENATE(&quot;&quot;&quot;&quot;;['Country Names and Codes'.C154];&quot;&quot;&quot;: &quot;&quot;&quot;;['Country Names and Codes'.A154];&quot;&quot;&quot;,&quot;)" office:value-type="string" office:string-value="&quot;SR&quot;: &quot;Suriname&quot;," calcext:value-type="string">
            <text:p>"SR": "Suriname",</text:p>
          </table:table-cell>
          <table:table-cell table:formula="of:=CONCATENATE(&quot;&quot;&quot;&quot;;['Country Names and Codes'.A154];&quot;&quot;&quot;: &quot;&quot;&quot;;['Country Names and Codes'.C154];&quot;&quot;&quot;,&quot;)" office:value-type="string" office:string-value="&quot;Suriname&quot;: &quot;SR&quot;," calcext:value-type="string">
            <text:p>"Suriname": "SR",</text:p>
          </table:table-cell>
        </table:table-row>
        <table:table-row table:style-name="ro1">
          <table:table-cell table:formula="of:=CONCATENATE(&quot;'&quot;;['Country Names and Codes'.B155];&quot;': '&quot;;['Country Names and Codes'.C155];&quot;',&quot;)" office:value-type="string" office:string-value="'SVK': 'SK'," calcext:value-type="string">
            <text:p>'SVK': 'SK',</text:p>
          </table:table-cell>
          <table:table-cell table:formula="of:=CONCATENATE(&quot;'&quot;;['Country Names and Codes'.C155];&quot;': '&quot;;['Country Names and Codes'.B155];&quot;',&quot;)" office:value-type="string" office:string-value="'SK': 'SVK'," calcext:value-type="string">
            <text:p>'SK': 'SVK',</text:p>
          </table:table-cell>
          <table:table-cell table:formula="of:=CONCATENATE(&quot;&quot;&quot;&quot;;['Country Names and Codes'.B155];&quot;&quot;&quot;: &quot;&quot;&quot;;['Country Names and Codes'.A155];&quot;&quot;&quot;,&quot;)" office:value-type="string" office:string-value="&quot;SVK&quot;: &quot;Slovakia&quot;," calcext:value-type="string">
            <text:p>"SVK": "Slovakia",</text:p>
          </table:table-cell>
          <table:table-cell table:formula="of:=CONCATENATE(&quot;&quot;&quot;&quot;;['Country Names and Codes'.A155];&quot;&quot;&quot;: &quot;&quot;&quot;;['Country Names and Codes'.B155];&quot;&quot;&quot;,&quot;)" office:value-type="string" office:string-value="&quot;Slovakia&quot;: &quot;SVK&quot;," calcext:value-type="string">
            <text:p>"Slovakia": "SVK",</text:p>
          </table:table-cell>
          <table:table-cell table:formula="of:=CONCATENATE(&quot;&quot;&quot;&quot;;['Country Names and Codes'.C155];&quot;&quot;&quot;: &quot;&quot;&quot;;['Country Names and Codes'.A155];&quot;&quot;&quot;,&quot;)" office:value-type="string" office:string-value="&quot;SK&quot;: &quot;Slovakia&quot;," calcext:value-type="string">
            <text:p>"SK": "Slovakia",</text:p>
          </table:table-cell>
          <table:table-cell table:formula="of:=CONCATENATE(&quot;&quot;&quot;&quot;;['Country Names and Codes'.A155];&quot;&quot;&quot;: &quot;&quot;&quot;;['Country Names and Codes'.C155];&quot;&quot;&quot;,&quot;)" office:value-type="string" office:string-value="&quot;Slovakia&quot;: &quot;SK&quot;," calcext:value-type="string">
            <text:p>"Slovakia": "SK",</text:p>
          </table:table-cell>
        </table:table-row>
        <table:table-row table:style-name="ro1">
          <table:table-cell table:formula="of:=CONCATENATE(&quot;'&quot;;['Country Names and Codes'.B156];&quot;': '&quot;;['Country Names and Codes'.C156];&quot;',&quot;)" office:value-type="string" office:string-value="'SVN': 'SI'," calcext:value-type="string">
            <text:p>'SVN': 'SI',</text:p>
          </table:table-cell>
          <table:table-cell table:formula="of:=CONCATENATE(&quot;'&quot;;['Country Names and Codes'.C156];&quot;': '&quot;;['Country Names and Codes'.B156];&quot;',&quot;)" office:value-type="string" office:string-value="'SI': 'SVN'," calcext:value-type="string">
            <text:p>'SI': 'SVN',</text:p>
          </table:table-cell>
          <table:table-cell table:formula="of:=CONCATENATE(&quot;&quot;&quot;&quot;;['Country Names and Codes'.B156];&quot;&quot;&quot;: &quot;&quot;&quot;;['Country Names and Codes'.A156];&quot;&quot;&quot;,&quot;)" office:value-type="string" office:string-value="&quot;SVN&quot;: &quot;Slovenia&quot;," calcext:value-type="string">
            <text:p>"SVN": "Slovenia",</text:p>
          </table:table-cell>
          <table:table-cell table:formula="of:=CONCATENATE(&quot;&quot;&quot;&quot;;['Country Names and Codes'.A156];&quot;&quot;&quot;: &quot;&quot;&quot;;['Country Names and Codes'.B156];&quot;&quot;&quot;,&quot;)" office:value-type="string" office:string-value="&quot;Slovenia&quot;: &quot;SVN&quot;," calcext:value-type="string">
            <text:p>"Slovenia": "SVN",</text:p>
          </table:table-cell>
          <table:table-cell table:formula="of:=CONCATENATE(&quot;&quot;&quot;&quot;;['Country Names and Codes'.C156];&quot;&quot;&quot;: &quot;&quot;&quot;;['Country Names and Codes'.A156];&quot;&quot;&quot;,&quot;)" office:value-type="string" office:string-value="&quot;SI&quot;: &quot;Slovenia&quot;," calcext:value-type="string">
            <text:p>"SI": "Slovenia",</text:p>
          </table:table-cell>
          <table:table-cell table:formula="of:=CONCATENATE(&quot;&quot;&quot;&quot;;['Country Names and Codes'.A156];&quot;&quot;&quot;: &quot;&quot;&quot;;['Country Names and Codes'.C156];&quot;&quot;&quot;,&quot;)" office:value-type="string" office:string-value="&quot;Slovenia&quot;: &quot;SI&quot;," calcext:value-type="string">
            <text:p>"Slovenia": "SI",</text:p>
          </table:table-cell>
        </table:table-row>
        <table:table-row table:style-name="ro1">
          <table:table-cell table:formula="of:=CONCATENATE(&quot;'&quot;;['Country Names and Codes'.B157];&quot;': '&quot;;['Country Names and Codes'.C157];&quot;',&quot;)" office:value-type="string" office:string-value="'SWE': 'SE'," calcext:value-type="string">
            <text:p>'SWE': 'SE',</text:p>
          </table:table-cell>
          <table:table-cell table:formula="of:=CONCATENATE(&quot;'&quot;;['Country Names and Codes'.C157];&quot;': '&quot;;['Country Names and Codes'.B157];&quot;',&quot;)" office:value-type="string" office:string-value="'SE': 'SWE'," calcext:value-type="string">
            <text:p>'SE': 'SWE',</text:p>
          </table:table-cell>
          <table:table-cell table:formula="of:=CONCATENATE(&quot;&quot;&quot;&quot;;['Country Names and Codes'.B157];&quot;&quot;&quot;: &quot;&quot;&quot;;['Country Names and Codes'.A157];&quot;&quot;&quot;,&quot;)" office:value-type="string" office:string-value="&quot;SWE&quot;: &quot;Sweden&quot;," calcext:value-type="string">
            <text:p>"SWE": "Sweden",</text:p>
          </table:table-cell>
          <table:table-cell table:formula="of:=CONCATENATE(&quot;&quot;&quot;&quot;;['Country Names and Codes'.A157];&quot;&quot;&quot;: &quot;&quot;&quot;;['Country Names and Codes'.B157];&quot;&quot;&quot;,&quot;)" office:value-type="string" office:string-value="&quot;Sweden&quot;: &quot;SWE&quot;," calcext:value-type="string">
            <text:p>"Sweden": "SWE",</text:p>
          </table:table-cell>
          <table:table-cell table:formula="of:=CONCATENATE(&quot;&quot;&quot;&quot;;['Country Names and Codes'.C157];&quot;&quot;&quot;: &quot;&quot;&quot;;['Country Names and Codes'.A157];&quot;&quot;&quot;,&quot;)" office:value-type="string" office:string-value="&quot;SE&quot;: &quot;Sweden&quot;," calcext:value-type="string">
            <text:p>"SE": "Sweden",</text:p>
          </table:table-cell>
          <table:table-cell table:formula="of:=CONCATENATE(&quot;&quot;&quot;&quot;;['Country Names and Codes'.A157];&quot;&quot;&quot;: &quot;&quot;&quot;;['Country Names and Codes'.C157];&quot;&quot;&quot;,&quot;)" office:value-type="string" office:string-value="&quot;Sweden&quot;: &quot;SE&quot;," calcext:value-type="string">
            <text:p>"Sweden": "SE",</text:p>
          </table:table-cell>
        </table:table-row>
        <table:table-row table:style-name="ro1">
          <table:table-cell table:formula="of:=CONCATENATE(&quot;'&quot;;['Country Names and Codes'.B158];&quot;': '&quot;;['Country Names and Codes'.C158];&quot;',&quot;)" office:value-type="string" office:string-value="'SWZ': 'SZ'," calcext:value-type="string">
            <text:p>'SWZ': 'SZ',</text:p>
          </table:table-cell>
          <table:table-cell table:formula="of:=CONCATENATE(&quot;'&quot;;['Country Names and Codes'.C158];&quot;': '&quot;;['Country Names and Codes'.B158];&quot;',&quot;)" office:value-type="string" office:string-value="'SZ': 'SWZ'," calcext:value-type="string">
            <text:p>'SZ': 'SWZ',</text:p>
          </table:table-cell>
          <table:table-cell table:formula="of:=CONCATENATE(&quot;&quot;&quot;&quot;;['Country Names and Codes'.B158];&quot;&quot;&quot;: &quot;&quot;&quot;;['Country Names and Codes'.A158];&quot;&quot;&quot;,&quot;)" office:value-type="string" office:string-value="&quot;SWZ&quot;: &quot;Swaziland&quot;," calcext:value-type="string">
            <text:p>"SWZ": "Swaziland",</text:p>
          </table:table-cell>
          <table:table-cell table:formula="of:=CONCATENATE(&quot;&quot;&quot;&quot;;['Country Names and Codes'.A158];&quot;&quot;&quot;: &quot;&quot;&quot;;['Country Names and Codes'.B158];&quot;&quot;&quot;,&quot;)" office:value-type="string" office:string-value="&quot;Swaziland&quot;: &quot;SWZ&quot;," calcext:value-type="string">
            <text:p>"Swaziland": "SWZ",</text:p>
          </table:table-cell>
          <table:table-cell table:formula="of:=CONCATENATE(&quot;&quot;&quot;&quot;;['Country Names and Codes'.C158];&quot;&quot;&quot;: &quot;&quot;&quot;;['Country Names and Codes'.A158];&quot;&quot;&quot;,&quot;)" office:value-type="string" office:string-value="&quot;SZ&quot;: &quot;Swaziland&quot;," calcext:value-type="string">
            <text:p>"SZ": "Swaziland",</text:p>
          </table:table-cell>
          <table:table-cell table:formula="of:=CONCATENATE(&quot;&quot;&quot;&quot;;['Country Names and Codes'.A158];&quot;&quot;&quot;: &quot;&quot;&quot;;['Country Names and Codes'.C158];&quot;&quot;&quot;,&quot;)" office:value-type="string" office:string-value="&quot;Swaziland&quot;: &quot;SZ&quot;," calcext:value-type="string">
            <text:p>"Swaziland": "SZ",</text:p>
          </table:table-cell>
        </table:table-row>
        <table:table-row table:style-name="ro1">
          <table:table-cell table:formula="of:=CONCATENATE(&quot;'&quot;;['Country Names and Codes'.B159];&quot;': '&quot;;['Country Names and Codes'.C159];&quot;',&quot;)" office:value-type="string" office:string-value="'SYR': 'SY'," calcext:value-type="string">
            <text:p>'SYR': 'SY',</text:p>
          </table:table-cell>
          <table:table-cell table:formula="of:=CONCATENATE(&quot;'&quot;;['Country Names and Codes'.C159];&quot;': '&quot;;['Country Names and Codes'.B159];&quot;',&quot;)" office:value-type="string" office:string-value="'SY': 'SYR'," calcext:value-type="string">
            <text:p>'SY': 'SYR',</text:p>
          </table:table-cell>
          <table:table-cell table:formula="of:=CONCATENATE(&quot;&quot;&quot;&quot;;['Country Names and Codes'.B159];&quot;&quot;&quot;: &quot;&quot;&quot;;['Country Names and Codes'.A159];&quot;&quot;&quot;,&quot;)" office:value-type="string" office:string-value="&quot;SYR&quot;: &quot;Syria&quot;," calcext:value-type="string">
            <text:p>"SYR": "Syria",</text:p>
          </table:table-cell>
          <table:table-cell table:formula="of:=CONCATENATE(&quot;&quot;&quot;&quot;;['Country Names and Codes'.A159];&quot;&quot;&quot;: &quot;&quot;&quot;;['Country Names and Codes'.B159];&quot;&quot;&quot;,&quot;)" office:value-type="string" office:string-value="&quot;Syria&quot;: &quot;SYR&quot;," calcext:value-type="string">
            <text:p>"Syria": "SYR",</text:p>
          </table:table-cell>
          <table:table-cell table:formula="of:=CONCATENATE(&quot;&quot;&quot;&quot;;['Country Names and Codes'.C159];&quot;&quot;&quot;: &quot;&quot;&quot;;['Country Names and Codes'.A159];&quot;&quot;&quot;,&quot;)" office:value-type="string" office:string-value="&quot;SY&quot;: &quot;Syria&quot;," calcext:value-type="string">
            <text:p>"SY": "Syria",</text:p>
          </table:table-cell>
          <table:table-cell table:formula="of:=CONCATENATE(&quot;&quot;&quot;&quot;;['Country Names and Codes'.A159];&quot;&quot;&quot;: &quot;&quot;&quot;;['Country Names and Codes'.C159];&quot;&quot;&quot;,&quot;)" office:value-type="string" office:string-value="&quot;Syria&quot;: &quot;SY&quot;," calcext:value-type="string">
            <text:p>"Syria": "SY",</text:p>
          </table:table-cell>
        </table:table-row>
        <table:table-row table:style-name="ro1">
          <table:table-cell table:formula="of:=CONCATENATE(&quot;'&quot;;['Country Names and Codes'.B160];&quot;': '&quot;;['Country Names and Codes'.C160];&quot;',&quot;)" office:value-type="string" office:string-value="'TCD': 'TD'," calcext:value-type="string">
            <text:p>'TCD': 'TD',</text:p>
          </table:table-cell>
          <table:table-cell table:formula="of:=CONCATENATE(&quot;'&quot;;['Country Names and Codes'.C160];&quot;': '&quot;;['Country Names and Codes'.B160];&quot;',&quot;)" office:value-type="string" office:string-value="'TD': 'TCD'," calcext:value-type="string">
            <text:p>'TD': 'TCD',</text:p>
          </table:table-cell>
          <table:table-cell table:formula="of:=CONCATENATE(&quot;&quot;&quot;&quot;;['Country Names and Codes'.B160];&quot;&quot;&quot;: &quot;&quot;&quot;;['Country Names and Codes'.A160];&quot;&quot;&quot;,&quot;)" office:value-type="string" office:string-value="&quot;TCD&quot;: &quot;Chad&quot;," calcext:value-type="string">
            <text:p>"TCD": "Chad",</text:p>
          </table:table-cell>
          <table:table-cell table:formula="of:=CONCATENATE(&quot;&quot;&quot;&quot;;['Country Names and Codes'.A160];&quot;&quot;&quot;: &quot;&quot;&quot;;['Country Names and Codes'.B160];&quot;&quot;&quot;,&quot;)" office:value-type="string" office:string-value="&quot;Chad&quot;: &quot;TCD&quot;," calcext:value-type="string">
            <text:p>"Chad": "TCD",</text:p>
          </table:table-cell>
          <table:table-cell table:formula="of:=CONCATENATE(&quot;&quot;&quot;&quot;;['Country Names and Codes'.C160];&quot;&quot;&quot;: &quot;&quot;&quot;;['Country Names and Codes'.A160];&quot;&quot;&quot;,&quot;)" office:value-type="string" office:string-value="&quot;TD&quot;: &quot;Chad&quot;," calcext:value-type="string">
            <text:p>"TD": "Chad",</text:p>
          </table:table-cell>
          <table:table-cell table:formula="of:=CONCATENATE(&quot;&quot;&quot;&quot;;['Country Names and Codes'.A160];&quot;&quot;&quot;: &quot;&quot;&quot;;['Country Names and Codes'.C160];&quot;&quot;&quot;,&quot;)" office:value-type="string" office:string-value="&quot;Chad&quot;: &quot;TD&quot;," calcext:value-type="string">
            <text:p>"Chad": "TD",</text:p>
          </table:table-cell>
        </table:table-row>
        <table:table-row table:style-name="ro1">
          <table:table-cell table:formula="of:=CONCATENATE(&quot;'&quot;;['Country Names and Codes'.B161];&quot;': '&quot;;['Country Names and Codes'.C161];&quot;',&quot;)" office:value-type="string" office:string-value="'TGO': 'TG'," calcext:value-type="string">
            <text:p>'TGO': 'TG',</text:p>
          </table:table-cell>
          <table:table-cell table:formula="of:=CONCATENATE(&quot;'&quot;;['Country Names and Codes'.C161];&quot;': '&quot;;['Country Names and Codes'.B161];&quot;',&quot;)" office:value-type="string" office:string-value="'TG': 'TGO'," calcext:value-type="string">
            <text:p>'TG': 'TGO',</text:p>
          </table:table-cell>
          <table:table-cell table:formula="of:=CONCATENATE(&quot;&quot;&quot;&quot;;['Country Names and Codes'.B161];&quot;&quot;&quot;: &quot;&quot;&quot;;['Country Names and Codes'.A161];&quot;&quot;&quot;,&quot;)" office:value-type="string" office:string-value="&quot;TGO&quot;: &quot;Togo&quot;," calcext:value-type="string">
            <text:p>"TGO": "Togo",</text:p>
          </table:table-cell>
          <table:table-cell table:formula="of:=CONCATENATE(&quot;&quot;&quot;&quot;;['Country Names and Codes'.A161];&quot;&quot;&quot;: &quot;&quot;&quot;;['Country Names and Codes'.B161];&quot;&quot;&quot;,&quot;)" office:value-type="string" office:string-value="&quot;Togo&quot;: &quot;TGO&quot;," calcext:value-type="string">
            <text:p>"Togo": "TGO",</text:p>
          </table:table-cell>
          <table:table-cell table:formula="of:=CONCATENATE(&quot;&quot;&quot;&quot;;['Country Names and Codes'.C161];&quot;&quot;&quot;: &quot;&quot;&quot;;['Country Names and Codes'.A161];&quot;&quot;&quot;,&quot;)" office:value-type="string" office:string-value="&quot;TG&quot;: &quot;Togo&quot;," calcext:value-type="string">
            <text:p>"TG": "Togo",</text:p>
          </table:table-cell>
          <table:table-cell table:formula="of:=CONCATENATE(&quot;&quot;&quot;&quot;;['Country Names and Codes'.A161];&quot;&quot;&quot;: &quot;&quot;&quot;;['Country Names and Codes'.C161];&quot;&quot;&quot;,&quot;)" office:value-type="string" office:string-value="&quot;Togo&quot;: &quot;TG&quot;," calcext:value-type="string">
            <text:p>"Togo": "TG",</text:p>
          </table:table-cell>
        </table:table-row>
        <table:table-row table:style-name="ro1">
          <table:table-cell table:formula="of:=CONCATENATE(&quot;'&quot;;['Country Names and Codes'.B162];&quot;': '&quot;;['Country Names and Codes'.C162];&quot;',&quot;)" office:value-type="string" office:string-value="'THA': 'TH'," calcext:value-type="string">
            <text:p>'THA': 'TH',</text:p>
          </table:table-cell>
          <table:table-cell table:formula="of:=CONCATENATE(&quot;'&quot;;['Country Names and Codes'.C162];&quot;': '&quot;;['Country Names and Codes'.B162];&quot;',&quot;)" office:value-type="string" office:string-value="'TH': 'THA'," calcext:value-type="string">
            <text:p>'TH': 'THA',</text:p>
          </table:table-cell>
          <table:table-cell table:formula="of:=CONCATENATE(&quot;&quot;&quot;&quot;;['Country Names and Codes'.B162];&quot;&quot;&quot;: &quot;&quot;&quot;;['Country Names and Codes'.A162];&quot;&quot;&quot;,&quot;)" office:value-type="string" office:string-value="&quot;THA&quot;: &quot;Thailand&quot;," calcext:value-type="string">
            <text:p>"THA": "Thailand",</text:p>
          </table:table-cell>
          <table:table-cell table:formula="of:=CONCATENATE(&quot;&quot;&quot;&quot;;['Country Names and Codes'.A162];&quot;&quot;&quot;: &quot;&quot;&quot;;['Country Names and Codes'.B162];&quot;&quot;&quot;,&quot;)" office:value-type="string" office:string-value="&quot;Thailand&quot;: &quot;THA&quot;," calcext:value-type="string">
            <text:p>"Thailand": "THA",</text:p>
          </table:table-cell>
          <table:table-cell table:formula="of:=CONCATENATE(&quot;&quot;&quot;&quot;;['Country Names and Codes'.C162];&quot;&quot;&quot;: &quot;&quot;&quot;;['Country Names and Codes'.A162];&quot;&quot;&quot;,&quot;)" office:value-type="string" office:string-value="&quot;TH&quot;: &quot;Thailand&quot;," calcext:value-type="string">
            <text:p>"TH": "Thailand",</text:p>
          </table:table-cell>
          <table:table-cell table:formula="of:=CONCATENATE(&quot;&quot;&quot;&quot;;['Country Names and Codes'.A162];&quot;&quot;&quot;: &quot;&quot;&quot;;['Country Names and Codes'.C162];&quot;&quot;&quot;,&quot;)" office:value-type="string" office:string-value="&quot;Thailand&quot;: &quot;TH&quot;," calcext:value-type="string">
            <text:p>"Thailand": "TH",</text:p>
          </table:table-cell>
        </table:table-row>
        <table:table-row table:style-name="ro1">
          <table:table-cell table:formula="of:=CONCATENATE(&quot;'&quot;;['Country Names and Codes'.B163];&quot;': '&quot;;['Country Names and Codes'.C163];&quot;',&quot;)" office:value-type="string" office:string-value="'TJK': 'TJ'," calcext:value-type="string">
            <text:p>'TJK': 'TJ',</text:p>
          </table:table-cell>
          <table:table-cell table:formula="of:=CONCATENATE(&quot;'&quot;;['Country Names and Codes'.C163];&quot;': '&quot;;['Country Names and Codes'.B163];&quot;',&quot;)" office:value-type="string" office:string-value="'TJ': 'TJK'," calcext:value-type="string">
            <text:p>'TJ': 'TJK',</text:p>
          </table:table-cell>
          <table:table-cell table:formula="of:=CONCATENATE(&quot;&quot;&quot;&quot;;['Country Names and Codes'.B163];&quot;&quot;&quot;: &quot;&quot;&quot;;['Country Names and Codes'.A163];&quot;&quot;&quot;,&quot;)" office:value-type="string" office:string-value="&quot;TJK&quot;: &quot;Tajikistan&quot;," calcext:value-type="string">
            <text:p>"TJK": "Tajikistan",</text:p>
          </table:table-cell>
          <table:table-cell table:formula="of:=CONCATENATE(&quot;&quot;&quot;&quot;;['Country Names and Codes'.A163];&quot;&quot;&quot;: &quot;&quot;&quot;;['Country Names and Codes'.B163];&quot;&quot;&quot;,&quot;)" office:value-type="string" office:string-value="&quot;Tajikistan&quot;: &quot;TJK&quot;," calcext:value-type="string">
            <text:p>"Tajikistan": "TJK",</text:p>
          </table:table-cell>
          <table:table-cell table:formula="of:=CONCATENATE(&quot;&quot;&quot;&quot;;['Country Names and Codes'.C163];&quot;&quot;&quot;: &quot;&quot;&quot;;['Country Names and Codes'.A163];&quot;&quot;&quot;,&quot;)" office:value-type="string" office:string-value="&quot;TJ&quot;: &quot;Tajikistan&quot;," calcext:value-type="string">
            <text:p>"TJ": "Tajikistan",</text:p>
          </table:table-cell>
          <table:table-cell table:formula="of:=CONCATENATE(&quot;&quot;&quot;&quot;;['Country Names and Codes'.A163];&quot;&quot;&quot;: &quot;&quot;&quot;;['Country Names and Codes'.C163];&quot;&quot;&quot;,&quot;)" office:value-type="string" office:string-value="&quot;Tajikistan&quot;: &quot;TJ&quot;," calcext:value-type="string">
            <text:p>"Tajikistan": "TJ",</text:p>
          </table:table-cell>
        </table:table-row>
        <table:table-row table:style-name="ro1">
          <table:table-cell table:formula="of:=CONCATENATE(&quot;'&quot;;['Country Names and Codes'.B164];&quot;': '&quot;;['Country Names and Codes'.C164];&quot;',&quot;)" office:value-type="string" office:string-value="'TKM': 'TM'," calcext:value-type="string">
            <text:p>'TKM': 'TM',</text:p>
          </table:table-cell>
          <table:table-cell table:formula="of:=CONCATENATE(&quot;'&quot;;['Country Names and Codes'.C164];&quot;': '&quot;;['Country Names and Codes'.B164];&quot;',&quot;)" office:value-type="string" office:string-value="'TM': 'TKM'," calcext:value-type="string">
            <text:p>'TM': 'TKM',</text:p>
          </table:table-cell>
          <table:table-cell table:formula="of:=CONCATENATE(&quot;&quot;&quot;&quot;;['Country Names and Codes'.B164];&quot;&quot;&quot;: &quot;&quot;&quot;;['Country Names and Codes'.A164];&quot;&quot;&quot;,&quot;)" office:value-type="string" office:string-value="&quot;TKM&quot;: &quot;Turkmenistan&quot;," calcext:value-type="string">
            <text:p>"TKM": "Turkmenistan",</text:p>
          </table:table-cell>
          <table:table-cell table:formula="of:=CONCATENATE(&quot;&quot;&quot;&quot;;['Country Names and Codes'.A164];&quot;&quot;&quot;: &quot;&quot;&quot;;['Country Names and Codes'.B164];&quot;&quot;&quot;,&quot;)" office:value-type="string" office:string-value="&quot;Turkmenistan&quot;: &quot;TKM&quot;," calcext:value-type="string">
            <text:p>"Turkmenistan": "TKM",</text:p>
          </table:table-cell>
          <table:table-cell table:formula="of:=CONCATENATE(&quot;&quot;&quot;&quot;;['Country Names and Codes'.C164];&quot;&quot;&quot;: &quot;&quot;&quot;;['Country Names and Codes'.A164];&quot;&quot;&quot;,&quot;)" office:value-type="string" office:string-value="&quot;TM&quot;: &quot;Turkmenistan&quot;," calcext:value-type="string">
            <text:p>"TM": "Turkmenistan",</text:p>
          </table:table-cell>
          <table:table-cell table:formula="of:=CONCATENATE(&quot;&quot;&quot;&quot;;['Country Names and Codes'.A164];&quot;&quot;&quot;: &quot;&quot;&quot;;['Country Names and Codes'.C164];&quot;&quot;&quot;,&quot;)" office:value-type="string" office:string-value="&quot;Turkmenistan&quot;: &quot;TM&quot;," calcext:value-type="string">
            <text:p>"Turkmenistan": "TM",</text:p>
          </table:table-cell>
        </table:table-row>
        <table:table-row table:style-name="ro1">
          <table:table-cell table:formula="of:=CONCATENATE(&quot;'&quot;;['Country Names and Codes'.B165];&quot;': '&quot;;['Country Names and Codes'.C165];&quot;',&quot;)" office:value-type="string" office:string-value="'TLS': 'TL'," calcext:value-type="string">
            <text:p>'TLS': 'TL',</text:p>
          </table:table-cell>
          <table:table-cell table:formula="of:=CONCATENATE(&quot;'&quot;;['Country Names and Codes'.C165];&quot;': '&quot;;['Country Names and Codes'.B165];&quot;',&quot;)" office:value-type="string" office:string-value="'TL': 'TLS'," calcext:value-type="string">
            <text:p>'TL': 'TLS',</text:p>
          </table:table-cell>
          <table:table-cell table:formula="of:=CONCATENATE(&quot;&quot;&quot;&quot;;['Country Names and Codes'.B165];&quot;&quot;&quot;: &quot;&quot;&quot;;['Country Names and Codes'.A165];&quot;&quot;&quot;,&quot;)" office:value-type="string" office:string-value="&quot;TLS&quot;: &quot;Timor-Leste&quot;," calcext:value-type="string">
            <text:p>"TLS": "Timor-Leste",</text:p>
          </table:table-cell>
          <table:table-cell table:formula="of:=CONCATENATE(&quot;&quot;&quot;&quot;;['Country Names and Codes'.A165];&quot;&quot;&quot;: &quot;&quot;&quot;;['Country Names and Codes'.B165];&quot;&quot;&quot;,&quot;)" office:value-type="string" office:string-value="&quot;Timor-Leste&quot;: &quot;TLS&quot;," calcext:value-type="string">
            <text:p>"Timor-Leste": "TLS",</text:p>
          </table:table-cell>
          <table:table-cell table:formula="of:=CONCATENATE(&quot;&quot;&quot;&quot;;['Country Names and Codes'.C165];&quot;&quot;&quot;: &quot;&quot;&quot;;['Country Names and Codes'.A165];&quot;&quot;&quot;,&quot;)" office:value-type="string" office:string-value="&quot;TL&quot;: &quot;Timor-Leste&quot;," calcext:value-type="string">
            <text:p>"TL": "Timor-Leste",</text:p>
          </table:table-cell>
          <table:table-cell table:formula="of:=CONCATENATE(&quot;&quot;&quot;&quot;;['Country Names and Codes'.A165];&quot;&quot;&quot;: &quot;&quot;&quot;;['Country Names and Codes'.C165];&quot;&quot;&quot;,&quot;)" office:value-type="string" office:string-value="&quot;Timor-Leste&quot;: &quot;TL&quot;," calcext:value-type="string">
            <text:p>"Timor-Leste": "TL",</text:p>
          </table:table-cell>
        </table:table-row>
        <table:table-row table:style-name="ro1">
          <table:table-cell table:formula="of:=CONCATENATE(&quot;'&quot;;['Country Names and Codes'.B166];&quot;': '&quot;;['Country Names and Codes'.C166];&quot;',&quot;)" office:value-type="string" office:string-value="'TTO': 'TT'," calcext:value-type="string">
            <text:p>'TTO': 'TT',</text:p>
          </table:table-cell>
          <table:table-cell table:formula="of:=CONCATENATE(&quot;'&quot;;['Country Names and Codes'.C166];&quot;': '&quot;;['Country Names and Codes'.B166];&quot;',&quot;)" office:value-type="string" office:string-value="'TT': 'TTO'," calcext:value-type="string">
            <text:p>'TT': 'TTO',</text:p>
          </table:table-cell>
          <table:table-cell table:formula="of:=CONCATENATE(&quot;&quot;&quot;&quot;;['Country Names and Codes'.B166];&quot;&quot;&quot;: &quot;&quot;&quot;;['Country Names and Codes'.A166];&quot;&quot;&quot;,&quot;)" office:value-type="string" office:string-value="&quot;TTO&quot;: &quot;Trinidad and Tobago&quot;," calcext:value-type="string">
            <text:p>"TTO": "Trinidad and Tobago",</text:p>
          </table:table-cell>
          <table:table-cell table:formula="of:=CONCATENATE(&quot;&quot;&quot;&quot;;['Country Names and Codes'.A166];&quot;&quot;&quot;: &quot;&quot;&quot;;['Country Names and Codes'.B166];&quot;&quot;&quot;,&quot;)" office:value-type="string" office:string-value="&quot;Trinidad and Tobago&quot;: &quot;TTO&quot;," calcext:value-type="string">
            <text:p>"Trinidad and Tobago": "TTO",</text:p>
          </table:table-cell>
          <table:table-cell table:formula="of:=CONCATENATE(&quot;&quot;&quot;&quot;;['Country Names and Codes'.C166];&quot;&quot;&quot;: &quot;&quot;&quot;;['Country Names and Codes'.A166];&quot;&quot;&quot;,&quot;)" office:value-type="string" office:string-value="&quot;TT&quot;: &quot;Trinidad and Tobago&quot;," calcext:value-type="string">
            <text:p>"TT": "Trinidad and Tobago",</text:p>
          </table:table-cell>
          <table:table-cell table:formula="of:=CONCATENATE(&quot;&quot;&quot;&quot;;['Country Names and Codes'.A166];&quot;&quot;&quot;: &quot;&quot;&quot;;['Country Names and Codes'.C166];&quot;&quot;&quot;,&quot;)" office:value-type="string" office:string-value="&quot;Trinidad and Tobago&quot;: &quot;TT&quot;," calcext:value-type="string">
            <text:p>"Trinidad and Tobago": "TT",</text:p>
          </table:table-cell>
        </table:table-row>
        <table:table-row table:style-name="ro1">
          <table:table-cell table:formula="of:=CONCATENATE(&quot;'&quot;;['Country Names and Codes'.B167];&quot;': '&quot;;['Country Names and Codes'.C167];&quot;',&quot;)" office:value-type="string" office:string-value="'TUN': 'TN'," calcext:value-type="string">
            <text:p>'TUN': 'TN',</text:p>
          </table:table-cell>
          <table:table-cell table:formula="of:=CONCATENATE(&quot;'&quot;;['Country Names and Codes'.C167];&quot;': '&quot;;['Country Names and Codes'.B167];&quot;',&quot;)" office:value-type="string" office:string-value="'TN': 'TUN'," calcext:value-type="string">
            <text:p>'TN': 'TUN',</text:p>
          </table:table-cell>
          <table:table-cell table:formula="of:=CONCATENATE(&quot;&quot;&quot;&quot;;['Country Names and Codes'.B167];&quot;&quot;&quot;: &quot;&quot;&quot;;['Country Names and Codes'.A167];&quot;&quot;&quot;,&quot;)" office:value-type="string" office:string-value="&quot;TUN&quot;: &quot;Tunisia&quot;," calcext:value-type="string">
            <text:p>"TUN": "Tunisia",</text:p>
          </table:table-cell>
          <table:table-cell table:formula="of:=CONCATENATE(&quot;&quot;&quot;&quot;;['Country Names and Codes'.A167];&quot;&quot;&quot;: &quot;&quot;&quot;;['Country Names and Codes'.B167];&quot;&quot;&quot;,&quot;)" office:value-type="string" office:string-value="&quot;Tunisia&quot;: &quot;TUN&quot;," calcext:value-type="string">
            <text:p>"Tunisia": "TUN",</text:p>
          </table:table-cell>
          <table:table-cell table:formula="of:=CONCATENATE(&quot;&quot;&quot;&quot;;['Country Names and Codes'.C167];&quot;&quot;&quot;: &quot;&quot;&quot;;['Country Names and Codes'.A167];&quot;&quot;&quot;,&quot;)" office:value-type="string" office:string-value="&quot;TN&quot;: &quot;Tunisia&quot;," calcext:value-type="string">
            <text:p>"TN": "Tunisia",</text:p>
          </table:table-cell>
          <table:table-cell table:formula="of:=CONCATENATE(&quot;&quot;&quot;&quot;;['Country Names and Codes'.A167];&quot;&quot;&quot;: &quot;&quot;&quot;;['Country Names and Codes'.C167];&quot;&quot;&quot;,&quot;)" office:value-type="string" office:string-value="&quot;Tunisia&quot;: &quot;TN&quot;," calcext:value-type="string">
            <text:p>"Tunisia": "TN",</text:p>
          </table:table-cell>
        </table:table-row>
        <table:table-row table:style-name="ro1">
          <table:table-cell table:formula="of:=CONCATENATE(&quot;'&quot;;['Country Names and Codes'.B168];&quot;': '&quot;;['Country Names and Codes'.C168];&quot;',&quot;)" office:value-type="string" office:string-value="'TUR': 'TR'," calcext:value-type="string">
            <text:p>'TUR': 'TR',</text:p>
          </table:table-cell>
          <table:table-cell table:formula="of:=CONCATENATE(&quot;'&quot;;['Country Names and Codes'.C168];&quot;': '&quot;;['Country Names and Codes'.B168];&quot;',&quot;)" office:value-type="string" office:string-value="'TR': 'TUR'," calcext:value-type="string">
            <text:p>'TR': 'TUR',</text:p>
          </table:table-cell>
          <table:table-cell table:formula="of:=CONCATENATE(&quot;&quot;&quot;&quot;;['Country Names and Codes'.B168];&quot;&quot;&quot;: &quot;&quot;&quot;;['Country Names and Codes'.A168];&quot;&quot;&quot;,&quot;)" office:value-type="string" office:string-value="&quot;TUR&quot;: &quot;Turkey&quot;," calcext:value-type="string">
            <text:p>"TUR": "Turkey",</text:p>
          </table:table-cell>
          <table:table-cell table:formula="of:=CONCATENATE(&quot;&quot;&quot;&quot;;['Country Names and Codes'.A168];&quot;&quot;&quot;: &quot;&quot;&quot;;['Country Names and Codes'.B168];&quot;&quot;&quot;,&quot;)" office:value-type="string" office:string-value="&quot;Turkey&quot;: &quot;TUR&quot;," calcext:value-type="string">
            <text:p>"Turkey": "TUR",</text:p>
          </table:table-cell>
          <table:table-cell table:formula="of:=CONCATENATE(&quot;&quot;&quot;&quot;;['Country Names and Codes'.C168];&quot;&quot;&quot;: &quot;&quot;&quot;;['Country Names and Codes'.A168];&quot;&quot;&quot;,&quot;)" office:value-type="string" office:string-value="&quot;TR&quot;: &quot;Turkey&quot;," calcext:value-type="string">
            <text:p>"TR": "Turkey",</text:p>
          </table:table-cell>
          <table:table-cell table:formula="of:=CONCATENATE(&quot;&quot;&quot;&quot;;['Country Names and Codes'.A168];&quot;&quot;&quot;: &quot;&quot;&quot;;['Country Names and Codes'.C168];&quot;&quot;&quot;,&quot;)" office:value-type="string" office:string-value="&quot;Turkey&quot;: &quot;TR&quot;," calcext:value-type="string">
            <text:p>"Turkey": "TR",</text:p>
          </table:table-cell>
        </table:table-row>
        <table:table-row table:style-name="ro1">
          <table:table-cell table:formula="of:=CONCATENATE(&quot;'&quot;;['Country Names and Codes'.B169];&quot;': '&quot;;['Country Names and Codes'.C169];&quot;',&quot;)" office:value-type="string" office:string-value="'TWN': 'TW'," calcext:value-type="string">
            <text:p>'TWN': 'TW',</text:p>
          </table:table-cell>
          <table:table-cell table:formula="of:=CONCATENATE(&quot;'&quot;;['Country Names and Codes'.C169];&quot;': '&quot;;['Country Names and Codes'.B169];&quot;',&quot;)" office:value-type="string" office:string-value="'TW': 'TWN'," calcext:value-type="string">
            <text:p>'TW': 'TWN',</text:p>
          </table:table-cell>
          <table:table-cell table:formula="of:=CONCATENATE(&quot;&quot;&quot;&quot;;['Country Names and Codes'.B169];&quot;&quot;&quot;: &quot;&quot;&quot;;['Country Names and Codes'.A169];&quot;&quot;&quot;,&quot;)" office:value-type="string" office:string-value="&quot;TWN&quot;: &quot;Taiwan&quot;," calcext:value-type="string">
            <text:p>"TWN": "Taiwan",</text:p>
          </table:table-cell>
          <table:table-cell table:formula="of:=CONCATENATE(&quot;&quot;&quot;&quot;;['Country Names and Codes'.A169];&quot;&quot;&quot;: &quot;&quot;&quot;;['Country Names and Codes'.B169];&quot;&quot;&quot;,&quot;)" office:value-type="string" office:string-value="&quot;Taiwan&quot;: &quot;TWN&quot;," calcext:value-type="string">
            <text:p>"Taiwan": "TWN",</text:p>
          </table:table-cell>
          <table:table-cell table:formula="of:=CONCATENATE(&quot;&quot;&quot;&quot;;['Country Names and Codes'.C169];&quot;&quot;&quot;: &quot;&quot;&quot;;['Country Names and Codes'.A169];&quot;&quot;&quot;,&quot;)" office:value-type="string" office:string-value="&quot;TW&quot;: &quot;Taiwan&quot;," calcext:value-type="string">
            <text:p>"TW": "Taiwan",</text:p>
          </table:table-cell>
          <table:table-cell table:formula="of:=CONCATENATE(&quot;&quot;&quot;&quot;;['Country Names and Codes'.A169];&quot;&quot;&quot;: &quot;&quot;&quot;;['Country Names and Codes'.C169];&quot;&quot;&quot;,&quot;)" office:value-type="string" office:string-value="&quot;Taiwan&quot;: &quot;TW&quot;," calcext:value-type="string">
            <text:p>"Taiwan": "TW",</text:p>
          </table:table-cell>
        </table:table-row>
        <table:table-row table:style-name="ro1">
          <table:table-cell table:formula="of:=CONCATENATE(&quot;'&quot;;['Country Names and Codes'.B170];&quot;': '&quot;;['Country Names and Codes'.C170];&quot;',&quot;)" office:value-type="string" office:string-value="'TZA': 'TZ'," calcext:value-type="string">
            <text:p>'TZA': 'TZ',</text:p>
          </table:table-cell>
          <table:table-cell table:formula="of:=CONCATENATE(&quot;'&quot;;['Country Names and Codes'.C170];&quot;': '&quot;;['Country Names and Codes'.B170];&quot;',&quot;)" office:value-type="string" office:string-value="'TZ': 'TZA'," calcext:value-type="string">
            <text:p>'TZ': 'TZA',</text:p>
          </table:table-cell>
          <table:table-cell table:formula="of:=CONCATENATE(&quot;&quot;&quot;&quot;;['Country Names and Codes'.B170];&quot;&quot;&quot;: &quot;&quot;&quot;;['Country Names and Codes'.A170];&quot;&quot;&quot;,&quot;)" office:value-type="string" office:string-value="&quot;TZA&quot;: &quot;Tanzania&quot;," calcext:value-type="string">
            <text:p>"TZA": "Tanzania",</text:p>
          </table:table-cell>
          <table:table-cell table:formula="of:=CONCATENATE(&quot;&quot;&quot;&quot;;['Country Names and Codes'.A170];&quot;&quot;&quot;: &quot;&quot;&quot;;['Country Names and Codes'.B170];&quot;&quot;&quot;,&quot;)" office:value-type="string" office:string-value="&quot;Tanzania&quot;: &quot;TZA&quot;," calcext:value-type="string">
            <text:p>"Tanzania": "TZA",</text:p>
          </table:table-cell>
          <table:table-cell table:formula="of:=CONCATENATE(&quot;&quot;&quot;&quot;;['Country Names and Codes'.C170];&quot;&quot;&quot;: &quot;&quot;&quot;;['Country Names and Codes'.A170];&quot;&quot;&quot;,&quot;)" office:value-type="string" office:string-value="&quot;TZ&quot;: &quot;Tanzania&quot;," calcext:value-type="string">
            <text:p>"TZ": "Tanzania",</text:p>
          </table:table-cell>
          <table:table-cell table:formula="of:=CONCATENATE(&quot;&quot;&quot;&quot;;['Country Names and Codes'.A170];&quot;&quot;&quot;: &quot;&quot;&quot;;['Country Names and Codes'.C170];&quot;&quot;&quot;,&quot;)" office:value-type="string" office:string-value="&quot;Tanzania&quot;: &quot;TZ&quot;," calcext:value-type="string">
            <text:p>"Tanzania": "TZ",</text:p>
          </table:table-cell>
        </table:table-row>
        <table:table-row table:style-name="ro1">
          <table:table-cell table:formula="of:=CONCATENATE(&quot;'&quot;;['Country Names and Codes'.B171];&quot;': '&quot;;['Country Names and Codes'.C171];&quot;',&quot;)" office:value-type="string" office:string-value="'UGA': 'UG'," calcext:value-type="string">
            <text:p>'UGA': 'UG',</text:p>
          </table:table-cell>
          <table:table-cell table:formula="of:=CONCATENATE(&quot;'&quot;;['Country Names and Codes'.C171];&quot;': '&quot;;['Country Names and Codes'.B171];&quot;',&quot;)" office:value-type="string" office:string-value="'UG': 'UGA'," calcext:value-type="string">
            <text:p>'UG': 'UGA',</text:p>
          </table:table-cell>
          <table:table-cell table:formula="of:=CONCATENATE(&quot;&quot;&quot;&quot;;['Country Names and Codes'.B171];&quot;&quot;&quot;: &quot;&quot;&quot;;['Country Names and Codes'.A171];&quot;&quot;&quot;,&quot;)" office:value-type="string" office:string-value="&quot;UGA&quot;: &quot;Uganda&quot;," calcext:value-type="string">
            <text:p>"UGA": "Uganda",</text:p>
          </table:table-cell>
          <table:table-cell table:formula="of:=CONCATENATE(&quot;&quot;&quot;&quot;;['Country Names and Codes'.A171];&quot;&quot;&quot;: &quot;&quot;&quot;;['Country Names and Codes'.B171];&quot;&quot;&quot;,&quot;)" office:value-type="string" office:string-value="&quot;Uganda&quot;: &quot;UGA&quot;," calcext:value-type="string">
            <text:p>"Uganda": "UGA",</text:p>
          </table:table-cell>
          <table:table-cell table:formula="of:=CONCATENATE(&quot;&quot;&quot;&quot;;['Country Names and Codes'.C171];&quot;&quot;&quot;: &quot;&quot;&quot;;['Country Names and Codes'.A171];&quot;&quot;&quot;,&quot;)" office:value-type="string" office:string-value="&quot;UG&quot;: &quot;Uganda&quot;," calcext:value-type="string">
            <text:p>"UG": "Uganda",</text:p>
          </table:table-cell>
          <table:table-cell table:formula="of:=CONCATENATE(&quot;&quot;&quot;&quot;;['Country Names and Codes'.A171];&quot;&quot;&quot;: &quot;&quot;&quot;;['Country Names and Codes'.C171];&quot;&quot;&quot;,&quot;)" office:value-type="string" office:string-value="&quot;Uganda&quot;: &quot;UG&quot;," calcext:value-type="string">
            <text:p>"Uganda": "UG",</text:p>
          </table:table-cell>
        </table:table-row>
        <table:table-row table:style-name="ro1">
          <table:table-cell table:formula="of:=CONCATENATE(&quot;'&quot;;['Country Names and Codes'.B172];&quot;': '&quot;;['Country Names and Codes'.C172];&quot;',&quot;)" office:value-type="string" office:string-value="'UKR': 'UA'," calcext:value-type="string">
            <text:p>'UKR': 'UA',</text:p>
          </table:table-cell>
          <table:table-cell table:formula="of:=CONCATENATE(&quot;'&quot;;['Country Names and Codes'.C172];&quot;': '&quot;;['Country Names and Codes'.B172];&quot;',&quot;)" office:value-type="string" office:string-value="'UA': 'UKR'," calcext:value-type="string">
            <text:p>'UA': 'UKR',</text:p>
          </table:table-cell>
          <table:table-cell table:formula="of:=CONCATENATE(&quot;&quot;&quot;&quot;;['Country Names and Codes'.B172];&quot;&quot;&quot;: &quot;&quot;&quot;;['Country Names and Codes'.A172];&quot;&quot;&quot;,&quot;)" office:value-type="string" office:string-value="&quot;UKR&quot;: &quot;Ukraine&quot;," calcext:value-type="string">
            <text:p>"UKR": "Ukraine",</text:p>
          </table:table-cell>
          <table:table-cell table:formula="of:=CONCATENATE(&quot;&quot;&quot;&quot;;['Country Names and Codes'.A172];&quot;&quot;&quot;: &quot;&quot;&quot;;['Country Names and Codes'.B172];&quot;&quot;&quot;,&quot;)" office:value-type="string" office:string-value="&quot;Ukraine&quot;: &quot;UKR&quot;," calcext:value-type="string">
            <text:p>"Ukraine": "UKR",</text:p>
          </table:table-cell>
          <table:table-cell table:formula="of:=CONCATENATE(&quot;&quot;&quot;&quot;;['Country Names and Codes'.C172];&quot;&quot;&quot;: &quot;&quot;&quot;;['Country Names and Codes'.A172];&quot;&quot;&quot;,&quot;)" office:value-type="string" office:string-value="&quot;UA&quot;: &quot;Ukraine&quot;," calcext:value-type="string">
            <text:p>"UA": "Ukraine",</text:p>
          </table:table-cell>
          <table:table-cell table:formula="of:=CONCATENATE(&quot;&quot;&quot;&quot;;['Country Names and Codes'.A172];&quot;&quot;&quot;: &quot;&quot;&quot;;['Country Names and Codes'.C172];&quot;&quot;&quot;,&quot;)" office:value-type="string" office:string-value="&quot;Ukraine&quot;: &quot;UA&quot;," calcext:value-type="string">
            <text:p>"Ukraine": "UA",</text:p>
          </table:table-cell>
        </table:table-row>
        <table:table-row table:style-name="ro1">
          <table:table-cell table:formula="of:=CONCATENATE(&quot;'&quot;;['Country Names and Codes'.B173];&quot;': '&quot;;['Country Names and Codes'.C173];&quot;',&quot;)" office:value-type="string" office:string-value="'URY': 'UY'," calcext:value-type="string">
            <text:p>'URY': 'UY',</text:p>
          </table:table-cell>
          <table:table-cell table:formula="of:=CONCATENATE(&quot;'&quot;;['Country Names and Codes'.C173];&quot;': '&quot;;['Country Names and Codes'.B173];&quot;',&quot;)" office:value-type="string" office:string-value="'UY': 'URY'," calcext:value-type="string">
            <text:p>'UY': 'URY',</text:p>
          </table:table-cell>
          <table:table-cell table:formula="of:=CONCATENATE(&quot;&quot;&quot;&quot;;['Country Names and Codes'.B173];&quot;&quot;&quot;: &quot;&quot;&quot;;['Country Names and Codes'.A173];&quot;&quot;&quot;,&quot;)" office:value-type="string" office:string-value="&quot;URY&quot;: &quot;Uruguay&quot;," calcext:value-type="string">
            <text:p>"URY": "Uruguay",</text:p>
          </table:table-cell>
          <table:table-cell table:formula="of:=CONCATENATE(&quot;&quot;&quot;&quot;;['Country Names and Codes'.A173];&quot;&quot;&quot;: &quot;&quot;&quot;;['Country Names and Codes'.B173];&quot;&quot;&quot;,&quot;)" office:value-type="string" office:string-value="&quot;Uruguay&quot;: &quot;URY&quot;," calcext:value-type="string">
            <text:p>"Uruguay": "URY",</text:p>
          </table:table-cell>
          <table:table-cell table:formula="of:=CONCATENATE(&quot;&quot;&quot;&quot;;['Country Names and Codes'.C173];&quot;&quot;&quot;: &quot;&quot;&quot;;['Country Names and Codes'.A173];&quot;&quot;&quot;,&quot;)" office:value-type="string" office:string-value="&quot;UY&quot;: &quot;Uruguay&quot;," calcext:value-type="string">
            <text:p>"UY": "Uruguay",</text:p>
          </table:table-cell>
          <table:table-cell table:formula="of:=CONCATENATE(&quot;&quot;&quot;&quot;;['Country Names and Codes'.A173];&quot;&quot;&quot;: &quot;&quot;&quot;;['Country Names and Codes'.C173];&quot;&quot;&quot;,&quot;)" office:value-type="string" office:string-value="&quot;Uruguay&quot;: &quot;UY&quot;," calcext:value-type="string">
            <text:p>"Uruguay": "UY",</text:p>
          </table:table-cell>
        </table:table-row>
        <table:table-row table:style-name="ro1">
          <table:table-cell table:formula="of:=CONCATENATE(&quot;'&quot;;['Country Names and Codes'.B174];&quot;': '&quot;;['Country Names and Codes'.C174];&quot;',&quot;)" office:value-type="string" office:string-value="'USA': 'US'," calcext:value-type="string">
            <text:p>'USA': 'US',</text:p>
          </table:table-cell>
          <table:table-cell table:formula="of:=CONCATENATE(&quot;'&quot;;['Country Names and Codes'.C174];&quot;': '&quot;;['Country Names and Codes'.B174];&quot;',&quot;)" office:value-type="string" office:string-value="'US': 'USA'," calcext:value-type="string">
            <text:p>'US': 'USA',</text:p>
          </table:table-cell>
          <table:table-cell table:formula="of:=CONCATENATE(&quot;&quot;&quot;&quot;;['Country Names and Codes'.B174];&quot;&quot;&quot;: &quot;&quot;&quot;;['Country Names and Codes'.A174];&quot;&quot;&quot;,&quot;)" office:value-type="string" office:string-value="&quot;USA&quot;: &quot;United States&quot;," calcext:value-type="string">
            <text:p>"USA": "United States",</text:p>
          </table:table-cell>
          <table:table-cell table:formula="of:=CONCATENATE(&quot;&quot;&quot;&quot;;['Country Names and Codes'.A174];&quot;&quot;&quot;: &quot;&quot;&quot;;['Country Names and Codes'.B174];&quot;&quot;&quot;,&quot;)" office:value-type="string" office:string-value="&quot;United States&quot;: &quot;USA&quot;," calcext:value-type="string">
            <text:p>"United States": "USA",</text:p>
          </table:table-cell>
          <table:table-cell table:formula="of:=CONCATENATE(&quot;&quot;&quot;&quot;;['Country Names and Codes'.C174];&quot;&quot;&quot;: &quot;&quot;&quot;;['Country Names and Codes'.A174];&quot;&quot;&quot;,&quot;)" office:value-type="string" office:string-value="&quot;US&quot;: &quot;United States&quot;," calcext:value-type="string">
            <text:p>"US": "United States",</text:p>
          </table:table-cell>
          <table:table-cell table:formula="of:=CONCATENATE(&quot;&quot;&quot;&quot;;['Country Names and Codes'.A174];&quot;&quot;&quot;: &quot;&quot;&quot;;['Country Names and Codes'.C174];&quot;&quot;&quot;,&quot;)" office:value-type="string" office:string-value="&quot;United States&quot;: &quot;US&quot;," calcext:value-type="string">
            <text:p>"United States": "US",</text:p>
          </table:table-cell>
        </table:table-row>
        <table:table-row table:style-name="ro1">
          <table:table-cell table:formula="of:=CONCATENATE(&quot;'&quot;;['Country Names and Codes'.B175];&quot;': '&quot;;['Country Names and Codes'.C175];&quot;',&quot;)" office:value-type="string" office:string-value="'UZB': 'UZ'," calcext:value-type="string">
            <text:p>'UZB': 'UZ',</text:p>
          </table:table-cell>
          <table:table-cell table:formula="of:=CONCATENATE(&quot;'&quot;;['Country Names and Codes'.C175];&quot;': '&quot;;['Country Names and Codes'.B175];&quot;',&quot;)" office:value-type="string" office:string-value="'UZ': 'UZB'," calcext:value-type="string">
            <text:p>'UZ': 'UZB',</text:p>
          </table:table-cell>
          <table:table-cell table:formula="of:=CONCATENATE(&quot;&quot;&quot;&quot;;['Country Names and Codes'.B175];&quot;&quot;&quot;: &quot;&quot;&quot;;['Country Names and Codes'.A175];&quot;&quot;&quot;,&quot;)" office:value-type="string" office:string-value="&quot;UZB&quot;: &quot;Uzbekistan&quot;," calcext:value-type="string">
            <text:p>"UZB": "Uzbekistan",</text:p>
          </table:table-cell>
          <table:table-cell table:formula="of:=CONCATENATE(&quot;&quot;&quot;&quot;;['Country Names and Codes'.A175];&quot;&quot;&quot;: &quot;&quot;&quot;;['Country Names and Codes'.B175];&quot;&quot;&quot;,&quot;)" office:value-type="string" office:string-value="&quot;Uzbekistan&quot;: &quot;UZB&quot;," calcext:value-type="string">
            <text:p>"Uzbekistan": "UZB",</text:p>
          </table:table-cell>
          <table:table-cell table:formula="of:=CONCATENATE(&quot;&quot;&quot;&quot;;['Country Names and Codes'.C175];&quot;&quot;&quot;: &quot;&quot;&quot;;['Country Names and Codes'.A175];&quot;&quot;&quot;,&quot;)" office:value-type="string" office:string-value="&quot;UZ&quot;: &quot;Uzbekistan&quot;," calcext:value-type="string">
            <text:p>"UZ": "Uzbekistan",</text:p>
          </table:table-cell>
          <table:table-cell table:formula="of:=CONCATENATE(&quot;&quot;&quot;&quot;;['Country Names and Codes'.A175];&quot;&quot;&quot;: &quot;&quot;&quot;;['Country Names and Codes'.C175];&quot;&quot;&quot;,&quot;)" office:value-type="string" office:string-value="&quot;Uzbekistan&quot;: &quot;UZ&quot;," calcext:value-type="string">
            <text:p>"Uzbekistan": "UZ",</text:p>
          </table:table-cell>
        </table:table-row>
        <table:table-row table:style-name="ro1">
          <table:table-cell table:formula="of:=CONCATENATE(&quot;'&quot;;['Country Names and Codes'.B176];&quot;': '&quot;;['Country Names and Codes'.C176];&quot;',&quot;)" office:value-type="string" office:string-value="'VEN': 'VE'," calcext:value-type="string">
            <text:p>'VEN': 'VE',</text:p>
          </table:table-cell>
          <table:table-cell table:formula="of:=CONCATENATE(&quot;'&quot;;['Country Names and Codes'.C176];&quot;': '&quot;;['Country Names and Codes'.B176];&quot;',&quot;)" office:value-type="string" office:string-value="'VE': 'VEN'," calcext:value-type="string">
            <text:p>'VE': 'VEN',</text:p>
          </table:table-cell>
          <table:table-cell table:formula="of:=CONCATENATE(&quot;&quot;&quot;&quot;;['Country Names and Codes'.B176];&quot;&quot;&quot;: &quot;&quot;&quot;;['Country Names and Codes'.A176];&quot;&quot;&quot;,&quot;)" office:value-type="string" office:string-value="&quot;VEN&quot;: &quot;Venezuela&quot;," calcext:value-type="string">
            <text:p>"VEN": "Venezuela",</text:p>
          </table:table-cell>
          <table:table-cell table:formula="of:=CONCATENATE(&quot;&quot;&quot;&quot;;['Country Names and Codes'.A176];&quot;&quot;&quot;: &quot;&quot;&quot;;['Country Names and Codes'.B176];&quot;&quot;&quot;,&quot;)" office:value-type="string" office:string-value="&quot;Venezuela&quot;: &quot;VEN&quot;," calcext:value-type="string">
            <text:p>"Venezuela": "VEN",</text:p>
          </table:table-cell>
          <table:table-cell table:formula="of:=CONCATENATE(&quot;&quot;&quot;&quot;;['Country Names and Codes'.C176];&quot;&quot;&quot;: &quot;&quot;&quot;;['Country Names and Codes'.A176];&quot;&quot;&quot;,&quot;)" office:value-type="string" office:string-value="&quot;VE&quot;: &quot;Venezuela&quot;," calcext:value-type="string">
            <text:p>"VE": "Venezuela",</text:p>
          </table:table-cell>
          <table:table-cell table:formula="of:=CONCATENATE(&quot;&quot;&quot;&quot;;['Country Names and Codes'.A176];&quot;&quot;&quot;: &quot;&quot;&quot;;['Country Names and Codes'.C176];&quot;&quot;&quot;,&quot;)" office:value-type="string" office:string-value="&quot;Venezuela&quot;: &quot;VE&quot;," calcext:value-type="string">
            <text:p>"Venezuela": "VE",</text:p>
          </table:table-cell>
        </table:table-row>
        <table:table-row table:style-name="ro1">
          <table:table-cell table:formula="of:=CONCATENATE(&quot;'&quot;;['Country Names and Codes'.B177];&quot;': '&quot;;['Country Names and Codes'.C177];&quot;',&quot;)" office:value-type="string" office:string-value="'VNM': 'VN'," calcext:value-type="string">
            <text:p>'VNM': 'VN',</text:p>
          </table:table-cell>
          <table:table-cell table:formula="of:=CONCATENATE(&quot;'&quot;;['Country Names and Codes'.C177];&quot;': '&quot;;['Country Names and Codes'.B177];&quot;',&quot;)" office:value-type="string" office:string-value="'VN': 'VNM'," calcext:value-type="string">
            <text:p>'VN': 'VNM',</text:p>
          </table:table-cell>
          <table:table-cell table:formula="of:=CONCATENATE(&quot;&quot;&quot;&quot;;['Country Names and Codes'.B177];&quot;&quot;&quot;: &quot;&quot;&quot;;['Country Names and Codes'.A177];&quot;&quot;&quot;,&quot;)" office:value-type="string" office:string-value="&quot;VNM&quot;: &quot;Vietnam&quot;," calcext:value-type="string">
            <text:p>"VNM": "Vietnam",</text:p>
          </table:table-cell>
          <table:table-cell table:formula="of:=CONCATENATE(&quot;&quot;&quot;&quot;;['Country Names and Codes'.A177];&quot;&quot;&quot;: &quot;&quot;&quot;;['Country Names and Codes'.B177];&quot;&quot;&quot;,&quot;)" office:value-type="string" office:string-value="&quot;Vietnam&quot;: &quot;VNM&quot;," calcext:value-type="string">
            <text:p>"Vietnam": "VNM",</text:p>
          </table:table-cell>
          <table:table-cell table:formula="of:=CONCATENATE(&quot;&quot;&quot;&quot;;['Country Names and Codes'.C177];&quot;&quot;&quot;: &quot;&quot;&quot;;['Country Names and Codes'.A177];&quot;&quot;&quot;,&quot;)" office:value-type="string" office:string-value="&quot;VN&quot;: &quot;Vietnam&quot;," calcext:value-type="string">
            <text:p>"VN": "Vietnam",</text:p>
          </table:table-cell>
          <table:table-cell table:formula="of:=CONCATENATE(&quot;&quot;&quot;&quot;;['Country Names and Codes'.A177];&quot;&quot;&quot;: &quot;&quot;&quot;;['Country Names and Codes'.C177];&quot;&quot;&quot;,&quot;)" office:value-type="string" office:string-value="&quot;Vietnam&quot;: &quot;VN&quot;," calcext:value-type="string">
            <text:p>"Vietnam": "VN",</text:p>
          </table:table-cell>
        </table:table-row>
        <table:table-row table:style-name="ro1">
          <table:table-cell table:formula="of:=CONCATENATE(&quot;'&quot;;['Country Names and Codes'.B178];&quot;': '&quot;;['Country Names and Codes'.C178];&quot;',&quot;)" office:value-type="string" office:string-value="'VUT': 'VU'," calcext:value-type="string">
            <text:p>'VUT': 'VU',</text:p>
          </table:table-cell>
          <table:table-cell table:formula="of:=CONCATENATE(&quot;'&quot;;['Country Names and Codes'.C178];&quot;': '&quot;;['Country Names and Codes'.B178];&quot;',&quot;)" office:value-type="string" office:string-value="'VU': 'VUT'," calcext:value-type="string">
            <text:p>'VU': 'VUT',</text:p>
          </table:table-cell>
          <table:table-cell table:formula="of:=CONCATENATE(&quot;&quot;&quot;&quot;;['Country Names and Codes'.B178];&quot;&quot;&quot;: &quot;&quot;&quot;;['Country Names and Codes'.A178];&quot;&quot;&quot;,&quot;)" office:value-type="string" office:string-value="&quot;VUT&quot;: &quot;Vanuatu&quot;," calcext:value-type="string">
            <text:p>"VUT": "Vanuatu",</text:p>
          </table:table-cell>
          <table:table-cell table:formula="of:=CONCATENATE(&quot;&quot;&quot;&quot;;['Country Names and Codes'.A178];&quot;&quot;&quot;: &quot;&quot;&quot;;['Country Names and Codes'.B178];&quot;&quot;&quot;,&quot;)" office:value-type="string" office:string-value="&quot;Vanuatu&quot;: &quot;VUT&quot;," calcext:value-type="string">
            <text:p>"Vanuatu": "VUT",</text:p>
          </table:table-cell>
          <table:table-cell table:formula="of:=CONCATENATE(&quot;&quot;&quot;&quot;;['Country Names and Codes'.C178];&quot;&quot;&quot;: &quot;&quot;&quot;;['Country Names and Codes'.A178];&quot;&quot;&quot;,&quot;)" office:value-type="string" office:string-value="&quot;VU&quot;: &quot;Vanuatu&quot;," calcext:value-type="string">
            <text:p>"VU": "Vanuatu",</text:p>
          </table:table-cell>
          <table:table-cell table:formula="of:=CONCATENATE(&quot;&quot;&quot;&quot;;['Country Names and Codes'.A178];&quot;&quot;&quot;: &quot;&quot;&quot;;['Country Names and Codes'.C178];&quot;&quot;&quot;,&quot;)" office:value-type="string" office:string-value="&quot;Vanuatu&quot;: &quot;VU&quot;," calcext:value-type="string">
            <text:p>"Vanuatu": "VU",</text:p>
          </table:table-cell>
        </table:table-row>
        <table:table-row table:style-name="ro1">
          <table:table-cell table:formula="of:=CONCATENATE(&quot;'&quot;;['Country Names and Codes'.B179];&quot;': '&quot;;['Country Names and Codes'.C179];&quot;',&quot;)" office:value-type="string" office:string-value="'WEB': 'PS'," calcext:value-type="string">
            <text:p>'WEB': 'PS',</text:p>
          </table:table-cell>
          <table:table-cell table:formula="of:=CONCATENATE(&quot;'&quot;;['Country Names and Codes'.C179];&quot;': '&quot;;['Country Names and Codes'.B179];&quot;',&quot;)" office:value-type="string" office:string-value="'PS': 'WEB'," calcext:value-type="string">
            <text:p>'PS': 'WEB',</text:p>
          </table:table-cell>
          <table:table-cell table:formula="of:=CONCATENATE(&quot;&quot;&quot;&quot;;['Country Names and Codes'.B179];&quot;&quot;&quot;: &quot;&quot;&quot;;['Country Names and Codes'.A179];&quot;&quot;&quot;,&quot;)" office:value-type="string" office:string-value="&quot;WEB&quot;: &quot;West Bank&quot;," calcext:value-type="string">
            <text:p>"WEB": "West Bank",</text:p>
          </table:table-cell>
          <table:table-cell table:formula="of:=CONCATENATE(&quot;&quot;&quot;&quot;;['Country Names and Codes'.A179];&quot;&quot;&quot;: &quot;&quot;&quot;;['Country Names and Codes'.B179];&quot;&quot;&quot;,&quot;)" office:value-type="string" office:string-value="&quot;West Bank&quot;: &quot;WEB&quot;," calcext:value-type="string">
            <text:p>"West Bank": "WEB",</text:p>
          </table:table-cell>
          <table:table-cell table:formula="of:=CONCATENATE(&quot;&quot;&quot;&quot;;['Country Names and Codes'.C179];&quot;&quot;&quot;: &quot;&quot;&quot;;['Country Names and Codes'.A179];&quot;&quot;&quot;,&quot;)" office:value-type="string" office:string-value="&quot;PS&quot;: &quot;West Bank&quot;," calcext:value-type="string">
            <text:p>"PS": "West Bank",</text:p>
          </table:table-cell>
          <table:table-cell table:formula="of:=CONCATENATE(&quot;&quot;&quot;&quot;;['Country Names and Codes'.A179];&quot;&quot;&quot;: &quot;&quot;&quot;;['Country Names and Codes'.C179];&quot;&quot;&quot;,&quot;)" office:value-type="string" office:string-value="&quot;West Bank&quot;: &quot;PS&quot;," calcext:value-type="string">
            <text:p>"West Bank": "PS",</text:p>
          </table:table-cell>
        </table:table-row>
        <table:table-row table:style-name="ro1">
          <table:table-cell table:formula="of:=CONCATENATE(&quot;'&quot;;['Country Names and Codes'.B180];&quot;': '&quot;;['Country Names and Codes'.C180];&quot;',&quot;)" office:value-type="string" office:string-value="'WLS': ''," calcext:value-type="string">
            <text:p>'WLS': '',</text:p>
          </table:table-cell>
          <table:table-cell table:formula="of:=CONCATENATE(&quot;'&quot;;['Country Names and Codes'.C180];&quot;': '&quot;;['Country Names and Codes'.B180];&quot;',&quot;)" office:value-type="string" office:string-value="'': 'WLS'," calcext:value-type="string">
            <text:p>'': 'WLS',</text:p>
          </table:table-cell>
          <table:table-cell table:formula="of:=CONCATENATE(&quot;&quot;&quot;&quot;;['Country Names and Codes'.B180];&quot;&quot;&quot;: &quot;&quot;&quot;;['Country Names and Codes'.A180];&quot;&quot;&quot;,&quot;)" office:value-type="string" office:string-value="&quot;WLS&quot;: &quot;Wales&quot;," calcext:value-type="string">
            <text:p>"WLS": "Wales",</text:p>
          </table:table-cell>
          <table:table-cell table:formula="of:=CONCATENATE(&quot;&quot;&quot;&quot;;['Country Names and Codes'.A180];&quot;&quot;&quot;: &quot;&quot;&quot;;['Country Names and Codes'.B180];&quot;&quot;&quot;,&quot;)" office:value-type="string" office:string-value="&quot;Wales&quot;: &quot;WLS&quot;," calcext:value-type="string">
            <text:p>"Wales": "WLS",</text:p>
          </table:table-cell>
          <table:table-cell table:formula="of:=CONCATENATE(&quot;&quot;&quot;&quot;;['Country Names and Codes'.C180];&quot;&quot;&quot;: &quot;&quot;&quot;;['Country Names and Codes'.A180];&quot;&quot;&quot;,&quot;)" office:value-type="string" office:string-value="&quot;&quot;: &quot;Wales&quot;," calcext:value-type="string">
            <text:p>"": "Wales",</text:p>
          </table:table-cell>
          <table:table-cell table:formula="of:=CONCATENATE(&quot;&quot;&quot;&quot;;['Country Names and Codes'.A180];&quot;&quot;&quot;: &quot;&quot;&quot;;['Country Names and Codes'.C180];&quot;&quot;&quot;,&quot;)" office:value-type="string" office:string-value="&quot;Wales&quot;: &quot;&quot;," calcext:value-type="string">
            <text:p>"Wales": "",</text:p>
          </table:table-cell>
        </table:table-row>
        <table:table-row table:style-name="ro1">
          <table:table-cell table:formula="of:=CONCATENATE(&quot;'&quot;;['Country Names and Codes'.B181];&quot;': '&quot;;['Country Names and Codes'.C181];&quot;',&quot;)" office:value-type="string" office:string-value="'YEM': 'YE'," calcext:value-type="string">
            <text:p>'YEM': 'YE',</text:p>
          </table:table-cell>
          <table:table-cell table:formula="of:=CONCATENATE(&quot;'&quot;;['Country Names and Codes'.C181];&quot;': '&quot;;['Country Names and Codes'.B181];&quot;',&quot;)" office:value-type="string" office:string-value="'YE': 'YEM'," calcext:value-type="string">
            <text:p>'YE': 'YEM',</text:p>
          </table:table-cell>
          <table:table-cell table:formula="of:=CONCATENATE(&quot;&quot;&quot;&quot;;['Country Names and Codes'.B181];&quot;&quot;&quot;: &quot;&quot;&quot;;['Country Names and Codes'.A181];&quot;&quot;&quot;,&quot;)" office:value-type="string" office:string-value="&quot;YEM&quot;: &quot;Yemen&quot;," calcext:value-type="string">
            <text:p>"YEM": "Yemen",</text:p>
          </table:table-cell>
          <table:table-cell table:formula="of:=CONCATENATE(&quot;&quot;&quot;&quot;;['Country Names and Codes'.A181];&quot;&quot;&quot;: &quot;&quot;&quot;;['Country Names and Codes'.B181];&quot;&quot;&quot;,&quot;)" office:value-type="string" office:string-value="&quot;Yemen&quot;: &quot;YEM&quot;," calcext:value-type="string">
            <text:p>"Yemen": "YEM",</text:p>
          </table:table-cell>
          <table:table-cell table:formula="of:=CONCATENATE(&quot;&quot;&quot;&quot;;['Country Names and Codes'.C181];&quot;&quot;&quot;: &quot;&quot;&quot;;['Country Names and Codes'.A181];&quot;&quot;&quot;,&quot;)" office:value-type="string" office:string-value="&quot;YE&quot;: &quot;Yemen&quot;," calcext:value-type="string">
            <text:p>"YE": "Yemen",</text:p>
          </table:table-cell>
          <table:table-cell table:formula="of:=CONCATENATE(&quot;&quot;&quot;&quot;;['Country Names and Codes'.A181];&quot;&quot;&quot;: &quot;&quot;&quot;;['Country Names and Codes'.C181];&quot;&quot;&quot;,&quot;)" office:value-type="string" office:string-value="&quot;Yemen&quot;: &quot;YE&quot;," calcext:value-type="string">
            <text:p>"Yemen": "YE",</text:p>
          </table:table-cell>
        </table:table-row>
        <table:table-row table:style-name="ro1">
          <table:table-cell table:formula="of:=CONCATENATE(&quot;'&quot;;['Country Names and Codes'.B182];&quot;': '&quot;;['Country Names and Codes'.C182];&quot;',&quot;)" office:value-type="string" office:string-value="'ZAF': 'ZA'," calcext:value-type="string">
            <text:p>'ZAF': 'ZA',</text:p>
          </table:table-cell>
          <table:table-cell table:formula="of:=CONCATENATE(&quot;'&quot;;['Country Names and Codes'.C182];&quot;': '&quot;;['Country Names and Codes'.B182];&quot;',&quot;)" office:value-type="string" office:string-value="'ZA': 'ZAF'," calcext:value-type="string">
            <text:p>'ZA': 'ZAF',</text:p>
          </table:table-cell>
          <table:table-cell table:formula="of:=CONCATENATE(&quot;&quot;&quot;&quot;;['Country Names and Codes'.B182];&quot;&quot;&quot;: &quot;&quot;&quot;;['Country Names and Codes'.A182];&quot;&quot;&quot;,&quot;)" office:value-type="string" office:string-value="&quot;ZAF&quot;: &quot;South Africa&quot;," calcext:value-type="string">
            <text:p>"ZAF": "South Africa",</text:p>
          </table:table-cell>
          <table:table-cell table:formula="of:=CONCATENATE(&quot;&quot;&quot;&quot;;['Country Names and Codes'.A182];&quot;&quot;&quot;: &quot;&quot;&quot;;['Country Names and Codes'.B182];&quot;&quot;&quot;,&quot;)" office:value-type="string" office:string-value="&quot;South Africa&quot;: &quot;ZAF&quot;," calcext:value-type="string">
            <text:p>"South Africa": "ZAF",</text:p>
          </table:table-cell>
          <table:table-cell table:formula="of:=CONCATENATE(&quot;&quot;&quot;&quot;;['Country Names and Codes'.C182];&quot;&quot;&quot;: &quot;&quot;&quot;;['Country Names and Codes'.A182];&quot;&quot;&quot;,&quot;)" office:value-type="string" office:string-value="&quot;ZA&quot;: &quot;South Africa&quot;," calcext:value-type="string">
            <text:p>"ZA": "South Africa",</text:p>
          </table:table-cell>
          <table:table-cell table:formula="of:=CONCATENATE(&quot;&quot;&quot;&quot;;['Country Names and Codes'.A182];&quot;&quot;&quot;: &quot;&quot;&quot;;['Country Names and Codes'.C182];&quot;&quot;&quot;,&quot;)" office:value-type="string" office:string-value="&quot;South Africa&quot;: &quot;ZA&quot;," calcext:value-type="string">
            <text:p>"South Africa": "ZA",</text:p>
          </table:table-cell>
        </table:table-row>
        <table:table-row table:style-name="ro1">
          <table:table-cell table:formula="of:=CONCATENATE(&quot;'&quot;;['Country Names and Codes'.B183];&quot;': '&quot;;['Country Names and Codes'.C183];&quot;',&quot;)" office:value-type="string" office:string-value="'ZMB': 'ZM'," calcext:value-type="string">
            <text:p>'ZMB': 'ZM',</text:p>
          </table:table-cell>
          <table:table-cell table:formula="of:=CONCATENATE(&quot;'&quot;;['Country Names and Codes'.C183];&quot;': '&quot;;['Country Names and Codes'.B183];&quot;',&quot;)" office:value-type="string" office:string-value="'ZM': 'ZMB'," calcext:value-type="string">
            <text:p>'ZM': 'ZMB',</text:p>
          </table:table-cell>
          <table:table-cell table:formula="of:=CONCATENATE(&quot;&quot;&quot;&quot;;['Country Names and Codes'.B183];&quot;&quot;&quot;: &quot;&quot;&quot;;['Country Names and Codes'.A183];&quot;&quot;&quot;,&quot;)" office:value-type="string" office:string-value="&quot;ZMB&quot;: &quot;Zambia&quot;," calcext:value-type="string">
            <text:p>"ZMB": "Zambia",</text:p>
          </table:table-cell>
          <table:table-cell table:formula="of:=CONCATENATE(&quot;&quot;&quot;&quot;;['Country Names and Codes'.A183];&quot;&quot;&quot;: &quot;&quot;&quot;;['Country Names and Codes'.B183];&quot;&quot;&quot;,&quot;)" office:value-type="string" office:string-value="&quot;Zambia&quot;: &quot;ZMB&quot;," calcext:value-type="string">
            <text:p>"Zambia": "ZMB",</text:p>
          </table:table-cell>
          <table:table-cell table:formula="of:=CONCATENATE(&quot;&quot;&quot;&quot;;['Country Names and Codes'.C183];&quot;&quot;&quot;: &quot;&quot;&quot;;['Country Names and Codes'.A183];&quot;&quot;&quot;,&quot;)" office:value-type="string" office:string-value="&quot;ZM&quot;: &quot;Zambia&quot;," calcext:value-type="string">
            <text:p>"ZM": "Zambia",</text:p>
          </table:table-cell>
          <table:table-cell table:formula="of:=CONCATENATE(&quot;&quot;&quot;&quot;;['Country Names and Codes'.A183];&quot;&quot;&quot;: &quot;&quot;&quot;;['Country Names and Codes'.C183];&quot;&quot;&quot;,&quot;)" office:value-type="string" office:string-value="&quot;Zambia&quot;: &quot;ZM&quot;," calcext:value-type="string">
            <text:p>"Zambia": "ZM",</text:p>
          </table:table-cell>
        </table:table-row>
        <table:table-row table:style-name="ro1">
          <table:table-cell table:formula="of:=CONCATENATE(&quot;'&quot;;['Country Names and Codes'.B184];&quot;': '&quot;;['Country Names and Codes'.C184];&quot;',&quot;)" office:value-type="string" office:string-value="'ZWE': 'ZW'," calcext:value-type="string">
            <text:p>'ZWE': 'ZW',</text:p>
          </table:table-cell>
          <table:table-cell table:formula="of:=CONCATENATE(&quot;'&quot;;['Country Names and Codes'.C184];&quot;': '&quot;;['Country Names and Codes'.B184];&quot;',&quot;)" office:value-type="string" office:string-value="'ZW': 'ZWE'," calcext:value-type="string">
            <text:p>'ZW': 'ZWE',</text:p>
          </table:table-cell>
          <table:table-cell table:formula="of:=CONCATENATE(&quot;&quot;&quot;&quot;;['Country Names and Codes'.B184];&quot;&quot;&quot;: &quot;&quot;&quot;;['Country Names and Codes'.A184];&quot;&quot;&quot;,&quot;)" office:value-type="string" office:string-value="&quot;ZWE&quot;: &quot;Zimbabwe&quot;," calcext:value-type="string">
            <text:p>"ZWE": "Zimbabwe",</text:p>
          </table:table-cell>
          <table:table-cell table:formula="of:=CONCATENATE(&quot;&quot;&quot;&quot;;['Country Names and Codes'.A184];&quot;&quot;&quot;: &quot;&quot;&quot;;['Country Names and Codes'.B184];&quot;&quot;&quot;,&quot;)" office:value-type="string" office:string-value="&quot;Zimbabwe&quot;: &quot;ZWE&quot;," calcext:value-type="string">
            <text:p>"Zimbabwe": "ZWE",</text:p>
          </table:table-cell>
          <table:table-cell table:formula="of:=CONCATENATE(&quot;&quot;&quot;&quot;;['Country Names and Codes'.C184];&quot;&quot;&quot;: &quot;&quot;&quot;;['Country Names and Codes'.A184];&quot;&quot;&quot;,&quot;)" office:value-type="string" office:string-value="&quot;ZW&quot;: &quot;Zimbabwe&quot;," calcext:value-type="string">
            <text:p>"ZW": "Zimbabwe",</text:p>
          </table:table-cell>
          <table:table-cell table:formula="of:=CONCATENATE(&quot;&quot;&quot;&quot;;['Country Names and Codes'.A184];&quot;&quot;&quot;: &quot;&quot;&quot;;['Country Names and Codes'.C184];&quot;&quot;&quot;,&quot;)" office:value-type="string" office:string-value="&quot;Zimbabwe&quot;: &quot;ZW&quot;," calcext:value-type="string">
            <text:p>"Zimbabwe": "ZW",</text:p>
          </table:table-cell>
        </table:table-row>
        <table:table-row table:style-name="ro1">
          <table:table-cell table:number-columns-repeated="6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15:56:24.9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8T15:59:35.862000000</dc:date>
    <meta:generator>LibreOffice/4.2.0.4$Windows_x86 LibreOffice_project/05dceb5d363845f2cf968344d7adab8dcfb2ba71</meta:generator>
    <meta:editing-duration>PT42M38S</meta:editing-duration>
    <meta:editing-cycles>7</meta:editing-cycles>
    <meta:document-statistic meta:table-count="3" meta:cell-count="0" meta:object-count="0"/>
  </office:meta>
</office:document-meta>
</file>